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2.665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4.076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5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stats_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num_corresponding_extracts</text:p>
          </table:table-cell>
          <table:table-cell office:value-type="string" calcext:value-type="string">
            <text:p>proportion_with_contentious</text:p>
          </table:table-cell>
          <table:table-cell office:value-type="string" calcext:value-type="string">
            <text:p>contentious_p_value</text:p>
          </table:table-cell>
          <table:table-cell office:value-type="string" calcext:value-type="string">
            <text:p>proportion_with_non_contentious</text:p>
          </table:table-cell>
          <table:table-cell office:value-type="string" calcext:value-type="string">
            <text:p>non_contentious_p_value</text:p>
          </table:table-cell>
          <table:table-cell office:value-type="string" calcext:value-type="string">
            <text:p>proportion_with_no_majority</text:p>
          </table:table-cell>
          <table:table-cell office:value-type="string" calcext:value-type="string">
            <text:p>targets_coun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ontext_tokens_occuring</text:p>
          </table:table-cell>
          <table:table-cell office:value-type="string" calcext:value-type="string">
            <text:p>context_tokens_occuring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onths</text:p>
          </table:table-cell>
          <table:table-cell table:style-name="ce3" office:value-type="float" office:value="341486" calcext:value-type="float">
            <text:p>34148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.138297872340426" calcext:value-type="float">
            <text:p>0.138297872340426</text:p>
          </table:table-cell>
          <table:table-cell table:style-name="ce3" office:value-type="float" office:value="0.981066204794845" calcext:value-type="float">
            <text:p>0.981066204794845</text:p>
          </table:table-cell>
          <table:table-cell table:style-name="ce3" office:value-type="float" office:value="0.840425531914894" calcext:value-type="float">
            <text:p>0.840425531914894</text:p>
          </table:table-cell>
          <table:table-cell table:style-name="ce3" office:value-type="float" office:value="0.00201074585950079" calcext:value-type="float">
            <text:p>0.002010745859501</text:p>
          </table:table-cell>
          <table:table-cell table:style-name="ce3" office:value-type="float" office:value="0.0212765957446808" calcext:value-type="float">
            <text:p>0.02127659574468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dwergen(1), metis(6), gemengd(37), lilliputter(2), halfbloed(3), traditionele(14), wild(2), aziatisch(13), inlandsche(3), inheems(7), exotisch(1), kaukasisch(4), westers(5), blank(3), moslim(10), moslims(3), berber(4), marron(19), homo(4), historisch(13), pygmee(1), indisch(3), afgod(1), muzelman(1), traditioneel(3), aziatische(4), neger(2), barbaar(1), a'inuit'ii(1), ras(4), stamgenooten(1), afkomst(1), inuit(4), mulat(2), tovenaar(3), baboe(3), gemengd'contract(1), queer(6), indone(1), koppensneller(4), negerslaven(2), islamiet(2), koelied(1), inboorling(1), historischcn(1), indo-europeaan(4), negerrijk(2), helmlna'marron(2), barbaren(1), page(1), mengras(1), ontdekken(1), zwartjes(1), indo(2), slavenschip(2), moslimsche(1), etniciteit(1), stam(3), knecht(2), primitief(3), kokkie(2), achtergrond(7), gekleurd(2), aboriginal(1), volbloed(2), inboorlingen(1), negers(1), indische(1), voorhistorische(1), hottentot(1), inheems'(1), mesties(2), slaaf(1), moor(1), zigeuners(1), bediende(1), barbarlje(1), zigeuner(1), onbeschaafd(1), roma(1), barbaarschheid(1), historische(2), landbouwersknecht(1), demooraten(1), dwerggroei(1), inlander(1), exotische(1), eskimo(1), inheemse(1), dwerg(1), senaatsbediende(1), mongool(1), inheemsche(1), gemengde(1), transport(1), kaffer(1)</text:p>
          </table:table-cell>
          <table:table-cell table:style-name="ce3" office:value-type="string" calcext:value-type="string">
            <text:p>('mcl', 4), ('sept', 23), ('november', 19), ('december', 20), ('mei', 41), ('februari', 12), ('febr', 9), ('dcc', 8), ('maart', 27), ('juli', 17), ('jan', 27), ('augustus', 16), ('dee', 1), ('oet', 1), ('april', 23), ('october', 13), ('september', 31), ('dec', 1), ('deo', 4), ('dec.', 6), ('juni', 16), ('sep', 3), ('aug', 16), ('nov', 11), ('fehr', 1), ('scpt', 1), ('oct', 11), ('ang', 1), ('feb', 3), ('midd', 1), ('augs', 1), ('sopt', 1), ('omber', 1), ('fobr', 1), ('oef', 1), ('jnni', 1), ('ember', 1), ('sep-', 2), ('jnli', 1), ("n'ov", 1), ('jun', 1), ('jul', 1), ('ootober', 1), ('augus', 1)</text:p>
          </table:table-cell>
          <table:table-cell table:style-name="ce3" office:value-type="string" calcext:value-type="string">
            <text:p>mcl, sept, november, december, mei, februari, febr, dcc, maart, juli, jan, augustus, dee, oet, april, october, september, dec, deo, dec., juni, sep, aug, nov, fehr, scpt, oct, ang, feb, midd, augs, sopt, omber, fobr, oef, jnni, ember, sep-, jnli, n'ov, jun, jul, ootober, augus</text:p>
          </table:table-cell>
          <table:table-cell table:style-name="ce3" table:number-columns-repeated="1012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41820" calcext:value-type="float">
            <text:p>341820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0.11046511627907" calcext:value-type="float">
            <text:p>0.11046511627907</text:p>
          </table:table-cell>
          <table:table-cell table:style-name="ce4" office:value-type="float" office:value="0.996593041800943" calcext:value-type="float">
            <text:p>0.996593041800943</text:p>
          </table:table-cell>
          <table:table-cell table:style-name="ce4" office:value-type="float" office:value="0.854651162790698" calcext:value-type="float">
            <text:p>0.854651162790698</text:p>
          </table:table-cell>
          <table:table-cell table:style-name="ce4" office:value-type="float" office:value="0.00359351098618676" calcext:value-type="float">
            <text:p>0.003593510986187</text:p>
          </table:table-cell>
          <table:table-cell table:style-name="ce4" office:value-type="float" office:value="0.0348837209302326" calcext:value-type="float">
            <text:p>0.03488372093023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achtergrond(10), mesties(2), inlander(1), gemengd(8), historisch(13), negercultuur(1), ontdekken(4), indisch(2), traditionele(8), inheemseen(1), indo-europeaan(6), jakarta(2), mengras(1), verraste(1), aziatisch(12), afkomst(2), traditioneel(1), handicap(1), indiaan(1), moslim(5), historischen(2), pygmee(2), dwerg(1), tovenaar(4), kaffer(2), inheems(7), metis(1), boesman(2), aapman(2), marron(8), medicijnman(2), islamiet(2), moor(1), eskimo's(1), slaaf(1), dwerggroei(7), inlandsche(1), zigeuners(2), zwartje(1), koelie(2), halfbloed(1), page(1), baboe(1), wilde(1), stam(1), aboriginal(2), onbeschaafd(1), zimbabwecultuur(1), traditioneelen(1), grootsch(1), inuit(1), volbloed(2), eskimo(2), christelijkhistorischen(1), aziatische(2), roots(1), barbaar(1), historische(1), jokjakarta(1), mohemmedaan(1), homo(2), koelies(1), koppensneller(2), afgod(1), negervrees(1), gekleurd(2), bedienden(1), ras(1), inheemsche(2), negerslaven(1), misvormden(1)</text:p>
          </table:table-cell>
          <table:table-cell table:style-name="ce4" office:value-type="string" calcext:value-type="string">
            <text:p>('mr.', 37), ('dr.', 66), ('brugmans', 1), ('prof.', 31), ('nisp', 1), ('jhr.', 8), ('snouck', 2), ('marees', 1), ('swinderen', 1), ('ballot', 1), ('bruine', 2), ('slotemaker', 1), ('roestam', 1), ('calisch', 1), ('nir', 1), ('heineken', 1), ('poll', 2), ('stirum', 2), ('ir.', 3), ('hurgronje', 2), ('telders', 1), ('does', 2), ('diggelen', 1), ('luden', 1), ('haare', 1), ('moresco', 1), ('hamel', 2), ('glashorst', 1), ('mock', 2), ('lennep', 2), ('hamaker', 1), ('brienen', 1), ('baronesse', 1), ('vollenhoven', 1), ('hooft', 2), ('marez', 1), ('oyens', 1), ('kokosky', 1), ('adv.', 1), ('kur', 1), ('loren', 1), ('cur', 1), ('trip', 1), ('blocq', 1), ('maclaine', 1), ('oud-commissaris', 1), ('stachouwer', 1), ('contra', 1), ('ambachtsheer', 1), ('pleyte', 1), ('droogleever', 1), ('ijzerman', 1)</text:p>
          </table:table-cell>
          <table:table-cell table:style-name="ce4" office:value-type="string" calcext:value-type="string">
            <text:p>mr., dr., brugmans, prof., nisp, jhr., snouck, marees, swinderen, ballot, bruine, slotemaker, roestam, calisch, nir, heineken, poll, stirum, ir., hurgronje, telders, does, diggelen, luden, haare, moresco, hamel, glashorst, mock, lennep, hamaker, brienen, baronesse, vollenhoven, hooft, marez, oyens, kokosky, adv., kur, loren, cur, trip, blocq, maclaine, oud-commissaris, stachouwer, contra, ambachtsheer, pleyte, droogleever, ijzerman</text:p>
          </table:table-cell>
          <table:table-cell table:style-name="ce4" table:number-columns-repeated="1012"/>
        </table:table-row>
        <table:table-row table:style-name="ro1">
          <table:table-cell table:style-name="ce3" office:value-type="string" calcext:value-type="string">
            <text:p>dutch regions</text:p>
          </table:table-cell>
          <table:table-cell table:style-name="ce3" office:value-type="float" office:value="341393" calcext:value-type="float">
            <text:p>34139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.0434782608695652" calcext:value-type="float">
            <text:p>0.043478260869565</text:p>
          </table:table-cell>
          <table:table-cell table:style-name="ce3" office:value-type="float" office:value="0.999882256146072" calcext:value-type="float">
            <text:p>0.999882256146072</text:p>
          </table:table-cell>
          <table:table-cell table:style-name="ce3" office:value-type="float" office:value="0.898550724637681" calcext:value-type="float">
            <text:p>0.898550724637681</text:p>
          </table:table-cell>
          <table:table-cell table:style-name="ce3" office:value-type="float" office:value="0.0048760127834289" calcext:value-type="float">
            <text:p>0.004876012783429</text:p>
          </table:table-cell>
          <table:table-cell table:style-name="ce3" office:value-type="float" office:value="0.0579710144927536" calcext:value-type="float">
            <text:p>0.05797101449275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historisch(7), marron(4), historische(1), hottentot(1), bediende(2), volbloed(1), moslims(1), halfbloed(1), mongoolsche(1), moslim(1), inuit(1), blank(3), zigeunermuziek(1), dwerggroei(2), inheems(2), handicap(1), achtergrond(4), kokkie(1), westers(6), gemengd(4), knecht(2), page(1), berber(1), moslimsohe(1), roots(2), kaukasisch(1), misvormden(1), primitief(3), homo(1), medicijnman(1), stam(1), traditionele(1), kwinti(1), slaven(1), ontdekken(2), moor(1), inheemsch(1), tovenaar(1), zwartje(1)</text:p>
          </table:table-cell>
          <table:table-cell table:style-name="ce3" office:value-type="string" calcext:value-type="string">
            <text:p>('veere', 1), ('gouda', 3), ('haarlem', 5), ('edam', 1), ('oostburg', 1), ('purmerend', 1), ('dordrecht', 3), ('alkmaar', 1), ('veenendaal', 1), ('wassenaar', 2), ('waterland', 1), ('overschie', 1), ('medemblik', 1), ('schag', 1), ('nieuw-', 1), ('alme', 1), ('hoorn', 2), ('woerden', 2), ('hilversum', 3), ('watergraafsmeer', 1), ('zaandam', 4), ('goes', 1), ('voorburg', 1), ('beverwijk', 1), ('schiedam', 2), ('amersfoort', 3), ('nieuwkoop', 1), ('terschelling', 2), ('middelburg', 4), ('voorschoten', 1), ('naarden', 2), ('oegstgeest', 2), ('ede', 1), ('schoonhoven', 1), ('zaan', 1), ('kralingen', 1), ('zuidland', 1), ('ameland', 1), ('oud-', 5), ('muiden', 1), ('velsen', 1), ('aalsmeer', 1), ('beemster', 1), ('noordwijk', 1), ('monnikendam', 1)</text:p>
          </table:table-cell>
          <table:table-cell table:style-name="ce3" office:value-type="string" calcext:value-type="string">
            <text:p>veere, gouda, haarlem, edam, oostburg, purmerend, dordrecht, alkmaar, veenendaal, wassenaar, waterland, overschie, medemblik, schag, nieuw-, alme, hoorn, woerden, hilversum, watergraafsmeer, zaandam, goes, voorburg, beverwijk, schiedam, amersfoort, nieuwkoop, terschelling, middelburg, voorschoten, naarden, oegstgeest, ede, schoonhoven, zaan, kralingen, zuidland, ameland, oud-, muiden, velsen, aalsmeer, beemster, noordwijk, monnikenda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hristian</text:p>
          </table:table-cell>
          <table:table-cell table:style-name="ce3" office:value-type="float" office:value="341924" calcext:value-type="float">
            <text:p>34192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.126016260162602" calcext:value-type="float">
            <text:p>0.126016260162602</text:p>
          </table:table-cell>
          <table:table-cell table:style-name="ce3" office:value-type="float" office:value="0.993663960024406" calcext:value-type="float">
            <text:p>0.993663960024406</text:p>
          </table:table-cell>
          <table:table-cell table:style-name="ce3" office:value-type="float" office:value="0.83739837398374" calcext:value-type="float">
            <text:p>0.83739837398374</text:p>
          </table:table-cell>
          <table:table-cell table:style-name="ce3" office:value-type="float" office:value="0.00536076432908087" calcext:value-type="float">
            <text:p>0.005360764329081</text:p>
          </table:table-cell>
          <table:table-cell table:style-name="ce3" office:value-type="float" office:value="0.0365853658536585" calcext:value-type="float">
            <text:p>0.03658536585365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traditionele(19), neger(1), gemengd(21), historische(2), achtergrond(24), gekleurd(3), aziatisch(8), negerslaven(2), tovenaar(1), marron(13), inlandsche(1), moslims(6), moslim(11), wilde(1), inheemse(4), historisch(19), mesties(1), homo(2), inheems(6), page(1), bediende(3), mengras(1), historischen(1), moslimsohe(1), indische(1), mulat(1), gekleurde(1), slaven(2), moslimsche(2), jakarta(1), indisch(1), misvormden(2), aziatische(3), onbeschaafd(1), indischen(1), afkomst(3), en'marron(1), indo-europeaan(5), zigeuner(3), muzelman(3), gay(2), inlander(1), kaukasisch(2), inboorling(1), kokkie(1), halfbloed(1), wild(2), inheemsch(1), inuit(2), barbaren(1), aboriginal(1), knecht(1), lesbisch(2), baboe(2), afgod(2), inheemschen(2), groothistorische(1), indo(2), barbaar'sche(1), slaaf(2), traditioneel(1), primitief(4), lilliputter(2), lilliputters(1), pygmee(2), boesman(1), eskimo's(2), blank(1), slavenschip(1), grootste(1), koelie(1), stamhoofd(1), medicijnman(1), zigeunerbende(1), dwerggroei(1), zigeuners(1), barbaarschheid(1), zigeunermuziek(1), islamiet(1), metis(1), exotische(1), eskimo(1), moor(1), vermoord(1), slaven'(1), inheemsche(1), roots(1)</text:p>
          </table:table-cell>
          <table:table-cell table:style-name="ce3" office:value-type="string" calcext:value-type="string">
            <text:p>('zouaven', 1), ('zaal', 27), ('organiseren', 12), ('vrouwekerk', 1), ('bedevaart', 2), ('kapel', 7), ('wijdingen', 1), ('statie', 1), ('sabbath', 2), ('beleggen', 6), ('samenkomst', 3), ('lezing', 12), ('deelnemen', 11), ('bestuursvergadering', 1), ('bijwonen', 3), ('seizoen', 11), ('bisdom', 3), ('inwijding', 2), ('bijeenkomst', 9), ('vergadering', 17), ('oudejaarsavond', 1), ('doorloopen', 3), ('commissievergadering', 1), ('plechtigheid', 6), ('kroningsfeest', 1), ('optocht', 8), ('slotvergadering', 1), ('samenkomen', 1), ('feest', 24), ('vergadering-', 1), ('deelneming', 6), ('mis', 7), ('pasch', 1), ('viering', 1), ('vergaderen', 3), ('genodigde', 1), ('hoofdbestuursvergadering', 1), ('liefdezuster', 1), ('plechtig', 6), ('jubileum', 3), ('kruisweg', 1), ('volksvermaak', 3), ('pelgrimstocht', 2), ('dering', 3), ('apostolaat', 2), ('spreekbeurt', 1), ('soos', 1), ('broederschap', 1), ('intentie', 4), ('kathedraal', 2), ('eucharistisch', 1), ('pelgrim', 2), ('niklaas', 1), ('ochtendgebed', 1), ('godsdienstoefening', 2), ('h.h.', 1), ('parade', 2), ('gondelvaart', 1), ('bijeen', 3), ('jaarbeurs', 1), ('avondfeest', 1), ('lof', 3), ('vastenavond', 1), ('rondgang', 1), ('rustdag', 1), ('voltallig', 1), ('kunstlievend', 1), ('organiseeren', 1), ('toegewijd', 1), ('deelname', 1), ('kiesvereeniging', 2), ('drillen', 1), ('feestelijkheid', 2), ('communie', 1), ('bijwoning', 1), ('bijeenkomen', 1), ('parochie', 1), ('feestviering', 1), ('sixtijnsch', 1), ('burgerplicht', 1), ('volksfeest', 2), ('jaarvergadering', 1), ('ommegang', 1), ('jubilee', 1), ('paschen', 1), ('missieweek', 2), ('maskerade', 1), ('pinksterdagen', 1), ('reunist', 1), ('openingsuur', 1), ('israels', 1), ('jeugddag', 1), ('congreszitting', 1), ('basiliek', 1), ('misoffer', 1), ('feesten', 1), ('nicolaasfeest', 1), ('middaggebed', 1), ('vacantiemaand', 1), ('lobby', 1), ('kermis', 1), ('recipiëren', 1), ('parochiaan', 1), ('bywonen', 1)</text:p>
          </table:table-cell>
          <table:table-cell table:style-name="ce3" office:value-type="string" calcext:value-type="string">
            <text:p>zouaven, zaal, organiseren, vrouwekerk, bedevaart, kapel, wijdingen, statie, sabbath, beleggen, samenkomst, lezing, deelnemen, bestuursvergadering, bijwonen, seizoen, bisdom, inwijding, bijeenkomst, vergadering, oudejaarsavond, doorloopen, commissievergadering, plechtigheid, kroningsfeest, optocht, slotvergadering, samenkomen, feest, vergadering-, deelneming, mis, pasch, viering, vergaderen, genodigde, hoofdbestuursvergadering, liefdezuster, plechtig, jubileum, kruisweg, volksvermaak, pelgrimstocht, dering, apostolaat, spreekbeurt, soos, broederschap, intentie, kathedraal, eucharistisch, pelgrim, niklaas, ochtendgebed, godsdienstoefening, h.h., parade, gondelvaart, bijeen, jaarbeurs, avondfeest, lof, vastenavond, rondgang, rustdag, voltallig, kunstlievend, organiseeren, toegewijd, deelname, kiesvereeniging, drillen, feestelijkheid, communie, bijwoning, bijeenkomen, parochie, feestviering, sixtijnsch, burgerplicht, volksfeest, jaarvergadering, ommegang, jubilee, paschen, missieweek, maskerade, pinksterdagen, reunist, openingsuur, israels, jeugddag, congreszitting, basiliek, misoffer, feesten, nicolaasfeest, middaggebed, vacantiemaand, lobby, kermis, recipiëren, parochiaan, bywonen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uropean locations</text:p>
          </table:table-cell>
          <table:table-cell table:style-name="ce3" office:value-type="float" office:value="341631" calcext:value-type="float">
            <text:p>34163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.158102766798419" calcext:value-type="float">
            <text:p>0.158102766798419</text:p>
          </table:table-cell>
          <table:table-cell table:style-name="ce3" office:value-type="float" office:value="0.936088956296306" calcext:value-type="float">
            <text:p>0.936088956296306</text:p>
          </table:table-cell>
          <table:table-cell table:style-name="ce3" office:value-type="float" office:value="0.814229249011858" calcext:value-type="float">
            <text:p>0.814229249011858</text:p>
          </table:table-cell>
          <table:table-cell table:style-name="ce3" office:value-type="float" office:value="0.00798697310888325" calcext:value-type="float">
            <text:p>0.007986973108883</text:p>
          </table:table-cell>
          <table:table-cell table:style-name="ce3" office:value-type="float" office:value="0.0276679841897233" calcext:value-type="float">
            <text:p>0.02766798418972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moslim(27), neger(4), dwerggroei(13), negerrijk(5), indo-europeaan(13), indo(6), aziatisch(71), moslimsche(4), mesties(4), negerslaven(8), rassen(1), aziatischejgeit(2), negers(3), marron(7), barbaren(6), aziatische(12), ras(3), traditionele(20), historischen(1), historisch(29), pygmee(5), stamgenooten(1), achtergrond(27), mongool(2), muzelman(2), inheems(31), eskimo(1), moslims(3), exotische(2), inheems'che(3), halfbloed(3), gemengde(1), gemengd(11), slaven(5), wilde(1), exotisch(1), zigeunerbende(1), islamiet(3), inheemschen(1), stam(1), barbaar(3), historische(6), eenhistorisch(1), onbeschaafd(6), koelie(2), slaaf(2), zwartje(3), kaukasisch(6), mulat(3), barbarlje(1), zimbabwe(1), jakarta(1), page(3), bosneger(1), medicijnman(3), indisch(3), inlander(3), dwergen(1), afkomst(5), inheemse(4), traditioneel(3), metis(2), baboe(1), tovenaar(2), barbaarsche(1), roots(1), berber(3), indische(2), ontdekken(2), afgodendienst(1), handicap(2), queer(1), volksstam(1), hottentot(1), afgod(3), mongoolse(2), k'mesties(2), volbloedpaard(1), bediende(1), moord(1), blank(3), zigeunermuziek(2), boesman(1), wereldmoord(1), slavenschip(3), mohemmedaan(1), lilliputters(3), homo(3), indiaansch(1), lilliputter(3), senaatsbediende(1), gekleurd(4), negercultuur(2), baboes(1), boesmanbanelen(1), westers(1), mengras(1), inlandsche(1), knecht(2), moslimsohe(1), zigeunerin(1), kokkie(1), dwerg(3), indiaan(2), groothistorische(1), inboorling(1), moor(2), inheemsche(3), hottentottenstam(1), aboriginal(3), aziatischen(1), primitief(1), muzelmansche(1), jachtwild(1), wetshistorische(1), inheemsen(2), mongoolsche(1), etniciteit(1), kaffer(1), praehistorische(1), blanke(1), eskimo's(2), koppensneller(1), bedienden(1), wild(1)</text:p>
          </table:table-cell>
          <table:table-cell table:style-name="ce3" office:value-type="string" calcext:value-type="string">
            <text:p>('rusland', 68), ('land', 230), ('staat', 88), ('engeland', 68), ('frankrijk', 43), ('duitschiand', 2), ('amerika', 48), ('zwitserland', 6), ('turkije', 29), ('frankrgk', 3), ('vereenigde', 9), ('aneta', 3), ('finland', 4), ('zweden', 4), ('letland', 1), ('ruslaud', 1), ('vasteland', 5), ('montenegro', 2), ('oostenrijk', 8), ('duitschland', 26), ('lauden', 2), ('continent', 7), ('vcreenigde', 1), ('scandinavisch', 3), ('groot-', 5), ('frankryk', 1), ('denemarken', 8), ('hongarije', 4), ('duitsland', 5), ('noord-amerika', 3), ('kusland', 1), ('pinnen', 1), ('griekenland', 1), ('luxemburg', 1), ('tenrijk', 1), ('dultschland', 1), ('continentaal', 1), ('duitechland', 1), ('duiischland', 1), ('duitsehland', 2), ('tsjecho-slowakije', 1), ('duitscbland', 1), ('verenigde', 1), ('noorwegen', 1), ('erankrijk', 1), ('brit', 2), ('aneta-', 1), ('iand', 1)</text:p>
          </table:table-cell>
          <table:table-cell table:style-name="ce3" office:value-type="string" calcext:value-type="string">
            <text:p>rusland, land, staat, engeland, frankrijk, duitschiand, amerika, zwitserland, turkije, frankrgk, vereenigde, aneta, finland, zweden, letland, ruslaud, vasteland, montenegro, oostenrijk, duitschland, lauden, continent, vcreenigde, scandinavisch, groot-, frankryk, denemarken, hongarije, duitsland, noord-amerika, kusland, pinnen, griekenland, luxemburg, tenrijk, dultschland, continentaal, duitechland, duiischland, duitsehland, tsjecho-slowakije, duitscbland, verenigde, noorwegen, erankrijk, brit, aneta-, iand</text:p>
          </table:table-cell>
          <table:table-cell table:style-name="ce3" table:number-columns-repeated="101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float" office:value="341885" calcext:value-type="float">
            <text:p>341885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0.156976744186047" calcext:value-type="float">
            <text:p>0.156976744186047</text:p>
          </table:table-cell>
          <table:table-cell table:style-name="ce4" office:value-type="float" office:value="0.94582757712359" calcext:value-type="float">
            <text:p>0.94582757712359</text:p>
          </table:table-cell>
          <table:table-cell table:style-name="ce4" office:value-type="float" office:value="0.812015503875969" calcext:value-type="float">
            <text:p>0.812015503875969</text:p>
          </table:table-cell>
          <table:table-cell table:style-name="ce4" office:value-type="float" office:value="0.0104673501850332" calcext:value-type="float">
            <text:p>0.010467350185033</text:p>
          </table:table-cell>
          <table:table-cell table:style-name="ce4" office:value-type="float" office:value="0.0310077519379845" calcext:value-type="float">
            <text:p>0.03100775193798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achtergrond(21), indo-europeaan(28), volbloed(6), inheems(10), aziatisch(34), wilde(2), historisch(26), aziatischejgeit(2), page(3), negers(1), marron(19), koelie(3), barbaar(6), dwerggroei(17), mulat(7), onbeschaafd(5), gemengd(34), queer(1), inlander(2), indische(3), traditionele(19), zigeuners(1), baboe(3), neger(3), mengras(5), halfbloed(2), slavenschip(4), medicijnman(3), eskimo(2), moslims(5), exotische(1), inboorlingen(2), ras(3), inboorling(3), boesman(3), islamiet(3), moslim(21), marrons(2), bediende(3), inheemschen(3), inlandsche(5), stam(2), negerrijk(2), moslimsch(1), eenhistorisch(1), afgod(6), kaukasisch(6), mesties(4), negercultuur(3), muzelman(2), koppensneller(5), indisch(2), kwinti(1), wild(4), primitief(5), indiaan(3), negerslaven(5), gemengde(2), slaven(3), afkomst(5), birma(1), indo(3), christelijkhistorisch'(1), volkstammen(1), gekleurd(1), kaffers(1), eskimo's(3), aziatische(9), jakarta(2), traditioneel(5), ontdekken(3), blank(6), slaaf(6), moor(2), dwerg(3), berberoorlog(1), koelied(1), trans(1), dienstknechts(1), knecht(3), mongoolse(1), volbloedpaard(1), roots(4), galeislaven(1), lilliputter(4), lesbisch(2), misvormden(2), kafferhoofdman(1), homo(2), tovenaar(2), inuit(3), zigeuner(1), inheemsche(4), senaatsbediende(1), historische(2), gay(1), koelies(1), moslimsohe(1), zigeunerin(1), barbaren(4), aapman(1), kokkie(2), zimbabwecultuur(1), dienstknecht(1), traditioneelen(1), marron'(1), inheems'(1), stamgenoot(1), hottentottenstam(1), aziatischen(1), jachtwild(1), metis(1), rassen(1), moortje(1), lilliputters(2), allochtoon(1), berber(2), en'marron(1), mongoolsohc(1), handicap(1), exotisch(1), roma(1), inlanders(2), bosneger(1), pygmee(2), negerjongen(1), zimbabwe(1), inheemse(1), westerse(1), bedienden(1)</text:p>
          </table:table-cell>
          <table:table-cell table:style-name="ce4" office:value-type="string" calcext:value-type="string">
            <text:p>('verlenen', 11), ('betrekking', 40), ('helft', 29), ('verzoek', 17), ('dienst', 58), ('kleinen', 12), ('minste', 27), ('irag', 1), ('lande', 3), ('verlengen', 2), ('hebben', 13), ('eindigen', 30), ('algemeene', 28), ('grooter', 15), ('algemeenc', 1), ('gering', 27), ('beneven', 4), ('onbeteekenend', 2), ('grooten', 25), ('peil', 5), ('periode', 11), ('toestaan', 14), ('ing.', 2), ('verbazend', 1), ('algemeenen', 1), ('ingang', 19), ('reusachtig', 15), ('iv', 1), ('aanvragen', 5), ('onbeteekenen', 1), ('geweldig', 23), ('groter', 2), ('eervol', 6), ('ongekend', 2), ('disast', 1), ('datum', 5), ('zwaarte', 1), ('dubbel', 7), ('laatstgenoemd', 5), ('ontzaglijk', 8), ('aanzienlijk', 11), ('waaronder', 18), ('stilzwijgend', 5), ('voorafgaand', 1), ('helit', 1), ('gewicht', 10), ('lands', 3), ('data', 3), ('alsmede', 7), ('verstrijken', 2), ('ontslag', 2), ('nieer', 1), ('onbeduiden', 1), ('onbeduidend', 1), ('gezondheidsreden', 2), ('aigemeene', 2), ('evengroot', 1), ('verleenen', 8), ('benevens', 1), ('beperkt', 1), ('overbleven', 2), ('verzoeten', 1), ('uitheemsch', 2), ('ontslagen', 1), ('grootsten', 1), ('ild', 1), ('alge', 1), ('geringen', 1), ('ingaan', 5), ('aanmerkelijk', 3), ('t.w.', 2), ('rvol', 1), ('ontslaan', 4), ('diensttijd', 4), ('eerstgenoemden', 1), ('kolossaal', 3), ('vde', 1), ('rooter', 1), ('dankbetuiging', 1), ('ontzaggelijk', 1), ('diensl', 2), ('zoomed', 1), ('laatstgenoemde', 1), ('eerstgenoemd', 1), ('ixd', 1), ('beduidend', 1), ('buitengewone', 1), ('tijdsverloop', 1), ('ongeschiktheid', 1)</text:p>
          </table:table-cell>
          <table:table-cell table:style-name="ce4" office:value-type="string" calcext:value-type="string">
            <text:p>verlenen, betrekking, helft, verzoek, dienst, kleinen, minste, irag, lande, verlengen, hebben, eindigen, algemeene, grooter, algemeenc, gering, beneven, onbeteekenend, grooten, peil, periode, toestaan, ing., verbazend, algemeenen, ingang, reusachtig, iv, aanvragen, onbeteekenen, geweldig, groter, eervol, ongekend, disast, datum, zwaarte, dubbel, laatstgenoemd, ontzaglijk, aanzienlijk, waaronder, stilzwijgend, voorafgaand, helit, gewicht, lands, data, alsmede, verstrijken, ontslag, nieer, onbeduiden, onbeduidend, gezondheidsreden, aigemeene, evengroot, verleenen, benevens, beperkt, overbleven, verzoeten, uitheemsch, ontslagen, grootsten, ild, alge, geringen, ingaan, aanmerkelijk, t.w., rvol, ontslaan, diensttijd, eerstgenoemden, kolossaal, vde, rooter, dankbetuiging, ontzaggelijk, diensl, zoomed, laatstgenoemde, eerstgenoemd, ixd, beduidend, buitengewone, tijdsverloop, ongeschiktheid</text:p>
          </table:table-cell>
          <table:table-cell table:style-name="ce4" table:number-columns-repeated="101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float" office:value="341716" calcext:value-type="float">
            <text:p>341716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0.135531135531136" calcext:value-type="float">
            <text:p>0.135531135531136</text:p>
          </table:table-cell>
          <table:table-cell table:style-name="ce4" office:value-type="float" office:value="0.98510905809865" calcext:value-type="float">
            <text:p>0.98510905809865</text:p>
          </table:table-cell>
          <table:table-cell table:style-name="ce4" office:value-type="float" office:value="0.827838827838828" calcext:value-type="float">
            <text:p>0.827838827838828</text:p>
          </table:table-cell>
          <table:table-cell table:style-name="ce4" office:value-type="float" office:value="0.0108856443847621" calcext:value-type="float">
            <text:p>0.010885644384762</text:p>
          </table:table-cell>
          <table:table-cell table:style-name="ce4" office:value-type="float" office:value="0.0366300366300366" calcext:value-type="float">
            <text:p>0.03663003663003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marrons(3), historisch(9), wetshistorische(1), gemengd(23), dwerggroei(16), aziatisch(10), indo-europeaan(11), barbaar(2), aziatische(4), traditionele(14), indische(3), achtergrond(14), moslimsche(3), inheems(11), kokkie(1), negerslaven(4), inheemse(4), mengras(4), negerrijk(1), homo(5), bediende(2), inboorling(2), pygmee(4), eskimo's(1), inheemsche(4), medicijnman(2), mesties(3), afkomst(2), gekleurde(2), traditioneel(2), moslim(10), inlander(4), blank(2), afgod(2), onbeschaafd(2), primitief(3), bosneger(1), inuit(2), historischen(2), dwerg(2), wilde(1), afgodendienst(1), neger(2), hottentot(3), tovenaar(2), marron(3), ras(1), indone(1), gekleurd(2), aboriginal(1), moslims(3), historische(4), wild(2), inheems'che(2), handicap(2), inlandsche(1), page(1), queer(1), indo(4), volbloed(1), etniciteit(1), zigeuner(2), misvormden(2), berber(1), inheemsen(1), zigeuners(1), slaven(1), stam(1), slaaf(2), koelie(3), moslimsoh(1), marron'(1), ontdekken(1), boesman(1), christelijkhistorischen(1), metis(1), lilliputter(1), indo-europeaans(1), kaukasisch(1), stamhoofd(1), indisch(1), muzelman(1), dwergen(2), halfbloed(1), demooraten(1), indiaan(1), exotische(1), islamiet(1), baboe(1), transport(1), mulatten(1), christelijkhistorisch'(1)</text:p>
          </table:table-cell>
          <table:table-cell table:style-name="ce4" office:value-type="string" calcext:value-type="string">
            <text:p>('fing', 1), ('aanvaarden', 15), ('reglement', 5), ('contract', 22), ('geldelijk', 4), ('normaal', 22), ('toestemming', 7), ('verdelen', 21), ('buitensporig', 1), ('groep', 38), ('aanspraak', 10), ('verzekering', 6), ('cijfermateriaal', 1), ('afschaffing', 3), ('wetboek', 3), ('nakomen', 3), ('statuut', 1), ('administratie', 4), ('afzonderen', 6), ('gegeven', 5), ('vermogen', 8), ('wetb.', 1), ('art.', 4), ('verzekeren', 15), ('maatstaf', 2), ('verdeelen', 3), ('art', 5), ('verordening', 9), ('afschaffen', 6), ('uitzetting', 1), ('voorschrijven', 6), ('verplichting', 6), ('vervroegen', 1), ('feitenmateriaal', 1), ('opgeven', 7), ('verdeeling', 3), ('overblijv', 1), ('vrijwillig', 5), ('wetsartikel', 2), ('inachtneming', 1), ('ingevolge', 3), ('pensioenreglement', 1), ('garanderen', 1), ('verbintenis', 1), ('overblijven', 6), ('litt.', 1), ('dezelve', 1), ('rubberrestrictie', 1), ('woningwet', 1), ('onevenredig', 1), ('inkrimping', 1), ('mutatie', 1), ('vastgesteld', 1), ('overgangsbepaling', 1), ('leergeld', 1), ('rechtstoestand', 3), ('verdoen', 1), ('statui', 1), ('invoering', 3), ('bezuiniging', 1), ('overblijvend', 1), ('beheer', 1), ('eindiging', 1), ('voordeele', 1), ('brandschatting', 2), ('verplicht', 1), ('versobering', 1), ('rechtspositie', 1), ('dienstorder', 1), ('zomertijd', 1), ('vrijstellen', 2), ('rijksambtenaar', 1), ('provincie-', 1)</text:p>
          </table:table-cell>
          <table:table-cell table:style-name="ce4" office:value-type="string" calcext:value-type="string">
            <text:p>fing, aanvaarden, reglement, contract, geldelijk, normaal, toestemming, verdelen, buitensporig, groep, aanspraak, verzekering, cijfermateriaal, afschaffing, wetboek, nakomen, statuut, administratie, afzonderen, gegeven, vermogen, wetb., art., verzekeren, maatstaf, verdeelen, art, verordening, afschaffen, uitzetting, voorschrijven, verplichting, vervroegen, feitenmateriaal, opgeven, verdeeling, overblijv, vrijwillig, wetsartikel, inachtneming, ingevolge, pensioenreglement, garanderen, verbintenis, overblijven, litt., dezelve, rubberrestrictie, woningwet, onevenredig, inkrimping, mutatie, vastgesteld, overgangsbepaling, leergeld, rechtstoestand, verdoen, statui, invoering, bezuiniging, overblijvend, beheer, eindiging, voordeele, brandschatting, verplicht, versobering, rechtspositie, dienstorder, zomertijd, vrijstellen, rijksambtenaar, provincie-</text:p>
          </table:table-cell>
          <table:table-cell table:style-name="ce4" table:number-columns-repeated="1012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float" office:value="341795" calcext:value-type="float">
            <text:p>34179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.1171875" calcext:value-type="float">
            <text:p>0.1171875</text:p>
          </table:table-cell>
          <table:table-cell table:style-name="ce4" office:value-type="float" office:value="0.983656409463905" calcext:value-type="float">
            <text:p>0.983656409463905</text:p>
          </table:table-cell>
          <table:table-cell table:style-name="ce4" office:value-type="float" office:value="0.8515625" calcext:value-type="float">
            <text:p>0.8515625</text:p>
          </table:table-cell>
          <table:table-cell table:style-name="ce4" office:value-type="float" office:value="0.0142035656148653" calcext:value-type="float">
            <text:p>0.014203565614865</text:p>
          </table:table-cell>
          <table:table-cell table:style-name="ce4" office:value-type="float" office:value="0.03125" calcext:value-type="float">
            <text:p>0.0312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achtergrond(10), koelie(1), primitief(2), lilliputters(1), exotisch(2), inlandsche(3), knecht(1), mulat(1), roots(1), gemengd(9), inheemseen(1), historisch(4), inheems(9), koppensnellers(1), traditionele(4), aziatisch(5), aziatische(1), onbeschaafd(2), dwerggroei(3), indo-europeaan(11), koppensneller(1), afkomst(3), slavenschip(2), inlander(1), berber(3), moslims(3), indisch(2), hottentot(2), medicijnman(3), indo(2), historische(3), exotische(1), kaukasisch(2), zigeunermuziek(1), lilliputter(1), moslim(3), kokkie(1), inheemse(1), volbloedpaard(1), indiaan(2), blank(1), ontdekken(1), inheems'che(1), moor'en(1), negers(1), barbaar(2), halfbloed(1), barbaren(2), gemengde(1), eskimo's(2), eskimo(1), moslimcultuur(1), indische(1), wereldhistorische(1), kaffers(1)</text:p>
          </table:table-cell>
          <table:table-cell table:style-name="ce4" office:value-type="string" calcext:value-type="string">
            <text:p>('ammunitie', 2), ('bevatten', 19), ('sterkon', 1), ('bewerking', 2), ('leeftocht', 1), ('voorzien', 26), ('materiaal', 9), ('vervaardiging', 5), ('visscherij', 4), ('voeding', 7), ('oorlogsmateriaal', 2), ('krijgsvoorraad', 1), ('inheemsen', 6), ('fabriceeren', 2), ('kweekerij', 1), ('veelheid', 1), ('evolking', 1), ('overvloed', 3), ('ontwouding', 3), ('transport', 5), ('bloemkweekerij', 2), ('munitie', 1), ('scheepvaart', 3), ('ligging', 6), ('voedsel', 5), ('visseherij', 1), ('binnenscheepvaart', 1), ('vischvangst', 4), ('schurft', 1), ('overvloedig', 3), ('landbouwwerk', 1), ('geschikte', 1), ('kweeker', 2), ('eierproductie', 1), ('ansjovisvisscherij', 1), ('landbouwdorp', 1), ('oorlogsbehoeften', 1), ('gesteldheid', 1), ('schoen-', 1)</text:p>
          </table:table-cell>
          <table:table-cell table:style-name="ce4" office:value-type="string" calcext:value-type="string">
            <text:p>ammunitie, bevatten, sterkon, bewerking, leeftocht, voorzien, materiaal, vervaardiging, visscherij, voeding, oorlogsmateriaal, krijgsvoorraad, inheemsen, fabriceeren, kweekerij, veelheid, evolking, overvloed, ontwouding, transport, bloemkweekerij, munitie, scheepvaart, ligging, voedsel, visseherij, binnenscheepvaart, vischvangst, schurft, overvloedig, landbouwwerk, geschikte, kweeker, eierproductie, ansjovisvisscherij, landbouwdorp, oorlogsbehoeften, gesteldheid, schoen-</text:p>
          </table:table-cell>
          <table:table-cell table:style-name="ce4" table:number-columns-repeated="1012"/>
        </table:table-row>
        <table:table-row table:style-name="ro1">
          <table:table-cell table:style-name="ce3" office:value-type="string" calcext:value-type="string">
            <text:p>Non-dutch european cities</text:p>
          </table:table-cell>
          <table:table-cell table:style-name="ce3" office:value-type="float" office:value="341184" calcext:value-type="float">
            <text:p>34118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.0909090909090909" calcext:value-type="float">
            <text:p>0.090909090909091</text:p>
          </table:table-cell>
          <table:table-cell table:style-name="ce3" office:value-type="float" office:value="0.971551301725232" calcext:value-type="float">
            <text:p>0.971551301725232</text:p>
          </table:table-cell>
          <table:table-cell table:style-name="ce3" office:value-type="float" office:value="0.909090909090909" calcext:value-type="float">
            <text:p>0.909090909090909</text:p>
          </table:table-cell>
          <table:table-cell table:style-name="ce3" office:value-type="float" office:value="0.0149610353592567" calcext:value-type="float">
            <text:p>0.014961035359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historisch(1), westers(4), queer(5), traditionele(4), zigeunermuziek(1), marron(5), moslim(2), indisch(1), slaaf(1), metis(3), bediende(1), gemengd(1), stam(1), volbloed(1), gekleurde(1), inheemse(1), inboorling(1), aziatische(1), aziatisch(1), inheems(1), afgodendienst(1), lesbisch(1), ontdekken(1), indiaan(1), transport(1), inlander(1), achtergrond(1)</text:p>
          </table:table-cell>
          <table:table-cell table:style-name="ce3" office:value-type="string" calcext:value-type="string">
            <text:p>('constant', 3), ('gothenburg', 1), ('hamburg', 13), ('bremen', 4), ('huil', 3), ('goole', 1), ('ijstroom', 1), ('sunderland', 1), ('maid', 1), ('cardiff', 1), ('newcastle', 3), ('dramm', 1), ('bilbao', 3), ('narvik', 1), ('ligplaats', 1), ('heron', 2), ('stettln', 1), ('desi', 1), ('perth', 1), ('lynn', 1), ('grimsby', 1), ('fils', 1), ('pitcairn', 1), ('tham', 1), ('gauss', 1), ('stettin', 2), ('koningsbergen', 1), ('caen', 1), ('st.l', 1), ('rhea', 1), ('kappen', 3), ('ormston', 1), ('nedercalix', 1), ('trangsund', 1), ('elseneur', 1), ("king's", 1), ('malmo', 1), ('astarte', 1), ('goeie', 1)</text:p>
          </table:table-cell>
          <table:table-cell table:style-name="ce3" office:value-type="string" calcext:value-type="string">
            <text:p>constant, gothenburg, hamburg, bremen, huil, goole, ijstroom, sunderland, maid, cardiff, newcastle, dramm, bilbao, narvik, ligplaats, heron, stettln, desi, perth, lynn, grimsby, fils, pitcairn, tham, gauss, stettin, koningsbergen, caen, st.l, rhea, kappen, ormston, nedercalix, trangsund, elseneur, king's, malmo, astarte, goeie</text:p>
          </table:table-cell>
          <table:table-cell table:style-name="ce3" table:number-columns-repeated="1012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341275" calcext:value-type="float">
            <text:p>34127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0416666666666667" calcext:value-type="float">
            <text:p>0.041666666666667</text:p>
          </table:table-cell>
          <table:table-cell table:style-name="ce4" office:value-type="float" office:value="0.992177792059397" calcext:value-type="float">
            <text:p>0.992177792059397</text:p>
          </table:table-cell>
          <table:table-cell table:style-name="ce4" office:value-type="float" office:value="0.958333333333333" calcext:value-type="float">
            <text:p>0.958333333333333</text:p>
          </table:table-cell>
          <table:table-cell table:style-name="ce4" office:value-type="float" office:value="0.0150155624570139" calcext:value-type="float">
            <text:p>0.0150155624570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marron(4), gemengd(1), historisch(2), dwerggroei(2), bediende(2), aziatisch(1), handicap(1), knecht(1), achtergrond(2), dwerg(1), baboe(1), historischen(2), inlander(1), boesman(1), westers(1), primitief(1)</text:p>
          </table:table-cell>
          <table:table-cell table:style-name="ce4" office:value-type="string" calcext:value-type="string">
            <text:p>('laan', 9), ('nieuwendijk', 2), ('hobbemastraat', 1), ('heerenstraat', 1), ('spiegelstraat', 1), ('lange', 2), ('govert', 2), ('oosterstraat', 1), ('spuistraat', 1), ('hoefkade', 1), ('fahrenheitstraat', 1), ('kromme', 3), ('lijnbaan', 1)</text:p>
          </table:table-cell>
          <table:table-cell table:style-name="ce4" office:value-type="string" calcext:value-type="string">
            <text:p>laan, nieuwendijk, hobbemastraat, heerenstraat, spiegelstraat, lange, govert, oosterstraat, spuistraat, hoefkade, fahrenheitstraat, kromme, lijnbaan</text:p>
          </table:table-cell>
          <table:table-cell table:style-name="ce4" table:number-columns-repeated="101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42000" calcext:value-type="float">
            <text:p>34200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0.0952380952380952" calcext:value-type="float">
            <text:p>0.095238095238095</text:p>
          </table:table-cell>
          <table:table-cell table:style-name="ce4" office:value-type="float" office:value="0.991407300450106" calcext:value-type="float">
            <text:p>0.991407300450106</text:p>
          </table:table-cell>
          <table:table-cell table:style-name="ce4" office:value-type="float" office:value="0.869047619047619" calcext:value-type="float">
            <text:p>0.869047619047619</text:p>
          </table:table-cell>
          <table:table-cell table:style-name="ce4" office:value-type="float" office:value="0.0160969775728585" calcext:value-type="float">
            <text:p>0.016096977572859</text:p>
          </table:table-cell>
          <table:table-cell table:style-name="ce4" office:value-type="float" office:value="0.0357142857142857" calcext:value-type="float">
            <text:p>0.03571428571428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moslim(2), littlepage(1), inlandsche(1), marron(7), gemengd(15), onbeschaafd(1), berber(1), bediende(4), indo(1), inheemse(2), exotisch(1), dwerggroei(5), westers(1), aziatisch(3), gemengde(3), boesman(1), handicap(3), mongool(2), indisch(1), halfbloed(1), wild(1), liitlepage(1), traditionele(2), baboe(1), neger(1), historisch(3), indo-europeaan(3), afkomst(2), verrast(1), koelie(1), zwartje(1), barbaar(1), inheems(1), kafferhoofdman(1), traditioneel(1), ras(1), batavia(1), gekleurde(1), kokkie(1), primitief(1), mengras(1), historische(1)</text:p>
          </table:table-cell>
          <table:table-cell table:style-name="ce4" office:value-type="string" calcext:value-type="string">
            <text:p>('geb.', 6), ('mevr.', 16), ('mevr', 3), ('mej', 2), ('echtg', 2), ('meyer', 2), ('fam', 3), ('claus', 1), ('mejuffrouw', 4), ('mej.', 24), ('zwaan', 7), ('geh.', 1), ('philippo', 1), ('bijlhout', 2), ('jordaans', 1), ('schouten', 1), ('wegener', 1), ('job', 1), ('pool', 2), ('korter', 1), ('deen', 2), ('scholtz', 1), ('mejuffr', 1), ('hopman', 1), ('mevr-', 1), ('bremer', 1), ('adviseur', 2), ('meiier', 1), ('vande', 1), ('pander', 1), ('geb', 1), ('bor', 1), ('schroeder', 1), ('vander', 1), ('mcv', 1), ('guurtje', 1), ('doornik', 1)</text:p>
          </table:table-cell>
          <table:table-cell table:style-name="ce4" office:value-type="string" calcext:value-type="string">
            <text:p>geb., mevr., mevr, mej, echtg, meyer, fam, claus, mejuffrouw, mej., zwaan, geh., philippo, bijlhout, jordaans, schouten, wegener, job, pool, korter, deen, scholtz, mejuffr, hopman, mevr-, bremer, adviseur, meiier, vande, pander, geb, bor, schroeder, vander, mcv, guurtje, doornik</text:p>
          </table:table-cell>
          <table:table-cell table:style-name="ce4" table:number-columns-repeated="101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341741" calcext:value-type="float">
            <text:p>341741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0.164485981308411" calcext:value-type="float">
            <text:p>0.164485981308411</text:p>
          </table:table-cell>
          <table:table-cell table:style-name="ce4" office:value-type="float" office:value="0.878604920474747" calcext:value-type="float">
            <text:p>0.878604920474747</text:p>
          </table:table-cell>
          <table:table-cell table:style-name="ce4" office:value-type="float" office:value="0.807476635514019" calcext:value-type="float">
            <text:p>0.807476635514019</text:p>
          </table:table-cell>
          <table:table-cell table:style-name="ce4" office:value-type="float" office:value="0.0181699959279035" calcext:value-type="float">
            <text:p>0.018169995927904</text:p>
          </table:table-cell>
          <table:table-cell table:style-name="ce4" office:value-type="float" office:value="0.0280373831775701" calcext:value-type="float">
            <text:p>0.02803738317757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moslim(33), bediende(5), gemengd(24), indo-europeaan(27), negerrijk(5), inheems(23), indo(8), aziatisch(41), inboorlingen(1), primitief(3), zwartje(2), rassen(1), negers(1), barbaar(2), barbaren(6), marron(12), afkomst(4), inheemse(9), dwerggroei(12), traditionele(26), zigeuners(3), hottentotten(2), jakarta(1), onbeschaafd(3), queer(1), dwerg(4), indische(2), pygmee(4), historisch(21), stamgenooten(1), slaven(4), wild(2), ras(3), inlander(4), zigeuner(5), medicijnman(3), lesbisch(2), eskimo's(5), mulat(3), moslims(6), inheems'che(1), kaukasisch(5), moslimsche(3), halfbloed(3), kaffer(2), handicap(2), marrons(3), aziatische(7), zigeunerbende(1), stam(1), indiaan(4), inlandsche(5), moslimsch(1), eenhistorisch(1), koelie(3), zigeunermuziek(4), achtergrond(22), historische(6), marron'(1), koelies(1), traditioneel(6), mengras(3), birma(1), gekleurd(5), slavenschip(2), indisch(3), berber(3), ontdekken(3), rassenhaat(1), moslimscho(1), negerslaven(4), slaaf(2), moor(3), tovenaar(2), koelied(1), misvormden(2), historischcn(1), onbeschaafd'to(1), dienstknechts(1), hottentot(5), koppensnellers(1), traditioneelen(1), neger(6), lesbische(1), aboriginal(3), inheemsch(2), galeislaven(1), moord(1), queertitle(1), roots(1), afkomstig(1), boesman(2), koppensneller(3), homogeen(1), mohemmedaan(1), homo(3), afgod(5), lilliputter(2), baboe(3), exotisch(1), moslimcultuur(1), negercultuur(1), inheemsche(1), transport(1), baboes(1), berbers(1), boesmanbanelen(1), bosnegers(1), islamiet(2), inuit(2), aapman(1), inheemsen(3), barbaar'sche(1), volbloed(2), eskimoverhalen(1), stamgenoot(1), mongoolse(1), mesties(1), mongool(3), gemengde(1), kokkie(1), knecht(1), blank(2), kaffers(1), inboorling(1), muzelman(2), inlanders(1), verrast(1), tovenaars(1), praehistorische(1), blanke(2), muzelmannen(1), lilliputters(1), handicapper(1), bosneger(1)</text:p>
          </table:table-cell>
          <table:table-cell table:style-name="ce4" office:value-type="string" calcext:value-type="string">
            <text:p>('berichten', 4), ('bekend', 85), ('mogendheid', 22), ('oorlog', 65), ('publiceren', 7), ('onderhandelen', 4), ('regeering', 79), ('ontvangen', 55), ('toekom', 1), ('volgen', 162), ('traktaat', 1), ('verdrag', 6), ('delen', 13), ('pact', 1), ('tractaat', 3), ('bron', 6), ('mededeeling', 14), ('staatscourant', 2), ('regering', 13), ('onderhandeling', 6), ('neutraal', 7), ('mededelen', 16), ('meedelen', 8), ('oor-', 3), ('wereldkundig', 1), ('mededeling', 3), ('alliantie', 2), ('triplo', 1), ('mede-', 1), ('vredesverdrag', 2), ('neutralen', 5), ('melding', 3), ('blijkens', 6), ('gewag', 3), ('natio', 1), ('publicatie', 7), ('aankondiging', 2), ('of-', 1), ('eegeering', 1), ('vredesonderhandeling', 1), ('inededeeling', 2), ('publiceeren', 1), ('uitwisselen', 1), ('bljjkens', 1), ('handelsovereenkomst', 1), ('oorlogvoerend', 3), ('vernaaien', 2), ('versprei', 1), ('slaal', 1), ('handelsverdrag', 1), ('anti-kominternpact', 1), ('ontrangen', 1), ('bondgenootschap', 1)</text:p>
          </table:table-cell>
          <table:table-cell table:style-name="ce4" office:value-type="string" calcext:value-type="string">
            <text:p>berichten, bekend, mogendheid, oorlog, publiceren, onderhandelen, regeering, ontvangen, toekom, volgen, traktaat, verdrag, delen, pact, tractaat, bron, mededeeling, staatscourant, regering, onderhandeling, neutraal, mededelen, meedelen, oor-, wereldkundig, mededeling, alliantie, triplo, mede-, vredesverdrag, neutralen, melding, blijkens, gewag, natio, publicatie, aankondiging, of-, eegeering, vredesonderhandeling, inededeeling, publiceeren, uitwisselen, bljjkens, handelsovereenkomst, oorlogvoerend, vernaaien, versprei, slaal, handelsverdrag, anti-kominternpact, ontrangen, bondgenootschap</text:p>
          </table:table-cell>
          <table:table-cell table:style-name="ce4" table:number-columns-repeated="1012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float" office:value="341601" calcext:value-type="float">
            <text:p>34160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.141935483870968" calcext:value-type="float">
            <text:p>0.141935483870968</text:p>
          </table:table-cell>
          <table:table-cell table:style-name="ce3" office:value-type="float" office:value="0.926863617938549" calcext:value-type="float">
            <text:p>0.926863617938549</text:p>
          </table:table-cell>
          <table:table-cell table:style-name="ce3" office:value-type="float" office:value="0.838709677419355" calcext:value-type="float">
            <text:p>0.838709677419355</text:p>
          </table:table-cell>
          <table:table-cell table:style-name="ce3" office:value-type="float" office:value="0.021580347968914" calcext:value-type="float">
            <text:p>0.021580347968914</text:p>
          </table:table-cell>
          <table:table-cell table:style-name="ce3" office:value-type="float" office:value="0.0193548387096774" calcext:value-type="float">
            <text:p>0.01935483870967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moslim(13), boesmanbanelen(1), achtergrond(7), slaven(2), dwerggroei(2), halfbloed(1), inheems(7), traditionele(10), aziatische(3), kokkie(1), primitief(4), aziatisch(7), mengras(1), historisch(7), moor(1), negerrijk(2), exotisch(4), afkomst(2), gemengd(14), inheemse(3), indo-europeaan(10), inlander(1), negerslaven(1), stamgenooten(1), barbaren(1), etniciteit(2), neger(3), indone(1), gekleurd(3), mongool(2), misvormden(2), roots(2), indo(4), inheemsch(1), inuit(1), baboe(1), inheemsen(1), marron(5), groothistorische(1), volbloed(1), barbaar(2), zigeuner(1), indische(2), koppensneller(1), stam(1), jokjakarta(1), inlanders(1), tovenaar(2), eskimo's(1), islamiet(1), onbeschaafd(1), muzelman(1), indostijl(1), exotische(1), wild(1), wereldhistorische(1)</text:p>
          </table:table-cell>
          <table:table-cell table:style-name="ce3" office:value-type="string" calcext:value-type="string">
            <text:p>('veroeniging', 1), ('lidmaatschap', 3), ('aansluiten', 9), ('bestuur', 37), ('vereeniging', 35), ('tentoonstelling', 10), ('bevordering', 7), ('boud', 2), ('bond', 12), ('verbond', 11), ('collect', 2), ('kunstnijverheid', 2), ('hoofdbestuur', 4), ('groene', 2), ('collecte', 1), ('landelijk', 3), ('tereeniging', 1), ('vereniging', 3), ('vreemdelingenverkeer', 1), ('toegankelijk', 3), ('botanicus', 1), ('botanisch', 2), ('omstreek', 6), ('patrimonium', 2), ('kruidkundig', 1), ('genootschap', 4), ('vereenlglng', 2), ('vereenlging', 1), ('expositie', 2), ('vereeniglng', 1), ('verenen', 2), ('jeugdorganisatie', 1), ('opv', 1), ('vak-', 1), ('artis', 1), ('theetuin', 1), ('federatief', 1), ('vereenigiag', 1), ('charitatief', 1), ('cultuurgemeenschap', 1), ('boaz', 1), ('collecteren', 1), ('wego', 1), ('gezinnen', 1), ('kegelbaan', 1), ('toetred', 1)</text:p>
          </table:table-cell>
          <table:table-cell table:style-name="ce3" office:value-type="string" calcext:value-type="string">
            <text:p>veroeniging, lidmaatschap, aansluiten, bestuur, vereeniging, tentoonstelling, bevordering, boud, bond, verbond, collect, kunstnijverheid, hoofdbestuur, groene, collecte, landelijk, tereeniging, vereniging, vreemdelingenverkeer, toegankelijk, botanicus, botanisch, omstreek, patrimonium, kruidkundig, genootschap, vereenlglng, vereenlging, expositie, vereeniglng, verenen, jeugdorganisatie, opv, vak-, artis, theetuin, federatief, vereenigiag, charitatief, cultuurgemeenschap, boaz, collecteren, wego, gezinnen, kegelbaan, toetred</text:p>
          </table:table-cell>
          <table:table-cell table:style-name="ce3" table:number-columns-repeated="101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340951" calcext:value-type="float">
            <text:p>340951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0.162329615861214" calcext:value-type="float">
            <text:p>0.162329615861214</text:p>
          </table:table-cell>
          <table:table-cell table:style-name="ce4" office:value-type="float" office:value="0.94284227374564" calcext:value-type="float">
            <text:p>0.94284227374564</text:p>
          </table:table-cell>
          <table:table-cell table:style-name="ce4" office:value-type="float" office:value="0.799256505576208" calcext:value-type="float">
            <text:p>0.799256505576208</text:p>
          </table:table-cell>
          <table:table-cell table:style-name="ce4" office:value-type="float" office:value="0.0216035762706911" calcext:value-type="float">
            <text:p>0.021603576270691</text:p>
          </table:table-cell>
          <table:table-cell table:style-name="ce4" office:value-type="float" office:value="0.0384138785625774" calcext:value-type="float">
            <text:p>0.03841387856257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dwergen(2), hottentot(3), gemengd(61), negerslaven(10), volbloed(7), halfbloed(8), slaven(7), stam(8), aziatisch(48), mesties(2), queer(7), historisch(32), page(10), gekleurd(7), metis(4), marron(37), negerrijk(4), koelie(5), kwinti't(1), inheems(30), dwerggroei(15), ras(9), bosneger(3), aapman(1), inuit(6), indisch(5), onbeschaafd(5), knecht(5), achtergrond(34), boesman(3), a'inuit'ii(1), primitief(9), traditionele(16), kaffer(3), neger(5), mengras(4), wild(5), zigeuners(5), muzelman(5), zwartje(4), roots(9), inboorling(5), moor(7), aziatische(10), indo-europeaan(22), eskimo's(4), exotische(1), inboorlingen(1), inheems'che(1), kaukasisch(8), moslimsche(1), inlandsche(12), westers(11), mongool(5), pages(1), moslim(26), gemengde(3), wilde(1), bediende(3), zigeunerbende(1), homo(8), indiaan(5), inheemsche(7), berber(10), handicap(13), negers(1), ontdekken(6), indische(5), koppensneller(4), slavenschip(5), barbarlje(1), zimbabwe(2), jakarta(3), zigeuner(3), inlander(4), onbeschaafdheid(1), historische(6), landbouwersknecht(1), demooraten(1), marrons(5), islamiet(2), inheemse(4), kwinti(1), tovenaar(7), birma(1), negercultuur(1), christelijkhistorisch'(1), kaffers(1), afkomst(4), slaaf(4), indo(4), baboe(4), gekleurde(1), afgod(2), moslimscho(1), koelied(1), historischcn(1), pygmee(4), blank(10), dienstknechts(1), negerin(1), medicijnman(1), dwerg(4), aboriginal(2), inheemsch(1), moord(1), kokkie(3), mulat(5), afgodisch(1), homogeen(1), lilliputter(3), mohemmedaan(1), zigeunermuziek(5), inheemschen(3), grootst(1), exotisch(2), moslims(5), senaatsbediende(1), moslimcultuur(1), transport(1), berbers(1), littlepage(1), inheemsen(1), moslimsohe(1), medicijnmannen(1), gemengd'contract(1), barbaren(5), pygmeeen(1), gay(1), afstammelingen(1), lilliputters(2), misvormden(3), zwartjes(1), etniciteit(1), zimbabwecultuur(1), traditioneelen(1), marron'(1), moor'en(1), aziatischen(1), eskimo(2), traditioneel(2), barbaar(3), hottentotten(2), muzelman'(1), slaven'(1), wetshistorische(1), inheemseen(1), allochtoon(1), mongoolsohc(1), indiaans(1), zigeunerin(1), roma(1), verrast(1), praehistorische(1), volbloedras(1), blanke(1), muzelmannen(1), handicapper(1)</text:p>
          </table:table-cell>
          <table:table-cell table:style-name="ce4" office:value-type="string" calcext:value-type="string">
            <text:p>('&lt;NUMERIC&gt;', 789), ('herhaling', 6), ('gewijd', 2), ('gramof', 1), ('esmeralda', 1), ('vraaggesprek', 1), ('dansmuz', 1), ('kalundborg', 1), ('muz.', 1), ('langenberg', 1), ('deutschlandsender', 2), ('droitwich', 1), ('flierefluiters', 1), ('causerie', 3), ('varaorkest', 1), ('gram.muziek', 1), ('nieuwsberichten', 1), ('actueel', 2), ('gramofoon', 2), ('variëren', 1), ('halfuur', 1), ('kro', 1), ('nieuwsbericht', 1), ('weer-', 1), ('westersche', 1), ('ramblers', 1), ('ncrv-orkest', 1), ('vervolg', 3), ('anp', 1), ('gramofoonmuziek', 2), ('vaz', 1), ('gramofoonmuzlek', 1), ('gevar', 1), ('salonorkest', 1), ('brabantsen', 1), ('gra', 1), ('n.c.r.v.', 1), ('mofoonmuziek', 1)</text:p>
          </table:table-cell>
          <table:table-cell table:style-name="ce4" office:value-type="string" calcext:value-type="string">
            <text:p>&lt;NUMERIC&gt;, herhaling, gewijd, gramof, esmeralda, vraaggesprek, dansmuz, kalundborg, muz., langenberg, deutschlandsender, droitwich, flierefluiters, causerie, varaorkest, gram.muziek, nieuwsberichten, actueel, gramofoon, variëren, halfuur, kro, nieuwsbericht, weer-, westersche, ramblers, ncrv-orkest, vervolg, anp, gramofoonmuziek, vaz, gramofoonmuzlek, gevar, salonorkest, brabantsen, gra, n.c.r.v., mofoonmuziek</text:p>
          </table:table-cell>
          <table:table-cell table:style-name="ce4" table:number-columns-repeated="1012"/>
        </table:table-row>
        <table:table-row table:style-name="ro1">
          <table:table-cell table:style-name="ce3" office:value-type="string" calcext:value-type="string">
            <text:p>professions/ authority</text:p>
          </table:table-cell>
          <table:table-cell table:style-name="ce3" office:value-type="float" office:value="341995" calcext:value-type="float">
            <text:p>34199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.155038759689922" calcext:value-type="float">
            <text:p>0.155038759689922</text:p>
          </table:table-cell>
          <table:table-cell table:style-name="ce3" office:value-type="float" office:value="0.894822972306222" calcext:value-type="float">
            <text:p>0.894822972306222</text:p>
          </table:table-cell>
          <table:table-cell table:style-name="ce3" office:value-type="float" office:value="0.821705426356589" calcext:value-type="float">
            <text:p>0.821705426356589</text:p>
          </table:table-cell>
          <table:table-cell table:style-name="ce3" office:value-type="float" office:value="0.0240627963395032" calcext:value-type="float">
            <text:p>0.024062796339503</text:p>
          </table:table-cell>
          <table:table-cell table:style-name="ce3" office:value-type="float" office:value="0.0232558139534884" calcext:value-type="float">
            <text:p>0.02325581395348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halfbloed(2), moslim(13), historische(3), gemengde(1), mesties(5), muzelman(4), negerslaven(1), indo-europeaan(12), lilliputters(2), gemengd(17), pygmee(1), inheems(8), inheemsen(3), mulat(3), aziatisch(9), traditionele(13), knecht(4), moslimsche(1), onbeschaafd(2), afkomst(3), historisch(16), neger(2), indisch(3), inheemseen(1), homo(5), rassen(2), berber(3), slaaf(2), jakarta(1), marron(9), zigeunerin(1), mongool(4), bediende(1), achtergrond(11), ontdekken(1), inlandsche(3), islamiet(2), indiaan(2), wild(1), bosneger(2), dwerggroei(2), dwerg(1), en'marron(1), boesman(4), barbaren(1), volbloed(4), eskimo's(3), medicijnman(1), bedienden(1), gekleurd(1), page(1), inboorling(1), inuit(2), aziatische(2), baboe(4), wilde(1), gekleurde(1), indo(3), indische(1), misvormden(1), zigeunermuziek(1), traditioneelen(1), inboorlingen(1), afkomstig(1), blank(2), stammen(1), marron'(1), tovenaar(1), aboriginal(1), kafferhoofdman(1), traditioneel(4), inheemse(3), ras(1), kaukasisch(2), hottentot(2), koelie(1), indonesi(1), zigeuner(1), barbarlje(1), grootst(1), demooraten(1), muzelman'(1), roots(1), moslims(2), primitief(2), afgod(1), senaatsbediende(1), negerrijk(1), koppensneller(1), slaven(1), inheemsche(1), kaffers(1), wilden(1)</text:p>
          </table:table-cell>
          <table:table-cell table:style-name="ce3" office:value-type="string" calcext:value-type="string">
            <text:p>('commissaris', 13), ('justitie', 14), ('aftreden', 4), ('kiezen', 39), ('overlijden', 22), ('secretaris', 7), ('ontstentenis', 2), ('klerk', 5), ('benoemen', 19), ('benoeming', 10), ('verantwoording', 3), ('ceremoniemeester', 1), ('benoemd', 1), ('uitgever', 6), ('freule', 2), ('voorzitter', 22), ('burgemeester', 22), ('soc.', 2), ('wijlen', 7), ('rondvraag', 2), ('teur', 4), ('logemann', 1), ('verificateur', 1), ('noemd', 2), ('rooster', 2), ('directeur', 18), ('plaatsvervangend', 1), ('wethouder', 6), ('procureur-generaal', 2), ('verkiezen', 4), ('landbouwleeraar', 1), ('oud-inspecteur', 1), ('periodiek', 2), ('waarnemend', 1), ('waarnemenden', 1), ('commies', 1), ('aftreding', 1), ('nestor', 1), ('hofdame', 1), ('afwezigheid', 2), ('bestuurslid', 3), ('vicepresident', 1), ('derzelfen', 1), ('advocaat', 6), ('nieuwgekozen', 2), ('voorziiter', 1), ('inzet', 2), ('drukker', 1), ('kosmos', 2), ('opvolger', 8), ('vooraitter', 1), ('direc', 1), ('raads', 1), ('vioe-president', 1), ('bestuursleden', 1), ('kantonrechter', 2), ('standplaats', 2), ('assistent', 4), ('vice', 1), ('weth', 1), ('inspectie', 2), ('grootmeesteres', 1), ('herkiezen', 3), ('europ', 2), ('afwezig', 4), ('vervanger', 1), ('barones', 1), ('presideren', 1), ('oud-lid', 1), ('acclamatie', 1), ('hoofdbestuurslid', 2), ('penningmeester', 1), ('plaatsvervanger', 1), ('nominatie', 1), ('directeuren', 1), ('mijnraad', 1), ('burg', 1), ('ingenieur', 1), ('ongesteldheid', 1), ('looy', 1), ('gemeentesecretaris', 1), ('advokaat', 1), ('direkteur', 1), ('voorzitterschap', 1), ('hoofdingenieur', 1)</text:p>
          </table:table-cell>
          <table:table-cell table:style-name="ce3" office:value-type="string" calcext:value-type="string">
            <text:p>commissaris, justitie, aftreden, kiezen, overlijden, secretaris, ontstentenis, klerk, benoemen, benoeming, verantwoording, ceremoniemeester, benoemd, uitgever, freule, voorzitter, burgemeester, soc., wijlen, rondvraag, teur, logemann, verificateur, noemd, rooster, directeur, plaatsvervangend, wethouder, procureur-generaal, verkiezen, landbouwleeraar, oud-inspecteur, periodiek, waarnemend, waarnemenden, commies, aftreding, nestor, hofdame, afwezigheid, bestuurslid, vicepresident, derzelfen, advocaat, nieuwgekozen, voorziiter, inzet, drukker, kosmos, opvolger, vooraitter, direc, raads, vioe-president, bestuursleden, kantonrechter, standplaats, assistent, vice, weth, inspectie, grootmeesteres, herkiezen, europ, afwezig, vervanger, barones, presideren, oud-lid, acclamatie, hoofdbestuurslid, penningmeester, plaatsvervanger, nominatie, directeuren, mijnraad, burg, ingenieur, ongesteldheid, looy, gemeentesecretaris, advokaat, direkteur, voorzitterschap, hoofdingenieur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0926" calcext:value-type="float">
            <text:p>34092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.111888111888112" calcext:value-type="float">
            <text:p>0.111888111888112</text:p>
          </table:table-cell>
          <table:table-cell table:style-name="ce3" office:value-type="float" office:value="0.992515280589598" calcext:value-type="float">
            <text:p>0.992515280589598</text:p>
          </table:table-cell>
          <table:table-cell table:style-name="ce3" office:value-type="float" office:value="0.839160839160839" calcext:value-type="float">
            <text:p>0.839160839160839</text:p>
          </table:table-cell>
          <table:table-cell table:style-name="ce3" office:value-type="float" office:value="0.0258089054629457" calcext:value-type="float">
            <text:p>0.025808905462946</text:p>
          </table:table-cell>
          <table:table-cell table:style-name="ce3" office:value-type="float" office:value="0.048951048951049" calcext:value-type="float">
            <text:p>0.04895104895104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achtergrond(5), muzelman(1), aziatisch(8), negercultuur(1), indo-europeaan(16), historisch(12), indische(3), mengras(1), indisch(2), traditionele(6), inheemse(2), inheemsche(5), inheems(9), afkomst(2), inlander(2), halfbloed(1), aziatische(2), moslim(9), gemengd(3), zigeunermuziek(1), dwerggroei(5), slavenschip(1), kokkie(1), page(1), kaffer(1), handicap(1), exotisch(2), islamiet(2), volbloed(1), marrons(1), inheems'che(1), inuit(1), stam(2), indo(2), marron(2), onbeschaafd(1), historische(4), neger(1), afkomstig(1), homo(1), eskimoverhalen(1), lilliputters(1), hottentot(1), boesman(1), mesties(1), christelijkhistorischen(1), blanke(1), traditioneel(1), bosneger(1), barbaren(1), zwartje(1), barbarlje(1), jachtwild(1), gekleurd(1), muzelman'(1), slaven(1), mulat(1), gay(1), berber(1), transport(1)</text:p>
          </table:table-cell>
          <table:table-cell table:style-name="ce3" office:value-type="string" calcext:value-type="string">
            <text:p>('nederlandsch', 52), ('nederland', 65), ('nederlandschen', 5), ('nederlandsche', 6), ('nederlands', 14), ('nederiandsch', 2), ('xederland', 1), ('-nederland', 1), ('nederlandsehe', 1), ('neder', 6), ('landsch', 2), ('derland', 1), ('nedei', 1), ('nederlan', 1), ('neder-', 1), ('n.-', 1), ('derlandsch', 1)</text:p>
          </table:table-cell>
          <table:table-cell table:style-name="ce3" office:value-type="string" calcext:value-type="string">
            <text:p>nederlandsch, nederland, nederlandschen, nederlandsche, nederlands, nederiandsch, xederland, -nederland, nederlandsehe, neder, landsch, derland, nedei, nederlan, neder-, n.-, derlandsch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340744" calcext:value-type="float">
            <text:p>34074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994396814670749" calcext:value-type="float">
            <text:p>0.994396814670749</text:p>
          </table:table-cell>
          <table:table-cell table:style-name="ce3" office:value-type="float" office:value="0.845454545454545" calcext:value-type="float">
            <text:p>0.845454545454545</text:p>
          </table:table-cell>
          <table:table-cell table:style-name="ce3" office:value-type="float" office:value="0.0326015373539764" calcext:value-type="float">
            <text:p>0.032601537353976</text:p>
          </table:table-cell>
          <table:table-cell table:style-name="ce3" office:value-type="float" office:value="0.0545454545454545" calcext:value-type="float">
            <text:p>0.0545454545454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bediende(1), handicap(5), mulat(1), homo(3), negerslaven(4), kaffers(1), queer(9), rassen(1), marron(11), traditioneel(1), aboriginal(11), rassenhaat(1), knecht(1), traditionele(4), aziatisch(3), primitief(1), pygmee(1), page(7), mongoolsohc(1), gekleurd(1), boesman(1), mengras(1), zigeunermuziek(1), roots(8), moor(2), gay(2), zigeuners(1), trans(1), indo-europeaan(2), moslims(2), halfbloed(1), misvormden(1), zigeunerbende(1), grootsch(1), indiaan(1), blank(1), queertitle(1), metis'(1), moslim(3), volbloed(2), gemengd(2), blanka(1), slavenschip(1), inboorling(1), mongool(1), barbaren(1), negercultuur(1)</text:p>
          </table:table-cell>
          <table:table-cell table:style-name="ce3" office:value-type="string" calcext:value-type="string">
            <text:p>('ground', 2), ('societie', 2), ('row', 1), ('mecca', 5), ('cathedral', 1), ('state', 5), ('council', 2), ('permit', 1), ('colony', 1), ('says', 1), ('return', 1), ('committe', 2), ('destroyed', 1), ('entered', 1), ('committee', 2), ('eight', 2), ('scotch', 1), ('jewish', 2), ('worth', 1), ('thought', 1), ('foundation', 1), ('body', 1), ('girl', 3), ('carry', 2), ('watch', 2), ('beautiful', 1), ('clean', 1), ('reduced', 1), ('garrison', 1), ('region', 1), ('settlement', 2), ('canoe', 1), ('became', 2), ('business', 1), ('trade', 2), ('growing', 1), ('appeal', 1), ('circle', 2), ('pretty', 1), ('explained', 1), ('artillery', 1), ('narrow', 1), ('firm', 1), ('read', 4), ('monday', 2), ('.the', 4), ('june', 2), ('fourth', 2), ('step', 1), ('rural', 2), ("o'clock", 2), ('drawn', 1), ('america', 4), ('food', 1), ('indian', 2), ('old', 5), ('sweet', 3), ('age', 2), ('may', 6), ('day', 4), ('mother', 1), ('~the', 1), ('tuesday', 1), ('discuss', 2), ('reach', 2), ('little', 5), ('seed', 2), ('judge', 1), ('conduct', 1), ('ridge', 1), ('tree', 1), ('bible', 2), ('faith', 1), ('cabin', 3), ('transit', 1), ('please', 1), ('ladies', 2), ('battle', 1), ('rhine', 2), ('kingdom', 1), ('belgium', 1), ('family', 1), ('dinner', 2), ('trades', 1), ('cargo', 1), ('recent', 1), ('special', 2), ('fhe', 1), ('down', 2), ('sunny', 1), ('high', 1), ('history', 2), ('labor', 3), ('church', 1), ('famous', 1), ('property', 1), ('workers', 1), ('health', 1), ('outlook', 1), ('speechen', 2), ('surprise', 1), ('glory', 1), ('picture', 1), ('several', 2), ('office', 1), ('companie', 2), ('power', 1), ('seas', 1), ('the-', 1), ('unity', 1), ('federation', 1), ('chief', 1), ('issue', 1), ('teacher', 1), ('sale', 1), ('academy', 1), ('cold', 1), ('tonic', 1), ('empir', 1), ('attorney', 1), ('commissioner', 1), ('grass', 1), ('reached', 1), ('light', 1), ('honour', 1), ('show', 1), ('thousands', 1)</text:p>
          </table:table-cell>
          <table:table-cell table:style-name="ce3" office:value-type="string" calcext:value-type="string">
            <text:p>ground, societie, row, mecca, cathedral, state, council, permit, colony, says, return, committe, destroyed, entered, committee, eight, scotch, jewish, worth, thought, foundation, body, girl, carry, watch, beautiful, clean, reduced, garrison, region, settlement, canoe, became, business, trade, growing, appeal, circle, pretty, explained, artillery, narrow, firm, read, monday, .the, june, fourth, step, rural, o'clock, drawn, america, food, indian, old, sweet, age, may, day, mother, ~the, tuesday, discuss, reach, little, seed, judge, conduct, ridge, tree, bible, faith, cabin, transit, please, ladies, battle, rhine, kingdom, belgium, family, dinner, trades, cargo, recent, special, fhe, down, sunny, high, history, labor, church, famous, property, workers, health, outlook, speechen, surprise, glory, picture, several, office, companie, power, seas, the-, unity, federation, chief, issue, teacher, sale, academy, cold, tonic, empir, attorney, commissioner, grass, reached, light, honour, show, thousands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41671" calcext:value-type="float">
            <text:p>34167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.103896103896104" calcext:value-type="float">
            <text:p>0.103896103896104</text:p>
          </table:table-cell>
          <table:table-cell table:style-name="ce3" office:value-type="float" office:value="0.980225346041511" calcext:value-type="float">
            <text:p>0.980225346041511</text:p>
          </table:table-cell>
          <table:table-cell table:style-name="ce3" office:value-type="float" office:value="0.857142857142857" calcext:value-type="float">
            <text:p>0.857142857142857</text:p>
          </table:table-cell>
          <table:table-cell table:style-name="ce3" office:value-type="float" office:value="0.0394016161558886" calcext:value-type="float">
            <text:p>0.039401616155889</text:p>
          </table:table-cell>
          <table:table-cell table:style-name="ce3" office:value-type="float" office:value="0.038961038961039" calcext:value-type="float">
            <text:p>0.0389610389610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ediende(2), pygmee(2), aziatisch(10), aziatische(3), baboe(1), neger(1), historisch(2), exotisch(1), marron(4), inheemse(2), mongool(1), afkomst(3), gemengd(6), rassenhaat(1), halfbloed(2), achtergrond(6), onbeschaafd(2), page(1), ras(2), berber(1), traditionele(6), queer(1), indisch(1), indo(3), inlandsche(1), afkomstig(1), eenhistorisch(1), moslim(1), eskimoverhalen(1), mesties(2), zigeunermuziek(1), muzelman(1), moslims(1), afgod(1), slaven(1), wereldhistorische(1)</text:p>
          </table:table-cell>
          <table:table-cell table:style-name="ce3" office:value-type="string" calcext:value-type="string">
            <text:p>('berthelot', 1), ('doumer', 2), ('reynaud', 1), ('minister-president', 5), ('crispi', 1), ('prefectuur', 3), ('president', 21), ('peterhof', 1), ('millerand', 1), ('rijkskanselier', 3), ('czaar', 5), ('keizerlijk', 6), ('mercier', 1), ('monis', 1), ('bourgeois', 1), ('ricard', 1), ('smet', 2), ('giolitti', 1), ('pichon', 1), ('barthou', 1), ('staatshoofd', 1), ("crispi's", 1), ('premier', 5), ('andrassy', 1), ('rijkspresident', 1), ('oud-minister', 4), ('negrin', 1), ('nain', 1), ('brin', 2), ('hanotaux', 1), ("bismarck's", 1), ('aehrenthal', 1), ('overhandigen', 1), ('papen', 1), ('schleicher', 1), ('bulow', 1), ('mun', 1), ('romanof', 1), ('zanardelli', 1), ('tittoni', 1), ('garibaldi', 1), ('blum', 1), ('rouvier', 1), ('doumergue', 1), ('pelletan', 1)</text:p>
          </table:table-cell>
          <table:table-cell table:style-name="ce3" office:value-type="string" calcext:value-type="string">
            <text:p>berthelot, doumer, reynaud, minister-president, crispi, prefectuur, president, peterhof, millerand, rijkskanselier, czaar, keizerlijk, mercier, monis, bourgeois, ricard, smet, giolitti, pichon, barthou, staatshoofd, crispi's, premier, andrassy, rijkspresident, oud-minister, negrin, nain, brin, hanotaux, bismarck's, aehrenthal, overhandigen, papen, schleicher, bulow, mun, romanof, zanardelli, tittoni, garibaldi, blum, rouvier, doumergue, pelletan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41239" calcext:value-type="float">
            <text:p>34123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.103448275862069" calcext:value-type="float">
            <text:p>0.103448275862069</text:p>
          </table:table-cell>
          <table:table-cell table:style-name="ce3" office:value-type="float" office:value="0.985522438023728" calcext:value-type="float">
            <text:p>0.985522438023728</text:p>
          </table:table-cell>
          <table:table-cell table:style-name="ce3" office:value-type="float" office:value="0.850574712643678" calcext:value-type="float">
            <text:p>0.850574712643678</text:p>
          </table:table-cell>
          <table:table-cell table:style-name="ce3" office:value-type="float" office:value="0.0418663108209791" calcext:value-type="float">
            <text:p>0.041866310820979</text:p>
          </table:table-cell>
          <table:table-cell table:style-name="ce3" office:value-type="float" office:value="0.0459770114942529" calcext:value-type="float">
            <text:p>0.04597701149425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achtergrond(5), indo-europeaan(8), inheemsen(1), inlandsche(3), knecht(1), historisch(8), onbeschaafd(1), inheems(4), gemengd(3), traditionele(7), moslim(1), dwerggroei(9), aziatisch(3), slavenschip(1), neger(1), barbaren(2), medicijnman(2), inheemse(1), lesbische(2), misvormden(1), inlander(1), aziatische(2), inboorling(1), indiaan(1), indisch(2), negers(1), indo(1), traditioneel(1), marron(2), bosneger(1), slaaf(1), koelie(1), wild(1), inheemsche(2), boesman(1), koppensneller(1), metis(1), hottentot(1), baboe(1)</text:p>
          </table:table-cell>
          <table:table-cell table:style-name="ce3" office:value-type="string" calcext:value-type="string">
            <text:p>('vak', 9), ('leervak', 2), ('pathologisch', 6), ('voertaal', 1), ('beeldhouwer', 2), ('zetter', 3), ('opleiding', 15), ('specialist', 4), ('schooltuin', 1), ('weeshuis', 2), ('schoeien', 2), ('leest', 2), ('ontleedkund', 2), ('handenarbeid', 6), ('vakonderwijs', 1), ('medisch', 3), ('ambachts', 1), ('zwakzinnige', 1), ('handelsonderwijs', 2), ('arts', 5), ('medicus', 5), ('academisch', 2), ('genees-', 1), ('staatsinrichting', 1), ('vrouwenhuis', 1), ('geneeskundig', 3), ('onderricht', 2), ('analytisch', 1), ('onderrichten', 2), ('inlichtingenbureau', 2), ('huishoudschool', 1), ('scholen', 2), ('oogarts', 1), ('gemeente-instelling', 1)</text:p>
          </table:table-cell>
          <table:table-cell table:style-name="ce3" office:value-type="string" calcext:value-type="string">
            <text:p>vak, leervak, pathologisch, voertaal, beeldhouwer, zetter, opleiding, specialist, schooltuin, weeshuis, schoeien, leest, ontleedkund, handenarbeid, vakonderwijs, medisch, ambachts, zwakzinnige, handelsonderwijs, arts, medicus, academisch, genees-, staatsinrichting, vrouwenhuis, geneeskundig, onderricht, analytisch, onderrichten, inlichtingenbureau, huishoudschool, scholen, oogarts, gemeente-instelling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1840" calcext:value-type="float">
            <text:p>34184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.111842105263158" calcext:value-type="float">
            <text:p>0.111842105263158</text:p>
          </table:table-cell>
          <table:table-cell table:style-name="ce3" office:value-type="float" office:value="0.993864231483607" calcext:value-type="float">
            <text:p>0.993864231483607</text:p>
          </table:table-cell>
          <table:table-cell table:style-name="ce3" office:value-type="float" office:value="0.828947368421053" calcext:value-type="float">
            <text:p>0.828947368421053</text:p>
          </table:table-cell>
          <table:table-cell table:style-name="ce3" office:value-type="float" office:value="0.0452629326374646" calcext:value-type="float">
            <text:p>0.045262932637465</text:p>
          </table:table-cell>
          <table:table-cell table:style-name="ce3" office:value-type="float" office:value="0.0592105263157895" calcext:value-type="float">
            <text:p>0.0592105263157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metis(7), gemengd(10), historisch(12), marron(6), mesties(1), blank(3), mengras(1), aziatisch(5), pygmee(1), lilliputter(1), handicap(3), inheemsche(1), negerslaven(2), halfbloed(1), inlander(1), onbeschaafd(1), moslim(7), primitief(3), barbaar(1), knechts(1), inuit(3), slavenschip(2), zwartje(2), mongool(1), hottentot(1), tovenaar(2), queer(5), mulat(2), berber(1), achtergrond(3), westers(4), moor(2), page(2), historischcn(1), indisch(2), inheems(5), traditionele(4), volbloed(2), trans(1), indo(1), inboorling(1), kokkie(1), indiaan(2), dwerggroei(2), historische(3), aziatische(1), negerrijk(1), indische(1), inlandsche(1), afgod(2), boesman(1), misvormden(1), koppensneller(1), ras(1), aboriginal(1), negercultuur(1), slaaf(1), stam(1), indo-europeaans(1), moslims(1), batavia(1), kaffer(1), homo(1), afkomst(1), gekleurde(1), kwinti(1), roma(1), eskimo's(1), wild(1), slaven'(1), birma(1), transport(1), barbaarsche(1)</text:p>
          </table:table-cell>
          <table:table-cell table:style-name="ce3" office:value-type="string" calcext:value-type="string">
            <text:p>('trinidad', 3), ('amsterdam', 45), ('new-', 3), ('vork', 7), ('afrikaan', 1), ('rotterdam', 22), ('dam', 4), ("r'dam", 3), ('new', 9), ('passeren', 3), ('gepasa', 1), ('ad', 1), ('rangoon', 4), ('chili', 5), ('aden', 1), ('mail', 4), ('said', 5), ('marseille', 2), ('demerara', 1), ('york', 5), ('patria', 1), ('ss.', 2), ('botterdam', 4), ('goede', 1), ('rotter', 1), ('zanzibar', 3), ('onden', 1), ('via', 6), ('pass', 1), ('sald', 2), ('kaap', 3), ('verlr', 1), ('anisterdam', 1), ('djemnah', 1), ('rot', 2), ('abu', 1), ('anjer', 1), ('su-', 1), ('suez', 1), ('fork', 1), ('demerary', 1), ('eotterdam', 3), ('rtr', 1), ('rotte', 1), ('new-york', 1), ('lonen', 1), ('derer', 1)</text:p>
          </table:table-cell>
          <table:table-cell table:style-name="ce3" office:value-type="string" calcext:value-type="string">
            <text:p>trinidad, amsterdam, new-, vork, afrikaan, rotterdam, dam, r'dam, new, passeren, gepasa, ad, rangoon, chili, aden, mail, said, marseille, demerara, york, patria, ss., botterdam, goede, rotter, zanzibar, onden, via, pass, sald, kaap, verlr, anisterdam, djemnah, rot, abu, anjer, su-, suez, fork, demerary, eotterdam, rtr, rotte, new-york, lonen, derer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float" office:value="342059" calcext:value-type="float">
            <text:p>34205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.158249158249158" calcext:value-type="float">
            <text:p>0.158249158249158</text:p>
          </table:table-cell>
          <table:table-cell table:style-name="ce3" office:value-type="float" office:value="0.882036863154098" calcext:value-type="float">
            <text:p>0.882036863154098</text:p>
          </table:table-cell>
          <table:table-cell table:style-name="ce3" office:value-type="float" office:value="0.811447811447811" calcext:value-type="float">
            <text:p>0.811447811447811</text:p>
          </table:table-cell>
          <table:table-cell table:style-name="ce3" office:value-type="float" office:value="0.0453845658148035" calcext:value-type="float">
            <text:p>0.045384565814804</text:p>
          </table:table-cell>
          <table:table-cell table:style-name="ce3" office:value-type="float" office:value="0.0303030303030303" calcext:value-type="float">
            <text:p>0.030303030303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neger(5), moslim(21), aziatisch(22), koelie(2), indo-europeaan(11), blank(2), kaukasisch(5), inheemsen(2), onbeschaafd(3), indo(6), achtergrond(22), traditionele(16), inboorlingen(1), mesties(3), slavenschip(1), afkomst(4), wilde(1), historisch(15), barbaren(6), rassen(1), aziatischejgeit(2), moslims(2), marron(4), slaaf(3), exotisch(2), traditioneel(2), moslimsohe(1), bediende(2), koppensnellers(1), wereldhistorische(1), inlander(1), medicijnman(3), gemengd(8), gekleurde(1), indiaan(3), moslimscho(1), historischen(1), mulat(2), berber(5), westers(1), ras(2), mongool(2), afgodendienst(1), hottentot(2), indone(1), zigeuner(2), inuit(1), negerslaven(4), zigeuners(2), inheemse(3), bedienden(2), kaffers(1), aziatische(6), negerrijk(3), inheems(4), marrons(3), moslimsche(1), kokkie(1), ontdekken(1), koppensneller(1), negerin(1), historische(2), dwerg(2), muzelman(1), zigeunerbende(1), indisch(1), roots(1), inlandsche(5), groothistorische(1), inheemsch(1), moord(1), volbloed(1), mongoolse(2), moslimsch(1), afkomstig(1), page(2), inboorling(1), hottentottenstam(1), tovenaar(2), islamiet(1), mohemmedaan(1), afgod(2), inlanders(1), bosneger(2), eskimo(2), homo(2), kaffer(1), zimbabwe(1), halfbloed(1), barbaar(1), inheemsche(1), dwerggroei(1), slaven(2), koelies(1), indonesi(1), westerse(1), onbeschaafdheid(1), eskimo's(1), lilliputter(1), metis(2), aboriginal(1), primitief(1), vermoord(1), baboes(1)</text:p>
          </table:table-cell>
          <table:table-cell table:style-name="ce3" office:value-type="string" calcext:value-type="string">
            <text:p>('diplomaat', 5), ('christenen', 11), ('leider', 29), ('senaat', 2), ('benen', 2), ('afvaardigen', 7), ('matsoeoka', 2), ('konoje', 3), ('journalist', 8), ('vertegenwoordigen', 14), ('deporteren', 1), ('deportatie', 1), ('banneling', 1), ('superioriteit', 2), ('dent', 2), ('vertegenwoordiger', 11), ('ondernemen', 7), ('wetgevend', 1), ('proclamatie', 1), ('republikeinen', 3), ('diplomatie', 5), ('burger', 18), ('staatsman', 6), ('instructie', 5), ('succes', 29), ('afdanking', 1), ('gendarmerie', 2), ('onderhoud', 8), ('boecharin', 1), ('stalin', 5), ('werver', 1), ('hitler', 6), ('congrespartij', 2), ('telegrafeeren', 1), ('gendarme', 2), ('grensbewoner', 1), ('gevangenschap', 2), ('bende', 13), ('hitier', 2), ('lueger', 2), ('smokkelaar', 1), ('sneuvelen', 6), ('wapen', 23), ('interviewen', 1), ('werkvolk', 5), ('jong-turken', 1), ('onderhandelaar', 1), ('verbanning', 3), ('fusilleren', 2), ('royalist', 1), ('mussolini', 4), ('zeeschuimer', 1), ('terugroepen', 2), ('dictator', 1), ('deserteur', 1), ('verbannen', 5), ('stootkracht', 1), ('veldheer', 2), ('contingent', 2), ('vertegenwoordig', 1), ('reporter', 2), ('werving', 2), ('getalsterkte', 2), ('decreet', 1), ('carlistisch', 1), ('sterkte', 2), ('telefoneren', 1), ('vlaanderen', 4), ('dezel', 3), ('republikein', 3), ('lenin', 2), ('duce', 1), ('anti-communistisch', 1), ('trotsky', 1), ('mobiliseeren', 1), ('bonapartistisch', 1), ('bund', 2), ('ontslagaanvrage', 1), ('delegatie', 2), ('arbeiderspartij', 1), ('konoye', 1), ('trotski', 1), ('gelukzoeker', 1), ('manifest', 1), ('rijksdagcommissie', 1), ('henlein', 1), ('kabinetsraad', 1), ('saradjogloe', 1), ('doema', 1), ('regeeringsbesluit', 1), ('minister-presidentschap', 1), ('afvaardiging', 1), ('ballingschap', 1), ('prohibitie', 2), ('kroonraad', 1), ('ghandi', 1), ('tories', 1), ('opbellen', 1), ('berchtesgad', 1), ('landdag', 1), ('staatsgevangene', 1), ('oppersten', 1)</text:p>
          </table:table-cell>
          <table:table-cell table:style-name="ce3" office:value-type="string" calcext:value-type="string">
            <text:p>diplomaat, christenen, leider, senaat, benen, afvaardigen, matsoeoka, konoje, journalist, vertegenwoordigen, deporteren, deportatie, banneling, superioriteit, dent, vertegenwoordiger, ondernemen, wetgevend, proclamatie, republikeinen, diplomatie, burger, staatsman, instructie, succes, afdanking, gendarmerie, onderhoud, boecharin, stalin, werver, hitler, congrespartij, telegrafeeren, gendarme, grensbewoner, gevangenschap, bende, hitier, lueger, smokkelaar, sneuvelen, wapen, interviewen, werkvolk, jong-turken, onderhandelaar, verbanning, fusilleren, royalist, mussolini, zeeschuimer, terugroepen, dictator, deserteur, verbannen, stootkracht, veldheer, contingent, vertegenwoordig, reporter, werving, getalsterkte, decreet, carlistisch, sterkte, telefoneren, vlaanderen, dezel, republikein, lenin, duce, anti-communistisch, trotsky, mobiliseeren, bonapartistisch, bund, ontslagaanvrage, delegatie, arbeiderspartij, konoye, trotski, gelukzoeker, manifest, rijksdagcommissie, henlein, kabinetsraad, saradjogloe, doema, regeeringsbesluit, minister-presidentschap, afvaardiging, ballingschap, prohibitie, kroonraad, ghandi, tories, opbellen, berchtesgad, landdag, staatsgevangene, oppersten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1358" calcext:value-type="float">
            <text:p>34135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.151111111111111" calcext:value-type="float">
            <text:p>0.151111111111111</text:p>
          </table:table-cell>
          <table:table-cell table:style-name="ce3" office:value-type="float" office:value="0.909710648837109" calcext:value-type="float">
            <text:p>0.909710648837109</text:p>
          </table:table-cell>
          <table:table-cell table:style-name="ce3" office:value-type="float" office:value="0.817777777777778" calcext:value-type="float">
            <text:p>0.817777777777778</text:p>
          </table:table-cell>
          <table:table-cell table:style-name="ce3" office:value-type="float" office:value="0.0459919510815526" calcext:value-type="float">
            <text:p>0.045991951081553</text:p>
          </table:table-cell>
          <table:table-cell table:style-name="ce3" office:value-type="float" office:value="0.0311111111111111" calcext:value-type="float">
            <text:p>0.03111111111111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traditionele(9), historische(3), achtergrond(13), bediende(2), mesties(3), muzelman(1), koelie(2), negerslaven(2), indo-europeaan(20), dwerggroei(5), kokkie(2), pygmee(3), koppensneller(3), mengras(3), indische(3), inboorling(1), exotische(2), marron(9), negers(1), page(2), berber(3), jakarta(1), moslimsohe(1), mongool(1), hottentotten(1), historisch(19), ras(2), medicijnman(1), exotisch(1), gemengd(13), inheems(11), inlander(1), halfbloed(1), inheemschen(2), aziatisch(5), afkomst(2), aziatische(2), mulat(2), onbeschaafd(2), slavenschip(2), dwerg(1), boesman(3), kaffer(1), westers(1), handicap(1), zwartje(4), eskimo's(1), inboorlingen(1), afgod(3), gekleurd(2), volbloed(1), barbarlje(1), blank(2), etniciteit(1), inuit(3), primitief(2), baboe(3), aboriginal(1), zigeunermuziek(2), lesbische(1), koelies(1), indo(1), slaaf(1), afkomstig(1), lilliputters(1), stamgenoot(1), christelijkhistorischen(1), moor(1), islamiet(1), traditioneel(1), tovenaar(1), muzelmannen(1), hottentot(2), misvormden(1), moslims(1), westerse(1), indisch(1), indostijl(1), neger(1), demooraten(1), inheemse(1), moslim(2), senaatsbediende(1), birma(1), christelijkhistorisch'(1), inlandsche(1)</text:p>
          </table:table-cell>
          <table:table-cell table:style-name="ce3" office:value-type="string" calcext:value-type="string">
            <text:p>('heer', 200), ('koetsveld', 1), ('lier', 2), ('evangelist', 1), ('trigt', 1), ('gerhard', 1), ('polak', 2), ('alberda', 1), ('hepkema', 1), ('liëren', 3), ('bronsveld', 1), ('telder', 1), ('ankersmit', 1), ('schoch', 1), ('zinderen', 1), ('vac', 1), ('gildemeester', 2), ('voorst', 3), ('meyjes', 1), ('lieer', 1), ('schook', 1), ('lede', 1), ('westerman', 1), ('bulten', 1)</text:p>
          </table:table-cell>
          <table:table-cell table:style-name="ce3" office:value-type="string" calcext:value-type="string">
            <text:p>heer, koetsveld, lier, evangelist, trigt, gerhard, polak, alberda, hepkema, liëren, bronsveld, telder, ankersmit, schoch, zinderen, vac, gildemeester, voorst, meyjes, lieer, schook, lede, westerman, bulten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41922" calcext:value-type="float">
            <text:p>341922</text:p>
          </table:table-cell>
          <table:table-cell table:style-name="ce3" office:value-type="float" office:value="1097" calcext:value-type="float">
            <text:p>1097</text:p>
          </table:table-cell>
          <table:table-cell table:style-name="ce3" office:value-type="float" office:value="0.174111212397448" calcext:value-type="float">
            <text:p>0.174111212397448</text:p>
          </table:table-cell>
          <table:table-cell table:style-name="ce3" office:value-type="float" office:value="0.787412971225151" calcext:value-type="float">
            <text:p>0.787412971225151</text:p>
          </table:table-cell>
          <table:table-cell table:style-name="ce3" office:value-type="float" office:value="0.790337283500456" calcext:value-type="float">
            <text:p>0.790337283500456</text:p>
          </table:table-cell>
          <table:table-cell table:style-name="ce3" office:value-type="float" office:value="0.0492211304467497" calcext:value-type="float">
            <text:p>0.04922113044675</text:p>
          </table:table-cell>
          <table:table-cell table:style-name="ce3" office:value-type="float" office:value="0.0355515041020966" calcext:value-type="float">
            <text:p>0.03555150410209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dwergen(1), neger(7), gemengd(42), bediende(5), achtergrond(74), moslim(44), slaven(7), traditionele(57), dwerggroei(26), negerrijk(7), indo-europeaan(59), inheems(39), indo(11), aziatisch(65), moslimsche(7), inboorlingen(2), wilde(4), homo(8), zwartje(4), queer(3), islamiet(8), rassen(1), aziatischejgeit(2), page(3), metis(1), marron(21), negers(1), kokkie(7), aziatische(12), afkomst(7), indisch(5), inheemse(10), negerrestaurant(1), inuit(5), aapman(3), zigeuners(3), onbeschaafd(8), inlander(12), indische(5), stamgenooten(1), historisch(62), hottentot(3), pygmee(11), baboe(9), mengras(5), zigeuner(6), mongool(9), slavenschip(5), medicijnman(10), lesbisch(3), mulat(9), dwerg(6), volbloed(6), moslims(7), inlandsche(11), exotische(4), barbaren(10), inboorling(5), gekleurde(2), boesman(5), kaffer(5), negerslaven(10), knecht(9), exotisch(12), inheemschen(4), stam(5), barbaar(9), berber(7), historische(11), ontdekken(8), moslimsch(1), verwilderd(1), zigeunermuziek(3), eenhistorisch(1), tovenaar(5), koelie(8), mesties(9), negercultuur(4), koppensneller(7), blank(10), inheemsche(9), traditioneel(10), primitief(9), marron'(2), jakarta(2), eskimo(3), koelies(2), zigeunerbende(1), afgod(8), slaaf(10), barbarlje(1), barbaarschheid(1), onbeschaafdheid(1), misvormden(4), indiaan(3), marrons(3), eskimo's(7), lesbische(2), ras(4), moor(4), bataviasche(1), gemengde(2), gekleurd(7), volkstammen(1), roots(2), muzelman(4), hottentotten(4), koppensnellers(1), halfbloed(6), afgodendienst(1), moslimscho(1), eskimobediende(1), bosneger(3), indone(1), handicap(3), berberoorlog(1), koelied(1), lilliputter(6), historischcn(1), volksstam(1), kaukasisch(6), halfbloedjes(1), mongoolse(1), volbloedpaard(1), metis'nachts(1), inheemsch(1), afkomstig(1), homogeen(1), mohemmedaan(1), indo-europeaans(1), indolonten(1), grootste(1), indonesi(1), indiaansch(1), wereldhistorische(1), kaffers(4), westers(1), inheemsen(4), medicijnmannen(1), gay(1), afstammelingen(1), etniciteit(1), dienstknecht(1), inheems'che(1), inheems'(1), aboriginal(2), muzelmansche(1), jachtwild(1), historischen(2), wetshistorische(1), mongoolsche(1), wild(3), winkelknechten(1), berbers(1), inlanders(1), tovenaars(1), praehistorische(1), volbloedras(1), lilliputters(2), blanke(1), zimbabwe(1), bedienden(1)</text:p>
          </table:table-cell>
          <table:table-cell table:style-name="ce3" office:value-type="string" calcext:value-type="string">
            <text:p>('zooveel', 51), ('behoeven', 27), ('overeenstemming', 8), ('aanzien', 28), ('noodig', 71), ('gevolg', 69), ('behoren', 53), ('dienen', 70), ('hoeveel', 8), ('voorleggen', 4), ('vol', 79), ('namelijk', 27), ('voortaan', 9), ('overgaan', 12), ('achten', 57), ('derhalve', 9), ('eenigszin', 9), ('gunstig', 28), ('daartoe', 18), ('daarnaast', 14), ('z.g.', 14), ('beteekenis', 32), ('algemeen', 68), ('.zullen', 1), ('zoover', 19), ('hiertoe', 4), ('teneinde', 9), ('zoogenaamd', 16), ('strekken', 17), ('dergelijk', 42), ('uitzondering', 15), ('dermate', 5), ('gebruikelijk', 10), ('geschieden', 32), ('behoefte', 18), ('nodig', 7), ('onderzoeken', 16), ('oordelen', 10), ('dusdanig', 4), ('voorgesteld', 1), ('volledig', 13), ('weliswaar', 7), ('overweging', 9), ('tegenwoordig', 40), ('zoodoenen', 3), ('ongunstig', 9), ('tengevolge', 13), ('inlichting', 9), ('daarentegen', 18), ('danig', 5), ('daardoor', 26), ('bijv.', 16), ('gewenscht', 10), ('afzonderlijk', 14), ('bijtijd', 2), ('zoodoende', 1), ('wenschelijkheid', 1), ('ietwat', 9), ('behoor', 6), ('gelijk', 14), ('uiteindelijk', 3), ('kommissie', 2), ('voorbereiden', 10), ('mogeijk', 1), ('mogelijk', 17), ('doordat', 20), ('eenzelfde', 1), ('intreden', 1), ('verschaffen', 9), ('hoofdzaak', 12), ('bevredigend', 5), ('eventueel', 12), ('ervoor', 3), ('bereid', 10), ('zowel', 5), ('n.l.', 12), ('evenzoo', 7), ('desnoods', 4), ('tallooz', 4), ('beslaan', 3), ('uitkomst', 14), ('resultaat', 33), ('waartoe', 12), ('evenveel', 4), ('vlootplan', 2), ('wensohelijk', 1), ('redelijkerwijz', 1), ('apart', 5), ('zooverre', 5), ('betekenis', 6), ('b.v.', 13), ('bijzonderlijk', 1), ('overlad', 2), ('wenschelijk', 4), ('voorbereiding', 6), ('inplaat', 4), ('voorzichtigheidshalve', 1), ('voorzitten', 2), ('voorshand', 1), ('rioodig', 4), ('wenschelyk', 1), ('evenzo', 1), ('overwegend', 4), ('toogt', 1), ('terugnemen', 2), ('betrekkelijk', 6), ('hoeverre', 4), ('beslis', 1), ('beraad', 1), ('eenigszins', 9), ('mits', 6), ('beteekenl', 1), ('overwegen', 3), ('d.w.z.', 3), ('overleg', 5), ('spoedig', 6), ('enigszins', 4), ('eenigermat', 2), ('ontbrek', 1), ('zodoende', 1), ('b.v', 4), ('.kracht', 1), ('betering', 2), ('soortgelijk', 3), ('overeen', 4), ('toelichting', 4), ('hiernaar', 1), ('zover', 3), ('voorshands', 2), ('intussen', 2), ('draagwijdt', 1), ('ontelbaar', 5), ('voorzoover', 2), ('bevinding', 1), ('zoovel', 2), ('afstemmen', 1), ('ertoe', 2), ('gewenacht', 1), ('eenigzin', 1), ('geredelijk', 1), ('uiteraard', 2), ('tijc', 1), ('tallooze', 1), ('z.g.n', 2), ('handhaafd', 1), ('vereischen', 2), ('bijgevolg', 1), ('betcekeni', 1), ('byvoorbeeld', 1), ('beraden', 1), ('bebooren', 1), ('urgent', 2), ('daarenboven', 4), ('we', 1), ('gunstigen', 1), ('gewenschen', 1), ('verhopen', 1), ('algemeen-', 1), ('goeddeels', 1), ("a'le", 1), ('behoett', 1), ('kieswetontwerp', 1), ('vorenstaand', 1), ('beleekeni', 1), ('luttel', 1), ('volge', 1), ('daarnevens', 1), ('aanneming', 2), ('urgentie', 1), ('vergunnen', 1), ('bijtijds', 2), ('bv.', 2), ('enigermate', 1), ('toezegging', 1), ('z.g', 1), ('informatie', 1), ('momenteel', 2), ('hoever', 1), ('kiesreglement', 1), ('afwimpelen', 1), ('tiev', 1), ('ka.n', 1), ('vrjjwel', 1)</text:p>
          </table:table-cell>
          <table:table-cell table:style-name="ce3" office:value-type="string" calcext:value-type="string">
            <text:p>zooveel, behoeven, overeenstemming, aanzien, noodig, gevolg, behoren, dienen, hoeveel, voorleggen, vol, namelijk, voortaan, overgaan, achten, derhalve, eenigszin, gunstig, daartoe, daarnaast, z.g., beteekenis, algemeen, .zullen, zoover, hiertoe, teneinde, zoogenaamd, strekken, dergelijk, uitzondering, dermate, gebruikelijk, geschieden, behoefte, nodig, onderzoeken, oordelen, dusdanig, voorgesteld, volledig, weliswaar, overweging, tegenwoordig, zoodoenen, ongunstig, tengevolge, inlichting, daarentegen, danig, daardoor, bijv., gewenscht, afzonderlijk, bijtijd, zoodoende, wenschelijkheid, ietwat, behoor, gelijk, uiteindelijk, kommissie, voorbereiden, mogeijk, mogelijk, doordat, eenzelfde, intreden, verschaffen, hoofdzaak, bevredigend, eventueel, ervoor, bereid, zowel, n.l., evenzoo, desnoods, tallooz, beslaan, uitkomst, resultaat, waartoe, evenveel, vlootplan, wensohelijk, redelijkerwijz, apart, zooverre, betekenis, b.v., bijzonderlijk, overlad, wenschelijk, voorbereiding, inplaat, voorzichtigheidshalve, voorzitten, voorshand, rioodig, wenschelyk, evenzo, overwegend, toogt, terugnemen, betrekkelijk, hoeverre, beslis, beraad, eenigszins, mits, beteekenl, overwegen, d.w.z., overleg, spoedig, enigszins, eenigermat, ontbrek, zodoende, b.v, .kracht, betering, soortgelijk, overeen, toelichting, hiernaar, zover, voorshands, intussen, draagwijdt, ontelbaar, voorzoover, bevinding, zoovel, afstemmen, ertoe, gewenacht, eenigzin, geredelijk, uiteraard, tijc, tallooze, z.g.n, handhaafd, vereischen, bijgevolg, betcekeni, byvoorbeeld, beraden, bebooren, urgent, daarenboven, we, gunstigen, gewenschen, verhopen, algemeen-, goeddeels, a'le, behoett, kieswetontwerp, vorenstaand, beleekeni, luttel, volge, daarnevens, aanneming, urgentie, vergunnen, bijtijds, bv., enigermate, toezegging, z.g, informatie, momenteel, hoever, kiesreglement, afwimpelen, tiev, ka.n, vrjjwel</text:p>
          </table:table-cell>
          <table:table-cell table:style-name="ce3"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2090" calcext:value-type="float">
            <text:p>342090</text:p>
          </table:table-cell>
          <table:table-cell office:value-type="float" office:value="149" calcext:value-type="float">
            <text:p>149</text:p>
          </table:table-cell>
          <table:table-cell office:value-type="float" office:value="0.147651006711409" calcext:value-type="float">
            <text:p>0.147651006711409</text:p>
          </table:table-cell>
          <table:table-cell office:value-type="float" office:value="0.891596784496883" calcext:value-type="float">
            <text:p>0.891596784496883</text:p>
          </table:table-cell>
          <table:table-cell office:value-type="float" office:value="0.825503355704698" calcext:value-type="float">
            <text:p>0.825503355704698</text:p>
          </table:table-cell>
          <table:table-cell office:value-type="float" office:value="0.0585518485659947" calcext:value-type="float">
            <text:p>0.058551848565995</text:p>
          </table:table-cell>
          <table:table-cell office:value-type="float" office:value="0.0268456375838926" calcext:value-type="float">
            <text:p>0.02684563758389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lfbloed(1), bediende(3), moslim(8), baboe(4), boesmanbanelen(1), dwerggroei(7), inlandsche(2), indische(3), indo(3), historisch(6), ontdekken(2), marron(7), zwartje(1), gemengd(5), jakarta(1), mengras(3), aziatisch(10), kokkie(3), medicijnman(1), indo-europeaan(4), mulat(2), neger(1), achtergrond(6), inlander(3), primitief(3), berber(2), koppensneller(3), slaven(1), pygmee(1), traditionele(2), kaffer(2), marrons(1), islamiet(1), negerslaven(1), kaffers(2), aziatische(1), exotische(1), kaukasisch(1), afkomst(2), inheems(3), zigeuner(2), bediendepmijnneer(1), inuit(1), inheemsen(1), ras(1), traditioneelen(1), indisch(1), historische(1), zimbabwecultuur(1), moslimsch(1), moslimsoh(1), mongool(1), homo(1), schildersknecht(1), misvormden(1), page(1), traditioneel(1), inheemse(1), mesties(2), blank(1), koelie(1), eskimo(2), zigeunerbende(1), inheemschen(1), moslims(2), muzelman(1), gekleurd(1), barbaren(1), senaatsbediende(1), vermoord(1), inheemsche(1)</text:p>
          </table:table-cell>
          <table:table-cell office:value-type="string" calcext:value-type="string">
            <text:p>('mevrouw', 27), ('functie', 7), ('ingetrokken', 1), ('fungeren', 3), ('aanstellen', 6), ('geinstalleerd', 1), ('brigade-commandant', 1), ('belasten', 16), ('bijstaan', 6), ('beiast', 1), ('waarnemen', 7), ('opdragen', 1), ('tijdelijk', 12), ('res.', 1), ('ontheffen', 2), ('marechaussee', 2), ('wachtmeester', 1), ('hoogleeraar', 4), ('administrateur', 3), ('hoogleraar', 1), ('opzichter', 2), ('dienstwerk', 1), ('beheerder', 2), ('assistentresident', 1), ('controleur', 2), ('gezaghebber', 2), ('waarneming', 3), ('topographisch', 1), ('bouwdepartement', 1), ('verplaatsen', 2), ('adsistent-resident', 1), ('volksraad', 4), ('rekenkamer', 1), ('hoofdrechercheur', 1), ('arbeidsinspectie', 1), ('bep', 2), ('translateur', 1), ('adjunct-inspecteur', 1), ('installatie', 3), ('godsdienstleeraar', 1), ('functi', 1), ('posthouder', 1), ('chef', 6), ('hoofdinspecteur', 1), ('departementschef', 1), ('inspecteur', 1), ('resid', 1), ('contr', 1), ('hoofdagent', 1), ('installeren', 1), ('benoem', 1), ('schout', 1), ('opiumregie', 1), ('z.t', 1), ('havenmeester', 1), ('promotie', 1), ('professoren', 1), ('landbouwvoorlichtingsdienst', 1), ('zichter', 1)</text:p>
          </table:table-cell>
          <table:table-cell office:value-type="string" calcext:value-type="string">
            <text:p>mevrouw, functie, ingetrokken, fungeren, aanstellen, geinstalleerd, brigade-commandant, belasten, bijstaan, beiast, waarnemen, opdragen, tijdelijk, res., ontheffen, marechaussee, wachtmeester, hoogleeraar, administrateur, hoogleraar, opzichter, dienstwerk, beheerder, assistentresident, controleur, gezaghebber, waarneming, topographisch, bouwdepartement, verplaatsen, adsistent-resident, volksraad, rekenkamer, hoofdrechercheur, arbeidsinspectie, bep, translateur, adjunct-inspecteur, installatie, godsdienstleeraar, functi, posthouder, chef, hoofdinspecteur, departementschef, inspecteur, resid, contr, hoofdagent, installeren, benoem, schout, opiumregie, z.t, havenmeester, promotie, professoren, landbouwvoorlichtingsdienst, zichter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41215" calcext:value-type="float">
            <text:p>341215</text:p>
          </table:table-cell>
          <table:table-cell office:value-type="float" office:value="73" calcext:value-type="float">
            <text:p>73</text:p>
          </table:table-cell>
          <table:table-cell office:value-type="float" office:value="0.0958904109589041" calcext:value-type="float">
            <text:p>0.095890410958904</text:p>
          </table:table-cell>
          <table:table-cell office:value-type="float" office:value="0.986878805858629" calcext:value-type="float">
            <text:p>0.986878805858629</text:p>
          </table:table-cell>
          <table:table-cell office:value-type="float" office:value="0.849315068493151" calcext:value-type="float">
            <text:p>0.849315068493151</text:p>
          </table:table-cell>
          <table:table-cell office:value-type="float" office:value="0.0633765944097708" calcext:value-type="float">
            <text:p>0.063376594409771</text:p>
          </table:table-cell>
          <table:table-cell office:value-type="float" office:value="0.0547945205479452" calcext:value-type="float">
            <text:p>0.0547945205479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omo(1), moslim(3), k'mesties(2), inheems(4), traditionele(5), indo-europeaan(3), aziatisch(2), marron(4), indisch(1), pygmee(1), traditioneel(4), kwinti(1), knecht(2), mongool(1), afkomst(2), historisch(3), onbeschaafdheid(1), onbeschaafd(1), schildersknecht(1), moslimsch(1), etniciteit(1), handicap(2), primitief(2), gekleurd(1), achtergrond(3), kokkie(1), barbaar(2), ras(2), inheemse(1), roots(1), zwartjes(1), slaven(1), zigeuner(1), indo(2), homogeen(1), gemengd(1), wild(2), mesties(1), moslims(1), dwerg(1), koppensnellers(1), barbaren(1)</text:p>
          </table:table-cell>
          <table:table-cell office:value-type="string" calcext:value-type="string">
            <text:p>('lat', 18), ('aiea', 1), ('rottig', 1), ('tich', 2), ('iaren', 1), ('gestagen', 1), ('oaz', 1), ('daan', 3), ('aleh', 1), ('weel', 5), ('treek', 2), ('self', 1), ('itond', 2), ('zlcb', 3), ('giag', 1), ('bebbea', 1), ('aoo', 1), ('ciet', 1), ('toed', 1), ('kbaar', 1), ('daa', 5), ('slcb', 1), ('builen', 2), ('gaai', 1), ('hoo', 1), ('niit', 1), ('zju', 2), ('mea', 1), ('-nen', 1), ('wsnt', 1), ('nak', 1), ('aga', 1), ('ome', 2), ('koa', 1), ('oig', 1), ('d.', 1), ('wser', 1), ('la', 1), ('bestaar', 2), ('raeda', 1), ('ni*t', 1), ('etg', 1), ('geiegd', 1), ('nie-', 1), ('beate', 1), ('zlch', 1), ('hea', 1), ('slch', 1), ('gaaa', 1)</text:p>
          </table:table-cell>
          <table:table-cell office:value-type="string" calcext:value-type="string">
            <text:p>lat, aiea, rottig, tich, iaren, gestagen, oaz, daan, aleh, weel, treek, self, itond, zlcb, giag, bebbea, aoo, ciet, toed, kbaar, daa, slcb, builen, gaai, hoo, niit, zju, mea, -nen, wsnt, nak, aga, ome, koa, oig, d., wser, la, bestaar, raeda, ni*t, etg, geiegd, nie-, beate, zlch, hea, slch, gaaa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1902" calcext:value-type="float">
            <text:p>341902</text:p>
          </table:table-cell>
          <table:table-cell office:value-type="float" office:value="333" calcext:value-type="float">
            <text:p>333</text:p>
          </table:table-cell>
          <table:table-cell office:value-type="float" office:value="0.159159159159159" calcext:value-type="float">
            <text:p>0.159159159159159</text:p>
          </table:table-cell>
          <table:table-cell office:value-type="float" office:value="0.885571507812709" calcext:value-type="float">
            <text:p>0.885571507812709</text:p>
          </table:table-cell>
          <table:table-cell office:value-type="float" office:value="0.804804804804805" calcext:value-type="float">
            <text:p>0.804804804804805</text:p>
          </table:table-cell>
          <table:table-cell office:value-type="float" office:value="0.0667116159968142" calcext:value-type="float">
            <text:p>0.066711615996814</text:p>
          </table:table-cell>
          <table:table-cell office:value-type="float" office:value="0.036036036036036" calcext:value-type="float">
            <text:p>0.03603603603603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oslim(24), negerrijk(3), aziatisch(26), barbaar(3), barbaren(4), indo-europeaan(16), indisch(1), gemengd(9), mengras(4), traditionele(21), zigeuner(2), historisch(17), dwerg(3), moslims(2), inlandsche(3), marron(10), gemengde(1), marrons(4), zigeunerbende(1), slaaf(2), indische(5), kaffer(2), achtergrond(18), negercultuur(1), indo(3), gekleurd(6), queer(2), kwinti(1), zigeuners(1), muzelman(4), historische(5), islamiet(1), ras(4), metis(1), hottentot(3), baboe(1), slaven(1), traditioneel(2), kaukasisch(1), afkomst(5), koppensnellers(1), blank(4), moslimscho(1), mulat(3), wilde(1), misvormden(2), historischcn(1), westers(1), volbloedpaard(1), neger(3), kokkie(1), ontdekken(4), wereldmoord(1), koppensneller(3), gekleurde(1), lilliputter(2), mohemmedaan(1), koelie(2), negerslaven(4), homo(2), aziatische(7), eskimo's(3), exotische(2), transport(1), bosneger(1), inlander(3), primitief(3), slavenschip(1), onbeschaafd(2), verraste(1), moslimsohe(1), inheems(4), dwerggroei(4), berber(7), pygmeeen(1), medicijnman(1), bediende(1), afstammelingen(1), inuit(4), mongool(2), inheemsche(1), inboorling(1), christelijkhistorischen(1), hottentottenstam(1), aboriginal(1), aziatischen(1), stam(1), zwartje(2), muzelman'(1), exotisch(2), pygmee(1), wild(2), indiaans(1), moor(1), moslimsoh(1), roma(1), handicap(1), bedienden(1)</text:p>
          </table:table-cell>
          <table:table-cell office:value-type="string" calcext:value-type="string">
            <text:p>('nieuw', 180), ('deze', 60), ('stand', 35), ('besluit', 13), ('morgon', 1), ('dezer', 3), ('vandaar', 15), ('naaien', 6), ('nieuwo', 2), ('bisteren', 1), ('uieuw', 1), ('naaf', 1), ('bewilligen', 1), ('naai', 3), ('near', 2), ('nieuwe', 2), ('raar', 3), ('naai-', 1), ('.naar', 1), ('naa', 2), ('nasr', 1), ('nieawe', 1), ('rid', 1), ('nnar', 1), ('naaren', 1), ('aaar', 2), ("r't", 1), ('naat', 1), ('dozer', 1)</text:p>
          </table:table-cell>
          <table:table-cell office:value-type="string" calcext:value-type="string">
            <text:p>nieuw, deze, stand, besluit, morgon, dezer, vandaar, naaien, nieuwo, bisteren, uieuw, naaf, bewilligen, naai, near, nieuwe, raar, naai-, .naar, naa, nasr, nieawe, rid, nnar, naaren, aaar, r't, naat, dozer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1653" calcext:value-type="float">
            <text:p>341653</text:p>
          </table:table-cell>
          <table:table-cell office:value-type="float" office:value="929" calcext:value-type="float">
            <text:p>929</text:p>
          </table:table-cell>
          <table:table-cell office:value-type="float" office:value="0.17438105489774" calcext:value-type="float">
            <text:p>0.17438105489774</text:p>
          </table:table-cell>
          <table:table-cell office:value-type="float" office:value="0.763470265342509" calcext:value-type="float">
            <text:p>0.763470265342509</text:p>
          </table:table-cell>
          <table:table-cell office:value-type="float" office:value="0.790096878363832" calcext:value-type="float">
            <text:p>0.790096878363832</text:p>
          </table:table-cell>
          <table:table-cell office:value-type="float" office:value="0.0673665416746014" calcext:value-type="float">
            <text:p>0.067366541674601</text:p>
          </table:table-cell>
          <table:table-cell office:value-type="float" office:value="0.0355220667384284" calcext:value-type="float">
            <text:p>0.03552206673842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oslim(42), indo-europeaan(53), hottentotten(3), negerrijk(3), moslimsche(3), mesties(7), homo(8), islamiet(8), rassen(2), historisch(42), negers(2), achtergrond(51), barbaren(12), medicijnmannen(2), afgod(5), afkomst(9), aziatisch(46), inheemse(10), dwerggroei(27), negerrestaurant(1), traditionele(48), gemengd(38), onbeschaafd(7), knecht(5), queer(4), boesman(5), zwartje(8), slaven(3), pygmee(13), stamgenooten(1), mengras(4), metis(2), inlander(10), zigeuner(4), medicijnman(10), bedienden(1), inheems(43), mulat(8), inboorlingen(3), dwerg(7), gemengden(1), exotische(3), inheems'che(4), halfbloed(6), inboorling(4), gekleurde(2), gemengde(4), marron(14), negerslaven(6), aziatische(13), moslims(11), inlandsche(8), stam(3), barbaar(10), indiaan(5), inheemsche(9), lilliputter(4), berber(4), indo(8), ontdekken(13), moslimsch(1), volbloed(4), kaukasisch(7), slaaf(6), schildersknecht(1), wild(6), zigeunermuziek(2), jokjakarta(1), historische(10), negercultuur(3), marron'(1), barbarlje(1), jakarta(1), koelie(6), ras(5), eskimo(3), koelies(2), bosneger(1), primitief(5), zigeuners(2), zigeunerbende(1), marrons(6), mulattin(1), lesbische(2), bataviasche(1), baboe(4), birma(1), koppensneller(6), barbaarsche(1), misvormden(7), volkstammen(1), gekleurd(5), bediende(4), indische(3), kaffers(4), eskimo's(7), roots(3), muzelman(4), traditioneel(7), rassenhaat(1), tovenaar(4), eskimobediende(1), westers(1), wilde(1), indone(1), handicap(2), berberoorlog(1), koelied(1), wilden(1), historischcn(1), onbeschaafd'to(1), negerin(1), traditioneelen(1), volbloedpaard(1), lesbisch(2), zimbabwecultuur(1), mongoolse(2), afkomstig(1), inheemsebe(1), homogeen(1), mohemmedaan(1), lilliputters(3), indo-europeaans(1), neger(4), indo's(1), indonesi(1), kokkie(4), senaatsbediende(1), vermoord(1), moslimcultuur(1), baboes(1), inheemsen(2), moslimsohe(1), zigeunerin(1), mongool(4), kaffer(4), blank(5), exotisch(4), hottentot(3), moordenaar(1), etniciteit(1), aboriginal(1), dienstknecht(1), groothistorische(1), slaaft(1), inheemschen(1), inuit(3), eskimoverhalen(1), christelijkhistorischen(1), hottentottenstam(1), muzelmansche(1), muzelmansch(1), wetshistorische(1), mongoolsche(1), indisch(2), inheemseen(1), en'marron(1), indiaans(1), inheemsch(1), winkelknechten(1), page(1), inlanders(1), moor(1), verrast(1), moslimsoh(1), historischen(1), roots'(1)</text:p>
          </table:table-cell>
          <table:table-cell office:value-type="string" calcext:value-type="string">
            <text:p>('zoozeer', 8), ('hervorming', 11), ('varen', 49), ('noodzakelijk', 21), ('conclusie', 7), ('betreffen', 57), ('voorkomen', 37), ('voegen', 23), ('juist', 11), ('economisch', 30), ('aard', 30), ('oog', 59), ('bezwaarlijk', 5), ('beschouw', 1), ('beschouwen', 70), ('aandacht', 58), ('dringend', 12), ('deskundig', 10), ('bereiken', 54), ('willekeurig', 3), ('omstandigheid', 29), ('nagaan', 11), ('bezwaar', 24), ('handhaven', 16), ('aanbevelen', 5), ('oefenen', 5), ('belangrijkheid', 2), ('onmogelijk', 30), ('handhaving', 3), ('zorgen', 34), ('.geweest', 1), ('ophouden', 10), ('lichten', 5), ('nut', 16), ('dienstplicht', 2), ('opzicht', 42), ('allerlei', 29), ('keuze', 6), ('gewoonlijk', 18), ('overbodig', 4), ('gezien', 11), ('inheems', 16), ('meevallen', 1), ('onderscheiden', 22), ('huidig', 16), ('geschikt', 24), ('oordeel', 23), ('onttrekken', 11), ('bespoediging', 2), ('constateren', 14), ('wijten', 2), ('vatbaar', 5), ('degene', 9), ('behartig', 2), ('tegenwoordi', 2), ('berusten', 21), ('vermijden', 9), ('beletselen', 1), ('billijk', 8), ('zorge', 1), ('ondoenlijk', 1), ('zoogenoemd', 4), ('vesti-', 1), ('bevelen', 10), ('aantoonen', 2), ('aanduiden', 7), ('uitstek', 3), ('omgekeerd', 3), ('bereikbaar', 1), ('summier', 1), ('strekking', 5), ('onvermijdelijk', 4), ('onoverkomelijk', 2), ('basis', 9), ('afhangen', 4), ('menigvuldig', 3), ('donkbeeld', 1), ('liefst', 7), ('vastgekoppeld', 1), ('teveel', 4), ('wijt', 4), ('defensie', 5), ('afscheiden', 2), ('volstaan', 5), ('verschillen', 2), ('medebrengen', 4), ('object', 3), ('uitzonderingsmaatregel', 1), ('kenbaar', 3), ('oeconomisch', 3), ('aanbevelenswaardig', 2), ('priori', 1), ('mogelijkheid', 12), ('ambtenarencorp', 1), ('onzent', 3), ('botweg', 1), ('oogpunt', 3), ('gemis', 10), ('uitzicht', 4), ('behartigen', 3), ('toestemmen', 1), ('gedwongen', 2), ('beland', 1), ('zakelijk', 1), ('toelat', 1), ('noodzakelijkheid', 8), ('moeielijk', 2), ('daarnaar', 1), ('afzien', 5), ('tegenvallen', 1), ('strikt', 6), ('formuleeren', 1), ('economi', 1), ('bevredigen', 5), ('t.a.v.', 2), ('verkieslijk', 1), ('beteekend', 1), ('beteeken', 2), ('noodzaak', 3), ('blijvend', 2), ('juridisch', 4), ('algene', 1), ('opperen', 1), ('vermijding', 1), ('zoogenaamen', 1), ('aangewezene', 1), ('uitsluiten', 7), ('constateeren', 2), ('afhankelijk', 2), ('analoog', 1), ('moeilijkbed', 1), ('bestudeeren', 2), ('landsverdediging', 1), ('kiesrecht', 2), ('billijkheid', 1), ('afstuiten', 1), ('uitvallen', 4), ('bepleiten', 4), ('eenigszln', 1), ('volksleger', 1), ('volksleg', 1), ('bijwijze', 1), ('mutandis', 1), ('velerlei', 4), ('anomalie', 1), ('noodwendig', 2), ('lelang', 1), ('schikken', 3), ('hereiken', 2), ('zoogenaamde', 2), ('inbrengen', 1), ('beoordeeling', 3), ('bijvoegen', 1), ('noodeloos', 1), ('spoed', 1), ('goeden', 1), ('casu', 1), ('reconstructie', 1), ('verhaasten', 1), ('hiertegenover', 1), ('geseven', 1), ('verlokkelijk', 1), ('schema', 1), ('vergeen', 1), ('o-f', 1), ('verlieze', 1)</text:p>
          </table:table-cell>
          <table:table-cell office:value-type="string" calcext:value-type="string">
            <text:p>zoozeer, hervorming, varen, noodzakelijk, conclusie, betreffen, voorkomen, voegen, juist, economisch, aard, oog, bezwaarlijk, beschouw, beschouwen, aandacht, dringend, deskundig, bereiken, willekeurig, omstandigheid, nagaan, bezwaar, handhaven, aanbevelen, oefenen, belangrijkheid, onmogelijk, handhaving, zorgen, .geweest, ophouden, lichten, nut, dienstplicht, opzicht, allerlei, keuze, gewoonlijk, overbodig, gezien, inheems, meevallen, onderscheiden, huidig, geschikt, oordeel, onttrekken, bespoediging, constateren, wijten, vatbaar, degene, behartig, tegenwoordi, berusten, vermijden, beletselen, billijk, zorge, ondoenlijk, zoogenoemd, vesti-, bevelen, aantoonen, aanduiden, uitstek, omgekeerd, bereikbaar, summier, strekking, onvermijdelijk, onoverkomelijk, basis, afhangen, menigvuldig, donkbeeld, liefst, vastgekoppeld, teveel, wijt, defensie, afscheiden, volstaan, verschillen, medebrengen, object, uitzonderingsmaatregel, kenbaar, oeconomisch, aanbevelenswaardig, priori, mogelijkheid, ambtenarencorp, onzent, botweg, oogpunt, gemis, uitzicht, behartigen, toestemmen, gedwongen, beland, zakelijk, toelat, noodzakelijkheid, moeielijk, daarnaar, afzien, tegenvallen, strikt, formuleeren, economi, bevredigen, t.a.v., verkieslijk, beteekend, beteeken, noodzaak, blijvend, juridisch, algene, opperen, vermijding, zoogenaamen, aangewezene, uitsluiten, constateeren, afhankelijk, analoog, moeilijkbed, bestudeeren, landsverdediging, kiesrecht, billijkheid, afstuiten, uitvallen, bepleiten, eenigszln, volksleger, volksleg, bijwijze, mutandis, velerlei, anomalie, noodwendig, lelang, schikken, hereiken, zoogenaamde, inbrengen, beoordeeling, bijvoegen, noodeloos, spoed, goeden, casu, reconstructie, verhaasten, hiertegenover, geseven, verlokkelijk, schema, vergeen, o-f, verlieze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1944" calcext:value-type="float">
            <text:p>341944</text:p>
          </table:table-cell>
          <table:table-cell office:value-type="float" office:value="1127" calcext:value-type="float">
            <text:p>1127</text:p>
          </table:table-cell>
          <table:table-cell office:value-type="float" office:value="0.177462289263532" calcext:value-type="float">
            <text:p>0.177462289263532</text:p>
          </table:table-cell>
          <table:table-cell office:value-type="float" office:value="0.696135746433338" calcext:value-type="float">
            <text:p>0.696135746433338</text:p>
          </table:table-cell>
          <table:table-cell office:value-type="float" office:value="0.78793256433008" calcext:value-type="float">
            <text:p>0.78793256433008</text:p>
          </table:table-cell>
          <table:table-cell office:value-type="float" office:value="0.0693730503188728" calcext:value-type="float">
            <text:p>0.069373050318873</text:p>
          </table:table-cell>
          <table:table-cell office:value-type="float" office:value="0.0346051464063886" calcext:value-type="float">
            <text:p>0.03460514640638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wergen(3), moslim(64), gemengd(33), bediende(7), achtergrond(74), hottentot(7), negerslaven(14), indo-europeaan(63), slaven(10), aapman(1), dwerggroei(29), negerrijk(4), halfbloed(7), stam(2), indo(8), moslimsche(5), inboorlingen(4), zwartje(8), islamiet(12), historisch(54), negers(2), metis(3), marron(29), slaaf(14), barbaar(11), aziatisch(63), barbaren(14), ras(3), afkomst(8), afgod(5), inheemse(7), negerrestaurant(1), inuit(6), inheems(37), traditionele(49), zigeuners(2), hottentotten(4), mulat(8), knecht(9), historischen(4), afgodsbeeldje(1), stamgenooten(1), inlander(8), rassen(2), mongool(7), medicijnman(8), bedienden(3), lesbisch(3), roots(5), eskimo's(6), inlandsche(11), gemengden(1), exotische(3), kokkie(6), inheems'che(4), lilliputter(5), queer(4), gekleurde(2), gemengde(4), baboe(5), wilde(3), aziatische(13), homo(10), kaffer(7), inheemsche(7), eskimo(5), berber(8), historische(11), ontdekken(10), volbloed(6), tovenaar(5), koelie(7), wild(4), inboorling(6), zigeunermuziek(3), muzelman(8), negercultuur(4), koppensneller(6), exotisch(5), gekleurd(8), slavenschip(5), kaukasisch(4), indisch(3), zimbabwe(2), jakarta(1), onbeschaafd(10), primitief(10), zigeuner(6), onbeschaafdheid(1), indiaan(4), traditioneel(8), mengras(6), barbaarsche(1), marrons(3), volkstammen(1), stammen(2), indische(3), mesties(5), boesman(1), blank(11), moslimscho(1), eskimobediende(1), westers(2), moor(5), dwerg(6), knechts(1), afgodendienst(1), indone(1), handicap(3), neger(8), berberoorlog(1), wilden(1), historischcn(1), liitlepage(1), pygmee(7), volksstam(1), misvormden(6), negerin(1), koppensnellers(1), mongoolse(3), volbloedpaard(1), k'mesties(2), metis'nachts(1), aboriginal(4), inheemsch(1), moord(1), koelies(2), afkomstig(1), inheemsebe(1), page(2), homogeen(1), mohemmedaan(1), inlanders(2), inheemschen(3), indonesi(1), indiaansch(1), moslims(8), moslimcultuur(1), mulatten(1), kaffers(2), baboes(1), bosneger(3), boesmanbanelen(1), verraste(1), volbloeden(1), afstammelingen(1), lilliputters(2), inheemsen(3), zimbabwecultuur(1), dienstknecht(1), slaaft(1), eskimoverhalen(1), christelijkhistorischen(1), aziatischen(1), muzelman'(1), muzelmansch(1), slaven'(1), moortje(1), wetshistorische(1), mongoolsche(1), etniciteit(1), allochtoon(1), mongoolsohc(1), indiaans(1), dwergjes(1), winkelknechten(1), moslimsoh(1), volbloedras(1), islamieten(1), blanke(2), batavia(1), westerse(1)</text:p>
          </table:table-cell>
          <table:table-cell office:value-type="string" calcext:value-type="string">
            <text:p>('verbinden', 26), ('ontwikkeling', 37), ('stelsel', 15), ('toestand', 79), ('kapitalist', 3), ('toepassen', 17), ('langzamerhand', 9), ('oorzaak', 31), ('vormen', 90), ('herstellen', 12), ('veroorzaken', 25), ('grondslag', 15), ('werk', 112), ('vertoonen', 13), ('verhouding', 31), ('ontstaan', 50), ('scheiding', 6), ('bedreigen', 8), ('bescherming', 11), ('handeling', 10), ('slecht', 31), ('voorbijgaand', 1), ('voortspruiten', 3), ('verschil', 21), ('gevaarlijk', 22), ('beletten', 11), ('scheids', 1), ('behouden', 16), ('verkeeren', 6), ('gevaar', 37), ('scheppen', 22), ('vorm', 38), ('verliezen', 54), ('bewaren', 13), ('wederopbouw', 4), ('bedenkelijk', 6), ('nutteloos', 1), ('situatie', 7), ('bevolkingsgroep', 5), ('positie', 31), ('zorg', 20), ('toeschrijven', 5), ('stuiten', 7), ('levensomstandigheden', 1), ('achterstellen', 2), ('bespeuren', 9), ('herstel', 8), ('voordoen', 11), ('verdienen', 31), ('schaduwzijde', 3), ('ondervinden', 14), ('werken', 82), ('onberekenbaar', 3), ('systeem', 11), ('belemmeren', 3), ('onderscheid', 13), ('profiteeren', 2), ('vrijwaren', 2), ('hoofdoorzaak', 2), ('nauwkeurig', 15), ('voorkoming', 1), ('ongemoeid', 2), ('pauperisme', 4), ('ontnemen', 13), ('sociaal', 19), ('practischen', 1), ('ongelijkheid', 2), ('bestrijden', 15), ('voelbaar', 1), ('samenhangen', 1), ('ontplooiing', 1), ('dreigen', 18), ('euvel', 4), ('duiden', 6), ('bestrijding', 2), ('individueel', 5), ('grootscheeps', 1), ('uitwerken', 4), ('onbekend', 21), ('lukken', 18), ('vooruitzicht', 8), ('gestadigen', 1), ('wangedrag', 1), ('tegenstelling', 15), ('toevertrouwen', 5), ('gouvernementsambtenaar', 1), ('practijk', 7), ('dunnen', 1), ('uitwerking', 4), ('volksklasse', 5), ('weerbaarheid', 1), ('draaglijk', 2), ('straffeloos', 1), ('gestadig', 4), ('benutt', 1), ('passen', 17), ('samenhang', 6), ('crisis', 5), ('tegenhouden', 2), ('veiligheid', 5), ('minderwaardig', 3), ('merkbaar', 4), ('verkoeren', 1), ('dringen', 22), ('pogen', 10), ('adat', 2), ('samenstellen', 6), ('verruimen', 2), ('hulpmiddel', 3), ('moeilijken', 2), ('verkeren', 8), ('schadelijk', 1), ('willekeur', 4), ('verspillen', 1), ('agrarisch', 5), ('schaadt', 1), ('noodgedwongen', 1), ('arbeiden', 9), ('werkkracht', 2), ('onherstelbaar', 1), ('bemoeilijken', 1), ('vaarlijk', 1), ('verergeren', 4), ('ongeschonden', 1), ('aanschrijven', 2), ('vervolging', 2), ('noodzaken', 6), ('teweegbrengen', 2), ('uitlopen', 2), ('verstok', 1), ('systematisch', 2), ('beheerschend', 1), ('presteren', 3), ('zelfstandig', 2), ('ordening', 2), ('burgerstand', 2), ('pertinent', 1), ('voortgaan', 5), ('practisch', 9), ('beschermen', 6), ('volbrengen', 4), ('verhinderen', 4), ('naarmate', 3), ('strafrechter', 1), ('voortkomen', 7), ('misbruik', 6), ('correctie', 1), ('samenstelling', 4), ('zakenman', 2), ('ordenen', 4), ('toevlucht', 6), ('vergen', 3), ('onbillijkheid', 2), ('praktijk', 9), ('onzeker', 3), ('magistratuur', 1), ('expansie', 2), ('oorlogsgevaar', 1), ('gaandeweg', 1), ('tegengaan', 2), ('overmatig', 2), ('benadeelen', 1), ('lieverlede', 1), ('uitschakeling', 1), ('opbouw', 3), ('verhouden', 1), ('baten', 3), ('handelsman', 1), ('voortkom', 1), ('voortschrijden', 1), ('ontwik', 1), ('werkkring', 1), ('specifiek', 6), ('spreiding', 2), ('bestendig', 4), ('ingewikkeld', 3), ('belet', 1), ('beteugelen', 2), ('kansspel', 1), ('groeperen', 1), ('aanvatten', 1), ('hinderlijk', 2), ('wantoestand', 1), ('knevelarij', 2), ('onmisbaar', 3), ('economie', 3), ('berokkenen', 1), ('gegoed', 1), ('voorzorg', 2), ('prijsgeven', 1), ('afbreuk', 1), ('allengs', 1), ('levensvatbaar', 2), ('tegenovergestelde', 1), ('doorwerken', 2), ('christen-inlander', 2), ('noodzakelijkerwijze', 1), ('alleng', 1), ('exces', 1), ('verzachting', 1), ('schaden', 3), ('voortbestaan', 1), ('nuttelooz', 1), ('denkbeeldig', 1), ('speelzucht', 1), ('uitstippelen', 1), ('bevoordelen', 1), ('keling', 1), ('graadmeter', 1), ('schrikbarend', 1), ('misstand', 1), ('onzekerheid', 1), ('eenerzijds', 2), ('ongestoord', 2), ('hoofdfactor', 1), ('uitkiezen', 1), ('bestel', 2), ('nawerking', 2), ('dragelijk', 1), ('practischo', 1), ('gevalleu', 1), ('magnaat', 1), ('mensonwaardig', 1), ('practjjk', 1), ('bedrijvigheid', 1), ('beveiligen', 1), ('verzuim', 1), ('onontkoombaar', 1), ('conditie', 1), ('dienstbaar', 1), ('prestatie', 1), ('samenloop', 1), ('allerkleinst', 1), ('ongerief', 1), ('omwonenen', 1), ('hoofdvoorwaarde', 1), ('hartader', 1), ('verrichting', 1), ('verarming', 1), ('stadium', 1), ('fnuikend', 1), ('versteviging', 1), ('coustateeren', 1), ('achterstelling', 2), ('wikkeling', 1), ('nooden', 1), ('tegenovergesteld', 1), ('autarkisch', 1), ('leving', 1), ('negatief', 1), ('balie', 1), ('doeltreffendheid', 1), ('nasleep', 1), ('teweeg', 1), ('bestryden', 2), ('demoraliseren', 1), ('ommekeer', 1), ('bevoorrecht', 1), ('volksklas', 1), ('gevaariyk', 1), ('zienderoogen', 1), ('vrijmaken', 1), ('werkwijze', 1)</text:p>
          </table:table-cell>
          <table:table-cell office:value-type="string" calcext:value-type="string">
            <text:p>verbinden, ontwikkeling, stelsel, toestand, kapitalist, toepassen, langzamerhand, oorzaak, vormen, herstellen, veroorzaken, grondslag, werk, vertoonen, verhouding, ontstaan, scheiding, bedreigen, bescherming, handeling, slecht, voorbijgaand, voortspruiten, verschil, gevaarlijk, beletten, scheids, behouden, verkeeren, gevaar, scheppen, vorm, verliezen, bewaren, wederopbouw, bedenkelijk, nutteloos, situatie, bevolkingsgroep, positie, zorg, toeschrijven, stuiten, levensomstandigheden, achterstellen, bespeuren, herstel, voordoen, verdienen, schaduwzijde, ondervinden, werken, onberekenbaar, systeem, belemmeren, onderscheid, profiteeren, vrijwaren, hoofdoorzaak, nauwkeurig, voorkoming, ongemoeid, pauperisme, ontnemen, sociaal, practischen, ongelijkheid, bestrijden, voelbaar, samenhangen, ontplooiing, dreigen, euvel, duiden, bestrijding, individueel, grootscheeps, uitwerken, onbekend, lukken, vooruitzicht, gestadigen, wangedrag, tegenstelling, toevertrouwen, gouvernementsambtenaar, practijk, dunnen, uitwerking, volksklasse, weerbaarheid, draaglijk, straffeloos, gestadig, benutt, passen, samenhang, crisis, tegenhouden, veiligheid, minderwaardig, merkbaar, verkoeren, dringen, pogen, adat, samenstellen, verruimen, hulpmiddel, moeilijken, verkeren, schadelijk, willekeur, verspillen, agrarisch, schaadt, noodgedwongen, arbeiden, werkkracht, onherstelbaar, bemoeilijken, vaarlijk, verergeren, ongeschonden, aanschrijven, vervolging, noodzaken, teweegbrengen, uitlopen, verstok, systematisch, beheerschend, presteren, zelfstandig, ordening, burgerstand, pertinent, voortgaan, practisch, beschermen, volbrengen, verhinderen, naarmate, strafrechter, voortkomen, misbruik, correctie, samenstelling, zakenman, ordenen, toevlucht, vergen, onbillijkheid, praktijk, onzeker, magistratuur, expansie, oorlogsgevaar, gaandeweg, tegengaan, overmatig, benadeelen, lieverlede, uitschakeling, opbouw, verhouden, baten, handelsman, voortkom, voortschrijden, ontwik, werkkring, specifiek, spreiding, bestendig, ingewikkeld, belet, beteugelen, kansspel, groeperen, aanvatten, hinderlijk, wantoestand, knevelarij, onmisbaar, economie, berokkenen, gegoed, voorzorg, prijsgeven, afbreuk, allengs, levensvatbaar, tegenovergestelde, doorwerken, christen-inlander, noodzakelijkerwijze, alleng, exces, verzachting, schaden, voortbestaan, nuttelooz, denkbeeldig, speelzucht, uitstippelen, bevoordelen, keling, graadmeter, schrikbarend, misstand, onzekerheid, eenerzijds, ongestoord, hoofdfactor, uitkiezen, bestel, nawerking, dragelijk, practischo, gevalleu, magnaat, mensonwaardig, practjjk, bedrijvigheid, beveiligen, verzuim, onontkoombaar, conditie, dienstbaar, prestatie, samenloop, allerkleinst, ongerief, omwonenen, hoofdvoorwaarde, hartader, verrichting, verarming, stadium, fnuikend, versteviging, coustateeren, achterstelling, wikkeling, nooden, tegenovergesteld, autarkisch, leving, negatief, balie, doeltreffendheid, nasleep, teweeg, bestryden, demoraliseren, ommekeer, bevoorrecht, volksklas, gevaariyk, zienderoogen, vrijmaken, werkwijze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2095" calcext:value-type="float">
            <text:p>342095</text:p>
          </table:table-cell>
          <table:table-cell office:value-type="float" office:value="141" calcext:value-type="float">
            <text:p>141</text:p>
          </table:table-cell>
          <table:table-cell office:value-type="float" office:value="0.148936170212766" calcext:value-type="float">
            <text:p>0.148936170212766</text:p>
          </table:table-cell>
          <table:table-cell office:value-type="float" office:value="0.877872961985462" calcext:value-type="float">
            <text:p>0.877872961985462</text:p>
          </table:table-cell>
          <table:table-cell office:value-type="float" office:value="0.822695035460993" calcext:value-type="float">
            <text:p>0.822695035460993</text:p>
          </table:table-cell>
          <table:table-cell office:value-type="float" office:value="0.0758351293400321" calcext:value-type="float">
            <text:p>0.075835129340032</text:p>
          </table:table-cell>
          <table:table-cell office:value-type="float" office:value="0.0283687943262411" calcext:value-type="float">
            <text:p>0.02836879432624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chtergrond(11), traditionele(4), gemengd(9), stam(1), slavenschip(2), moslimsche(1), negerslaven(1), marron(7), exotische(1), ontdekken(2), westers(5), homo(2), indo-europeaan(1), page(4), berber(2), handicap(1), exotisch(1), historisch(12), pygmee(1), moslim(2), mulat(2), jakarta(1), queer(4), halfbloed(1), inheems(1), metis(1), lilliputter(1), lesbisch(3), gay(2), aboriginal(2), knecht(1), helmlna'marron(2), volbloed(1), hottentot(2), blank(1), misvormden(3), afkomst(2), barbaren(3), dwerg(1), inheemsche(2), traditioneel(2), onbeschaafd(1), inlandsche(1), baboe(1), historische(2), zigeunermuziek(1), afgod(4), lilliputters(1), indo(1), hottentottenstam(1), slaaf(2), blanke(1), batavia(1), kaffer(1), marron'(1), zigeuner(2), muzelmannen(1), kokkie(1), zigeuners(1), landbouwersknecht(1), inheems'che(2), roma(1), gekleurd(1), aziatisch(1), ras(1), negercultuur(1), hottentotten(1)</text:p>
          </table:table-cell>
          <table:table-cell office:value-type="string" calcext:value-type="string">
            <text:p>('adolf', 4), ('helena', 2), ('anna', 12), ('antoinette', 2), ('julia', 2), ('susanna', 2), ('hr.', 6), ('wilbelmina', 1), ('hendrik', 3), ('francoise', 1), ('arndt', 1), ('rika', 1), ('kathe', 1), ('ella', 1), ('willem', 15), ('columbus', 3), ('wilhelmina', 3), ('johann', 2), ('louise', 2), ('albert', 3), ('heinrich', 1), ('gertrud', 2), ('wachtschip', 1), ('augusta', 1), ('lotte', 1), ('charlotte', 1), ('maurits', 1), ('vondel', 2), ('sara', 3), ('anne', 2), ('marie', 3), ('juliana', 4), ('margaretha', 1), ('radio', 4), ('magda', 1), ('alida', 1), ('zender', 1), ('goliath', 2), ('mathilde', 1), ('christin', 3), ('frieda', 1), ('hordt', 1), ('richard', 3), ('ellen', 2), ('rembrandt', 2), ('hermann', 2), ('ida', 2), ('bertha', 1), ('hellevoetsluis', 1), ('sully', 1), ('henriette', 1), ('eva', 3), ('dora', 2), ('zwijger', 1), ('heinz', 1), ('victoria', 6), ('lothar', 1), ('huygens', 1), ('wally', 1), ('ms.', 1), ('conservatie', 1), ('greta', 1), ('elisabeth', 3), ('irene', 4), ('barbara', 1), ('dolfijn', 1), ('karl', 1), ('angelica', 1), ('arnold', 2), ('helene', 1), ('josephine', 1), ('bosa', 1), ('radio-uitzending', 1), ('august', 1), ('sonja', 1), ('ilelena', 1), ('elisa', 1), ('frederika', 1), ('lucia', 1), ('cato', 1), ('annie', 1), ('amanda', 1), ('gamelan', 1), ('lilly', 1), ('yvonne', 1)</text:p>
          </table:table-cell>
          <table:table-cell office:value-type="string" calcext:value-type="string">
            <text:p>adolf, helena, anna, antoinette, julia, susanna, hr., wilbelmina, hendrik, francoise, arndt, rika, kathe, ella, willem, columbus, wilhelmina, johann, louise, albert, heinrich, gertrud, wachtschip, augusta, lotte, charlotte, maurits, vondel, sara, anne, marie, juliana, margaretha, radio, magda, alida, zender, goliath, mathilde, christin, frieda, hordt, richard, ellen, rembrandt, hermann, ida, bertha, hellevoetsluis, sully, henriette, eva, dora, zwijger, heinz, victoria, lothar, huygens, wally, ms., conservatie, greta, elisabeth, irene, barbara, dolfijn, karl, angelica, arnold, helene, josephine, bosa, radio-uitzending, august, sonja, ilelena, elisa, frederika, lucia, cato, annie, amanda, gamelan, lilly, yvonne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1367" calcext:value-type="float">
            <text:p>341367</text:p>
          </table:table-cell>
          <table:table-cell office:value-type="float" office:value="116" calcext:value-type="float">
            <text:p>116</text:p>
          </table:table-cell>
          <table:table-cell office:value-type="float" office:value="0.146551724137931" calcext:value-type="float">
            <text:p>0.146551724137931</text:p>
          </table:table-cell>
          <table:table-cell office:value-type="float" office:value="0.873810289426495" calcext:value-type="float">
            <text:p>0.873810289426495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0.0794839986054725" calcext:value-type="float">
            <text:p>0.079483998605473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emengd(10), traditionele(8), inheems(5), aziatisch(8), koelie(2), dwerggroei(2), meesterknecht(1), indo-europeaan(7), exotisch(2), mongoolsche(1), barbaren(2), slaaf(3), homo(1), rassen(1), achtergrond(3), gekleurd(1), berber(1), handicap(1), eskimo's(2), stam(1), mesties(1), negerrestaurant(1), gekleurde(1), inuit(1), historisch(5), onbeschaafd(1), marron(7), westers(1), medicijnman(1), moslim(4), slavenschip(1), negerrijk(1), lesbisch(1), baboe(1), ras(1), bediende(1), aapman(1), roots(1), verwilderd(1), indo(2), traditioneel(1), marron'(1), muzelmannen(1), dienstknecht(1), blanke(1), mulat(1), zigeuners(1), inheemse(1), queer(1), primitief(1), inlandsche(2), gemengde(1), barbaarschheid(1), afgod(1), zigeunermuziek(1), barbaar(1), moor(1), negerslaven(1), mulatten(1)</text:p>
          </table:table-cell>
          <table:table-cell office:value-type="string" calcext:value-type="string">
            <text:p>('ccii', 1), ('toog', 5), ('met-', 3), ('.met', 1), ('word', 7), ('docr', 2), ('dcor', 10), ('eein', 1), ('inet', 3), ('dooi', 11), ('laatet', 1), ('een-', 2), ('eerate', 1), ('erd', 2), ('eersto', 2), ('vrii', 1), ('roeten', 3), ('leg', 2), ('ind', 7), ('mefc', 1), ('aoor', 2), ('r', 5), ('ineen', 6), ('eeno', 2), ('legen', 5), ('.een', 3), ('eeii', 1), ('vang', 1), ('m^t', 1), ('oip', 1), ('eei', 2), ('wero', 1), ('-een', 2), ('tegeu', 1), ('we-d', 1), ('dooien', 2), ('door-', 1), ('op.de', 1), ('jnet', 1), ('verden', 2), ('volgd', 1), ('deor', 1), ('eeen', 1), ('tweed', 1), ('verd', 1), ('erden', 1), ('meb', 1), ('jeen', 1), ('ecne', 1), ('oerst', 1), ("en'de", 1), ('tegsn', 1)</text:p>
          </table:table-cell>
          <table:table-cell office:value-type="string" calcext:value-type="string">
            <text:p>ccii, toog, met-, .met, word, docr, dcor, eein, inet, dooi, laatet, een-, eerate, erd, eersto, vrii, roeten, leg, ind, mefc, aoor, r, ineen, eeno, legen, .een, eeii, vang, m^t, oip, eei, wero, -een, tegeu, we-d, dooien, door-, op.de, jnet, verden, volgd, deor, eeen, tweed, verd, erden, meb, jeen, ecne, oerst, en'de, tegsn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1573" calcext:value-type="float">
            <text:p>341573</text:p>
          </table:table-cell>
          <table:table-cell office:value-type="float" office:value="71" calcext:value-type="float">
            <text:p>71</text:p>
          </table:table-cell>
          <table:table-cell office:value-type="float" office:value="0.126760563380282" calcext:value-type="float">
            <text:p>0.126760563380282</text:p>
          </table:table-cell>
          <table:table-cell office:value-type="float" office:value="0.921681294745451" calcext:value-type="float">
            <text:p>0.921681294745451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0795112871357586" calcext:value-type="float">
            <text:p>0.079511287135759</text:p>
          </table:table-cell>
          <table:table-cell office:value-type="float" office:value="0.028169014084507" calcext:value-type="float">
            <text:p>0.0281690140845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do-europeaan(5), historisch(2), moslim(1), stamboek(1), aziatisch(6), tovenaar(1), westers(1), inuit(1), mongool(1), achtergrond(6), bediende(1), inheems(7), slaven(1), knecht(1), traditionele(4), medicijnman(1), kaffers(1), inheemschen(1), kokkie(1), negers(1), slaaf(2), indische(1), kaukasisch(2), volbloedras(1), gemengd(3), lilliputters(1), marron(1), inheemse(1), inboorling(1), berber(1), muzelmannen(1), indiaan(1), hottentot(1), page(1), mengras(1), traditioneel(1), aziatische(1), indisch(1), afkomst(1), primitief(1), blank(1), indo-europeaans(1), marrons(1)</text:p>
          </table:table-cell>
          <table:table-cell office:value-type="string" calcext:value-type="string">
            <text:p>('storten', 11), ('winst', 10), ('coupon', 2), ('reserve', 4), ('aandeel', 7), ('kapitaal', 13), ('coupure', 2), ('dividend', 4), ('talon', 1), ('nihil', 2), ('onv', 1), ('restant', 1), ('aflossing', 1), ('leening', 2), ('rente', 3), ('renten', 1), ('hypothecair', 1), ('aandeelen', 4), ('onverdeeld', 1), ('overboeking', 1), ('aandeelhouder', 2), ('inschrijving', 2), ('boeken', 1), ('afschrijving', 1), ('uitloten', 1), ('saldo', 1), ('gld', 1), ('lening', 1), ('uitgifte', 1), ('uitstaan', 1), ('hypotheek', 1), ('debiteur', 1)</text:p>
          </table:table-cell>
          <table:table-cell office:value-type="string" calcext:value-type="string">
            <text:p>storten, winst, coupon, reserve, aandeel, kapitaal, coupure, dividend, talon, nihil, onv, restant, aflossing, leening, rente, renten, hypothecair, aandeelen, onverdeeld, overboeking, aandeelhouder, inschrijving, boeken, afschrijving, uitloten, saldo, gld, lening, uitgifte, uitstaan, hypotheek, debiteur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1804" calcext:value-type="float">
            <text:p>341804</text:p>
          </table:table-cell>
          <table:table-cell office:value-type="float" office:value="801" calcext:value-type="float">
            <text:p>801</text:p>
          </table:table-cell>
          <table:table-cell office:value-type="float" office:value="0.166042446941323" calcext:value-type="float">
            <text:p>0.166042446941323</text:p>
          </table:table-cell>
          <table:table-cell office:value-type="float" office:value="0.902117533253273" calcext:value-type="float">
            <text:p>0.902117533253273</text:p>
          </table:table-cell>
          <table:table-cell office:value-type="float" office:value="0.790262172284644" calcext:value-type="float">
            <text:p>0.790262172284644</text:p>
          </table:table-cell>
          <table:table-cell office:value-type="float" office:value="0.0817780431689952" calcext:value-type="float">
            <text:p>0.081778043168995</text:p>
          </table:table-cell>
          <table:table-cell office:value-type="float" office:value="0.0436953807740325" calcext:value-type="float">
            <text:p>0.0436953807740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ger(11), gemengd(25), bediende(3), meesterknecht(1), exotisch(8), aziatisch(42), inboorlingen(2), negerslaven(8), primitief(8), zwartje(6), indo-europeaan(40), rassen(2), historisch(40), negers(3), achtergrond(52), metis(2), marron(16), gekleurd(8), barbaar(9), inheems(29), dwerggroei(9), ontdekken(5), aziatische(11), moslim(35), afgod(9), afkomst(11), indisch(2), inheemse(5), traditionele(50), aapman(3), zigeuners(2), hottentotten(3), jakarta(1), queer(3), inlander(6), slaven(8), pygmee(14), mengras(4), wild(4), mongool(7), medicijnman(7), bedienden(3), lesbisch(3), mulat(4), eskimo(4), inlandsche(8), inheems'che(3), slavenschip(5), islamiet(9), barbarlje(2), halfbloed(5), kaffer(7), moslims(8), inheemschen(3), indiaan(5), slaaf(11), inheemsche(7), indo(4), historische(9), homo(5), schildersknecht(1), muzelman(5), misvormden(7), kaukasisch(5), marron'(2), onbeschaafd(2), koelies(2), onbeschaafdheid(1), gemengde(2), baboe(3), ras(1), koelie(4), barbaarsche(1), volbloed(1), traditioneel(4), volkstammen(1), roots(2), indische(2), kokkie(3), rassenhaat(1), gekleurde(2), moslimsche(4), afgodendienst(2), moslimscho(1), westers(1), historischen(1), dwerg(4), wilde(2), moor(5), handicap(1), berberoorlog(1), koelied(1), lilliputter(2), stam(2), knecht(5), koppensnellers(1), volbloedpaard(1), zigeuner(3), inheemsebe(1), barbaren(11), wereldmoord(1), boesman(2), koppensneller(5), page(2), dienstknecht(2), lilliputters(3), indo-europeaans(1), grootste(1), hottentot(3), indo's(1), indonesi(1), indiaansch(1), inboorling(3), marrons(1), mulatten(1), baboes(1), boesmanbanelen(1), exotische(1), moslimsohe(1), tovenaar(1), bediendepmijnneer(1), berber(4), zimbabwecultuur(1), groothistorische(1), slaaft(1), barbaar'sche(1), voorhistorische(1), stamgenoot(1), christelijkhistorischen(1), mesties(5), aboriginal(2), inuit(2), eskimo's(4), negerrijk(1), slaven'(1), blank(3), inheemsen(2), kaffers(2), zigeunermuziek(1), indischen(1), inheemsch(1), berbers(1), inlanders(2), praehistorische(1), moslimsoh(1), bosneger(1), blanke(2), batavia(1), westerse(1), handicapper(1)</text:p>
          </table:table-cell>
          <table:table-cell office:value-type="string" calcext:value-type="string">
            <text:p>('voorgrond', 14), ('wekken', 21), ('verstand', 14), ('uitnemendheid', 2), ('doordringen', 11), ('karakter', 37), ('gedachtengang', 4), ('ervaring', 12), ('ongebreideld', 1), ('waar', 14), ('uitdrukken', 7), ('ontvoogding', 1), ('moeite', 21), ('verwoed', 2), ('gelukken', 18), ('wedijver', 2), ('gedrag', 4), ('toezien', 2), ('angstvallig', 3), ('offer', 6), ('gewoonte', 30), ('jarenlang', 9), ('bedrijven', 5), ('subjectief', 1), ('cultureel', 7), ('scherp', 27), ('aanprijzen', 2), ('vervullen', 20), ('aanzijn', 1), ('misdaad', 13), ('bezinning', 1), ('warring', 1), ('streng', 14), ('bewustzijn', 5), ('zorgvuldigheid', 1), ('offeren', 15), ('verontwaardiging', 6), ('ijv', 1), ('menselijk', 4), ('belonen', 3), ('achteruitzetten', 1), ('medewerking', 17), ('ondergang', 6), ('zede', 12), ('kortwieken', 1), ('tonen', 35), ('opdoen', 5), ('elders', 21), ('ondervinding', 7), ('hardnekkig', 6), ('moorden', 7), ('opoffering', 3), ('taak', 33), ('worstelen', 7), ('bezorgdheid', 4), ('ijver', 11), ('besef', 5), ('scherper', 3), ('prestig', 2), ('verwantschap', 3), ('afschuwelijkheid', 1), ('welvaart', 9), ('indolentie', 2), ('onverschilligheid', 1), ('maatschappelijk', 13), ('alzijdig', 1), ('opwekking', 1), ('generatie', 4), ('tevergeefs', 5), ('getuigen', 16), ('onschuldig', 4), ('voorbijzi', 2), ('innerlijk', 5), ('kern', 9), ('helderen', 1), ('heilzaam', 2), ('bewustwording', 1), ('individu', 10), ('hoede', 4), ('aanrand', 1), ('brutaal', 5), ('onmenschelijk', 2), ('beproeven', 8), ('roof', 2), ('daad', 19), ('misbruiken', 1), ('beproeving', 3), ('verbreiding', 3), ('opmerkelijk', 4), ('levenskrachtig', 1), ('boventoon', 1), ('waken', 7), ('vergeefs', 6), ('beproefd', 1), ('lafhartig', 1), ('waakzaam', 5), ('zedelijk', 11), ('opzien', 1), ('waakzaamheid', 1), ('overheerscht', 2), ('ontwikkelingsgang', 3), ('aansporen', 3), ('verwondering', 3), ('emancipatie', 3), ('aansporing', 3), ('kortom', 7), ('organisatievermogen', 1), ('ontwikkelingsproces', 1), ('veelbewog', 1), ('jeven', 1), ('onnut', 1), ('onverklaarbaar', 1), ('zegenrijk', 2), ('oneenigheid', 1), ('beheerschen', 6), ('ervaren', 3), ('schrikbeeld', 1), ('aanmoedigen', 2), ('behoeden', 2), ('uitspatting', 1), ('catastrophe', 1), ('gewelddadig', 2), ('beroering', 2), ('onvermoeibaar', 1), ('gruwelijk', 4), ('gezwoeg', 1), ('onzalig', 3), ('beleedigen', 2), ('wrijving', 2), ('mentaliteit', 5), ('verwant', 6), ('klove', 1), ('sleur', 4), ('onverdroten', 1), ('onvruchtbaar', 1), ('illusie', 2), ('prikkel', 1), ('breidel', 1), ('onordelijk', 1), ('dreigend', 2), ('onbruik', 3), ('gekijf', 1), ('vervulling', 5), ('vlijt', 1), ('noest', 2), ('ontzien', 3), ('veete', 2), ('welvaren', 2), ('universeel', 2), ('machteloos', 4), ('koppensnell', 2), ('geruststelling', 1), ('verheffing', 3), ('zniver', 1), ('begaan', 11), ('geprononceerd', 1), ('zedelijkheid', 3), ('ongehoord', 5), ('ligheid', 1), ('inspanning', 2), ('toeleggen', 5), ('miserie', 1), ('lediggang', 1), ('volksleven', 4), ('onhandigheid', 1), ('lauwheid', 2), ('miskenning', 1), ('bolwerk', 3), ('pioniersarbeid', 1), ('verwekken', 5), ('intellectueel', 3), ('zorgvuldig', 4), ('ongereptheid', 1), ('diepgaan', 1), ('slordigheid', 1), ('ambitie', 3), ('breuk', 2), ('toppunt', 3), ('discretie', 3), ('beheerscht', 3), ('afstompen', 1), ('verblinding', 1), ('onbekwaamheid', 1), ('doortastendheid', 3), ('menschehjk', 1), ('energie', 6), ('verbittering', 1), ('voleindiging', 1), ('droombeeld', 2), ('kenmerken', 12), ('geleding', 2), ('afwenden', 2), ('prikkelen', 3), ('nauwgezet', 2), ('vruchteloos', 1), ('opofferingsgezindheid', 1), ('teekent', 5), ('opwekken', 4), ('luiheid', 2), ('verwording', 3), ('knoeien', 1), ('allerbest', 2), ('samenleving', 5), ('ergerlijk', 3), ('wrok', 1), ('barbaarsch', 5), ('evolutie', 1), ('naijver', 1), ('vermorsen', 1), ('decennium', 1), ('scherpte', 1), ('vooruitzien', 1), ('gezinsleven', 1), ('bijzoader', 1), ('catastrof', 1), ('discipline', 3), ('onverzwakt', 1), ('gemeenschapsleven', 1), ('volharding', 1), ('cultureeel', 1), ('onkunen', 1), ('interpreteren', 1), ('onschuldigen', 1), ('destemeer', 1), ('strengheid', 1), ('beheersen', 1), ('ondermijning', 1), ('saamhoorigheid', 1), ('onvolkomenheid', 1), ('tucht', 2), ('ongerustheid', 1), ('bewustheid', 1), ('geharrewar', 1), ('verweren', 5), ('drijfveer', 1), ('fataal', 1), ('pionierswerk', 1), ('nonchalance', 1), ('onmisbar', 1), ('ontstemming', 3), ('saamhorigheid', 1), ('tegenzin', 1), ('omlijnen', 4), ('vertrouwd', 3), ('onvermoeid', 2), ('wrevel', 1), ('spaarzaamheid', 1), ('sensatie', 3), ('onwetendheid', 2), ('overstelpen', 2), ('uitbuiting', 1), ('onrust', 3), ('bescherm', 2), ('overheersen', 1), ('overheerschenen', 1), ('verspreider', 1), ('gewetensvol', 1), ('dispuut', 1), ('roekeloos', 1), ('wisselwerking', 2), ('tekortkoming', 2), ('starheid', 1), ('objectiviteit', 1), ('verlossen', 1), ('versmaden', 1), ('betrachting', 1), ('rakter', 2), ('onrechtvaardigheid', 2), ('minutieus', 1), ('getroosten', 1), ('ontaarden', 2), ('ondernemingsgeest', 1), ('langjarig', 2), ('gekibbel', 1), ('philantropie', 2), ('gemeenschapszin', 1), ('kwijten', 1), ('realiteit', 2), ('verouderen', 2), ('duchten', 1), ('verdoezelen', 1), ('gruwzaam', 2), ('opoffer', 1), ('nauwkeurigheid', 1), ('zwoegen', 1), ('intellect', 1), ('zaamheid', 1), ('belangeloos', 1), ('ontwaking', 1), ('goedmaken', 1), ('voortvarendheid', 1), ('verdwazing', 1), ('maatschappelyk', 1), ('overschatting', 1), ('overladen', 1), ('bevoorrechten', 1), ('veronachtzaming', 1), ('moordend', 1), ('diepgaand', 1), ('uitmuntenden', 1), ('verwaarloozen', 1), ('uitbuiten', 1), ('gevaarvol', 1), ('gedegen', 1), ('genadeslag', 1), ('zwang', 1), ('aftakeling', 1), ('oorlogen', 1), ('geestesgesteldheid', 1), ('onpartijdigheid', 1), ('overhaast', 1)</text:p>
          </table:table-cell>
          <table:table-cell office:value-type="string" calcext:value-type="string">
            <text:p>voorgrond, wekken, verstand, uitnemendheid, doordringen, karakter, gedachtengang, ervaring, ongebreideld, waar, uitdrukken, ontvoogding, moeite, verwoed, gelukken, wedijver, gedrag, toezien, angstvallig, offer, gewoonte, jarenlang, bedrijven, subjectief, cultureel, scherp, aanprijzen, vervullen, aanzijn, misdaad, bezinning, warring, streng, bewustzijn, zorgvuldigheid, offeren, verontwaardiging, ijv, menselijk, belonen, achteruitzetten, medewerking, ondergang, zede, kortwieken, tonen, opdoen, elders, ondervinding, hardnekkig, moorden, opoffering, taak, worstelen, bezorgdheid, ijver, besef, scherper, prestig, verwantschap, afschuwelijkheid, welvaart, indolentie, onverschilligheid, maatschappelijk, alzijdig, opwekking, generatie, tevergeefs, getuigen, onschuldig, voorbijzi, innerlijk, kern, helderen, heilzaam, bewustwording, individu, hoede, aanrand, brutaal, onmenschelijk, beproeven, roof, daad, misbruiken, beproeving, verbreiding, opmerkelijk, levenskrachtig, boventoon, waken, vergeefs, beproefd, lafhartig, waakzaam, zedelijk, opzien, waakzaamheid, overheerscht, ontwikkelingsgang, aansporen, verwondering, emancipatie, aansporing, kortom, organisatievermogen, ontwikkelingsproces, veelbewog, jeven, onnut, onverklaarbaar, zegenrijk, oneenigheid, beheerschen, ervaren, schrikbeeld, aanmoedigen, behoeden, uitspatting, catastrophe, gewelddadig, beroering, onvermoeibaar, gruwelijk, gezwoeg, onzalig, beleedigen, wrijving, mentaliteit, verwant, klove, sleur, onverdroten, onvruchtbaar, illusie, prikkel, breidel, onordelijk, dreigend, onbruik, gekijf, vervulling, vlijt, noest, ontzien, veete, welvaren, universeel, machteloos, koppensnell, geruststelling, verheffing, zniver, begaan, geprononceerd, zedelijkheid, ongehoord, ligheid, inspanning, toeleggen, miserie, lediggang, volksleven, onhandigheid, lauwheid, miskenning, bolwerk, pioniersarbeid, verwekken, intellectueel, zorgvuldig, ongereptheid, diepgaan, slordigheid, ambitie, breuk, toppunt, discretie, beheerscht, afstompen, verblinding, onbekwaamheid, doortastendheid, menschehjk, energie, verbittering, voleindiging, droombeeld, kenmerken, geleding, afwenden, prikkelen, nauwgezet, vruchteloos, opofferingsgezindheid, teekent, opwekken, luiheid, verwording, knoeien, allerbest, samenleving, ergerlijk, wrok, barbaarsch, evolutie, naijver, vermorsen, decennium, scherpte, vooruitzien, gezinsleven, bijzoader, catastrof, discipline, onverzwakt, gemeenschapsleven, volharding, cultureeel, onkunen, interpreteren, onschuldigen, destemeer, strengheid, beheersen, ondermijning, saamhoorigheid, onvolkomenheid, tucht, ongerustheid, bewustheid, geharrewar, verweren, drijfveer, fataal, pionierswerk, nonchalance, onmisbar, ontstemming, saamhorigheid, tegenzin, omlijnen, vertrouwd, onvermoeid, wrevel, spaarzaamheid, sensatie, onwetendheid, overstelpen, uitbuiting, onrust, bescherm, overheersen, overheerschenen, verspreider, gewetensvol, dispuut, roekeloos, wisselwerking, tekortkoming, starheid, objectiviteit, verlossen, versmaden, betrachting, rakter, onrechtvaardigheid, minutieus, getroosten, ontaarden, ondernemingsgeest, langjarig, gekibbel, philantropie, gemeenschapszin, kwijten, realiteit, verouderen, duchten, verdoezelen, gruwzaam, opoffer, nauwkeurigheid, zwoegen, intellect, zaamheid, belangeloos, ontwaking, goedmaken, voortvarendheid, verdwazing, maatschappelyk, overschatting, overladen, bevoorrechten, veronachtzaming, moordend, diepgaand, uitmuntenden, verwaarloozen, uitbuiten, gevaarvol, gedegen, genadeslag, zwang, aftakeling, oorlogen, geestesgesteldheid, onpartijdigheid, overhaast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1994" calcext:value-type="float">
            <text:p>341994</text:p>
          </table:table-cell>
          <table:table-cell office:value-type="float" office:value="1157" calcext:value-type="float">
            <text:p>1157</text:p>
          </table:table-cell>
          <table:table-cell office:value-type="float" office:value="0.181503889369058" calcext:value-type="float">
            <text:p>0.181503889369058</text:p>
          </table:table-cell>
          <table:table-cell office:value-type="float" office:value="0.564267184223495" calcext:value-type="float">
            <text:p>0.564267184223495</text:p>
          </table:table-cell>
          <table:table-cell office:value-type="float" office:value="0.785652549697494" calcext:value-type="float">
            <text:p>0.785652549697494</text:p>
          </table:table-cell>
          <table:table-cell office:value-type="float" office:value="0.0944627322459479" calcext:value-type="float">
            <text:p>0.094462732245948</text:p>
          </table:table-cell>
          <table:table-cell office:value-type="float" office:value="0.0328435609334486" calcext:value-type="float">
            <text:p>0.03284356093344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wergen(3), moslim(59), gemengd(43), achtergrond(68), negerslaven(13), volbloed(8), traditionele(53), indo-europeaan(64), exotisch(7), slaven(8), dwerggroei(35), inheems(50), indo(12), aziatisch(67), inboorlingen(5), indische(5), homo(10), zwartje(8), islamiet(12), historisch(56), aziatischejgeit(2), page(7), koelie(10), slaaf(10), aziatische(17), afgod(8), afkomst(8), marron(21), indisch(6), inuit(3), bosneger(3), inheemse(10), jakarta(2), zigeuners(1), hottentotten(4), onbeschaafd(10), historischen(3), ontdekken(7), primitief(13), stamgenooten(1), hottentot(5), wilde(1), neger(7), lilliputter(8), inlander(8), rassen(2), bedienden(1), muzelman(9), mulat(6), eskimo(4), dwerg(6), inboorling(8), halfbloed(6), exotische(3), inheems'che(2), moslimsche(5), inlandsche(9), dwergeu(1), ras(5), mongool(7), barbarlje(2), slavenhandel(1), negerrijk(2), kaffer(8), gemengde(4), handicap(3), moslims(9), stam(5), indiaan(6), inheemsche(10), aapman(1), historische(13), moslimsch(1), lilliputters(1), kaukasisch(10), wild(4), negercultuur(5), medicijnman(4), stamhoofd(1), kwinti(1), koelies(2), inheemschen(4), zigeuner(5), barbaar(9), onbeschaafdheid(1), barbaarschheid(1), demooraten(1), eskimo's(9), pygmee(5), moor(3), bataviasche(1), tovenaar(6), baboe(5), misvormden(8), lesbisch(3), birma(1), barbaarsche(1), gekleurd(5), christelijkhistorisch'(1), marrons(5), traditioneel(8), volkstammen(1), queer(4), berber(9), mesties(11), gekleurde(2), moslimscho(1), eskimobediende(1), westers(2), boesman(3), indone(1), berberoorlog(1), koelied(1), wilden(1), blank(5), volksstam(1), negerin(1), knecht(5), k'mesties(2), volbloedpaard(1), lesbische(2), roots(3), metis'nachts(1), inheemsch(1), galeislaven(1), bediende(3), inheemsebe(1), zigeunermuziek(2), slavenschip(5), homogeen(1), barbaren(9), indo-europeaans(1), indo's(1), indonesi(1), indiaansch(1), grootst(1), moslimcultuur(1), kokkie(2), gay(1), mulatten(1), wereldhistorische(1), transport(1), baboes(1), mengras(4), inheemsen(3), bosnegers(1), moslimsohe(1), zigeunerin(2), koppensneller(4), moordenaar(1), etniciteit(2), bediendepmijnneer(1), zimbabwecultuur(1), dienstknecht(1), slaaft(1), barbaar'sche(1), negers(1), traditioneelen(1), stammen(1), eskimoverhalen(1), marron'(1), christelijkhistorischen(1), hottentottenstam(1), aboriginal(2), aziatischen(1), mongoolse(1), muzelmansche(1), muzelman'(1), slaven'(1), wetshistorische(1), kaffers(3), inheemseen(1), indiaans(1), winkelknechten(1), verrast(1), islamieten(1), metis(1), inlanders(1), zigeunerbende(1), muzelmannen(1), westerse(1), handicapper(1)</text:p>
          </table:table-cell>
          <table:table-cell office:value-type="string" calcext:value-type="string">
            <text:p>('omschrijven', 8), ('recht', 90), ('treden', 57), ('artikel', 39), ('uitbreiden', 21), ('bestaan', 161), ('maatregel', 33), ('opheffen', 16), ('verkrijgen', 33), ('ondergaan', 11), ('wet', 41), ('richten', 41), ('hechten', 11), ('regelen', 19), ('voorwaarde', 6), ('invloed', 42), ('geval', 100), ('factor', 13), ('gewend', 7), ('uitsluitend', 24), ('veranderen', 27), ('gelden', 37), ('thuishoren', 1), ('zeggenschap', 1), ('uitoefenen', 15), ('regel', 15), ('verbeteren', 20), ('voldoende', 31), ('onvoldoende', 4), ('regelmatig', 5), ('wenden', 12), ('eisen', 1), ('gebrek', 29), ('behooren', 19), ('behoorlijk', 10), ('algeheel', 3), ('genoegzaam', 4), ('aangeven', 11), ('afwijking', 6), ('weigering', 3), ('uitmaken', 10), ('waarborgen', 3), ('materieel', 5), ('belang', 58), ('doorvoeren', 3), ('rechtmatig', 4), ('voorkeur', 12), ('geregeld', 7), ('weigeren', 21), ('breiden', 7), ('verbetering', 26), ('rekenen', 26), ('overgang', 11), ('ontbreken', 32), ('proportie', 2), ('hetzij', 16), ('doelmatig', 2), ('voordeel', 15), ('wetgeving', 6), ('inlichtingendienst', 2), ('financieel', 10), ('aanwijzen', 18), ('toepassing', 8), ('voorrang', 1), ('verandering', 23), ('ongeschikt', 4), ('moeien', 9), ('uitschakelen', 2), ('verplichten', 20), ('erlangen', 1), ('eisch', 21), ('vereischt', 2), ('wennen', 4), ('bedoelen', 27), ('onderhevig', 3), ('rangschikken', 2), ('moderniseering', 1), ('voldoen', 19), ('kasjroeth', 1), ('aanwijzing', 2), ('werking', 13), ('stabiliteit', 1), ('vestigen', 45), ('opdracht', 15), ('bepaling', 13), ('familierecht', 2), ('onderwerpen', 14), ('alsnog', 2), ('gelasten', 1), ('gebrekkig', 5), ('wend', 2), ('paren', 9), ('commercieel', 3), ('rechtstreeks', 5), ('inperking', 1), ('verkrijging', 3), ('deugdelijk', 2), ('vermelden', 16), ('gewenschten', 2), ('personeelsvoorziening', 1), ('steun', 12), ('oorlogstoestand', 3), ('gelijkstelling', 2), ('ambtenaren-', 1), ('toekomen', 5), ('omvatten', 11), ('waarborg', 2), ('tijdsomstandigheid', 3), ('rechtsplicht', 1), ('privaatrecht', 1), ('opleveren', 9), ('verzoeken', 20), ('tusschenkomst', 4), ('onderdoen', 1), ('vergemakkelijken', 2), ('onontbeerlijk', 2), ('omschrijving', 3), ('onderdeel', 8), ('heizij', 1), ('splitsing', 1), ('reorganisatie', 8), ('notulen', 1), ('totstandkoming', 1), ('stimuleren', 1), ('term', 11), ('omvangrijk', 4), ('nivelleren', 2), ('voldoend', 2), ('bepaald', 5), ('aansluiting', 3), ('vermelding', 5), ('doeltreffend', 4), ('sanctie', 2), ('eiech', 1), ('bruikbaar', 4), ('nadoen', 1), ('onbevredigend', 2), ('usantie', 2), ('bemoeiing', 3), ('alinea', 1), ('voordcelen', 1), ('nadeel', 7), ('afdoend', 3), ('aandaoht', 1), ('rechtstreekschen', 1), ('afwijken', 6), ('aanduiding', 1), ('belangen', 2), ('onvoorwaardelijk', 1), ('rechtspraak', 2), ('rechtsbedeeling', 2), ('unificatie', 1), ('procesrecht', 1), ('privaat-', 1), ('gelijkelijk', 2), ('omvang', 7), ('materie', 1), ('bestuursinrichting', 2), ('bestendigen', 2), ('onbelemmerd', 1), ('bijaldien', 1), ('aanbeveling', 2), ('evenwicht', 5), ('afwijzing', 2), ('voldo', 1), ('huwelijksrecht', 1), ('concubinaat', 1), ('bestuurshervorming', 2), ('successievelijk', 1), ('onderhavig', 1), ('betreff', 1), ('belemmering', 3), ('enkelvoudig', 1), ('eisoh', 1), ('vergrooten', 2), ('eis', 3), ('consolidatie', 1), ('toepasselijk', 2), ('belmor', 2), ('tikel', 1), ('bemiddeling', 3), ('inroeping', 1), ('bijstand', 3), ('onvoldoend', 1), ('perspectief', 1), ('.thans', 1), ('overeenkom', 1), ('bovenbedoeld', 2), ('voordeal', 1), ('onherroepelijk', 2), ('vestigd', 1), ('aankloppen', 1), ('beter', 2), ('mutatis', 1), ('invlood', 1), ('waarbinnen', 1), ('scheepvaartregeling', 1), ('voorlezing', 1), ('rationeel', 1), ('uiteenlopen', 1), ('voorzover', 1), ('voorbehouden', 1), ('wettelijk', 5), ('onbevredigende', 2), ('aanpassen', 1), ('eiacht', 1), ('baseren', 1), ('bestaand', 1), ('vastleggen', 1), ('splitsen', 1), ('stani', 1), ('uitoefening', 2), ('schrappen', 1), ('hetzy', 1), ('leerplicht', 1), ('onafwijsbaar', 1), ('geeischen', 1), ('voorlezen', 1), ('wetten', 1), ('vergemakkelijking', 1), ('instantie', 1), ('genee', 1), ('behoudens', 2), ('dienstplichtwet', 1), ('regionaal', 1), ('verdeling', 1), ('toelaatbaar', 1), ('rechtelijk', 1), ('rechtigen', 1), ('palen', 1), ('wegvallen', 1), ('bewerkstelligen', 1), ('dwz.', 1), ('onderdeelen', 1), ('leemte', 1), ('reglementeering', 1), ('voorgestelden', 1), ('reehtstreeksch', 1), ('ingrijpend', 1), ('onderverdelen', 1), ('bevoegd', 1), ('neerkom', 1), ('werkingssfeer', 1)</text:p>
          </table:table-cell>
          <table:table-cell office:value-type="string" calcext:value-type="string">
            <text:p>omschrijven, recht, treden, artikel, uitbreiden, bestaan, maatregel, opheffen, verkrijgen, ondergaan, wet, richten, hechten, regelen, voorwaarde, invloed, geval, factor, gewend, uitsluitend, veranderen, gelden, thuishoren, zeggenschap, uitoefenen, regel, verbeteren, voldoende, onvoldoende, regelmatig, wenden, eisen, gebrek, behooren, behoorlijk, algeheel, genoegzaam, aangeven, afwijking, weigering, uitmaken, waarborgen, materieel, belang, doorvoeren, rechtmatig, voorkeur, geregeld, weigeren, breiden, verbetering, rekenen, overgang, ontbreken, proportie, hetzij, doelmatig, voordeel, wetgeving, inlichtingendienst, financieel, aanwijzen, toepassing, voorrang, verandering, ongeschikt, moeien, uitschakelen, verplichten, erlangen, eisch, vereischt, wennen, bedoelen, onderhevig, rangschikken, moderniseering, voldoen, kasjroeth, aanwijzing, werking, stabiliteit, vestigen, opdracht, bepaling, familierecht, onderwerpen, alsnog, gelasten, gebrekkig, wend, paren, commercieel, rechtstreeks, inperking, verkrijging, deugdelijk, vermelden, gewenschten, personeelsvoorziening, steun, oorlogstoestand, gelijkstelling, ambtenaren-, toekomen, omvatten, waarborg, tijdsomstandigheid, rechtsplicht, privaatrecht, opleveren, verzoeken, tusschenkomst, onderdoen, vergemakkelijken, onontbeerlijk, omschrijving, onderdeel, heizij, splitsing, reorganisatie, notulen, totstandkoming, stimuleren, term, omvangrijk, nivelleren, voldoend, bepaald, aansluiting, vermelding, doeltreffend, sanctie, eiech, bruikbaar, nadoen, onbevredigend, usantie, bemoeiing, alinea, voordcelen, nadeel, afdoend, aandaoht, rechtstreekschen, afwijken, aanduiding, belangen, onvoorwaardelijk, rechtspraak, rechtsbedeeling, unificatie, procesrecht, privaat-, gelijkelijk, omvang, materie, bestuursinrichting, bestendigen, onbelemmerd, bijaldien, aanbeveling, evenwicht, afwijzing, voldo, huwelijksrecht, concubinaat, bestuurshervorming, successievelijk, onderhavig, betreff, belemmering, enkelvoudig, eisoh, vergrooten, eis, consolidatie, toepasselijk, belmor, tikel, bemiddeling, inroeping, bijstand, onvoldoend, perspectief, .thans, overeenkom, bovenbedoeld, voordeal, onherroepelijk, vestigd, aankloppen, beter, mutatis, invlood, waarbinnen, scheepvaartregeling, voorlezing, rationeel, uiteenlopen, voorzover, voorbehouden, wettelijk, onbevredigende, aanpassen, eiacht, baseren, bestaand, vastleggen, splitsen, stani, uitoefening, schrappen, hetzy, leerplicht, onafwijsbaar, geeischen, voorlezen, wetten, vergemakkelijking, instantie, genee, behoudens, dienstplichtwet, regionaal, verdeling, toelaatbaar, rechtelijk, rechtigen, palen, wegvallen, bewerkstelligen, dwz., onderdeelen, leemte, reglementeering, voorgestelden, reehtstreeksch, ingrijpend, onderverdelen, bevoegd, neerkom, werkingssfeer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1975" calcext:value-type="float">
            <text:p>341975</text:p>
          </table:table-cell>
          <table:table-cell office:value-type="float" office:value="54" calcext:value-type="float">
            <text:p>54</text:p>
          </table:table-cell>
          <table:table-cell office:value-type="float" office:value="0.12962962962963" calcext:value-type="float">
            <text:p>0.12962962962963</text:p>
          </table:table-cell>
          <table:table-cell office:value-type="float" office:value="0.887097914481688" calcext:value-type="float">
            <text:p>0.887097914481688</text:p>
          </table:table-cell>
          <table:table-cell office:value-type="float" office:value="0.851851851851852" calcext:value-type="float">
            <text:p>0.851851851851852</text:p>
          </table:table-cell>
          <table:table-cell office:value-type="float" office:value="0.0955939875507579" calcext:value-type="float">
            <text:p>0.095593987550758</text:p>
          </table:table-cell>
          <table:table-cell office:value-type="float" office:value="0.0185185185185185" calcext:value-type="float">
            <text:p>0.0185185185185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lavenschip(2), medicijnman(1), tovenaar(2), onbeschaafd(1), inlandsche(3), eskimo(2), roots(4), neger(1), queer(2), misvormden(1), mulat(1), gemengd(8), aziatisch(6), volbloed(1), gemengde(1), historisch(2), kaffer(1), knecht(1), negervrees(1), mesties(1), inheemse(2), indo(1), exotisch(1), negerslaven(1), marron(1), homo(1), indische(1), roots'(1), barbaarsche(1), inuit(1), traditionele(1)</text:p>
          </table:table-cell>
          <table:table-cell office:value-type="string" calcext:value-type="string">
            <text:p>('flour', 1), ('feed', 1), ('llo', 2), ('graan', 7), ('rogge', 2), ('tarwe', 3), ('haver', 3), ('gerst', 5), ('hop', 2), ('por', 5), ('klst', 1), ('klaverhooi', 1), ('comadre', 1), ('zeilen', 4), ('ihl', 1), ('mais', 4), ('osse', 1), ('gezout', 1), ('donau', 1), ('april/mei', 1), ('maart/april', 1), ('mei/juni', 1), ('short', 2), ('schouders', 1), ('rogg', 1), ('ready', 1), ('koe-', 2), ('roken', 3), ('laplata', 1), ('afi', 1), ('wheat', 1), ('snort', 1), ('stoomen', 1), ('mals', 2), ('disp.', 1)</text:p>
          </table:table-cell>
          <table:table-cell office:value-type="string" calcext:value-type="string">
            <text:p>flour, feed, llo, graan, rogge, tarwe, haver, gerst, hop, por, klst, klaverhooi, comadre, zeilen, ihl, mais, osse, gezout, donau, april/mei, maart/april, mei/juni, short, schouders, rogg, ready, koe-, roken, laplata, afi, wheat, snort, stoomen, mals, disp.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41951" calcext:value-type="float">
            <text:p>341951</text:p>
          </table:table-cell>
          <table:table-cell office:value-type="float" office:value="99" calcext:value-type="float">
            <text:p>99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0.963078029284231" calcext:value-type="float">
            <text:p>0.963078029284231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0.0973671710183907" calcext:value-type="float">
            <text:p>0.097367171018391</text:p>
          </table:table-cell>
          <table:table-cell office:value-type="float" office:value="0.0505050505050505" calcext:value-type="float">
            <text:p>0.0505050505050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htergrond(8), historisch(2), kokkie(2), knecht(2), ontdekken(4), volbloed'(1), eskimo's(1), mongool(2), baboe(2), inheems(6), inuit(2), negerslaven(1), gemengd(11), indiaan(1), eskimobediende(1), berberoorlog(1), dwerg(2), traditionele(2), gemengden(1), inlander(1), dwergeu(1), halfbloed(1), barbaren(1), queer(1), slavenhandel(1), aziatisch(3), afkomst(1), indo-europeaan(2), primitief(1), moslims(1), blank(1), muzelman(1), misvormden(1), marron(2), inlandsche(2), roots(1), eskimo(1), exotisch(1), moslim(2), indo(1), volbloed(1), inheems'che(1), boesman(2), indische(1), eskimoverhalen(1), aziatische(1), barbaar(2), onbeschaafd(1), indisch(1), zigeuner(1), kaffer(2), muzelmansch(1), medicijnman(1), tovenaar(1), ras(1), transport(1), mulatten(1)</text:p>
          </table:table-cell>
          <table:table-cell office:value-type="string" calcext:value-type="string">
            <text:p>('vet', 9), ('rijst', 19), ('vleesch-', 1), ('turf', 1), ('kalkmergel', 1), ('ochtendvoer', 1), ('gruttemeel', 1), ('eierkolen', 1), ('voederkalk', 1), ('tarwebloem', 5), ('drank', 8), ('vlas', 2), ('suikerplantage', 2), ('vleesch', 9), ('wittebrood', 1), ('meel', 9), ('tarwemeel', 4), ('grutterswaren', 1), ('roggemeel', 3), ('bakmeel', 3), ('rijstebloem', 2), ('roggebloem', 3), ('rijstemeel', 2), ('zelfrijzen', 3), ('gram', 5), ('verwerken', 4), ('fruit', 5), ('varkensvleesch', 2), ('meststof', 1), ('groente', 1), ('aardappel', 3), ('gehalte', 2), ('spek', 3), ('melken', 2), ('bacove', 4), ('verbouwer', 1), ('voeder', 4), ('rund-', 1), ('veevoeder', 2), ('raaigras', 1), ('tube', 2), ('oogsten', 3), ('bw', 1), ('zeep', 1), ('grutten', 1), ('gruttenmeel', 2), ('havervlokken', 1), ('boekweitmeel', 2), ('havermout', 1), ('gort', 1), ('griesmeel', 1), ('maizena', 1), ('puddingpoeder', 1), ('vruchten-', 1), ('rondventen', 1), ('vetgehalte', 1), ('sago', 1), ('macaroni', 1), ('krachtvoeder', 1), ('rijstmeel', 1), ('ryst', 1), ('zuidvrucht', 1), ('klaversoort', 1), ('klaverzad', 1), ('fabricage', 1), ('kunstzijde', 1), ('brandstof', 1), ('vleeseh', 1), ('kati', 1), ('kalfsvleesch', 1)</text:p>
          </table:table-cell>
          <table:table-cell office:value-type="string" calcext:value-type="string">
            <text:p>vet, rijst, vleesch-, turf, kalkmergel, ochtendvoer, gruttemeel, eierkolen, voederkalk, tarwebloem, drank, vlas, suikerplantage, vleesch, wittebrood, meel, tarwemeel, grutterswaren, roggemeel, bakmeel, rijstebloem, roggebloem, rijstemeel, zelfrijzen, gram, verwerken, fruit, varkensvleesch, meststof, groente, aardappel, gehalte, spek, melken, bacove, verbouwer, voeder, rund-, veevoeder, raaigras, tube, oogsten, bw, zeep, grutten, gruttenmeel, havervlokken, boekweitmeel, havermout, gort, griesmeel, maizena, puddingpoeder, vruchten-, rondventen, vetgehalte, sago, macaroni, krachtvoeder, rijstmeel, ryst, zuidvrucht, klaversoort, klaverzad, fabricage, kunstzijde, brandstof, vleeseh, kati, kalfsvleesch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41847" calcext:value-type="float">
            <text:p>341847</text:p>
          </table:table-cell>
          <table:table-cell office:value-type="float" office:value="38" calcext:value-type="float">
            <text:p>38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849739408085767" calcext:value-type="float">
            <text:p>0.849739408085767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0986807175945254" calcext:value-type="float">
            <text:p>0.0986807175945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tshistorische(1), lilliputter(3), traditionele(1), jakarta(1), inheems(6), negercultuur(1), dwerg(1), gemengd(6), zwartje(1), blank(1), marron(2), moslimsohe(1), indische(1), kaukasisch(1), koppensnellers(1), kokkie(1), homo(1), ontdekken(1), berber(1), traditioneel(1), moslim(1), achtergrond(1), moslimscho(1), aziatisch(1), mongool(1)</text:p>
          </table:table-cell>
          <table:table-cell office:value-type="string" calcext:value-type="string">
            <text:p>('superieur', 6), ('vlug', 8), ('noot', 5), ('bokken-', 2), ('veiling', 3), ('ruimer', 2), ('verscheping', 2), ('redelijk', 4), ('buffel', 1), ('verschepen', 1), ('stroef', 1), ('noteeringen', 1), ('prjjz', 1), ('coulant', 1), ('gum', 1), ('huiden', 1)</text:p>
          </table:table-cell>
          <table:table-cell office:value-type="string" calcext:value-type="string">
            <text:p>superieur, vlug, noot, bokken-, veiling, ruimer, verscheping, redelijk, buffel, verschepen, stroef, noteeringen, prjjz, coulant, gum, huiden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2047" calcext:value-type="float">
            <text:p>342047</text:p>
          </table:table-cell>
          <table:table-cell office:value-type="float" office:value="27" calcext:value-type="float">
            <text:p>27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9481522566188" calcext:value-type="float">
            <text:p>0.8948152256618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0998693190334333" calcext:value-type="float">
            <text:p>0.09986931903343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mengd(1), inheemsen(2), inheems(4), hottentot(1), indo-europeaan(1), achtergrond(1), historisch(1), misvormden(1), queer(3), homo(1), marron(2), aziatisch(2), inboorling(1), barbaar(2), berber(1), slavenschip(1), knecht(1), moslims(1)</text:p>
          </table:table-cell>
          <table:table-cell office:value-type="string" calcext:value-type="string">
            <text:p>('tad', 1), ('beursstemming', 1), ('jar', 1), ('isos', 1), ('money', 1), ('do-', 1), ('a.i', 3), ('div', 1), ('btad', 1), ('srs', 1), ('lfl', 1), ('-ch', 2), ('iho', 1), ('berrie', 1), ('diu', 3), ('ptt', 1), ('ditj', 1), ('rep', 1), ('diversen', 2), ('arg', 1), ('prol', 1), ('po.', 1)</text:p>
          </table:table-cell>
          <table:table-cell office:value-type="string" calcext:value-type="string">
            <text:p>tad, beursstemming, jar, isos, money, do-, a.i, div, btad, srs, lfl, -ch, iho, berrie, diu, ptt, ditj, rep, diversen, arg, prol, po.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1864" calcext:value-type="float">
            <text:p>341864</text:p>
          </table:table-cell>
          <table:table-cell office:value-type="float" office:value="137" calcext:value-type="float">
            <text:p>137</text:p>
          </table:table-cell>
          <table:table-cell office:value-type="float" office:value="0.153284671532847" calcext:value-type="float">
            <text:p>0.153284671532847</text:p>
          </table:table-cell>
          <table:table-cell office:value-type="float" office:value="0.844059633864964" calcext:value-type="float">
            <text:p>0.844059633864964</text:p>
          </table:table-cell>
          <table:table-cell office:value-type="float" office:value="0.817518248175182" calcext:value-type="float">
            <text:p>0.817518248175182</text:p>
          </table:table-cell>
          <table:table-cell office:value-type="float" office:value="0.104229459571137" calcext:value-type="float">
            <text:p>0.104229459571137</text:p>
          </table:table-cell>
          <table:table-cell office:value-type="float" office:value="0.0291970802919708" calcext:value-type="float">
            <text:p>0.0291970802919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slim(1), gemengd(27), achtergrond(13), historische(1), slaven(1), historisch(9), westers(1), inheems(9), zwartje(1), kwinti't(1), inheemse(4), gekleurd(2), lilliputter(2), marron(5), traditionele(6), primitief(3), aziatisch(3), ontdekken(1), boesman(1), etniciteit(1), neger(1), negerslaven(3), indo-europeaan(1), handicap(1), aapman(1), queer(1), misvormden(2), mongool(3), afkomst(2), lesbische(3), marrons(2), ras(1), traditioneelen(1), traditioneel(2), inheemsche(2), queertitle(1), indo(1), christelijkhistorisch'(1), homo(1), barbaren(3), zigeunermuziek(2), negerrijk(1), blank(1), kaffer(1), zigeuners(1), zigeuner(1), barbaar(1), lesbisch(1), negercultuur(1), dwerg(1), bosneger(1)</text:p>
          </table:table-cell>
          <table:table-cell office:value-type="string" calcext:value-type="string">
            <text:p>('kinderkoor', 2), ('orpheus', 1), ('caecilia', 1), ('leiding', 44), ('gemengd', 6), ('apollo', 2), ('orgel', 10), ('zanger', 5), ('concert', 16), ('gemengde', 1), ('uitvoering', 15), ('bioscope-theater', 1), ('schouwburg', 8), ('dirigeren', 3), ('concordia', 2), ('klokkenspel', 1), ('harmonie', 5), ('feestcantate', 1), ('zangkoor', 4), ('seinpost', 1), ('klaverblad', 1), ('verkade', 3), ('euterpe', 1), ('plantage', 9), ('kerkorgel', 1), ('stadsschouwburg', 2), ('muziekuitvoering', 1), ('zangvereeniging', 1), ('concertgebouw', 3), ('gloria', 1), ('koren', 1), ('prot', 1), ('bioscoopvoorstelling', 1), ('bespelen', 2), ('muziekschool', 1), ('pugno', 1), ('soiree', 1), ('feestconcert', 1), ('orkest-vereeniging', 1), ('bouwmeester', 3), ('amstelstraat', 1), ('capella', 1), ('dir', 1), ('organist', 1), ('zangvereniging', 1), ('jazzband', 1), ('bespeler', 1), ('strijkje', 1), ('litteraire', 1)</text:p>
          </table:table-cell>
          <table:table-cell office:value-type="string" calcext:value-type="string">
            <text:p>kinderkoor, orpheus, caecilia, leiding, gemengd, apollo, orgel, zanger, concert, gemengde, uitvoering, bioscope-theater, schouwburg, dirigeren, concordia, klokkenspel, harmonie, feestcantate, zangkoor, seinpost, klaverblad, verkade, euterpe, plantage, kerkorgel, stadsschouwburg, muziekuitvoering, zangvereeniging, concertgebouw, gloria, koren, prot, bioscoopvoorstelling, bespelen, muziekschool, pugno, soiree, feestconcert, orkest-vereeniging, bouwmeester, amstelstraat, capella, dir, organist, zangvereniging, jazzband, bespeler, strijkje, litteraire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1458" calcext:value-type="float">
            <text:p>341458</text:p>
          </table:table-cell>
          <table:table-cell office:value-type="float" office:value="21" calcext:value-type="float">
            <text:p>21</text:p>
          </table:table-cell>
          <table:table-cell office:value-type="float" office:value="0.0952380952380952" calcext:value-type="float">
            <text:p>0.095238095238095</text:p>
          </table:table-cell>
          <table:table-cell office:value-type="float" office:value="0.918186109093301" calcext:value-type="float">
            <text:p>0.918186109093301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105609870815075" calcext:value-type="float">
            <text:p>0.1056098708150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lfbloed(1), koelie(1), gemengd(8), blank(2), historisch(1), aboriginal(1), mulat(1), inlandsche(1), queer(1), baboe(1), indo-europeaan(2), berber(1)</text:p>
          </table:table-cell>
          <table:table-cell office:value-type="string" calcext:value-type="string">
            <text:p>('robusta', 6), ('bolang', 1), ('afgedaan', 4), ('suikerfabriek', 3), ('liberia', 3), ('bn.', 2), ('tax', 1), ('sari', 2), ('wib', 1), ('kobusta', 1), ('kalie', 1)</text:p>
          </table:table-cell>
          <table:table-cell office:value-type="string" calcext:value-type="string">
            <text:p>robusta, bolang, afgedaan, suikerfabriek, liberia, bn., tax, sari, wib, kobusta, kalie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1076" calcext:value-type="float">
            <text:p>341076</text:p>
          </table:table-cell>
          <table:table-cell office:value-type="float" office:value="53" calcext:value-type="float">
            <text:p>53</text:p>
          </table:table-cell>
          <table:table-cell office:value-type="float" office:value="0.132075471698113" calcext:value-type="float">
            <text:p>0.132075471698113</text:p>
          </table:table-cell>
          <table:table-cell office:value-type="float" office:value="0.875280607981432" calcext:value-type="float">
            <text:p>0.875280607981432</text:p>
          </table:table-cell>
          <table:table-cell office:value-type="float" office:value="0.849056603773585" calcext:value-type="float">
            <text:p>0.849056603773585</text:p>
          </table:table-cell>
          <table:table-cell office:value-type="float" office:value="0.107805936703548" calcext:value-type="float">
            <text:p>0.107805936703548</text:p>
          </table:table-cell>
          <table:table-cell office:value-type="float" office:value="0.0188679245283019" calcext:value-type="float">
            <text:p>0.0188679245283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mengd(6), en'marron(1), volbloeden(1), baboes(1), traditioneelen(1), negerslaven(1), page(2), bediende(1), indo-europeaan(7), grootste(1), homo(1), inlandsche(1), knecht(2), marron(3), historisch(2), zwartje(1), westers(1), kokkie(1), traditionele(2), dwerggroei(1), zigeuners(1), landbouwersknecht(1), halfbloedjes(1), primitief(1), mengras(2), bosneger(1), boesman(2), roma(1), aziatisch(1), inuit(1), indische(1), hottentot(1), moslimsche(1), dwerg(1)</text:p>
          </table:table-cell>
          <table:table-cell office:value-type="string" calcext:value-type="string">
            <text:p>('geurt', 1), ('bakker', 3), ('swart', 6), ('moes', 4), ('verburg', 1), ('koster', 3), ('beijl', 1), ('haverkamp', 1), ('dekker', 5), ('andela', 1), ('vleut', 1), ('sr.', 2), ('wielen', 1), ('meijer', 1), ('kampman', 1), ('louw', 2), ('weijde', 1), ('klay', 1), ('j.m', 1), ('hasselt', 1), ('mink', 1), ('jonge', 3), ('smit', 1), ('steinz', 1), ('jzn', 1), ('rozenberg', 1), ('molenaar', 1), ('goos', 1), ('scheer', 2), ('bolder', 1), ('wessel', 1), ('hofman', 1), ('wilkens', 1), ('kos', 1)</text:p>
          </table:table-cell>
          <table:table-cell office:value-type="string" calcext:value-type="string">
            <text:p>geurt, bakker, swart, moes, verburg, koster, beijl, haverkamp, dekker, andela, vleut, sr., wielen, meijer, kampman, louw, weijde, klay, j.m, hasselt, mink, jonge, smit, steinz, jzn, rozenberg, molenaar, goos, scheer, bolder, wessel, hofman, wilkens, kos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41704" calcext:value-type="float">
            <text:p>341704</text:p>
          </table:table-cell>
          <table:table-cell office:value-type="float" office:value="52" calcext:value-type="float">
            <text:p>52</text:p>
          </table:table-cell>
          <table:table-cell office:value-type="float" office:value="0.134615384615385" calcext:value-type="float">
            <text:p>0.134615384615385</text:p>
          </table:table-cell>
          <table:table-cell office:value-type="float" office:value="0.862453804777995" calcext:value-type="float">
            <text:p>0.862453804777995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121289208580171" calcext:value-type="float">
            <text:p>0.121289208580171</text:p>
          </table:table-cell>
          <table:table-cell office:value-type="float" office:value="0.0192307692307692" calcext:value-type="float">
            <text:p>0.0192307692307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uit(1), aziatisch(2), historisch(5), achtergrond(5), grootste(1), inheems(4), knecht(1), wild(1), zwartje(1), onbeschaafd(1), koelies(1), zigeuner(1), moslim(2), traditionele(1), jakarta(1), gemengd(3), mengras(2), volbloed(1), kaukasisch(1), barbaren(1), aziatische(2), stam(1), exotisch(1), indo-europeaan(4), inheemse(1), moor(1), primitief(1), traditioneel(1), negerin(1), indiaan(1), mongoolse(1), bediende(1)</text:p>
          </table:table-cell>
          <table:table-cell office:value-type="string" calcext:value-type="string">
            <text:p>('winkel', 11), ('drukkerij', 2), ('plein', 7), ('abri', 1), ('kuiperij', 1), ('werkplaats', 3), ('fabriek', 10), ('staatsspoorwegen', 2), ('spoorwegen', 1), ('spoor-', 1), ('banketbakkerij', 1), ('warenhuis', 1), ('klinker', 1), ('abattoir', 1), ('gasfabriek', 2), ('politiebureau', 1), ('kleermakerij', 1), ('domaniaal', 1), ('kapperszaak', 1), ('magazijn', 1), ('zadelmakerij', 1), ('schoolbehoeften', 1), ('brouwerij', 1), ('spoorweg-maatschappij', 1)</text:p>
          </table:table-cell>
          <table:table-cell office:value-type="string" calcext:value-type="string">
            <text:p>winkel, drukkerij, plein, abri, kuiperij, werkplaats, fabriek, staatsspoorwegen, spoorwegen, spoor-, banketbakkerij, warenhuis, klinker, abattoir, gasfabriek, politiebureau, kleermakerij, domaniaal, kapperszaak, magazijn, zadelmakerij, schoolbehoeften, brouwerij, spoorweg-maatschappij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1622" calcext:value-type="float">
            <text:p>341622</text:p>
          </table:table-cell>
          <table:table-cell office:value-type="float" office:value="792" calcext:value-type="float">
            <text:p>792</text:p>
          </table:table-cell>
          <table:table-cell office:value-type="float" office:value="0.176767676767677" calcext:value-type="float">
            <text:p>0.176767676767677</text:p>
          </table:table-cell>
          <table:table-cell office:value-type="float" office:value="0.688709840146044" calcext:value-type="float">
            <text:p>0.688709840146044</text:p>
          </table:table-cell>
          <table:table-cell office:value-type="float" office:value="0.786616161616162" calcext:value-type="float">
            <text:p>0.786616161616162</text:p>
          </table:table-cell>
          <table:table-cell office:value-type="float" office:value="0.127883284503461" calcext:value-type="float">
            <text:p>0.127883284503461</text:p>
          </table:table-cell>
          <table:table-cell office:value-type="float" office:value="0.0366161616161616" calcext:value-type="float">
            <text:p>0.03661616161616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emengd(33), hottentot(5), moslim(51), aziatisch(39), inboorlingen(4), queer(2), indo-europeaan(31), islamiet(11), gekleurd(7), marron(22), traditionele(45), ras(2), indiaan(7), medicijnmannen(2), afkomst(10), dwerggroei(22), bosneger(6), inheemse(5), hottentotten(2), mulat(4), knecht(5), achtergrond(46), dwerg(7), afgodsbeeldje(1), historisch(31), kaffer(9), wilde(3), halfbloed(4), zigeuner(6), bedienden(2), kokkie(7), inheems(29), inlander(6), moslimsche(4), barbarlje(2), pages(1), boesman(2), negerslaven(9), baboe(6), aziatische(7), bediende(4), inheemsche(6), historische(8), negers(3), ontdekken(9), roots(1), wild(6), lilliputters(2), afgod(4), slaaf(7), zigeunermuziek(3), negercultuur(2), misvormden(6), blank(9), traditioneel(8), medicijnman(4), volbloed(4), koelie(5), onbeschaafd(8), koelies(1), barbaar(8), zigeuners(1), gemengde(2), muzelman(7), eskimo's(3), mulattin(1), pygmee(5), bataviasche(1), primitief(7), koppensneller(5), berber(3), barbaarsche(1), christelijkhistorisch'(1), slavenschip(3), volkstammen(1), lilliputter(3), mongool(3), indo(4), koppensnellers(2), mesties(6), afgodendienst(1), moslimscho(1), moor(2), handicap(1), zwartje(2), neger(7), berberoorlog(1), liitlepage(1), exotische(1), negerin(1), moslims(6), volbloedpaard(1), lesbische(2), lesbisch(3), metis'nachts(1), galeislaven(1), inlandsche(5), zimbabwecultuur(1), mongoolse(1), afkomstig(1), homogeen(1), gekleurde(2), kafferhoofdman(1), indo-europeaans(1), eskimo(3), negerrijk(2), kaukasisch(3), inheemschen(2), barbaren(8), grootst(1), inboorling(2), page(2), wereldhistorische(1), baboes(1), westers(1), mengras(1), volbloed'(1), moslimsohe(1), indische(1), zigeunerin(1), aapman(1), mongoolsche(1), bediendepmijnneer(1), marrons(3), barbaar'sche(1), inuit(4), voorhistorische(1), eskimoverhalen(1), hottentottenstam(1), aziatischen(1), muzelmansche(1), jachtwild(1), muzelman'(1), aboriginal(1), muzelmansch(1), inheems'che(2), moortje(1), wetshistorische(1), inheemsen(2), kaffers(1), inheemseen(1), homo(2), etniciteit(1), allochtoon(1), exotisch(1), slaven(3), tovenaar(2), winkelknechten(1), roma(1), indisch(1), tovenaars(1), metis(1), blanke(2), zimbabwe(1), westerse(1), handicapper(1), stam(1), historischen(1), roots'(1), wilden(1)</text:p>
          </table:table-cell>
          <table:table-cell office:value-type="string" calcext:value-type="string">
            <text:p>('geven', 175), ('brenging', 2), ('blijven', 190), ('hiermede', 11), ('tegelijk', 11), ('onverwijld', 1), ('biengt', 1), ('gansch', 5), ('vraag', 67), ('daarbij', 41), ('onmiddellijk', 28), ('bijzonder', 51), ('ernstig', 37), ('eiken', 19), ('hierby', 1), ('waarmee', 10), ('alreeds', 1), ('oogenblikkelijk', 2), ('tevens', 38), ('alvorens', 9), ('hierbij', 15), ('zoodra', 24), ('evenals', 43), ('eval', 1), ('ieder', 26), ('werke-', 1), ('doenlijk', 2), ('aangaande', 5), ('allereerst', 21), ('daarmed', 15), ('hiermee', 4), ('dadelijk', 18), ('diezelfde', 4), ('zodat', 5), ('mogelyk', 3), ('aleer', 1), ('bizonder', 4), ('tijdig', 5), ('lijkheden', 1), ('elk', 2), ('byzonder', 1), ('daarmede', 4), ('terstond', 10), ('-spr', 1), ('noodzake', 1), ('lijkheid', 2), ('eenstemming', 1), ('insgelijks', 2), ('onmiddellyk', 1), ('mogeljjk', 1), ('endoor', 2), ('tegelijkertijd', 9), ('bizond', 1), ("gevo'g", 1), ('onmiddelijk', 1), ('vooraleer', 2), ('teiwijl', 1), ('bljjv', 1), ('wenseht', 1), ('wen-', 1), ('delibereren', 1), ('ernatig', 1), ('terzelfdertijd', 1), ('keni', 1), ('bluven', 1), ('biyft', 1), ('hoewe', 1), ('verschillen-', 1), ('.ook', 1), ('lichtelijk', 2), ('hierbg', 1), ('.moeten', 1), ('aau-', 1), ('moge-', 1), ('mogelgk', 1), ('blgven', 1), ('dergelyk', 1)</text:p>
          </table:table-cell>
          <table:table-cell office:value-type="string" calcext:value-type="string">
            <text:p>geven, brenging, blijven, hiermede, tegelijk, onverwijld, biengt, gansch, vraag, daarbij, onmiddellijk, bijzonder, ernstig, eiken, hierby, waarmee, alreeds, oogenblikkelijk, tevens, alvorens, hierbij, zoodra, evenals, eval, ieder, werke-, doenlijk, aangaande, allereerst, daarmed, hiermee, dadelijk, diezelfde, zodat, mogelyk, aleer, bizonder, tijdig, lijkheden, elk, byzonder, daarmede, terstond, -spr, noodzake, lijkheid, eenstemming, insgelijks, onmiddellyk, mogeljjk, endoor, tegelijkertijd, bizond, gevo'g, onmiddelijk, vooraleer, teiwijl, bljjv, wenseht, wen-, delibereren, ernatig, terzelfdertijd, keni, bluven, biyft, hoewe, verschillen-, .ook, lichtelijk, hierbg, .moeten, aau-, moge-, mogelgk, blgven, dergelyk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0575" calcext:value-type="float">
            <text:p>340575</text:p>
          </table:table-cell>
          <table:table-cell office:value-type="float" office:value="36" calcext:value-type="float">
            <text:p>36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971862400565946" calcext:value-type="float">
            <text:p>0.971862400565946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130157361935083" calcext:value-type="float">
            <text:p>0.130157361935083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rbaren(1), westers(3), eskimo(2), roots(3), historisch(2), zwartje(1), handicap(3), verrast(1), kokkie(1), marron(3), mengras(1), traditionele(1), gemengd(4), indo-europeaan(1), mongool(1), boesman(1), page(1), misvormden(1), lilliputter(1), onbeschaafd(1), inuit(1), tovenaar(1), bediende(1)</text:p>
          </table:table-cell>
          <table:table-cell office:value-type="string" calcext:value-type="string">
            <text:p>('kremer', 1), ('vries', 8), ('arends', 1), ('molendijk', 1), ('timmer', 3), ('meulen', 1), ('brink', 3), ('akkerman', 1), ('sierdsma', 1), ('kramer', 4), ('kastein', 1), ('brouwer', 2), ('woude', 1), ('brommer', 1), ('kloosterhuis', 1), ('heinen', 2), ('veen', 1), ('rietveld', 1), ('bruggen', 1), ('kieft', 1), ('jonker', 1), ('westerveld', 1)</text:p>
          </table:table-cell>
          <table:table-cell office:value-type="string" calcext:value-type="string">
            <text:p>kremer, vries, arends, molendijk, timmer, meulen, brink, akkerman, sierdsma, kramer, kastein, brouwer, woude, brommer, kloosterhuis, heinen, veen, rietveld, bruggen, kieft, jonker, westerveld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1878" calcext:value-type="float">
            <text:p>341878</text:p>
          </table:table-cell>
          <table:table-cell office:value-type="float" office:value="46" calcext:value-type="float">
            <text:p>46</text:p>
          </table:table-cell>
          <table:table-cell office:value-type="float" office:value="0.152173913043478" calcext:value-type="float">
            <text:p>0.152173913043478</text:p>
          </table:table-cell>
          <table:table-cell office:value-type="float" office:value="0.761627556463546" calcext:value-type="float">
            <text:p>0.761627556463546</text:p>
          </table:table-cell>
          <table:table-cell office:value-type="float" office:value="0.847826086956522" calcext:value-type="float">
            <text:p>0.847826086956522</text:p>
          </table:table-cell>
          <table:table-cell office:value-type="float" office:value="0.135185819969498" calcext:value-type="float">
            <text:p>0.13518581996949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tniciteit(2), traditionele(2), marron(8), muzelmannen(1), eskimo(2), gemengd(7), aziatisch(2), achtergrond(5), volbloed(1), bediende(1), aapman(1), ras(1), indiaansch(1), ontdekken(1), metis(1), grootst(1), inheems(1), lilliputters(1), kaffer(1), zigeunermuziek(1), hottentot(1), westers(1), inlandsche(1), bosneger(1), kokkie(1)</text:p>
          </table:table-cell>
          <table:table-cell office:value-type="string" calcext:value-type="string">
            <text:p>('gassen', 4), ('pra', 1), ('eleetr', 1), ('hand.', 10), ('phoenix', 2), ('a.g', 1), ('explor', 1), ('linde', 3), ('oosteren', 1), ('electr', 1), ('lloyd', 2), ('ooster', 3), ('guyana', 2), ('aand', 4), ('mfi', 1), ('dern', 1), ('sarakreek', 1), ('h.v', 1), ('adam', 4), ('industrieels', 1), ('handv', 1), ('bant', 1), ('elec', 1)</text:p>
          </table:table-cell>
          <table:table-cell office:value-type="string" calcext:value-type="string">
            <text:p>gassen, pra, eleetr, hand., phoenix, a.g, explor, linde, oosteren, electr, lloyd, ooster, guyana, aand, mfi, dern, sarakreek, h.v, adam, industrieels, handv, bant, elec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1118" calcext:value-type="float">
            <text:p>341118</text:p>
          </table:table-cell>
          <table:table-cell office:value-type="float" office:value="61" calcext:value-type="float">
            <text:p>61</text:p>
          </table:table-cell>
          <table:table-cell office:value-type="float" office:value="0.114754098360656" calcext:value-type="float">
            <text:p>0.114754098360656</text:p>
          </table:table-cell>
          <table:table-cell office:value-type="float" office:value="0.94609957535091" calcext:value-type="float">
            <text:p>0.94609957535091</text:p>
          </table:table-cell>
          <table:table-cell office:value-type="float" office:value="0.836065573770492" calcext:value-type="float">
            <text:p>0.836065573770492</text:p>
          </table:table-cell>
          <table:table-cell office:value-type="float" office:value="0.136113884178508" calcext:value-type="float">
            <text:p>0.136113884178508</text:p>
          </table:table-cell>
          <table:table-cell office:value-type="float" office:value="0.0491803278688525" calcext:value-type="float">
            <text:p>0.0491803278688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aaf(2), queer(6), bediende(1), aboriginal(7), marron(5), achtergrond(2), roots(5), neger(1), dwerggroei(1), grootsch(1), barbaar(1), gemengd(2), aziatisch(3), blank(1), queertitle(1), metis'(1), zwartje(1), homo(1), kaffers(1), historisch(1), handicap(4), gay(1), verrast(1), page(5), trans(1), blanka(1), moslim(1), traditionele(1), negercultuur(1), halfbloed(1)</text:p>
          </table:table-cell>
          <table:table-cell office:value-type="string" calcext:value-type="string">
            <text:p>('writer', 1), ('also', 2), ('book', 7), ('possibility', 1), ('keep', 3), ('report', 2), ('country', 7), ('spiritual', 2), ('wlth', 1), ('subject', 1), ('but', 13), ('women', 2), ('result', 2), ('spread', 1), ('left', 2), ('feeling', 2), ('afternoon', 1), ('still', 4), ('night', 1), ('bottom', 1), ('second', 3), ('yes', 2), ('cost', 2), ('grow', 2), ('known', 4), ('understand', 1), ('soul', 1), ('thrown', 1), ('absolutely', 1), ('matter', 2), ('practical', 1), ('see', 2), ('sees', 1), ('around', 2), ('living', 1), ('peace', 1), ('records', 1), ('far', 1), ('standing', 1), ('present', 3), ('meet', 3), ('five', 4), ('children', 2), ('say', 1), ('asked', 1), ('today', 2), ('till', 1), ('expedition', 2), ('close', 1), ('reception', 1), ('operation', 1), ('knowledge', 1), ('study', 1), ('minor', 1), ('notice', 1), ('both', 4), ('physical', 1), ('personal', 1), ('desire', 1), ('natural', 1), ('delivered', 1), ('received', 1), ('agreed', 1), ('netherlands', 1), ('view', 1), ('boxe', 1), ('to-day', 1), ('cheer', 1), ('maintain', 1), ('form.', 1), ('stated', 1), ('always', 1)</text:p>
          </table:table-cell>
          <table:table-cell office:value-type="string" calcext:value-type="string">
            <text:p>writer, also, book, possibility, keep, report, country, spiritual, wlth, subject, but, women, result, spread, left, feeling, afternoon, still, night, bottom, second, yes, cost, grow, known, understand, soul, thrown, absolutely, matter, practical, see, sees, around, living, peace, records, far, standing, present, meet, five, children, say, asked, today, till, expedition, close, reception, operation, knowledge, study, minor, notice, both, physical, personal, desire, natural, delivered, received, agreed, netherlands, view, boxe, to-day, cheer, maintain, form., stated, always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0551" calcext:value-type="float">
            <text:p>340551</text:p>
          </table:table-cell>
          <table:table-cell office:value-type="float" office:value="70" calcext:value-type="float">
            <text:p>70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646740806268298" calcext:value-type="float">
            <text:p>0.646740806268298</text:p>
          </table:table-cell>
          <table:table-cell office:value-type="float" office:value="0.828571428571429" calcext:value-type="float">
            <text:p>0.828571428571429</text:p>
          </table:table-cell>
          <table:table-cell office:value-type="float" office:value="0.148230563970802" calcext:value-type="float">
            <text:p>0.14823056397080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ovenaar(1), homo(5), k'mesties(2), baboe(1), roots(3), boesman(1), knecht(1), volbloed(5), page(2), marron(11), inheemsen(2), stam(1), onbeschaafd(1), blank(1), moor(2), achtergrond(1), ontdekken(3), verrast(1), zigeuners(2), berber(1), kokkie(1), kaffer(1), afkomst(2), zwartje(1), verraste(1), aziatisch(1), inheemsche(1), eskimo(1), gemengd(2), inboorling(1), indiaan(1), halfbloed(1), barbaar(1), wild(1), inheems(1), moslim(1), misvormden(1), dwerg(1), negerslaven(1), bediende(1), barbaren(1)</text:p>
          </table:table-cell>
          <table:table-cell office:value-type="string" calcext:value-type="string">
            <text:p>('corn', 3), ('grove', 1), ('mrs', 21), ('orange', 4), ('roseland', 3), ('sioux', 10), ('minn', 4), ('tietema', 1), ('hawarden', 1), ('ave', 4), ('rev.', 4), ('center', 4), ('lemars', 1), ('grand', 6), ('rapids', 3), ('farm', 2), ('muskegon', 1), ('falls', 4), ('bellflower', 1), ('kots', 1), ('valley', 1), ('jake', 1), ('jamestown', 1), ('waupun', 1), ('quaker', 1), ('hosper', 3), ('hospers', 1), ('mich', 3), ('mr', 2), ('alto', 1), ('carload', 2), ('jobn', 1), ('dykstra', 1), ('mcdonald', 1), ('overisel', 1), ('chandler', 1), ('jennie', 1), ('bolks', 1)</text:p>
          </table:table-cell>
          <table:table-cell office:value-type="string" calcext:value-type="string">
            <text:p>corn, grove, mrs, orange, roseland, sioux, minn, tietema, hawarden, ave, rev., center, lemars, grand, rapids, farm, muskegon, falls, bellflower, kots, valley, jake, jamestown, waupun, quaker, hosper, hospers, mich, mr, alto, carload, jobn, dykstra, mcdonald, overisel, chandler, jennie, bolks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41683" calcext:value-type="float">
            <text:p>341683</text:p>
          </table:table-cell>
          <table:table-cell office:value-type="float" office:value="160" calcext:value-type="float">
            <text:p>160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835692221712321" calcext:value-type="float">
            <text:p>0.835692221712321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152575522575735" calcext:value-type="float">
            <text:p>0.152575522575735</text:p>
          </table:table-cell>
          <table:table-cell office:value-type="float" office:value="0.0375" calcext:value-type="float">
            <text:p>0.03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ger(1), moslim(5), historische(3), achtergrond(8), wetshistorische(1), lilliputters(1), kokkie(5), queer(3), kaffers(2), negerslaven(3), roots(2), indisch(2), bosnegers(1), gemengd(5), inheems(10), historisch(6), onbeschaafd(3), homo(1), exotisch(2), negercultuur(1), aziatisch(10), bediende(1), inheemse(3), ontdekken(3), baboe(1), marron(5), slaven(2), blank(4), inheemschen(2), afgod(1), primitief(2), wild(2), moslimsche(1), traditionele(2), indo-europeaan(4), inlander(1), volbloeden(1), gemengd'contract(1), berber(1), handicap(3), zigeuners(1), koelied(1), kaukasisch(2), inuit(5), zwartjes(1), inheemsch(1), lesbische(1), islamiet(3), marrons(2), moord(1), indo(3), slaaf(2), volbloed(2), gekleurde(1), page(1), aziatische(1), moor(1), barbaren(1), pygmee(1), stam(1), stamhoofd(1), koelie(1), bosneger(1), handicapper(1), indiaan(3), bataviasche(1), gekleurd(2), slavenschip(1), lesbisch(1), mulatten(1)</text:p>
          </table:table-cell>
          <table:table-cell office:value-type="string" calcext:value-type="string">
            <text:p>('exemplaar', 5), ('geregistreerde', 3), ('landerijen', 5), ('order', 3), ('secretarie', 2), ('afgeven', 1), ('inschrijven', 6), ('legaat', 3), ('gegadigde', 2), ('eigenaar', 14), ('verstrekken', 5), ('visie', 5), ('verhuizing', 2), ('handteekening', 1), ('invoer', 4), ('aankoop', 3), ('eigendom', 17), ('afstaan', 2), ('registreren', 2), ('testament', 4), ('exporteren', 3), ('nedergelegd', 1), ('export', 3), ('erfgenaam', 3), ('aanvraag', 3), ('duplo', 1), ('verzenden', 3), ('geboorteregister', 1), ('bezitting', 10), ('schenking', 2), ('verhuur', 1), ('kamerstukken', 1), ('belanghebbend', 2), ('vervoegen', 3), ('mondeling', 2), ('wereldmarkt', 2), ('gelieven', 3), ('doorvoer', 5), ('toezending', 1), ('dubbeltje', 1), ('productie', 7), ('ruil', 2), ('ingeschrev', 1), ('huiseigenaar', 2), ('aanmelden', 1), ('aanvrage', 2), ('handelsartikel', 1), ('nootschapp', 1), ('voorbeen', 1), ('doorzenden', 1), ('attestatie', 1), ('schriftelijk', 1), ('vennootschap', 2), ('naamloozo', 1), ('paspoort', 2), ('overleggen', 2), ('verbruik', 1), ('commanditaire', 1), ('vinder', 1), ('vermaken', 3), ('nalatenschap', 1), ('levensonderhoud', 2), ('onroerend', 1), ('weldadigheidszegel', 1), ('kwartje', 1), ('opzenden', 2), ('terugzenden', 1)</text:p>
          </table:table-cell>
          <table:table-cell office:value-type="string" calcext:value-type="string">
            <text:p>exemplaar, geregistreerde, landerijen, order, secretarie, afgeven, inschrijven, legaat, gegadigde, eigenaar, verstrekken, visie, verhuizing, handteekening, invoer, aankoop, eigendom, afstaan, registreren, testament, exporteren, nedergelegd, export, erfgenaam, aanvraag, duplo, verzenden, geboorteregister, bezitting, schenking, verhuur, kamerstukken, belanghebbend, vervoegen, mondeling, wereldmarkt, gelieven, doorvoer, toezending, dubbeltje, productie, ruil, ingeschrev, huiseigenaar, aanmelden, aanvrage, handelsartikel, nootschapp, voorbeen, doorzenden, attestatie, schriftelijk, vennootschap, naamloozo, paspoort, overleggen, verbruik, commanditaire, vinder, vermaken, nalatenschap, levensonderhoud, onroerend, weldadigheidszegel, kwartje, opzenden, terugzenden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1965" calcext:value-type="float">
            <text:p>341965</text:p>
          </table:table-cell>
          <table:table-cell office:value-type="float" office:value="127" calcext:value-type="float">
            <text:p>127</text:p>
          </table:table-cell>
          <table:table-cell office:value-type="float" office:value="0.173228346456693" calcext:value-type="float">
            <text:p>0.173228346456693</text:p>
          </table:table-cell>
          <table:table-cell office:value-type="float" office:value="0.647518120493847" calcext:value-type="float">
            <text:p>0.647518120493847</text:p>
          </table:table-cell>
          <table:table-cell office:value-type="float" office:value="0.811023622047244" calcext:value-type="float">
            <text:p>0.811023622047244</text:p>
          </table:table-cell>
          <table:table-cell office:value-type="float" office:value="0.153949508820705" calcext:value-type="float">
            <text:p>0.153949508820705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oslim(7), traditionele(6), indo-europeaan(2), tovenaar(2), kaukasisch(6), slaven(1), indo(4), aziatisch(11), mesties(2), indische(1), historisch(4), achtergrond(3), gekleurd(5), mongool(1), gemengd(2), rassenhaat(1), kaffer(3), inuit(2), primitief(1), barbaar(1), berber(3), marron(5), afkomst(5), mulat(3), onbeschaafd(1), medicijnman(1), wild(1), lesbisch(1), exotisch(2), aboriginal(1), moor(1), queer(2), slavenhandel(1), afgod(2), inheems(1), halfbloed(2), zwartje(1), page(2), homo(1), indisch(1), inlandsche(1), dwerg(1), indiaan(2), volbloed(1), handicap(1), eenhistorisch(1), negerslaven(1), boesman(1), inboorling(1), kafferhoofdman(1), slavenschip(1), muzelmannen(1), traditioneel(1), lilliputter(1), moslims(2), bedienden(1), rassen(1), ras(1), inheemsche(1), gay(1), marrons(1), birma(1), hottentot(1)</text:p>
          </table:table-cell>
          <table:table-cell office:value-type="string" calcext:value-type="string">
            <text:p>('stolypin', 2), ('generaal', 28), ('gezant', 11), ('consul', 6), ('staatssecretaris', 1), ('opperbevelhebber', 5), ('afwezen', 1), ('hoogerhuis', 3), ('mikado', 2), ('takahira', 2), ('castro', 3), ('lagerhuis', 2), ('malan', 1), ('yankees', 1), ('kinley', 1), ('washington', 13), ('senator', 2), ('pau', 1), ('roosevelt', 5), ('rey', 1), ('leahy', 1), ('home', 2), ('regeeringsgebouw', 1), ('amerikaanschen', 3), ('taft', 1), ('presidentschap', 2), ('marchand', 2), ('gezantschap', 1), ('kruger', 4), ('rooseveit', 1), ('consulair', 1), ('ambassadeur', 1), ('primo', 2), ('laval', 1), ('borinage', 1), ('catroux', 1), ('eerste-minister', 1), ('kaapschen', 1), ('onder-staatssecretari', 1), ('heefte', 1), ('portugees', 1), ('hertzog', 1), ('gomez', 1), ('tirol', 1), ('rivera', 1), ('kitchener', 1), ('botha', 1), ("roosevelt's", 1), ('chamberlains', 1), ('russisehen', 1), ('maarschalk', 3), ('churchills', 1), ('kossuth', 1), ('krug', 1), ('smuts', 1), ('kondo', 1), ('alpen', 1), ('staats-secretari', 1), ('britschen', 1), ('roberts', 1), ('pretorius', 1), ('salzburg', 1), ('gomper', 1)</text:p>
          </table:table-cell>
          <table:table-cell office:value-type="string" calcext:value-type="string">
            <text:p>stolypin, generaal, gezant, consul, staatssecretaris, opperbevelhebber, afwezen, hoogerhuis, mikado, takahira, castro, lagerhuis, malan, yankees, kinley, washington, senator, pau, roosevelt, rey, leahy, home, regeeringsgebouw, amerikaanschen, taft, presidentschap, marchand, gezantschap, kruger, rooseveit, consulair, ambassadeur, primo, laval, borinage, catroux, eerste-minister, kaapschen, onder-staatssecretari, heefte, portugees, hertzog, gomez, tirol, rivera, kitchener, botha, roosevelt's, chamberlains, russisehen, maarschalk, churchills, kossuth, krug, smuts, kondo, alpen, staats-secretari, britschen, roberts, pretorius, salzburg, gomper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523" calcext:value-type="float">
            <text:p>341523</text:p>
          </table:table-cell>
          <table:table-cell office:value-type="float" office:value="13" calcext:value-type="float">
            <text:p>13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927741867197767" calcext:value-type="float">
            <text:p>0.927741867197767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161319832232169" calcext:value-type="float">
            <text:p>0.1613198322321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storisch(2), roots(1), gemengd(1), aziatisch(1), inheems(3), barbaar(1), marron(1), westers(1), indische(1), inboorling(1)</text:p>
          </table:table-cell>
          <table:table-cell office:value-type="string" calcext:value-type="string">
            <text:p>('off', 3), ('gant', 2), ('serg', 1), ('titulair', 1), ('begeer', 1), ('jeer', 1), ('lsle', 1), ('waldorp', 1), ('kapt', 1), ('geplaatet', 1)</text:p>
          </table:table-cell>
          <table:table-cell office:value-type="string" calcext:value-type="string">
            <text:p>off, gant, serg, titulair, begeer, jeer, lsle, waldorp, kapt, geplaatet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40911" calcext:value-type="float">
            <text:p>340911</text:p>
          </table:table-cell>
          <table:table-cell office:value-type="float" office:value="69" calcext:value-type="float">
            <text:p>69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905323107534599" calcext:value-type="float">
            <text:p>0.905323107534599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0.163021087445246" calcext:value-type="float">
            <text:p>0.163021087445246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ditioneelen(1), indisch(1), inlander(1), knecht(2), slaven(1), achtergrond(8), zwartje(1), marron(4), galeislaven(1), gemengd(3), historisch(6), traditionele(4), indo-europeaan(4), lilliputter(1), koelies(1), mulat(2), ontdekken(1), inheems(5), slaaf(1), barbaren(2), exotisch(1), tovenaar(2), inlandsche(1), traditioneel(1), bataviasche(1), moor(2), boesman(1), slavenschip(1), aziatisch(1), zigeuner(1), moslim(1), inuit(1), gay(1), afgod(1), westers(1), bosneger(1), bediende(1)</text:p>
          </table:table-cell>
          <table:table-cell office:value-type="string" calcext:value-type="string">
            <text:p>('gisteravond', 19), ('eergisterenmiddag', 1), ('zaterdagmiddag', 3), ('vrijdagmorgen', 1), ('dinsdagochtend', 1), ('zaterdagnamiddag', 2), ('vanmorgen', 2), ('bad', 9), ('hedenmorg', 2), ('woensdagavond', 1), ('vanmiddag', 1), ('maandagavond', 3), ('donderdagavond', 1), ('zondagavond', 3), ('vrijdagochtend', 1), ('oudejaarsdag', 1), ('hedenochtend', 3), ('halfnegen', 1), ('zondagmiddag', 2), ('gisternamiddag', 1), ('dinsdagavond', 3), ('vanochtend', 1), ('dinsdagmorgen', 1), ('donderdagochtend', 1), ('zondagmorgen', 1), ('vrijdagavond', 4), ('zondag-avond', 1), ('gistermiddag', 1), ('vanavond', 2), ('hedenavond', 1), ('zondag-middag', 1), ('hedenmorgen', 1), ('heden-ochtend', 1)</text:p>
          </table:table-cell>
          <table:table-cell office:value-type="string" calcext:value-type="string">
            <text:p>gisteravond, eergisterenmiddag, zaterdagmiddag, vrijdagmorgen, dinsdagochtend, zaterdagnamiddag, vanmorgen, bad, hedenmorg, woensdagavond, vanmiddag, maandagavond, donderdagavond, zondagavond, vrijdagochtend, oudejaarsdag, hedenochtend, halfnegen, zondagmiddag, gisternamiddag, dinsdagavond, vanochtend, dinsdagmorgen, donderdagochtend, zondagmorgen, vrijdagavond, zondag-avond, gistermiddag, vanavond, hedenavond, zondag-middag, hedenmorgen, heden-ochtend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2025" calcext:value-type="float">
            <text:p>342025</text:p>
          </table:table-cell>
          <table:table-cell office:value-type="float" office:value="401" calcext:value-type="float">
            <text:p>401</text:p>
          </table:table-cell>
          <table:table-cell office:value-type="float" office:value="0.187032418952618" calcext:value-type="float">
            <text:p>0.187032418952618</text:p>
          </table:table-cell>
          <table:table-cell office:value-type="float" office:value="0.437388660054359" calcext:value-type="float">
            <text:p>0.437388660054359</text:p>
          </table:table-cell>
          <table:table-cell office:value-type="float" office:value="0.790523690773067" calcext:value-type="float">
            <text:p>0.790523690773067</text:p>
          </table:table-cell>
          <table:table-cell office:value-type="float" office:value="0.167836853164082" calcext:value-type="float">
            <text:p>0.167836853164082</text:p>
          </table:table-cell>
          <table:table-cell office:value-type="float" office:value="0.0224438902743142" calcext:value-type="float">
            <text:p>0.02244389027431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ger(4), bediende(2), indo(6), negerslaven(5), indische(1), negers(1), marron(10), barbaar(7), aziatische(12), ras(2), moslim(18), aziatisch(55), inheemse(4), hottentotten(2), lilliputter(2), achtergrond(14), mongool(3), historisch(15), traditionele(17), medicijnman(1), halfbloed(6), indo-europeaan(8), inheems(14), moslimsche(3), queer(1), kaffer(1), knecht(2), slavenschip(4), dwerg(3), gemengd(7), zigeunerbende(1), inlandsche(4), stam(3), slaaf(2), negerrijk(2), berber(9), dwerggroei(6), historische(4), koelie(1), inboorling(4), negercultuur(3), exotisch(2), inheemsche(5), zwartje(1), zimbabwe(1), page(2), bosneger(1), handicap(2), barbaarschheid(1), muzelman(3), negervrees(1), eskimo's(4), traditioneel(2), moor(1), metis(2), gekleurd(2), kaukasisch(8), afkomst(8), roots(2), moslimscho(1), mulat(4), afgodendienst(1), indone(1), berberoorlog(1), islamiet(2), volksstam(1), k'mesties(2), volbloedpaard(1), zigeuner(4), lesbische(1), indisch(1), slaven(3), barbaren(5), inuit(1), inheemschen(2), grootste(1), aboriginal(2), moslims(4), moslimcultuur(1), mulatten(1), berbers(1), mengras(2), baboe(2), moslimsohe(1), indiaan(1), kokkie(1), zigeunermuziek(2), afstammelingen(1), afgod(3), pygmee(1), volbloed(1), hottentottenstam(1), eskimo(3), mongoolse(1), homo(2), rassen(1), gemengde(1), inheemsen(2), mesties(1), blank(3), inlander(2), onbeschaafd(2), kaffers(1), hottentot(1), volbloedras(1), tovenaar(1), blanke(1), inlanders(1), muzelmannen(1), historischen(1), misvormden(1)</text:p>
          </table:table-cell>
          <table:table-cell office:value-type="string" calcext:value-type="string">
            <text:p>('rus-', 1), ('west-europa', 3), ('russisch', 33), ('engelsch', 63), ('turksch', 22), ('moederland', 8), ('brits', 4), ('oostenrijksch', 2), ('mexieaansch', 1), ('mexicaansche', 1), ('duitsche', 6), ('fransch', 46), ('fran-', 1), ('duitsch', 38), ('zweeds', 2), ('spaansch', 10), ('rome', 21), ('italiaansch', 15), ('belgisch', 3), ('randstaat', 1), ('estland', 2), ('zweedsch', 4), ('finsch', 3), ('fransche', 6), ('grieksch', 7), ('perzisch', 5), ('amerikaans', 5), ('kolonie', 42), ('britsch', 19), ('pransch', 1), ('egyptisch', 11), ('deensch', 1), ('porte', 3), ('noorweegsch', 1), ('russische', 1), ('noorsch', 4), ('ottomaansch', 1), ('petrograd', 2), ('britsche', 1), ('dominions', 1), ('portugeesch', 4), ('rsch', 1), ('engels', 5), ('warschau', 1), ('lerland', 6), ('italiaans', 3), ('turk', 4), ('canada', 6), ('canadeesch', 2), ('fransohe', 1), ('imperiaal', 3), ('duit', 2), ('sofia', 3), ('duits', 5), ('midden-europa', 2), ('engelsen', 2), ('deens', 2), ('tsjech', 1), ('fran', 2), ('itallaansch', 1), ('duitsehe', 1), ('gebiedsdeel', 2), ('kngelsch', 1), ('madrid', 3), ('duitsohe', 1), ('ame', 1), ('schotland', 1), ('ransch', 2), ('italiaanach', 1), ('turksche', 1), ('kransch', 1), ('eugelsch', 1), ('polen', 4), ('frausch', 1), ('amerlkaansch', 1), ('isch', 3), ('ierland', 1), ('petersburg', 7), ('amerikaanscho', 1), ('engelscho', 1), ('merie', 1), ('sisch', 1), ('arisch', 1), ('duitsclie', 1), ('pruisisch', 2), ('italiaansehe', 1), ('italiaanschc', 1), ('hongaarsch', 1), ('lersch', 1), ('oekrajiensch', 1), ('deensehe', 1), ('engeisch', 1), ('oost-europa', 1), ('engelsche', 2), ('fransehe', 1), ('poolsch', 2), ('engelsehe', 1), ('moscou', 2), ('amerikaanach', 1), ('briisch', 1), ('eogelsch', 1), ('litauen', 1), ('fiansch', 1), ('vaalsch', 1), ('hongaarsche', 1), ('franscho', 1), ('britscha', 1)</text:p>
          </table:table-cell>
          <table:table-cell office:value-type="string" calcext:value-type="string">
            <text:p>rus-, west-europa, russisch, engelsch, turksch, moederland, brits, oostenrijksch, mexieaansch, mexicaansche, duitsche, fransch, fran-, duitsch, zweeds, spaansch, rome, italiaansch, belgisch, randstaat, estland, zweedsch, finsch, fransche, grieksch, perzisch, amerikaans, kolonie, britsch, pransch, egyptisch, deensch, porte, noorweegsch, russische, noorsch, ottomaansch, petrograd, britsche, dominions, portugeesch, rsch, engels, warschau, lerland, italiaans, turk, canada, canadeesch, fransohe, imperiaal, duit, sofia, duits, midden-europa, engelsen, deens, tsjech, fran, itallaansch, duitsehe, gebiedsdeel, kngelsch, madrid, duitsohe, ame, schotland, ransch, italiaanach, turksche, kransch, eugelsch, polen, frausch, amerlkaansch, isch, ierland, petersburg, amerikaanscho, engelscho, merie, sisch, arisch, duitsclie, pruisisch, italiaansehe, italiaanschc, hongaarsch, lersch, oekrajiensch, deensehe, engeisch, oost-europa, engelsche, fransehe, poolsch, engelsehe, moscou, amerikaanach, briisch, eogelsch, litauen, fiansch, vaalsch, hongaarsche, franscho, britscha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1662" calcext:value-type="float">
            <text:p>341662</text:p>
          </table:table-cell>
          <table:table-cell office:value-type="float" office:value="34" calcext:value-type="float">
            <text:p>34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892198617143634" calcext:value-type="float">
            <text:p>0.892198617143634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.169610881958107" calcext:value-type="float">
            <text:p>0.169610881958107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ziatisch(2), achtergrond(4), historisch(3), indisch(1), ras(2), traditionele(1), koelie(1), inheems(1), tovenaar(2), inboorlingen(1), marron(1), gemengd(2), aziatische(2), historische(2), landbouwersknecht(1), mengras(1), koppensneller(2), roots(1), barbaren(1), roma(1), moor(1), wild(1)</text:p>
          </table:table-cell>
          <table:table-cell office:value-type="string" calcext:value-type="string">
            <text:p>('best', 2), ('bergen', 6), ('tilburg', 2), ('maastricht', 8), ('roermond', 2), ('asten', 1), ('ginneken', 1), ('vlijmen', 1), ('oedenrode', 1), ('eindhoven', 3), ('oirschot', 1), ('hoogeloon', 1), ('heikant', 1), ('hertogenbosch', 1), ('oss', 1), ('teteringen', 1), ('heusden', 1), ('zevenbergen', 2), ('grave', 1), ('cuyk', 1), ('herpen', 1), ('turnhout', 1), ('wouw', 1), ('groessen', 1), ('breda', 1), ('gennep', 1), ('ud', 1), ('sas', 1)</text:p>
          </table:table-cell>
          <table:table-cell office:value-type="string" calcext:value-type="string">
            <text:p>best, bergen, tilburg, maastricht, roermond, asten, ginneken, vlijmen, oedenrode, eindhoven, oirschot, hoogeloon, heikant, hertogenbosch, oss, teteringen, heusden, zevenbergen, grave, cuyk, herpen, turnhout, wouw, groessen, breda, gennep, ud, sas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41374" calcext:value-type="float">
            <text:p>341374</text:p>
          </table:table-cell>
          <table:table-cell office:value-type="float" office:value="83" calcext:value-type="float">
            <text:p>83</text:p>
          </table:table-cell>
          <table:table-cell office:value-type="float" office:value="0.180722891566265" calcext:value-type="float">
            <text:p>0.180722891566265</text:p>
          </table:table-cell>
          <table:table-cell office:value-type="float" office:value="0.565958132916793" calcext:value-type="float">
            <text:p>0.565958132916793</text:p>
          </table:table-cell>
          <table:table-cell office:value-type="float" office:value="0.819277108433735" calcext:value-type="float">
            <text:p>0.819277108433735</text:p>
          </table:table-cell>
          <table:table-cell office:value-type="float" office:value="0.169776816366109" calcext:value-type="float">
            <text:p>0.16977681636610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affers(1), aziatisch(4), historisch(3), indo-europeaan(2), berber(1), gemengd(3), mongool(2), gekleurd(1), ontdekken(2), halfbloed(1), traditioneel(1), dwerggroei(1), negerrijk(1), inuit(1), traditionele(6), knecht(2), moslimscho(1), wild(2), achtergrond(4), lesbisch(1), zwartje(1), roots(2), gay(1), ras(3), kokkie(1), mulat(1), inboorling(1), barbaren(1), dwerg(1), moslim(2), inheemsch(1), homo(1), inheemsche(1), metis'(1), inheems(2), gemengde(1), marron(5), primitief(1), blank(1), indo(1), bosneger(1), islamiet(1), neger(1), negerslaven(1), volbloed(1), kwinti(1), barbaar(1), roma(1), indostijl(1), moor(1), muzelman(1), handicap(1), roots'(1), barbaarsche(1)</text:p>
          </table:table-cell>
          <table:table-cell office:value-type="string" calcext:value-type="string">
            <text:p>('slleen', 1), ('wlen', 2), ('iel', 4), ('zlen', 1), ('geselen', 2), ('aak', 3), ('beat', 2), ('walk', 3), ('nuu', 1), ('dib', 1), ('lo', 1), ('hoelt', 1), ('ztt', 1), ('oaa', 3), ('telf', 1), ('tiot', 1), ('billen', 1), ('kaa', 2), ('stoat', 1), ('sou', 2), ('soo', 1), ('ilan', 1), ('too', 3), ('artn', 1), ('to*n', 1), ('kwnm', 1), ('ceo', 1), ('dif', 1), ('noor', 4), ('tras', 1), ('mogi', 1), ('oudo', 2), ('har', 2), ('maaj', 1), ('uitt', 1), ('wnl', 1), ('lloor', 1), ('ocn', 1), ('hoar', 1), ('soa', 3), ('.kon', 1), ('hl', 1), ('thaaa', 1), ('oug', 1), ('oat', 3), ('boe', 2), ('tja', 2), ('iiju', 1), ('verme', 1), ('aaea', 1), ('ia', 1), ('borat', 1), ('kamara', 1), ('dod', 1), ('.al', 1), ('kea', 1), ('fea', 1), ('eertt', 1), ('iaën', 1), ('oui', 2), ('avar', 1), ('nippen', 1), ('geplaatat', 1), ('wai', 1), ('wmt', 1), ('oai', 1), ('sat', 1)</text:p>
          </table:table-cell>
          <table:table-cell office:value-type="string" calcext:value-type="string">
            <text:p>slleen, wlen, iel, zlen, geselen, aak, beat, walk, nuu, dib, lo, hoelt, ztt, oaa, telf, tiot, billen, kaa, stoat, sou, soo, ilan, too, artn, to*n, kwnm, ceo, dif, noor, tras, mogi, oudo, har, maaj, uitt, wnl, lloor, ocn, hoar, soa, .kon, hl, thaaa, oug, oat, boe, tja, iiju, verme, aaea, ia, borat, kamara, dod, .al, kea, fea, eertt, iaën, oui, avar, nippen, geplaatat, wai, wmt, oai, sat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1611" calcext:value-type="float">
            <text:p>341611</text:p>
          </table:table-cell>
          <table:table-cell office:value-type="float" office:value="477" calcext:value-type="float">
            <text:p>477</text:p>
          </table:table-cell>
          <table:table-cell office:value-type="float" office:value="0.171907756813417" calcext:value-type="float">
            <text:p>0.171907756813417</text:p>
          </table:table-cell>
          <table:table-cell office:value-type="float" office:value="0.751444632541165" calcext:value-type="float">
            <text:p>0.751444632541165</text:p>
          </table:table-cell>
          <table:table-cell office:value-type="float" office:value="0.788259958071279" calcext:value-type="float">
            <text:p>0.788259958071279</text:p>
          </table:table-cell>
          <table:table-cell office:value-type="float" office:value="0.172908120212518" calcext:value-type="float">
            <text:p>0.172908120212518</text:p>
          </table:table-cell>
          <table:table-cell office:value-type="float" office:value="0.039832285115304" calcext:value-type="float">
            <text:p>0.03983228511530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chtergrond(24), hottentot(2), moslim(19), indo-europeaan(17), koppensneller(5), stam(4), aziatisch(27), inboorlingen(3), queer(3), islamiet(5), negers(1), page(2), barbaar(10), traditionele(24), ontdekken(4), gemengd(20), indisch(3), inheemse(2), dwerggroei(8), bosneger(2), dwerg(4), afgodsbeeldje(1), zigeuners(2), lilliputter(1), zigeuner(4), historisch(24), inheems(24), inheems'che(3), mulat(9), koelie(4), mongool(6), barbarlje(2), mengras(2), pages(1), negerrijk(1), negerslaven(3), indische(1), marrons(4), metis(2), zigeunerbende(2), moslims(3), slaaf(4), inheemsche(3), metis'(1), marron(20), roots(5), moslimsch(1), wild(3), volbloed(1), homo(5), mesties(5), inboorling(4), indo(5), gekleurd(1), kwinti(1), koelies(2), medicijnman(6), mulattin(1), onbeschaafd(4), traditioneel(4), moor(3), primitief(7), ras(2), misvormden(4), christelijkhistorisch'(1), slavenschip(2), volkstammen(1), bediende(3), eskimo's(1), kokkie(3), moslimsche(3), indiaan(3), berber(3), slaven(2), knecht(3), kaukasisch(5), afkomst(2), aziatische(3), exotische(1), k'mesties(2), inheemsebe(1), homogeen(1), barbaren(7), grootst(1), afgod(2), boesman(1), moslimcultuur(1), gay(1), halfbloed(2), boesmanbanelen(1), exotisch(2), zigeunerin(1), inlander(2), handicap(2), zwartje(2), neger(1), aapman(1), pygmeeen(1), moordenaar(1), baboe(4), bediendepmijnneer(1), dienstknecht(1), blank(2), hottentotten(1), inuit(4), rassen(1), inheemsen(2), kaffers(1), traditionele'(1), pygmee(2), inheemsch(1), winkelknechten(1), roma(2), moslimsoh(1), inlanders(1), zimbabwe(1), eskimo(1)</text:p>
          </table:table-cell>
          <table:table-cell office:value-type="string" calcext:value-type="string">
            <text:p>('waa', 16), ('ket', 1), ('hot', 62), ('eon', 28), ('dio', 34), ('ecu', 32), ('hel', 45), ('betten', 136), ('ied', 1), ('ai', 12), ('oon', 3), ('hei', 19), ('cen', 4), ('verschi', 1), ('hotten', 5), ('ora', 3), ('eea', 14), ('wonlen', 1), ('pla', 2), ('-het', 5), ('tul', 4), ('ean', 8), ('fee', 3), ('lets', 9), ('dl', 8), ('ahe', 2), ('cea', 1), ('wonlt', 1), ('alie', 2), ('eem', 2), ('allo', 15), ('genoem', 1), ('-reeds', 1), ('zljn', 9), ('goon', 1), ('tonder', 1), ("van'het", 1), ('eeu', 5), ('hellen', 1), ('-als', 1), ('eeae', 1), ('zouder', 1), ('plaa', 1), ('gevei', 1), ('esn', 3), ('rode', 2), ('eer-', 2), ('bene', 3), ('olijk', 1), ('eeti', 2), ('ccn', 1), ('w*rd', 1), ('enkole', 1), ('ovor', 2), ('aue', 1), ('-is', 1), ('aile', 2), ('eenl', 1), ('hert', 3), ('hst', 10), ('van-het', 1), ('nie-t', 1), ('fde', 3), ('lelijk', 4), ('hler', 2), ('ieta', 1), ('aarbij', 1), ('hef', 3), ('tiet', 5), ('reer', 1), ('verdei', 1), ('/eer', 1), ('iloor', 2), ('hieuwen', 1), ('dis', 3), ('hct', 2), ('h.t', 1), ('dle', 2), ('.is', 1), ('h^t', 1), ('haald', 1), ('oni', 3), ('ijet', 2), ('besto', 1), ('darren', 1), ('ovei', 4), ('thana', 2), ('ol', 1), ('hetl', 1), ('het-', 2), ('hnt', 1), ('ais', 2), ('aie', 2), (".'", 1), ('wedor', 1), ('sond', 1), ('klaren', 1), ('dlo', 3), ('teken', 1), ('verdor', 1), ('rk', 1), ('bet', 1), ('eau', 3), ('blij-', 1), ('hpt', 1), ('wo', 1), ('ovar', 1), ('ii', 1), ('eej', 1)</text:p>
          </table:table-cell>
          <table:table-cell office:value-type="string" calcext:value-type="string">
            <text:p>waa, ket, hot, eon, dio, ecu, hel, betten, ied, ai, oon, hei, cen, verschi, hotten, ora, eea, wonlen, pla, -het, tul, ean, fee, lets, dl, ahe, cea, wonlt, alie, eem, allo, genoem, -reeds, zljn, goon, tonder, van'het, eeu, hellen, -als, eeae, zouder, plaa, gevei, esn, rode, eer-, bene, olijk, eeti, ccn, w*rd, enkole, ovor, aue, -is, aile, eenl, hert, hst, van-het, nie-t, fde, lelijk, hler, ieta, aarbij, hef, tiet, reer, verdei, /eer, iloor, hieuwen, dis, hct, h.t, dle, .is, h^t, haald, oni, ijet, besto, darren, ovei, thana, ol, hetl, het-, hnt, ais, aie, .', wedor, sond, klaren, dlo, teken, verdor, rk, bet, eau, blij-, hpt, wo, ovar, ii, eej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1926" calcext:value-type="float">
            <text:p>341926</text:p>
          </table:table-cell>
          <table:table-cell office:value-type="float" office:value="134" calcext:value-type="float">
            <text:p>134</text:p>
          </table:table-cell>
          <table:table-cell office:value-type="float" office:value="0.141791044776119" calcext:value-type="float">
            <text:p>0.141791044776119</text:p>
          </table:table-cell>
          <table:table-cell office:value-type="float" office:value="0.914383947793142" calcext:value-type="float">
            <text:p>0.914383947793142</text:p>
          </table:table-cell>
          <table:table-cell office:value-type="float" office:value="0.805970149253731" calcext:value-type="float">
            <text:p>0.805970149253731</text:p>
          </table:table-cell>
          <table:table-cell office:value-type="float" office:value="0.181405016743147" calcext:value-type="float">
            <text:p>0.181405016743147</text:p>
          </table:table-cell>
          <table:table-cell office:value-type="float" office:value="0.0522388059701493" calcext:value-type="float">
            <text:p>0.0522388059701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oslim(16), hottentot(1), metis(1), gemengd(6), slaven(1), exotisch(1), inlandsche(5), inheems(9), kokkie(1), slavenschip(1), inheemse(3), indo-europeaan(25), historisch(4), slaaf(1), inheemseen(1), blank(3), jakarta(2), primitief(1), mongool(2), pygmee(1), islamiet(6), baboe(2), inlander(1), achtergrond(5), boesman(2), page(1), berber(1), dwerggroei(5), indische(1), pygmeeen(1), koelied(1), gay(1), westers(1), indo(2), knecht(1), k'mesties(2), inlanders(1), indisch(2), koelies(1), gemengde(1), inboorling(1), koppensneller(3), jokjakarta(1), koelie(2), onbeschaafd(1), onbeschaafdheid(1), barbaren(1), negerslaven(1)</text:p>
          </table:table-cell>
          <table:table-cell office:value-type="string" calcext:value-type="string">
            <text:p>('westkust', 3), ('java', 30), ('pasoeroean', 1), ('probolinggo', 1), ('poerwokerto', 1), ('atjeh', 6), ('diri', 1), ('guinea', 4), ('buitenzorg', 2), ('buitenbezitting', 1), ('djokja', 3), ('bima', 1), ('makassar', 2), ('nieuw-guinea', 4), ('radja', 4), ('melaboeh', 1), ('samalanga', 1), ('oostku', 2), ('benting', 1), ('gewest', 5), ('solo', 7), ('bali', 2), ('batjan', 2), ('ambon', 3), ("sumatra's", 2), ('cultuurgebied', 1), ('garoet', 1), ('siboga', 1), ('jogjakarta', 1), ('weltevreden', 1), ('djambi', 2), ('residentie', 7), ('borneo', 4), ('preanger', 1), ('padang', 4), ('panaroekan', 1), ('tjilatjap', 1), ('tagal', 2), ('krawang', 2), ('tandjong', 1), ('koetaradja', 1), ('keumala', 1), ('watampone', 1), ('nias', 2), ('minahassa', 2), ('magalang', 1), ('soerabaja', 3), ('madioen', 1), ('landraad', 2), ('oostkust', 2), ('aanbijten', 2), ('bandoeng', 4), ('semarang', 5), ('samarinda', 1), ('pepertuin', 1), ('xxv', 1), ('bivak', 1), ('malang', 2), ('midden-java', 1), ('blang', 1), ('medan', 1), ('bojolali', 1), ('weh', 1), ('gouvernements', 1), ('pecalongan', 1), ('endeh', 1), ('weltevred', 1), ('residenti', 1), ('west-java', 1), ('soerabaia', 1), ('pinang', 2), ('lingga', 1), ('timor', 2), ('celebes', 1), ('seraarang', 1), ('alor', 1), ('halifoer', 1), ('menado', 1), ('atjeb', 1), ('djok', 1), ('telok', 1), ('kajoe', 1), ('posso', 1), ('samarang', 1), ('ambarawa', 1), ('pati', 1), ('tapanoeli', 1), ('molukken', 1), ('kapitan', 1), ('kota', 1), ('soerabala', 1), ('rembang', 1), ('macassar', 1), ('hoofdplaats', 1), ('banda', 1), ('asan', 1), ('zuid-sumatra', 1), ('salatiga', 1)</text:p>
          </table:table-cell>
          <table:table-cell office:value-type="string" calcext:value-type="string">
            <text:p>westkust, java, pasoeroean, probolinggo, poerwokerto, atjeh, diri, guinea, buitenzorg, buitenbezitting, djokja, bima, makassar, nieuw-guinea, radja, melaboeh, samalanga, oostku, benting, gewest, solo, bali, batjan, ambon, sumatra's, cultuurgebied, garoet, siboga, jogjakarta, weltevreden, djambi, residentie, borneo, preanger, padang, panaroekan, tjilatjap, tagal, krawang, tandjong, koetaradja, keumala, watampone, nias, minahassa, magalang, soerabaja, madioen, landraad, oostkust, aanbijten, bandoeng, semarang, samarinda, pepertuin, xxv, bivak, malang, midden-java, blang, medan, bojolali, weh, gouvernements, pecalongan, endeh, weltevred, residenti, west-java, soerabaia, pinang, lingga, timor, celebes, seraarang, alor, halifoer, menado, atjeb, djok, telok, kajoe, posso, samarang, ambarawa, pati, tapanoeli, molukken, kapitan, kota, soerabala, rembang, macassar, hoofdplaats, banda, asan, zuid-sumatra, salatiga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38463" calcext:value-type="float">
            <text:p>338463</text:p>
          </table:table-cell>
          <table:table-cell office:value-type="float" office:value="23" calcext:value-type="float">
            <text:p>23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819570357440868" calcext:value-type="float">
            <text:p>0.819570357440868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0.187289031815767" calcext:value-type="float">
            <text:p>0.18728903181576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slim(2), marron(4), wetshistorische(1), baboe(1), traditionele(2), boesman(1), mengras(1), indo-europeaan(2), lilliputter(1), kaffers(1), handicapper(1), historische(1), zigeunerin(1), stam(1), historisch(1), moslims(1), westers(1)</text:p>
          </table:table-cell>
          <table:table-cell office:value-type="string" calcext:value-type="string">
            <text:p>('laisser', 1), ('ont', 6), ('plus', 3), ('loi', 1), ('par', 4), ('etat', 1), ('naturel', 3), ('tonne', 1), ('sous', 1), ('cas', 1), ('ment', 1)</text:p>
          </table:table-cell>
          <table:table-cell office:value-type="string" calcext:value-type="string">
            <text:p>laisser, ont, plus, loi, par, etat, naturel, tonne, sous, cas, ment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1866" calcext:value-type="float">
            <text:p>341866</text:p>
          </table:table-cell>
          <table:table-cell office:value-type="float" office:value="398" calcext:value-type="float">
            <text:p>398</text:p>
          </table:table-cell>
          <table:table-cell office:value-type="float" office:value="0.168341708542714" calcext:value-type="float">
            <text:p>0.168341708542714</text:p>
          </table:table-cell>
          <table:table-cell office:value-type="float" office:value="0.792942000695321" calcext:value-type="float">
            <text:p>0.792942000695321</text:p>
          </table:table-cell>
          <table:table-cell office:value-type="float" office:value="0.78894472361809" calcext:value-type="float">
            <text:p>0.78894472361809</text:p>
          </table:table-cell>
          <table:table-cell office:value-type="float" office:value="0.188801620965667" calcext:value-type="float">
            <text:p>0.188801620965667</text:p>
          </table:table-cell>
          <table:table-cell office:value-type="float" office:value="0.042713567839196" calcext:value-type="float">
            <text:p>0.0427135678391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oslim(20), indo-europeaan(32), dwerggroei(14), moslimsche(3), aziatischejgeit(2), page(2), marron(8), barbaar(4), aziatisch(23), medicijnmannen(1), inheemse(4), hottentotten(1), achtergrond(24), queer(1), hottentot(1), gemengd(16), mengras(1), medicijnman(4), zigeuners(2), halfbloed(3), mulat(2), inboorlingen(1), inboorling(2), aziatische(9), negerrijk(3), moslims(2), islamiet(2), exotische(1), inheems'che(1), slavenschip(2), volbloed(4), inheems(17), gekleurde(2), bediende(2), historisch(20), dwerg(3), historische(3), koelie(4), inheemsche(5), mesties(1), schildersknecht(1), blank(4), kaukasisch(1), primitief(4), eskimo(2), inheemschen(3), afgod(2), indisch(4), gemengde(2), muzelman(2), lesbische(1), negerslaven(5), tovenaar(2), afkomst(3), indo(6), gekleurd(2), traditionele(13), kokkie(1), traditioneel(4), moslimscho(1), zwartje(3), koelied(1), misvormden(5), pygmee(4), zigeunermuziek(1), volbloedpaard(1), moord(1), slaven(2), indiaan(4), zimbabwecultuur(1), boesman(1), ontdekken(5), kafferhoofdman(1), barbaren(3), indo's(1), homo(3), grootst(1), marrons(1), inheemsen(1), negercultuur(3), onbeschaafd(2), moslimsohe(1), inlander(4), neger(2), wild(2), inuit(2), berber(3), slaaf(2), mongool(2), slaaft(1), negers(1), roots(2), muzelmansche(1), inlandsche(2), metis(2), rassen(1), baboe(1), exotisch(1), lilliputter(1), stam(1), verrast(1), volbloedras(1), lilliputters(1), knecht(1), ras(1), kaffer(1)</text:p>
          </table:table-cell>
          <table:table-cell office:value-type="string" calcext:value-type="string">
            <text:p>('vorderen', 13), ('invoeren', 19), ('min-', 1), ('wereldhandel', 1), ('administratief', 6), ('bezitten', 68), ('eischt', 9), ('uitbreiding', 14), ('breiding', 1), ('toevoegen', 9), ('eischen', 8), ('overheidslichaam', 2), ('instelling', 8), ('beperking', 2), ('administratieven', 1), ('tendeel', 1), ('stabiel', 2), ('lengtemaat', 2), ('staken', 5), ('rangschikking', 2), ('eischten', 1), ('verbod', 6), ('strafrecht', 4), ('meerderjarigheid', 1), ('kosten', 11), ('ontbinden', 5), ('categorie', 4), ('werkloosheid', 4), ('gift', 8), ('voorziening', 3), ('afmeting', 2), ('-thans', 2), ('voorschrift', 7), ('lijst', 5), ('bezit', 20), ('werknemer', 1), ('bevoegdheid', 5), ('abnormaal', 7), ('partikulier', 1), ('bestemmen', 13), ('oversparen', 1), ('grootouder', 1), ('werkverschaffing', 3), ('collectief', 2), ('afschrift', 2), ('vervangen', 9), ('benoodigen', 1), ('verruiming', 1), ('woekeraar', 1), ('noodlijdende', 3), ('particulier', 9), ('toereikend', 1), ('doeleinde', 2), ('verplaatsing', 2), ('toezicht', 11), ('opheffing', 9), ('overnemen', 13), ('formaliteit', 1), ('volgorde', 4), ('stipt', 3), ('vervanging', 1), ('overdragen', 3), ('nietig', 1), ('werkloos', 3), ('ambtshalve', 1), ('adoptie', 1), ('vrouwenarbeid', 3), ('rijksinstellingen', 1), ('cultuurstelsel', 1), ('indeeling', 3), ('arbeidscontract', 1), ('liefdadig', 1), ('landswege', 1), ('grondrecht', 2), ('bezitter', 4), ('arbeidsbeurs', 2), ('malaise', 1), ('werklooz', 1), ('controle', 5), ('aansprakelijkheid', 1), ('arbeidsvoorwaarde', 1), ('geldigheid', 1), ('voortbrenging', 1), ('geoorloofd', 4), ('buitenechtelijk', 1), ('verkorting', 2), ('onbeperkt', 7), ('concurreerenen', 1), ('elscht', 1), ('verzwaren', 1), ('rangoren', 1), ('gelijkstellen', 2), ('entameeren', 1), ('naleving', 3), ('produceer', 2), ('arbeidswetgeving', 2), ('ezit', 1), ('productief', 1), ('dessadienst', 1), ('oproepen', 3), ('plichtig', 1), ('stippen', 1), ('landbouwdepartement', 1), ('verboden', 1), ('beheren', 1), ('meerderjarig', 1), ('potentieel', 1), ('oproeping', 1), ('bedeeling', 2), ('allernoodig', 1), ('transportmogelijkheid', 1), ('poene', 1), ('produktie', 1), ('strafbedreiging', 1), ('uittreksel', 1), ('beschikkingsrecht', 1), ('promotiekans', 1), ('controleren', 2), ('gemeenteweg', 1), ('feestgave', 1), ('concurreeren', 1)</text:p>
          </table:table-cell>
          <table:table-cell office:value-type="string" calcext:value-type="string">
            <text:p>vorderen, invoeren, min-, wereldhandel, administratief, bezitten, eischt, uitbreiding, breiding, toevoegen, eischen, overheidslichaam, instelling, beperking, administratieven, tendeel, stabiel, lengtemaat, staken, rangschikking, eischten, verbod, strafrecht, meerderjarigheid, kosten, ontbinden, categorie, werkloosheid, gift, voorziening, afmeting, -thans, voorschrift, lijst, bezit, werknemer, bevoegdheid, abnormaal, partikulier, bestemmen, oversparen, grootouder, werkverschaffing, collectief, afschrift, vervangen, benoodigen, verruiming, woekeraar, noodlijdende, particulier, toereikend, doeleinde, verplaatsing, toezicht, opheffing, overnemen, formaliteit, volgorde, stipt, vervanging, overdragen, nietig, werkloos, ambtshalve, adoptie, vrouwenarbeid, rijksinstellingen, cultuurstelsel, indeeling, arbeidscontract, liefdadig, landswege, grondrecht, bezitter, arbeidsbeurs, malaise, werklooz, controle, aansprakelijkheid, arbeidsvoorwaarde, geldigheid, voortbrenging, geoorloofd, buitenechtelijk, verkorting, onbeperkt, concurreerenen, elscht, verzwaren, rangoren, gelijkstellen, entameeren, naleving, produceer, arbeidswetgeving, ezit, productief, dessadienst, oproepen, plichtig, stippen, landbouwdepartement, verboden, beheren, meerderjarig, potentieel, oproeping, bedeeling, allernoodig, transportmogelijkheid, poene, produktie, strafbedreiging, uittreksel, beschikkingsrecht, promotiekans, controleren, gemeenteweg, feestgave, concurreeren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1641" calcext:value-type="float">
            <text:p>341641</text:p>
          </table:table-cell>
          <table:table-cell office:value-type="float" office:value="33" calcext:value-type="float">
            <text:p>33</text:p>
          </table:table-cell>
          <table:table-cell office:value-type="float" office:value="0.0606060606060606" calcext:value-type="float">
            <text:p>0.060606060606061</text:p>
          </table:table-cell>
          <table:table-cell office:value-type="float" office:value="0.98935424130356" calcext:value-type="float">
            <text:p>0.98935424130356</text:p>
          </table:table-cell>
          <table:table-cell office:value-type="float" office:value="0.848484848484848" calcext:value-type="float">
            <text:p>0.848484848484848</text:p>
          </table:table-cell>
          <table:table-cell office:value-type="float" office:value="0.192676920448199" calcext:value-type="float">
            <text:p>0.192676920448199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oelie(1), traditioneelen(1), achtergrond(3), hottentot(1), marron(1), gemengd(5), historisch(1), inuit(1), historischcn(1), indisch(1), historische(1), traditionele(1), boesman(2), inheems(3), misvormden(1), indo-europeaan(1), koppensneller(1), primitief(1), exotisch(1), senaatsbediende(1), moslim(1), bediende(1), negerin(1), aziatisch(1)</text:p>
          </table:table-cell>
          <table:table-cell office:value-type="string" calcext:value-type="string">
            <text:p>('haagsch', 6), ('amsterdamsch', 2), ('bredasch', 1), ('utrechtsch', 3), ('tilburgsch', 3), ('haarlems', 1), ('leidsche', 3), ('utrechts', 1), ('nijmeegschen', 1), ('rotterdams', 1), ('damsch', 2), ('hoofdstedelijk', 1), ('amsch', 1), ('asser', 2), ('amsterdams', 1), ('delftsch', 1), ('haagschen', 1), ('groningsche', 1), ('leidsch', 1), ('groninger', 1), ('amstel', 1)</text:p>
          </table:table-cell>
          <table:table-cell office:value-type="string" calcext:value-type="string">
            <text:p>haagsch, amsterdamsch, bredasch, utrechtsch, tilburgsch, haarlems, leidsche, utrechts, nijmeegschen, rotterdams, damsch, hoofdstedelijk, amsch, asser, amsterdams, delftsch, haagschen, groningsche, leidsch, groninger, amstel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1881" calcext:value-type="float">
            <text:p>341881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0.761389862871694" calcext:value-type="float">
            <text:p>0.761389862871694</text:p>
          </table:table-cell>
          <table:table-cell office:value-type="float" office:value="0.81" calcext:value-type="float">
            <text:p>0.81</text:p>
          </table:table-cell>
          <table:table-cell office:value-type="float" office:value="0.198109851732953" calcext:value-type="float">
            <text:p>0.198109851732953</text:p>
          </table:table-cell>
          <table:table-cell office:value-type="float" office:value="0.03" calcext:value-type="float">
            <text:p>0.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chtergrond(6), koppensneller(2), traditionele(5), marron(9), zwartje(3), bosnegers(1), berber(2), indo-europeaan(1), dwerggroei(2), knecht(3), indiaan(2), mulat(1), gemengde(1), handicap(2), historisch(3), roots(2), aziatisch(4), inboorling(1), westers(3), gemengd(12), gekleurd(1), hottentot(4), baboe(1), bediende(1), indo(1), page(1), winkelknechten(1), moslim(4), indische(1), traditioneelen(1), indisch(1), zigeuner(1), onbeschaafd(1), tovenaar(1), slaaf(1), barbaren(1), misvormden(1), ontdekken(1), moor(1), traditioneel(1), barbarlje(1), jakarta(1), koelies(1), boesman(1), kokkie(1), grootst(1), dwerg(1), landbouwersknecht(1), afgod(1)</text:p>
          </table:table-cell>
          <table:table-cell office:value-type="string" calcext:value-type="string">
            <text:p>('smeets', 1), ('vliet', 2), ('schulpen', 1), ('jac', 4), ('wouters', 3), ('bael', 1), ('adams', 2), ('engelen', 2), ('moonen', 1), ('zwarts', 1), ('liza', 1), ('hottentot', 5), ('bergman', 1), ('pelt', 1), ('vink', 1), ('jansen', 5), ('klaassen', 1), ('wierd', 1), ('janssen', 1), ('bakkers', 1), ('hoof', 2), ('vriens', 1), ('bresser', 1), ('verbruggen', 2), ('janssens', 1), ('thijssen', 1), ('eijck', 1), ('linden', 4), ('dwinger', 2), ('zwanenburg', 1), ('slangen', 1), ('doffer', 1), ('verhagen', 1), ('franken', 4), ('mol', 4), ('diddens', 1), ('doeschate', 1), ('elshout', 1), ('duuren', 1), ('schoor', 2), ('zeeuw', 1), ('segers', 1), ('arend', 1), ('v.d.', 1), ('booms', 1), ('martens', 5), ('rooijen', 1), ('storms', 1), ('dhr.', 2), ('hulten', 1), ('jos', 1), ('paans', 1), ('pol', 1), ('joh', 3), ('grood', 1), ('dael', 1), ('castermans', 1), ('ligthart', 1), ('gerards', 1), ('heijden', 1), ('heijn', 1), ('simons', 1), ('vermeulen', 1), ('verbeek', 1), ('wildschut', 1), ('herp', 1), ('gies', 1), ('mander', 1), ('krieken', 1), ('reynder', 1), ('kievits', 1)</text:p>
          </table:table-cell>
          <table:table-cell office:value-type="string" calcext:value-type="string">
            <text:p>smeets, vliet, schulpen, jac, wouters, bael, adams, engelen, moonen, zwarts, liza, hottentot, bergman, pelt, vink, jansen, klaassen, wierd, janssen, bakkers, hoof, vriens, bresser, verbruggen, janssens, thijssen, eijck, linden, dwinger, zwanenburg, slangen, doffer, verhagen, franken, mol, diddens, doeschate, elshout, duuren, schoor, zeeuw, segers, arend, v.d., booms, martens, rooijen, storms, dhr., hulten, jos, paans, pol, joh, grood, dael, castermans, ligthart, gerards, heijden, heijn, simons, vermeulen, verbeek, wildschut, herp, gies, mander, krieken, reynder, kievits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42068" calcext:value-type="float">
            <text:p>342068</text:p>
          </table:table-cell>
          <table:table-cell office:value-type="float" office:value="132" calcext:value-type="float">
            <text:p>132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0.937458548932849" calcext:value-type="float">
            <text:p>0.937458548932849</text:p>
          </table:table-cell>
          <table:table-cell office:value-type="float" office:value="0.803030303030303" calcext:value-type="float">
            <text:p>0.803030303030303</text:p>
          </table:table-cell>
          <table:table-cell office:value-type="float" office:value="0.206563336175307" calcext:value-type="float">
            <text:p>0.206563336175307</text:p>
          </table:table-cell>
          <table:table-cell office:value-type="float" office:value="0.0606060606060606" calcext:value-type="float">
            <text:p>0.0606060606060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chtergrond(4), koelie(3), aziatisch(7), gemengd(22), traditionele(1), queer(4), historisch(2), blank(2), negers(1), kokkie(1), marron(7), hottentotten(1), indo-europeaan(3), afgod(2), indisch(3), tovenaar(2), baboe(1), mulat(1), halfbloed(1), aziatische(3), negerslaven(2), eskimobediende(1), afgodendienst(1), page(2), gemengd'contract(1), berber(1), inheems(6), wild(1), slaaf(1), dwerggroei(1), aboriginal(3), inuit(2), barbarlje(2), gekleurde(1), indo(2), primitief(1), metis(1), koppensnellers(1), muzelman(1), moslim(2), metis'nachts(1), roots(1), inheemsche(1), inheemsch(1), slaaft(1), barbaar'sche(1), aapman(1), inlandsche(2), indische(1), islamiet(1), lilliputter(1), kafferhoofdman(1), neger(1), pygmee(1), jakarta(1), handicap(1), misvormden(1), westers(1), barbaar(1), moor(1), kaukasisch(1), bedienden(1), koelies(1), marrons(1), transport(1), roots'(1), christelijkhistorisch'(1)</text:p>
          </table:table-cell>
          <table:table-cell office:value-type="string" calcext:value-type="string">
            <text:p>('santos', 8), ('olie', 9), ('ruw', 14), ('petroleum', 8), ('f.a.q.', 1), ('prljsh', 1), ('prijsh', 3), ('superior', 3), ('katoen', 8), ('suiker', 10), ('vracht', 3), ('good', 6), ('rocky', 1), ('prompt', 4), ('levering', 2), ('fust', 1), ('spiritus', 1), ('koper', 8), ('ton', 17), ('brazil', 2), ('bede', 4), ('ruwe', 1), ('ordinair', 2), ('gooa', 1), ('ijzer', 3), ('bush', 1), ('intro', 1), ('santo', 2), ('omze', 1), ('ibs', 1), ('aanv', 1), ('tin', 6), ('tonnen', 3), ('ord', 2), ('hedon', 1), ('tln', 1), ('dubbelo', 1), ('ner', 2), ('beetwortelsuiker', 1), ('omzet', 3), ('dollarcent', 1), ('crushed', 1), ('laagst', 1), ('terpentijn', 1), ('cout', 1), ('wrd', 1), ('hrd', 1), ('disponibel', 1), ('krissen', 1), ('f.a.g', 1), ('verkocht', 1), ('geraffineerd', 1)</text:p>
          </table:table-cell>
          <table:table-cell office:value-type="string" calcext:value-type="string">
            <text:p>santos, olie, ruw, petroleum, f.a.q., prljsh, prijsh, superior, katoen, suiker, vracht, good, rocky, prompt, levering, fust, spiritus, koper, ton, brazil, bede, ruwe, ordinair, gooa, ijzer, bush, intro, santo, omze, ibs, aanv, tin, tonnen, ord, hedon, tln, dubbelo, ner, beetwortelsuiker, omzet, dollarcent, crushed, laagst, terpentijn, cout, wrd, hrd, disponibel, krissen, f.a.g, verkocht, geraffineerd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41678" calcext:value-type="float">
            <text:p>341678</text:p>
          </table:table-cell>
          <table:table-cell office:value-type="float" office:value="113" calcext:value-type="float">
            <text:p>113</text:p>
          </table:table-cell>
          <table:table-cell office:value-type="float" office:value="0.141592920353982" calcext:value-type="float">
            <text:p>0.141592920353982</text:p>
          </table:table-cell>
          <table:table-cell office:value-type="float" office:value="0.899453891455276" calcext:value-type="float">
            <text:p>0.899453891455276</text:p>
          </table:table-cell>
          <table:table-cell office:value-type="float" office:value="0.805309734513274" calcext:value-type="float">
            <text:p>0.805309734513274</text:p>
          </table:table-cell>
          <table:table-cell office:value-type="float" office:value="0.212729562397756" calcext:value-type="float">
            <text:p>0.212729562397756</text:p>
          </table:table-cell>
          <table:table-cell office:value-type="float" office:value="0.0530973451327434" calcext:value-type="float">
            <text:p>0.0530973451327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oslim(5), metis(7), gemengde(1), historisch(5), inheems(6), marron(13), gemengd(2), rassen(1), aziatischejgeit(2), indische(1), halfbloed(5), aziatisch(8), tovenaar(1), onbeschaafd(1), barbaar(1), berber(4), knechts(1), hottentot(1), neger(1), lilliputter(1), queer(6), mulat(1), mongool(1), westers(6), berberoorlog(1), gay(1), indisch(2), ras(1), kaukasisch(1), koelie(2), indo(2), stam(1), exotische(1), koppensnellers(2), homo(2), eskimo(2), roots(1), groothistorische(1), barbaren(1), volbloed(2), afgod(1), page(1), gekleurd(1), roma(1), dwerggroei(1), mengras(1), primitief(1), negerrijk(1), birma(1)</text:p>
          </table:table-cell>
          <table:table-cell office:value-type="string" calcext:value-type="string">
            <text:p>('londen', 27), ('cancelling', 1), ('philadelphia', 5), ('mam', 2), ('vincent', 4), ('w.-afrika', 1), ('ilavre', 1), ('mar-', 1), ('bombay', 3), ('palat', 1), ('liverpool', 2), ('andes', 1), ('port', 5), ('miil', 1), ('karma', 1), ('prawle', 1), ('banana', 1), ('east', 4), ('lond', 2), ('aep', 2), ('ciroa', 1), ('boston', 2), ('khiva', 1), ('vertr', 2), ('vert.', 3), ('baltimore', 2), ('atal', 1), ('tara', 1), ('calcutta', 7), ('sydney', 2), ('marseilla', 1), ('charleston', 4), ('oro', 1), ('buenos-ayres', 1), ('deal', 1), ('lizard', 1), ('daarb', 1), ('hook', 2), ('leona', 1), ('aang', 6), ('montevideo', 1), ('burgerdijk', 1), ('labore', 1), ('gep', 4), ('kurraehee', 1), ('leone', 1), ('sierra', 2), ('buenos-aires', 1), ('bremea', 1), ('london', 2), ('gepa', 1), ('dover', 1), ('xew-york', 1), ('akyab', 1), ('montreal', 1), ('afar', 1), ('k.v.', 1)</text:p>
          </table:table-cell>
          <table:table-cell office:value-type="string" calcext:value-type="string">
            <text:p>londen, cancelling, philadelphia, mam, vincent, w.-afrika, ilavre, mar-, bombay, palat, liverpool, andes, port, miil, karma, prawle, banana, east, lond, aep, ciroa, boston, khiva, vertr, vert., baltimore, atal, tara, calcutta, sydney, marseilla, charleston, oro, buenos-ayres, deal, lizard, daarb, hook, leona, aang, montevideo, burgerdijk, labore, gep, kurraehee, leone, sierra, buenos-aires, bremea, london, gepa, dover, xew-york, akyab, montreal, afar, k.v.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9900" calcext:value-type="float">
            <text:p>339900</text:p>
          </table:table-cell>
          <table:table-cell office:value-type="float" office:value="42" calcext:value-type="float">
            <text:p>42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9044596218091" calcext:value-type="float">
            <text:p>0.904459621809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13582957499101" calcext:value-type="float">
            <text:p>0.213582957499101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o-europeaan(2), zigeuner(1), slaven(1), gemengd(3), lilliputter(1), achtergrond(2), aziatische(1), muzelman(1), moslim(2), onbeschaafd(1), kwinti(1), primitief(1), slaaf(1), inheems(1), bediende(1), afgod(2), zigeunermuziek(1), gekleurde(1), baboe(1), barbarlje(1), historisch(2), page(1), moor(2), tovenaar(1), islamieten(1), boesman(1), afkomst(1), gekleurd(1), zwartje(1), marron(2), berber(1), negerslaven(1), traditionele(1)</text:p>
          </table:table-cell>
          <table:table-cell office:value-type="string" calcext:value-type="string">
            <text:p>('loopjongen', 1), ('wit-', 1), ('kleermaker', 1), ('barbier', 3), ('boekbinder', 1), ('kantoor', 8), ('koopman', 14), ('smid', 3), ('steenhouwer', 1), ('werkmeid', 1), ('hoefsmid', 1), ('timmerman', 2), ('schoenmaker', 2), ('dagmeisje', 1), ('loodgieter', 1), ('tuinman', 1)</text:p>
          </table:table-cell>
          <table:table-cell office:value-type="string" calcext:value-type="string">
            <text:p>loopjongen, wit-, kleermaker, barbier, boekbinder, kantoor, koopman, smid, steenhouwer, werkmeid, hoefsmid, timmerman, schoenmaker, dagmeisje, loodgieter, tuinman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7434" calcext:value-type="float">
            <text:p>327434</text:p>
          </table:table-cell>
          <table:table-cell office:value-type="float" office:value="135" calcext:value-type="float">
            <text:p>135</text:p>
          </table:table-cell>
          <table:table-cell office:value-type="float" office:value="0.162962962962963" calcext:value-type="float">
            <text:p>0.162962962962963</text:p>
          </table:table-cell>
          <table:table-cell office:value-type="float" office:value="0.758528378226354" calcext:value-type="float">
            <text:p>0.758528378226354</text:p>
          </table:table-cell>
          <table:table-cell office:value-type="float" office:value="0.8" calcext:value-type="float">
            <text:p>0.8</text:p>
          </table:table-cell>
          <table:table-cell office:value-type="float" office:value="0.228330146341553" calcext:value-type="float">
            <text:p>0.228330146341553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lfbloed(1), traditionele(3), achtergrond(11), historisch(5), indo-europeaan(7), mesties(4), kokkie(2), aziatische(2), koppensneller(1), aziatisch(13), gemengd(3), knecht(2), moslim(6), berber(2), indiaan(2), historischen(1), barbaren(1), slavenschip(1), wilde(1), en'marron(1), mongool(3), neger(3), inlander(1), gekleurd(3), mengras(1), hottentot(2), mulat(1), medicijnman(1), negerrijk(1), wild(1), inheems'che(1), moslimsche(1), etniciteit(1), marron(7), negerslaven(2), zimbabwecultuur(1), inheemsche(3), inheems(3), metis'nachts(1), groothistorische(1), slaaf(1), eskimo(1), traditioneel(1), koelies(1), historische(2), roots(1), indische(1), inheemschen(1), indo(2), schildersknecht(1), misvormden(2), inheems'(1), moord(1), eskimo's(1), onbeschaafd(1), inuit(2), indonesi(1), barbaar(2), dwerg(1), afgod(1), inlandsche(1), inheemse(1), moslims(1)</text:p>
          </table:table-cell>
          <table:table-cell office:value-type="string" calcext:value-type="string">
            <text:p>('tussch', 104), ('tusschen', 12), ('tussehen', 8), ('tosschen', 2), ('tussohen', 3), ('sohen', 1), ('schen', 2), ('bchen', 1), ('tuischen', 1), ('lusschen', 1), ('tusschcn', 1), ('tuschen', 1), ('tusscnen', 1), ('tus-', 1)</text:p>
          </table:table-cell>
          <table:table-cell office:value-type="string" calcext:value-type="string">
            <text:p>tussch, tusschen, tussehen, tosschen, tussohen, sohen, schen, bchen, tuischen, lusschen, tusschcn, tuschen, tusscnen, tus-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2031" calcext:value-type="float">
            <text:p>342031</text:p>
          </table:table-cell>
          <table:table-cell office:value-type="float" office:value="116" calcext:value-type="float">
            <text:p>116</text:p>
          </table:table-cell>
          <table:table-cell office:value-type="float" office:value="0.181034482758621" calcext:value-type="float">
            <text:p>0.181034482758621</text:p>
          </table:table-cell>
          <table:table-cell office:value-type="float" office:value="0.559542078625092" calcext:value-type="float">
            <text:p>0.559542078625092</text:p>
          </table:table-cell>
          <table:table-cell office:value-type="float" office:value="0.801724137931034" calcext:value-type="float">
            <text:p>0.801724137931034</text:p>
          </table:table-cell>
          <table:table-cell office:value-type="float" office:value="0.236851357909969" calcext:value-type="float">
            <text:p>0.236851357909969</text:p>
          </table:table-cell>
          <table:table-cell office:value-type="float" office:value="0.0172413793103448" calcext:value-type="float">
            <text:p>0.01724137931034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lfbloed(1), koelie(2), marron(4), kaffers(1), koppensneller(2), mengras(2), inlandsche(2), primitief(2), exotische(1), historisch(8), inheems(2), traditioneel(1), traditionele(5), aziatisch(8), misvormden(3), knecht(2), indisch(2), afgod(1), ontdekken(1), dwerggroei(3), moslimsche(1), westers(2), indo-europeaan(6), gemengd(5), achtergrond(4), eskimo's(1), mulat(1), dwerg(1), moslim(3), mongool(1), inheemsch(1), berber(2), inuit(1), baboes(1), groothistorische(1), inheemsche(1), kokkie(1), volbloedras(1), hottentot(2), zigeunermuziek(1), barbaar(1), boesman(1), indo(2), historische(1), moor(1), negercultuur(2), inlanders(1), stamboek(1), slaaf(2), jakarta(1), homo(1), ras(1), koelies(1), bosneger(1), volbloed(1), zigeuners(1), landbouwersknecht(1), aboriginal(1), indiaan(1), kaukasisch(2), slavenschip(1), roots(1)</text:p>
          </table:table-cell>
          <table:table-cell office:value-type="string" calcext:value-type="string">
            <text:p>('leiden', 47), ('alhier', 19), ('haag', 12), ('stede', 6), ('aldaar', 29), ('s-gravenhage', 5), ('s-hage', 1)</text:p>
          </table:table-cell>
          <table:table-cell office:value-type="string" calcext:value-type="string">
            <text:p>leiden, alhier, haag, stede, aldaar, s-gravenhage, s-hage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8168" calcext:value-type="float">
            <text:p>338168</text:p>
          </table:table-cell>
          <table:table-cell office:value-type="float" office:value="97" calcext:value-type="float">
            <text:p>97</text:p>
          </table:table-cell>
          <table:table-cell office:value-type="float" office:value="0.123711340206186" calcext:value-type="float">
            <text:p>0.123711340206186</text:p>
          </table:table-cell>
          <table:table-cell office:value-type="float" office:value="0.955464884699682" calcext:value-type="float">
            <text:p>0.955464884699682</text:p>
          </table:table-cell>
          <table:table-cell office:value-type="float" office:value="0.804123711340206" calcext:value-type="float">
            <text:p>0.804123711340206</text:p>
          </table:table-cell>
          <table:table-cell office:value-type="float" office:value="0.245442950778293" calcext:value-type="float">
            <text:p>0.245442950778293</text:p>
          </table:table-cell>
          <table:table-cell office:value-type="float" office:value="0.0721649484536082" calcext:value-type="float">
            <text:p>0.0721649484536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ditioneel(1), aziatisch(3), homo(2), historisch(2), marron(10), aboriginal(11), inheemse(1), gekleurde(1), primitief(1), queer(9), islamiet(1), dwerg(1), mongoolsohc(1), koelied(1), achtergrond(2), negerslaven(2), roots(8), lesbisch(1), kaffers(1), gay(1), inheems(3), trans(1), page(7), inboorling(1), metis(2), volbloed(2), metis'nachts(1), grootsch(1), gemengd(1), blank(1), queertitle(1), handicap(2), traditioneelen(1), blanka(1), slavenschip(1), muzelman(1), indo(1), stamboek(1), traditionele(1), zimbabwe(1), kwinti(1), onbeschaafd(1), pygmee(1), rassen(1), roots'(1), bosneger(1)</text:p>
          </table:table-cell>
          <table:table-cell office:value-type="string" calcext:value-type="string">
            <text:p>('and', 47), ('her', 12), ('wer', 12), ('wher', 4), ('every', 2), ('side', 4), ('there', 3), ('way', 8), ('another', 1), ('get', 3), ('considered', 1), ('surinam', 2), ('this', 10), ('made', 5), ('will', 7), ('ar', 10), ('remain', 1), ('same', 3), ('thousand', 1), ('hundred', 2), ('poor', 4), ('further', 2), ('following', 3), ('have', 8), ('above', 1), ('pjn', 1), ('many', 7), ('join', 1), ('than', 2), ('foot', 1), ('rod', 1), ('few', 3), ('believe', 1), ('most', 5), ('added', 1), ('germany', 2), ('tben', 1), ('except', 2), ('account', 2), ('thes', 5), ('not', 13), ('nothing', 1), ('soil', 1), ('enough', 2), ('bag', 1), ('now', 7), ('well', 5), ('hold', 1), ('four', 1), ('year', 5), ('since', 1), ('brought', 3), ('makes', 2), ('on', 6), ('heavy', 2), ('feel', 3), ('soon', 3), ('enemy', 1), ('again', 1), ('right', 1), ('german', 2), ('landed', 1), ('until', 2), ('load', 1), ('everything', 1), ('tried', 1), ('february', 2), ('tbe', 3), ('tbat', 1), ('duty', 1), ('years', 3), ('because', 1), ('found', 6), ('its', 6), ('therefore', 2), ('bread', 1), ('different', 3), ('killed', 1), ('thing', 2), ('fill', 1), ('beyond', 2), ('ha', 5), ('how', 4), ('our', 5), ('think', 1), ('life', 5), ('during', 1), ('iike', 2), ('need', 1), ('mile', 1), ('work', 5), ('one', 4), ('each', 4), ('know', 3), ('kept', 2), ('shall', 1), ('died', 1), ('lack', 1), ('you', 4), ('brother', 1), ('turn', 1), ('oerman', 1), ('ihe', 1), ('equal', 2), ('probably', 4), ('nearly', 1), ('never', 1), ('indoen', 1), ('out', 1), ('cast', 1), ('cut', 1), ('after', 1), ('allowed', 1), ('feet', 1), ('those', 3), ('taken', 1), ('fresh', 1), ('come', 1), ('particular', 1), ('own', 1), ('tlie', 1), ('mean', 1), ('fact', 1), ('addition', 1), ('cannot', 1), ('send', 1), ('increase', 1), ('used', 1), ('almost', 1), ('then', 1), ('whose', 1), ('fellow', 1), ('heart', 1), ('end', 1), ('took', 1), ('through', 1), ('happy', 1), ('called', 1), ('loss', 2), ('placed', 1), ('onc', 1), ('next', 1), ('number', 1), ('twenty', 1), ('thus', 1), ('such', 1), ('represented', 1), ('policy', 1), ('hav', 1), ('case', 1), ('live', 1), ('having', 1), ('doing', 1), ('authorities', 1), ('extent', 1), ('greater', 1), ('along', 1)</text:p>
          </table:table-cell>
          <table:table-cell office:value-type="string" calcext:value-type="string">
            <text:p>and, her, wer, wher, every, side, there, way, another, get, considered, surinam, this, made, will, ar, remain, same, thousand, hundred, poor, further, following, have, above, pjn, many, join, than, foot, rod, few, believe, most, added, germany, tben, except, account, thes, not, nothing, soil, enough, bag, now, well, hold, four, year, since, brought, makes, on, heavy, feel, soon, enemy, again, right, german, landed, until, load, everything, tried, february, tbe, tbat, duty, years, because, found, its, therefore, bread, different, killed, thing, fill, beyond, ha, how, our, think, life, during, iike, need, mile, work, one, each, know, kept, shall, died, lack, you, brother, turn, oerman, ihe, equal, probably, nearly, never, indoen, out, cast, cut, after, allowed, feet, those, taken, fresh, come, particular, own, tlie, mean, fact, addition, cannot, send, increase, used, almost, then, whose, fellow, heart, end, took, through, happy, called, loss, placed, onc, next, number, twenty, thus, such, represented, policy, hav, case, live, having, doing, authorities, extent, greater, along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1749" calcext:value-type="float">
            <text:p>341749</text:p>
          </table:table-cell>
          <table:table-cell office:value-type="float" office:value="31" calcext:value-type="float">
            <text:p>31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694024485805941" calcext:value-type="float">
            <text:p>0.69402448580594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246051132267494" calcext:value-type="float">
            <text:p>0.24605113226749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ffer(1), berber(1), tovenaar(1), neger(1), inheemsch(1), historisch(1), wild(1), inheems(1), aziatisch(1), homo(1), slaaf(1), handicap(2), rassen(1), exotische(1), achtergrond(1), blank(1), marron(2), eskimo's(1), gemengd(1), page(1), moslim(1), negerrijk(1), mulat(1), exotisch(1), inheemsche(1), zimbabwecultuur(1), moslims(1), inuit(1), traditioneel(1)</text:p>
          </table:table-cell>
          <table:table-cell office:value-type="string" calcext:value-type="string">
            <text:p>('emanuel', 2), ('oostersehe', 1), ('rothschild', 1), ('dlto', 1), ('dito', 4), ('serie', 11), ('ges', 2), ('oblig', 1), ('flooo', 1), ('oostersche', 1), ('dodo', 1), ('ito', 1), ('dro', 1), ('duo', 1), ('hope', 2), ('assouan', 1)</text:p>
          </table:table-cell>
          <table:table-cell office:value-type="string" calcext:value-type="string">
            <text:p>emanuel, oostersehe, rothschild, dlto, dito, serie, ges, oblig, flooo, oostersche, dodo, ito, dro, duo, hope, assouan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502" calcext:value-type="float">
            <text:p>341502</text:p>
          </table:table-cell>
          <table:table-cell office:value-type="float" office:value="386" calcext:value-type="float">
            <text:p>386</text:p>
          </table:table-cell>
          <table:table-cell office:value-type="float" office:value="0.183937823834197" calcext:value-type="float">
            <text:p>0.183937823834197</text:p>
          </table:table-cell>
          <table:table-cell office:value-type="float" office:value="0.501685779003673" calcext:value-type="float">
            <text:p>0.501685779003673</text:p>
          </table:table-cell>
          <table:table-cell office:value-type="float" office:value="0.784974093264249" calcext:value-type="float">
            <text:p>0.784974093264249</text:p>
          </table:table-cell>
          <table:table-cell office:value-type="float" office:value="0.248757362116287" calcext:value-type="float">
            <text:p>0.248757362116287</text:p>
          </table:table-cell>
          <table:table-cell office:value-type="float" office:value="0.0310880829015544" calcext:value-type="float">
            <text:p>0.03108808290155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emengd(8), moslim(24), traditionele(20), stam(2), homo(6), aziatisch(12), gekleurd(4), negerrijk(2), ras(4), afgod(9), indiaan(3), inheems(8), historisch(19), mulat(3), historischen(2), queer(1), afgodsbeeldje(1), indische(1), pygmee(1), mengras(4), inlander(2), halfbloed(2), slavenschip(6), muzelman(5), lesbisch(2), roots(3), inboorlingen(1), islamiet(8), exotische(2), dwergeu(1), barbaren(9), inboorling(2), achtergrond(22), koppensnellers(1), aziatische(3), bediende(1), moslims(6), inheemschen(1), zigeuner(3), slaaf(7), kaffer(3), dwerggroei(6), negers(1), koelie(1), mesties(6), wild(1), historische(3), kaukasisch(1), barbaar(9), zimbabwe(1), indo-europeaan(4), bosneger(2), medicijnman(6), barbarlje(1), gemengde(1), afkomst(6), eskimo's(2), onbeschaafd(3), negerslaven(5), inheemsche(2), slaven(3), baboe(2), birma(1), koppensneller(3), misvormden(5), negercultuur(1), traditioneel(1), ontdekken(8), indisch(1), gekleurde(1), afgodendienst(1), moslimscho(1), mongool(2), westers(1), neger(2), onbeschaafd'to(1), halfbloedjes(1), dienstknechts(1), lilliputter(2), zigeunermuziek(1), page(4), indo(2), knecht(2), afkomstig(1), wereldmoord(1), homogeen(1), mohemmedaan(1), boesman(1), indolonten(1), inlanders(1), tovenaar(3), grootst(1), dwerg(3), moslimcultuur(1), gay(2), exotisch(1), kokkie(2), inlandsche(1), marron(3), moslimsohe(1), moordenaar(1), marrons(2), berber(3), zimbabwecultuur(1), traditioneelen(1), muzelmannen(1), primitief(1), aziatischen(1), eskimo(2), moor(2), volbloed(1), wetshistorische(1), wilde(1), blank(2), mongoolsohc(1), volbloedras(1), islamieten(1), metis(1), negerjongen(1), lilliputters(1), hottentot(2), zigeuners(1)</text:p>
          </table:table-cell>
          <table:table-cell office:value-type="string" calcext:value-type="string">
            <text:p>('eerbiedwaardig', 3), ('beminde', 1), ('opperwezen', 2), ('niet-christen', 2), ('eeuw', 84), ('christen-', 2), ('gods', 26), ('dienaar', 4), ('god', 66), ('ood', 1), ('satire', 1), ('bladzij', 1), ('allah', 9), ('voorvader', 3), ('bedienaar', 2), ('boeddhistisch', 1), ('lachen', 23), ('roemrijk', 2), ('heere', 8), ('geloofsgenoot', 3), ('homo', 6), ('troost', 3), ('bewonderaar', 2), ('geslacht', 15), ('goddelijk', 7), ('zegen', 9), ('gesneuvelde', 2), ('profetie', 1), ('avontuurlijk', 2), ('godheid', 1), ('stichter', 5), ('vroom', 10), ('glimlach', 6), ('aristocratisch', 2), ('grijsaard', 2), ('vrou-', 1), ('driftig', 3), ('genade', 10), ('tijdrekening', 2), ('confessie', 2), ('oudtijds', 2), ('eenigheid', 1), ('offerande', 1), ('vrijer', 2), ('belijden', 3), ('heerlijkheid', 4), ('gode', 5), ('vaders', 2), ('edele', 4), ('lach', 4), ('vaderlands', 3), ('genadig', 1), ('zegenen', 2), ('voorzienigheid', 1), ('zaligheid', 2), ('levenslicht', 3), ('germanen', 3), ('roemvol', 2), ('gevallene', 1), ('geboorteland', 2), ('babel', 1), ('rechterstoel', 1), ('zondaar', 2), ("neerland's", 1), ('almachtig', 1), ('voorouder', 5), ('gebod', 2), ('calvijn', 1), ('berinnering', 1), ('stervende', 1), ('bladzijde', 1), ('weldoenster', 1), ('avontuur', 4), ('ziekbed', 1), ('smeeken', 2), ('buddha', 1), ('intel', 1), ('bedroefd', 2), ('beminnen', 5), ('geliefd', 4), ('staatsrecht', 3), ('vronwen', 2), ('hemelschen', 1), ('missieland', 1), ('nageslacht', 2), ('roemruchtig', 1), ('legendarisch', 1), ('toovenaar', 2), ('blozen', 2), ('origine', 1), ('bewieroken', 1), ('glur', 1), ('grondvester', 1), ('triomfantelijk', 1), ('weldoener', 1), ('toekijken', 1), ('doorslapen', 1), ('held', 7), ('nakomelingschap', 5), ('tijdgenooten', 1), ('overlevering', 3), ('onecht', 1), ('wrake', 1), ('nari', 2), ('vrouwon', 1), ('dierbare', 1), ('vreez', 2), ('vrijkopen', 1), ('kinderon', 1), ('rouwen', 1), ('zegening', 2), ('triomfator', 1), ('voorgeslacht', 3), ('oods', 1), ("nederland's", 1), ('farao', 1), ('onverzorgd', 1), ('smeekenen', 1), ('schou-', 1), ('wederkomen', 1), ('gelul', 1), ('goden', 1), ('lauwer', 1), ('stamgast', 1), ('akteur', 1), ('naams', 1), ('romanticus', 1), ('troostwoord', 1), ('discipel', 1), ('ontroerd', 1)</text:p>
          </table:table-cell>
          <table:table-cell office:value-type="string" calcext:value-type="string">
            <text:p>eerbiedwaardig, beminde, opperwezen, niet-christen, eeuw, christen-, gods, dienaar, god, ood, satire, bladzij, allah, voorvader, bedienaar, boeddhistisch, lachen, roemrijk, heere, geloofsgenoot, homo, troost, bewonderaar, geslacht, goddelijk, zegen, gesneuvelde, profetie, avontuurlijk, godheid, stichter, vroom, glimlach, aristocratisch, grijsaard, vrou-, driftig, genade, tijdrekening, confessie, oudtijds, eenigheid, offerande, vrijer, belijden, heerlijkheid, gode, vaders, edele, lach, vaderlands, genadig, zegenen, voorzienigheid, zaligheid, levenslicht, germanen, roemvol, gevallene, geboorteland, babel, rechterstoel, zondaar, neerland's, almachtig, voorouder, gebod, calvijn, berinnering, stervende, bladzijde, weldoenster, avontuur, ziekbed, smeeken, buddha, intel, bedroefd, beminnen, geliefd, staatsrecht, vronwen, hemelschen, missieland, nageslacht, roemruchtig, legendarisch, toovenaar, blozen, origine, bewieroken, glur, grondvester, triomfantelijk, weldoener, toekijken, doorslapen, held, nakomelingschap, tijdgenooten, overlevering, onecht, wrake, nari, vrouwon, dierbare, vreez, vrijkopen, kinderon, rouwen, zegening, triomfator, voorgeslacht, oods, nederland's, farao, onverzorgd, smeekenen, schou-, wederkomen, gelul, goden, lauwer, stamgast, akteur, naams, romanticus, troostwoord, discipel, ontroerd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1274" calcext:value-type="float">
            <text:p>341274</text:p>
          </table:table-cell>
          <table:table-cell office:value-type="float" office:value="390" calcext:value-type="float">
            <text:p>390</text:p>
          </table:table-cell>
          <table:table-cell office:value-type="float" office:value="0.179487179487179" calcext:value-type="float">
            <text:p>0.179487179487179</text:p>
          </table:table-cell>
          <table:table-cell office:value-type="float" office:value="0.591639645751893" calcext:value-type="float">
            <text:p>0.591639645751893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252834203805716" calcext:value-type="float">
            <text:p>0.252834203805716</text:p>
          </table:table-cell>
          <table:table-cell office:value-type="float" office:value="0.0358974358974359" calcext:value-type="float">
            <text:p>0.03589743589743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emengd(18), achtergrond(20), traditionele(22), aziatisch(19), negerslaven(3), historisch(17), metis(1), marron(14), aziatische(5), inheemse(4), inuit(8), indisch(4), onbeschaafd(1), moslim(17), queer(2), inlander(4), slaven(2), dwerggroei(6), zigeuners(1), ras(3), lesbisch(1), volbloed(2), inlandsche(2), halfbloed(5), gemengde(2), stam(4), inheemsche(2), eskimo(2), berber(3), wild(2), kaffer(4), kaukasisch(5), indo-europeaan(13), inheems(17), negercultuur(2), gekleurd(3), primitief(2), medicijnman(5), barbaarschheid(1), demooraten(1), eskimo's(3), traditioneel(4), moor(3), bataviasche(1), indo(2), misvormden(4), knecht(2), indische(2), roots(2), mongool(3), hottentotten(4), ontdekken(4), mesties(4), blank(5), afgodendienst(1), mulat(3), knechts(1), zigeunermuziek(3), neger(3), berberoorlog(1), lilliputter(4), halfbloedjes(1), dienstknechts(1), negerin(1), moslims(3), traditioneelen(1), kokkie(3), zigeuner(2), moord(1), zimbabwecultuur(1), inheemsebe(1), boesman(2), page(1), barbaar(1), pygmee(3), slaaf(1), koelie(3), barbaren(3), exotische(2), homo(1), muzelman(3), mengras(1), baboe(3), moslimsohe(1), islamiet(4), afkomst(4), zwartje(1), koppensneller(2), exotisch(2), hottentot(3), gay(1), bediende(1), mongoolsche(1), etniciteit(1), dwerg(1), marrons(2), inheemsen(1), groothistorische(1), historische(1), rassen(1), moortje(1), slavenschip(1), wetshistorische(1), lilliputters(1), handicap(1), indiaan(1), berbers(1), inboorlingen(1), inlanders(1), negerrijk(1), tovenaar(1), stamboek(1), negerjongen(1), westerse(1), wilden(1)</text:p>
          </table:table-cell>
          <table:table-cell office:value-type="string" calcext:value-type="string">
            <text:p>('besluiten', 36), ('beschikbaar', 8), ('buitengewoon', 20), ('beginnen', 110), ('aannemen', 34), ('aanvangen', 6), ('raad', 27), ('voorstel', 20), ('koophandel', 4), ('stem', 52), ('king', 8), ('overig', 28), ('langdurig', 6), ('beschikking', 6), ('onafgebroken', 3), ('onderbreking', 1), ('voortzetten', 19), ('uitstel', 3), ('alsook', 3), ('meerdere', 14), ('voortduren', 6), ('uitbrengen', 4), ('grootero', 1), ('voortzetting', 3), ('blanko', 1), ('overgroot', 1), ('alsnu', 1), ('onderbreken', 1), ('.stemmen', 1), ('vollen', 3), ('stemman', 1), ('gedeeltelgk', 1), ('werp', 1), ('gewon', 2), ('slem', 2), ('schorsen', 2), ('beschik', 1), ('pingen', 1), ('voll', 1), ('jongst', 1), ('schorsing', 1)</text:p>
          </table:table-cell>
          <table:table-cell office:value-type="string" calcext:value-type="string">
            <text:p>besluiten, beschikbaar, buitengewoon, beginnen, aannemen, aanvangen, raad, voorstel, koophandel, stem, king, overig, langdurig, beschikking, onafgebroken, onderbreking, voortzetten, uitstel, alsook, meerdere, voortduren, uitbrengen, grootero, voortzetting, blanko, overgroot, alsnu, onderbreken, .stemmen, vollen, stemman, gedeeltelgk, werp, gewon, slem, schorsen, beschik, pingen, voll, jongst, schorsing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1890" calcext:value-type="float">
            <text:p>341890</text:p>
          </table:table-cell>
          <table:table-cell office:value-type="float" office:value="78" calcext:value-type="float">
            <text:p>78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788629916183141" calcext:value-type="float">
            <text:p>0.788629916183141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.253725826482969" calcext:value-type="float">
            <text:p>0.253725826482969</text:p>
          </table:table-cell>
          <table:table-cell office:value-type="float" office:value="0.0384615384615385" calcext:value-type="float">
            <text:p>0.0384615384615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aditionele(6), traditioneel(1), achtergrond(4), mesties(1), koelie(1), knecht(2), marron(7), westers(2), kaffer(2), koppensnellers(1), afgod(1), negerrijk(1), slaven(1), zigeuners(2), blank(3), lilliputter(1), wilde(1), indo-europeaan(1), kaffers(1), historisch(5), moordenaar(1), primitief(1), ras(2), aziatische(2), zwartjes(1), slavenschip(1), zigeuner(2), winkelknechten(1), wild(1), handicap(3), volbloed(2), aziatisch(3), verrast(1), afkomst(1), gemengd(2), exotisch(1), aboriginal(1), tovenaar(2), inheems(1), hottentot(1), kokkie(1), dwerggroei(1), roots(2)</text:p>
          </table:table-cell>
          <table:table-cell office:value-type="string" calcext:value-type="string">
            <text:p>('westerhof', 2), ('morra', 1), ('reitsum', 1), ('koert', 1), ('boer', 27), ('meursing', 1), ('drut', 1), ('boonstra', 1), ('oppenhuizen', 1), ('anema', 2), ('dijk', 10), ('tinaarlo', 1), ('heem', 1), ('heslinga', 1), ('kars', 1), ('zinkweg', 1), ('schaaf', 3), ('terzool', 1), ('hoekstra', 2), ('terpstra', 2), ('wijk', 6), ('bange', 1), ('dijks', 1), ('dijkstra', 2), ('kloosterman', 1), ('hiemstra', 1), ('oosterhof', 1), ('bouma', 1), ('abkoude', 1), ('huizenga', 1), ('steenbeek', 1), ('toez', 1), ('koopmans', 1), ('blanksma', 1), ('hilarides', 1), ('zijlstra', 1), ('wijnia', 1), ('sipma', 1), ('wilmink', 1), ('bajema', 1)</text:p>
          </table:table-cell>
          <table:table-cell office:value-type="string" calcext:value-type="string">
            <text:p>westerhof, morra, reitsum, koert, boer, meursing, drut, boonstra, oppenhuizen, anema, dijk, tinaarlo, heem, heslinga, kars, zinkweg, schaaf, terzool, hoekstra, terpstra, wijk, bange, dijks, dijkstra, kloosterman, hiemstra, oosterhof, bouma, abkoude, huizenga, steenbeek, toez, koopmans, blanksma, hilarides, zijlstra, wijnia, sipma, wilmink, bajema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1739" calcext:value-type="float">
            <text:p>341739</text:p>
          </table:table-cell>
          <table:table-cell office:value-type="float" office:value="855" calcext:value-type="float">
            <text:p>855</text:p>
          </table:table-cell>
          <table:table-cell office:value-type="float" office:value="0.182456140350877" calcext:value-type="float">
            <text:p>0.182456140350877</text:p>
          </table:table-cell>
          <table:table-cell office:value-type="float" office:value="0.530309933653216" calcext:value-type="float">
            <text:p>0.530309933653216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259366988212769" calcext:value-type="float">
            <text:p>0.259366988212769</text:p>
          </table:table-cell>
          <table:table-cell office:value-type="float" office:value="0.0385964912280702" calcext:value-type="float">
            <text:p>0.038596491228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wergen(3), moslim(33), neger(7), achtergrond(61), indo-europeaan(39), traditionele(45), dwerggroei(25), hottentotten(6), slaven(10), stam(6), moslimsche(3), inboorling(7), primitief(11), indische(4), rassen(3), historisch(35), page(2), metis(1), barbaar(7), ontdekken(10), marron(29), medicijnmannen(1), aziatisch(40), inheemse(7), inheems(26), zigeuners(4), gemengd(37), boesman(5), afgodsbeeldje(1), pygmee(10), stamgenooten(1), wilde(2), kaffer(5), ras(5), slavenschip(7), bedienden(2), lesbisch(2), eskimo(2), roots(5), eskimo's(4), moslims(8), inboorlingen(1), kokkie(8), mulat(3), inlandsche(5), islamiet(5), mongool(7), pages(1), negerrijk(4), gemengde(3), marrons(4), aziatische(9), zigeunerbende(1), lilliputter(8), negers(2), lilliputters(1), volbloed(3), tovenaar(5), kaukasisch(6), mesties(8), schildersknecht(1), historische(7), koppensneller(6), bediende(5), gekleurd(5), medicijnman(6), stamhoofd(1), onbeschaafd(6), wild(4), bosneger(2), koelies(2), inheemschen(3), slaaf(4), zigeuner(5), indisch(2), muzelman(6), demooraten(1), indiaan(2), afkomst(6), mulattin(1), negerslaven(11), traditioneel(11), mengras(3), bataviasche(1), indo(7), inheemsche(4), baboe(8), birma(1), koelie(4), misvormden(4), negercultuur(3), volkstammen(1), kaffers(3), stammen(2), berber(6), koppensnellers(2), gekleurde(1), blank(5), halfbloed(4), knechts(1), afgodendienst(1), zigeunermuziek(1), indone(1), koelied(1), dwerg(5), volksstam(1), dienstknechts(1), afgod(3), traditioneelen(1), volbloedpaard(1), lesbische(3), metis'nachts(1), aboriginal(3), galeislaven(1), wereldmoord(1), afgodisch(1), kafferhoofdman(1), inuit(4), inlanders(1), indiaansch(1), homo(3), barbaren(6), exotisch(4), moslimcultuur(1), zwartje(3), berbers(1), boesmanbanelen(1), inheemsen(4), zigeunerin(2), inlander(4), gemengd'contract(1), hottentot(3), mongoolsche(2), etniciteit(1), bediendepmijnneer(1), groothistorische(1), barbaar'sche(1), handicap(3), voorhistorische(1), inheems'che(1), marron'(1), moor(4), hottentottenstam(1), aziatischen(1), wetshistorische(1), allochtoon(1), indischen(1), dwergjes(1), winkelknechten(1), volbloedras(1), knecht(1), stamboek(1), wilden(1)</text:p>
          </table:table-cell>
          <table:table-cell office:value-type="string" calcext:value-type="string">
            <text:p>('afsluiten', 9), ('behandelen', 37), ('stellen', 172), ('eenig', 165), ('einde', 44), ('deel', 87), ('eenen', 10), ('aanvang', 13), ('verschillend', 89), ('geheel', 9), ('onderscheidene', 1), ('eind', 22), ('buiteng', 1), ('begin', 33), ('gedeelte', 38), ('gewoon', 22), ('tweede', 10), ('voren', 28), ('tal', 22), ('geheelen', 3), ('duur', 28), ('tevoren', 5), ('nagenoeg', 8), ('kamer', 44), ('cenig', 2), ('nauwelijks', 21), ('duren', 29), ('verdagen', 1), ('nauwelyks', 1), ('afloop', 7), ('stollen', 2), ('burgeren', 2), ('behandeling', 26), ('waarna', 13), ('hierna', 5), ('wederom', 12), ('aanvankelijk', 16), ('telkens', 22), ('temmen', 3), ('gevolge', 1), ('schillen', 3), ('aflopen', 3), ('kaad', 1), ('gedeel', 1), ('staten-generaal', 1), ('baad', 4), ('verschillende', 3), ('heropenen', 1), ('vlotten', 1), ('ganschen', 1), ('achtereenvolgens', 5), ('b;j', 1), ('scheidene', 1), ('gansen', 2), ('lang-', 1), ('vlot', 2), ('kaden', 1), ('pauzeren', 1), ('v/aren', 1), ('aanvankeiyk', 1)</text:p>
          </table:table-cell>
          <table:table-cell office:value-type="string" calcext:value-type="string">
            <text:p>afsluiten, behandelen, stellen, eenig, einde, deel, eenen, aanvang, verschillend, geheel, onderscheidene, eind, buiteng, begin, gedeelte, gewoon, tweede, voren, tal, geheelen, duur, tevoren, nagenoeg, kamer, cenig, nauwelijks, duren, verdagen, nauwelyks, afloop, stollen, burgeren, behandeling, waarna, hierna, wederom, aanvankelijk, telkens, temmen, gevolge, schillen, aflopen, kaad, gedeel, staten-generaal, baad, verschillende, heropenen, vlotten, ganschen, achtereenvolgens, b;j, scheidene, gansen, lang-, vlot, kaden, pauzeren, v/aren, aanvankeiyk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1372" calcext:value-type="float">
            <text:p>341372</text:p>
          </table:table-cell>
          <table:table-cell office:value-type="float" office:value="68" calcext:value-type="float">
            <text:p>68</text:p>
          </table:table-cell>
          <table:table-cell office:value-type="float" office:value="0.161764705882353" calcext:value-type="float">
            <text:p>0.161764705882353</text:p>
          </table:table-cell>
          <table:table-cell office:value-type="float" office:value="0.721690413380914" calcext:value-type="float">
            <text:p>0.721690413380914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67911905496982" calcext:value-type="float">
            <text:p>0.267911905496982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ziatisch(1), traditioneelen(1), onbeschaafd(3), marron(4), wetshistorische(1), mulat(1), mesties(2), traditionele(3), zimbabwe(1), berbers(1), afkomst(1), achtergrond(9), exotisch(1), hottentot(1), gemengd(1), medicijnman(1), mongool(2), historische(3), slaaf(1), homo(1), volbloed(1), historisch(5), indo-europeaan(2), kaukasisch(2), blank(1), indische(1), halfbloedjes(1), bediende(1), inheemse(1), inheems'che(2), indiaan(1), moslims(1), jakarta(1), barbaren(2), baboe(1), aboriginal(1), misvormden(1), afgodsbeeldje(1), negerslaven(1), negercultuur(1), moslim(1)</text:p>
          </table:table-cell>
          <table:table-cell office:value-type="string" calcext:value-type="string">
            <text:p>('teruggaan', 1), ('reactie', 6), ('winstneming', 1), ('affaire', 1), ('marinewaarden', 1), ('koers', 7), ('industrials', 1), ('oploopen', 1), ('niveau', 2), ('yorksche', 1), ('omzetten', 2), ('tendenz', 2), ('levendig', 16), ('brokkelen', 1), ('oploopend', 1), ('grondtoon', 1), ('beurs', 7), ('fonds', 6), ('animo', 2), ('koerswijziging', 1), ('portugeezen', 2), ('afrikanen', 2), ('onbewogen', 2), ('mijnshare', 1), ('beleggingsvraag', 1), ('avanceren', 1), ('venezuelanen', 1), ('toonaangevend', 1), ('tendens', 1), ('suikerwaard', 1), ('beurstijd', 1), ('culturen', 1), ('attentie', 1), ('vorstenlanden', 1)</text:p>
          </table:table-cell>
          <table:table-cell office:value-type="string" calcext:value-type="string">
            <text:p>teruggaan, reactie, winstneming, affaire, marinewaarden, koers, industrials, oploopen, niveau, yorksche, omzetten, tendenz, levendig, brokkelen, oploopend, grondtoon, beurs, fonds, animo, koerswijziging, portugeezen, afrikanen, onbewogen, mijnshare, beleggingsvraag, avanceren, venezuelanen, toonaangevend, tendens, suikerwaard, beurstijd, culturen, attentie, vorstenlanden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2094" calcext:value-type="float">
            <text:p>342094</text:p>
          </table:table-cell>
          <table:table-cell office:value-type="float" office:value="348" calcext:value-type="float">
            <text:p>348</text:p>
          </table:table-cell>
          <table:table-cell office:value-type="float" office:value="0.181034482758621" calcext:value-type="float">
            <text:p>0.181034482758621</text:p>
          </table:table-cell>
          <table:table-cell office:value-type="float" office:value="0.559532881399053" calcext:value-type="float">
            <text:p>0.559532881399053</text:p>
          </table:table-cell>
          <table:table-cell office:value-type="float" office:value="0.78448275862069" calcext:value-type="float">
            <text:p>0.78448275862069</text:p>
          </table:table-cell>
          <table:table-cell office:value-type="float" office:value="0.269418215111953" calcext:value-type="float">
            <text:p>0.26941821511195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ediende(1), negerslaven(4), mesties(3), islamiet(6), achtergrond(24), gekleurd(2), moslim(9), marron(10), historisch(22), inheemse(5), indiaan(2), bosneger(2), traditionele(24), zigeuners(3), hottentotten(1), mulat(3), inlander(3), indische(2), lilliputter(3), kaffer(2), medicijnman(3), halfbloed(3), exotische(3), kaukasisch(4), indo-europeaan(11), inlandsche(4), barbaren(4), queer(1), barbarlje(2), negerrijk(2), gemengde(3), zigeunerbende(1), gemengd(10), berber(6), indo(5), aziatisch(14), roots(1), exotisch(2), volbloed(3), afgod(5), inboorling(3), zigeunermuziek(1), ontdekken(4), negercultuur(1), blank(3), zimbabwe(1), eskimo(4), kwinti(1), zigeuner(1), dwergen(1), dwerggroei(3), negervrees(1), historische(2), pygmee(6), birma(1), traditioneel(3), slavenschip(4), koppensnellers(1), inheems(4), boesman(2), onbeschaafd(5), westers(1), moor(4), koelied(1), ras(2), afkomst(2), primitief(2), koelie(3), misvormden(3), traditioneelen(1), lesbische(1), knecht(2), afkomstig(1), mohemmedaan(1), homo(2), grootste(1), aziatische(3), grootst(1), baboe(2), inheemsche(1), eskimo's(3), moslims(4), dwerg(1), kokkie(4), gay(1), koelies(1), koppensneller(3), hottentot(1), helmlna'marron(2), groothistorische(1), voorhistorische(1), stam(1), rassen(1), lilliputters(1), zwartje(1), mongool(1), traditionele'(1), slaven(1), mengras(2), indiaans(1), moslimsche(1), lesbisch(1), page(1), aboriginal(1), barbaar(1), slaaf(1), batavia(1), muzelman(1), metis(1), muzelmannen(1), gekleurde(1), inuit(1)</text:p>
          </table:table-cell>
          <table:table-cell office:value-type="string" calcext:value-type="string">
            <text:p>('beroemd', 22), ('leo', 5), ('jozef', 3), ('reis', 38), ('encycliek', 2), ('bezoeken', 36), ('koningin', 28), ('koningin-', 2), ('reizen', 9), ('dichter', 10), ('bekende', 3), ('auteur', 7), ('bevallen', 4), ('vaticaansch', 1), ('paus', 9), ('concilie', 4), ('clerus', 8), ('district', 16), ('multatuli', 6), ('kroning', 2), ('majesteit', 4), ('bezoek', 23), ('schrijfster', 3), ('excursie', 2), ('schrijver', 32), ('beaoek', 1), ('terugreis', 5), ('tocht', 17), ('geestelijkheid', 1), ('wilhelmus', 2), ('befaamd', 3), ('tochten', 3), ('boottocht', 1), ('rondvaart', 1), ('vorstin', 3), ('vorstelijk', 6), ('patriarch', 1), ('consistorie', 1), ('trijn', 1), ('uitstapje', 2), ('zaligverklaring', 1), ('kardinaal', 6), ('refrein', 1), ('onbevlekt', 1), ('pausen', 3), ('huet', 1), ('pontificaat', 4), ('pius', 5), ('pauselijk', 4), ('bruiloft', 1), ('heenreis', 2), ('dichten', 1), ('zeereis', 1), ('criticus', 2), ('volkslied', 3), ('prinselijk', 1), ('h.m.', 2), ('potgieter', 1), ('kee', 1), ('vermaard', 6), ('studiereis', 1), ('koninginnen', 1), ('priest', 2), ('m.m.', 1), ('doorreis', 1), ('mathematicus', 1), ('buikspreker', 1), ('sonnet', 1), ('gezang', 1), ('fragment', 2), ('bewonderaarster', 1), ('univers', 1), ('schuilnaam', 1), ('primaat', 1), ('beroemdheid', 1), ('pietje', 2), ('welbekend', 2), ('wlm', 1), ('favier', 1), ('geboorteplaats', 1), ('bootreis', 1), ('resideren', 1), ('priesterschap', 1), ('priesterlijk', 1), ('valerius', 1), ('dankgebed', 1), ('geboortig', 1), ('regeeringsjubileum', 1), ('tegenbezoek', 1), ('officium', 1), ('afreizen', 1), ('marietje', 1), ('bereizen', 1), ('psalm', 1), ('koenraad', 1), ('biechtvader', 1), ('aquino', 1)</text:p>
          </table:table-cell>
          <table:table-cell office:value-type="string" calcext:value-type="string">
            <text:p>beroemd, leo, jozef, reis, encycliek, bezoeken, koningin, koningin-, reizen, dichter, bekende, auteur, bevallen, vaticaansch, paus, concilie, clerus, district, multatuli, kroning, majesteit, bezoek, schrijfster, excursie, schrijver, beaoek, terugreis, tocht, geestelijkheid, wilhelmus, befaamd, tochten, boottocht, rondvaart, vorstin, vorstelijk, patriarch, consistorie, trijn, uitstapje, zaligverklaring, kardinaal, refrein, onbevlekt, pausen, huet, pontificaat, pius, pauselijk, bruiloft, heenreis, dichten, zeereis, criticus, volkslied, prinselijk, h.m., potgieter, kee, vermaard, studiereis, koninginnen, priest, m.m., doorreis, mathematicus, buikspreker, sonnet, gezang, fragment, bewonderaarster, univers, schuilnaam, primaat, beroemdheid, pietje, welbekend, wlm, favier, geboorteplaats, bootreis, resideren, priesterschap, priesterlijk, valerius, dankgebed, geboortig, regeeringsjubileum, tegenbezoek, officium, afreizen, marietje, bereizen, psalm, koenraad, biechtvader, aquino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994" calcext:value-type="float">
            <text:p>340994</text:p>
          </table:table-cell>
          <table:table-cell office:value-type="float" office:value="182" calcext:value-type="float">
            <text:p>182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936457322380489" calcext:value-type="float">
            <text:p>0.936457322380489</text:p>
          </table:table-cell>
          <table:table-cell office:value-type="float" office:value="0.791208791208791" calcext:value-type="float">
            <text:p>0.791208791208791</text:p>
          </table:table-cell>
          <table:table-cell office:value-type="float" office:value="0.269924294798108" calcext:value-type="float">
            <text:p>0.269924294798108</text:p>
          </table:table-cell>
          <table:table-cell office:value-type="float" office:value="0.0659340659340659" calcext:value-type="float">
            <text:p>0.06593406593406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aditionele(13), slavenschip(3), boesmanbanelen(1), halfbloed(2), inheems(6), westers(5), kokkie(3), onbeschaafd(1), indo-europeaan(6), marron(11), gemengd(15), moslim(5), homo(1), mongool(2), gekleurd(2), verraste(1), historisch(7), stam(1), aziatisch(8), boesman(4), afgodendienst(1), achtergrond(5), mulat(1), dwerg(3), moor(2), bosneger(2), knechts(1), zwartje(4), neger(2), ras(2), knecht(1), bedienden(1), kaffer(1), lilliputter(2), wild(4), zigeuners(1), afkomst(1), handicap(1), historische(1), inlander(1), moslims(3), zigeuner(1), baboe(2), lesbisch(1), galeislaven(1), traditioneel(3), primitief(3), eenhistorisch(1), koppensneller(2), tovenaar(1), blank(2), indo(1), mesties(1), stamgenoot(1), medicijnman(1), kaukasisch(1), moord(1), misvormden(2), kafferhoofdman(1), negerslaven(1), bediende(1), aziatische(2), indisch(1), volbloed(1), muzelman(1), marrons(1), indiaan(1), inheemse(1), inlandsche(1), barbaren(1), bataviasche(1), ontdekken(2), berber(1), barbaar(1), kaffers(1), barbaarsche(1)</text:p>
          </table:table-cell>
          <table:table-cell office:value-type="string" calcext:value-type="string">
            <text:p>('v?.n', 1), ('uur', 104), ('nar', 3), ('zondag', 17), ('vrijdag', 9), ('aur', 1), ('maandag', 12), ('namiddags', 3), ('zaterdag', 13), ('namiddag', 7), ('voormiddag', 2), ('vrgdag', 2), ('woensdag', 9), ('donderdag', 6), ('zoudag', 1), ('a.s.', 7), ('nnr', 1), ('j.l.', 2), ('dinsdag', 6), ('uui', 1), ('nur', 2), ('nam-', 1), ('uiur', 1), ('ure', 1), ('ver-r', 1), ('vrydag', 2), ('vrijdag-', 1)</text:p>
          </table:table-cell>
          <table:table-cell office:value-type="string" calcext:value-type="string">
            <text:p>v?.n, uur, nar, zondag, vrijdag, aur, maandag, namiddags, zaterdag, namiddag, voormiddag, vrgdag, woensdag, donderdag, zoudag, a.s., nnr, j.l., dinsdag, uui, nur, nam-, uiur, ure, ver-r, vrydag, vrijdag-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1551" calcext:value-type="float">
            <text:p>341551</text:p>
          </table:table-cell>
          <table:table-cell office:value-type="float" office:value="123" calcext:value-type="float">
            <text:p>123</text:p>
          </table:table-cell>
          <table:table-cell office:value-type="float" office:value="0.178861788617886" calcext:value-type="float">
            <text:p>0.178861788617886</text:p>
          </table:table-cell>
          <table:table-cell office:value-type="float" office:value="0.583779347726286" calcext:value-type="float">
            <text:p>0.583779347726286</text:p>
          </table:table-cell>
          <table:table-cell office:value-type="float" office:value="0.796747967479675" calcext:value-type="float">
            <text:p>0.796747967479675</text:p>
          </table:table-cell>
          <table:table-cell office:value-type="float" office:value="0.270576718113865" calcext:value-type="float">
            <text:p>0.270576718113865</text:p>
          </table:table-cell>
          <table:table-cell office:value-type="float" office:value="0.024390243902439" calcext:value-type="float">
            <text:p>0.0243902439024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alfbloed(2), slaven(2), queer(2), indische(3), koppensneller(1), mengras(1), traditionele(7), gemengd(6), negerslaven(2), indo-europeaan(4), inheemseen(1), inheems(7), aziatisch(2), mongool(1), historisch(16), ontdekken(1), ras(1), afgod(2), knecht(4), marron(5), muzelman(1), achtergrond(5), mulat(1), aziatische(2), historischen(1), indischen(1), dwerg(4), kaffer(1), berber(1), historischcn(1), gay(1), moslim(2), halfbloedjes(1), inheemsch(1), inuit(2), primitief(1), baboe(3), traditioneelen(1), volbloed(2), moslims(3), dienstknecht(1), moor(1), indo(1), afkomstig(1), praehistorische(1), wereldmoord(1), page(2), homogeen(1), tovenaar(1), pygmee(1), barbarlje(1), westerse(1), demooraten(1), koelie(1), gekleurd(1), wilden(1), inlandsche(1)</text:p>
          </table:table-cell>
          <table:table-cell office:value-type="string" calcext:value-type="string">
            <text:p>('harte', 2), ('diepenhorst', 1), ('heeren', 31), ('soc.-dem', 2), ('hoer', 7), ('ossendorp', 1), ('joekes', 1), ('blomjous', 1), ('lohman', 1), ('heor', 2), ('repliek', 2), ('beer', 7), ('s.d.', 4), ('loeff', 1), ('vas', 6), ('eland', 1), ('keuchenius', 2), ('miranda', 1), ('p.g.', 1), ('idenburg', 2), ('mendels', 1), ('kupers', 1), ('troelstra', 3), ('kol', 4), ('thomson', 1), ('bink', 1), ('mackay', 1), ('zijp', 1), ('nolens', 1), ('helsding', 1), ('thorbecke', 2), ('fabius', 1), ('prinsterer', 1), ('putte', 1), ('dedem', 1), ('wijnkoop', 1), ('v.-d.', 1), ('ram', 3), ('zwaag', 1), ('borgesius', 1), ('lely', 2), ('heemskerk', 1), ('schaper', 1), ('goeman', 1), ('kuyper', 2), ('rutger', 1), ('teenstra', 1), ('domela', 1), ('rooseboom', 1), ('kielstra', 1), ('drucker', 1), ('geertsema', 1), ('steenberghe', 1), ('geer', 1), ('jitta', 1), ('henkemans', 1), ('snoeck', 1), ('seis', 1), ('feber', 2), ('kink', 1), ('tydeman', 1), ('s.-d', 1), ('knyper', 1), ('unie-lib', 1), ('cort', 1), ('hecren', 1), ('a.-r.', 1), ('hetr', 1), ('biesen', 1), ('u.-l', 1), ('mees', 1), ('marchant', 1), ('heeien', 1)</text:p>
          </table:table-cell>
          <table:table-cell office:value-type="string" calcext:value-type="string">
            <text:p>harte, diepenhorst, heeren, soc.-dem, hoer, ossendorp, joekes, blomjous, lohman, heor, repliek, beer, s.d., loeff, vas, eland, keuchenius, miranda, p.g., idenburg, mendels, kupers, troelstra, kol, thomson, bink, mackay, zijp, nolens, helsding, thorbecke, fabius, prinsterer, putte, dedem, wijnkoop, v.-d., ram, zwaag, borgesius, lely, heemskerk, schaper, goeman, kuyper, rutger, teenstra, domela, rooseboom, kielstra, drucker, geertsema, steenberghe, geer, jitta, henkemans, snoeck, seis, feber, kink, tydeman, s.-d, knyper, unie-lib, cort, hecren, a.-r., hetr, biesen, u.-l, mees, marchant, heeien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1898" calcext:value-type="float">
            <text:p>341898</text:p>
          </table:table-cell>
          <table:table-cell office:value-type="float" office:value="302" calcext:value-type="float">
            <text:p>302</text:p>
          </table:table-cell>
          <table:table-cell office:value-type="float" office:value="0.165562913907285" calcext:value-type="float">
            <text:p>0.165562913907285</text:p>
          </table:table-cell>
          <table:table-cell office:value-type="float" office:value="0.803456329227732" calcext:value-type="float">
            <text:p>0.803456329227732</text:p>
          </table:table-cell>
          <table:table-cell office:value-type="float" office:value="0.78476821192053" calcext:value-type="float">
            <text:p>0.78476821192053</text:p>
          </table:table-cell>
          <table:table-cell office:value-type="float" office:value="0.283104560354599" calcext:value-type="float">
            <text:p>0.283104560354599</text:p>
          </table:table-cell>
          <table:table-cell office:value-type="float" office:value="0.0496688741721854" calcext:value-type="float">
            <text:p>0.04966887417218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lavenschip(1), traditionele(11), bediende(2), volkstammen(1), historisch(7), dwerggroei(11), hottentotten(2), negerrijk(2), inheems(22), kaffers(3), stam(2), aziatisch(16), knecht(2), moslims(3), gemengd(21), ontdekken(3), mesties(1), barbaren(3), achtergrond(12), aziatischejgeit(2), allochtoon(1), moslim(7), medicijnman(1), exotisch(3), mongool(1), kokkie(4), koppensneller(4), tovenaar(2), inuit(3), bosneger(3), inheemsche(1), baboe(2), aapman(2), jakarta(1), halfbloed(3), medicijnmannen(1), inlander(2), afgodsbeeldje(1), indo(4), indo-europeaan(18), etniciteit(1), neger(2), hottentot(3), indisch(1), queer(1), roots(5), wild(4), lilliputter(2), dwerg(3), aziatische(3), historischcn(1), inlandsche(1), historische(1), kaffer(3), exotische(1), pygmee(2), afgod(3), blank(2), lilliputters(1), zigeunermuziek(1), dwergeu(1), trans(1), slaaf(8), mulat(1), mengras(1), volbloed(2), boesman(1), inboorling(3), inboorlingen(1), zigeuner(2), primitief(1), onbeschaafd(3), page(1), marrons(3), misvormden(1), inlanders(2), eskimo(4), inheemsch(1), moord(1), marron(3), zimbabwecultuur(1), mongoolse(1), praehistorische(1), homo(1), inheems'che(1), eskimoverhalen(1), koelie(1), afgodisch(1), kafferhoofdman(1), lesbisch(1), stamboek(1), inheemse(2), zigeunerbende(1), jachtwild(1), negerslaven(1), handicapper(1), indiaan(1), kaukasisch(2), negervrees(1), aboriginal(1), rassen(1), moor(1), gekleurd(1), gemengde(1), roots'(1), wilden(1), christelijkhistorisch'(1)</text:p>
          </table:table-cell>
          <table:table-cell office:value-type="string" calcext:value-type="string">
            <text:p>('mesten', 1), ('grond', 72), ('bederven', 6), ('vruchtbaar', 6), ('kluitkalk', 1), ('plant', 19), ('zaad', 8), ('bast', 1), ('schors', 3), ('vrucht', 17), ('smaak', 10), ('bestrijdingsmiddel', 2), ('suikerriet', 2), ('akker', 9), ('rijp', 5), ('bij', 3), ('vocht', 3), ('geestrijk', 1), ('rooien', 2), ('gras', 4), ('plantensoort', 2), ('mengsel', 5), ('droog', 6), ('opscheppen', 1), ('zijderups', 2), ('smaken', 4), ('planten', 4), ('beschot', 1), ('slak', 1), ('klei', 2), ('houtsoort', 2), ('srond', 1), ('bestanddeel', 3), ('varieteit', 2), ('alcohol', 6), ('begieten', 1), ('mest', 1), ('vellen', 4), ('ruik', 2), ('handvol', 2), ('e.d.', 3), ('presenteeren', 1), ('dragee', 1), ('gewas', 4), ('opeten', 5), ('onkruid', 2), ('snoeien', 1), ('smakelijk', 2), ('voorzetten', 3), ('groenvoer', 1), ('vermenging', 6), ('tablet', 1), ('teelt', 1), ('verbouwen', 4), ('visschen', 4), ('slikken', 2), ('telen', 9), ('eetbaar', 2), ('kaf', 2), ('strooien', 2), ('korrel', 1), ('grasland', 1), ('zode', 1), ('binnenhalen', 1), ('rijpen', 4), ('recept', 2), ('zaaien', 4), ('uitstrooien', 2), ('kluifje', 1), ('vruchtbaren', 1), ('druppel', 1), ('zaailing', 1), ('vischje', 3), ('weide', 1), ('vergiftig', 1), ('klaver', 2), ('spurrie', 1), ('kookboek', 1), ('afval', 2), ('kever', 1), ('gedroogden', 1), ('humus', 1), ('krullot', 1), ('dampen', 2), ('vezel', 2), ('verorberen', 1), ('bereiding', 3), ('malsch', 1), ('stam-', 1), ('rups', 2), ('hengelaar', 1), ('lekkerbek', 1), ('snoepen', 1), ('veulenen', 1), ('aanplanting', 1), ('onrijp', 2), ('eikel', 1), ('plantaardig', 1), ('aanplanten', 1), ('bijvoeren', 1), ('rubberboom', 1), ('steriel', 1), ('mtet', 1), ('oplosbaar', 1), ('uitdeelen', 1), ('verbouw', 1), ('voordeeligst', 1), ('heleboel', 1), ('rieken', 1), ('merk', 2), ('stekken', 1), ('onsmakelijk', 2), ('voederen', 1), ('alfalfa', 1), ('voedingsstof', 1), ('hoofdbestanddeel', 1), ('me', 1), ('uitzaaien', 1), ('winterkoren', 1), ('bg', 1), ('padi-aanplant', 1), ('rat', 2), ('bassen', 1), ('ploegen', 2), ('conserveren', 1), ('poeder', 1), ('schral', 1), ('dorschen', 1), ('kostje', 1), ('hect', 1), ('beweiden', 1), ('ether', 1), ('voed', 1), ('hoofdvoedsel', 1), ('bereidingswijze', 1), ('filtreren', 1)</text:p>
          </table:table-cell>
          <table:table-cell office:value-type="string" calcext:value-type="string">
            <text:p>mesten, grond, bederven, vruchtbaar, kluitkalk, plant, zaad, bast, schors, vrucht, smaak, bestrijdingsmiddel, suikerriet, akker, rijp, bij, vocht, geestrijk, rooien, gras, plantensoort, mengsel, droog, opscheppen, zijderups, smaken, planten, beschot, slak, klei, houtsoort, srond, bestanddeel, varieteit, alcohol, begieten, mest, vellen, ruik, handvol, e.d., presenteeren, dragee, gewas, opeten, onkruid, snoeien, smakelijk, voorzetten, groenvoer, vermenging, tablet, teelt, verbouwen, visschen, slikken, telen, eetbaar, kaf, strooien, korrel, grasland, zode, binnenhalen, rijpen, recept, zaaien, uitstrooien, kluifje, vruchtbaren, druppel, zaailing, vischje, weide, vergiftig, klaver, spurrie, kookboek, afval, kever, gedroogden, humus, krullot, dampen, vezel, verorberen, bereiding, malsch, stam-, rups, hengelaar, lekkerbek, snoepen, veulenen, aanplanting, onrijp, eikel, plantaardig, aanplanten, bijvoeren, rubberboom, steriel, mtet, oplosbaar, uitdeelen, verbouw, voordeeligst, heleboel, rieken, merk, stekken, onsmakelijk, voederen, alfalfa, voedingsstof, hoofdbestanddeel, me, uitzaaien, winterkoren, bg, padi-aanplant, rat, bassen, ploegen, conserveren, poeder, schral, dorschen, kostje, hect, beweiden, ether, voed, hoofdvoedsel, bereidingswijze, filtreren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40248" calcext:value-type="float">
            <text:p>340248</text:p>
          </table:table-cell>
          <table:table-cell office:value-type="float" office:value="15" calcext:value-type="float">
            <text:p>1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789717705793051" calcext:value-type="float">
            <text:p>0.78971770579305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2913532148998" calcext:value-type="float">
            <text:p>0.29135321489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o(1), halfbloed(1), wilde(1), lesbisch(1), traditionele(1), gemengd(2), islamiet(1), historisch(1), metis(1), inheems(1), mongool(1), afgod(1), indisch(1), exotisch(1)</text:p>
          </table:table-cell>
          <table:table-cell office:value-type="string" calcext:value-type="string">
            <text:p>('kloppen', 5), ('zilvermeeuw', 1), ('ouick', 1), ('excelsior', 3), ('hercules', 2), ('terr', 1), ('rch', 1), ('lfc', 1)</text:p>
          </table:table-cell>
          <table:table-cell office:value-type="string" calcext:value-type="string">
            <text:p>kloppen, zilvermeeuw, ouick, excelsior, hercules, terr, rch, lfc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098" calcext:value-type="float">
            <text:p>342098</text:p>
          </table:table-cell>
          <table:table-cell office:value-type="float" office:value="112" calcext:value-type="float">
            <text:p>112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0.586519553919445" calcext:value-type="float">
            <text:p>0.586519553919445</text:p>
          </table:table-cell>
          <table:table-cell office:value-type="float" office:value="0.794642857142857" calcext:value-type="float">
            <text:p>0.794642857142857</text:p>
          </table:table-cell>
          <table:table-cell office:value-type="float" office:value="0.30261958425766" calcext:value-type="float">
            <text:p>0.30261958425766</text:p>
          </table:table-cell>
          <table:table-cell office:value-type="float" office:value="0.0267857142857143" calcext:value-type="float">
            <text:p>0.0267857142857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ger(1), gemengd(13), achtergrond(8), moortje(1), hottentot(1), exotisch(2), zwartje(2), traditionele(5), page(6), kaukasisch(1), inboorling(2), wereldhistorische(1), inheems(6), muzelman(1), kokkie(2), mesties(1), marron(6), zigeunermuziek(5), dwerg(2), zigeuners(1), tovenaar(2), afgodendienst(1), negerslaven(2), historisch(4), westers(2), afgod(1), lilliputters(1), aziatisch(1), ras(1), pygmee(1), baboe(1), queer(1), blank(1), wilde(1), traditioneelen(1), eskimo(2), lilliputter(1), handicap(2), knecht(1), traditioneel(2), homo(1), islamieten(1), barbaar(1), ontdekken(1), kaffer(1), muzelmannen(1), afkomst(1), slaven(1), barbaren(2), onbeschaafd(1), moslim(2), misvormden(1), indisch(1), negercultuur(1)</text:p>
          </table:table-cell>
          <table:table-cell office:value-type="string" calcext:value-type="string">
            <text:p>('cor', 4), ('xiv', 3), ('partituur', 1), ('muzikaal', 2), ('xii', 2), ('simon', 4), ('orkest', 13), ('page', 5), ('piano', 5), ('wolf', 7), ('bas', 2), ('iii', 6), ('eeuwen', 1), ('viool', 7), ('quintet', 1), ('pianist', 1), ('quartet', 1), ('violoncel', 1), ('chris', 1), ('sopraan', 2), ('vii', 3), ('kwartet', 1), ('xxx', 5), ('stadgenoote', 1), ('pianoconcert', 1), ('mozes', 2), ('strijkorkest', 3), ('harmonium', 2), ('dirigent', 2), ('koorzang', 1), ('instrumentaal', 2), ('mari', 1), ('fantasia', 1), ('hugo', 3), ('cembalo', 1), ('louwen', 1), ('david', 3), ('orkestlid', 1), ('zangeres', 4), ('juda', 1), ('joseph', 8), ('ensemble', 3), ('bariton', 1), ("bach's", 1), ('caro', 1), ('poolman', 1), ('duet', 2), ('solist', 2), ('xxiv', 1), ('urlus', 1), ('vocaal', 2), ('weghe', 1), ('cello', 1), ('trio', 2), ('kapelmeester', 1), ('fagot', 1), ('hobo', 1), ('schuberts', 1), ('clarinet', 1), ('slaginstrument', 1), ('xvi', 1), ('balthazar', 1), ('zeeheld', 1), ('martina', 1), ('pianomuziek', 1), ('intermezzo', 1), ('miek', 1), ('sommer', 1), ('gimberg', 1), ('schwab', 1), ('gasteren', 1)</text:p>
          </table:table-cell>
          <table:table-cell office:value-type="string" calcext:value-type="string">
            <text:p>cor, xiv, partituur, muzikaal, xii, simon, orkest, page, piano, wolf, bas, iii, eeuwen, viool, quintet, pianist, quartet, violoncel, chris, sopraan, vii, kwartet, xxx, stadgenoote, pianoconcert, mozes, strijkorkest, harmonium, dirigent, koorzang, instrumentaal, mari, fantasia, hugo, cembalo, louwen, david, orkestlid, zangeres, juda, joseph, ensemble, bariton, bach's, caro, poolman, duet, solist, xxiv, urlus, vocaal, weghe, cello, trio, kapelmeester, fagot, hobo, schuberts, clarinet, slaginstrument, xvi, balthazar, zeeheld, martina, pianomuziek, intermezzo, miek, sommer, gimberg, schwab, gasteren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1815" calcext:value-type="float">
            <text:p>341815</text:p>
          </table:table-cell>
          <table:table-cell office:value-type="float" office:value="264" calcext:value-type="float">
            <text:p>264</text:p>
          </table:table-cell>
          <table:table-cell office:value-type="float" office:value="0.185606060606061" calcext:value-type="float">
            <text:p>0.185606060606061</text:p>
          </table:table-cell>
          <table:table-cell office:value-type="float" office:value="0.481352840199937" calcext:value-type="float">
            <text:p>0.481352840199937</text:p>
          </table:table-cell>
          <table:table-cell office:value-type="float" office:value="0.784090909090909" calcext:value-type="float">
            <text:p>0.784090909090909</text:p>
          </table:table-cell>
          <table:table-cell office:value-type="float" office:value="0.308938397690638" calcext:value-type="float">
            <text:p>0.308938397690638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aditionele(13), neger(3), bediende(1), historische(4), achtergrond(14), kaukasisch(1), dwerggroei(15), indo-europeaan(11), marron(8), aziatisch(15), inlandsche(3), moslim(14), stammen(1), afkomst(2), negercultuur(1), exotisch(1), historisch(11), mongool(3), berber(2), slaaf(2), inheems(9), eskimo's(1), kaffer(3), traditioneel(3), inheemsche(4), aziatische(2), inheemschen(5), wild(2), gemengd(9), blank(2), inlander(2), mengras(2), aapman(1), zigeuner(3), pygmeeen(1), medicijnman(1), lilliputter(3), eskimo(2), dwerg(1), ras(1), homo(2), gekleurd(2), inboorlingen(2), inuit(4), volksstam(1), dienstknechts(1), pygmee(2), slavenhandel(1), indo(2), volbloed(2), moslimsche(2), gemengde(3), winkelknechten(1), bediendepmijnneer(1), exotische(1), baboe(1), negerin(1), wilde(1), primitief(3), misvormden(4), volbloedpaard(1), k'mesties(2), inlanders(1), stam(3), indisch(1), inheemsch(1), inboorling(2), kokkie(1), negers(1), zimbabwecultuur(1), inheems'che(1), moslims(2), moor'en(1), islamieten(1), boesman(1), page(1), mesties(1), barbaren(1), negerslaven(1), zigeuners(2), koelie(2), gekleurde(1), hottentotten(2), bosneger(1), zigeunerbende(1), muzelman(1), muzelman'(1), indiaan(1), inheemse(2), koppensneller(1), ontdekken(1), tovenaar(1), historischen(1), marrons(1), mulatten(1), wereldhistorische(1)</text:p>
          </table:table-cell>
          <table:table-cell office:value-type="string" calcext:value-type="string">
            <text:p>('vergelijking', 9), ('vergelijken', 26), ('verhoogen', 3), ('resp.', 6), ('rekening', 24), ('waarde', 54), ('aangaan', 8), ('berekenen', 7), ('dekken', 8), ('telling', 4), ('toename', 2), ('voordeelig', 4), ('verviervoudigen', 1), ('stijgen', 17), ('onderscheidenlijk', 2), ('ontvangst', 11), ('gemiddeld', 14), ('verhooging', 4), ('uittrekken', 6), ('uitgetrokk', 1), ('ramen', 1), ('cijfer', 12), ('respectievelijk', 5), ('trimester', 1), ('rato', 1), ('verhogen', 7), ('raming', 6), ('benadering', 3), ('beueden', 1), ('ledental', 1), ('percentage', 2), ('gelijkstaan', 1), ('volkstelling', 3), ('becijfering', 1), ('totaalcijfer', 1), ('devies', 2), ('aftrek', 6), ('inbaar', 1), ('stijging', 2), ('vermindering', 3), ('toekenning', 3), ('verhoog', 1), ('gangbaar', 1), ('maximum', 1), ('statistiek', 6), ('uitgaaf', 7), ('berekening', 2), ('kening', 3), ('depreciatie', 1), ('inbegrip', 2), ('mwt', 1), ('groothandelsprijs', 1), ('jaarcijfer', 1), ('rijksmiddelen', 1), ('prijsstijging', 1), ('uitvoeroverschot', 1), ('toeneming', 2), ('rijstprijz', 1), ('schatkist', 1), ('jaars', 1), ('vervijfvoudigen', 1), ('correspondeerend', 1), ('t.o.v.', 1), ('inbegrijpen', 1)</text:p>
          </table:table-cell>
          <table:table-cell office:value-type="string" calcext:value-type="string">
            <text:p>vergelijking, vergelijken, verhoogen, resp., rekening, waarde, aangaan, berekenen, dekken, telling, toename, voordeelig, verviervoudigen, stijgen, onderscheidenlijk, ontvangst, gemiddeld, verhooging, uittrekken, uitgetrokk, ramen, cijfer, respectievelijk, trimester, rato, verhogen, raming, benadering, beueden, ledental, percentage, gelijkstaan, volkstelling, becijfering, totaalcijfer, devies, aftrek, inbaar, stijging, vermindering, toekenning, verhoog, gangbaar, maximum, statistiek, uitgaaf, berekening, kening, depreciatie, inbegrip, mwt, groothandelsprijs, jaarcijfer, rijksmiddelen, prijsstijging, uitvoeroverschot, toeneming, rijstprijz, schatkist, jaars, vervijfvoudigen, correspondeerend, t.o.v., inbegrijpen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38188" calcext:value-type="float">
            <text:p>338188</text:p>
          </table:table-cell>
          <table:table-cell office:value-type="float" office:value="29" calcext:value-type="float">
            <text:p>29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8037359575005" calcext:value-type="float">
            <text:p>0.8037359575005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0.309509668766073" calcext:value-type="float">
            <text:p>0.30950966876607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ffer(1), k'mesties(2), dwerg(1), berber(1), achtergrond(3), muzelman(1), slaven(1), traditionele(1), marron(3), inuit(1), moor(2), boesman(1), onbeschaafd(1), inheems(2), moslimsohe(1), volbloed(1), historisch(1), indisch(1), dwerggroei(1), bosneger(1), knecht(1), queer(1)</text:p>
          </table:table-cell>
          <table:table-cell office:value-type="string" calcext:value-type="string">
            <text:p>('wile', 1), ('dow', 1), ('wis', 5), ('oek', 4), ('uut', 1), ('bic', 1), ('jaan', 1), ('gao', 1), ('ies', 1), ('oak', 1), ('daor', 1), ('gung', 1), ('laand', 1), ('waer', 1), ('zaten', 1), ('deern', 1), ('hum', 1), ('auw', 1), ('oez', 1), ('duch', 1), ('hoes', 1), ('vot', 1)</text:p>
          </table:table-cell>
          <table:table-cell office:value-type="string" calcext:value-type="string">
            <text:p>wile, dow, wis, oek, uut, bic, jaan, gao, ies, oak, daor, gung, laand, waer, zaten, deern, hum, auw, oez, duch, hoes, vot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1963" calcext:value-type="float">
            <text:p>341963</text:p>
          </table:table-cell>
          <table:table-cell office:value-type="float" office:value="66" calcext:value-type="float">
            <text:p>6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82967368811352" calcext:value-type="float">
            <text:p>0.682967368811352</text:p>
          </table:table-cell>
          <table:table-cell office:value-type="float" office:value="0.803030303030303" calcext:value-type="float">
            <text:p>0.803030303030303</text:p>
          </table:table-cell>
          <table:table-cell office:value-type="float" office:value="0.312199970829219" calcext:value-type="float">
            <text:p>0.312199970829219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affer(1), aziatische(2), zigeuner(1), gemengd(1), kaukasisch(1), dwerg(3), historisch(2), hottentot(1), aziatisch(5), marron(6), mesties(1), slavenschip(1), bosneger(1), afgod(2), negerrijk(1), barbaren(1), moordenaar(1), traditionele(2), exotisch(1), baboe(1), moslim(2), indo(1), historische(2), inuit(1), metis(1), achtergrond(4), roots(1), ontdekken(3), wereldhistorische(2), stam(1), handicap(1), bediende(1), wild(1), wilde(1), inheemsche(1), afkomst(1), inboorlingen(1), tovenaar(1), aziatischen(1), barbaar(1), roots'(1), mongoolse(1), inheems(1)</text:p>
          </table:table-cell>
          <table:table-cell office:value-type="string" calcext:value-type="string">
            <text:p>('vorst', 14), ('alexis', 1), ('gemaal', 3), ('timothy', 1), ('gemalin', 5), ('napoleon', 6), ('wereldreiziger', 1), ('markies', 3), ('markiezin', 1), ('nikola', 1), ('brian', 1), ('daria', 1), ('kroningsplechtigheid', 1), ('manie', 1), ('dene', 1), ('henson', 1), ('keizerin', 1), ('iwan', 2), ('marat', 1), ('violette', 1), ('ottilie', 1), ('gravin', 2), ('echtscheidingsproces', 1), ('jasper', 1), ('moordenares', 1), ('freddy', 1), ('morganatisch', 1), ('troonopvolger', 1), ('laetitia', 1), ('yorst', 1), ('hallam', 1), ("peter's", 1), ('duel', 1), ('roger', 1), ('coroner', 1), ('rousseau', 1), ('fameus', 1), ('detective', 1), ('bunny', 1), ('hervey', 1)</text:p>
          </table:table-cell>
          <table:table-cell office:value-type="string" calcext:value-type="string">
            <text:p>vorst, alexis, gemaal, timothy, gemalin, napoleon, wereldreiziger, markies, markiezin, nikola, brian, daria, kroningsplechtigheid, manie, dene, henson, keizerin, iwan, marat, violette, ottilie, gravin, echtscheidingsproces, jasper, moordenares, freddy, morganatisch, troonopvolger, laetitia, yorst, hallam, peter's, duel, roger, coroner, rousseau, fameus, detective, bunny, hervey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1542" calcext:value-type="float">
            <text:p>341542</text:p>
          </table:table-cell>
          <table:table-cell office:value-type="float" office:value="343" calcext:value-type="float">
            <text:p>343</text:p>
          </table:table-cell>
          <table:table-cell office:value-type="float" office:value="0.169096209912536" calcext:value-type="float">
            <text:p>0.169096209912536</text:p>
          </table:table-cell>
          <table:table-cell office:value-type="float" office:value="0.766983215474681" calcext:value-type="float">
            <text:p>0.766983215474681</text:p>
          </table:table-cell>
          <table:table-cell office:value-type="float" office:value="0.78134110787172" calcext:value-type="float">
            <text:p>0.78134110787172</text:p>
          </table:table-cell>
          <table:table-cell office:value-type="float" office:value="0.319451109966195" calcext:value-type="float">
            <text:p>0.319451109966195</text:p>
          </table:table-cell>
          <table:table-cell office:value-type="float" office:value="0.0495626822157434" calcext:value-type="float">
            <text:p>0.04956268221574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emengd(15), moslim(17), dwerggroei(10), indo-europeaan(11), aziatisch(15), stam(1), indische(1), wilde(4), negerrijk(2), slaaf(4), aziatische(2), ras(2), historisch(13), indisch(2), negerrestaurant(1), queer(1), dwerg(4), pygmee(6), metis(1), traditionele(20), achtergrond(24), mongool(4), muzelman(5), inlander(1), mulat(1), roots(3), volbloed(3), moslimsche(2), islamiet(3), mengras(3), halfbloed(4), baboe(4), exotisch(1), marron(4), verwilderd(1), kaffer(2), indo(2), moslims(1), inheemse(1), blank(3), gekleurd(2), slavenschip(3), barbaar(6), inboorlingen(1), inheemschen(1), historische(5), negerslaven(3), hottentot(2), bataviasche(1), medicijnman(5), primitief(2), traditioneel(2), marrons(2), bediende(5), jakarta(1), kokkie(4), mesties(3), rassenhaat(1), inheems(5), afgod(1), afgodendienst(1), afkomst(1), westers(1), knechts(1), moor(1), indone(1), slaven(3), handicap(1), zwartje(3), liitlepage(1), neger(4), koelie(3), volbloedpaard(1), galeislaven(1), indiaan(2), misvormden(4), inheemsebe(1), inlandsche(1), indo-europeaans(1), inuit(2), homo(3), ontdekken(4), inheemsche(2), berbers(1), negercultuur(1), koppensneller(3), berber(2), aapman(1), aboriginal(2), barbaren(3), etniciteit(1), wild(1), groothistorische(1), inheems'che(1), eskimo(1), onbeschaafd(5), kaukasisch(2), zigeunermuziek(1), inboorling(1), slaven'(1), kaffers(2), eskimo's(3), lilliputter(1), lesbisch(1), moslimsoh(1), volbloedras(1), lilliputters(1), westerse(1), blanke(1), bosneger(1)</text:p>
          </table:table-cell>
          <table:table-cell office:value-type="string" calcext:value-type="string">
            <text:p>('keten', 4), ('gezond', 11), ('gelukt', 1), ('onderdrukken', 11), ('ongelooflijk', 4), ('gedaanteverwisseling', 1), ('opvallen', 8), ('volmaakt', 3), ('moordenaar', 10), ('levend', 18), ('hard', 32), ('ziellooz', 1), ('ontbering', 3), ('armoede', 5), ('lichamelijk', 10), ('afschuwelijk', 7), ('verwarren', 7), ('droevig', 5), ('treurig', 11), ('inblazen', 1), ('uitputten', 4), ('oneindig', 4), ('hoogtepunt', 3), ('honger', 8), ('twisten', 4), ('heftig', 6), ('onverwacht', 4), ('accentueren', 2), ('vlijtig', 3), ('kunstmiddel', 1), ('gedrong', 5), ('uitmunten', 5), ('menschelijk', 16), ('schokken', 2), ('harden', 4), ('verschrikking', 2), ('rijzen', 13), ('ruzie', 5), ('nauwernood', 1), ('uitstekend', 22), ('vinnig', 1), ('behulp', 3), ('marteling', 2), ('luguber', 2), ('folteren', 1), ('opschudding', 2), ('ijverig', 6), ('waardevol', 2), ('sfeer', 10), ('vreeselijker', 1), ('manifesteren', 2), ('gewaarwording', 1), ('verhongeren', 2), ('verlammen', 3), ('nooddruft', 2), ('ellendig', 11), ('psychologisch', 4), ('heirleger', 1), ('gevoelloos', 1), ('hoedanigheid', 2), ('uithoudingsvermogen', 1), ('geesel', 1), ('vastheid', 1), ('onvoorzichtigheid', 1), ('levende', 1), ('raadselachtig', 1), ('uitnemen', 3), ('toeval', 5), ('zelfmoorden', 1), ('twist', 3), ('hoogloopenen', 1), ('armoe', 1), ('fabelachtig', 1), ('uitnemend', 4), ('schietpartij', 1), ('wanhopig', 2), ('fundament', 1), ('verwinnen', 2), ('veredelen', 2), ('yverig', 1), ('razernij', 1), ('maandenlang', 2), ('grondvest', 1), ('wrang', 1), ('verstarren', 1), ('hongerlijder', 1), ('schakel', 2), ('spannen', 1), ('drift', 1), ('verstandelijk', 1), ('vorschen', 1), ('vaag', 3), ('zielkundig', 1), ('emotie', 1), ('verjonging', 1), ('onbewegelijkheid', 1), ('weglooper', 3), ('onbegrensd', 2), ('gevoeligheid', 2), ('verontrust', 1), ('empirisch', 1), ('allertreurigst', 1), ('opwinding', 1), ('herleven', 1), ('scheppend', 1), ('afmatten', 1), ('ketenen', 1)</text:p>
          </table:table-cell>
          <table:table-cell office:value-type="string" calcext:value-type="string">
            <text:p>keten, gezond, gelukt, onderdrukken, ongelooflijk, gedaanteverwisseling, opvallen, volmaakt, moordenaar, levend, hard, ziellooz, ontbering, armoede, lichamelijk, afschuwelijk, verwarren, droevig, treurig, inblazen, uitputten, oneindig, hoogtepunt, honger, twisten, heftig, onverwacht, accentueren, vlijtig, kunstmiddel, gedrong, uitmunten, menschelijk, schokken, harden, verschrikking, rijzen, ruzie, nauwernood, uitstekend, vinnig, behulp, marteling, luguber, folteren, opschudding, ijverig, waardevol, sfeer, vreeselijker, manifesteren, gewaarwording, verhongeren, verlammen, nooddruft, ellendig, psychologisch, heirleger, gevoelloos, hoedanigheid, uithoudingsvermogen, geesel, vastheid, onvoorzichtigheid, levende, raadselachtig, uitnemen, toeval, zelfmoorden, twist, hoogloopenen, armoe, fabelachtig, uitnemend, schietpartij, wanhopig, fundament, verwinnen, veredelen, yverig, razernij, maandenlang, grondvest, wrang, verstarren, hongerlijder, schakel, spannen, drift, verstandelijk, vorschen, vaag, zielkundig, emotie, verjonging, onbewegelijkheid, weglooper, onbegrensd, gevoeligheid, verontrust, empirisch, allertreurigst, opwinding, herleven, scheppend, afmatten, ketenen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2050" calcext:value-type="float">
            <text:p>342050</text:p>
          </table:table-cell>
          <table:table-cell office:value-type="float" office:value="204" calcext:value-type="float">
            <text:p>204</text:p>
          </table:table-cell>
          <table:table-cell office:value-type="float" office:value="0.17156862745098" calcext:value-type="float">
            <text:p>0.17156862745098</text:p>
          </table:table-cell>
          <table:table-cell office:value-type="float" office:value="0.690894420357739" calcext:value-type="float">
            <text:p>0.690894420357739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0.335936665746786" calcext:value-type="float">
            <text:p>0.335936665746786</text:p>
          </table:table-cell>
          <table:table-cell office:value-type="float" office:value="0.0441176470588235" calcext:value-type="float">
            <text:p>0.0441176470588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alfbloed(2), gemengd(27), bediende(3), achtergrond(14), gekleurd(3), traditioneel(4), slaven(2), hottentotten(2), queer(2), kaukasisch(3), traditionele(13), indo(2), slavenschip(1), exotische(1), exotisch(4), roots(3), marron(6), homo(1), handicap(3), koelie(1), mengras(1), historischen(1), historisch(18), aziatische(3), mulat(3), hottentot(1), ontdekken(2), aziatisch(5), zigeunermuziek(5), dwerggroei(6), zigeuners(3), neger(3), metis(1), zigeuner(4), barbaren(2), marrons(3), negerslaven(3), kaffer(3), westers(2), liitlepage(1), moslim(2), berber(1), afgod(2), stam(1), koppensneller(2), page(3), indiaan(1), lesbische(1), traditioneelen(1), volbloed(1), inheems(2), negers(1), barbaar(2), slaaf(2), kafferhoofdman(1), ras(1), zwartje(1), eskimo(2), pygmee(1), afkomst(1), mongool(1), kokkie(1), landbouwersknecht(1), boesman(1), historische(1), lesbisch(1), misvormden(1), primitief(1)</text:p>
          </table:table-cell>
          <table:table-cell office:value-type="string" calcext:value-type="string">
            <text:p>('paul', 12), ('opera', 10), ('voetlicht', 2), ('voordracht', 18), ('hans', 6), ('puccini', 1), ('rol', 30), ('compositie', 6), ('koor', 30), ('begeleiding', 2), ('kunstenares', 1), ('sarah', 1), ('corrie', 2), ('denys', 1), ('ina', 1), ('max', 4), ('koorwerk', 2), ('peter', 11), ('opvoering', 6), ('zangnummer', 2), ('gabriel', 5), ('componist', 3), ('rudolf', 1), ('otto', 5), ('componeren', 2), ('asta', 1), ('operette', 1), ('nathan', 1), ('julius', 4), ('acteur', 4), ('piet', 4), ('blijspel', 2), ('reprise', 1), ('georg', 3), ('opvoeren', 4), ('hoofdrol', 1), ('weens', 1), ('bernard', 2), ('tenorzanger', 1), ('toondicht', 1), ('voordragen', 2), ('vertolken', 5), ('cantate', 3), ('alex', 1), ('engageren', 3), ('fritz', 1), ('josef', 1), ('regisseur', 2), ('michael', 3), ('imre', 2), ('hess', 1), ('adolphe', 1), ('kluchtspel', 1), ('albani', 1), ('carnaval', 1), ('gehoore', 3), ('benoit', 1), ('hamlet', 1), ('gehooro', 1), ('jannings', 1), ('musicus', 2), ('theodoor', 1), ('debuteren', 1), ('ghetto', 1), ('liederenavond', 1), ('oratorium', 2), ('helman', 1), ('ballet', 1), ('tooneelspel', 2), ('solonummer', 1), ('zangstuk', 1), ("grieg's", 1), ('palestrina', 1), ('noviteit', 1), ('fluitconcert', 1), ('daniel', 1), ('theo', 1), ('gonda', 1), ('engageeren', 1), ('velasquez', 1), ('toonzetten', 1), ('virtuoos', 1), ('instuderen', 1), ('horowitz', 1), ('ibsen', 1), ('impresario', 1), ('redon', 1), ('juliette', 1), ('gesar', 1)</text:p>
          </table:table-cell>
          <table:table-cell office:value-type="string" calcext:value-type="string">
            <text:p>paul, opera, voetlicht, voordracht, hans, puccini, rol, compositie, koor, begeleiding, kunstenares, sarah, corrie, denys, ina, max, koorwerk, peter, opvoering, zangnummer, gabriel, componist, rudolf, otto, componeren, asta, operette, nathan, julius, acteur, piet, blijspel, reprise, georg, opvoeren, hoofdrol, weens, bernard, tenorzanger, toondicht, voordragen, vertolken, cantate, alex, engageren, fritz, josef, regisseur, michael, imre, hess, adolphe, kluchtspel, albani, carnaval, gehoore, benoit, hamlet, gehooro, jannings, musicus, theodoor, debuteren, ghetto, liederenavond, oratorium, helman, ballet, tooneelspel, solonummer, zangstuk, grieg's, palestrina, noviteit, fluitconcert, daniel, theo, gonda, engageeren, velasquez, toonzetten, virtuoos, instuderen, horowitz, ibsen, impresario, redon, juliette, gesar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1506" calcext:value-type="float">
            <text:p>341506</text:p>
          </table:table-cell>
          <table:table-cell office:value-type="float" office:value="60" calcext:value-type="float">
            <text:p>60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93983815281241" calcext:value-type="float">
            <text:p>0.93983815281241</text:p>
          </table:table-cell>
          <table:table-cell office:value-type="float" office:value="0.8" calcext:value-type="float">
            <text:p>0.8</text:p>
          </table:table-cell>
          <table:table-cell office:value-type="float" office:value="0.347211026636572" calcext:value-type="float">
            <text:p>0.347211026636572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chtergrond(3), historische(1), aziatisch(6), indo-europeaan(6), moslim(5), islamiet(1), hottentot(1), jakarta(2), blank(2), aziatische(4), berberoorlog(1), gemengd(3), koelied(1), negerrijk(1), negers(1), historischcn(1), historisch(2), inheems(1), marron(2), bediende(1), homo(1), eskimo(1), traditionele(1), queer(1), traditioneel(1), gekleurd(1), slaven(1), ontdekken(1), aboriginal(1), kafferhoofdman(1), mulat(2), baboe(1), afkomst(1), indo(1)</text:p>
          </table:table-cell>
          <table:table-cell office:value-type="string" calcext:value-type="string">
            <text:p>('officieel', 29), ('nwsbl', 2), ('vad', 2), ('ministerie', 12), ('bode', 6), ('niet-officieel', 1), ('mailblad', 1), ('javabode', 1), ('bla', 1), ('soer', 3), ('diad', 1), ('blal', 1), ("vo'gen", 1), ('nbl', 1)</text:p>
          </table:table-cell>
          <table:table-cell office:value-type="string" calcext:value-type="string">
            <text:p>officieel, nwsbl, vad, ministerie, bode, niet-officieel, mailblad, javabode, bla, soer, diad, blal, vo'gen, nbl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40384" calcext:value-type="float">
            <text:p>340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9707832321" calcext:value-type="float">
            <text:p>0.3497078323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heems(1), kwinti(1), historisch(1), stam(1)</text:p>
          </table:table-cell>
          <table:table-cell office:value-type="string" calcext:value-type="string">
            <text:p>('ft.', 2), ('jtj', 1), ('i^^', 1)</text:p>
          </table:table-cell>
          <table:table-cell office:value-type="string" calcext:value-type="string">
            <text:p>ft., jtj, i^^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1607" calcext:value-type="float">
            <text:p>341607</text:p>
          </table:table-cell>
          <table:table-cell office:value-type="float" office:value="37" calcext:value-type="float">
            <text:p>37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0.693629854713641" calcext:value-type="float">
            <text:p>0.693629854713641</text:p>
          </table:table-cell>
          <table:table-cell office:value-type="float" office:value="0.810810810810811" calcext:value-type="float">
            <text:p>0.810810810810811</text:p>
          </table:table-cell>
          <table:table-cell office:value-type="float" office:value="0.352927886534065" calcext:value-type="float">
            <text:p>0.352927886534065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uit(1), volbloed(2), traditionele(2), marron(6), inheems(2), inlandsche(1), moslim(2), stam(1), negerslaven(1), negercultuur(1), historisch(2), kokkie(1), aziatische(1), berber(2), dwerg(1), kaffer(1), halfbloed(1), gemengd(1), historischen(1), mesties(1), homogeen(1), indo-europeaan(1), aziatisch(1), indische(1), gemengde(1), eskimo(1)</text:p>
          </table:table-cell>
          <table:table-cell office:value-type="string" calcext:value-type="string">
            <text:p>('kreke', 1), ('scholte', 1), ('vos', 6), ('banning', 1), ('visser', 4), ('herwerden', 1), ('quartel', 1), ('klinkenberg', 1), ('gunning', 2), ('blanken', 1), ('koomans', 1), ('bergh', 1), ('bax', 1), ('catz', 1), ('berger', 1), ('scholten', 1), ('torie', 1), ('exel', 1), ('vis', 1), ('hamelberg', 1), ('kemp', 1), ('posthumus', 1), ('schouwenburg', 1), ('pais', 1), ('heringa', 1), ('ingen', 1), ('putto', 1), ('karsten', 1)</text:p>
          </table:table-cell>
          <table:table-cell office:value-type="string" calcext:value-type="string">
            <text:p>kreke, scholte, vos, banning, visser, herwerden, quartel, klinkenberg, gunning, blanken, koomans, bergh, bax, catz, berger, scholten, torie, exel, vis, hamelberg, kemp, posthumus, schouwenburg, pais, heringa, ingen, putto, karsten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1806" calcext:value-type="float">
            <text:p>341806</text:p>
          </table:table-cell>
          <table:table-cell office:value-type="float" office:value="224" calcext:value-type="float">
            <text:p>2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457830738300956" calcext:value-type="float">
            <text:p>0.45783073830095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365757430786989" calcext:value-type="float">
            <text:p>0.365757430786989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ger(6), achtergrond(21), bediende(3), volkstammen(1), aziatisch(3), dwerggroei(9), meesterknecht(1), wilde(1), page(2), slaven(2), kokkie(2), muzelman(2), indo-europeaan(6), inheems(5), gemengd(6), mulat(1), primitief(4), negercultuur(2), marron(12), queer(1), exotisch(3), moslimsohe(1), knecht(2), mongool(5), koppensnellers(3), afgod(1), medicijnmannen(1), baboe(4), medicijnman(1), mesties(3), historisch(6), boesman(2), halfbloed(2), zwartje(3), afgodendienst(1), moslim(6), indischen(1), inlander(2), afgodsbeeldje(1), dwerg(4), moor(2), traditionele(8), koppensneller(2), slavenschip(1), en'marron(1), gekleurd(4), roots(3), indo(1), eskimo(1), eskimo's(3), ras(1), afkomst(2), inboorling(1), kaukasisch(1), barbaren(1), lilliputters(2), kaffer(3), aziatische(2), misvormden(3), mengras(1), blank(2), ontdekken(2), aboriginal(1), indisch(1), metis'nachts(1), groothistorische(1), inlandsche(1), hottentot(1), koelies(1), barbaar(1), traditioneelen(1), volbloed(1), onbeschaafd(1), indische(1), islamieten(1), koelie(2), pygmee(2), batavia(1), marron'(1), zigeuner(1), negerjongen(1), traditioneel(1), kwinti(1), onbeschaafdheid(1), handicapper(1), indiaan(1), metis(1), stam(1), bosneger(1), wild(1), senaatsbediende(1), marrons(1), negerslaven(2), wereldhistorische(1)</text:p>
          </table:table-cell>
          <table:table-cell office:value-type="string" calcext:value-type="string">
            <text:p>('briljant', 1), ('jas', 10), ('zagen', 2), ('hout', 11), ('kleer', 5), ('laken', 2), ('touwwerk', 1), ('hoed', 18), ('zilveren', 7), ('zool', 2), ('juweel', 4), ('edelsteen', 1), ('kleeding', 8), ('katoenen', 1), ('bril', 2), ('knip', 2), ('lederen', 3), ('potlood', 2), ('sarong', 4), ('voile', 1), ('sandaal', 6), ('aardewerk', 3), ('voorwerp', 14), ('sporthemd', 1), ('meubel', 3), ('schoen', 15), ('bottine', 1), ('emmer', 3), ('linnen', 2), ('parel', 4), ('veter', 1), ('vernissen', 1), ('oorring', 1), ('wollen', 2), ('kleedingstuk', 6), ('ontrollen', 2), ('veeren', 2), ('sok', 2), ('verven', 7), ('porselein', 1), ('karpet', 1), ('koperen', 5), ('tafelkleed', 1), ('liniaal', 1), ('lap', 2), ('jak', 1), ('geldzak', 1), ('gebruiksvoorwerp', 1), ('pof', 2), ('theeblad', 1), ('erfstuk', 1), ('sieraad', 4), ('toebehoor', 1), ('geldstuk', 1), ('diamant', 6), ('jumper', 3), ('wintermantel', 1), ('weefsel', 2), ('pijp', 3), ('tapijt', 6), ('trommel', 1), ('klomp', 5), ('turkoois', 1), ('diadeem', 1), ('collier', 1), ('koffer', 3), ('blouse', 3), ('terrarium', 1), ('hemd', 2), ('zakdoek', 3), ('schort', 2), ('portemonnai', 1), ('portemonnaie', 1), ('munten', 2), ('edelgesteente', 1), ('kleederen', 2), ('vest', 2), ('penhouder', 1), ('kleeren', 1), ('gereedschap', 2), ('handschoen', 4), ('kous', 2), ('dameshoed', 2), ('parasol', 2), ('taschje', 2), ('ijzerhout', 1), ('bordpapier', 1), ('zilverwerk', 1), ('metalen', 3), ('bagage', 1), ('bagag', 1), ('colbertjas', 1), ('vesten', 1), ('pantalon', 1), ('portefeuille', 1), ('overhemd', 1), ('sprei', 1), ('carton', 1), ('gordijnstof', 1), ('breien', 2), ('kleeder', 1), ('schoeisel', 1), ('laars', 2), ('bamboe', 1), ('pantoffel', 1), ('zolen', 1), ('lakken', 1), ('badkuip', 1), ('sleu', 1), ('broekzak', 1), ('kostbaarheden', 1), ('trouwring', 1)</text:p>
          </table:table-cell>
          <table:table-cell office:value-type="string" calcext:value-type="string">
            <text:p>briljant, jas, zagen, hout, kleer, laken, touwwerk, hoed, zilveren, zool, juweel, edelsteen, kleeding, katoenen, bril, knip, lederen, potlood, sarong, voile, sandaal, aardewerk, voorwerp, sporthemd, meubel, schoen, bottine, emmer, linnen, parel, veter, vernissen, oorring, wollen, kleedingstuk, ontrollen, veeren, sok, verven, porselein, karpet, koperen, tafelkleed, liniaal, lap, jak, geldzak, gebruiksvoorwerp, pof, theeblad, erfstuk, sieraad, toebehoor, geldstuk, diamant, jumper, wintermantel, weefsel, pijp, tapijt, trommel, klomp, turkoois, diadeem, collier, koffer, blouse, terrarium, hemd, zakdoek, schort, portemonnai, portemonnaie, munten, edelgesteente, kleederen, vest, penhouder, kleeren, gereedschap, handschoen, kous, dameshoed, parasol, taschje, ijzerhout, bordpapier, zilverwerk, metalen, bagage, bagag, colbertjas, vesten, pantalon, portefeuille, overhemd, sprei, carton, gordijnstof, breien, kleeder, schoeisel, laars, bamboe, pantoffel, zolen, lakken, badkuip, sleu, broekzak, kostbaarheden, trouwring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1365" calcext:value-type="float">
            <text:p>341365</text:p>
          </table:table-cell>
          <table:table-cell office:value-type="float" office:value="1226" calcext:value-type="float">
            <text:p>1226</text:p>
          </table:table-cell>
          <table:table-cell office:value-type="float" office:value="0.18352365415987" calcext:value-type="float">
            <text:p>0.18352365415987</text:p>
          </table:table-cell>
          <table:table-cell office:value-type="float" office:value="0.492701475279151" calcext:value-type="float">
            <text:p>0.492701475279151</text:p>
          </table:table-cell>
          <table:table-cell office:value-type="float" office:value="0.773246329526917" calcext:value-type="float">
            <text:p>0.773246329526917</text:p>
          </table:table-cell>
          <table:table-cell office:value-type="float" office:value="0.376989254175036" calcext:value-type="float">
            <text:p>0.376989254175036</text:p>
          </table:table-cell>
          <table:table-cell office:value-type="float" office:value="0.0432300163132137" calcext:value-type="float">
            <text:p>0.04323001631321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eger(7), hottentot(10), moslim(52), achtergrond(71), negerslaven(14), traditionele(61), dwerggroei(25), exotisch(12), indo(11), aziatisch(63), stam(4), moslimsche(6), inboorlingen(4), mesties(9), indische(5), wilde(7), homo(11), zwartje(9), indo-europeaan(62), negers(2), page(7), gekleurd(8), negerrijk(6), marron(29), koelie(10), barbaar(11), aziatische(17), ras(6), medicijnmannen(2), afgod(6), inheems(37), aapman(5), zigeuners(5), hottentotten(4), historischen(2), queer(4), ontdekken(16), slaven(9), stamgenooten(1), historisch(57), pygmee(15), baboe(10), wild(8), lilliputter(5), inlander(11), zigeuner(7), slavenschip(7), medicijnman(9), inheemse(5), gemengd(33), bedienden(1), lesbisch(2), mulat(4), inboorling(5), eskimo(8), volbloed(11), moslims(10), inlandsche(7), islamiet(14), exotische(3), kokkie(5), dwergeu(1), barbarlje(1), gekleurde(3), boesman(5), kaffer(8), gemengde(3), handicap(6), bediende(11), zigeunerbende(1), inheemschen(5), indiaan(4), slaaf(10), inheemsche(11), berber(5), moslimsch(1), lilliputters(4), zigeunermuziek(4), eenhistorisch(1), kaukasisch(9), muzelman(9), jokjakarta(1), barbaren(14), marron'(1), indisch(2), mongool(10), halfbloed(7), koelies(4), bosneger(2), primitief(9), onbeschaafdheid(1), dwergen(1), historische(11), traditioneel(13), afkomst(14), mengras(5), moor(4), bataviasche(1), onbeschaafd(8), birma(1), koppensneller(4), knecht(5), barbaarsche(1), misvormden(4), negercultuur(3), christelijkhistorisch'(1), marrons(5), volkstammen(1), kaffers(3), stammen(1), roots(4), koppensnellers(1), rassenhaat(1), afgodendienst(2), moslimscho(1), westers(3), knechts(1), dwerg(5), indone(1), berberoorlog(1), koelied(1), historischcn(1), liitlepage(1), blank(11), volksstam(1), negerin(1), mongoolse(2), k'mesties(2), volbloedpaard(1), grootsch(1), inheemsch(1), galeislaven(1), zimbabwecultuur(2), inheemsebe(1), homogeen(1), dienstknecht(2), indolonten(1), tovenaar(4), inuit(6), inlanders(3), grootste(1), indo's(1), indiaansch(1), grootst(1), eskimo's(8), vermoord(1), mulatten(1), berbers(2), boesmanbanelen(1), verraste(1), moslimsohe(1), mongoolsche(2), etniciteit(2), inheemsen(1), groothistorische(1), barbaar'sche(1), traditioneelen(1), eskimoverhalen(1), moor'en(1), muzelmannen(1), hottentottenstam(1), moord(1), aboriginal(1), muzelmansche(1), muzelman'(1), rassen(1), muzelmansch(1), inheems'che(2), slaven'(1), moortje(1), wetshistorische(1), allochtoon(1), indischen(1), indiaans(1), lesbische(1), winkelknechten(1), roma(1), tovenaars(1), volbloedras(1), islamieten(1), metis(1), blanke(1), handicapper(1), roots'(1), wilden(1)</text:p>
          </table:table-cell>
          <table:table-cell office:value-type="string" calcext:value-type="string">
            <text:p>('ongetwijfeld', 22), ('uiteen', 11), ('gaan', 355), ('onderwerp', 23), ('geleiden', 11), ('grondwet', 7), ('inmenging', 3), ('volkomen', 31), ('kracht', 62), ('blijken', 109), ('meebrengen', 7), ('klem', 2), ('herhaaldelijk', 10), ('verwachten', 44), ('moeilijk', 31), ('plan', 44), ('noemen', 138), ('probleem', 15), ('afleiden', 4), ('tegenover', 65), ('nalaten', 9), ('dege', 1), ('vraagstuk', 28), ('keus', 10), ('toonen', 15), ('onderschikken', 2), ('zetten', 65), ('begeren', 8), ('waaruit', 15), ('opvatting', 24), ('beroepsvoetbal', 1), ('ongegrond', 4), ('zelden', 11), ('voeren', 35), ('letten', 6), ('uiteenzetten', 5), ('meestal', 27), ('pressie', 3), ('impopulair', 2), ('voortdurend', 26), ('dwingen', 27), ('moeilijkheid', 26), ('lastig', 8), ('daaruit', 12), ('handelen', 18), ('wijken', 10), ('overzien', 5), ('waartegen', 5), ('bewijs', 41), ('bijdragen', 9), ('hoezeer', 6), ('moeielijkheden', 2), ('aandringen', 5), ('daartegen', 4), ('gronden', 7), ('minst', 11), ('waarep', 1), ('alwed', 1), ('nopen', 3), ('toedoen', 4), ('kennelijk', 2), ('uitleg', 4), ('betreuren', 12), ('.vorden', 1), ('argument', 4), ('evengoed', 8), ('betogen', 10), ('veelal', 6), ('pleiten', 4), ('standpunt', 23), ('voetspoor', 1), ('gezag', 17), ('oplossen', 5), ('verzuimen', 4), ('hiertegen', 2), ('zeerste', 2), ('juister', 1), ('denkbaar', 4), ('ongerijmdheid', 1), ('onnoodig', 1), ('aantonen', 6), ('veelvuldig', 8), ('rechtvaardigen', 4), ('integendeel', 12), ('betoog', 5), ('hieruit', 7), ('prefereren', 1), ('gerechtvaardigd', 1), ('verreiken', 1), ('zienswijze', 2), ('bedenking', 3), ('denk', 1), ('onthouden', 4), ('bestuderen', 5), ('gebieden', 2), ('atjehoorlog', 1), ('redeneering', 3), ('innemen', 16), ('staving', 3), ('doorslag', 1), ('grief', 1), ('billijken', 1), ('hoofdreden', 1), ('omkeren', 4), ('bescheiden', 7), ('vrijelijk', 2), ('betoogen', 1), ('grondig', 4), ('daarteg', 2), ('tegemoetkomen', 1), ('konklusie', 1), ('dwang', 4), ('blijve', 1), ('verdedigbaar', 1), ('verdedigingsmaatregel', 3), ('aannemelijk', 4), ('ingrijpen', 2), ('overschatten', 1), ('afgaan', 3), ('neigen', 1), ('bezighouden', 3), ('vrijgevig', 2), ('gemeen', 4), ('beoordelen', 3), ('achterwege', 4), ('onweerlegbaar', 2), ('motiveren', 2), ('onophoudelijk', 2), ('opzet', 3), ('menigeen', 2), ('pleit', 2), ('opvatten', 4), ('uitblijven', 2), ('meetaf', 1), ('beletsel', 1), ('verwezen', 1), ('ontegenzeglijk', 1), ('zwaarwichtig', 1), ('principieel', 4), ('aanneembaar', 1), ('geheimhouding', 1), ('onoplosbaar', 1), ('aandrang', 2), ('moee', 1), ('concreet', 1), ('formuleren', 2), ("met'de", 1), ('prerogatief', 1), ('afweermaatregel', 1), ('reconstrueeren', 1), ('inlaat', 1), ('gerustheid', 1), ('onthouding', 1), ('voorlichting', 1), ('bestudeering', 2), ('aanmerken', 1), ('ongedaan', 1), ('onbereikbaar', 1), ('somtijd', 1), ('ondersteunen', 1), ('tenvolle', 1), ('motiveering', 1), ('tornen', 1), ('onderschatten', 2), ('ondergeschiken', 1), ('mettertijd', 1), ('huidigen', 1), ('protectie', 1), ('interpretatie', 1), ('ontvouwen', 1)</text:p>
          </table:table-cell>
          <table:table-cell office:value-type="string" calcext:value-type="string">
            <text:p>ongetwijfeld, uiteen, gaan, onderwerp, geleiden, grondwet, inmenging, volkomen, kracht, blijken, meebrengen, klem, herhaaldelijk, verwachten, moeilijk, plan, noemen, probleem, afleiden, tegenover, nalaten, dege, vraagstuk, keus, toonen, onderschikken, zetten, begeren, waaruit, opvatting, beroepsvoetbal, ongegrond, zelden, voeren, letten, uiteenzetten, meestal, pressie, impopulair, voortdurend, dwingen, moeilijkheid, lastig, daaruit, handelen, wijken, overzien, waartegen, bewijs, bijdragen, hoezeer, moeielijkheden, aandringen, daartegen, gronden, minst, waarep, alwed, nopen, toedoen, kennelijk, uitleg, betreuren, .vorden, argument, evengoed, betogen, veelal, pleiten, standpunt, voetspoor, gezag, oplossen, verzuimen, hiertegen, zeerste, juister, denkbaar, ongerijmdheid, onnoodig, aantonen, veelvuldig, rechtvaardigen, integendeel, betoog, hieruit, prefereren, gerechtvaardigd, verreiken, zienswijze, bedenking, denk, onthouden, bestuderen, gebieden, atjehoorlog, redeneering, innemen, staving, doorslag, grief, billijken, hoofdreden, omkeren, bescheiden, vrijelijk, betoogen, grondig, daarteg, tegemoetkomen, konklusie, dwang, blijve, verdedigbaar, verdedigingsmaatregel, aannemelijk, ingrijpen, overschatten, afgaan, neigen, bezighouden, vrijgevig, gemeen, beoordelen, achterwege, onweerlegbaar, motiveren, onophoudelijk, opzet, menigeen, pleit, opvatten, uitblijven, meetaf, beletsel, verwezen, ontegenzeglijk, zwaarwichtig, principieel, aanneembaar, geheimhouding, onoplosbaar, aandrang, moee, concreet, formuleren, met'de, prerogatief, afweermaatregel, reconstrueeren, inlaat, gerustheid, onthouding, voorlichting, bestudeering, aanmerken, ongedaan, onbereikbaar, somtijd, ondersteunen, tenvolle, motiveering, tornen, onderschatten, ondergeschiken, mettertijd, huidigen, protectie, interpretatie, ontvouwen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2001" calcext:value-type="float">
            <text:p>342001</text:p>
          </table:table-cell>
          <table:table-cell office:value-type="float" office:value="276" calcext:value-type="float">
            <text:p>276</text:p>
          </table:table-cell>
          <table:table-cell office:value-type="float" office:value="0.192028985507246" calcext:value-type="float">
            <text:p>0.192028985507246</text:p>
          </table:table-cell>
          <table:table-cell office:value-type="float" office:value="0.37264286375787" calcext:value-type="float">
            <text:p>0.37264286375787</text:p>
          </table:table-cell>
          <table:table-cell office:value-type="float" office:value="0.778985507246377" calcext:value-type="float">
            <text:p>0.778985507246377</text:p>
          </table:table-cell>
          <table:table-cell office:value-type="float" office:value="0.378068793565844" calcext:value-type="float">
            <text:p>0.378068793565844</text:p>
          </table:table-cell>
          <table:table-cell office:value-type="float" office:value="0.0289855072463768" calcext:value-type="float">
            <text:p>0.02898550724637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chtergrond(10), moslim(18), handicap(6), exotisch(2), negerrijk(6), kaukasisch(4), mengras(1), indo(6), slavenschip(3), inboorling(6), aziatisch(43), stamgenoot(1), historisch(4), indo-europeaan(12), westers(1), inheems(13), onbeschaafd(2), aziatischejgeit(2), negercultuur(1), barbaar(3), traditionele(4), indische(1), eskimo's(1), inheemse(6), ras(3), mongool(2), inheemsche(1), slaven(2), aapman(1), aziatische(8), halfbloed(2), mulat(4), afkomst(3), moslimsche(2), neger(4), berber(9), berberoorlog(1), indisch(1), queer(1), islamiet(1), kaffers(1), wild(1), gemengd(4), inheems'che(1), aboriginal(1), dwerggroei(5), marron(4), zwartje(2), barbarlje(1), baboe(2), inlander(1), volbloed(2), kokkie(1), stam(2), lesbisch(1), inuit(2), mongoolse(1), k'mesties(2), inlanders(1), inlandsche(2), zimbabwecultuur(1), traditioneelen(1), volbloedras(1), islamieten(1), inheems'(1), boesman(1), hottentottenstam(1), mesties(2), muzelman(1), afgod(1), barbaren(2), bosneger(1), knecht(1), medicijnman(2), homo(1), zimbabwe(1), hottentotten(2), primitief(1), barbaarschheid(1), handicapper(1), dwerg(1), historische(1), negerslaven(2), koppensneller(3), moslimcultuur(1), marrons(1), birma(1), hottentot(1), moslims(1), kaffer(1), berbers(1)</text:p>
          </table:table-cell>
          <table:table-cell office:value-type="string" calcext:value-type="string">
            <text:p>('bosporus', 2), ('vij-', 1), ('karavaanweg', 1), ('eiland', 49), ('vesting', 3), ('golf', 3), ('indo-china', 3), ('korea', 4), ('knooppunt', 1), ('philippijn', 2), ('britscb', 1), ('verscheidene', 1), ('trommelvuur', 1), ('indo-', 6), ('patrouille', 2), ('korinthe', 1), ('lonisch', 1), ('gobi', 1), ('afstand', 39), ('kalgan', 2), ('peking', 6), ('fort', 9), ('bagdad', 3), ('linie', 2), ('japanners', 7), ('japanner', 7), ('sidi', 1), ('ijszee', 1), ('aleppo', 2), ('beiroet', 2), ('slechten', 2), ('mindanao', 1), ('baii', 1), ('sultanaat', 1), ('sjanghai', 2), ('berbera', 2), ('colonne', 1), ('tientsin', 1), ('marokko', 7), ('cairo', 4), ('zone', 1), ('congo', 3), ('shen', 1), ('opstandeling', 3), ('rijksgebied', 1), ('tokio', 7), ('shantung', 1), ('guam', 1), ('honan', 1), ('konstantinopel', 5), ('riff', 1), ('constantinopel', 5), ('domei', 3), ('bombarderen', 3), ('grensrivier', 1), ('doelwit', 2), ('addis', 2), ('kilometer', 7), ('madagaskar', 1), ('saar', 1), ('behringstraat', 1), ('pretoria', 1), ('euphraat', 1), ('thailand', 1), ('algerije', 1), ('west-duitschland', 1), ('uganda', 2), ('oeganda', 4), ('tibet', 1), ('bovenloop', 1), ('hinderlaag', 2), ('nijl', 5), ('lado', 1), ('z.-afrika', 1), ('johannesburg', 2), ('abeba', 1), ('dagreis', 1), ('territoriaal', 2), ('vre', 1), ('filippijnen', 1), ('landengte', 1), ('bullen', 1), ('oost-aziatisch', 3), ('thibet', 3), ('noorderbreedte', 1), ('madagascar', 2), ('verkenner', 1), ('verdun', 1), ('vijandelijk', 5), ('tongkin', 1), ('kuststreek', 1), ('shangai', 1), ('noord-afrika', 1), ('rijker', 1), ('landing', 2), ('nanking', 1), ('novo', 1), ('bug', 1), ('guernica', 1), ('bombardement', 2), ('japansche', 1), ('moezel', 1), ('samoa', 1), ('leningrad', 1), ('salonika', 1), ('niger', 1), ('corea', 1), ('beschieten', 3), ('boksburg', 1), ('afstands', 1), ('maceo', 1), ('koem', 1), ('agordat', 1), ('nigeria', 1), ('geweervuur', 2), ('tripolis', 1), ('kolonne', 1), ('bloemfontein', 1), ('wladiwostock', 2), ('kiang', 2), ('midden-afrika', 1), ('sjantoeng', 1), ('mexicaans', 1), ('afweer', 1), ('kenya', 1), ('zeila', 1), ('assoean', 1), ('verkenning', 1), ('zuidzee', 2), ('hawai', 1), ('zeekust', 1), ('zambesi', 2), ('tinopel', 1), ('konstan', 1), ('equatoriaal', 1), ('hanoi', 1), ('mekong', 1), ('equator', 1), ('bahr', 1), ('boeloewayo', 1), ('noordkust', 1), ('transsiberischen', 1), ('cima', 1), ('schiereiland', 1), ('patrouill', 1)</text:p>
          </table:table-cell>
          <table:table-cell office:value-type="string" calcext:value-type="string">
            <text:p>bosporus, vij-, karavaanweg, eiland, vesting, golf, indo-china, korea, knooppunt, philippijn, britscb, verscheidene, trommelvuur, indo-, patrouille, korinthe, lonisch, gobi, afstand, kalgan, peking, fort, bagdad, linie, japanners, japanner, sidi, ijszee, aleppo, beiroet, slechten, mindanao, baii, sultanaat, sjanghai, berbera, colonne, tientsin, marokko, cairo, zone, congo, shen, opstandeling, rijksgebied, tokio, shantung, guam, honan, konstantinopel, riff, constantinopel, domei, bombarderen, grensrivier, doelwit, addis, kilometer, madagaskar, saar, behringstraat, pretoria, euphraat, thailand, algerije, west-duitschland, uganda, oeganda, tibet, bovenloop, hinderlaag, nijl, lado, z.-afrika, johannesburg, abeba, dagreis, territoriaal, vre, filippijnen, landengte, bullen, oost-aziatisch, thibet, noorderbreedte, madagascar, verkenner, verdun, vijandelijk, tongkin, kuststreek, shangai, noord-afrika, rijker, landing, nanking, novo, bug, guernica, bombardement, japansche, moezel, samoa, leningrad, salonika, niger, corea, beschieten, boksburg, afstands, maceo, koem, agordat, nigeria, geweervuur, tripolis, kolonne, bloemfontein, wladiwostock, kiang, midden-afrika, sjantoeng, mexicaans, afweer, kenya, zeila, assoean, verkenning, zuidzee, hawai, zeekust, zambesi, tinopel, konstan, equatoriaal, hanoi, mekong, equator, bahr, boeloewayo, noordkust, transsiberischen, cima, schiereiland, patrouill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41742" calcext:value-type="float">
            <text:p>341742</text:p>
          </table:table-cell>
          <table:table-cell office:value-type="float" office:value="85" calcext:value-type="float">
            <text:p>85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0.494215398283809" calcext:value-type="float">
            <text:p>0.494215398283809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.393425399924807" calcext:value-type="float">
            <text:p>0.393425399924807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emengde(2), kaukasisch(1), berber(5), slavenschip(1), aziatisch(9), indo-europeaan(5), slaaf(1), barbaar(1), traditionele(7), aziatische(3), zigeunermuziek(2), baboe(1), onbeschaafd(1), queer(1), halfbloed(1), achtergrond(3), historisch(4), mulat(1), inlandsche(3), inboorling(2), inheems(1), zigeuner(2), muzelman(1), barbaren(1), zigeunerbende(1), gemengd(1), indisch(1), negerrijk(1), moslim(3), voorhistorische(1), mesties(1), indiaan(1), kafferhoofdman(1), islamiet(1), traditioneel(2), eskimo's(1), homo(1), koelie(1), stam(1), pygmee(1), inheemsche(1), inuit(1), koelies(1), roma(1), lilliputter(1), gay(1), christelijkhistorisch'(1)</text:p>
          </table:table-cell>
          <table:table-cell office:value-type="string" calcext:value-type="string">
            <text:p>('medewerker', 7), ('diplomatiek', 9), ('tijding', 5), ('della', 2), ('corriere', 1), ('perskantoor', 1), ('redactie-bureaux', 1), ('diario', 1), ('hoofdartikel', 2), ('verbondenen', 2), ('correspondent', 12), ('telegram', 11), ('afzenden', 2), ('interview', 3), ('echo', 2), ('medewerk', 1), ('mailen', 1), ('datde', 1), ('persbureau', 1), ('censuur', 2), ('pondent', 1), ('times', 3), ('vossisch', 1), ('corr', 1), ('sjimbo', 1), ('asahi', 2), ('jingo-blad', 1), ('giornal', 1), ('jingo', 1), ('romano', 1), ('osservatore', 1), ('jobstijding', 1), ('neue', 2), ('anzeiger', 1), ('lokal', 1), ('presse', 1), ('freie', 1), ('reichspost', 1), ('zeilung', 1), ('sjimboen', 1), ('allgemeine', 1), ('zeitung', 2), ('fremdenblatt', 1), ('regeeringsblad', 1), ('stockholms', 1), ('tidningen', 1), ('engelsch-', 1), ('roma', 1)</text:p>
          </table:table-cell>
          <table:table-cell office:value-type="string" calcext:value-type="string">
            <text:p>medewerker, diplomatiek, tijding, della, corriere, perskantoor, redactie-bureaux, diario, hoofdartikel, verbondenen, correspondent, telegram, afzenden, interview, echo, medewerk, mailen, datde, persbureau, censuur, pondent, times, vossisch, corr, sjimbo, asahi, jingo-blad, giornal, jingo, romano, osservatore, jobstijding, neue, anzeiger, lokal, presse, freie, reichspost, zeilung, sjimboen, allgemeine, zeitung, fremdenblatt, regeeringsblad, stockholms, tidningen, engelsch-, roma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1800" calcext:value-type="float">
            <text:p>341800</text:p>
          </table:table-cell>
          <table:table-cell office:value-type="float" office:value="314" calcext:value-type="float">
            <text:p>314</text:p>
          </table:table-cell>
          <table:table-cell office:value-type="float" office:value="0.17515923566879" calcext:value-type="float">
            <text:p>0.17515923566879</text:p>
          </table:table-cell>
          <table:table-cell office:value-type="float" office:value="0.6625993159032" calcext:value-type="float">
            <text:p>0.6625993159032</text:p>
          </table:table-cell>
          <table:table-cell office:value-type="float" office:value="0.777070063694268" calcext:value-type="float">
            <text:p>0.777070063694268</text:p>
          </table:table-cell>
          <table:table-cell office:value-type="float" office:value="0.397006716668953" calcext:value-type="float">
            <text:p>0.397006716668953</text:p>
          </table:table-cell>
          <table:table-cell office:value-type="float" office:value="0.0477707006369427" calcext:value-type="float">
            <text:p>0.04777070063694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ger(3), achtergrond(22), traditionele(15), exotisch(5), negerrijk(1), stam(4), queer(2), aziatischejgeit(2), page(3), marron(25), kokkie(6), dwerggroei(13), inheemse(2), indiaan(5), hottentotten(2), knecht(3), zwartje(4), inlander(4), dwerg(4), indische(1), rassen(1), mongool(4), eskimo(2), inboorlingen(2), westers(1), gemengd(6), pages(1), moslim(9), boesman(2), metis(1), bediende(4), historisch(6), kaffer(2), indo-europeaan(7), roots(2), indo(2), volbloed(1), afgod(2), tovenaar(1), aziatisch(7), negers(1), aziatische(3), misvormden(3), kaukasisch(3), stamhoofd(1), koelies(2), dwergen(1), hottentot(3), primitief(3), ras(1), marrons(4), volkstammen(1), eskimo's(1), handicap(1), wereldhistorische(1), mesties(5), baboe(5), medicijnman(4), pygmee(5), moor(1), bosneger(3), historischen(1), barbaar(2), gekleurd(4), lilliputter(1), exotische(1), koppensnellers(1), zimbabwecultuur(1), inheems(6), koppensneller(3), afgodisch(1), mulat(3), indolonten(1), zigeuner(1), barbaren(2), moslims(2), historische(3), negercultuur(1), slavenschip(1), berbers(1), slaaf(2), moslimsohe(1), medicijnmannen(1), blank(2), berber(3), barbaar'sche(1), stamgenoot(1), moord(1), muzelman(3), halfbloed(2), aapman(2), jachtwild(1), muzelmansch(1), ontdekken(1), koelie(1), traditioneel(2), wilde(1), mongoolsche(1), onbeschaafd(1), inlandsche(1), en'marron(1), mongoolsohc(1), zigeunermuziek(1), inheemsch(1), wild(1), aboriginal(1), inuit(1), negerslaven(1)</text:p>
          </table:table-cell>
          <table:table-cell office:value-type="string" calcext:value-type="string">
            <text:p>('bodem', 12), ('eik', 3), ('kruin', 1), ('stam', 36), ('boom', 14), ('zaag', 4), ('boomen', 17), ('opvouwen', 2), ('wikkelen', 4), ('dik', 22), ('rok', 6), ('schoonmaken', 2), ('bronskleurig', 1), ('vilthoed', 1), ('grijs', 9), ('klep', 1), ('bloem', 17), ('dessin', 1), ('kostbaar', 12), ('kleed', 4), ('gordel', 2), ('zweep', 2), ('stro', 1), ('perk', 4), ('hoofdkussen', 4), ('marron', 15), ('lila', 1), ('lint', 5), ('jurk', 3), ('rammelaar', 1), ('polijsten', 1), ('broek', 9), ('kabaja', 1), ('witt', 5), ('rank', 2), ('knoop', 6), ('verstellen', 2), ('tak', 7), ('ontpakken', 1), ('hagelwit', 1), ('klimop', 1), ('adelaar', 2), ('boomtak', 1), ('kiezelsteen', 1), ('plakken', 2), ('kap', 2), ('watervoorraad', 2), ('neteldoek', 1), ('knippen', 2), ('opplakken', 1), ('hoofddeksel', 3), ('vilt', 4), ('rokken', 1), ('dweilen', 1), ('gekleurd', 2), ('hoornen', 1), ('fonkelnieuw', 1), ('zwarten', 2), ('palmblad', 2), ('ceder', 1), ('toga', 1), ('comprimeren', 1), ('mantel', 6), ('spinnen', 1), ('scapulier', 1), ('weven', 5), ('haardvuur', 1), ('baadje', 1), ('uithollen', 2), ('zyd', 1), ('pop', 3), ('toque', 2), ('lichtgrijs', 1), ('afvloeien', 1), ('struik', 2), ('zijden', 2), ('slijpen', 3), ('kastanjeboom', 2), ('spade', 1), ('takken', 2), ('twijg', 1), ('pels', 2), ('fluweel', 3), ('bontmantel', 1), ('lavendel', 1), ('knopen', 4), ('paars', 1), ('zeegroen', 1), ('aucce', 1), ('dichtknopen', 1), ('uitpakken', 1), ('bovenzijde', 2), ('shawl', 3), ('revers', 1), ('kraag', 2), ('verwarmen', 1), ('waaier', 1), ('klepper', 1), ('satijn', 3), ('plooi', 2), ('pluche', 2), ('lichtkleurig', 1), ('waterlelie', 2), ('mos', 3), ('borduren', 1), ('roodbruin', 1), ('lappen', 1), ('onderen', 2), ('muts', 2), ('kiezel', 1), ('trilling', 1), ('donkerblauw', 2), ('bestikken', 1), ('badcostuum', 1), ('schaven', 2), ('vilten', 1), ('knoopsgat', 1), ('bezem', 1), ('klamboe', 1), ('menschenhoofd', 1), ('broeikas', 1), ('stoof', 1), ('rijstveld', 1), ('omkappen', 1), ('tulband', 3), ('bol', 2), ('japon', 1), ('strikken', 1), ('donkerbruin', 1), ('stamper', 1), ('zondagsch', 1), ('lus', 2), ('pluim', 1), ('peau', 2), ('rijgen', 1), ('hak', 1), ('mouw', 1), ('krul', 1), ('khaki', 1), ('witten', 1), ('sjerp', 2), ('slib', 1), ('heidekruid', 1), ('fatsoeneren', 1), ('nauwsluitend', 1), ('ingraven', 1), ('hoofdbedekking', 1), ('voorzienen', 1), ('rooden', 1), ('rapen', 1)</text:p>
          </table:table-cell>
          <table:table-cell office:value-type="string" calcext:value-type="string">
            <text:p>bodem, eik, kruin, stam, boom, zaag, boomen, opvouwen, wikkelen, dik, rok, schoonmaken, bronskleurig, vilthoed, grijs, klep, bloem, dessin, kostbaar, kleed, gordel, zweep, stro, perk, hoofdkussen, marron, lila, lint, jurk, rammelaar, polijsten, broek, kabaja, witt, rank, knoop, verstellen, tak, ontpakken, hagelwit, klimop, adelaar, boomtak, kiezelsteen, plakken, kap, watervoorraad, neteldoek, knippen, opplakken, hoofddeksel, vilt, rokken, dweilen, gekleurd, hoornen, fonkelnieuw, zwarten, palmblad, ceder, toga, comprimeren, mantel, spinnen, scapulier, weven, haardvuur, baadje, uithollen, zyd, pop, toque, lichtgrijs, afvloeien, struik, zijden, slijpen, kastanjeboom, spade, takken, twijg, pels, fluweel, bontmantel, lavendel, knopen, paars, zeegroen, aucce, dichtknopen, uitpakken, bovenzijde, shawl, revers, kraag, verwarmen, waaier, klepper, satijn, plooi, pluche, lichtkleurig, waterlelie, mos, borduren, roodbruin, lappen, onderen, muts, kiezel, trilling, donkerblauw, bestikken, badcostuum, schaven, vilten, knoopsgat, bezem, klamboe, menschenhoofd, broeikas, stoof, rijstveld, omkappen, tulband, bol, japon, strikken, donkerbruin, stamper, zondagsch, lus, pluim, peau, rijgen, hak, mouw, krul, khaki, witten, sjerp, slib, heidekruid, fatsoeneren, nauwsluitend, ingraven, hoofdbedekking, voorzienen, rooden, rapen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0924" calcext:value-type="float">
            <text:p>340924</text:p>
          </table:table-cell>
          <table:table-cell office:value-type="float" office:value="40" calcext:value-type="float">
            <text:p>4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9735716417084" calcext:value-type="float">
            <text:p>0.879735716417084</text:p>
          </table:table-cell>
          <table:table-cell office:value-type="float" office:value="0.8" calcext:value-type="float">
            <text:p>0.8</text:p>
          </table:table-cell>
          <table:table-cell office:value-type="float" office:value="0.40316917969119" calcext:value-type="float">
            <text:p>0.40316917969119</text:p>
          </table:table-cell>
          <table:table-cell office:value-type="float" office:value="0.075" calcext:value-type="float">
            <text:p>0.0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dicijnman(1), marron(5), wetshistorische(1), historisch(3), negercultuur(1), neger(1), achtergrond(3), inheemsch(1), onbeschaafd(1), roots(1), historischcn(1), historische(1), mongoolse(1), berber(1), pygmee(1), verraste(1), kokkie(1), stam(1), traditionele(4), queer(2), handicap(1), page(1), mulat(1), misvormden(1), gay(1), negerin(1), exotisch(1), barbaren(1)</text:p>
          </table:table-cell>
          <table:table-cell office:value-type="string" calcext:value-type="string">
            <text:p>('fin', 3), ('dans', 6), ('prix', 3), ('monde', 2), ('con-', 2), ('sang', 1), ('texte', 1), ('utile', 1), ('anver', 1), ('bruxelles', 1), ('gand', 1), ('saine', 1), ('accessoire', 1), ('ames', 1), ('noir', 1), ('gens', 2), ('singulier', 2), ('sujet', 1), ('voi', 2), ('oeuvre', 1), ('commune', 1), ('chine', 1), ('tres', 1), ('taii', 1), ('coup', 1), ('petite', 1), ('janvier', 1), ('tat', 1)</text:p>
          </table:table-cell>
          <table:table-cell office:value-type="string" calcext:value-type="string">
            <text:p>fin, dans, prix, monde, con-, sang, texte, utile, anver, bruxelles, gand, saine, accessoire, ames, noir, gens, singulier, sujet, voi, oeuvre, commune, chine, tres, taii, coup, petite, janvier, tat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1983" calcext:value-type="float">
            <text:p>341983</text:p>
          </table:table-cell>
          <table:table-cell office:value-type="float" office:value="128" calcext:value-type="float">
            <text:p>12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483392139207739" calcext:value-type="float">
            <text:p>0.48339213920773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418472387967231" calcext:value-type="float">
            <text:p>0.41847238796723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lfbloed(3), slavenschip(1), aziatisch(4), indo-europeaan(7), marron(9), knecht(1), wilde(1), gemengd(12), negercultuur(1), indisch(1), inheems(4), handicap(8), metis(1), berber(2), inlander(1), stam(1), eskimo's(1), traditioneel(1), historisch(4), gekleurde(1), inheemschen(2), mulat(3), boesman(3), gemengde(1), afkomst(1), etniciteit(1), lilliputter(3), kaffer(1), queer(3), traditionele(9), wild(2), zigeuners(1), aapman(1), baboe(1), achtergrond(6), ontdekken(2), zigeuner(1), moslims(2), neger(1), galeislaven(1), kokkie(1), zwartje(1), eenhistorisch(1), barbaar(1), islamiet(1), westers(1), ras(1), inheemse(2), hottentotten(3), volbloed(1), handicapper(1), historische(1), bediende(1), moor(1), marrons(1), homo(1)</text:p>
          </table:table-cell>
          <table:table-cell office:value-type="string" calcext:value-type="string">
            <text:p>('uitkomen', 10), ('team', 2), ('ronde', 8), ('dubbelspel', 6), ('hollander', 9), ('club', 11), ('elftal', 7), ('pion', 2), ('tria', 1), ('concurrent', 4), ('zet', 2), ('einduitslag', 1), ('beurt', 7), ('min.', 6), ('sec.', 7), ('afgelasten', 2), ('nieuweling', 4), ('spannend', 5), ('kampioenschap', 3), ('renner', 2), ('ontmoeting', 10), ('winnaar', 2), ('toernooi', 1), ('speler', 8), ('uitslag', 3), ('demi-finale', 2), ('m.en', 1), ('remise', 1), ('variant', 1), ('damegambiet', 1), ('euwe', 1), ('tournooi', 2), ('oefenwedstrijd', 1), ('seriewedstrijd', 1), ('finale', 4), ('schijf', 2), ('ploeg', 4), ('sportman', 1), ('pnt', 2), ('koppel', 1), ('aljechin', 1), ('eindspel', 1), ('uilslag', 1), ('mededinger', 2), ('partner', 1), ('starten', 2), ('competitie', 1), ('hoofdklasse', 1), ('n.v.b', 1), ('titanenstrijd', 1), ('hindernis', 2), ('wedstryd', 1), ('scratch', 1), ('amateur', 1), ('n.g.', 1), ('heeren-enkelspel', 1), ('eindstrijd', 2), ('crack', 1), ('schoppen', 1), ('start', 1), ('blinde', 1), ('boksen', 1), ('veger', 1), ('schaakmat', 1), ('swol', 1), ('hughan', 1), ('burn', 1), ('match', 1), ('schoolslag', 1), ('sec', 1), ('kampioen', 1)</text:p>
          </table:table-cell>
          <table:table-cell office:value-type="string" calcext:value-type="string">
            <text:p>uitkomen, team, ronde, dubbelspel, hollander, club, elftal, pion, tria, concurrent, zet, einduitslag, beurt, min., sec., afgelasten, nieuweling, spannend, kampioenschap, renner, ontmoeting, winnaar, toernooi, speler, uitslag, demi-finale, m.en, remise, variant, damegambiet, euwe, tournooi, oefenwedstrijd, seriewedstrijd, finale, schijf, ploeg, sportman, pnt, koppel, aljechin, eindspel, uilslag, mededinger, partner, starten, competitie, hoofdklasse, n.v.b, titanenstrijd, hindernis, wedstryd, scratch, amateur, n.g., heeren-enkelspel, eindstrijd, crack, schoppen, start, blinde, boksen, veger, schaakmat, swol, hughan, burn, match, schoolslag, sec, kampioen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41799" calcext:value-type="float">
            <text:p>341799</text:p>
          </table:table-cell>
          <table:table-cell office:value-type="float" office:value="128" calcext:value-type="float">
            <text:p>128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871543682186883" calcext:value-type="float">
            <text:p>0.87154368218688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418472387967231" calcext:value-type="float">
            <text:p>0.418472387967231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andicap(7), volbloed(7), barbaar(1), inheems(8), traditionele(5), aziatisch(7), gemengd(8), historisch(2), aziatischejgeit(2), exotisch(1), ontdekken(2), indo-europeaan(4), stam(1), primitief(1), achtergrond(8), negerslaven(4), slaaf(1), dwerggroei(2), slavenschip(3), inlander(2), volbloeden(1), muzelman(2), moslims(3), zigeuners(1), gekleurd(1), aziatische(2), roots(2), eskimo's(1), islamiet(1), zwartje(1), halfbloed(1), mengras(1), zwartjes(1), afgod(2), inheemse(1), kaffer(2), etniciteit(1), indiaan(1), neger(1), wild(2), berber(1), inuit(2), dwerg(1), traditioneelen(1), lilliputter(1), moslim(5), inlandsche(1), afkomstig(1), zigeunermuziek(1), page(1), afgodisch(1), misvormden(1), blank(2), tovenaar(1), mesties(1), barbaren(1), medicijnman(1), moor(1)</text:p>
          </table:table-cell>
          <table:table-cell office:value-type="string" calcext:value-type="string">
            <text:p>('prijs', 48), ('handel', 34), ('besteden', 15), ('kwaliteit', 9), ('handol', 1), ('qualiteit', 4), ('mastenbroek', 1), ('veer', 7), ('cinn', 2), ('kal', 4), ('prys', 1), ('scha-', 2), ('eier', 1), ('loper', 1), ('prjjs', 1), ('merino', 1), ('looper', 3), ('prya', 1), ('enterstier', 1), ('bandel', 1), ('paaien', 1), ('miden', 1)</text:p>
          </table:table-cell>
          <table:table-cell office:value-type="string" calcext:value-type="string">
            <text:p>prijs, handel, besteden, kwaliteit, handol, qualiteit, mastenbroek, veer, cinn, kal, prys, scha-, eier, loper, prjjs, merino, looper, prya, enterstier, bandel, paaien, miden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1886" calcext:value-type="float">
            <text:p>341886</text:p>
          </table:table-cell>
          <table:table-cell office:value-type="float" office:value="70" calcext:value-type="float">
            <text:p>7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847649864970029" calcext:value-type="float">
            <text:p>0.847649864970029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434507285025638" calcext:value-type="float">
            <text:p>0.434507285025638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istorisch(2), barbaar(1), achtergrond(5), littlepage(1), queer(2), wilde(1), afkomst(2), boesman(1), inheems(5), mulat(1), kaffer(1), moslimsche(1), gekleurd(1), inboorling(3), slaven(1), gemengd(3), jakarta(1), handicap(2), marron(4), traditionele(3), kokkie(1), zigeunermuziek(1), indostijl(1), bediende(1), pygmee(1), dwerg(1), dwerggroei(1), indo(1), eskimo's(1), halfbloedjes(1), inheemsebe(1), indo-europeaan(3), primitief(1), rassenhaat(1), moslim(1), bosneger(1), westers(1), roma(1), islamiet(1), aziatisch(1), negerslaven(1), inheemsch(1), wild(1), exotisch(1), roots(1), baboe(1), neger(1)</text:p>
          </table:table-cell>
          <table:table-cell office:value-type="string" calcext:value-type="string">
            <text:p>('rudolph', 1), ('stutterheim', 1), ('geuze', 2), ('hegge', 1), ('ch.', 4), ('colenbrander', 1), ('wijsman', 2), ('steenkamp', 1), ('rosevelt', 1), ('ginkel', 1), ('bruning', 1), ('pieper', 2), ('flines', 1), ('braam', 1), ('fransen', 5), ('hoffman', 2), ('kooman', 1), ('holle', 1), ('statius', 1), ('pull', 1), ('willing', 1), ('drs.', 1), ('nix', 1), ('wijss', 1), ('ezerman', 1), ('spaan', 2), ('lee', 2), ('th.', 3), ('moj', 1), ('stoppelaar', 1), ('hoogstraten', 1), ('wasse', 1), ('thienen', 1), ('j.e.', 1), ('elias', 1), ('wijdeveld', 2), ('klopper', 1), ('dellaert', 1), ('sluys', 1), ('gerth', 1), ('baerveldt', 1), ('heijblom', 1), ('kesteren', 1), ('a.m.', 1), ('graaff', 1), ('kernper', 1), ('meulemans', 1), ('giel', 1), ('brunet', 1), ('nuys', 1), ('boshart', 1), ('weeren', 1), ('altman', 1), ('kroef', 1), ('luber', 1), ('nooten', 1), ('sturler', 1)</text:p>
          </table:table-cell>
          <table:table-cell office:value-type="string" calcext:value-type="string">
            <text:p>rudolph, stutterheim, geuze, hegge, ch., colenbrander, wijsman, steenkamp, rosevelt, ginkel, bruning, pieper, flines, braam, fransen, hoffman, kooman, holle, statius, pull, willing, drs., nix, wijss, ezerman, spaan, lee, th., moj, stoppelaar, hoogstraten, wasse, thienen, j.e., elias, wijdeveld, klopper, dellaert, sluys, gerth, baerveldt, heijblom, kesteren, a.m., graaff, kernper, meulemans, giel, brunet, nuys, boshart, weeren, altman, kroef, luber, nooten, sturler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0887" calcext:value-type="float">
            <text:p>340887</text:p>
          </table:table-cell>
          <table:table-cell office:value-type="float" office:value="61" calcext:value-type="float">
            <text:p>61</text:p>
          </table:table-cell>
          <table:table-cell office:value-type="float" office:value="0.163934426229508" calcext:value-type="float">
            <text:p>0.163934426229508</text:p>
          </table:table-cell>
          <table:table-cell office:value-type="float" office:value="0.70022103709695" calcext:value-type="float">
            <text:p>0.70022103709695</text:p>
          </table:table-cell>
          <table:table-cell office:value-type="float" office:value="0.786885245901639" calcext:value-type="float">
            <text:p>0.786885245901639</text:p>
          </table:table-cell>
          <table:table-cell office:value-type="float" office:value="0.439393218708145" calcext:value-type="float">
            <text:p>0.439393218708145</text:p>
          </table:table-cell>
          <table:table-cell office:value-type="float" office:value="0.0491803278688525" calcext:value-type="float">
            <text:p>0.0491803278688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rron(4), moslim(2), aziatisch(2), indiaan(1), traditionele(3), negerslaven(1), neger(1), wilde(1), page(2), hottentot(1), koelie(2), pygmeeen(1), onbeschaafd(1), lilliputter(1), handicap(8), inuit(2), mulat(1), inheems(2), moor(1), handicapper(1), wild(1), aboriginal(2), volbloed(1), blank(1), stam(2), bediende(1), eskimo's(1), blanka(1), mongool(1), koppensneller(1), afgod(1), inboorlingen(1), achtergrond(2), roma(1), historisch(1), indischen(1), gemengd(1), kaffers(1), birma(1), westers(1)</text:p>
          </table:table-cell>
          <table:table-cell office:value-type="string" calcext:value-type="string">
            <text:p>('minuut', 14), ('j_e', 1), ('hole', 1), ('handicap', 6), ('wereldkampioen', 2), ('zwaargewicht', 1), ('sprinten', 2), ('pelissier', 1), ('yard', 2), ('rond', 4), ('record', 5), ('tunney', 1), ('dempsey', 1), ('horden', 1), ('seconde', 3), ('steeple', 1), ('rit', 7), ('finish', 1), ('handicapper', 1), ('eindpaal', 1), ('woelwater', 1), ('winner', 1), ('minu', 1), ('wiellengte', 1), ('heatdraverij', 1), ('pio', 1), ('minui', 1), ('cochet', 1), ('kwartier', 2), ('manch', 1), ('heat', 1), ('diskwalificeren', 1), ('parent', 1)</text:p>
          </table:table-cell>
          <table:table-cell office:value-type="string" calcext:value-type="string">
            <text:p>minuut, j_e, hole, handicap, wereldkampioen, zwaargewicht, sprinten, pelissier, yard, rond, record, tunney, dempsey, horden, seconde, steeple, rit, finish, handicapper, eindpaal, woelwater, winner, minu, wiellengte, heatdraverij, pio, minui, cochet, kwartier, manch, heat, diskwalificeren, parent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1552" calcext:value-type="float">
            <text:p>341552</text:p>
          </table:table-cell>
          <table:table-cell office:value-type="float" office:value="56" calcext:value-type="float">
            <text:p>56</text:p>
          </table:table-cell>
          <table:table-cell office:value-type="float" office:value="0.160714285714286" calcext:value-type="float">
            <text:p>0.160714285714286</text:p>
          </table:table-cell>
          <table:table-cell office:value-type="float" office:value="0.718914078007749" calcext:value-type="float">
            <text:p>0.718914078007749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456323715047656" calcext:value-type="float">
            <text:p>0.456323715047656</text:p>
          </table:table-cell>
          <table:table-cell office:value-type="float" office:value="0.0535714285714286" calcext:value-type="float">
            <text:p>0.0535714285714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mengd(2), koelie(1), historisch(8), tovenaar(1), queer(1), rassen(1), exotisch(1), mengras(2), aziatische(2), inheems(5), indo-europeaan(6), mulat(1), achtergrond(2), gemengde(1), zimbabwecultuur(1), zwartje(1), traditionele(1), stammen(1), aziatisch(2), inheemsche(1), inheemse(1), baboe(1), ras(1), negerslaven(1), zwartjes(1), negerrijk(1), indisch(1), barbaar(2), wild(1), pygmee(1), indiaan(1), knecht(1), slavenschip(1), barbaren(1)</text:p>
          </table:table-cell>
          <table:table-cell office:value-type="string" calcext:value-type="string">
            <text:p>('cultuur', 18), ('tarakan', 1), ('maatschappij', 23), ('kinine', 1), ('west-indischen', 1), ('o.e', 1), ('cultuur-', 1), ('internatio', 1), ('moeara', 1), ('maatschappy', 1), ('insulinde', 2), ('exploratie', 1), ('mijnbouw', 4), ('rubbermaatschappij', 1), ('petr', 1), ('schappij', 1), ('insulind', 1)</text:p>
          </table:table-cell>
          <table:table-cell office:value-type="string" calcext:value-type="string">
            <text:p>cultuur, tarakan, maatschappij, kinine, west-indischen, o.e, cultuur-, internatio, moeara, maatschappy, insulinde, exploratie, mijnbouw, rubbermaatschappij, petr, schappij, insulind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1600" calcext:value-type="float">
            <text:p>341600</text:p>
          </table:table-cell>
          <table:table-cell office:value-type="float" office:value="60" calcext:value-type="float">
            <text:p>60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880716485199367" calcext:value-type="float">
            <text:p>0.880716485199367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467083838173079" calcext:value-type="float">
            <text:p>0.46708383817307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tis(3), achtergrond(4), aziatisch(5), dwerg(1), bediende(1), slaaf(2), inlanders(1), gemengd(2), ras(2), volbloed(1), historisch(3), marron(5), blank(1), dwerggroei(1), barbaren(3), handicap(2), traditioneel(1), inuit(1), kaukasisch(1), hottentotten(1), eskimo(1), traditionele(3), marron'(1), afkomst(1), indo(2), primitief(1), inheems(1), afgod(1), inlander(1), slaven(1), queer(1), westers(1), inheemse(1), moslim(3)</text:p>
          </table:table-cell>
          <table:table-cell office:value-type="string" calcext:value-type="string">
            <text:p>('hypo', 1), ('ned', 4), ('ver.', 9), ('alg', 2), ('bank', 13), ('ned.', 9), ('tapijtf', 1), ('algem', 1), ('nederl', 3), ('alg.', 1), ('holt', 2), ('roti', 1), ('bataafsch', 1), ('cham', 1), ('rott', 2), ('ncd', 1), ('alll', 1), ('bauk', 1), ('jnd', 1), ('banken', 1), ('rotterd', 1), ('nwe', 1), ('cre', 1), ('touwf', 1), ('hou.', 1), ('lud', 1)</text:p>
          </table:table-cell>
          <table:table-cell office:value-type="string" calcext:value-type="string">
            <text:p>hypo, ned, ver., alg, bank, ned., tapijtf, algem, nederl, alg., holt, roti, bataafsch, cham, rott, ncd, alll, bauk, jnd, banken, rotterd, nwe, cre, touwf, hou., lud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1067" calcext:value-type="float">
            <text:p>341067</text:p>
          </table:table-cell>
          <table:table-cell office:value-type="float" office:value="38" calcext:value-type="float">
            <text:p>38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558050065175839" calcext:value-type="float">
            <text:p>0.558050065175839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471331120014594" calcext:value-type="float">
            <text:p>0.471331120014594</text:p>
          </table:table-cell>
          <table:table-cell office:value-type="float" office:value="0.0263157894736842" calcext:value-type="float">
            <text:p>0.0263157894736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ditionele(1), gemengd(1), wilde(1), traditioneel(1), historische(1), volbloed(1), marrons(1), marron(3), mulat(1), knecht(1), roots(1), hottentotten(2), achtergrond(5), exotisch(2), aziatische(2), historisch(4), wild(1), afkomst(1), aziatisch(1), queer(1), zwartjes(1), historischen(1), zwartje(1), zigeuner(1), page(1), indische(1)</text:p>
          </table:table-cell>
          <table:table-cell office:value-type="string" calcext:value-type="string">
            <text:p>('kraal', 3), ('brielsche', 1), ('bont', 8), ('schoolmeesters', 1), ('friesch', 7), ('muis', 4), ('bonte', 3), ('blauwen', 1), ('schoolmeester', 2), ('jam', 1), ('thomassen', 1), ('dokkumer', 1), ('westlandsche', 1), ('friescho', 1), ('blauwe', 1), ('hamburger', 1), ('friesche', 1), ('fries', 1), ('eriesch', 1)</text:p>
          </table:table-cell>
          <table:table-cell office:value-type="string" calcext:value-type="string">
            <text:p>kraal, brielsche, bont, schoolmeesters, friesch, muis, bonte, blauwen, schoolmeester, jam, thomassen, dokkumer, westlandsche, friescho, blauwe, hamburger, friesche, fries, eriesch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0840" calcext:value-type="float">
            <text:p>340840</text:p>
          </table:table-cell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960594857305474" calcext:value-type="float">
            <text:p>0.96059485730547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75807926793328" calcext:value-type="float">
            <text:p>0.475807926793328</text:p>
          </table:table-cell>
          <table:table-cell office:value-type="float" office:value="0.125" calcext:value-type="float">
            <text:p>0.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slim(1), queer(2), historisch(1), inheemsch(1), slaven(1), wild(1), metis(1), marron(1), moordenaar(1), inheems(1), zigeuner(1), gemengde(1), achtergrond(1), zigeunermuziek(1), traditionele(1)</text:p>
          </table:table-cell>
          <table:table-cell office:value-type="string" calcext:value-type="string">
            <text:p>('poorter', 2), ('boei', 3), ('middlesbro', 1), ('leith', 1), ('ballast', 1), ('zooa', 1), ('pieters', 1), ('brandon', 1), ('iver', 1), ('ruyterkade', 1), ('slik', 1), ('ijzererts', 1), ('wilton', 1), ('transp', 1)</text:p>
          </table:table-cell>
          <table:table-cell office:value-type="string" calcext:value-type="string">
            <text:p>poorter, boei, middlesbro, leith, ballast, zooa, pieters, brandon, iver, ruyterkade, slik, ijzererts, wilton, transp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1722" calcext:value-type="float">
            <text:p>341722</text:p>
          </table:table-cell>
          <table:table-cell office:value-type="float" office:value="264" calcext:value-type="float">
            <text:p>264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544819211412492" calcext:value-type="float">
            <text:p>0.544819211412492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477040913745922" calcext:value-type="float">
            <text:p>0.477040913745922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slim(18), neger(2), historisch(21), historische(2), muzelman(2), traditionele(17), lilliputters(1), aziatisch(12), inheemsen(2), inlandsche(1), achtergrond(19), stam(4), berber(2), gemengd(7), roots(1), mongool(6), marron(6), wereldhistorische(1), gekleurd(2), aziatische(1), slaaf(3), inheems(11), halfbloed(2), inheemse(3), mulat(2), boesman(1), moslimsche(2), eskimo's(2), negerslaven(3), historischen(2), islamiet(5), zwartje(2), kokkie(2), hottentot(1), wilde(1), indone(1), indo-europeaan(6), bedienden(1), historischcn(1), ras(2), primitief(2), slavenschip(3), kaukasisch(4), zigeunermuziek(1), dwergeu(1), pygmee(1), moslims(2), mongoolsche(1), wild(1), roma(1), handicap(1), misvormden(1), knecht(2), slaven(2), aboriginal(2), inlanders(2), dwerg(1), marrons(1), inuit(1), barbaar'sche(1), volbloed(1), inboorlingen(1), indo(2), afkomstig(1), afkomst(2), inheemschen(1), inboorling(2), homo(4), gekleurde(1), bosneger(1), inheems'(1), christelijkhistorischen(1), page(1), mesties(2), homogeen(1), blanke(1), barbaar(1), barbaren(3), tovenaar(1), mongoolse(1), indolonten(1), metis(1), indisch(3), koelie(1), koelies(1), aapman(1), grootst(1), kaffer(2), koppensneller(2), lilliputter(1), dwergen(1), mulattin(1), lesbische(1), traditioneel(1), bataviasche(1), gemengde(1), lesbisch(1), kaffers(1), wilden(1), christelijkhistorisch'(1)</text:p>
          </table:table-cell>
          <table:table-cell office:value-type="string" calcext:value-type="string">
            <text:p>('terugkeer', 3), ('anti', 5), ('vooruitstrevend', 1), ('christelijk-', 4), ('terugkeren', 11), ('verlaten', 33), ('aanhang', 3), ('och', 7), ('actief', 4), ('mijn', 26), ('kiezer', 3), ('aanstichten', 1), ('aanhanger', 11), ('campagne', 2), ('mgn', 3), ('fractie', 3), ('komst', 10), ('revolutionnair', 7), ('liga', 3), ('dynastie', 2), ('nationaal-', 1), ('invloedrijk', 2), ('liberaal', 14), ('zetel', 7), ('antirevolutionair', 3), ('terugkeeren', 5), ('buitenlander', 2), ('keizerschap', 1), ('matigen', 2), ('radicaal', 4), ('socialist', 8), ('democratische', 1), ('democraten', 1), ('keizerrijk', 2), ('terugkomst', 3), ('socialistisch', 7), ('terugkomen', 8), ('terugvoeren', 1), ('naturaliseren', 1), ('redigeren', 2), ('anti-revolutionair', 3), ('sociaaldemocraat', 1), ('christelijkhistorisch', 1), ('vrijzinnige', 1), ('vrijzinnig', 2), ('rechtsch', 2), ('anti-revolutionnair', 2), ('linksch', 2), ('muiterij', 2), ('rechterzijde', 4), ('mjjn', 1), ('volksvrien', 5), ('extra-parlementair', 1), ('zetelen', 2), ('mfln', 1), ('nieuwtje', 2), ('nationaalsocialistisch', 2), ('anti-clerical', 1), ('overheidspersoon', 1), ('n.s.b', 2), ('monarchie', 2), ('kiezing', 1), ('coalitie', 3), ('marxisten', 1), ('fanatiek', 3), ('volgeling', 3), ('demokraat', 1), ('demokrat', 1), ('genooten', 2), ('onruststoker', 1), ('partijgenoot', 2), ('sociaal-democratisch', 2), ('anti-engelsch', 1), ('democratisch', 2), ('volksvertegenwoordiging', 2), ('complot', 2), ('christ.-historisch', 1), ('anti-', 1), ('hoogverraad', 1), ('revolutionair', 3), ('semiet', 1), ('nationaal-socialistisch', 1), ('statenlid', 1), ('wijdvertakt', 1), ('habsburger', 1), ('vooraanstaanden', 1), ('formeeren', 2), ('driemanschap', 1), ('sociaal-democratische', 1), ('sociaal-demoerat', 1), ('cratisch', 1), ('demo', 1), ('militant', 1), ('-ben', 1), ('marxist', 1), ('mandaat', 1), ('samenzwering', 1), ('illegaal', 1), ('medestander', 1), ('raddraaier', 1), ('agitator', 1), ('afreis', 1), ('mqn', 1), ('pag.', 1)</text:p>
          </table:table-cell>
          <table:table-cell office:value-type="string" calcext:value-type="string">
            <text:p>terugkeer, anti, vooruitstrevend, christelijk-, terugkeren, verlaten, aanhang, och, actief, mijn, kiezer, aanstichten, aanhanger, campagne, mgn, fractie, komst, revolutionnair, liga, dynastie, nationaal-, invloedrijk, liberaal, zetel, antirevolutionair, terugkeeren, buitenlander, keizerschap, matigen, radicaal, socialist, democratische, democraten, keizerrijk, terugkomst, socialistisch, terugkomen, terugvoeren, naturaliseren, redigeren, anti-revolutionair, sociaaldemocraat, christelijkhistorisch, vrijzinnige, vrijzinnig, rechtsch, anti-revolutionnair, linksch, muiterij, rechterzijde, mjjn, volksvrien, extra-parlementair, zetelen, mfln, nieuwtje, nationaalsocialistisch, anti-clerical, overheidspersoon, n.s.b, monarchie, kiezing, coalitie, marxisten, fanatiek, volgeling, demokraat, demokrat, genooten, onruststoker, partijgenoot, sociaal-democratisch, anti-engelsch, democratisch, volksvertegenwoordiging, complot, christ.-historisch, anti-, hoogverraad, revolutionair, semiet, nationaal-socialistisch, statenlid, wijdvertakt, habsburger, vooraanstaanden, formeeren, driemanschap, sociaal-democratische, sociaal-demoerat, cratisch, demo, militant, -ben, marxist, mandaat, samenzwering, illegaal, medestander, raddraaier, agitator, afreis, mqn, pag.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1547" calcext:value-type="float">
            <text:p>341547</text:p>
          </table:table-cell>
          <table:table-cell office:value-type="float" office:value="68" calcext:value-type="float">
            <text:p>68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359270179642289" calcext:value-type="float">
            <text:p>0.359270179642289</text:p>
          </table:table-cell>
          <table:table-cell office:value-type="float" office:value="0.779411764705882" calcext:value-type="float">
            <text:p>0.779411764705882</text:p>
          </table:table-cell>
          <table:table-cell office:value-type="float" office:value="0.486525956395341" calcext:value-type="float">
            <text:p>0.486525956395341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baren(2), blank(2), gemengd(12), neger(3), bediende(1), achtergrond(6), exotisch(4), zigeunermuziek(5), traditionele(1), afkomst(1), inheemschen(2), historisch(4), homo(1), zigeunerbende(1), roots(1), marron(3), handicap(3), indo-europeaan(1), queer(1), voorhistorische(1), inheemsche(1), inheems(2), negerslaven(2), dwergeu(1), historische(1), lesbisch(1), aziatisch(1), gay(1), negercultuur(2), traditioneel(1)</text:p>
          </table:table-cell>
          <table:table-cell office:value-type="string" calcext:value-type="string">
            <text:p>('muziek', 26), ('debussy', 2), ('toreador', 1), ('zang', 11), ('butterfly', 1), ('liszt', 2), ('jazz', 4), ('wals', 1), ('braun', 4), ('vals', 3), ('largo', 3), ('verdi', 2), ('symphonisch', 2), ('fantasie', 4), ('ouverture', 1), ('rossini', 1), ('suite', 1), ('wagner', 2), ('nocturne', 1), ('symphonie', 2), ('drinklied', 1), ('rhapsodie', 1), ('koor-', 1), ('elegie', 1), ('grosso', 1), ('concerto', 1), ('menuet', 1), ('meyerbeer', 1), ('beethoven', 1), ('bach', 2), ('corelli', 1), ('merkel', 2), ('voorspelen', 1), ('tableau', 1), ('mozart', 2), ('beethovens', 1), ('polonaise', 1), ('ilona', 1)</text:p>
          </table:table-cell>
          <table:table-cell office:value-type="string" calcext:value-type="string">
            <text:p>muziek, debussy, toreador, zang, butterfly, liszt, jazz, wals, braun, vals, largo, verdi, symphonisch, fantasie, ouverture, rossini, suite, wagner, nocturne, symphonie, drinklied, rhapsodie, koor-, elegie, grosso, concerto, menuet, meyerbeer, beethoven, bach, corelli, merkel, voorspelen, tableau, mozart, beethovens, polonaise, ilona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1359" calcext:value-type="float">
            <text:p>341359</text:p>
          </table:table-cell>
          <table:table-cell office:value-type="float" office:value="46" calcext:value-type="float">
            <text:p>46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87006541386981" calcext:value-type="float">
            <text:p>0.87006541386981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495129022454959" calcext:value-type="float">
            <text:p>0.495129022454959</text:p>
          </table:table-cell>
          <table:table-cell office:value-type="float" office:value="0.0869565217391304" calcext:value-type="float">
            <text:p>0.086956521739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eer(3), aboriginal(8), grootsch(1), marron(4), metis'(1), blank(1), homo(1), roots(4), handicap(1), gay(1), westers(1), historisch(1), exotisch(1), moslimsoh(1), trans(1), page(4), blanka(1), traditionele(1), mesties(1), achtergrond(1), bosneger(1), zigeunermuziek(1), gemengd(1), ontdekken(1), inuit(1), negerslaven(1), mulat(1), traditioneel(1)</text:p>
          </table:table-cell>
          <table:table-cell office:value-type="string" calcext:value-type="string">
            <text:p>('collection', 1), ('impression', 1), ('attention', 1), ('mine', 3), ('occasion', 1), ('finance', 2), ('sports', 1), ('original', 4), ('population', 2), ('moral', 2), ('ahd', 2), ('nation', 2), ('point', 1), ('touch', 1), ('position', 2), ('force', 2), ('march', 2), ('justice', 1), ('sort', 1), ('public', 2), ('date', 1), ('fees', 1), ('mission', 3), ('tion', 3), ('sacrifice', 1), ('effective', 1), ('impossible', 1), ('coin', 1), ('table', 1), ('pay', 1), ('village', 1), ('important', 2), ('importance', 1), ('colonie', 1), ('classes', 1), ('nature', 1), ('trusts', 1), ('sent', 1), ('cot', 1), ('opinion', 1), ('face', 1), ('navigation', 1)</text:p>
          </table:table-cell>
          <table:table-cell office:value-type="string" calcext:value-type="string">
            <text:p>collection, impression, attention, mine, occasion, finance, sports, original, population, moral, ahd, nation, point, touch, position, force, march, justice, sort, public, date, fees, mission, tion, sacrifice, effective, impossible, coin, table, pay, village, important, importance, colonie, classes, nature, trusts, sent, cot, opinion, face, navigation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41844" calcext:value-type="float">
            <text:p>341844</text:p>
          </table:table-cell>
          <table:table-cell office:value-type="float" office:value="63" calcext:value-type="float">
            <text:p>63</text:p>
          </table:table-cell>
          <table:table-cell office:value-type="float" office:value="0.174603174603175" calcext:value-type="float">
            <text:p>0.174603174603175</text:p>
          </table:table-cell>
          <table:table-cell office:value-type="float" office:value="0.61926404215395" calcext:value-type="float">
            <text:p>0.61926404215395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504490951868693" calcext:value-type="float">
            <text:p>0.504490951868693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rber(3), gemengde(1), traditionele(2), indo-europeaan(4), dwerggroei(2), grootste(1), inuit(1), koppensneller(2), aziatisch(6), pygmeeen(1), queertitle(1), zigeunermuziek(1), slavenschip(1), negers(1), handicap(1), kaukasisch(4), inlandsche(1), moslim(3), gay(1), historisch(2), homo(1), mongoolse(2), marron(3), historische(1), inboorling(1), blank(1), volbloed(1), bediende(1), voorhistorische(1), pygmee(1), queer(2), page(2), mongool(1), mulat(1), inheems(2), birma(1), zwartje(1), afkomst(1)</text:p>
          </table:table-cell>
          <table:table-cell office:value-type="string" calcext:value-type="string">
            <text:p>('oostaziatisch', 2), ('verecnigd', 1), ('chronicle', 2), ('sun', 3), ('spa', 2), ('weensch', 2), ('sovjet-rusland', 2), ('mali', 1), ('sowjet-unie', 2), ('berlynsch', 1), ('praagsch', 2), ('time', 5), ('seinen', 7), ('sovjet-', 1), ('sovjet-unie', 2), ('graph', 1), ('londensch', 6), ('agentschap', 1), ('berliner', 1), ('berlijnsch', 2), ('news', 1), ('havas', 1), ('legerbericht', 2), ('londensche', 1), ('stefani', 1), ('daily', 1), ('tunes', 1), ('sowjetregeering', 1), ('gazette', 1), ('reuter', 3), ('globe', 2), ('dailg', 1), ('deutsche', 1), ('evening', 1), ('reuter-', 1), ('guardian', 1), ('weener', 1), ('sowj', 1)</text:p>
          </table:table-cell>
          <table:table-cell office:value-type="string" calcext:value-type="string">
            <text:p>oostaziatisch, verecnigd, chronicle, sun, spa, weensch, sovjet-rusland, mali, sowjet-unie, berlynsch, praagsch, time, seinen, sovjet-, sovjet-unie, graph, londensch, agentschap, berliner, berlijnsch, news, havas, legerbericht, londensche, stefani, daily, tunes, sowjetregeering, gazette, reuter, globe, dailg, deutsche, evening, reuter-, guardian, weener, sowj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1745" calcext:value-type="float">
            <text:p>341745</text:p>
          </table:table-cell>
          <table:table-cell office:value-type="float" office:value="67" calcext:value-type="float">
            <text:p>67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0.456640798438434" calcext:value-type="float">
            <text:p>0.456640798438434</text:p>
          </table:table-cell>
          <table:table-cell office:value-type="float" office:value="0.776119402985075" calcext:value-type="float">
            <text:p>0.776119402985075</text:p>
          </table:table-cell>
          <table:table-cell office:value-type="float" office:value="0.513118650434338" calcext:value-type="float">
            <text:p>0.513118650434338</text:p>
          </table:table-cell>
          <table:table-cell office:value-type="float" office:value="0.0298507462686567" calcext:value-type="float">
            <text:p>0.0298507462686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ger(1), koelie(1), primitief(1), zigeuner(1), mengras(1), inlander(1), gemengd(2), traditionele(5), inlandsche(1), boesman(1), zimbabwe(1), achtergrond(6), mongool(1), inheems(6), zigeunerin(1), lilliputter(1), moor(1), marron(2), dwerggroei(2), homo(2), aapman(1), aziatisch(1), helmlna'marron(2), moslims(2), bediende(1), kaukasisch(1), exotisch(1), traditioneel(1), volbloed(2), indo-europeaan(1), slaaf(1), inheems'(1), tovenaar(1), afgod(1), zigeunermuziek(1), aziatische(2), moslimsche(1), mesties(1), knecht(1), slavenschip(1), berber(1), mulatten(1), koppensneller(1), slaven(1), moslim(1)</text:p>
          </table:table-cell>
          <table:table-cell office:value-type="string" calcext:value-type="string">
            <text:p>('korts', 2), ('pct', 11), ('goud', 9), ('kroon', 15), ('binnenl', 1), ('pet', 11), ('g-oud', 1), ('lira', 1), ('div.', 1), ('kronen', 2), ('roebel', 2), ('zicht', 4), ('goederen', 1), ('binn', 1), ('rijksbank', 1), ('ooo', 2), ('portugeesche', 1), ('florijn', 1), ('zichten', 1)</text:p>
          </table:table-cell>
          <table:table-cell office:value-type="string" calcext:value-type="string">
            <text:p>korts, pct, goud, kroon, binnenl, pet, g-oud, lira, div., kronen, roebel, zicht, goederen, binn, rijksbank, ooo, portugeesche, florijn, zichten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1789" calcext:value-type="float">
            <text:p>341789</text:p>
          </table:table-cell>
          <table:table-cell office:value-type="float" office:value="274" calcext:value-type="float">
            <text:p>274</text:p>
          </table:table-cell>
          <table:table-cell office:value-type="float" office:value="0.204379562043796" calcext:value-type="float">
            <text:p>0.204379562043796</text:p>
          </table:table-cell>
          <table:table-cell office:value-type="float" office:value="0.199841380663363" calcext:value-type="float">
            <text:p>0.199841380663363</text:p>
          </table:table-cell>
          <table:table-cell office:value-type="float" office:value="0.77007299270073" calcext:value-type="float">
            <text:p>0.77007299270073</text:p>
          </table:table-cell>
          <table:table-cell office:value-type="float" office:value="0.516903943311402" calcext:value-type="float">
            <text:p>0.516903943311402</text:p>
          </table:table-cell>
          <table:table-cell office:value-type="float" office:value="0.0255474452554744" calcext:value-type="float">
            <text:p>0.0255474452554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chtergrond(13), negerslaven(4), lilliputters(2), historisch(10), kokkie(2), queer(1), pygmee(2), aziatisch(12), traditionele(9), onbeschaafd(2), inheemse(4), indo-europeaan(19), slaaf(4), islamiet(5), gekleurd(1), etniciteit(1), bediende(5), inheems(8), koppensneller(1), afgod(6), dwerggroei(2), traditioneel(2), bosneger(3), inlander(5), slaven(3), gemengd(15), halfbloed(1), mesties(3), moslimsche(2), aziatische(4), moslim(16), marron(7), berber(2), dwerg(2), dwergen(1), baboe(2), zigeunermuziek(2), mengras(2), zigeuner(3), bedienden(2), zigeunerin(1), lilliputter(2), wilden(1), eskimo's(1), moslims(6), historische(3), ras(1), inboorlingen(2), inuit(2), handicap(1), zwartjes(1), gekleurde(1), barbaren(3), misvormden(3), winkelknechten(1), wild(1), primitief(2), inheemsche(3), mongool(1), stam(2), slaaft(1), negers(1), ontdekken(2), zwartje(2), afkomst(1), indische(2), boesman(1), inboorling(1), wereldmoord(1), barbaar(2), indiaan(2), roots(1), hottentottenstam(1), indo(2), inlandsche(3), blank(1), inlanders(2), knecht(1), slavenschip(1), stamboek(1), indisch(1), koelie(1), muzelmannen(1), hottentot(1), metis'nachts(1), jakarta(1), kaffer(3), inheemschen(1), zigeuners(1), onbeschaafdheid(1), gemengde(1), demooraten(1), exotisch(1), metis(1), hottentotten(1)</text:p>
          </table:table-cell>
          <table:table-cell office:value-type="string" calcext:value-type="string">
            <text:p>('vordering', 5), ('aanstelling', 3), ('geld', 52), ('schadevergoeding', 1), ('loon', 13), ('levensstandaard', 1), ('baat', 8), ('inwoner', 16), ('ambtenaar', 31), ('toekomend', 1), ('toelage', 2), ('ondersteuningskas', 1), ('vergelijkbaar', 1), ('aanvaarding', 2), ('vergunning', 4), ('minimum', 4), ('kost', 21), ('schadeloosstelling', 1), ('tegemoetkoming', 1), ('bijdrage', 14), ('opgave', 2), ('hoegrootheid', 1), ('deelgenoot', 1), ('burgerlijk', 14), ('schoolgeld', 3), ('concessierecht', 1), ('toekennen', 7), ('scha', 1), ('pensioen', 6), ('aftrekken', 2), ('concessie', 5), ('relatief', 2), ('lotsverbetering', 1), ('quotum', 1), ('ongeld', 1), ('risico', 2), ('garantie', 1), ('behoeve', 4), ('belooning', 4), ('vervreemding', 1), ('bekostigen', 2), ('verpand', 1), ('beding', 1), ('wachtgeld', 2), ('zonderen', 1), ('salaris', 3), ('eigendomsbewijs', 1), ('landsdienaar', 2), ('weez', 2), ('vervreemden', 1), ('rijkspersoneel', 1), ('opzeggen', 3), ('oontraot', 1), ('bezitsrecht', 2), ('drankaccijns', 1), ('levenspeil', 1), ('steunregeling', 1), ('geborene', 1), ('derven', 1), ('progressief', 1), ('dienstbetrekking', 1), ('pensioengrondslag', 1), ('besparing', 2), ('opdrijven', 1), ('weekloon', 1), ('loonstandaard', 1), ('bijpassen', 1), ('leenen', 2), ('icoon', 1), ('loonen', 1), ('vergoeding', 4), ('evenredig', 2), ('teruggave', 1), ('opgaaf', 2), ('fiscaal', 1), ('tarief', 2), ('verlaging', 2), ('geboortecijfer', 1), ('aanwas', 1), ('bevolkingscijfer', 1), ('kindersterfte', 1), ('vergoeden', 1), ('afronden', 1), ('verlioogen', 1), ('limiet', 1), ('traktement', 2), ('ngevolge', 1), ('verlagen', 2), ('subsidie', 2), ('subsidiëren', 1), ('spandienst', 1), ('pennoen', 1), ('fiscus', 1), ('eigendomsoverdracht', 1), ('smaands', 1), ('handelsbeweging', 1), ('korting', 1), ('belastingbetaler', 1), ('behoev', 1), ('meetellen', 1), ('subsidi', 1), ('onverschuldigd', 1), ('uitkeering', 1), ('arbeidsloon', 1), ('prijsverlaging', 1), ('kostwinner', 2), ('nachtwerk', 1), ('overdracht', 1), ('schuldeischer', 1), ('schafttijd', 1)</text:p>
          </table:table-cell>
          <table:table-cell office:value-type="string" calcext:value-type="string">
            <text:p>vordering, aanstelling, geld, schadevergoeding, loon, levensstandaard, baat, inwoner, ambtenaar, toekomend, toelage, ondersteuningskas, vergelijkbaar, aanvaarding, vergunning, minimum, kost, schadeloosstelling, tegemoetkoming, bijdrage, opgave, hoegrootheid, deelgenoot, burgerlijk, schoolgeld, concessierecht, toekennen, scha, pensioen, aftrekken, concessie, relatief, lotsverbetering, quotum, ongeld, risico, garantie, behoeve, belooning, vervreemding, bekostigen, verpand, beding, wachtgeld, zonderen, salaris, eigendomsbewijs, landsdienaar, weez, vervreemden, rijkspersoneel, opzeggen, oontraot, bezitsrecht, drankaccijns, levenspeil, steunregeling, geborene, derven, progressief, dienstbetrekking, pensioengrondslag, besparing, opdrijven, weekloon, loonstandaard, bijpassen, leenen, icoon, loonen, vergoeding, evenredig, teruggave, opgaaf, fiscaal, tarief, verlaging, geboortecijfer, aanwas, bevolkingscijfer, kindersterfte, vergoeden, afronden, verlioogen, limiet, traktement, ngevolge, verlagen, subsidie, subsidiëren, spandienst, pennoen, fiscus, eigendomsoverdracht, smaands, handelsbeweging, korting, belastingbetaler, behoev, meetellen, subsidi, onverschuldigd, uitkeering, arbeidsloon, prijsverlaging, kostwinner, nachtwerk, overdracht, schuldeischer, schafttijd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1253" calcext:value-type="float">
            <text:p>341253</text:p>
          </table:table-cell>
          <table:table-cell office:value-type="float" office:value="62" calcext:value-type="float">
            <text:p>62</text:p>
          </table:table-cell>
          <table:table-cell office:value-type="float" office:value="0.17741935483871" calcext:value-type="float">
            <text:p>0.17741935483871</text:p>
          </table:table-cell>
          <table:table-cell office:value-type="float" office:value="0.596670003077271" calcext:value-type="float">
            <text:p>0.596670003077271</text:p>
          </table:table-cell>
          <table:table-cell office:value-type="float" office:value="0.774193548387097" calcext:value-type="float">
            <text:p>0.774193548387097</text:p>
          </table:table-cell>
          <table:table-cell office:value-type="float" office:value="0.532174595028185" calcext:value-type="float">
            <text:p>0.532174595028185</text:p>
          </table:table-cell>
          <table:table-cell office:value-type="float" office:value="0.0483870967741936" calcext:value-type="float">
            <text:p>0.04838709677419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omo(2), aboriginal(3), gemengde(1), marron(12), baboe(1), neger(2), grootsch(1), mesties(1), gekleurde(1), inheems(1), blank(1), indisch(2), queer(1), aziatisch(3), historisch(1), koelie(1), volbloed(1), ontdekken(2), metis(1), praehistorische(1), westers(2), zigeuners(1), indische(1), handicap(1), indo(1), knecht(1), volksstam(1), stam(1), trans(1), islamiet(1), bedienden(1), page(1), wild(1), medicijnman(1), exotisch(1), etniciteit(1), traditioneel(1), misvormden(1), moor(1), mulat(1), koppensneller(1), kokkie(1)</text:p>
          </table:table-cell>
          <table:table-cell office:value-type="string" calcext:value-type="string">
            <text:p>('middle', 2), ('comm.', 2), ('bth', 1), ('west', 18), ('balt', 1), ('notes', 2), ('stat', 5), ('western', 3), ('city', 15), ('.and', 2), ('conn', 1), ('south', 2), ('weet', 1), ('north', 1), ('akron', 1), ('central', 2), ('top.', 1), ('chic', 3), ('pitts', 1), ('eria', 1), ('ohie', 1), ('ontario', 1), ('cbesapeake', 1), ('southera', 1), ('union-pacific', 1), ('str', 1), ('line', 1)</text:p>
          </table:table-cell>
          <table:table-cell office:value-type="string" calcext:value-type="string">
            <text:p>middle, comm., bth, west, balt, notes, stat, western, city, .and, conn, south, weet, north, akron, central, top., chic, pitts, eria, ohie, ontario, cbesapeake, southera, union-pacific, str, line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1505" calcext:value-type="float">
            <text:p>341505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862125252150539" calcext:value-type="float">
            <text:p>0.86212525215053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533219656726732" calcext:value-type="float">
            <text:p>0.533219656726732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ger(2), zigeuner(1), barbarlje(1), dwerggroei(1), historisch(2), marron(1), inheems(4), indo-europeaan(2), gemengd(3), traditionele(1), berber(2), historische(1), indiaan(1), ontdekken(1), afgod(1), medicijnman(1), moslim(1), metis(1), gay(1), mohemmedaan(1), koelie(1), transport(1), achtergrond(1)</text:p>
          </table:table-cell>
          <table:table-cell office:value-type="string" calcext:value-type="string">
            <text:p>('grosz', 1), ('kart', 1), ('schoner', 1), ('aua', 1), ('mann', 1), ('tod', 2), ('stadt', 2), ('hass', 1), ('aus', 2), ('wellen', 3), ('heimat', 1), ('garten', 1), ('wende', 1), ('tochter', 1), ('kam', 1), ('posse', 2), ('herd', 1), ('sol', 1), ('sage', 2), ('liber', 1), ('frau', 1), ('maul', 1), ('hoch', 1), ('kinder', 1), ('wald', 1), ('ober', 1), ('dankbar', 1)</text:p>
          </table:table-cell>
          <table:table-cell office:value-type="string" calcext:value-type="string">
            <text:p>grosz, kart, schoner, aua, mann, tod, stadt, hass, aus, wellen, heimat, garten, wende, tochter, kam, posse, herd, sol, sage, liber, frau, maul, hoch, kinder, wald, ober, dankbar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928" calcext:value-type="float">
            <text:p>341928</text:p>
          </table:table-cell>
          <table:table-cell office:value-type="float" office:value="648" calcext:value-type="float">
            <text:p>648</text:p>
          </table:table-cell>
          <table:table-cell office:value-type="float" office:value="0.189814814814815" calcext:value-type="float">
            <text:p>0.189814814814815</text:p>
          </table:table-cell>
          <table:table-cell office:value-type="float" office:value="0.342067359935688" calcext:value-type="float">
            <text:p>0.342067359935688</text:p>
          </table:table-cell>
          <table:table-cell office:value-type="float" office:value="0.768518518518518" calcext:value-type="float">
            <text:p>0.768518518518518</text:p>
          </table:table-cell>
          <table:table-cell office:value-type="float" office:value="0.533466266962154" calcext:value-type="float">
            <text:p>0.533466266962154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oslim(33), dwerggroei(9), negerslaven(8), meesterknecht(1), slaven(5), indo-europeaan(45), islamiet(6), rassen(2), marron(16), slaaf(6), aziatische(7), aziatisch(39), inheemse(3), bosneger(1), traditionele(28), achtergrond(27), mulat(5), onbeschaafd(4), inlander(7), indische(2), historisch(25), stamgenooten(1), zigeuners(3), pygmee(4), gemengd(20), kaffer(6), mengras(4), metis(1), zigeuner(5), mongool(5), slavenschip(4), bedienden(2), inheems(29), lesbisch(4), inboorlingen(1), negerrijk(4), inlandsche(6), inheems'che(3), kaukasisch(5), barbarlje(1), slavenhandel(1), pages(1), moslims(7), stam(4), indiaan(6), inheemsche(9), ontdekken(6), lilliputters(1), eenhistorisch(1), afgod(5), negercultuur(3), historische(4), barbaren(9), bediende(6), medicijnman(5), koelie(3), stamhoofd(1), page(1), ras(3), kwinti(1), barbaar(3), inheemschen(3), primitief(3), gemengde(2), barbaarschheid(1), landbouwersknecht(1), eskimo's(2), bataviasche(1), koppensneller(3), gekleurd(3), birma(1), misvormden(6), indo(6), christelijkhistorisch'(1), volkstammen(1), handicap(3), jakarta(1), kokkie(4), traditioneel(3), gekleurde(3), moslimsche(5), afkomst(3), dwerg(3), moor(5), indone(1), berber(2), volbloed(4), lilliputter(4), historischcn(1), blank(4), halfbloedjes(1), neger(2), wilde(2), halfbloed(3), exotische(1), mongoolse(1), zigeunermuziek(1), metis'nachts(1), roots(1), galeislaven(1), moord(2), zimbabwecultuur(2), knecht(4), zwartje(4), indo-europeaans(1), homo(5), grootste(1), indiaansch(1), baboe(3), exotisch(6), inboorling(3), koelies(1), kaffers(2), muzelman(4), marrons(2), inuit(3), queer(1), etniciteit(2), inheemsen(1), dienstknecht(1), slaaft(1), eskimoverhalen(1), marron'(1), hottentot(5), inheems'(1), hottentottenstam(1), muzelmansche(1), mesties(5), muzelman'(1), aboriginal(2), wetshistorische(1), tovenaar(1), allochtoon(1), aapman(1), indischen(1), boesman(1), indiaans(1), lesbische(1), inlanders(3), moslimsoh(1), volbloedras(1), islamieten(1), blanke(1), handicapper(1), eskimo(1), wild(1), historischen(1)</text:p>
          </table:table-cell>
          <table:table-cell office:value-type="string" calcext:value-type="string">
            <text:p>('rijk', 77), ('bevolking', 91), ('middel', 37), ('hof', 9), ('haling', 1), ('vestiging', 9), ('beroep', 14), ('arbeid', 42), ('magistraat', 3), ('leggen', 82), ('last', 17), ('straf', 14), ('proces', 7), ('verzachten', 5), ('uitspraak', 7), ('boerenstand', 1), ('aanwenden', 8), ('rechtbank', 5), ('gratie', 2), ('opleggen', 6), ('maat', 35), ('oorlogstijd', 2), ('terecht', 23), ('verbieden', 21), ('werkzaamheid', 8), ('geboycot', 1), ('bestaansmiddel', 1), ('overtreding', 4), ('geleidelijk', 6), ('aanspreken', 4), ('intensief', 1), ('bijeenbrengen', 1), ('rechtspleging', 1), ('veroordelen', 12), ('rechterlijk', 4), ('gerecht', 6), ('geldboete', 1), ('vernietiging', 8), ('verzamelen', 14), ('ongeoorloofd', 1), ('boeten', 3), ('hulpbehoevend', 1), ('gezin', 19), ('veroordeelen', 1), ('overtreden', 2), ('vrederechter', 1), ('sommatie', 1), ('levenskans', 2), ('levenslang', 2), ('differentiatie', 2), ('vonnis', 3), ('aangeteeken', 2), ('dagvaarding', 1), ('ontzeggen', 3), ('straffen', 5), ('nood', 10), ('wettig', 7), ('jassen', 2), ('doodstraf', 3), ('rechter', 12), ('bezigen', 6), ('nijver', 2), ('behoeftig', 2), ('verrichten', 30), ('verstek', 2), ('leniging', 1), ('vero', 1), ('arbeidsveld', 6), ('concurrentie', 7), ('toevoeging', 1), ('gerechtshof', 3), ('strafbaar', 2), ('ryk', 5), ('platteland', 2), ('verdringing', 1), ('kolonisatie', 5), ('opmaken', 6), ('cassatie', 1), ('boroep', 1), ('krijgsraad', 2), ('inschakeling', 2), ('ontvankelijk', 1), ('teekenden', 1), ('ongeschoold', 1), ('bestaansmogelijkheid', 1), ('volking', 1), ('rechtzaak', 1), ('echtscheiding', 1), ('buitenkans', 1), ('vierschaar', 1), ('concluderen', 2), ('onrechtmatig', 2), ('aanpassing', 2), ('geding', 1), ('schakelen', 2), ('recidive', 1), ('tiging', 1), ('rbeid', 1), ('drankhandel', 2), ('eerverlie', 1), ('preventief', 1), ('eiseht', 1), ('woningtoestand', 2), ('legging', 1), ('desweg', 3), ('rechtscollege', 1), ('handelsverkeer', 1), ('aanwend', 1), ('arrest', 2), ('comparitie', 1), ('veroordeeling', 2), ('ontwikkelingsstadium', 2), ('huwelijks-', 1), ('onwettig', 1), ('bezwaren', 1), ('verboord', 1), ('heerschenen', 2), ('arbeidskracht', 2), ('subsidiair', 1), ('neringdoende', 1), ('onbevoegd', 1), ('correctioneel', 1), ('arbeidstoestand', 2), ('beboeten', 1), ('hulpbron', 1), ('karig', 1), ('verbaal', 1), ('ruilhandel', 1), ('clementie', 1), ('hulpverleening', 1), ('samensmelting', 1), ('monopolie', 1), ('riik', 1), ('persdelict', 1), ('ryke', 1), ('dwangarbeid', 1), ('geldverlies', 1)</text:p>
          </table:table-cell>
          <table:table-cell office:value-type="string" calcext:value-type="string">
            <text:p>rijk, bevolking, middel, hof, haling, vestiging, beroep, arbeid, magistraat, leggen, last, straf, proces, verzachten, uitspraak, boerenstand, aanwenden, rechtbank, gratie, opleggen, maat, oorlogstijd, terecht, verbieden, werkzaamheid, geboycot, bestaansmiddel, overtreding, geleidelijk, aanspreken, intensief, bijeenbrengen, rechtspleging, veroordelen, rechterlijk, gerecht, geldboete, vernietiging, verzamelen, ongeoorloofd, boeten, hulpbehoevend, gezin, veroordeelen, overtreden, vrederechter, sommatie, levenskans, levenslang, differentiatie, vonnis, aangeteeken, dagvaarding, ontzeggen, straffen, nood, wettig, jassen, doodstraf, rechter, bezigen, nijver, behoeftig, verrichten, verstek, leniging, vero, arbeidsveld, concurrentie, toevoeging, gerechtshof, strafbaar, ryk, platteland, verdringing, kolonisatie, opmaken, cassatie, boroep, krijgsraad, inschakeling, ontvankelijk, teekenden, ongeschoold, bestaansmogelijkheid, volking, rechtzaak, echtscheiding, buitenkans, vierschaar, concluderen, onrechtmatig, aanpassing, geding, schakelen, recidive, tiging, rbeid, drankhandel, eerverlie, preventief, eiseht, woningtoestand, legging, desweg, rechtscollege, handelsverkeer, aanwend, arrest, comparitie, veroordeeling, ontwikkelingsstadium, huwelijks-, onwettig, bezwaren, verboord, heerschenen, arbeidskracht, subsidiair, neringdoende, onbevoegd, correctioneel, arbeidstoestand, beboeten, hulpbron, karig, verbaal, ruilhandel, clementie, hulpverleening, samensmelting, monopolie, riik, persdelict, ryke, dwangarbeid, geldverlies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1666" calcext:value-type="float">
            <text:p>341666</text:p>
          </table:table-cell>
          <table:table-cell office:value-type="float" office:value="19" calcext:value-type="float">
            <text:p>19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702694286897804" calcext:value-type="float">
            <text:p>0.702694286897804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543855465816496" calcext:value-type="float">
            <text:p>0.543855465816496</text:p>
          </table:table-cell>
          <table:table-cell office:value-type="float" office:value="0.0526315789473684" calcext:value-type="float">
            <text:p>0.052631578947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ger(1), aziatisch(2), traditionele(2), achtergrond(2), roots(1), marron(2), westers(2), kaffer(1), handicap(1), medicijnman(1), roma(1), page(2), lilliputter(1)</text:p>
          </table:table-cell>
          <table:table-cell office:value-type="string" calcext:value-type="string">
            <text:p>('fiat', 2), ('lotus', 1), ('sack', 2), ('gersten', 1), ('kari', 1), ('adler', 2), ('hermina', 1), ('dordt', 1), ('dana', 1), ('poppelier', 1), ('colonia', 1), ('rupel', 1), ('camelia', 1), ('koeln', 1), ('witman', 1), ('sauerwein', 1), ('striepen', 1), ('fendel', 2), ('brien', 1), ('sani', 1), ('koln', 1), ('nova', 1), ('specht', 1), ('hewel', 1), ('egan', 1), ('hoenderop', 1), ('fink', 1), ('llelena', 1), ('breuer', 1)</text:p>
          </table:table-cell>
          <table:table-cell office:value-type="string" calcext:value-type="string">
            <text:p>fiat, lotus, sack, gersten, kari, adler, hermina, dordt, dana, poppelier, colonia, rupel, camelia, koeln, witman, sauerwein, striepen, fendel, brien, sani, koln, nova, specht, hewel, egan, hoenderop, fink, llelena, breuer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1892" calcext:value-type="float">
            <text:p>341892</text:p>
          </table:table-cell>
          <table:table-cell office:value-type="float" office:value="818" calcext:value-type="float">
            <text:p>818</text:p>
          </table:table-cell>
          <table:table-cell office:value-type="float" office:value="0.185819070904645" calcext:value-type="float">
            <text:p>0.185819070904645</text:p>
          </table:table-cell>
          <table:table-cell office:value-type="float" office:value="0.431488514436676" calcext:value-type="float">
            <text:p>0.431488514436676</text:p>
          </table:table-cell>
          <table:table-cell office:value-type="float" office:value="0.767726161369193" calcext:value-type="float">
            <text:p>0.767726161369193</text:p>
          </table:table-cell>
          <table:table-cell office:value-type="float" office:value="0.553782228489362" calcext:value-type="float">
            <text:p>0.553782228489362</text:p>
          </table:table-cell>
          <table:table-cell office:value-type="float" office:value="0.0464547677261614" calcext:value-type="float">
            <text:p>0.04645476772616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wergen(3), moslim(34), bediende(8), negerslaven(11), exotisch(7), negerrijk(4), indo-europeaan(27), stam(6), indo(6), moslimsche(5), mesties(8), zwartje(8), aziatisch(50), islamiet(8), rassen(2), historisch(39), negers(1), achtergrond(46), metis(1), gekleurd(5), barbaar(12), kokkie(12), inheems(22), ontdekken(8), marron(12), afkomst(7), gemengd(20), negerrestaurant(1), indiaan(7), inuit(4), jakarta(1), onbeschaafd(10), knecht(6), slaven(8), primitief(4), pygmee(9), dwerggroei(7), traditionele(41), kaffer(6), wilde(3), baboe(7), lilliputter(10), inlander(6), halfbloed(6), mongool(8), slavenschip(11), medicijnman(6), inheemse(1), bedienden(2), lesbisch(4), eskimo(7), volbloed(2), inlandsche(4), inboorlingen(2), dwergeu(1), inboorling(3), barbarlje(1), pages(1), gemengde(4), zigeuner(5), aziatische(4), moslims(9), homo(7), berber(8), historische(11), roots(3), lilliputters(3), zigeunermuziek(4), ras(5), jokjakarta(1), kaukasisch(7), mulat(6), stamhoofd(1), wild(3), afgod(7), slaaf(13), muzelman(7), lesbische(3), traditioneel(9), bataviasche(1), inheemsche(3), birma(1), koppensneller(6), barbaarsche(1), christelijkhistorisch'(1), volkstammen(1), wereldhistorische(2), rassenhaat(1), tovenaar(5), gekleurde(2), eskimo's(4), afgodendienst(2), moslimscho(1), westers(1), dwerg(2), moor(5), indone(1), neger(4), marrons(2), berberoorlog(1), queer(3), koelied(1), volksstam(1), halfbloedjes(1), koppensnellers(1), mongoolse(2), indisch(2), galeislaven(1), moord(2), boesman(1), inheemsebe(1), wereldmoord(1), page(1), afgodisch(1), homogeen(1), dienstknecht(1), kafferhoofdman(1), barbaren(12), indo-europeaans(1), koelie(2), indo's(1), indiaansch(1), grootst(1), negercultuur(1), mulatten(1), bosneger(2), mengras(3), bosnegers(1), volbloed'(1), indische(3), zigeunerin(2), hottentot(3), volbloeden(1), gay(1), aapman(1), mongoolsche(2), bediendepmijnneer(1), inheemsen(3), zimbabwecultuur(1), slaaft(1), barbaar'sche(1), stammen(1), marron'(1), muzelmannen(1), stamgenoot(1), inheems'(1), hottentottenstam(1), aboriginal(1), historischen(1), kaffers(1), allochtoon(1), handicap(1), blank(3), berbers(1), tovenaars(1), islamieten(1), misvormden(2), westerse(1), handicapper(1)</text:p>
          </table:table-cell>
          <table:table-cell office:value-type="string" calcext:value-type="string">
            <text:p>('zeggen', 262), ('natie', 18), ('aaneen', 1), ('gebeuren', 30), ('scheiden', 19), ('voorvallen', 3), ('slavenhandel', 7), ('conflict', 6), ('revolutie', 15), ('geheim', 23), ('haast', 13), ('agressief', 1), ('dunken', 6), ('overwinning', 17), ('meteen', 8), ('tegenstander', 9), ('erg', 42), ('strijd', 59), ('veroveringspolitiek', 1), ('onverkwikkelijk', 1), ('overzicht', 20), ('volkenrecht', 1), ('jammer', 8), ('beide', 5), ('vriendschap', 8), ('beknopt', 4), ('samenvatten', 4), ('imperialist', 1), ('eikaars', 1), ('gebeurtenis', 22), ('koloniseerend', 1), ('oppergezag', 1), ('autocratisch', 1), ('tegenstand', 2), ("zoo'n", 6), ('durven', 26), ('voorval', 1), ('tevreden', 16), ('elkander', 23), ('leus', 5), ('indruk', 26), ('tegenspreken', 3), ('aarzelen', 6), ('iedereen', 9), ('democratie', 4), ('autonomie', 6), ('autonoom', 2), ('geschil', 6), ('uitvechten', 1), ('strijden', 26), ('communisme', 2), ('onafhankelijk', 6), ('elkanders', 2), ('actie', 14), ('vreedzaam', 4), ('totalitair', 2), ('troonrede', 4), ('genoegdoening', 1), ('overwinnaar', 3), ('regeren', 9), ('uitlaten', 7), ('nederlaag', 6), ('weerstand', 6), ('ideologie', 2), ('zelfbeschikkingsrecht', 1), ('verzoenen', 1), ('tirade', 1), ('zelven', 3), ('strjjd', 2), ('smeden', 3), ('schending', 1), ('bijhalen', 2), ('burgerschap', 1), ('loyaal', 1), ('onverdacht', 1), ('gerust', 9), ('vredelievend', 2), ('agressie', 1), ('toenadering', 2), ('volmondig', 1), ('heerschappij', 5), ('machthebber', 1), ('verstandhouding', 1), ('beschrijving', 10), ('protest', 6), ('verzoening', 3), ('heelemaal', 6), ('tactisch', 2), ('ieders', 2), ('onaf', 1), ('evolutionair', 1), ('doodeenvoudig', 1), ('regime', 4), ('-maar', 1), ('geloofwaardig', 1), ('zinsned', 1), ('onderdaan', 12), ('solidair', 1), ('imperialistisch', 3), ('imperialisme', 2), ('liberalistisch', 1), ('wereldmacht', 1), ('eilandenrijk', 2), ('oorlogvoeren', 1), ('maohtig', 2), ('boycot', 1), ('bezinnen', 1), ('wereldgebeurtenis', 1), ('onomwonden', 2), ('fascisme', 3), ('begeeren', 1), ('m&amp;ar', 1), ('haperen', 1), ('onbewimpeld', 1), ('monsterverbond', 1), ('polemiseeren', 1), ('boycott', 1), ('overwinn', 2), ('regeeren', 2), ('beslechten', 3), ('koninkrijk', 5), ('machtspositie', 1), ('eigentlijk', 1), ('souvereiniteit', 2), ('hegemonie', 1), ('passus', 1), ('woordelijk', 2), ('onoverwinlijk', 1), ('strgd', 1), ('beslissenden', 1), ('aanhef', 1), ('regeer', 1), ('vriendschappelijk', 2), ('.zoo', 1), ('levensruimte', 2), ('dictatuur', 1), ('militairistisch', 1), ('eindig', 1), ('leze', 2), ('aaneensluiten', 2), ('samenging', 1), ('passage', 3), ('vermeldenswaardig', 1), ('proletariaat', 2), ('vastbesloten', 1), ('vjjandig', 1), ('vertegenwoordiging', 4), ('zinspeling', 1), ('deugen', 3), ('.wel', 1), ('versag', 1), ('neerschrijven', 1), ('-zien', 1), ('ihoe', 1), ('reaktie', 1), ('onafhankelijkheid', 3), ('levensbelang', 1), ('redeneren', 2), ('bevechten', 1), ('etrijd', 1), ('regeeringsvorm', 1), ('regiem', 1), ('zeerooverij', 1), ('koningschap', 1), ('gelijkberechtigd', 1), ('uwer', 1), ('gezind', 2), ('zelfbestuur', 2), ('lastercampagne', 1), ('hereeniging', 1), ('eenheidsfront', 1), ('anti-papisme', 1), ('alternatief', 1), ('leuze', 2), ('uitlating', 2), ('uiteenvall', 1), ('bescheidenlijk', 1), ('marxistisch', 2), ('alleenheerschappij', 1), ('staatsmanskunst', 1), ('redeneeren', 1), ('zeeoorlog', 1), ('vclk', 1), ('invasie', 3), ('gouvernementeel', 1), ('tactiek', 1), ('begrijp', 1), ('ziedaar', 2), ('autoritair', 1), ('tegenstrijdig', 1), ('neutraliteit', 2), ('courantenartikel', 1), ('ziehier', 1), ('duimbreed', 1), ('vriendschapsband', 1), ('regeerder', 2), ('vernietigend', 1), ('angelsaksisch', 1), ('strqd', 1), ('zelfregeering', 1), ('aanhalen', 1), ('constitutioneel', 1), ('allerjongst', 1), ('platonisch', 1), ('zwggen', 1)</text:p>
          </table:table-cell>
          <table:table-cell office:value-type="string" calcext:value-type="string">
            <text:p>zeggen, natie, aaneen, gebeuren, scheiden, voorvallen, slavenhandel, conflict, revolutie, geheim, haast, agressief, dunken, overwinning, meteen, tegenstander, erg, strijd, veroveringspolitiek, onverkwikkelijk, overzicht, volkenrecht, jammer, beide, vriendschap, beknopt, samenvatten, imperialist, eikaars, gebeurtenis, koloniseerend, oppergezag, autocratisch, tegenstand, zoo'n, durven, voorval, tevreden, elkander, leus, indruk, tegenspreken, aarzelen, iedereen, democratie, autonomie, autonoom, geschil, uitvechten, strijden, communisme, onafhankelijk, elkanders, actie, vreedzaam, totalitair, troonrede, genoegdoening, overwinnaar, regeren, uitlaten, nederlaag, weerstand, ideologie, zelfbeschikkingsrecht, verzoenen, tirade, zelven, strjjd, smeden, schending, bijhalen, burgerschap, loyaal, onverdacht, gerust, vredelievend, agressie, toenadering, volmondig, heerschappij, machthebber, verstandhouding, beschrijving, protest, verzoening, heelemaal, tactisch, ieders, onaf, evolutionair, doodeenvoudig, regime, -maar, geloofwaardig, zinsned, onderdaan, solidair, imperialistisch, imperialisme, liberalistisch, wereldmacht, eilandenrijk, oorlogvoeren, maohtig, boycot, bezinnen, wereldgebeurtenis, onomwonden, fascisme, begeeren, m&amp;ar, haperen, onbewimpeld, monsterverbond, polemiseeren, boycott, overwinn, regeeren, beslechten, koninkrijk, machtspositie, eigentlijk, souvereiniteit, hegemonie, passus, woordelijk, onoverwinlijk, strgd, beslissenden, aanhef, regeer, vriendschappelijk, .zoo, levensruimte, dictatuur, militairistisch, eindig, leze, aaneensluiten, samenging, passage, vermeldenswaardig, proletariaat, vastbesloten, vjjandig, vertegenwoordiging, zinspeling, deugen, .wel, versag, neerschrijven, -zien, ihoe, reaktie, onafhankelijkheid, levensbelang, redeneren, bevechten, etrijd, regeeringsvorm, regiem, zeerooverij, koningschap, gelijkberechtigd, uwer, gezind, zelfbestuur, lastercampagne, hereeniging, eenheidsfront, anti-papisme, alternatief, leuze, uitlating, uiteenvall, bescheidenlijk, marxistisch, alleenheerschappij, staatsmanskunst, redeneeren, zeeoorlog, vclk, invasie, gouvernementeel, tactiek, begrijp, ziedaar, autoritair, tegenstrijdig, neutraliteit, courantenartikel, ziehier, duimbreed, vriendschapsband, regeerder, vernietigend, angelsaksisch, strqd, zelfregeering, aanhalen, constitutioneel, allerjongst, platonisch, zwggen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2026" calcext:value-type="float">
            <text:p>342026</text:p>
          </table:table-cell>
          <table:table-cell office:value-type="float" office:value="424" calcext:value-type="float">
            <text:p>424</text:p>
          </table:table-cell>
          <table:table-cell office:value-type="float" office:value="0.19811320754717" calcext:value-type="float">
            <text:p>0.19811320754717</text:p>
          </table:table-cell>
          <table:table-cell office:value-type="float" office:value="0.227231331587326" calcext:value-type="float">
            <text:p>0.227231331587326</text:p>
          </table:table-cell>
          <table:table-cell office:value-type="float" office:value="0.766509433962264" calcext:value-type="float">
            <text:p>0.766509433962264</text:p>
          </table:table-cell>
          <table:table-cell office:value-type="float" office:value="0.575053191954931" calcext:value-type="float">
            <text:p>0.575053191954931</text:p>
          </table:table-cell>
          <table:table-cell office:value-type="float" office:value="0.035377358490566" calcext:value-type="float">
            <text:p>0.03537735849056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wergen(1), hottentot(4), dwerggroei(8), negerrijk(3), negerslaven(6), primitief(7), indische(4), wilde(1), aziatisch(17), historisch(10), marron(13), slaaf(5), historischen(1), afgod(2), afkomst(5), gemengd(21), aapman(1), traditionele(16), achtergrond(20), medicijnman(2), inheems(27), indo-europeaan(22), mulat(3), inboorlingen(2), dwerg(3), eskimo's(4), kaukasisch(5), dwergeu(1), inboorling(4), gemengde(3), metis(1), inlandsche(2), moslim(19), eskimo(2), negers(1), ontdekken(5), exotisch(2), zigeunermuziek(2), volbloed(3), aziatische(4), jokjakarta(1), indo(4), kaffer(3), marron'(2), indisch(4), onbeschaafd(3), zigeuner(3), indiaan(2), lesbische(2), inheemse(2), moor(3), tovenaar(5), baboe(4), aboriginal(1), knecht(4), ras(2), gekleurd(5), negercultuur(1), marrons(3), queer(1), bediende(5), kaffers(1), slavenschip(4), muzelman(2), handicap(1), islamiet(1), slaven(2), neger(1), koelied(1), barbaar(2), liitlepage(1), pygmee(1), koppensnellers(1), mongoolse(1), galeislaven(1), koelies(1), page(3), afkomstig(1), boesman(2), afgodisch(1), indo-europeaans(1), inlander(4), inheemschen(2), barbaren(3), grootst(1), historische(1), zwartje(5), baboes(1), halfbloed(2), moslimsohe(1), zigeunerin(1), koppensneller(3), medicijnmannen(1), berber(4), lesbisch(2), wild(2), roots(2), mongoolsche(1), zwartjes(1), inheemsen(3), traditioneelen(1), inheems'che(3), christelijkhistorischen(1), mesties(6), stam(3), zigeuners(1), misvormden(1), inuit(2), moslims(3), blank(1), mongool(3), inheemsch(1), inlanders(2), koelie(1), homo(1), inheemsche(1), gekleurde(1), handicapper(1)</text:p>
          </table:table-cell>
          <table:table-cell office:value-type="string" calcext:value-type="string">
            <text:p>('extract', 3), ('inhoud', 17), ('zenden', 37), ('gebruiken', 61), ('uiterlijk', 11), ('bedrijf', 35), ('bedrij', 1), ('inhouden', 3), ('gevangenisstraf', 4), ('exploiteren', 3), ('woonplaats', 6), ('gebruik', 44), ('toebehoren', 4), ('industrie', 13), ('handteekeningen', 2), ('toebehooren', 3), ('nijverheid', 4), ('kwantitatief', 1), ('boete', 4), ('verstrekking', 2), ('majoraat', 1), ('beslag', 10), ('teekenen', 3), ('drukken', 23), ('hechtenis', 9), ('subs.', 1), ('loonend', 2), ('hecht', 8), ('onderneming', 12), ('goteeken', 1), ('fortuin', 5), ('act', 3), ('verheid', 1), ('schaal', 14), ('grondbezit', 5), ('klant', 6), ('toeeigenen', 1), ('terugsturen', 1), ('voogdij', 1), ('planter', 2), ('ijzer-', 1), ('culture', 4), ('voogd', 1), ('solien', 1), ('nering', 1), ('winstgeven', 1), ('afdrukken', 2), ('geteeken', 1), ('copie', 3), ('onderteekenaar', 1), ('smokkelarij', 1), ('grondeigenaar', 1), ('houtkap', 1), ('inzenden', 2), ('industrieel', 3), ('erfenis', 2), ('landbouw', 10), ('bezorgen', 7), ('acte', 1), ('geteekenen', 2), ('exploitatie', 4), ('gev', 2), ('teni', 1), ('terugkrijgen', 1), ('veldarbeid', 2), ('trieel', 1), ('volksvoeding', 1), ('voluit', 1), ('sturen', 5), ('insturen', 1), ('onderteekenen', 1), ('teruggeven', 3), ('gevang', 1), ('dronkenschap', 1), ('anoniem', 1), ('afzet', 3), ('onderteekend', 1), ('opsparen', 1), ('eigenhandig', 2), ('behelpen', 1), ('herkomst', 3), ('boet', 3), ('bruik', 1), ('trie', 1), ('uiterlgk', 1), ('bruidschat', 1), ('clandestien', 1), ('vervalscht', 1), ('schaarsch', 1), ('landbezit', 2), ('exploiteeren', 1), ('boeto', 1), ('rubbercultuur', 1), ('tuchtschool', 1), ('mrr', 1), ('veroord', 1), ('ttei', 1), ('vlezen', 1), ('afzetmogelijkheid', 1), ('textiel-industrie', 1), ('dagwerk', 1), ('kostelooz', 1), ('concur', 1), ('kolenindustrie', 1), ('sier', 1), ('erfgenam', 1), ('verkeerswezen', 1)</text:p>
          </table:table-cell>
          <table:table-cell office:value-type="string" calcext:value-type="string">
            <text:p>extract, inhoud, zenden, gebruiken, uiterlijk, bedrijf, bedrij, inhouden, gevangenisstraf, exploiteren, woonplaats, gebruik, toebehoren, industrie, handteekeningen, toebehooren, nijverheid, kwantitatief, boete, verstrekking, majoraat, beslag, teekenen, drukken, hechtenis, subs., loonend, hecht, onderneming, goteeken, fortuin, act, verheid, schaal, grondbezit, klant, toeeigenen, terugsturen, voogdij, planter, ijzer-, culture, voogd, solien, nering, winstgeven, afdrukken, geteeken, copie, onderteekenaar, smokkelarij, grondeigenaar, houtkap, inzenden, industrieel, erfenis, landbouw, bezorgen, acte, geteekenen, exploitatie, gev, teni, terugkrijgen, veldarbeid, trieel, volksvoeding, voluit, sturen, insturen, onderteekenen, teruggeven, gevang, dronkenschap, anoniem, afzet, onderteekend, opsparen, eigenhandig, behelpen, herkomst, boet, bruik, trie, uiterlgk, bruidschat, clandestien, vervalscht, schaarsch, landbezit, exploiteeren, boeto, rubbercultuur, tuchtschool, mrr, veroord, ttei, vlezen, afzetmogelijkheid, textiel-industrie, dagwerk, kostelooz, concur, kolenindustrie, sier, erfgenam, verkeerswezen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1824" calcext:value-type="float">
            <text:p>341824</text:p>
          </table:table-cell>
          <table:table-cell office:value-type="float" office:value="154" calcext:value-type="float">
            <text:p>154</text:p>
          </table:table-cell>
          <table:table-cell office:value-type="float" office:value="0.207792207792208" calcext:value-type="float">
            <text:p>0.207792207792208</text:p>
          </table:table-cell>
          <table:table-cell office:value-type="float" office:value="0.241049848284108" calcext:value-type="float">
            <text:p>0.241049848284108</text:p>
          </table:table-cell>
          <table:table-cell office:value-type="float" office:value="0.766233766233766" calcext:value-type="float">
            <text:p>0.766233766233766</text:p>
          </table:table-cell>
          <table:table-cell office:value-type="float" office:value="0.57674727318898" calcext:value-type="float">
            <text:p>0.57674727318898</text:p>
          </table:table-cell>
          <table:table-cell office:value-type="float" office:value="0.025974025974026" calcext:value-type="float">
            <text:p>0.02597402597402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olkstammen(1), boesmanbanelen(1), indo-europeaan(3), aziatisch(4), dwerggroei(3), gemengd(5), historisch(13), achtergrond(12), westers(1), exotisch(1), islamiet(2), mulat(1), traditionele(13), slaven(1), muzelman(2), moslimsche(2), mesties(2), moslim(7), onbeschaafd(2), inheems(4), eskimobediende(1), afkomst(2), boesman(1), volbloeden(1), neger(3), inboorling(1), medicijnman(2), lilliputter(1), historische(4), wild(2), inlandsche(3), barbaren(4), tovenaar(1), blank(2), indo(2), kaffer(2), zigeuner(1), koppensnellers(1), knecht(1), wilde(1), ontdekken(2), dwerg(2), inheemschen(1), inheemsche(3), traditioneel(1), negers(1), barbaar(1), zwartje(1), indische(1), volbloed(2), primitief(1), aboriginal(1), slaaf(2), muzelmansche(1), inlanders(1), jakarta(1), inheemse(1), hottentot(1), inuit(1), homo(1), indisch(1), halfbloed(1), indiaan(1), eskimo(1), eskimo's(1), pygmee(1), kaukasisch(1), rassen(1), senaatsbediende(1), gekleurd(1), berber(1), moslims(1)</text:p>
          </table:table-cell>
          <table:table-cell office:value-type="string" calcext:value-type="string">
            <text:p>('kazerne', 2), ('beroepsleg', 1), ('zending', 20), ('zendeling', 20), ('onderscheiding', 3), ('nassau', 6), ('kerk', 48), ('oranje', 12), ('studentencorps', 1), ('veteranorum', 1), ('ridderoren', 1), ('loteling', 2), ('godsdienst-oefening', 1), ('mastklimm', 1), ('waalsch', 1), ('opperrabbijn', 1), ('kader', 5), ('rector', 1), ('jury', 8), ('f.s', 1), ('gereformeerd', 1), ('militieplicht', 1), ('kork', 1), ('evangelische', 2), ('militie', 3), ('oranje-nassau', 1), ('ordeteeken', 1), ('inlijving', 2), ('corps', 4), ('krijgsdienst', 2), ('lijven', 1), ('lichaamsoefening', 1), ('leeuw', 4), ('inlijven', 2), ('gereformeerde', 1), ('hervormen', 1), ('zendingspost', 1), ('evang', 1), ('ridder', 2), ('beschermheer', 1), ('militiedienst', 1), ('dienstplichtig', 1), ('loting', 1), ('rabbijn', 1)</text:p>
          </table:table-cell>
          <table:table-cell office:value-type="string" calcext:value-type="string">
            <text:p>kazerne, beroepsleg, zending, zendeling, onderscheiding, nassau, kerk, oranje, studentencorps, veteranorum, ridderoren, loteling, godsdienst-oefening, mastklimm, waalsch, opperrabbijn, kader, rector, jury, f.s, gereformeerd, militieplicht, kork, evangelische, militie, oranje-nassau, ordeteeken, inlijving, corps, krijgsdienst, lijven, lichaamsoefening, leeuw, inlijven, gereformeerde, hervormen, zendingspost, evang, ridder, beschermheer, militiedienst, dienstplichtig, loting, rabbijn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1848" calcext:value-type="float">
            <text:p>341848</text:p>
          </table:table-cell>
          <table:table-cell office:value-type="float" office:value="252" calcext:value-type="float">
            <text:p>252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0.343518285641742" calcext:value-type="float">
            <text:p>0.343518285641742</text:p>
          </table:table-cell>
          <table:table-cell office:value-type="float" office:value="0.765873015873016" calcext:value-type="float">
            <text:p>0.765873015873016</text:p>
          </table:table-cell>
          <table:table-cell office:value-type="float" office:value="0.581351823958532" calcext:value-type="float">
            <text:p>0.581351823958532</text:p>
          </table:table-cell>
          <table:table-cell office:value-type="float" office:value="0.0396825396825397" calcext:value-type="float">
            <text:p>0.0396825396825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lfbloed(1), neger(3), bediende(3), hottentot(3), achtergrond(10), aziatisch(5), dwerggroei(2), traditioneel(2), meesterknecht(1), marron(7), mulat(5), slavenschip(3), knecht(2), wilde(3), gemengd(15), inheems(7), mesties(2), kaffers(2), koelie(4), kokkie(7), moslimsohe(1), eskimo's(1), historisch(8), gekleurd(1), moslim(12), mongool(4), baboe(2), indisch(2), inheemse(1), traditionele'(1), tovenaar(4), gekleurde(2), indiaan(2), exotisch(1), traditionele(6), hottentotten(1), zwartje(1), medicijnmannen(1), ontdekken(3), page(2), eskimobediende(1), dwerg(3), pygmee(4), blank(2), barbaar(1), gemengd'contract(1), berber(1), boesman(3), aapman(1), lilliputter(2), marrons(2), zigeuners(1), berberoorlog(1), indo-europeaan(5), medicijnman(4), zigeunerin(1), inlander(4), roots(2), eskimo(5), exotische(3), afgod(1), zigeunermuziek(2), aziatische(2), dienstknechts(1), negerslaven(2), barbarlje(1), moslims(2), slavenhandel(1), volbloed(2), slaaf(1), wild(1), zigeuner(1), primitief(6), mongoolse(1), misvormden(4), aboriginal(1), metis'nachts(1), slaven(1), koelies(1), praehistorische(1), eskimoverhalen(1), lilliputters(1), kaukasisch(1), moor(1), moord(1), koppensneller(2), batavia(1), indolonten(1), kaffer(1), negerrijk(1), marron'(1), negerjongen(1), queer(2), stam(1), zigeunerbende(1), jachtwild(1), homo(1), indo(1), islamiet(1), afkomst(1), muzelmansch(1), barbaren(1), metis(1), historischen(1), wereldhistorische(1), roots'(1), mulatten(1)</text:p>
          </table:table-cell>
          <table:table-cell office:value-type="string" calcext:value-type="string">
            <text:p>('lotion', 1), ('uitdelen', 1), ('kist', 8), ('balen', 5), ('smul', 1), ('pan', 6), ('creoline', 1), ('eten', 23), ('vermengen', 6), ('schotel', 4), ('drinken', 21), ('gaar', 2), ('luchtje', 3), ('vat', 11), ('flesschen', 2), ('sigaret', 4), ('spijs', 2), ('koken', 10), ('pakken', 11), ('hakken', 7), ('baal', 6), ('sigaar', 3), ('balata', 3), ('getracteerd', 1), ('kurk', 1), ('kerf', 1), ('hoeden', 3), ('flesch', 5), ('kneden', 1), ('portie', 2), ('roeren', 6), ('drink', 2), ('slok', 2), ('reukwerk', 1), ('ledigen', 1), ('bier', 8), ('pit', 3), ('oliebol', 1), ('gouderts', 1), ('twaalfuurtje', 1), ('jodium', 1), ('delicatesse', 2), ('teug', 1), ('rauw', 2), ('bijvoeg', 1), ('presenteren', 1), ('korf', 2), ('conserven', 1), ('dooz', 1), ('soep', 4), ('ingemaakt', 1), ('linoleum', 1), ('heete', 1), ('drop', 1), ('snoeperij', 1), ('bundel', 3), ('gehakt', 1), ('rooken', 3), ('doos', 6), ('glas', 18), ('onthalen', 3), ('bakken', 5), ('nuttigen', 3), ('nagel', 2), ('houtskool', 1), ('cognac', 2), ('sauce', 1), ('vuursteen', 1), ('lekker', 3), ('chocolade', 2), ('slurpen', 1), ('gieten', 5), ('drops', 1), ('bestrooien', 1), ('ongemengd', 1), ('eierkoek', 1), ('dooier', 1), ('broodkruimel', 1), ('roosteren', 3), ('rijsttafel', 1), ('kruid', 2), ('ledig', 5), ('fleschje', 2), ('menu', 1), ('serveren', 1), ('rooker', 2), ('champagne', 2), ('fles', 2), ('wonderolie', 1), ('uitdrinken', 1), ('staven', 1), ('eetwaar', 1), ('snuifje', 1), ('bord', 3), ('biscuit', 1), ('tappen', 2), ('schoensmeer', 1), ('baksel', 1), ('villen', 2), ('tractatie', 1), ('ik', 1), ('lekkernij', 2), ('indikken', 1), ('voedzaam', 2), ('zout-', 1), ('tandpasta', 1), ('whiskey', 1), ('kwatta', 1), ('garen', 2), ('klaarmaken', 2), ('sandwich', 1), ('versnapering', 1), ('uitknijpen', 1), ('aanmengen', 1), ('malen', 3), ('olijfolie', 1), ('olijf', 2), ('omelet', 1), ('flessch', 1), ('lusten', 1), ('snuif', 1), ('aroma', 1), ('traktatie', 1), ('kokend', 2), ('krat', 1), ('smeltkroes', 1), ('edig', 1), ('cellulose', 1), ('vult', 1), ('gelei', 1), ('schil', 1), ('smelten', 1), ('matten', 1), ('duig', 1)</text:p>
          </table:table-cell>
          <table:table-cell office:value-type="string" calcext:value-type="string">
            <text:p>lotion, uitdelen, kist, balen, smul, pan, creoline, eten, vermengen, schotel, drinken, gaar, luchtje, vat, flesschen, sigaret, spijs, koken, pakken, hakken, baal, sigaar, balata, getracteerd, kurk, kerf, hoeden, flesch, kneden, portie, roeren, drink, slok, reukwerk, ledigen, bier, pit, oliebol, gouderts, twaalfuurtje, jodium, delicatesse, teug, rauw, bijvoeg, presenteren, korf, conserven, dooz, soep, ingemaakt, linoleum, heete, drop, snoeperij, bundel, gehakt, rooken, doos, glas, onthalen, bakken, nuttigen, nagel, houtskool, cognac, sauce, vuursteen, lekker, chocolade, slurpen, gieten, drops, bestrooien, ongemengd, eierkoek, dooier, broodkruimel, roosteren, rijsttafel, kruid, ledig, fleschje, menu, serveren, rooker, champagne, fles, wonderolie, uitdrinken, staven, eetwaar, snuifje, bord, biscuit, tappen, schoensmeer, baksel, villen, tractatie, ik, lekkernij, indikken, voedzaam, zout-, tandpasta, whiskey, kwatta, garen, klaarmaken, sandwich, versnapering, uitknijpen, aanmengen, malen, olijfolie, olijf, omelet, flessch, lusten, snuif, aroma, traktatie, kokend, krat, smeltkroes, edig, cellulose, vult, gelei, schil, smelten, matten, duig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1596" calcext:value-type="float">
            <text:p>341596</text:p>
          </table:table-cell>
          <table:table-cell office:value-type="float" office:value="440" calcext:value-type="float">
            <text:p>440</text:p>
          </table:table-cell>
          <table:table-cell office:value-type="float" office:value="0.184090909090909" calcext:value-type="float">
            <text:p>0.184090909090909</text:p>
          </table:table-cell>
          <table:table-cell office:value-type="float" office:value="0.495777040701753" calcext:value-type="float">
            <text:p>0.495777040701753</text:p>
          </table:table-cell>
          <table:table-cell office:value-type="float" office:value="0.765909090909091" calcext:value-type="float">
            <text:p>0.765909090909091</text:p>
          </table:table-cell>
          <table:table-cell office:value-type="float" office:value="0.587078848347115" calcext:value-type="float">
            <text:p>0.587078848347115</text:p>
          </table:table-cell>
          <table:table-cell office:value-type="float" office:value="0.05" calcext:value-type="float">
            <text:p>0.0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slim(19), bediende(5), hottentot(5), achtergrond(45), dwerggroei(3), mesties(6), homo(2), negers(1), negerrijk(4), metis(2), barbaar(2), kokkie(3), historischen(1), marron(19), aziatisch(20), traditionele(17), indiaan(4), bosneger(4), hottentotten(4), historisch(12), mulat(3), queer(3), zwartje(6), primitief(5), lilliputter(4), inheems(14), inlander(5), inboorlingen(1), indo-europeaan(10), mongool(4), baboe(6), handicap(1), knecht(3), dwerg(6), neger(2), kaffer(2), inheemsche(2), berber(6), eskimo(1), inlandsche(2), tovenaar(4), koelie(2), gemengd(11), historische(4), koppensneller(4), blank(9), barbaren(5), gekleurd(4), slavenschip(3), indisch(2), stamhoofd(1), page(2), ras(1), wild(4), barbaarschheid(1), marrons(5), onbeschaafd(3), negerslaven(2), bataviasche(1), indo(2), birma(1), afgod(3), eskimo's(5), muzelman(1), koppensnellers(1), ontdekken(6), medicijnman(3), boesman(3), islamiet(1), halfbloed(3), afkomst(1), westers(1), wilde(2), berberoorlog(1), koelied(1), exotisch(5), metis'nachts(1), inboorling(1), zigeuner(2), slaven(5), koelies(3), lesbisch(1), wereldmoord(1), gekleurde(2), indo-europeaans(1), indiaansch(1), kaukasisch(2), wereldhistorische(1), moslims(2), slaaf(2), indische(1), moslimsohe(1), aziatische(2), aapman(1), gay(1), afstammelingen(1), lilliputters(2), etniciteit(1), zimbabwecultuur(1), groothistorische(1), traditioneel(3), volbloed(3), inheemschen(1), voorhistorische(1), blanka(1), muzelmannen(1), moord(1), pygmee(2), stam(3), jachtwild(1), moor(2), aboriginal(1), mengras(1), moslimsche(2), mongoolsohc(1), praehistorische(1), islamieten(1), blanke(2), zimbabwe(1), inuit(1), roots'(1)</text:p>
          </table:table-cell>
          <table:table-cell office:value-type="string" calcext:value-type="string">
            <text:p>('weerszijde', 2), ('evenwijdig', 2), ('moeras', 6), ('plassen', 1), ('wand', 9), ('zitplaats', 2), ('achterst', 4), ('trap', 8), ('liggen', 152), ('langs', 59), ('optrekken', 4), ('verschansing', 4), ('plas', 4), ('uitweg', 1), ('overzijde', 3), ('waarlangs', 1), ('muur', 16), ('overboord', 3), ('hut', 18), ('woud', 6), ('openstaan', 2), ('paal', 7), ('spaak', 2), ('wiel', 4), ('brand', 20), ('moerassig', 1), ('uitgestrekt', 3), ('schroef', 2), ('waterval', 3), ('uitstrekken', 7), ('heuvel', 4), ('dek', 2), ('marmer', 4), ('grasperk', 1), ('springplank', 1), ('rivier', 20), ('voetstuk', 2), ('ijs', 9), ('inham', 2), ('onbegaanbaar', 1), ('vlakken', 2), ('vlakt', 2), ('helling', 1), ('bergpad', 1), ('grootzeil', 1), ('ruiten', 1), ('ruit', 3), ('omweg', 1), ('bedding', 1), ('achterzijde', 3), ('daarachter', 3), ('kreupelhout', 1), ('voordeur', 1), ('marnier', 1), ('geaccidenteerd', 1), ('zeil', 3), ('menner', 1), ('slang', 2), ('vestingmuur', 1), ('bakboord', 1), ('stuurboord', 1), ('raam', 6), ('doorkijk', 1), ('gevel', 2), ('optrek', 2), ('dorpel', 1), ('stoep', 1), ('rustiek', 2), ('erfje', 1), ('oever', 11), ('venster', 3), ('heuvelachtig', 1), ('kruitkamer', 1), ('mast', 2), ('ra', 1), ('voorplecht', 1), ('kantelen', 1), ('vlakte', 7), ('stroomversnelling', 1), ('begroeien', 1), ('prooi', 3), ('dak', 9), ('liggend', 1), ('ijsmassa', 2), ('instorten', 1), ('vijver', 3), ('slepen', 2), ('wegslaan', 1), ('boyengedeelte', 2), ('gebaand', 2), ('begaanbaar', 1), ('monding', 1), ('heg', 2), ('uitsnijden', 1), ('zijrivier', 1), ('intrappen', 1), ('achterwiel', 1), ('paneel', 2), ('plafond', 2), ('meer', 3), ('middenstuk', 1), ('lantaarn', 2), ('anker', 2), ('berghelling', 2), ('afdrijven', 1), ('bakboordzijde', 1), ('voorzijde', 1), ('ladd', 1), ('hek', 3), ('schutting', 1), ('uitgang', 3), ('bran', 1), ('tuigage', 1), ('nooduitgang', 1), ('ladder', 1), ('struikgewas', 1), ('dwars', 3), ('naambord', 1), ('halverwege', 2), ('afbreken', 4), ('romp', 1), ('langi', 1), ('plateau', 1), ('parallel', 1), ('loopplank', 1), ('achterdek', 1), ('voorkant', 1), ('schoorsteen', 2), ('zadel', 2), ('tegenoverliggend', 1), ('rechtuit', 1), ('uitkijktoren', 1), ('stag', 1), ('glasraam', 1), ('reeling', 1), ('averij', 1), ('plankier', 1), ('overwelven', 1), ('hekken', 1)</text:p>
          </table:table-cell>
          <table:table-cell office:value-type="string" calcext:value-type="string">
            <text:p>weerszijde, evenwijdig, moeras, plassen, wand, zitplaats, achterst, trap, liggen, langs, optrekken, verschansing, plas, uitweg, overzijde, waarlangs, muur, overboord, hut, woud, openstaan, paal, spaak, wiel, brand, moerassig, uitgestrekt, schroef, waterval, uitstrekken, heuvel, dek, marmer, grasperk, springplank, rivier, voetstuk, ijs, inham, onbegaanbaar, vlakken, vlakt, helling, bergpad, grootzeil, ruiten, ruit, omweg, bedding, achterzijde, daarachter, kreupelhout, voordeur, marnier, geaccidenteerd, zeil, menner, slang, vestingmuur, bakboord, stuurboord, raam, doorkijk, gevel, optrek, dorpel, stoep, rustiek, erfje, oever, venster, heuvelachtig, kruitkamer, mast, ra, voorplecht, kantelen, vlakte, stroomversnelling, begroeien, prooi, dak, liggend, ijsmassa, instorten, vijver, slepen, wegslaan, boyengedeelte, gebaand, begaanbaar, monding, heg, uitsnijden, zijrivier, intrappen, achterwiel, paneel, plafond, meer, middenstuk, lantaarn, anker, berghelling, afdrijven, bakboordzijde, voorzijde, ladd, hek, schutting, uitgang, bran, tuigage, nooduitgang, ladder, struikgewas, dwars, naambord, halverwege, afbreken, romp, langi, plateau, parallel, loopplank, achterdek, voorkant, schoorsteen, zadel, tegenoverliggend, rechtuit, uitkijktoren, stag, glasraam, reeling, averij, plankier, overwelven, hekken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9283" calcext:value-type="float">
            <text:p>339283</text:p>
          </table:table-cell>
          <table:table-cell office:value-type="float" office:value="26" calcext:value-type="float">
            <text:p>26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879235278267414" calcext:value-type="float">
            <text:p>0.879235278267414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606127449023593" calcext:value-type="float">
            <text:p>0.606127449023593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mengd(1), kaukasisch(1), achtergrond(1), marrons(3), inheems(2), aziatisch(1), marron(4), historisch(1), indo-europeaan(1), moor(1), inlander(1), traditioneel(2), slaaf(1), inheemse(1), moslim(2), queer(1), dwerg(2)</text:p>
          </table:table-cell>
          <table:table-cell office:value-type="string" calcext:value-type="string">
            <text:p>('lou', 1), ('-ta', 1), ('nol', 1), ('ttw', 2), ('iml', 1), ('obo', 4), ('cdi', 1), ('tp', 1), ('nni', 1), ('n.i', 1), ('nra', 1), ('proi', 1), ("h'i", 1), ('ulier', 1), ('ttt', 1), ('uir', 1), ('k-t', 1), ('bs-', 1), (".'an", 1), ('inu', 1), ('itei', 1), ('i:-', 1)</text:p>
          </table:table-cell>
          <table:table-cell office:value-type="string" calcext:value-type="string">
            <text:p>lou, -ta, nol, ttw, iml, obo, cdi, tp, nni, n.i, nra, proi, h'i, ulier, ttt, uir, k-t, bs-, .'an, inu, itei, i:-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1900" calcext:value-type="float">
            <text:p>341900</text:p>
          </table:table-cell>
          <table:table-cell office:value-type="float" office:value="322" calcext:value-type="float">
            <text:p>322</text:p>
          </table:table-cell>
          <table:table-cell office:value-type="float" office:value="0.201863354037267" calcext:value-type="float">
            <text:p>0.201863354037267</text:p>
          </table:table-cell>
          <table:table-cell office:value-type="float" office:value="0.209311936597517" calcext:value-type="float">
            <text:p>0.209311936597517</text:p>
          </table:table-cell>
          <table:table-cell office:value-type="float" office:value="0.763975155279503" calcext:value-type="float">
            <text:p>0.763975155279503</text:p>
          </table:table-cell>
          <table:table-cell office:value-type="float" office:value="0.61443487008744" calcext:value-type="float">
            <text:p>0.61443487008744</text:p>
          </table:table-cell>
          <table:table-cell office:value-type="float" office:value="0.0341614906832298" calcext:value-type="float">
            <text:p>0.0341614906832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chtergrond(13), dwerggroei(28), hottentotten(5), negerrijk(2), homo(3), aziatischejgeit(2), slaaf(5), inheems(10), aziatisch(21), aziatische(10), indiaan(2), afkomst(5), traditionele(5), gemengd(7), pygmee(7), baboe(3), wild(3), metis(1), medicijnman(7), zigeuners(1), mulat(1), inboorlingen(3), volbloed(3), islamiet(2), westers(1), indo-europeaan(21), moslim(6), zigeunerbende(2), lilliputter(2), marron(7), moslimsch(1), verwilderd(1), zigeunermuziek(1), indo(1), ontdekken(4), koppensneller(2), inheemse(2), traditioneel(4), gekleurd(2), zimbabwe(1), halfbloed(6), onbeschaafd(2), kwinti(1), inheemschen(1), primitief(5), zigeuner(3), barbaarschheid(1), onbeschaafdheid(1), historisch(5), negervrees(1), mulattin(1), slavenschip(3), ras(1), bediende(3), stammen(1), indisch(1), gekleurde(1), bosneger(1), wilde(1), handicap(1), negerslaven(2), k'mesties(2), lesbische(1), roots(2), blank(2), kaukasisch(2), grootst(1), eskimo's(3), dwerg(6), historische(1), wereldhistorische(1), inlander(4), afgod(2), moordenaar(1), berber(3), moslims(3), queer(1), knecht(1), groothistorische(1), slaaft(1), koelies(1), muzelmannen(1), christelijkhistorischen(1), hottentottenstam(1), misvormden(3), aziatischen(1), mesties(2), koelie(1), barbaar(2), muzelman(1), zwartje(1), inboorling(1), lilliputters(2), slaven(1), kaffers(1), barbaren(3), neger(2), en'marron(1), mengras(1), exotisch(1), blanke(1), handicapper(1), eskimo(1), inuit(1), bedienden(1), marrons(1), hottentot(1)</text:p>
          </table:table-cell>
          <table:table-cell office:value-type="string" calcext:value-type="string">
            <text:p>('hersenen', 1), ('zwellen', 5), ('stelen', 15), ('dierenrijk', 2), ('klier', 6), ('voeden', 7), ('lichaam', 31), ('voorjaar', 5), ('volop', 4), ('tropen', 7), ('ademhalingswerktuigen', 1), ('misvorming', 5), ('genezen', 10), ('pijn', 2), ('ziekte', 31), ('eetlust', 2), ('vaccinatie', 2), ('ongezond', 4), ('lepra', 5), ('pest', 3), ('aziatisch', 29), ('winter', 12), ('kwaadaardig', 4), ('genezing', 4), ('koorts', 3), ('adverteren', 1), ('zomer', 13), ('herfst', 4), ('ontvreemden', 3), ('gezwel', 1), ('woekering', 1), ('organisme', 3), ('malaria', 1), ('suikerzieken', 1), ('bloed', 36), ('cholera-gevall', 1), ('verkoudheid', 1), ('wintermaand', 1), ('lidmaat', 4), ('rachitis', 2), ('flauwte', 1), ('analyse', 3), ('jacht', 15), ('najaar', 2), ('diarrhee', 1), ('bedienen', 13), ('pok', 4), ('kwaal', 2), ('spijsvertering', 2), ('immuun', 1), ('kiespijn', 2), ('bedien', 3), ('aanrichten', 3), ('stempel', 3), ('slaapzieken', 1), ('epidemisch', 2), ('griep', 1), ('spit', 1), ('ziekteverschijnsel', 1), ('cholerageval', 2), ('bloedsomloop', 1), ('klieren', 4), ('aantasten', 2), ('neurasthenie', 1), ('tering', 2), ('geneeswijs', 2), ('verstopping', 1), ('kramp', 1), ('levensduur', 1), ('spaarzaam', 1), ('overplanting', 1), ('voortbrengen', 3), ('kapen', 2), ('toebrengen', 3), ('cholera', 3), ('oogziekte', 1), ('besmetten', 2), ('jeuk', 1), ('chronisch', 2), ('ruimschoots', 2), ('besmettelijk', 1), ('lupus', 1), ('gewricht', 1), ('longtering', 1), ('ingeent', 1), ('leefwijze', 3), ('quarantaine', 1), ('uitwendig', 2), ('gevreesd', 1), ('besmetting', 1), ('hongerig', 1), ('borstkwaal', 1), ('geslachtsziekte', 1), ('infectie', 1), ('hartverlamming', 1), ('reclame', 3), ('verwoesting', 1), ('bezweken', 1), ('stuip', 1), ('aangerichte', 1), ('beri-beri', 1), ('dementia', 1), ('verlamming', 1)</text:p>
          </table:table-cell>
          <table:table-cell office:value-type="string" calcext:value-type="string">
            <text:p>hersenen, zwellen, stelen, dierenrijk, klier, voeden, lichaam, voorjaar, volop, tropen, ademhalingswerktuigen, misvorming, genezen, pijn, ziekte, eetlust, vaccinatie, ongezond, lepra, pest, aziatisch, winter, kwaadaardig, genezing, koorts, adverteren, zomer, herfst, ontvreemden, gezwel, woekering, organisme, malaria, suikerzieken, bloed, cholera-gevall, verkoudheid, wintermaand, lidmaat, rachitis, flauwte, analyse, jacht, najaar, diarrhee, bedienen, pok, kwaal, spijsvertering, immuun, kiespijn, bedien, aanrichten, stempel, slaapzieken, epidemisch, griep, spit, ziekteverschijnsel, cholerageval, bloedsomloop, klieren, aantasten, neurasthenie, tering, geneeswijs, verstopping, kramp, levensduur, spaarzaam, overplanting, voortbrengen, kapen, toebrengen, cholera, oogziekte, besmetten, jeuk, chronisch, ruimschoots, besmettelijk, lupus, gewricht, longtering, ingeent, leefwijze, quarantaine, uitwendig, gevreesd, besmetting, hongerig, borstkwaal, geslachtsziekte, infectie, hartverlamming, reclame, verwoesting, bezweken, stuip, aangerichte, beri-beri, dementia, verlamming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1940" calcext:value-type="float">
            <text:p>341940</text:p>
          </table:table-cell>
          <table:table-cell office:value-type="float" office:value="279" calcext:value-type="float">
            <text:p>279</text:p>
          </table:table-cell>
          <table:table-cell office:value-type="float" office:value="0.200716845878136" calcext:value-type="float">
            <text:p>0.200716845878136</text:p>
          </table:table-cell>
          <table:table-cell office:value-type="float" office:value="0.24305755885493" calcext:value-type="float">
            <text:p>0.24305755885493</text:p>
          </table:table-cell>
          <table:table-cell office:value-type="float" office:value="0.763440860215054" calcext:value-type="float">
            <text:p>0.763440860215054</text:p>
          </table:table-cell>
          <table:table-cell office:value-type="float" office:value="0.619018504235245" calcext:value-type="float">
            <text:p>0.619018504235245</text:p>
          </table:table-cell>
          <table:table-cell office:value-type="float" office:value="0.03584229390681" calcext:value-type="float">
            <text:p>0.0358422939068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ger(2), gemengd(7), achtergrond(11), koelie(2), negerslaven(3), indo-europeaan(16), historisch(26), dwerggroei(15), kaukasisch(2), inlandsche(2), kaffers(2), aziatisch(8), moslim(15), marron(7), baboe(3), barbaren(3), roots(1), indo(6), inboorling(4), ontdekken(2), mongool(2), inheemse(6), afgod(3), traditionele(16), inlander(5), moslimsche(2), aziatische(4), slaven(2), mulat(2), onbeschaafd(3), historischen(2), inheemsche(2), kokkie(2), afgodendienst(1), zigeunermuziek(1), lilliputter(2), berber(2), zwartje(5), indische(1), medicijnman(2), muzelman(2), misvormden(2), inheems(5), historischcn(1), volbloed(1), gay(1), eskimo's(1), islamiet(1), historische(5), pygmee(1), stam(2), indiaan(1), gemengde(3), blank(1), inuit(1), queer(1), slaaf(3), koppensnellers(1), primitief(2), ras(4), homo(2), lesbisch(1), galeislaven(1), bediende(1), negers(1), afkomstig(1), moslimsoh(1), koppensneller(2), moslims(1), moor(1), aboriginal(1), handicap(1), traditioneel(2), eskimo(1), indolonten(1), slavenschip(1), negerrijk(1), muzelmansche(1), lilliputters(1), jakarta(2), zimbabwe(1), indo's(1), indisch(1), zigeuner(1), westerse(1), zigeuners(1), boesman(1), bedienden(1), afkomst(1), senaatsbediende(1), moslimcultuur(1), marrons(1), wild(1), halfbloed(1)</text:p>
          </table:table-cell>
          <table:table-cell office:value-type="string" calcext:value-type="string">
            <text:p>('afleggen', 16), ('leerling', 18), ('kweekschool', 1), ('onderwijzer', 18), ('onderwijzeres', 2), ('openbaar', 35), ('universiteit', 28), ('lectoraat', 1), ('onderwijs', 30), ('gymnastiek', 1), ('afnemen', 9), ('muloschol', 1), ('school', 54), ('letteren', 2), ('werkzaam', 12), ('open-', 1), ('achterhoek', 1), ('eeredienst', 5), ('examen', 2), ('college', 8), ('toelaten', 7), ('geneeskund', 1), ('onderwijze', 1), ('archief', 4), ('docent', 3), ('cursus', 6), ('limb', 2), ('opleiden', 4), ('leergang', 1), ('studiejaar', 1), ('theologisch', 4), ('theologie', 2), ('studeren', 3), ('diploma', 4), ('ambachtsschool', 4), ('zusterschool', 1), ('werktuigkundig', 1), ('doctor', 4), ('proefschrift', 2), ('stedelijk', 2), ('schoolopziener', 2), ('leerkracht', 2), ('normaalschool', 1), ('technisch', 7), ('onderwijzen', 6), ('sohool', 1), ('bouwkundig', 2), ('vakteekenschool', 1), ('wintercursus', 1), ('onderwijsinstelling', 1), ('leerjaar', 1), ('aan-het', 1), ('onderwijn', 1), ('schooljaar', 1), ('sollicitant', 1), ('burgerschool', 2), ('natuur-', 2), ('hoogeschool', 4), ('geneeskunst', 1), ('staatstoezicht', 1), ('onderwgs', 1), ('gymnasium', 3), ('chool', 1), ('onderwy', 1), ('conservator', 1), ('eed', 5), ('hollandsch-', 1), ('leeraar', 1), ('gemeentebestuur', 1), ('archivaris', 2), ('aken', 1), ('academie', 1), ('beeldende', 1), ('univer', 1), ('technologisch', 1), ('volontair', 1), ('leerare', 1), ('schoolhoofd', 1), ('kerkbestuur', 1), ('praedicaat', 1), ('promoveren', 1), ('hoogeschol', 1), ('onenbar', 1), ('burger-', 1), ('rijkslandbouwproefstation', 1), ('brevet', 1), ('handelsschool', 1), ('twente', 2), ('onderwijser', 1), ('schooi', 1), ('meisjesschool', 2), ('apothekersbedienen', 1), ('internaat', 1), ('toelating', 1), ('civilis', 1), ('rijksveldwacht', 1), ('leraar', 1), ('proefwerk', 1), ('adspirant', 1), ('onderwij', 1), ('lagere', 1), ('leerschool', 1), ('leerstoel', 1), ('bijz', 1), ('schooldag', 1), ('onderw', 1), ('dissertatie', 1), ('propaedeutisch', 1), ('werktuigbouwkunde', 1), ('technische', 1)</text:p>
          </table:table-cell>
          <table:table-cell office:value-type="string" calcext:value-type="string">
            <text:p>afleggen, leerling, kweekschool, onderwijzer, onderwijzeres, openbaar, universiteit, lectoraat, onderwijs, gymnastiek, afnemen, muloschol, school, letteren, werkzaam, open-, achterhoek, eeredienst, examen, college, toelaten, geneeskund, onderwijze, archief, docent, cursus, limb, opleiden, leergang, studiejaar, theologisch, theologie, studeren, diploma, ambachtsschool, zusterschool, werktuigkundig, doctor, proefschrift, stedelijk, schoolopziener, leerkracht, normaalschool, technisch, onderwijzen, sohool, bouwkundig, vakteekenschool, wintercursus, onderwijsinstelling, leerjaar, aan-het, onderwijn, schooljaar, sollicitant, burgerschool, natuur-, hoogeschool, geneeskunst, staatstoezicht, onderwgs, gymnasium, chool, onderwy, conservator, eed, hollandsch-, leeraar, gemeentebestuur, archivaris, aken, academie, beeldende, univer, technologisch, volontair, leerare, schoolhoofd, kerkbestuur, praedicaat, promoveren, hoogeschol, onenbar, burger-, rijkslandbouwproefstation, brevet, handelsschool, twente, onderwijser, schooi, meisjesschool, apothekersbedienen, internaat, toelating, civilis, rijksveldwacht, leraar, proefwerk, adspirant, onderwij, lagere, leerschool, leerstoel, bijz, schooldag, onderw, dissertatie, propaedeutisch, werktuigbouwkunde, technische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37526" calcext:value-type="float">
            <text:p>337526</text:p>
          </table:table-cell>
          <table:table-cell office:value-type="float" office:value="46" calcext:value-type="float">
            <text:p>46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622833166497845" calcext:value-type="float">
            <text:p>0.622833166497845</text:p>
          </table:table-cell>
          <table:table-cell office:value-type="float" office:value="0.760869565217391" calcext:value-type="float">
            <text:p>0.760869565217391</text:p>
          </table:table-cell>
          <table:table-cell office:value-type="float" office:value="0.630752538183313" calcext:value-type="float">
            <text:p>0.630752538183313</text:p>
          </table:table-cell>
          <table:table-cell office:value-type="float" office:value="0.0652173913043478" calcext:value-type="float">
            <text:p>0.0652173913043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aditionele(3), achtergrond(3), historisch(1), aziatisch(2), halfbloed(1), neger(1), dwerggroei(1), exotisch(1), marron(5), queer(3), inheems(6), kwinti(1), koelies(1), aziatische(1), tovenaar(1), mesties(1), islamiet(1), inlander(1), roots(1), inboorling(1), pygmee(1), gemengd(1), afkomst(1), hottentot(1), primitief(1), westers(1), jakarta(1), indo-europeaan(2), knecht(1)</text:p>
          </table:table-cell>
          <table:table-cell office:value-type="string" calcext:value-type="string">
            <text:p>('wol', 11), ('makk', 1), ('stikk', 1), ('fen', 5), ('sit', 1), ('sel', 3), ('litt', 2), ('nij', 4), ('det', 4), ('jimme', 1), ('jimm', 1), ('mar', 4), ('ear', 2), ('geast', 1), ('oan', 3), ('fjild', 1), ('moatte', 1), ('nei', 1), ('siten', 1), ('elkoar', 1), ('seld', 1), ('aids', 1), ('jonn', 1), ('dwaen', 1), ('oer', 1)</text:p>
          </table:table-cell>
          <table:table-cell office:value-type="string" calcext:value-type="string">
            <text:p>wol, makk, stikk, fen, sit, sel, litt, nij, det, jimme, jimm, mar, ear, geast, oan, fjild, moatte, nei, siten, elkoar, seld, aids, jonn, dwaen, oer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1682" calcext:value-type="float">
            <text:p>341682</text:p>
          </table:table-cell>
          <table:table-cell office:value-type="float" office:value="54" calcext:value-type="float">
            <text:p>5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75971784504944" calcext:value-type="float">
            <text:p>0.675971784504944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0.639342251922977" calcext:value-type="float">
            <text:p>0.639342251922977</text:p>
          </table:table-cell>
          <table:table-cell office:value-type="float" office:value="0.0740740740740741" calcext:value-type="float">
            <text:p>0.0740740740740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lavenschip(1), ras(1), page(5), stam(1), zigeunerbende(1), gekleurd(1), grootsch(1), queertitle(1), marron(4), aboriginal(5), berber(2), achtergrond(3), homo(1), inboorlingen(1), roots(3), handicap(2), dwerg(1), afgod(1), indisch(1), gemengd(1), zigeuners(1), indo-europeaan(1), bediende(1), trans(1), kaukasisch(1), queer(2), traditionele(1), aziatisch(1), moslim(2), historisch(1), historische(1), neger(2), zwartje(1), negerslaven(1)</text:p>
          </table:table-cell>
          <table:table-cell office:value-type="string" calcext:value-type="string">
            <text:p>('american', 8), ('general', 2), ('steel', 2), ('montgomery', 1), ('car', 2), ('coal', 1), ('standard', 2), ('can', 8), ('cop', 1), ('ward', 2), ('chade', 1), ('elevator', 2), ('foundry', 1), ('chase', 2), ('united', 5), ('states', 3), ('oil', 1), ('chartered', 3), ('pasco', 1), ('anglo', 2), ('tinto', 1), ('anaconda', 2), ('malay', 2), ('amerlcan', 1), ('shell', 2), ('goldfields', 1), ('eastman', 1), ('service', 1), ('worthington', 1), ('citie', 1), ('randfontein', 1), ('randmines', 1), ('linggi', 1), ('beers', 1), ('republic', 1), ('dry', 2), ('rayon', 1), ('works', 1), ('trans', 1), ('iron', 1)</text:p>
          </table:table-cell>
          <table:table-cell office:value-type="string" calcext:value-type="string">
            <text:p>american, general, steel, montgomery, car, coal, standard, can, cop, ward, chade, elevator, foundry, chase, united, states, oil, chartered, pasco, anglo, tinto, anaconda, malay, amerlcan, shell, goldfields, eastman, service, worthington, citie, randfontein, randmines, linggi, beers, republic, dry, rayon, works, trans, iron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1567" calcext:value-type="float">
            <text:p>341567</text:p>
          </table:table-cell>
          <table:table-cell office:value-type="float" office:value="1436" calcext:value-type="float">
            <text:p>1436</text:p>
          </table:table-cell>
          <table:table-cell office:value-type="float" office:value="0.191504178272981" calcext:value-type="float">
            <text:p>0.191504178272981</text:p>
          </table:table-cell>
          <table:table-cell office:value-type="float" office:value="0.211297115611424" calcext:value-type="float">
            <text:p>0.211297115611424</text:p>
          </table:table-cell>
          <table:table-cell office:value-type="float" office:value="0.765320334261838" calcext:value-type="float">
            <text:p>0.765320334261838</text:p>
          </table:table-cell>
          <table:table-cell office:value-type="float" office:value="0.643190128211483" calcext:value-type="float">
            <text:p>0.643190128211483</text:p>
          </table:table-cell>
          <table:table-cell office:value-type="float" office:value="0.0431754874651811" calcext:value-type="float">
            <text:p>0.04317548746518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gemengd(46), bediende(10), mesties(14), meesterknecht(1), inboorling(8), dwerggroei(26), moslim(63), medicijnmannen(1), aziatisch(64), ontdekken(16), dwerg(10), wilde(5), neger(12), halfbloed(14), traditionele(63), bedienden(3), muzelman(11), achtergrond(92), zwartje(11), historisch(67), moslimsche(6), inlandsche(10), inheems(48), barbaren(12), negerslaven(15), baboe(11), zigeuner(9), koppensnellers(4), zigeunerbende(2), marron(38), lilliputters(5), zigeunermuziek(5), homo(13), negers(3), exotisch(14), gekleurd(10), indo-europeaan(61), mongool(13), zimbabwe(2), stamhoofd(1), ras(8), knecht(12), marrons(9), pygmee(7), islamiet(13), mengras(5), medicijnman(13), primitief(11), gemengde(2), negercultuur(5), volkstammen(1), stammen(2), roots(4), kaukasisch(11), wereldhistorische(2), rassenhaat(1), gekleurde(5), traditioneel(15), afgod(13), afkomst(10), berber(12), indo(9), aziatische(19), volksstam(1), dienstknechts(1), misvormden(11), historische(13), inuit(6), afkomstig(1), boesman(6), wereldmoord(1), kafferhoofdman(1), tovenaar(3), inheemschen(4), indo's(1), moslims(11), eskimo's(10), mulat(10), gay(2), mulatten(1), kaffers(4), baboes(1), inlander(11), zigeunerin(2), kaffer(12), volbloeden(1), koppensneller(11), aapman(3), indiaan(9), dienstknecht(2), groothistorische(1), onbeschaafd(17), inheems'che(2), zigeuners(4), hottentotten(5), queer(6), historischen(4), blank(9), inheemse(3), bosneger(7), wild(4), slaven(7), inheemsch(2), page(3), eskimo(7), moslimsoh(1), slaaf(16), inboorlingen(4), aziatischejgeit(2), kokkie(12), indisch(4), stamgenooten(1), hottentot(7), lesbisch(4), volbloed(3), moslimsch(1), koelie(9), slavenschip(8), indische(4), afgodendienst(2), moor(6), knechts(1), barbaar(12), indone(1), berberoorlog(1), koelied(1), halfbloedjes(1), metis'nachts(1), lilliputter(7), mohemmedaan(1), inlanders(3), grootst(1), inheemsche(6), vermoord(1), moslimcultuur(1), inheemsen(2), etniciteit(1), koelies(2), stamgenoot(1), aboriginal(2), stam(5), wetshistorische(1), en'marron(1), indiaans(1), lesbische(4), tovenaars(1), metis(4), negerrijk(4), negerjongen(1), roots'(1), dwergen(2), barbarlje(3), slavenhandel(1), indostijl(1), demooraten(1), negervrees(1), bataviasche(1), handicap(2), mongoolse(2), zimbabwecultuur(2), inheemsebe(1), afgodisch(1), indo-europeaans(1), indolonten(1), indonesi(1), indiaansch(1), exotische(3), westers(3), verraste(1), moordenaar(1), mongoolsche(2), barbaar'sche(1), traditioneelen(1), inheemseen(1), winkelknechten(1), berbers(1), wilden(1), rassen(2), dwergeu(1), pages(1), barbaarschheid(1), k'mesties(2), galeislaven(1), homogeen(1), moslimsohe(1), bediendepmijnneer(1), hottentottenstam(1), aziatischen(1), muzelmansche(1), muzelmansch(1), handicapper(1), blanke(1)</text:p>
          </table:table-cell>
          <table:table-cell office:value-type="string" calcext:value-type="string">
            <text:p>('gebied', 82), ('opmerken', 11), ('spreken', 147), ('voldongen', 2), ('politiek', 78), ('toegeven', 9), ('verantwoordelijkheid', 5), ('gelooven', 18), ('heel', 140), ('bevestigen', 22), ('niemand', 43), ('hopen', 30), ('genoeg', 37), ('twijfelen', 7), ('lijken', 31), ('wijzen', 91), ('zoo', 437), ('verklaren', 78), ('toedracht', 1), ('macht', 48), ('werkelijk', 32), ('dan-', 3), ('gewagen', 8), ('zien', 311), ('krachtig', 24), ('uitvoerig', 12), ('schoolstrijd', 1), ('begrijpen', 49), ('geloven', 25), ('eigenlijk', 46), ('beschouwing', 20), ('verdedigen', 16), ('inzien', 15), ('genoegen', 9), ('eenmaal', 34), ('opmerking', 17), ('degeen', 1), ('belofte', 5), ('voorzek', 7), ('trouwens', 18), ('zelve', 13), ('ware', 20), ('tenminste', 11), ('beweren', 25), ('vereenigen', 6), ('voorbaat', 2), ('gemoet', 2), ('vrijen', 2), ('detailleren', 1), ('herinneren', 38), ('constitutie', 2), ('tegemoet', 9), ('stap', 5), ('wachten', 49), ('zullen', 19), ('datgene', 5), ('toekomstigen', 2), ('documenteren', 3), ('verleren', 1), ('alweer', 7), ('eegt', 2), ('gemeenschappelijk', 8), ('schetsen', 5), ('edoch', 4), ('merken', 18), ('staatkunen', 5), ('veronderstelling', 2), ('uiteenzetting', 5), ('beloven', 7), ('schenden', 3), ('hoofdtrek', 1), ('betwijfelen', 2), ('weinig', 6), ('nationaliteit', 1), ('bizonders', 1), ('onderschrijven', 2), ('memoreeren', 1), ('bijster', 1), ('uiten', 11), ('opsomming', 2), ('gesprokene', 2), ('waoht', 1), ('program', 7), ('memoreren', 1), ('gunst', 7), ('goedschiks', 1), ('zoio', 1), ('zwaartepunt', 2), ('bevestiging', 3), ('wasl', 1), ('verzoen', 2), ('nadruk', 8), ('verenigen', 2), ('duideljjk', 1), ('verwonder', 1), ('asylrecht', 1), ('nouding', 1), ('duidelijkheidshalve', 1), ('allang', 2), ('tdie', 1), ('logenstraffen', 2), ('vereenigt', 1), ('echter-', 1), ('tegendeel', 4), ('dralen', 2), ('politick', 1), ('terloops', 2), ('maak', 2), ('verwijzen', 2), ('verzwijgen', 2), ('haarbreed', 1), ('heeten', 3), ("kol's", 1), ('toeschijnen', 2), ('ontij', 1), ('beweg', 1), ('litiek', 1), ('politieken', 1), ('heole', 1), ('reppen', 1), ('zicus', 1), ('le', 1), ('poli', 1), ('wederlegging', 1), ('verduidelijking', 1), ('dilemma', 1), ('bijzaak', 1), ('pohtiek', 1), ('tegenspraak', 1), ('heelwat', 1), ('ondienst', 1), ('eigenlek', 1), ('andersom', 1), ('getr', 1), ('bewyst', 1), ('staatszaak', 1), ('instemmen', 1)</text:p>
          </table:table-cell>
          <table:table-cell office:value-type="string" calcext:value-type="string">
            <text:p>gebied, opmerken, spreken, voldongen, politiek, toegeven, verantwoordelijkheid, gelooven, heel, bevestigen, niemand, hopen, genoeg, twijfelen, lijken, wijzen, zoo, verklaren, toedracht, macht, werkelijk, dan-, gewagen, zien, krachtig, uitvoerig, schoolstrijd, begrijpen, geloven, eigenlijk, beschouwing, verdedigen, inzien, genoegen, eenmaal, opmerking, degeen, belofte, voorzek, trouwens, zelve, ware, tenminste, beweren, vereenigen, voorbaat, gemoet, vrijen, detailleren, herinneren, constitutie, tegemoet, stap, wachten, zullen, datgene, toekomstigen, documenteren, verleren, alweer, eegt, gemeenschappelijk, schetsen, edoch, merken, staatkunen, veronderstelling, uiteenzetting, beloven, schenden, hoofdtrek, betwijfelen, weinig, nationaliteit, bizonders, onderschrijven, memoreeren, bijster, uiten, opsomming, gesprokene, waoht, program, memoreren, gunst, goedschiks, zoio, zwaartepunt, bevestiging, wasl, verzoen, nadruk, verenigen, duideljjk, verwonder, asylrecht, nouding, duidelijkheidshalve, allang, tdie, logenstraffen, vereenigt, echter-, tegendeel, dralen, politick, terloops, maak, verwijzen, verzwijgen, haarbreed, heeten, kol's, toeschijnen, ontij, beweg, litiek, politieken, heole, reppen, zicus, le, poli, wederlegging, verduidelijking, dilemma, bijzaak, pohtiek, tegenspraak, heelwat, ondienst, eigenlek, andersom, getr, bewyst, staatszaak, instemmen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41480" calcext:value-type="float">
            <text:p>341480</text:p>
          </table:table-cell>
          <table:table-cell office:value-type="float" office:value="21" calcext:value-type="float">
            <text:p>2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67059635592784" calcext:value-type="float">
            <text:p>0.767059635592784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646791187577224" calcext:value-type="float">
            <text:p>0.646791187577224</text:p>
          </table:table-cell>
          <table:table-cell office:value-type="float" office:value="0.0952380952380952" calcext:value-type="float">
            <text:p>0.0952380952380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htergrond(2), volbloed(2), inheems(1), kokkie(1), wilde(1), dwerggroei(2), muzelman(1), gemengd(1), berber(1), marron(1), page(1), tovenaar(1), baboe(1), bosneger(1), ontdekken(1), indischen(1), zwartje(1), knechts(1)</text:p>
          </table:table-cell>
          <table:table-cell office:value-type="string" calcext:value-type="string">
            <text:p>('reuvekamp', 1), ('baas', 5), ('marten', 1), ('wietske', 1), ('wissink', 1), ('boukje', 1), ('horstman', 1), ('zwier', 1), ('jonkman', 2), ('geert', 1), ('sietske', 1), ('platvoet', 2), ('jelle', 1), ('krist', 1), ('stukje', 1)</text:p>
          </table:table-cell>
          <table:table-cell office:value-type="string" calcext:value-type="string">
            <text:p>reuvekamp, baas, marten, wietske, wissink, boukje, horstman, zwier, jonkman, geert, sietske, platvoet, jelle, krist, stukje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0150" calcext:value-type="float">
            <text:p>340150</text:p>
          </table:table-cell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office:value-type="float" office:value="0.301510431705319" calcext:value-type="float">
            <text:p>0.301510431705319</text:p>
          </table:table-cell>
          <table:table-cell office:value-type="float" office:value="0.76" calcext:value-type="float">
            <text:p>0.76</text:p>
          </table:table-cell>
          <table:table-cell office:value-type="float" office:value="0.648404323906148" calcext:value-type="float">
            <text:p>0.6484043239061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lfbloed(1), lilliputter(3), traditionele(2), marron(1), aboriginal(2), slaven(1), negerslaven(1), gemengd(4), exotisch(1), zigeunerin(1), achtergrond(1), inheems(1), historische(1), roots(1), ontdekken(1), queer(1), koppensnellers(1), traditioneel(1)</text:p>
          </table:table-cell>
          <table:table-cell office:value-type="string" calcext:value-type="string">
            <text:p>('early', 3), ('zoet', 8), ('duc', 1), ('wildeman', 1), ('merode', 1), ('juinen', 1), ('reine', 2), ('couleur', 1), ('zuur', 3), ('hardy', 1), ('handperen', 1), ('brederode', 1), ('jutteper', 1), ('zigeunerin', 1), ('seedling', 1), ('dubb', 1), ('trevoux', 1), ('kroet', 1), ('merod', 1), ('beurr', 1)</text:p>
          </table:table-cell>
          <table:table-cell office:value-type="string" calcext:value-type="string">
            <text:p>early, zoet, duc, wildeman, merode, juinen, reine, couleur, zuur, hardy, handperen, brederode, jutteper, zigeunerin, seedling, dubb, trevoux, kroet, merod, beurr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1987" calcext:value-type="float">
            <text:p>341987</text:p>
          </table:table-cell>
          <table:table-cell office:value-type="float" office:value="540" calcext:value-type="float">
            <text:p>540</text:p>
          </table:table-cell>
          <table:table-cell office:value-type="float" office:value="0.196296296296296" calcext:value-type="float">
            <text:p>0.196296296296296</text:p>
          </table:table-cell>
          <table:table-cell office:value-type="float" office:value="0.227020077760652" calcext:value-type="float">
            <text:p>0.227020077760652</text:p>
          </table:table-cell>
          <table:table-cell office:value-type="float" office:value="0.762962962962963" calcext:value-type="float">
            <text:p>0.762962962962963</text:p>
          </table:table-cell>
          <table:table-cell office:value-type="float" office:value="0.652341312974055" calcext:value-type="float">
            <text:p>0.652341312974055</text:p>
          </table:table-cell>
          <table:table-cell office:value-type="float" office:value="0.0407407407407407" calcext:value-type="float">
            <text:p>0.04074074074074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wergen(2), neger(8), gemengd(15), achtergrond(59), meesterknecht(1), exotisch(11), hottentotten(2), inheems(12), stam(2), aziatisch(20), mesties(5), zwartje(4), negers(1), page(2), gekleurd(4), negerrijk(2), ontdekken(6), moslim(21), medicijnmannen(1), afgod(5), indisch(3), inuit(3), bosneger(3), aapman(2), traditionele(32), zigeuners(1), historisch(18), inlander(6), dwerg(5), afgodsbeeldje(1), primitief(6), pygmee(6), kaffer(3), halfbloed(5), inheemse(3), muzelman(2), lesbisch(3), eskimo's(5), mulat(7), exotische(2), kokkie(3), dwergeu(1), barbaren(9), negerslaven(4), baboe(7), marrons(4), metis(2), zigeunerbende(2), bediende(2), zigeuner(4), barbaar(8), historische(5), indo-europeaan(17), wild(5), zigeunermuziek(6), eenhistorisch(1), indo(2), onbeschaafd(3), tovenaar(4), slaaf(3), jokjakarta(1), blank(4), stamhoofd(1), kwinti(1), medicijnman(6), barbarlje(1), indostijl(1), traditioneel(4), afkomst(6), bataviasche(1), marron(13), misvormden(7), negercultuur(4), volkstammen(1), queer(1), aziatische(5), roots(2), mongool(3), kaukasisch(4), koppensnellers(2), gekleurde(1), handicap(3), lilliputter(5), historischcn(1), hottentot(3), koelie(2), negerin(1), traditioneelen(1), slaven(3), aboriginal(5), galeislaven(1), zimbabwecultuur(2), slavenschip(2), inlandsche(2), mohemmedaan(1), lilliputters(2), eskimo(1), homo(3), volbloed(3), moslims(2), gay(2), wereldhistorische(1), kaffers(1), mengras(2), koppensneller(4), bediendepmijnneer(1), groothistorische(1), inboorling(1), jachtwild(1), moor(2), indische(1), indiaan(2), moortje(1), wetshistorische(1), dwerggroei(4), wilde(1), knecht(2), inheemsche(1), indischen(1), moslimsche(1), en'marron(1), ras(1), roma(1), islamieten(1), westerse(1), islamiet(1)</text:p>
          </table:table-cell>
          <table:table-cell office:value-type="string" calcext:value-type="string">
            <text:p>('schitterend', 16), ('middelpunt', 5), ('idyllisch', 1), ('wanordelijk', 1), ('aanbieden', 18), ('gaaf', 6), ('misbaar', 1), ('aanschouwen', 8), ('primitief', 15), ('toonladder', 1), ('stijl', 12), ('modern', 34), ('eeuwsch', 2), ('bezoeker', 11), ('dansen', 9), ('mooi', 63), ('artistiek', 4), ('schoon', 22), ('schoonheid', 8), ('romantisch', 4), ('welluidend', 2), ('schoone', 14), ('schilderen', 13), ('kunstwaarde', 1), ('toejuichen', 4), ('beeld', 31), ('gevleugeld', 1), ('schreeuw', 1), ('klinken', 26), ('aantrekkelijkheid', 5), ('prachtig', 30), ('indrukwekkend', 2), ('thema', 2), ('klaaglied', 2), ('climax', 1), ('donderen', 5), ('juichen', 4), ('menigte', 6), ('modulatie', 1), ('sonoor', 1), ('klank', 11), ('ontspanning', 1), ('trom', 2), ('galmen', 3), ('cachet', 2), ('merkwaardigheid', 2), ('applaus', 9), ('volksmenigte', 1), ('blind', 9), ('luid', 13), ('landkaart', 1), ('keurig', 4), ('harmonisch', 3), ('gelach', 3), ('jammeren', 1), ('cel', 3), ('heiligdom', 2), ('symboliek', 1), ('bekoorlijk', 4), ('trant', 2), ('allegorisch', 2), ('gefluister', 2), ('lieftallig', 1), ('grootsch', 6), ('dynamisch', 3), ('rhythmisch', 2), ('middenpunt', 1), ('oud-hollandsch', 1), ('toejuiching', 3), ('schreeuwen', 8), ('huiswaarts', 8), ('kunstwaaren', 1), ('imponeerend', 1), ('gevangenis', 12), ('saluutschot', 1), ('voorhistorisch', 3), ('verve', 1), ('geroep', 8), ('mondain', 2), ('ovatie', 3), ('afbeelden', 7), ('angstkreet', 1), ('klokkengelui', 1), ('cadans', 1), ('nieuwsgierig', 7), ('onberispelijk', 2), ('perkament', 1), ('kreet', 3), ('slaapdronken', 1), ('toeschouwer', 4), ('origineel', 4), ('rhythme', 1), ('zinnebeeld', 2), ('gehuil', 1), ('wonderschoon', 1), ('weerklinken', 3), ('drom', 2), ('barsten', 4), ('gillen', 5), ('middeleeuwsch', 2), ('aanplakbiljet', 1), ('gemompel', 1), ('knus', 2), ('decoratief', 2), ('gil', 2), ('stoeien', 2), ('effectvol', 1), ('titelblad', 2), ('monotoon', 1), ('bijvalsbetuiging', 1), ('aanbied', 1), ('affiche', 1), ('schare', 1), ('vroolgke', 1), ('knielen', 3), ('kostelijk', 4), ('exquis', 1), ('lawaai', 2), ('beelden', 1), ('sehoon', 2), ('schooner', 4), ('applaudisseren', 2), ('mannenstem', 1), ('nabootsen', 3), ('danst', 3), ('verpozen', 1), ('aesthetisch', 2), ('zingend', 1), ('kornuit', 2), ('spectakel', 1), ('snaar', 1), ('welverzorgd', 1), ('symbolisch', 2), ('phantastisch', 1), ('schouwspel', 2), ('lettergreep', 1), ('schoenpoetser', 1), ('liefelijk', 1), ('roep', 3), ('fragmentarisch', 1), ('schildering', 2), ('compleet', 1), ('boerenleven', 1), ('stgl', 1), ('variatie', 1), ('tumult', 1), ('betooveren', 2), ('nasaal', 1), ('illustratief', 1), ('plastisch', 1), ('plastiek', 2), ('rumoer', 1), ('decor', 2), ('zegging', 1), ('toeloop', 2), ('verpoozing', 1), ('moderniseren', 1), ('juichkreet', 1), ('pompeji', 2), ('renaissance', 1), ('coliseum', 1), ('verrukken', 1), ('oorverdoovend', 1), ('nabootsing', 1), ('gejuich', 3), ('geschreeuw', 1), ('aanschouw', 1), ('voorproef', 1), ('harmonieus', 1), ('kunstvaardigheid', 1), ('orkestratie', 1), ('schematisch', 1), ('grootschen', 1), ('verza', 1), ('subliem', 1), ('ontcijferen', 1), ('dartelen', 1), ('weergave', 1), ('getier', 1), ('bezoekster', 1), ('vaardig', 1), ('gever', 1), ('alphabet', 1), ('verstommen', 1), ('luidruchtig', 1), ('aanvallig', 1), ('vlekkeloos', 1), ('imposant', 1), ('acropolis', 1), ('fijnzinnig', 1), ('roffelen', 1), ('trommen', 1), ('aangapen', 1), ('uitgelat', 1), ('praehistorisch', 1), ('kunstuiting', 1), ('toestromen', 1), ('nieuwheid', 1), ('dartel', 1), ('allerliefst', 1)</text:p>
          </table:table-cell>
          <table:table-cell office:value-type="string" calcext:value-type="string">
            <text:p>schitterend, middelpunt, idyllisch, wanordelijk, aanbieden, gaaf, misbaar, aanschouwen, primitief, toonladder, stijl, modern, eeuwsch, bezoeker, dansen, mooi, artistiek, schoon, schoonheid, romantisch, welluidend, schoone, schilderen, kunstwaarde, toejuichen, beeld, gevleugeld, schreeuw, klinken, aantrekkelijkheid, prachtig, indrukwekkend, thema, klaaglied, climax, donderen, juichen, menigte, modulatie, sonoor, klank, ontspanning, trom, galmen, cachet, merkwaardigheid, applaus, volksmenigte, blind, luid, landkaart, keurig, harmonisch, gelach, jammeren, cel, heiligdom, symboliek, bekoorlijk, trant, allegorisch, gefluister, lieftallig, grootsch, dynamisch, rhythmisch, middenpunt, oud-hollandsch, toejuiching, schreeuwen, huiswaarts, kunstwaaren, imponeerend, gevangenis, saluutschot, voorhistorisch, verve, geroep, mondain, ovatie, afbeelden, angstkreet, klokkengelui, cadans, nieuwsgierig, onberispelijk, perkament, kreet, slaapdronken, toeschouwer, origineel, rhythme, zinnebeeld, gehuil, wonderschoon, weerklinken, drom, barsten, gillen, middeleeuwsch, aanplakbiljet, gemompel, knus, decoratief, gil, stoeien, effectvol, titelblad, monotoon, bijvalsbetuiging, aanbied, affiche, schare, vroolgke, knielen, kostelijk, exquis, lawaai, beelden, sehoon, schooner, applaudisseren, mannenstem, nabootsen, danst, verpozen, aesthetisch, zingend, kornuit, spectakel, snaar, welverzorgd, symbolisch, phantastisch, schouwspel, lettergreep, schoenpoetser, liefelijk, roep, fragmentarisch, schildering, compleet, boerenleven, stgl, variatie, tumult, betooveren, nasaal, illustratief, plastisch, plastiek, rumoer, decor, zegging, toeloop, verpoozing, moderniseren, juichkreet, pompeji, renaissance, coliseum, verrukken, oorverdoovend, nabootsing, gejuich, geschreeuw, aanschouw, voorproef, harmonieus, kunstvaardigheid, orkestratie, schematisch, grootschen, verza, subliem, ontcijferen, dartelen, weergave, getier, bezoekster, vaardig, gever, alphabet, verstommen, luidruchtig, aanvallig, vlekkeloos, imposant, acropolis, fijnzinnig, roffelen, trommen, aangapen, uitgelat, praehistorisch, kunstuiting, toestromen, nieuwheid, dartel, allerliefst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1679" calcext:value-type="float">
            <text:p>341679</text:p>
          </table:table-cell>
          <table:table-cell office:value-type="float" office:value="267" calcext:value-type="float">
            <text:p>267</text:p>
          </table:table-cell>
          <table:table-cell office:value-type="float" office:value="0.187265917602996" calcext:value-type="float">
            <text:p>0.187265917602996</text:p>
          </table:table-cell>
          <table:table-cell office:value-type="float" office:value="0.453161257806563" calcext:value-type="float">
            <text:p>0.453161257806563</text:p>
          </table:table-cell>
          <table:table-cell office:value-type="float" office:value="0.760299625468165" calcext:value-type="float">
            <text:p>0.760299625468165</text:p>
          </table:table-cell>
          <table:table-cell office:value-type="float" office:value="0.662985222551563" calcext:value-type="float">
            <text:p>0.662985222551563</text:p>
          </table:table-cell>
          <table:table-cell office:value-type="float" office:value="0.052434456928839" calcext:value-type="float">
            <text:p>0.0524344569288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oslim(10), indo-europeaan(9), dwerggroei(6), bediende(1), koppensneller(3), achtergrond(14), inheems(11), traditionele(10), moslimsche(1), inboorlingen(3), exotische(1), afkomst(2), historisch(14), neger(1), roots(2), marron(19), queer(2), aziatisch(8), onbeschaafd(4), page(5), moor(3), koelie(1), berber(5), negercultuur(1), allochtoon(1), kokkie(1), verraste(1), barbaar(3), gekleurd(2), ontdekken(1), mongool(3), halfbloed(1), traditioneel(3), gemengd(7), handicap(2), muzelman(1), inlander(3), metis(2), islamiet(2), mesties(1), zwartje(2), wild(2), exotisch(3), mulat(1), afgodendienst(1), en'marron(1), lilliputter(2), slaven(2), boesman(2), zigeuner(3), gay(2), primitief(2), marrons(3), pygmee(3), slaaf(2), aboriginal(2), aapman(1), aziatische(2), hottentot(1), mengras(3), tovenaar(1), inboorling(1), etniciteit(1), stam(2), negerslaven(2), baboe(4), knecht(1), zimbabwecultuur(1), k'mesties(2), volbloedpaard(1), moslims(2), afgod(1), metis'nachts(1), moord(1), indiaan(1), barbaar'sche(1), homo(3), marron'(1), indo(1), schildersknecht(1), islamieten(1), negers(1), medicijnman(1), blanke(1), homogeen(1), gekleurde(1), lilliputters(1), blank(1), eskimo's(1), grootste(1), misvormden(1), ras(2), kaffer(1), kwinti(1), koelies(1), zigeuners(1), indiaansch(1), gemengde(2), indisch(1), dwerg(2), barbaarschheid(1), historische(1), inlandsche(2), slavenschip(1)</text:p>
          </table:table-cell>
          <table:table-cell office:value-type="string" calcext:value-type="string">
            <text:p>('dlt', 8), ('nit', 13), ('boor', 1), ('tij', 13), ('uil', 5), ('kei', 4), ('nok', 4), ('sak', 2), ('aar', 12), ('nien', 1), ('laar', 6), ('/ijn', 1), ('din', 5), ('djn', 2), ('mat', 10), ('veren', 13), ('ilng', 1), ('woor', 2), ('t&amp;n', 1), ('eds', 1), ('ban', 1), ('go-', 1), ('morren', 2), ('keen', 2), ('meute', 1), ('eft', 1), ('tooi', 1), ('o', 3), ('bellen', 16), ('hos', 3), ('alk', 2), ('dra', 4), ('plaateen', 1), ('ult', 8), ('aen', 3), ('reen', 2), ('aaien', 1), ('d.t', 2), ('tig', 7), ('liit', 1), ('cal', 1), ('de-o', 1), ('wei', 8), ('woa', 1), ('aaa', 6), ('alj', 1), ('lit', 4), ('-lal', 1), ('dil', 5), ('a*n', 2), ('oop', 1), ('inge', 4), ('eemt', 1), ('vissen', 1), ('tolg', 1), ('-tan', 1), ('wan', 2), ('w.is', 1), ('berst', 1), ('deaen', 1), ('nn', 1), ('/ij', 1), ('hrt', 2), ('ens', 3), ('tossen', 1), ('evo', 1), ('ien', 10), ('nan', 5), ('oiu', 1), ('htt', 2), ('sal', 2), ('si', 2), ('ain', 1), ('taj', 1), ('oit', 1), ('steit', 1), ("a's", 1), ('.ken', 1), ('hll', 1), ('ian', 1), ('vbd', 1), ('verei', 2), ('oik', 1), ('v.tn', 2), ('belatt', 1), ('ov*r', 1), ('teven', 1), ('ei-', 3), ('tater', 1), ('btt', 1), ('eelt', 1), ('alen', 2), ('leu', 1), ('dtg', 1), ('uic', 1), ('kienen', 1), ('e*-n', 1), ("i'", 1), ('ld', 1), ('loet', 2), ('bit', 1), ('tt', 1), ('bege', 1), ('wos', 1), ('oea', 1), ('in-t', 1), ('mden', 1), ('kij', 1), ('temen', 1), ('ieel', 1), ('doe', 1), ('uie', 1), ('du-', 1), ('vev', 1), ('-tij', 1), ('i', 1), ('kenen', 1), ('nikken', 3), ('jie', 1), ('u', 2), ('rul', 1), ('betel', 1), ('koof', 1), ('otn', 1), ('tiea', 2), ('hort', 1), ('aai', 2), ('slissen', 1), ('vant', 1), ('houwd', 1), ('di-', 1), ('toj', 1), ('ordi', 1), ('omler', 1), ('looien', 1), ('doo', 1), ('word-', 1), ('hint', 1), ('nis', 1), ('mnt', 1), ('gaal', 1), ('ait', 1), (".'en", 1), ('veran', 1), ('rmt', 1), ('ief', 1), ('ondar', 1), ('eaa', 1), ('oader', 1)</text:p>
          </table:table-cell>
          <table:table-cell office:value-type="string" calcext:value-type="string">
            <text:p>dlt, nit, boor, tij, uil, kei, nok, sak, aar, nien, laar, /ijn, din, djn, mat, veren, ilng, woor, t&amp;n, eds, ban, go-, morren, keen, meute, eft, tooi, o, bellen, hos, alk, dra, plaateen, ult, aen, reen, aaien, d.t, tig, liit, cal, de-o, wei, woa, aaa, alj, lit, -lal, dil, a*n, oop, inge, eemt, vissen, tolg, -tan, wan, w.is, berst, deaen, nn, /ij, hrt, ens, tossen, evo, ien, nan, oiu, htt, sal, si, ain, taj, oit, steit, a's, .ken, hll, ian, vbd, verei, oik, v.tn, belatt, ov*r, teven, ei-, tater, btt, eelt, alen, leu, dtg, uic, kienen, e*-n, i', ld, loet, bit, tt, bege, wos, oea, in-t, mden, kij, temen, ieel, doe, uie, du-, vev, -tij, i, kenen, nikken, jie, u, rul, betel, koof, otn, tiea, hort, aai, slissen, vant, houwd, di-, toj, ordi, omler, looien, doo, word-, hint, nis, mnt, gaal, ait, .'en, veran, rmt, ief, ondar, eaa, oader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1497" calcext:value-type="float">
            <text:p>341497</text:p>
          </table:table-cell>
          <table:table-cell office:value-type="float" office:value="61" calcext:value-type="float">
            <text:p>61</text:p>
          </table:table-cell>
          <table:table-cell office:value-type="float" office:value="0.163934426229508" calcext:value-type="float">
            <text:p>0.163934426229508</text:p>
          </table:table-cell>
          <table:table-cell office:value-type="float" office:value="0.70022103709695" calcext:value-type="float">
            <text:p>0.70022103709695</text:p>
          </table:table-cell>
          <table:table-cell office:value-type="float" office:value="0.754098360655738" calcext:value-type="float">
            <text:p>0.754098360655738</text:p>
          </table:table-cell>
          <table:table-cell office:value-type="float" office:value="0.673605550212175" calcext:value-type="float">
            <text:p>0.673605550212175</text:p>
          </table:table-cell>
          <table:table-cell office:value-type="float" office:value="0.0819672131147541" calcext:value-type="float">
            <text:p>0.0819672131147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istorisch(4), etniciteit(1), achtergrond(4), gekleurd(1), mulat(1), traditionele(3), moslim(3), neger(1), exotisch(2), queer(1), aziatisch(7), inheemsen(1), kaffers(1), slaven(1), eskimo(1), inboorlingen(1), barbaren(1), aziatische(1), zigeuner(1), marron(1), historische(1), gemengd(2), traditioneel(1), pygmee(2), indiaan(1), eskimo's(1), kokkie(1), misvormden(1), inheems(1), koppensneller(1), barbaar(1), baboe(1), koelie(1), knecht(1), gay(1), zigeuners(1), marrons(1), exotische(1), lilliputter(1), dwerggroei(1), dwerg(1), primitief(1)</text:p>
          </table:table-cell>
          <table:table-cell office:value-type="string" calcext:value-type="string">
            <text:p>('oppervlakte', 5), ('electrisch', 2), ('voor-', 5), ('aanbrengen', 7), ('vergroeiing', 2), ('volt.', 1), ('grootte', 9), ('put', 4), ('ontginnen', 5), ('afvoer', 2), ('voortstuwing', 1), ('ijsvrij', 1), ('waterreservoir', 1), ('eveneen', 1), ('betonnen', 1), ('uitgestrektheid', 3), ('wegruimen', 1), ('motor', 4), ('verlichting', 2), ('opruimen', 2), ('electrischen', 1), ('pijler', 1), ('uitgraven', 1)</text:p>
          </table:table-cell>
          <table:table-cell office:value-type="string" calcext:value-type="string">
            <text:p>oppervlakte, electrisch, voor-, aanbrengen, vergroeiing, volt., grootte, put, ontginnen, afvoer, voortstuwing, ijsvrij, waterreservoir, eveneen, betonnen, uitgestrektheid, wegruimen, motor, verlichting, opruimen, electrischen, pijler, uitgraven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0871" calcext:value-type="float">
            <text:p>340871</text:p>
          </table:table-cell>
          <table:table-cell office:value-type="float" office:value="190" calcext:value-type="float">
            <text:p>190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366107130200555" calcext:value-type="float">
            <text:p>0.366107130200555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677749967109523" calcext:value-type="float">
            <text:p>0.677749967109523</text:p>
          </table:table-cell>
          <table:table-cell office:value-type="float" office:value="0.0473684210526316" calcext:value-type="float">
            <text:p>0.0473684210526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rrons(2), baboe(2), traditioneel(6), dwerggroei(7), halfbloed(3), mulat(2), inheems(14), aziatisch(5), kaffers(1), gemengd(4), slaaf(3), marron(8), metis(2), allochtoon(1), achtergrond(8), traditionele(10), mongool(1), historisch(9), koppensneller(2), inheemse(2), inlander(1), inuit(2), ontdekken(2), aziatische(4), indo-europeaan(4), bosneger(4), moor(2), zigeuners(3), mengras(1), lilliputter(2), gay(1), moslims(2), aboriginal(1), historische(1), kaffer(1), queer(2), dienstknechts(1), barbaar(5), afkomst(1), koelie(1), stam(3), moslim(6), dwerg(3), roma(1), berber(2), medicijnman(1), kokkie(1), knecht(1), slaven(2), indiaan(1), eskimo(3), neger(1), inlandsche(2), metis'(1), roots(1), lilliputters(1), indische(1), inheemsebe(1), inheemsche(1), indo(1), mesties(1), zwartje(1), exotisch(2), pygmee(1), blank(1), kaukasisch(1), negerslaven(1), jakarta(1), misvormden(1), ras(2), kwinti(1), barbarlje(1), barbaarschheid(1), indisch(1), slavenschip(2), muzelman'(1), gekleurd(1), gemengde(1), bedienden(1), tovenaar(1)</text:p>
          </table:table-cell>
          <table:table-cell office:value-type="string" calcext:value-type="string">
            <text:p>('wen', 4), ('lot', 35), ('tol', 8), ('gel', 4), ('ker', 3), ('eerd', 1), ('bannen', 1), ('ler', 12), ('tier', 6), ('vin', 4), ('tic', 2), ('taf', 2), ('.oor', 1), ('iin', 2), ('vsn', 2), ('bil', 5), ('ier', 5), ('/al', 1), ('tet', 4), ('con', 6), ('orj', 1), ('cat', 1), ('e.i', 1), ('tut', 1), ('c.n', 1), ('tro', 1), ('vog', 1), ('iot', 2), ('.le', 4), ('iaal', 1), ('nd', 1), ('zim', 1), ('hng', 1), ('jin', 2), ('nde', 3), ('-in', 2), ('toi', 1), ('icn', 1), ('tie', 5), ('eld', 3), ('v.ui', 1), ('.in', 2), ('enk', 4), ('hte', 1), ('tle', 1), ('lellen', 1), ('ken-', 1), ('e-n', 2), ('jer', 2), ('bind', 1), ('tea', 1), ('lvan', 2), ('he-', 1), ('ern', 4), ('vitten', 1), ('al-', 2), ('ter-', 1), ('inj', 2), ('iers', 1), ('vtn', 1), ('taa', 3), ('bied', 1), ('onen', 1), ('yah', 1), ('wem', 1), ('vra', 1), ('lerd', 1), ('geh', 1), ('jot', 1), ('nen', 2), ('roo', 1), ('hes', 1), ('iek', 1), ('minnen', 1), ('d&gt;-', 1), ('tarren', 1), ('denden', 1), ('v.n', 1), ('raa', 2), ('teling', 1), ('ers', 1), ('indeling', 1), ('vraat', 1), ('tte', 1)</text:p>
          </table:table-cell>
          <table:table-cell office:value-type="string" calcext:value-type="string">
            <text:p>wen, lot, tol, gel, ker, eerd, bannen, ler, tier, vin, tic, taf, .oor, iin, vsn, bil, ier, /al, tet, con, orj, cat, e.i, tut, c.n, tro, vog, iot, .le, iaal, nd, zim, hng, jin, nde, -in, toi, icn, tie, eld, v.ui, .in, enk, hte, tle, lellen, ken-, e-n, jer, bind, tea, lvan, he-, ern, vitten, al-, ter-, inj, iers, vtn, taa, bied, onen, yah, wem, vra, lerd, geh, jot, nen, roo, hes, iek, minnen, d&gt;-, tarren, denden, v.n, raa, teling, ers, indeling, vraat, tte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0424" calcext:value-type="float">
            <text:p>340424</text:p>
          </table:table-cell>
          <table:table-cell office:value-type="float" office:value="169" calcext:value-type="float">
            <text:p>169</text:p>
          </table:table-cell>
          <table:table-cell office:value-type="float" office:value="0.177514792899408" calcext:value-type="float">
            <text:p>0.177514792899408</text:p>
          </table:table-cell>
          <table:table-cell office:value-type="float" office:value="0.604196543713329" calcext:value-type="float">
            <text:p>0.604196543713329</text:p>
          </table:table-cell>
          <table:table-cell office:value-type="float" office:value="0.757396449704142" calcext:value-type="float">
            <text:p>0.757396449704142</text:p>
          </table:table-cell>
          <table:table-cell office:value-type="float" office:value="0.677975515579437" calcext:value-type="float">
            <text:p>0.677975515579437</text:p>
          </table:table-cell>
          <table:table-cell office:value-type="float" office:value="0.0650887573964497" calcext:value-type="float">
            <text:p>0.065088757396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mengd(5), baboe(3), lilliputters(2), indo-europeaan(8), inheemsen(1), pygmee(1), aziatisch(7), inboorling(2), kokkie(1), kaffers(1), homo(3), queer(1), marron(5), historisch(12), achtergrond(9), koelie(1), berber(2), traditionele(10), barbaren(3), ontdekken(3), afgod(4), hottentotten(1), islamiet(1), afgodendienst(2), knecht(1), afkomst(1), barbaar(5), afgodsbeeldje(1), moslimsche(1), wilde(1), dwerggroei(4), kaffer(3), koppensneller(3), indone(1), muzelman(3), berberoorlog(1), handicap(1), halfbloed(1), eskimo(1), dwergjes(1), mulat(1), inheems(6), slaaf(3), historische(2), aapman(1), dwergeu(1), negerslaven(1), moslim(7), aziatische(1), inheemsche(1), galeislaven(1), groothistorische(1), indiaan(1), indo(2), inlandsche(1), traditioneelen(1), mesties(2), schildersknecht(1), slavenschip(1), aziatischen(1), mohemmedaan(1), gekleurd(2), barbarlje(1), gekleurde(1), traditioneel(1), stam(1), zigeuner(1), dwerg(1), kaukasisch(1), negerrijk(1), volbloed(1), wild(1), primitief(1), moslims(1), barbaarsche(1)</text:p>
          </table:table-cell>
          <table:table-cell office:value-type="string" calcext:value-type="string">
            <text:p>('sic', 3), ('zijn', 61), ('dorren', 4), ('noch', 27), ('hielen', 1), ('eigenen', 4), ('eich', 1), ('das', 7), ('immer', 5), ('-der', 2), ('bei', 8), ('nah', 1), ('herr', 2), ('falie', 1), ('weise', 2), ('bitten', 1), ('teil', 1), ('haten', 4), ('hat', 7), ('eigen', 2), ('meine', 1), ('tun', 2), ('sie', 2), ('turnen', 1), ('pause', 1), ('leute', 1), ('ich', 4), ('stoff', 1), ('inner', 1), ('lieb', 1), ('wart', 1), ('sei', 1), ('mus', 1), ('liegen', 3), ('ehr', 1), ('beitrag', 1), ('un', 1), ('halben', 1), ('au', 1), ('herum', 1), ('hin', 1), ('der-', 1), ('zelt', 1), ('mir', 1), ('nun', 1), ('alter', 1), ('verdienst', 1), ('fremd', 1), ('schien', 1), ('gethan', 1), ('.die', 1), ('-die', 1)</text:p>
          </table:table-cell>
          <table:table-cell office:value-type="string" calcext:value-type="string">
            <text:p>sic, zijn, dorren, noch, hielen, eigenen, eich, das, immer, -der, bei, nah, herr, falie, weise, bitten, teil, haten, hat, eigen, meine, tun, sie, turnen, pause, leute, ich, stoff, inner, lieb, wart, sei, mus, liegen, ehr, beitrag, un, halben, au, herum, hin, der-, zelt, mir, nun, alter, verdienst, fremd, schien, gethan, .die, -die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1821" calcext:value-type="float">
            <text:p>341821</text:p>
          </table:table-cell>
          <table:table-cell office:value-type="float" office:value="73" calcext:value-type="float">
            <text:p>73</text:p>
          </table:table-cell>
          <table:table-cell office:value-type="float" office:value="0.232876712328767" calcext:value-type="float">
            <text:p>0.232876712328767</text:p>
          </table:table-cell>
          <table:table-cell office:value-type="float" office:value="0.169788831744628" calcext:value-type="float">
            <text:p>0.169788831744628</text:p>
          </table:table-cell>
          <table:table-cell office:value-type="float" office:value="0.753424657534247" calcext:value-type="float">
            <text:p>0.753424657534247</text:p>
          </table:table-cell>
          <table:table-cell office:value-type="float" office:value="0.682248071255026" calcext:value-type="float">
            <text:p>0.682248071255026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htergrond(3), traditionele(6), zigeunermuziek(1), pygmee(1), negerslaven(1), bediende(1), historisch(6), homo(2), inboorling(2), moslim(4), hottentot(1), traditioneel(1), kaffers(1), barbaar(1), slaaf(1), zigeuner(1), gemengd(3), rassen(1), muzelman(1), dwerggroei(2), onbeschaafd(1), historische(2), exotisch(2), christelijkhistorisch'(1), kaffer(2), traditioneelen(1), volbloed(1), marron(3), eskimo(1), inlandsche(1), lilliputters(1), aziatisch(2), mongool(1), primitief(3), indiaan(1), page(1), zwartjes(1), halfbloed(1), ontdekken(1), kaukasisch(1), gay(1), knecht(1), misvormden(1), zwartje(1), inheems(1)</text:p>
          </table:table-cell>
          <table:table-cell office:value-type="string" calcext:value-type="string">
            <text:p>('christ', 3), ('synagoge', 2), ('wereldtentoonstelling', 1), ('volksspel', 1), ('studentencongres', 1), ("heek's", 1), ('dankstond', 1), ('hotel', 9), ('oud-weez', 1), ('verg', 1), ('bijbel', 10), ('zendingsfeest', 1), ('nutsgebouw', 2), ('zendingsvereeniging', 2), ('koffiehuis', 3), ('protestantsch', 2), ('oratie', 1), ('zendelingen', 1), ('oranjedag', 1), ('gilde', 2), ('broedergemeente', 1), ('eendracht', 1), ('studiekring', 1), ('sporttentoonstelling', 1), ('prot.', 1), ('schouwburgzaal', 1), ('dankdag', 2), ('niet-lid', 1), ('prijsvraag', 1), ('architectura', 1), ('kerkgebouw', 2), ('veetentoonstelling', 1), ('jeugdvereeniging', 1), ('oranjevereeniging', 1), ('uitschrijven', 1), ('loterij', 1), ('zendingswerk', 3), ('concertzaal', 1), ('bazar', 1), ('tentoonstellingsterrein', 1), ('niseerd', 1), ('gehoorzaal', 1), ('regelingscommissie', 1), ('reunie', 1), ('amstelhotel', 1), ('protestants', 1), ('feestgebouw', 1), ('liefdadigheidsfeest', 1), ('turnzaal', 1)</text:p>
          </table:table-cell>
          <table:table-cell office:value-type="string" calcext:value-type="string">
            <text:p>christ, synagoge, wereldtentoonstelling, volksspel, studentencongres, heek's, dankstond, hotel, oud-weez, verg, bijbel, zendingsfeest, nutsgebouw, zendingsvereeniging, koffiehuis, protestantsch, oratie, zendelingen, oranjedag, gilde, broedergemeente, eendracht, studiekring, sporttentoonstelling, prot., schouwburgzaal, dankdag, niet-lid, prijsvraag, architectura, kerkgebouw, veetentoonstelling, jeugdvereeniging, oranjevereeniging, uitschrijven, loterij, zendingswerk, concertzaal, bazar, tentoonstellingsterrein, niseerd, gehoorzaal, regelingscommissie, reunie, amstelhotel, protestants, feestgebouw, liefdadigheidsfeest, turnzaal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1782" calcext:value-type="float">
            <text:p>341782</text:p>
          </table:table-cell>
          <table:table-cell office:value-type="float" office:value="28" calcext:value-type="float">
            <text:p>2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80255872470368" calcext:value-type="float">
            <text:p>0.780255872470368</text:p>
          </table:table-cell>
          <table:table-cell office:value-type="float" office:value="0.75" calcext:value-type="float">
            <text:p>0.75</text:p>
          </table:table-cell>
          <table:table-cell office:value-type="float" office:value="0.68922488788358" calcext:value-type="float">
            <text:p>0.68922488788358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aditionele(1), barbarlje(1), berber(2), aboriginal(2), historisch(1), blank(1), achtergrond(2), moor(1), koelie(1), indo-europeaan(1), mengras(1), kaffer(1), page(1), marron(1), handicap(1), mongoolsche(1), afgod(1), gemengde(1), volbloed(1), gemengd(1), islamiet(1), aziatisch(1), mohemmedaan(1), queer(1), exotisch(1)</text:p>
          </table:table-cell>
          <table:table-cell office:value-type="string" calcext:value-type="string">
            <text:p>('england', 2), ('von', 19), ('text', 1), ('deutsch', 1), ('bomber', 1), ('fall', 2), ('masse', 1), ('fried', 1), ('berichtet', 1), ('archiv', 1)</text:p>
          </table:table-cell>
          <table:table-cell office:value-type="string" calcext:value-type="string">
            <text:p>england, von, text, deutsch, bomber, fall, masse, fried, berichtet, archiv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39344" calcext:value-type="float">
            <text:p>339344</text:p>
          </table:table-cell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.15</text:p>
          </table:table-cell>
          <table:table-cell office:value-type="float" office:value="0.765379809878546" calcext:value-type="float">
            <text:p>0.765379809878546</text:p>
          </table:table-cell>
          <table:table-cell office:value-type="float" office:value="0.75" calcext:value-type="float">
            <text:p>0.75</text:p>
          </table:table-cell>
          <table:table-cell office:value-type="float" office:value="0.69085203311016" calcext:value-type="float">
            <text:p>0.69085203311016</text:p>
          </table:table-cell>
          <table:table-cell office:value-type="float" office:value="0.1" calcext:value-type="float">
            <text:p>0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istorisch(5), volbloeden(1), traditioneelen(1), marron(3), westers(3), gemengd(3), dwerggroei(2), achtergrond(2), traditionele(3), handicap(2), volbloed(1), zwartje(3), knecht(2), stam(1), ras(1), inheems(2), exotisch(1), homo(1), zwartjes(1), stamgenooten(1), wilden(1)</text:p>
          </table:table-cell>
          <table:table-cell office:value-type="string" calcext:value-type="string">
            <text:p>('sappemeer', 1), ('jelsum', 1), ('schoonoord', 1), ('witmarsum', 1), ('groningen', 15), ('ternaard', 1), ('appingedam', 2), ('huizum', 1), ('oranjewoud', 1), ('haren', 2), ('alteveer', 1), ('ruinerwold', 1), ('gorredijk', 2), ('koudum', 1), ('noordwolde', 1), ('arum', 2), ('heeg', 1), ('oostwold', 1), ('berlikum', 1), ('veendam', 1), ('zuidhom', 1), ('menaldum', 2), ('stiens', 1), ('holwerd', 1), ('pingjum', 1), ('joure', 1), ('oudehaske', 1), ('drachten', 1), ('stadskanaal', 1), ('garijp', 1)</text:p>
          </table:table-cell>
          <table:table-cell office:value-type="string" calcext:value-type="string">
            <text:p>sappemeer, jelsum, schoonoord, witmarsum, groningen, ternaard, appingedam, huizum, oranjewoud, haren, alteveer, ruinerwold, gorredijk, koudum, noordwolde, arum, heeg, oostwold, berlikum, veendam, zuidhom, menaldum, stiens, holwerd, pingjum, joure, oudehaske, drachten, stadskanaal, garijp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1997" calcext:value-type="float">
            <text:p>341997</text:p>
          </table:table-cell>
          <table:table-cell office:value-type="float" office:value="311" calcext:value-type="float">
            <text:p>311</text:p>
          </table:table-cell>
          <table:table-cell office:value-type="float" office:value="0.19935691318328" calcext:value-type="float">
            <text:p>0.19935691318328</text:p>
          </table:table-cell>
          <table:table-cell office:value-type="float" office:value="0.247896239918535" calcext:value-type="float">
            <text:p>0.247896239918535</text:p>
          </table:table-cell>
          <table:table-cell office:value-type="float" office:value="0.758842443729904" calcext:value-type="float">
            <text:p>0.758842443729904</text:p>
          </table:table-cell>
          <table:table-cell office:value-type="float" office:value="0.691926160595169" calcext:value-type="float">
            <text:p>0.691926160595169</text:p>
          </table:table-cell>
          <table:table-cell office:value-type="float" office:value="0.0418006430868167" calcext:value-type="float">
            <text:p>0.04180064308681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werggroei(19), aziatisch(15), inboorlingen(1), rassen(3), barbaar(4), indo-europeaan(13), inuit(4), mulat(1), gemengd(9), ontdekken(4), halfbloed(4), inlander(3), inboorling(5), volbloed(2), slavenschip(3), inheems(7), historisch(13), moslim(11), gekleurde(2), kaffer(3), marron(11), islamiet(2), negerslaven(3), aziatische(2), bediende(3), historische(4), lilliputters(2), afgod(4), tovenaar(1), zigeunermuziek(1), achtergrond(15), koppensneller(2), inheemse(1), inheemsche(1), marron'(1), indisch(2), page(1), onbeschaafd(3), bosneger(2), zigeuners(2), onbeschaafdheid(1), bataviasche(1), medicijnman(4), baboe(4), gemengde(1), gekleurd(3), traditionele(11), lesbisch(1), knecht(2), barbaarsche(1), marrons(4), volkstammen(1), muzelman(3), indische(1), rassenhaat(1), westers(2), afkomst(1), knechts(1), queer(1), historischcn(1), volksstam(1), dienstknechts(1), neger(3), moslims(3), koppensnellers(1), inlandsche(3), moord(2), slaven(1), roots(1), mongoolse(1), inheemsebe(1), boesman(1), misvormden(3), moor(2), barbaren(2), blank(5), zigeuner(3), kaukasisch(4), lilliputter(1), hottentotten(1), mulatten(1), kaffers(2), exotische(1), moslimsohe(1), exotisch(1), hottentot(1), dwerg(3), etniciteit(1), primitief(1), homo(1), indiaan(3), mesties(3), dienstknecht(1), stammen(1), koelie(1), stam(2), traditioneel(1), wetshistorische(1), indischen(1), moslimsche(1), zigeunerin(1), ras(1), zwartje(1), lesbische(1), berber(1), eskimo's(1), dwergen(1), handicapper(1), roots'(1)</text:p>
          </table:table-cell>
          <table:table-cell office:value-type="string" calcext:value-type="string">
            <text:p>('criminaliteit', 1), ('onschuld', 5), ('verlies', 11), ('ontucht', 1), ('verwijdering', 1), ('voortkomende', 3), ('afscheiding', 7), ('verschijnsel', 14), ('groei', 18), ('wegnemen', 3), ('bekoelen', 2), ('isoleeren', 3), ('heersch', 2), ('moord', 19), ('verantwoorden', 5), ('huisgezin', 7), ('verstoring', 2), ('schuldig', 6), ('plegen', 27), ('uitgroeien', 1), ('schade', 18), ('buitenwereld', 1), ('verstoren', 2), ('storen', 5), ('opzettelijk', 2), ('beleediging', 6), ('vrijlaten', 4), ('meekrijgen', 1), ('onzedelijk', 3), ('verbreken', 5), ('lijden', 30), ('beschuldigen', 5), ('bekl', 1), ('vernietigen', 9), ('braak', 2), ('verdenken', 12), ('heerschen', 6), ('verhoor', 3), ('fingeren', 1), ('metbode', 1), ('heerscht', 5), ('methode', 7), ('vakman', 2), ('beteren', 1), ('getuige', 10), ('roofmoord', 1), ('misdrijf', 5), ('meegeven', 1), ('valsch', 4), ('bloei', 6), ('charge', 1), ('hongersnood', 1), ('beklaagde', 5), ('medeplichtig', 3), ('manslag', 1), ('heersen', 2), ('uitleveren', 2), ('nadeele', 2), ('gevonnisd', 1), ('bediening', 2), ('menschenleven', 1), ('uitroeiing', 3), ('beklagen', 3), ('voorbedacht', 1), ('complicatie', 1), ('prostitutie', 1), ('dienstweigering', 1), ('brandstichting', 1), ('welgesteld', 1), ('inhechtenisneming', 2), ('verd.', 1), ('koorens', 1), ('bezigheid', 2), ('medeplichtigheid', 1), ('bijgaand', 1), ('verduisteren', 2), ('gezondheidstoestand', 2), ('verduistering', 1), ('identiteit', 1), ('misdadigheid', 1), ('diefstal', 3), ('simuleren', 1), ('vermogend', 1), ('onvervalscht', 1), ('volksziekte', 1), ('gevangen', 1), ('meegeef', 1), ('getuigenverhoor', 2), ('vervalsching', 1), ('verhoren', 2), ('lijkschouwing', 1), ('denzelfdcn', 1), ('bekentenis', 1), ('beklaagdo', 1), ('getuigenverklaring', 1), ('aanranding', 1), ('ekl', 1), ('doodslag', 1), ('afzondering', 1), ('veroorzak', 1), ('werkeloos', 1), ('doodsoorzaak', 1), ('mishandeling', 1), ('verdachte', 1), ('kwijnend', 1), ('aanklager', 1), ('moordzaak', 1), ('bedriegerij', 1), ('eede', 1)</text:p>
          </table:table-cell>
          <table:table-cell office:value-type="string" calcext:value-type="string">
            <text:p>criminaliteit, onschuld, verlies, ontucht, verwijdering, voortkomende, afscheiding, verschijnsel, groei, wegnemen, bekoelen, isoleeren, heersch, moord, verantwoorden, huisgezin, verstoring, schuldig, plegen, uitgroeien, schade, buitenwereld, verstoren, storen, opzettelijk, beleediging, vrijlaten, meekrijgen, onzedelijk, verbreken, lijden, beschuldigen, bekl, vernietigen, braak, verdenken, heerschen, verhoor, fingeren, metbode, heerscht, methode, vakman, beteren, getuige, roofmoord, misdrijf, meegeven, valsch, bloei, charge, hongersnood, beklaagde, medeplichtig, manslag, heersen, uitleveren, nadeele, gevonnisd, bediening, menschenleven, uitroeiing, beklagen, voorbedacht, complicatie, prostitutie, dienstweigering, brandstichting, welgesteld, inhechtenisneming, verd., koorens, bezigheid, medeplichtigheid, bijgaand, verduisteren, gezondheidstoestand, verduistering, identiteit, misdadigheid, diefstal, simuleren, vermogend, onvervalscht, volksziekte, gevangen, meegeef, getuigenverhoor, vervalsching, verhoren, lijkschouwing, denzelfdcn, bekentenis, beklaagdo, getuigenverklaring, aanranding, ekl, doodslag, afzondering, veroorzak, werkeloos, doodsoorzaak, mishandeling, verdachte, kwijnend, aanklager, moordzaak, bedriegerij, eede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1657" calcext:value-type="float">
            <text:p>341657</text:p>
          </table:table-cell>
          <table:table-cell office:value-type="float" office:value="1645" calcext:value-type="float">
            <text:p>1645</text:p>
          </table:table-cell>
          <table:table-cell office:value-type="float" office:value="0.190273556231003" calcext:value-type="float">
            <text:p>0.190273556231003</text:p>
          </table:table-cell>
          <table:table-cell office:value-type="float" office:value="0.231414675222582" calcext:value-type="float">
            <text:p>0.231414675222582</text:p>
          </table:table-cell>
          <table:table-cell office:value-type="float" office:value="0.764133738601824" calcext:value-type="float">
            <text:p>0.764133738601824</text:p>
          </table:table-cell>
          <table:table-cell office:value-type="float" office:value="0.691975671414781" calcext:value-type="float">
            <text:p>0.691975671414781</text:p>
          </table:table-cell>
          <table:table-cell office:value-type="float" office:value="0.0455927051671732" calcext:value-type="float">
            <text:p>0.04559270516717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wergen(3), gemengd(51), mesties(10), koppensneller(11), inboorling(7), negerrijk(5), aziatisch(81), moslim(74), inheems(54), ontdekken(17), dwerggroei(30), wilde(4), neger(14), mengras(7), halfbloed(14), traditionele(81), zigeuners(5), bedienden(2), muzelman(14), dwerg(11), historisch(81), exotische(2), kaukasisch(11), moslimsche(7), achtergrond(104), islamiet(13), negerslaven(15), baboe(12), zigeuner(10), koppensnellers(2), zigeunerbende(2), indo-europeaan(77), marron(37), lilliputters(4), homo(10), schildersknecht(1), negers(3), historische(13), gekleurd(13), marron'(2), mongool(13), zimbabwe(2), stamhoofd(1), ras(9), indisch(7), knecht(12), mulattin(1), pygmee(11), afkomst(17), medicijnman(15), primitief(16), gemengde(4), inheemse(8), negercultuur(6), volkstammen(1), stammen(2), roots(4), bediende(12), wereldhistorische(2), rassenhaat(1), gekleurde(4), blank(10), traditioneel(15), boesman(4), marrons(9), misvormden(12), exotisch(13), dienstknechts(1), aziatische(15), koelie(11), zwartje(16), inuit(8), indo(10), kafferhoofdman(1), barbaren(17), metis(6), inheemschen(4), indo's(1), eskimo's(13), barbaar(19), moslims(9), mulat(14), gay(2), kaffers(4), baboes(1), inlander(10), zigeunerin(2), kaffer(11), slavenschip(8), volbloeden(1), moor(7), slaaf(17), aapman(3), tovenaar(6), dienstknecht(1), groothistorische(1), onbeschaafd(17), inheems'che(3), eskimoverhalen(1), stam(7), hottentotten(6), aboriginal(3), historischen(3), slaven'(1), afgod(11), bosneger(3), inlandsche(12), wild(8), zigeunermuziek(6), inheemsch(2), eskimo(7), moslimsoh(1), islamieten(1), blanke(3), berber(9), inboorlingen(5), aziatischejgeit(2), indiaan(10), kokkie(15), stamgenooten(1), hottentot(13), lesbisch(3), volbloed(5), eenhistorisch(1), jokjakarta(1), inheemsche(8), indische(4), afgodendienst(2), moslimscho(1), knechts(1), berberoorlog(1), queer(3), lilliputter(10), historischcn(1), halfbloedjes(1), traditioneelen(2), volbloedpaard(1), metis'nachts(1), slaven(11), mohemmedaan(1), inlanders(3), grootste(1), grootst(1), page(4), senaatsbediende(1), vermoord(1), bosnegers(1), etniciteit(2), afstammelingen(1), koelies(3), muzelmannen(2), jachtwild(1), moortje(1), wetshistorische(1), traditionele'(1), en'marron(1), indiaans(1), lesbische(4), inheemsen(3), tovenaars(1), volbloedras(1), negerjongen(1), roots'(1), afgodsbeeldje(1), barbarlje(2), demooraten(1), bataviasche(1), handicap(5), mongoolse(2), zimbabwecultuur(2), inheemsebe(1), afgodisch(1), indo-europeaans(1), indolonten(1), indiaansch(1), berbers(1), boesmanbanelen(1), westers(3), mongoolsche(2), barbaar'sche(1), inheemseen(1), dwergjes(1), winkelknechten(1), praehistorische(1), batavia(1), westerse(1), wilden(1), rassen(3), gemengden(1), dwergeu(1), verwilderd(1), birma(1), barbaarsche(1), liitlepage(1), k'mesties(2), galeislaven(1), moslimsohe(1), medicijnmannen(1), bediendepmijnneer(1), christelijkhistorischen(1), hottentottenstam(1), moord(1), muzelmansche(1), allochtoon(1), indischen(1), handicapper(1)</text:p>
          </table:table-cell>
          <table:table-cell office:value-type="string" calcext:value-type="string">
            <text:p>('gemakkelijk', 36), ('hetgeen', 40), ('vinden', 223), ('eraan', 3), ('bedoeling', 21), ('spreker', 44), ('komen', 498), ('beginne', 6), ('spr', 58), ('resumeerende', 1), ('feit', 44), ('laten', 186), ('meest', 49), ('testeren', 1), ('meening', 28), ('inderdaad', 36), ('aanstonds', 8), ('zoolang', 30), ('willen', 118), ('waaraan', 20), ('raadplegen', 5), ('daarmee', 21), ('menen', 50), ('zoeken', 64), ('schijnen', 95), ('immers', 38), ('feitelijk', 13), ('wellicht', 28), ('toelichten', 3), ('onwaarschijnlijk', 4), ('meermalen', 8), ('beteekent', 18), ('bespreken', 13), ('uitspreken', 13), ('beslist', 12), ('nadrukkelijk', 3), ('persoonlijk', 21), ('uitgaan', 23), ('evenmin', 17), ('menig', 28), ('slotsom', 2), ('hernieuwen', 3), ('enkel', 11), ('allicht', 5), ('verklaring', 17), ('vroeger', 61), ('nogmaals', 6), ('zooals', 16), ('ondanks', 18), ('uitermate', 5), ('betekenen', 4), ('wensen', 9), ('straks', 9), ('overlaten', 5), ('blijkbaar', 21), ('antwoord', 35), ('gaarne', 25), ('nimmer', 21), ('eenstemmig', 1), ('verlangden', 2), ('intusschen', 20), ('beduiden', 5), ('wijl', 17), ('beteekenden', 2), ('eerlang', 3), ('erop', 12), ('eenparig', 2), ('herhalen', 9), ('volstrekt', 27), ('schouwd', 2), ('kraoht', 1), ('althans', 28), ('dusverre', 4), ('evenzeer', 5), ('sprake', 19), ('quaestie', 15), ('wenschen', 16), ('verlangen', 25), ('waarschijnlijk', 33), ('meen', 4), ('sommigen', 14), ('afwachten', 2), ('daaraan', 12), ('vanzelf', 9), ('hoogstwaarschijnlijk', 1), ('ditmaal', 15), ('velen', 30), ('vermoeden', 24), ('natuurlijk', 77), ('waarschijnlijkheid', 4), ('zekerheid', 8), ('daaromtrent', 2), ('stellig', 8), ('hoegenaamd', 3), ('absoluut', 12), ('voornemens', 4), ('temeer', 1), ('raadpleg', 1), ('afwachting', 3), ('meenen', 11), ('uiterst', 21), ("en'dat", 1), ('niettemin', 11), ('aangelegenheid', 6), ('hierop', 13), ('gewichtig', 7), ('kwestie', 23), ('hieraan', 6), ('vermoedelijk', 11), ('desniettemin', 2), ('sedertdien', 2), ('ermee', 2), ('wenscht', 12), ('waarnaar', 5), ('beantwoorden', 14), ('ogenschijnlijk', 1), ('ofschoon', 17), ('geenszin', 5), ('beslissing', 11), ('binnenkort', 5), ('allerminst', 8), ('klaard', 1), ('zou-', 1), ('totnutoe', 1), ('niettegenstaande', 4), ('oogenschijnlijk', 2), ('beslissen', 10), ('totnogtoe', 2), ('jbe', 3), ('mening', 6), ('alleszins', 2), ('deszelfs', 1), ('daartegenover', 1), ('nochtans', 5), ('wensch', 20), ('destijds', 8), ('beieekeni', 1), ('ruimen', 3), ('geene', 12), ('doorgaan', 9), ('tgeen', 2), ('oordeelen', 3), ('lijde', 2), ('daji', 1), ('vroeg', 13), ('tzou', 1), ('hierom', 1), ('opinie', 5), ('geenszins', 8), ('onzerzijds', 2), ('weerwil', 3), ('allesbehalve', 2), ('niettegenstaanen', 1), ('voornemen', 8), ('gaarn', 3), ('dusver', 7), ('keiijker', 1), ('makkelijk', 1), ('ontbloot', 1), ('zoek', 1), ('bujft', 1), ('tusschentijd', 1), ('wenschte', 1), ('oplossing', 11), ('uitdrukkelijk', 5), ('beteekenen', 4), ('voorbehoud', 1), ('vergewissen', 1), ('intussch', 2), ('berde', 1), ('inleid', 1), ('zelts', 1), ('.daarom', 1), ('waaromtrent', 1), ('mioet', 1), ('mpet', 1), ('wensehen', 2), ('wegdragen', 1), ('opsommen', 1), ('sohijnt', 1), ('denkelijk', 2), ('twijfelachtig', 3), ('grondwetsherziening', 2), ('krach', 1), ('beantwoording', 1), ('beoordeelen', 3), ('uioet', 1), ('maai-', 1), ('wenschten', 2), ('afwacht', 1), ('beteekeni', 1), ('nog-', 2), ('ontegenzeggelijk', 2), ('zod', 1), ('nijgen', 2), ('gewoonljjk', 1), ('schijut', 1), ('daarl', 1), ('inleider', 3), ('hopelijk', 1), ('klaarblijkelijk', 2), ('intussehen', 1), ('deize', 1), ('moeilgk', 1), ('eerstdaags', 1), ('desniettegenstaande', 1), ('verbet', 1), ('opnoemen', 1), ('oordcelen', 2), ('wenscben', 1), ('letwat', 1), ('schynt', 1), ('breedvoerig', 3), ('alje', 1), ('desondanks', 4), ('afkunnen', 1), ('waehten', 1), ('berd', 1), ('spieker', 2), ("zg'ne", 1), ('dikwerf', 2), ('totdusver', 1), ('oordcel', 1), ('unaniem', 1), ('zekerlijk', 1), ('nief', 1), ('tegenwoordigen', 1), ('sommig', 1), ('tooneu', 1), ('een|', 1), ('.gekomen', 1), ('wyzen', 1)</text:p>
          </table:table-cell>
          <table:table-cell office:value-type="string" calcext:value-type="string">
            <text:p>gemakkelijk, hetgeen, vinden, eraan, bedoeling, spreker, komen, beginne, spr, resumeerende, feit, laten, meest, testeren, meening, inderdaad, aanstonds, zoolang, willen, waaraan, raadplegen, daarmee, menen, zoeken, schijnen, immers, feitelijk, wellicht, toelichten, onwaarschijnlijk, meermalen, beteekent, bespreken, uitspreken, beslist, nadrukkelijk, persoonlijk, uitgaan, evenmin, menig, slotsom, hernieuwen, enkel, allicht, verklaring, vroeger, nogmaals, zooals, ondanks, uitermate, betekenen, wensen, straks, overlaten, blijkbaar, antwoord, gaarne, nimmer, eenstemmig, verlangden, intusschen, beduiden, wijl, beteekenden, eerlang, erop, eenparig, herhalen, volstrekt, schouwd, kraoht, althans, dusverre, evenzeer, sprake, quaestie, wenschen, verlangen, waarschijnlijk, meen, sommigen, afwachten, daaraan, vanzelf, hoogstwaarschijnlijk, ditmaal, velen, vermoeden, natuurlijk, waarschijnlijkheid, zekerheid, daaromtrent, stellig, hoegenaamd, absoluut, voornemens, temeer, raadpleg, afwachting, meenen, uiterst, en'dat, niettemin, aangelegenheid, hierop, gewichtig, kwestie, hieraan, vermoedelijk, desniettemin, sedertdien, ermee, wenscht, waarnaar, beantwoorden, ogenschijnlijk, ofschoon, geenszin, beslissing, binnenkort, allerminst, klaard, zou-, totnutoe, niettegenstaande, oogenschijnlijk, beslissen, totnogtoe, jbe, mening, alleszins, deszelfs, daartegenover, nochtans, wensch, destijds, beieekeni, ruimen, geene, doorgaan, tgeen, oordeelen, lijde, daji, vroeg, tzou, hierom, opinie, geenszins, onzerzijds, weerwil, allesbehalve, niettegenstaanen, voornemen, gaarn, dusver, keiijker, makkelijk, ontbloot, zoek, bujft, tusschentijd, wenschte, oplossing, uitdrukkelijk, beteekenen, voorbehoud, vergewissen, intussch, berde, inleid, zelts, .daarom, waaromtrent, mioet, mpet, wensehen, wegdragen, opsommen, sohijnt, denkelijk, twijfelachtig, grondwetsherziening, krach, beantwoording, beoordeelen, uioet, maai-, wenschten, afwacht, beteekeni, nog-, ontegenzeggelijk, zod, nijgen, gewoonljjk, schijut, daarl, inleider, hopelijk, klaarblijkelijk, intussehen, deize, moeilgk, eerstdaags, desniettegenstaande, verbet, opnoemen, oordcelen, wenscben, letwat, schynt, breedvoerig, alje, desondanks, afkunnen, waehten, berd, spieker, zg'ne, dikwerf, totdusver, oordcel, unaniem, zekerlijk, nief, tegenwoordigen, sommig, tooneu, een|, .gekomen, wyzen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1598" calcext:value-type="float">
            <text:p>341598</text:p>
          </table:table-cell>
          <table:table-cell office:value-type="float" office:value="89" calcext:value-type="float">
            <text:p>89</text:p>
          </table:table-cell>
          <table:table-cell office:value-type="float" office:value="0.191011235955056" calcext:value-type="float">
            <text:p>0.191011235955056</text:p>
          </table:table-cell>
          <table:table-cell office:value-type="float" office:value="0.465176914841239" calcext:value-type="float">
            <text:p>0.465176914841239</text:p>
          </table:table-cell>
          <table:table-cell office:value-type="float" office:value="0.752808988764045" calcext:value-type="float">
            <text:p>0.752808988764045</text:p>
          </table:table-cell>
          <table:table-cell office:value-type="float" office:value="0.693233567234685" calcext:value-type="float">
            <text:p>0.693233567234685</text:p>
          </table:table-cell>
          <table:table-cell office:value-type="float" office:value="0.0561797752808989" calcext:value-type="float">
            <text:p>0.0561797752808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chtergrond(8), moortje(1), volkstammen(1), baboe(3), boesmanbanelen(1), traditioneel(2), meesterknecht(1), pygmee(2), ontdekken(2), exotisch(2), negercultuur(1), moslim(6), medicijnman(1), historisch(4), indisch(1), inheemschen(2), marron(2), indiaan(1), dwergen(1), mulat(1), kokkie(1), berber(1), gekleurd(1), metis(2), zigeunerin(1), gemengd(5), indo-europeaan(3), eskimo's(1), traditionele(4), islamiet(2), kaukasisch(2), eskimo(3), dienstknecht(1), roots(1), afgod(2), hottentot(2), barbaren(1), kwinti(1), inheems(1), slaaf(1), negervrees(1), bediende(1), moslims(2), mengras(1), moor(1), slaven(1), slavenschip(1), koelie(1), mongool(1)</text:p>
          </table:table-cell>
          <table:table-cell office:value-type="string" calcext:value-type="string">
            <text:p>('gouden', 16), ('knot', 1), ('langharig', 2), ('medaillon', 1), ('zilver', 12), ('keeshond', 1), ('hond', 26), ('armband', 2), ('remontoir', 1), ('inhoudend', 4), ('eegd', 2), ('paar-', 1), ('kennel', 1), ('bastaard', 1), ('polshorloge', 1), ('ketting', 1), ('reu', 1), ('riek', 1), ('horloge', 2), ('vingerhoed', 1), ('sleutel', 3), ('damestaschje', 1), ('inh', 1), ('gevonden', 1), ('verloren', 1), ('teef', 1), ('meubilair', 1), ('halsband', 1), ('schalen', 1), ('voedster', 1), ('berkenhout', 1), ('els', 1), ('vulpen', 1), ('egge', 1), ('oorbel', 1)</text:p>
          </table:table-cell>
          <table:table-cell office:value-type="string" calcext:value-type="string">
            <text:p>gouden, knot, langharig, medaillon, zilver, keeshond, hond, armband, remontoir, inhoudend, eegd, paar-, kennel, bastaard, polshorloge, ketting, reu, riek, horloge, vingerhoed, sleutel, damestaschje, inh, gevonden, verloren, teef, meubilair, halsband, schalen, voedster, berkenhout, els, vulpen, egge, oorbel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1468" calcext:value-type="float">
            <text:p>341468</text:p>
          </table:table-cell>
          <table:table-cell office:value-type="float" office:value="925" calcext:value-type="float">
            <text:p>925</text:p>
          </table:table-cell>
          <table:table-cell office:value-type="float" office:value="0.188108108108108" calcext:value-type="float">
            <text:p>0.188108108108108</text:p>
          </table:table-cell>
          <table:table-cell office:value-type="float" office:value="0.356789422900651" calcext:value-type="float">
            <text:p>0.356789422900651</text:p>
          </table:table-cell>
          <table:table-cell office:value-type="float" office:value="0.762162162162162" calcext:value-type="float">
            <text:p>0.762162162162162</text:p>
          </table:table-cell>
          <table:table-cell office:value-type="float" office:value="0.704506110740652" calcext:value-type="float">
            <text:p>0.704506110740652</text:p>
          </table:table-cell>
          <table:table-cell office:value-type="float" office:value="0.0497297297297297" calcext:value-type="float">
            <text:p>0.0497297297297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wergen(2), gemengd(26), moslim(45), traditionele(51), dwerggroei(20), exotisch(9), hottentotten(3), indo-europeaan(47), indo(10), moslimsche(6), negerslaven(12), rassen(2), negers(2), page(5), marron(19), barbaar(11), aziatische(10), ras(3), aziatisch(43), afgod(8), afkomst(9), inuit(6), inheems(35), zigeuners(3), knecht(4), historischen(3), queer(3), ontdekken(13), inlander(8), dwerg(6), hottentot(8), wilde(3), lilliputter(6), kaffer(7), halfbloed(9), metis(3), mongool(7), inheemse(4), zwartje(6), roots(5), inboorlingen(2), historisch(38), inlandsche(8), achtergrond(45), islamiet(12), slavenschip(7), koelie(10), barbarlje(2), mulat(3), slavenhandel(1), gekleurde(2), baboe(6), zigeuner(6), koppensnellers(3), marrons(7), bediende(6), zigeunerbende(1), neger(9), moslims(11), indiaan(4), slaaf(12), homo(6), berber(7), handicap(3), moslimsch(1), lilliputters(2), zigeunermuziek(4), eenhistorisch(1), bosneger(4), onbeschaafd(8), mesties(5), muzelman(9), misvormden(9), kaukasisch(5), marron'(2), indisch(4), inheemsche(7), medicijnman(7), primitief(9), inheemschen(1), barbaarschheid(1), onbeschaafdheid(1), pygmee(7), bataviasche(1), koppensneller(4), gemengde(1), gekleurd(7), birma(1), negercultuur(3), traditioneel(10), volkstammen(1), jakarta(1), indische(2), kokkie(7), afgodendienst(2), westers(2), moor(7), indone(1), slaven(7), historische(7), onbeschaafd'to(1), traditioneelen(1), volbloedpaard(1), lesbisch(2), zimbabwecultuur(1), mongoolse(1), boesman(1), wereldmoord(1), homogeen(1), kafferhoofdman(1), mohemmedaan(1), barbaren(10), tovenaar(2), inlanders(3), indo's(1), indiaansch(1), grootst(1), inboorling(2), mulatten(1), kaffers(2), wereldhistorische(1), baboes(1), berbers(1), inheemsen(3), mengras(2), bosnegers(1), verraste(1), moslimsohe(1), medicijnmannen(1), afstammelingen(1), moordenaar(1), mongoolsche(1), wild(2), aboriginal(4), dienstknecht(1), koelies(1), inheems'che(3), blank(3), hottentottenstam(1), aziatischen(1), stam(2), negerrijk(1), volbloed(1), moortje(1), wetshistorische(1), eskimo's(3), indischen(1), indiaans(1), tovenaars(1), batavia(1), muzelmannen(1), bedienden(1)</text:p>
          </table:table-cell>
          <table:table-cell office:value-type="string" calcext:value-type="string">
            <text:p>('bedenken', 16), ('optreden', 43), ('weten', 185), ('denkbeeld', 14), ('verzet', 10), ('bevreesd', 1), ('element', 16), ('samenwerken', 5), ('zonneklaar', 1), ('vrees', 13), ('menigmaal', 6), ('gelukkig', 31), ('betwisten', 5), ('samenwerking', 14), ('kennen', 112), ('denken', 112), ('activiteit', 4), ('contact', 9), ('dezulken', 4), ('reden', 40), ('volhouden', 3), ('verstaan', 14), ('ontmoedigen', 1), ('ontkennen', 10), ('almeer', 1), ('nergens', 14), ('voorgoed', 5), ('bieden', 34), ('houding', 24), ('omspringen', 3), ('probeeren', 2), ('helpen', 25), ('voorspellen', 3), ('twijfel', 13), ('protesteren', 6), ('wezenlijk', 7), ('bcteekent', 1), ('helaas', 15), ('vrijheid', 28), ('erkennen', 27), ('schijnbaar', 7), ('waarschuwing', 8), ('grondwettig', 1), ('ideologisch', 1), ('voeling', 1), ('voorspelling', 2), ('bewaarheid', 2), ('klacht', 6), ('eendrachtig', 2), ('staatkundig', 7), ('veronderstellen', 9), ('zelv', 1), ('beweegreden', 2), ('volksgroep', 2), ('abuis', 2), ('overwinnen', 9), ('bemoeien', 8), ('loven', 7), ('erkenning', 6), ('critiseert', 1), ('staalkundig', 1), ('sluite', 1), ('eerbiedigen', 6), ('gewetensvrijheid', 1), ('vergissen', 3), ('zeiven', 5), ('koesteren', 9), ('eerbiediging', 3), ('afzijdig', 4), ('onderstelling', 2), ('gekant', 3), ('overdreven', 9), ('bedreiging', 2), ('onjuist', 9), ('privilegie', 2), ('toetssteen', 1), ('meedoen', 5), ('mogen', 20), ('afweten', 4), ('opwerpen', 2), ('overtuigen', 20), ('veilig', 13), ('dwarsbomen', 1), ('houtje', 2), ('waarlijk', 12), ('beseffen', 10), ('onjuistheid', 1), ('zelfstandigheid', 3), ('onaantastbaar', 1), ('interpreteeren', 1), ('begrijpelijk', 6), ('ingewijde', 1), ('weieens', 1), ('critiek', 8), ('allermoeilijkst', 1), ('onwaar', 2), ('binding', 3), ('opdringen', 2), ('benieuwd', 1), ('kneveling', 1), ('kwaadschik', 1), ('scheev', 2), ('verantwoordelijk', 4), ('gelijkheid', 3), ('buitenstaander', 1), ('//voor', 1), ('protesteeren', 2), ('onnauwkeurig', 1), ('onbegrijpelijk', 5), ('grieven', 4), ('homogeniteit', 1), ('ontgaan', 3), ('terugschrikken', 1), ('uitleggen', 2), ('benijdenswaardig', 2), ('altoos', 1), ('zonnen', 2), ('critiseeren', 1), ('kritiseren', 1), ('terughouding', 1), ('zwichten', 2), ('misrekenen', 1), ('voorspelden', 1), ('bewering', 4), ('weleens', 1), ('zoovelen', 2), ('burgerrecht', 1), ('loochenen', 2), ('vermeend', 1), ('mijden', 1), ('indenken', 2), ('onderschatting', 1), ('mislukking', 2), ('rekenschap', 2), ('huiverig', 1), ('uitlokken', 1), ('kritiek', 4), ('onzakelijk', 1), ('vrgheid', 1), ('samengaan', 2), ('staatsbeleid', 1), ('welbewust', 1), ('critick', 1), ('weerleggen', 1), ('becritiseerd', 1), ('verkappen', 1), ('gepast', 1), ('onbesproken', 1), ('rechtvaardiging', 3), ('ageren', 1), ('allermeest', 1), ('ontkenning', 1), ('onkundig', 2), ('geloofsvrijheid', 1), ('benijdenswaard', 1), ('gelijkgezind', 1), ('onbewezen', 1), ('negeeren', 1), ('kwalificatie', 1), ('vryheid', 2), ('levensrecht', 1), ('beklag', 1), ('welgevallen', 1), ('onbetrouwbaarheid', 1), ('terughoudendheid', 1), ('beloften', 1), ('foutief', 1), ('staatsmacht', 1), ('vrjjheid', 1), ('houvast', 1), ('dreigement', 2), ('dergenen', 1), ('negeren', 1), ('mogelik', 2), ('drukpers', 1), ('eenieder', 1), ('volksgevoel', 1), ('voorwaar', 1), ('opmerkzaam', 1), ('voorteeken', 1), ('interesseren', 1), ('aaneensluit', 1), ('bestrijder', 1)</text:p>
          </table:table-cell>
          <table:table-cell office:value-type="string" calcext:value-type="string">
            <text:p>bedenken, optreden, weten, denkbeeld, verzet, bevreesd, element, samenwerken, zonneklaar, vrees, menigmaal, gelukkig, betwisten, samenwerking, kennen, denken, activiteit, contact, dezulken, reden, volhouden, verstaan, ontmoedigen, ontkennen, almeer, nergens, voorgoed, bieden, houding, omspringen, probeeren, helpen, voorspellen, twijfel, protesteren, wezenlijk, bcteekent, helaas, vrijheid, erkennen, schijnbaar, waarschuwing, grondwettig, ideologisch, voeling, voorspelling, bewaarheid, klacht, eendrachtig, staatkundig, veronderstellen, zelv, beweegreden, volksgroep, abuis, overwinnen, bemoeien, loven, erkenning, critiseert, staalkundig, sluite, eerbiedigen, gewetensvrijheid, vergissen, zeiven, koesteren, eerbiediging, afzijdig, onderstelling, gekant, overdreven, bedreiging, onjuist, privilegie, toetssteen, meedoen, mogen, afweten, opwerpen, overtuigen, veilig, dwarsbomen, houtje, waarlijk, beseffen, onjuistheid, zelfstandigheid, onaantastbaar, interpreteeren, begrijpelijk, ingewijde, weieens, critiek, allermoeilijkst, onwaar, binding, opdringen, benieuwd, kneveling, kwaadschik, scheev, verantwoordelijk, gelijkheid, buitenstaander, //voor, protesteeren, onnauwkeurig, onbegrijpelijk, grieven, homogeniteit, ontgaan, terugschrikken, uitleggen, benijdenswaardig, altoos, zonnen, critiseeren, kritiseren, terughouding, zwichten, misrekenen, voorspelden, bewering, weleens, zoovelen, burgerrecht, loochenen, vermeend, mijden, indenken, onderschatting, mislukking, rekenschap, huiverig, uitlokken, kritiek, onzakelijk, vrgheid, samengaan, staatsbeleid, welbewust, critick, weerleggen, becritiseerd, verkappen, gepast, onbesproken, rechtvaardiging, ageren, allermeest, ontkenning, onkundig, geloofsvrijheid, benijdenswaard, gelijkgezind, onbewezen, negeeren, kwalificatie, vryheid, levensrecht, beklag, welgevallen, onbetrouwbaarheid, terughoudendheid, beloften, foutief, staatsmacht, vrjjheid, houvast, dreigement, dergenen, negeren, mogelik, drukpers, eenieder, volksgevoel, voorwaar, opmerkzaam, voorteeken, interesseren, aaneensluit, bestrijder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1710" calcext:value-type="float">
            <text:p>341710</text:p>
          </table:table-cell>
          <table:table-cell office:value-type="float" office:value="537" calcext:value-type="float">
            <text:p>537</text:p>
          </table:table-cell>
          <table:table-cell office:value-type="float" office:value="0.201117318435754" calcext:value-type="float">
            <text:p>0.201117318435754</text:p>
          </table:table-cell>
          <table:table-cell office:value-type="float" office:value="0.151619541637268" calcext:value-type="float">
            <text:p>0.151619541637268</text:p>
          </table:table-cell>
          <table:table-cell office:value-type="float" office:value="0.759776536312849" calcext:value-type="float">
            <text:p>0.759776536312849</text:p>
          </table:table-cell>
          <table:table-cell office:value-type="float" office:value="0.713818418645372" calcext:value-type="float">
            <text:p>0.713818418645372</text:p>
          </table:table-cell>
          <table:table-cell office:value-type="float" office:value="0.0391061452513966" calcext:value-type="float">
            <text:p>0.03910614525139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wergen(2), mesties(4), negerrijk(4), indo-europeaan(28), negers(1), gekleurd(4), metis(3), marron(8), slaaf(9), ontdekken(4), aziatische(6), ras(3), aziatisch(25), dwerggroei(7), zigeuners(2), gemengd(18), inlander(6), indische(2), stamgenooten(1), traditionele(28), kaffer(4), wild(3), halfbloed(7), lesbisch(2), eskimo(5), inboorling(4), historisch(19), inlandsche(4), islamiet(4), koelie(5), barbaren(7), mongool(9), barbarlje(2), achtergrond(41), inheems(15), gemengde(2), negerslaven(6), baboe(4), slaven(5), moslim(20), koppensnellers(1), exotisch(4), homo(4), moslims(6), neger(4), inheemsche(4), dwerg(2), afgod(5), negercultuur(2), kaukasisch(6), jokjakarta(1), koppensneller(4), traditioneel(8), volbloed(3), zimbabwe(1), jakarta(1), bosneger(4), medicijnman(5), zigeunerbende(1), barbaar(8), indisch(1), onbeschaafdheid(1), demooraten(1), marrons(1), negervrees(1), primitief(5), indo(4), birma(1), knecht(1), slavenschip(4), bediende(4), roots(1), muzelman(4), hottentotten(1), pygmee(9), rassenhaat(1), boesman(3), westers(1), moor(3), indone(1), misvormden(3), historische(4), liitlepage(1), blank(3), volksstam(1), halfbloedjes(1), stam(2), afkomst(1), mongoolse(1), traditioneelen(2), volbloedpaard(1), galeislaven(1), zimbabwecultuur(1), wereldmoord(1), homogeen(1), lilliputter(3), indo-europeaans(1), indolonten(1), grootste(1), bedienden(1), kokkie(2), zigeuner(1), moslimcultuur(1), gay(1), kaffers(3), berbers(1), mengras(3), onbeschaafd(3), moslimsohe(1), handicap(1), mulat(1), zwartje(1), etniciteit(1), volbloeden(1), aapman(2), hottentot(3), mongoolsche(1), tovenaar(3), bediendepmijnneer(1), groothistorische(1), inheemschen(1), inheems'che(1), muzelmannen(1), historischen(1), page(2), inheemsen(2), eskimo's(1), berber(1), lesbische(1), indiaan(2), inheemsch(1), volbloedras(1), islamieten(1), blanke(1), moslimsche(1), negerjongen(1)</text:p>
          </table:table-cell>
          <table:table-cell office:value-type="string" calcext:value-type="string">
            <text:p>('zyn', 53), ('zjjn', 17), ('zgn', 32), ('gelegenheid', 56), ('kan', 4), ('brengen', 232), ('brek', 1), ('heelo', 1), ('kunneu', 1), ('ons', 30), ('gelegenbeid', 1), ('hoewol', 1), ('hunno', 4), ('dau', 2), ('hebhen', 2), ('z\\jn', 4), ('zijh', 2), ('ock', 2), ('zgn.', 6), ('terwgl', 3), ('zfjn', 2), ('-aak', 1), ('huri', 1), ('zuil', 4), ('zfln', 6), ('ziju', 17), ('brongen', 1), ('heid', 9), ('heb-', 2), ('hnn', 1), ('z\\j', 1), ('hetzg', 2), ('de-z', 1), ('krygt', 1), ('znn', 2), ('zqn', 2), ('neeft', 1), ('cok', 2), ('ziin', 9), ('geeu', 2), ('zai', 3), ('kunne', 1), ('bijsonder', 1), ('heefi', 1), ('biunen', 1), ('ztjn', 2), ('z;jn', 1), ('worde', 2), ('he^ft', 1), ('hee-ft', 1), ('byna', 2), ('oolc', 1), ('telijk', 2), ("zn'n", 1), ('mato', 1), ('schijnlijk', 4), ('zrjn', 2), ('gelyk', 2), ('heeffc', 1), ('tijne', 1), ('zijr', 2), ('gewor', 1), ('knnn', 3), ('enlijk', 1), ('heeft-', 1), ('zuli', 1), ('kor-', 1), ('krijgt', 1), ('heels', 2), ('verben', 1), ('kryg', 2), ('teeds', 1), ('zjju', 1), ('eoht', 2), ('tegen-', 1), ('eijn', 1), ('woordig', 1), ('doeh', 1), ('neuten', 1), ('e^e', 1), ('zulten', 1), ('brengeu', 1), ('nage-', 1), ('uog', 1), ('izijn', 2), ('zeh', 1), ('zijd', 1), ('sleoht', 1), ('uiet', 3), ('zyu', 2), ('doeu', 1), ('lieeft', 1), ('gten', 1), ('gevallen', 2), ('zig', 1), ('hehhen', 1), ('hun-', 1), ('g-een', 1), ('looals', 1), ('nienw', 1), ('.was', 1), ('zijm', 1), ('zijri', 1), ('tegenwoordig-', 1), ('tuigd', 1), ("zh'n", 1), ('-was', 1), ('tydens', 1), ("zg'n", 1), ('huu', 1), ('tigd', 1), ('driegen', 1), ('krjjgen', 1), ('vrjj', 1), ('ijven', 1), ('heeit', 1)</text:p>
          </table:table-cell>
          <table:table-cell office:value-type="string" calcext:value-type="string">
            <text:p>zyn, zjjn, zgn, gelegenheid, kan, brengen, brek, heelo, kunneu, ons, gelegenbeid, hoewol, hunno, dau, hebhen, z\jn, zijh, ock, zgn., terwgl, zfjn, -aak, huri, zuil, zfln, ziju, brongen, heid, heb-, hnn, z\j, hetzg, de-z, krygt, znn, zqn, neeft, cok, ziin, geeu, zai, kunne, bijsonder, heefi, biunen, ztjn, z;jn, worde, he^ft, hee-ft, byna, oolc, telijk, zn'n, mato, schijnlijk, zrjn, gelyk, heeffc, tijne, zijr, gewor, knnn, enlijk, heeft-, zuli, kor-, krijgt, heels, verben, kryg, teeds, zjju, eoht, tegen-, eijn, woordig, doeh, neuten, e^e, zulten, brengeu, nage-, uog, izijn, zeh, zijd, sleoht, uiet, zyu, doeu, lieeft, gten, gevallen, zig, hehhen, hun-, g-een, looals, nienw, .was, zijm, zijri, tegenwoordig-, tuigd, zh'n, -was, tydens, zg'n, huu, tigd, driegen, krjjgen, vrjj, ijven, heeit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1625" calcext:value-type="float">
            <text:p>341625</text:p>
          </table:table-cell>
          <table:table-cell office:value-type="float" office:value="51" calcext:value-type="float">
            <text:p>5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0.325041209969298" calcext:value-type="float">
            <text:p>0.325041209969298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0.722664566737872" calcext:value-type="float">
            <text:p>0.722664566737872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ank(2), gekleurd(1), page(1), metis(2), mongoolsohc(1), berber(1), gemengd(2), volbloed(1), inboorling(2), inheems(3), neger(2), aziatisch(3), indiaans(1), medicijnman(1), westers(3), marron(6), koelie(1), negerrijk(1), aziatische(1), queer(3), ontdekken(1), mesties(1), traditionele(2), moslim(2), indiaan(2), indo(2), aboriginal(1), halfbloed(1), negerslaven(1)</text:p>
          </table:table-cell>
          <table:table-cell office:value-type="string" calcext:value-type="string">
            <text:p>('kentucky', 1), ('huron', 1), ('santa', 5), ('gran', 1), ('xatal', 1), ('quebec', 1), ('sheikh', 1), ('malaga', 1), ('southampton', 2), ('palma', 1), ('kamerun', 1), ('chittagong', 1), ('cap', 2), ('australia', 1), ('bermuda', 1), ('khalif', 1), ('orinoco', 1), ('west-afrika', 2), ('himalaya', 1), ('zulu', 1), ('antw', 2), ('clan', 2), ('negro', 1), ('natal', 2), ('gravesen', 1), ('genua', 1), ('indus', 1), ('servia', 1), ('gibraltar', 2), ('winfried', 1), ('vlissingen', 3), ('soudan', 1), ('malta', 1), ('oost-afrika', 2), ('wilmington', 1), ('gange', 1), ('seattle', 1), ('jamaica', 1)</text:p>
          </table:table-cell>
          <table:table-cell office:value-type="string" calcext:value-type="string">
            <text:p>kentucky, huron, santa, gran, xatal, quebec, sheikh, malaga, southampton, palma, kamerun, chittagong, cap, australia, bermuda, khalif, orinoco, west-afrika, himalaya, zulu, antw, clan, negro, natal, gravesen, genua, indus, servia, gibraltar, winfried, vlissingen, soudan, malta, oost-afrika, wilmington, gange, seattle, jamaica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41794" calcext:value-type="float">
            <text:p>341794</text:p>
          </table:table-cell>
          <table:table-cell office:value-type="float" office:value="35" calcext:value-type="float">
            <text:p>35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0.30369460222977" calcext:value-type="float">
            <text:p>0.30369460222977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0.722849229781868" calcext:value-type="float">
            <text:p>0.722849229781868</text:p>
          </table:table-cell>
          <table:table-cell office:value-type="float" office:value="0.0285714285714286" calcext:value-type="float">
            <text:p>0.0285714285714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mengd(1), indo-europeaan(5), traditionele(1), aboriginal(2), koppensneller(1), historisch(3), mulat(1), koelies(1), lesbisch(1), indo(1), koelie(1), eskimo's(1), kokkie(1), achtergrond(2), inheemsche(1), lilliputter(1), inheems(3), ontdekken(1), handicap(1), baboe(1), moslim(1), inlander(1), misvormden(1), inheemsen(1), indische(1)</text:p>
          </table:table-cell>
          <table:table-cell office:value-type="string" calcext:value-type="string">
            <text:p>('barre', 1), ('ranneft', 1), ('abrahamsz', 3), ('josselin', 3), ('engelbrecht', 1), ('soetardjo', 2), ('welter', 2), ('blommestein', 1), ('leyden', 1), ('romer', 1), ('perelaer', 1), ('goeje', 1), ('dahler', 2), ('wellenstein', 1), ('bousquet', 2), ('sieveking', 1), ('loke', 1), ('rochussen', 1), ('oats', 1), ('tobias', 1), ('persijn', 1), ('volksraadslid', 2), ('sythoff', 1), ('naeff', 1), ('sand', 1), ('zalinge', 1), ('labberton', 1), ('hinloopen', 1), ('villeneuve', 1), ('monod', 1), ('bredius', 1)</text:p>
          </table:table-cell>
          <table:table-cell office:value-type="string" calcext:value-type="string">
            <text:p>barre, ranneft, abrahamsz, josselin, engelbrecht, soetardjo, welter, blommestein, leyden, romer, perelaer, goeje, dahler, wellenstein, bousquet, sieveking, loke, rochussen, oats, tobias, persijn, volksraadslid, sythoff, naeff, sand, zalinge, labberton, hinloopen, villeneuve, monod, bredius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1974" calcext:value-type="float">
            <text:p>341974</text:p>
          </table:table-cell>
          <table:table-cell office:value-type="float" office:value="688" calcext:value-type="float">
            <text:p>688</text:p>
          </table:table-cell>
          <table:table-cell office:value-type="float" office:value="0.200581395348837" calcext:value-type="float">
            <text:p>0.200581395348837</text:p>
          </table:table-cell>
          <table:table-cell office:value-type="float" office:value="0.127047459250173" calcext:value-type="float">
            <text:p>0.127047459250173</text:p>
          </table:table-cell>
          <table:table-cell office:value-type="float" office:value="0.760174418604651" calcext:value-type="float">
            <text:p>0.760174418604651</text:p>
          </table:table-cell>
          <table:table-cell office:value-type="float" office:value="0.725639088169822" calcext:value-type="float">
            <text:p>0.725639088169822</text:p>
          </table:table-cell>
          <table:table-cell office:value-type="float" office:value="0.0392441860465116" calcext:value-type="float">
            <text:p>0.0392441860465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ediende(4), hottentot(2), achtergrond(38), dwerggroei(20), negerrijk(3), indo-europeaan(25), inheems(25), stam(2), indo(7), aziatisch(51), inboorlingen(2), mesties(3), negerslaven(11), islamiet(5), negers(1), marron(21), barbaar(3), kokkie(3), barbaren(7), indiaan(5), afgod(9), inheemse(5), inuit(4), aapman(2), traditionele(26), zigeuners(2), onbeschaafd(5), gemengd(36), inlander(3), dwerg(7), afgodsbeeldje(1), historisch(30), slaven(4), pygmee(16), wilde(1), kaffer(4), neger(4), mengras(2), moslim(27), slavenschip(5), medicijnman(4), zwartje(6), halfbloed(4), mulat(4), inboorling(5), eskimo's(3), kaukasisch(10), moslimsche(3), inlandsche(7), dwergeu(1), mongool(3), gemengde(2), knecht(7), zigeunerbende(1), moslims(5), inheemsche(5), eskimo(3), berber(5), historische(7), exotisch(4), lilliputters(3), zigeunermuziek(5), tovenaar(2), aziatische(4), negercultuur(3), ontdekken(6), jokjakarta(1), traditioneel(4), gekleurd(5), barbarlje(2), zimbabwe(2), jakarta(2), page(4), wild(5), kwinti(1), bosneger(1), inheemschen(2), indisch(3), zigeuner(5), muzelman(2), marrons(4), afkomst(5), moor(2), koppensneller(2), lesbisch(1), primitief(6), barbaarsche(1), ras(2), slaaf(4), indische(1), wereldhistorische(2), baboe(2), blank(7), westers(1), handicap(2), volbloed(3), queer(1), koelied(1), lilliputter(6), koelie(2), volbloedpaard(1), metis'nachts(1), roots(3), koelies(1), boesman(1), inheemsebe(1), misvormden(8), indo-europeaans(1), grootst(1), senaatsbediende(1), gay(1), baboes(1), berbers(1), homo(4), etniciteit(1), bediendepmijnneer(1), aboriginal(3), moor'en(1), muzelmannen(1), hottentotten(2), jachtwild(1), metis(1), rassen(1), inheems'che(2), slaven'(1), mongoolsche(1), allochtoon(1), en'marron(1), zigeunerin(1), kaffers(1), winkelknechten(1), praehistorische(1), blanke(1), negerjongen(1), dwergen(1)</text:p>
          </table:table-cell>
          <table:table-cell office:value-type="string" calcext:value-type="string">
            <text:p>('groot', 218), ('groote', 215), ('tellen', 30), ('dollar', 12), ('honderd', 32), ('ruim', 44), ('circa', 6), ('duizend', 28), ('samen', 23), ('aantal', 94), ('gezamenlijk', 8), ('getal', 13), ('hoogstens', 10), ('franc', 6), ('zamen', 11), ('groots', 3), ('driehonderd', 4), ('tienduizen', 3), ('mark', 5), ('kleinigheid', 2), ('ca.', 3), ('-root', 1), ('grootei', 1), ('broot', 1), ('plm', 2), ('frank', 4), ('tienduizend', 5), ('kopeke', 1), ('onderd', 2), ('grool', 3), ('shilling', 4), ('doorsnee', 1), ('root', 3), ('p.m.', 1), ('honderdduizend', 2), ('boneden', 3), ('enorm', 8), ('achthonderd', 2), ('indus-', 1), ('groole', 5), ('grootc', 1), ('honderen', 1), ('tezamen', 3), ('groo', 1), ('fr', 2), ('jare', 1), ('heneden', 1), ('vijftigduizen', 1), ('telken', 2), ('centime', 1), ('tweeduizend', 1), ('pl.m', 2), ('biljoen', 1), ('aantai', 1), ('manipulatie', 1), ('-groot', 1), ('francs', 1), ('iroot', 1), ('vijfhonderd', 1)</text:p>
          </table:table-cell>
          <table:table-cell office:value-type="string" calcext:value-type="string">
            <text:p>groot, groote, tellen, dollar, honderd, ruim, circa, duizend, samen, aantal, gezamenlijk, getal, hoogstens, franc, zamen, groots, driehonderd, tienduizen, mark, kleinigheid, ca., -root, grootei, broot, plm, frank, tienduizend, kopeke, onderd, grool, shilling, doorsnee, root, p.m., honderdduizend, boneden, enorm, achthonderd, indus-, groole, grootc, honderen, tezamen, groo, fr, jare, heneden, vijftigduizen, telken, centime, tweeduizend, pl.m, biljoen, aantai, manipulatie, -groot, francs, iroot, vijfhonderd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1952" calcext:value-type="float">
            <text:p>341952</text:p>
          </table:table-cell>
          <table:table-cell office:value-type="float" office:value="71" calcext:value-type="float">
            <text:p>71</text:p>
          </table:table-cell>
          <table:table-cell office:value-type="float" office:value="0.211267605633803" calcext:value-type="float">
            <text:p>0.211267605633803</text:p>
          </table:table-cell>
          <table:table-cell office:value-type="float" office:value="0.312883802787917" calcext:value-type="float">
            <text:p>0.312883802787917</text:p>
          </table:table-cell>
          <table:table-cell office:value-type="float" office:value="0.746478873239437" calcext:value-type="float">
            <text:p>0.746478873239437</text:p>
          </table:table-cell>
          <table:table-cell office:value-type="float" office:value="0.728127525191764" calcext:value-type="float">
            <text:p>0.728127525191764</text:p>
          </table:table-cell>
          <table:table-cell office:value-type="float" office:value="0.0422535211267606" calcext:value-type="float">
            <text:p>0.0422535211267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tionele(8), achtergrond(4), inheems(4), handicap(4), metis(2), mesties(1), gemengd(3), negerslaven(1), roma(1), zwartje(3), moslim(3), historisch(3), marron(6), galeislaven(1), kaffer(1), lilliputter(1), dwerggroei(1), westers(2), zigeuners(1), volbloedras(1), primitief(2), eskimo's(2), pygmee(1), page(2), baboe(1), negerrestaurant(1), inboorling(1), boesman(1), afgod(1), moor(1), afkomst(1), zigeuner(1), historische(2), indo(1), kokkie(1), aboriginal(1)</text:p>
          </table:table-cell>
          <table:table-cell office:value-type="string" calcext:value-type="string">
            <text:p>('wedstrijd', 14), ('olympisch', 2), ('amateurisme', 1), ('renbaan', 2), ('deelnemer', 7), ('nout', 1), ('sportwereld', 1), ('zwom', 2), ('roeien', 6), ('wedren', 3), ('sportiviteit', 1), ('proest', 1), ('harddraverij', 1), ('zeiler', 2), ('alta', 3), ('stadion', 1), ('olympische', 1), ('boks-', 1), ('adri', 1), ('voorwedstrijd', 1), ('trainen', 1), ('deelneemster', 1), ('turnster', 2), ('turner', 3), ('arentz', 1), ('training', 1), ('lawn', 1), ('verschure', 1), ('nuij', 1), ('kaam', 1), ('waaghals', 1), ('maes', 1), ('gilles', 1), ('duut', 1), ('schaken', 1), ('tennis', 1), ('vree', 2), ('weelden', 1), ('josina', 1), ('joost', 1), ('henke', 1)</text:p>
          </table:table-cell>
          <table:table-cell office:value-type="string" calcext:value-type="string">
            <text:p>wedstrijd, olympisch, amateurisme, renbaan, deelnemer, nout, sportwereld, zwom, roeien, wedren, sportiviteit, proest, harddraverij, zeiler, alta, stadion, olympische, boks-, adri, voorwedstrijd, trainen, deelneemster, turnster, turner, arentz, training, lawn, verschure, nuij, kaam, waaghals, maes, gilles, duut, schaken, tennis, vree, weelden, josina, joost, henke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2209" calcext:value-type="float">
            <text:p>342209</text:p>
          </table:table-cell>
          <table:table-cell office:value-type="float" office:value="120" calcext:value-type="float">
            <text:p>120</text:p>
          </table:table-cell>
          <table:table-cell office:value-type="float" office:value="0.158333333333333" calcext:value-type="float">
            <text:p>0.158333333333333</text:p>
          </table:table-cell>
          <table:table-cell office:value-type="float" office:value="0.790615002067029" calcext:value-type="float">
            <text:p>0.790615002067029</text:p>
          </table:table-cell>
          <table:table-cell office:value-type="float" office:value="0.75" calcext:value-type="float">
            <text:p>0.75</text:p>
          </table:table-cell>
          <table:table-cell office:value-type="float" office:value="0.730493672986326" calcext:value-type="float">
            <text:p>0.730493672986326</text:p>
          </table:table-cell>
          <table:table-cell office:value-type="float" office:value="0.0916666666666667" calcext:value-type="float">
            <text:p>0.0916666666666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emengd(9), historische(3), handicap(4), volbloed(4), historisch(6), inlandsche(1), negerslaven(2), marron(12), kaffers(1), zwartje(4), indo-europeaan(1), achtergrond(7), berber(1), exotisch(1), stam(1), ras(1), inheems(4), mesties(2), traditionele(7), onbeschaafd(1), zigeunermuziek(1), boesman(5), gemengde(1), hottentot(2), indiaans(1), westers(2), afkomst(3), slaaf(2), helmlna'marron(2), inboorling(1), lilliputters(1), kaffer(1), halfbloed(1), primitief(1), baboe(1), kokkie(2), homo(3), traditioneel(1), aziatisch(2), blank(2), ontdekken(1), knecht(1), barbaar(1), misvormden(1), dwerggroei(1), handicapper(1), landbouwersknecht(1), pygmee(1), inheemse(1), senaatsbediende(1), roma(1), slaven'(1), indiaan(1)</text:p>
          </table:table-cell>
          <table:table-cell office:value-type="string" calcext:value-type="string">
            <text:p>('wouter', 2), ('petrus', 5), ('vijven', 1), ('paulus', 7), ('duik', 1), ('pr.', 8), ('primus', 2), ('bart', 2), ('zwemwedstrijd', 1), ('peters', 1), ('vrolijk', 3), ('boesman', 3), ('brabander', 2), ('beekhuizen', 2), ('theodorus', 1), ('ongeh', 1), ('martinus', 3), ('gerrit', 3), ('sport', 2), ('herman', 5), ('geldprijs', 1), ('johan', 7), ('eerewedstrijd', 2), ('pieter', 3), ('harddraverij-', 1), ('voss', 1), ('hoofdprijs', 1), ('hendrikus', 1), ('gijsbertus', 1), ('johannes', 2), ('adrianus', 1), ('franciscus', 2), ('spaans', 7), ('ludovicus', 2), ('zeilwedstrijd', 1), ('v/d', 2), ('gerard', 4), ('henricus', 1), ('geenen', 1), ('burgers', 1), ('carel', 1), ('arnout', 1), ('roothaan', 1), ('brave', 1), ('gruys', 2), ('gillis', 1), ('clublokaal', 1), ('eiber', 1), ('jacob', 3), ('lucas', 1), ('huibert', 1), ('reed', 1), ('spies', 2), ('antonie', 1), ('bernardus', 1), ('med.', 1), ('carolus', 1), ('philippus', 1), ('tromp', 1), ('joliannes', 1), ('overl', 1), ('best.', 2), ('voetbal', 1), ('joannes', 1), ('arie', 1), ('klaas', 1), ('cornelius', 1), ('josephus', 1), ('amand', 2), ('mia', 1), ('bertus', 1), ('meur', 1), ('wagenaar', 1), ('pauius', 1), ('vleugels', 1), ('boeck', 1), ('marcus', 1), ('leendert', 1), ('zeegers', 1), ('dingen', 1), ('silfhout', 1), ('dominicu', 1), ('schults', 1)</text:p>
          </table:table-cell>
          <table:table-cell office:value-type="string" calcext:value-type="string">
            <text:p>wouter, petrus, vijven, paulus, duik, pr., primus, bart, zwemwedstrijd, peters, vrolijk, boesman, brabander, beekhuizen, theodorus, ongeh, martinus, gerrit, sport, herman, geldprijs, johan, eerewedstrijd, pieter, harddraverij-, voss, hoofdprijs, hendrikus, gijsbertus, johannes, adrianus, franciscus, spaans, ludovicus, zeilwedstrijd, v/d, gerard, henricus, geenen, burgers, carel, arnout, roothaan, brave, gruys, gillis, clublokaal, eiber, jacob, lucas, huibert, reed, spies, antonie, bernardus, med., carolus, philippus, tromp, joliannes, overl, best., voetbal, joannes, arie, klaas, cornelius, josephus, amand, mia, bertus, meur, wagenaar, pauius, vleugels, boeck, marcus, leendert, zeegers, dingen, silfhout, dominicu, schults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1733" calcext:value-type="float">
            <text:p>341733</text:p>
          </table:table-cell>
          <table:table-cell office:value-type="float" office:value="103" calcext:value-type="float">
            <text:p>103</text:p>
          </table:table-cell>
          <table:table-cell office:value-type="float" office:value="0.223300970873786" calcext:value-type="float">
            <text:p>0.223300970873786</text:p>
          </table:table-cell>
          <table:table-cell office:value-type="float" office:value="0.174965355783587" calcext:value-type="float">
            <text:p>0.174965355783587</text:p>
          </table:table-cell>
          <table:table-cell office:value-type="float" office:value="0.747572815533981" calcext:value-type="float">
            <text:p>0.747572815533981</text:p>
          </table:table-cell>
          <table:table-cell office:value-type="float" office:value="0.740608047762093" calcext:value-type="float">
            <text:p>0.740608047762093</text:p>
          </table:table-cell>
          <table:table-cell office:value-type="float" office:value="0.029126213592233" calcext:value-type="float">
            <text:p>0.0291262135922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aditionele(5), marrons(2), handicap(1), traditioneel(1), inheemsen(1), aziatisch(17), slavenschip(1), inheems(6), eskimo's(1), pygmee(1), ontdekken(2), marron(6), afkomst(1), aziatische(2), achtergrond(6), berber(4), historisch(3), ras(1), kaffer(1), koppensneller(2), slaven(2), mongool(1), negerslaven(1), inheemse(2), hottentot(2), indo-europeaan(3), moslim(2), barbaren(2), kaukasisch(3), bediende(1), neger(1), medicijnman(1), inboorling(2), koelies(1), inlandsche(1), negers(1), inheemschen(1), indo(1), volbloedras(1), tovenaar(1), moor'en(1), mesties(1), stam(1), inuit(1), eskimo(1), dwerggroei(1), bosneger(1), aboriginal(1), indisch(1)</text:p>
          </table:table-cell>
          <table:table-cell office:value-type="string" calcext:value-type="string">
            <text:p>('doelen', 8), ('kanon', 9), ('eskader', 3), ('vliegtuig', 11), ('bewapenen', 1), ('vloot', 17), ('kanonneerboot', 2), ('oorlogsvloot', 3), ('battery', 1), ('wateren', 5), ('port-au-prince', 1), ('zeeslag', 1), ('admiraalschip', 1), ('torpedojager', 2), ('gelande', 1), ('bom', 7), ('gepantserd', 1), ('dock', 1), ('marine-', 1), ('oorlogsschip', 5), ('treffer', 1), ('poolstreek', 2), ('kruistocht', 3), ('schiphol', 1), ('luchthaven', 1), ('snelvuurkanon', 1), ('duikboot', 4), ('bommenwerper', 1), ('handgranaat', 1), ('afweergeschut', 1), ('binnenvallen', 1), ('gesehut', 1), ('oorlogs', 1), ('bois', 1), ('goera', 1), ('piaats', 1), ('projectiel', 1), ('oorlogschepen', 1), ('buitmaken', 3), ('luchtmacht', 1), ('formatie', 2), ('mitrailleurvuur', 1), ('watervliegtuig', 1), ('neerschieten', 1), ('luchtafweergeschut', 1), ('pantseren', 1), ('epinal', 1), ('ponder', 1), ('landingstroepen', 1), ('neerhalen', 1), ('geschut', 1), ('batterij', 1), ('nitie', 1), ('vuur-', 1), ('raid', 2)</text:p>
          </table:table-cell>
          <table:table-cell office:value-type="string" calcext:value-type="string">
            <text:p>doelen, kanon, eskader, vliegtuig, bewapenen, vloot, kanonneerboot, oorlogsvloot, battery, wateren, port-au-prince, zeeslag, admiraalschip, torpedojager, gelande, bom, gepantserd, dock, marine-, oorlogsschip, treffer, poolstreek, kruistocht, schiphol, luchthaven, snelvuurkanon, duikboot, bommenwerper, handgranaat, afweergeschut, binnenvallen, gesehut, oorlogs, bois, goera, piaats, projectiel, oorlogschepen, buitmaken, luchtmacht, formatie, mitrailleurvuur, watervliegtuig, neerschieten, luchtafweergeschut, pantseren, epinal, ponder, landingstroepen, neerhalen, geschut, batterij, nitie, vuur-, raid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1331" calcext:value-type="float">
            <text:p>341331</text:p>
          </table:table-cell>
          <table:table-cell office:value-type="float" office:value="252" calcext:value-type="float">
            <text:p>252</text:p>
          </table:table-cell>
          <table:table-cell office:value-type="float" office:value="0.218253968253968" calcext:value-type="float">
            <text:p>0.218253968253968</text:p>
          </table:table-cell>
          <table:table-cell office:value-type="float" office:value="0.0880741271724999" calcext:value-type="float">
            <text:p>0.0880741271725</text:p>
          </table:table-cell>
          <table:table-cell office:value-type="float" office:value="0.753968253968254" calcext:value-type="float">
            <text:p>0.753968253968254</text:p>
          </table:table-cell>
          <table:table-cell office:value-type="float" office:value="0.741733466462726" calcext:value-type="float">
            <text:p>0.741733466462726</text:p>
          </table:table-cell>
          <table:table-cell office:value-type="float" office:value="0.0277777777777778" calcext:value-type="float">
            <text:p>0.0277777777777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aditionele(9), bediende(2), historische(4), boesmanbanelen(1), aziatisch(19), mengras(2), slaven(2), moslims(2), moslim(16), kaffers(2), achtergrond(8), kaukasisch(7), barbaren(5), homo(1), ontdekken(1), inheems(6), negerrijk(5), traditioneel(2), indo-europeaan(5), kaffer(3), wereldhistorische(1), pygmee(3), eskimo's(1), ras(5), mongool(3), knecht(2), indiaan(1), aapman(1), inlander(4), moslimsche(5), berber(9), historisch(9), islamiet(4), primitief(2), afkomst(2), mulat(2), afgodendienst(1), exotisch(1), neger(3), page(1), mongoolsohc(1), onbeschaafd(3), negerslaven(3), inheemse(2), berberoorlog(1), halfbloed(2), historischcn(1), gekleurd(3), barbaar(2), wild(3), marrons(1), liitlepage(1), muzelman(3), dwerggroei(3), aziatische(2), queer(1), volbloed(1), inlandsche(4), marron(1), koppensnellers(1), zigeuner(1), zimbabwecultuur(1), roots(1), inboorling(3), stam(2), barbaar'sche(1), indo(6), mongoolse(2), marron'(1), inheemsche(2), koppensneller(2), misvormden(2), aziatischen(1), mohemmedaan(1), blanke(1), gemengd(3), afgod(3), koelie(1), zimbabwe(2), hottentotten(2), hottentot(2), westerse(1), gemengde(1), grootst(1), lilliputter(1), dwerg(1), rassen(1), moslimcultuur(1), inuit(1), gay(1), indisch(1), berbers(1)</text:p>
          </table:table-cell>
          <table:table-cell office:value-type="string" calcext:value-type="string">
            <text:p>('eugelschen', 1), ('medina', 4), ('veroveren', 14), ('adigrat', 1), ('bezetten', 15), ('gevecht', 12), ('perm', 1), ('bitlis', 1), ('aanvallen', 12), ('rhodesia', 5), ('kaukasisch', 1), ('stelling', 9), ('front', 10), ('opmars', 1), ('vijand', 24), ('ontruimen', 4), ('terugtrekken', 5), ('engelschen', 22), ('vuurlinie', 1), ('abomey', 2), ('inneming', 1), ('sandjak', 1), ('offensief', 4), ('aanval', 28), ('rukken', 8), ('voorpost', 2), ('grondgebied', 7), ('mekka', 10), ('insluiting', 2), ('operatie', 6), ('afghaansch', 1), ('bergpas', 2), ('amerikan', 5), ('insluiten', 4), ('verovering', 4), ('omtrekken', 1), ('basken', 1), ('kronstadt', 1), ('concentreren', 7), ('duitschers', 5), ('krim', 3), ('stormenderhand', 1), ('opereren', 2), ('libye', 1), ('linkervleugel', 1), ('japannees', 1), ('damaskus', 1), ('bezett', 2), ('niemandsland', 1), ('hoofdstelling', 1), ('britten', 2), ('adana', 1), ('terugslaan', 2), ('engelsohen', 2), ('soedan', 6), ('lodz', 1), ('khartoem', 2), ('voortdringen', 1), ('massowah', 1), ('kassala', 3), ('kaboel', 2), ('doorbreking', 1), ('terugdrijven', 2), ('ethiopisch', 1), ('estlander', 1), ('onst', 1), ('sief', 1), ('rechtervleugel', 1), ('terugtocht', 3), ('bezetting', 4), ('strategisch', 3), ('samentrekken', 2), ('samentrekking', 1), ('kaapkolonie', 2), ('charkof', 1), ('doorbreken', 3), ('abessijnsch', 1), ('afslaan', 2), ('trentino', 1), ('kandia', 1), ('vooruitdringen', 1), ('larissa', 1), ('christenbevolking', 1), ('hoofdmacht', 1), ('cyrenaika', 1), ('vrijstaat', 2), ('oprukken', 1), ('vrijstaatsch', 1), ('veroveringstocht', 1), ('teruggeslagen', 1), ('sovjets', 1), ('zuidgrens', 1), ('tegenaanval', 1), ('swaziland', 1), ('rukt', 1), ('doortocht', 1), ('limpopo', 1), ('abessinisch', 1), ('schoonvegen', 1), ('verbindingslijn', 1)</text:p>
          </table:table-cell>
          <table:table-cell office:value-type="string" calcext:value-type="string">
            <text:p>eugelschen, medina, veroveren, adigrat, bezetten, gevecht, perm, bitlis, aanvallen, rhodesia, kaukasisch, stelling, front, opmars, vijand, ontruimen, terugtrekken, engelschen, vuurlinie, abomey, inneming, sandjak, offensief, aanval, rukken, voorpost, grondgebied, mekka, insluiting, operatie, afghaansch, bergpas, amerikan, insluiten, verovering, omtrekken, basken, kronstadt, concentreren, duitschers, krim, stormenderhand, opereren, libye, linkervleugel, japannees, damaskus, bezett, niemandsland, hoofdstelling, britten, adana, terugslaan, engelsohen, soedan, lodz, khartoem, voortdringen, massowah, kassala, kaboel, doorbreking, terugdrijven, ethiopisch, estlander, onst, sief, rechtervleugel, terugtocht, bezetting, strategisch, samentrekken, samentrekking, kaapkolonie, charkof, doorbreken, abessijnsch, afslaan, trentino, kandia, vooruitdringen, larissa, christenbevolking, hoofdmacht, cyrenaika, vrijstaat, oprukken, vrijstaatsch, veroveringstocht, teruggeslagen, sovjets, zuidgrens, tegenaanval, swaziland, rukt, doortocht, limpopo, abessinisch, schoonvegen, verbindingslijn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0938" calcext:value-type="float">
            <text:p>340938</text:p>
          </table:table-cell>
          <table:table-cell office:value-type="float" office:value="62" calcext:value-type="float">
            <text:p>62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0.46593783082988" calcext:value-type="float">
            <text:p>0.46593783082988</text:p>
          </table:table-cell>
          <table:table-cell office:value-type="float" office:value="0.741935483870968" calcext:value-type="float">
            <text:p>0.741935483870968</text:p>
          </table:table-cell>
          <table:table-cell office:value-type="float" office:value="0.749023815459356" calcext:value-type="float">
            <text:p>0.749023815459356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lander(1), moslim(10), baboe(4), moslimsche(1), islamiet(3), hottentot(1), indo-europeaan(11), gemengd(2), aapman(1), kokkie(3), koelie(1), inheemsche(3), neger(1), marron(2), moslims(1), slaaf(1), inheems(3), zwartje(1), page(1), volbloed(1), koppensneller(2), negerrestaurant(1), traditioneel(1), medicijnman(1), kaffer(1), gekleurde(1), inlandsche(1), indische(1), barbaren(1)</text:p>
          </table:table-cell>
          <table:table-cell office:value-type="string" calcext:value-type="string">
            <text:p>('soewardi', 2), ('achmad', 2), ('raden', 11), ('adjunct-djaksa', 1), ('kampong', 11), ('sawah', 3), ('mohamad', 1), ('desa', 3), ('onderdistrictshoofd', 1), ('rahden', 1), ('wirio', 1), ('alam', 1), ('salim', 2), ('mati', 1), ('siti', 1), ('baboe', 3), ('kromo', 3), ('soerja', 1), ('naib', 1), ("java's", 2), ('djawa', 2), ('hadji', 2), ('karbouw', 1), ('sama', 1), ('dari', 1), ('mas', 2), ('smg', 1), ('toewan', 2), ('regent', 2), ('noto', 1), ('soeroto', 1), ('regentschap', 1), ('djoeragan', 1), ('mangkoe', 1), ('nagoro', 1), ('darat', 1), ('batoer', 1), ('tida', 1), ('sadja', 1)</text:p>
          </table:table-cell>
          <table:table-cell office:value-type="string" calcext:value-type="string">
            <text:p>soewardi, achmad, raden, adjunct-djaksa, kampong, sawah, mohamad, desa, onderdistrictshoofd, rahden, wirio, alam, salim, mati, siti, baboe, kromo, soerja, naib, java's, djawa, hadji, karbouw, sama, dari, mas, smg, toewan, regent, noto, soeroto, regentschap, djoeragan, mangkoe, nagoro, darat, batoer, tida, sadja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1237" calcext:value-type="float">
            <text:p>341237</text:p>
          </table:table-cell>
          <table:table-cell office:value-type="float" office:value="46" calcext:value-type="float">
            <text:p>46</text:p>
          </table:table-cell>
          <table:table-cell office:value-type="float" office:value="0.239130434782609" calcext:value-type="float">
            <text:p>0.239130434782609</text:p>
          </table:table-cell>
          <table:table-cell office:value-type="float" office:value="0.209154425376259" calcext:value-type="float">
            <text:p>0.209154425376259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0.749577432490177" calcext:value-type="float">
            <text:p>0.749577432490177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ditioneelen(1), aziatisch(1), indisch(2), mulat(1), achtergrond(1), zigeuner(2), inheems(5), kaffer(1), inheemsche(1), inheemschen(1), indo-europeaan(1), gemengd(2), knecht(1), historisch(2), grootst(1), koelie(1), marrons(1), tovenaar(1), marron(3), dwergeu(1), traditionele(2), trans(1), indo(2), inheems'che(2), dwerggroei(1), negerrijk(1), gekleurd(1), zwartje(1), queer(1), exotisch(1), barbaarsche(1), dwerg(1), metis(1)</text:p>
          </table:table-cell>
          <table:table-cell office:value-type="string" calcext:value-type="string">
            <text:p>('ola', 1), ('fi-', 1), ('ii.ii', 1), ('wija', 1), ('slng', 1), ('.on', 1), ('eho', 1), ('anu', 1), ('oob', 1), ('llj', 2), ('ehi', 2), ('org', 2), ('ligi', 3), ('ira', 1), ('leii', 1), ('aanf', 1), ('gt', 2), ('lng', 1), ('rp', 2), ('llc', 1), ('ofl', 1), ('hta', 1), ('geu', 1), ('alle-', 1), ('eu', 1), ('v-t', 1), ('lia', 1), ('hco', 1), ('lls', 1), ('lioo', 2), ('tcr', 1), ('.lot', 1), ('cha', 1), ('no^', 1), ('tart', 1), ('rut', 1), ('elo', 1), ('.ng', 1), ('r--', 1)</text:p>
          </table:table-cell>
          <table:table-cell office:value-type="string" calcext:value-type="string">
            <text:p>ola, fi-, ii.ii, wija, slng, .on, eho, anu, oob, llj, ehi, org, ligi, ira, leii, aanf, gt, lng, rp, llc, ofl, hta, geu, alle-, eu, v-t, lia, hco, lls, lioo, tcr, .lot, cha, no^, tart, rut, elo, .ng, r--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1360" calcext:value-type="float">
            <text:p>341360</text:p>
          </table:table-cell>
          <table:table-cell office:value-type="float" office:value="34" calcext:value-type="float">
            <text:p>34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432557082936581" calcext:value-type="float">
            <text:p>0.432557082936581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.754767120706281" calcext:value-type="float">
            <text:p>0.75476712070628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htergrond(2), mulat(1), mesties(1), halfbloed(1), zigeuner(1), westers(7), traditionele(3), zwartje(2), dwerggroei(1), historische(1), moslim(1), slavenschip(1), gekleurd(1), dwerg(1), inheems(2), koppensneller(1), queer(1), indiaan(1), indo(1), historisch(1), gemengd(1), marron(1), indo-europeaan(1)</text:p>
          </table:table-cell>
          <table:table-cell office:value-type="string" calcext:value-type="string">
            <text:p>('pieten', 1), ('dost', 1), ('tuil', 2), ('altona', 1), ('kiel', 3), ('gehr', 1), ('ridderbos', 1), ('alber', 1), ('voget', 1), ('harl', 2), ('pinkster', 1), ('engelsman', 2), ('an', 1), ('antilope', 4), ('wijnstok', 1), ('zeemeeuw', 3), ('blaak', 1), ('rendsburg', 1), ('westers', 1), ('wilhelmsburg', 1), ('onstwedder', 1), ('emd', 1), ('svendborg', 1), ('randers', 1), ('dollard', 1), ('kolding', 1), ('harmina', 1), ('fekkes', 1), ('hageman', 1), ('vellinga', 1), ('emmerick', 1), ('ambulant', 1), ('salomons', 1), ('egberdina', 1), ('alpha', 1)</text:p>
          </table:table-cell>
          <table:table-cell office:value-type="string" calcext:value-type="string">
            <text:p>pieten, dost, tuil, altona, kiel, gehr, ridderbos, alber, voget, harl, pinkster, engelsman, an, antilope, wijnstok, zeemeeuw, blaak, rendsburg, westers, wilhelmsburg, onstwedder, emd, svendborg, randers, dollard, kolding, harmina, fekkes, hageman, vellinga, emmerick, ambulant, salomons, egberdina, alpha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41461" calcext:value-type="float">
            <text:p>341461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554458434879" calcext:value-type="float">
            <text:p>0.554458434879</text:p>
          </table:table-cell>
          <table:table-cell office:value-type="float" office:value="0.75" calcext:value-type="float">
            <text:p>0.75</text:p>
          </table:table-cell>
          <table:table-cell office:value-type="float" office:value="0.769902939037" calcext:value-type="float">
            <text:p>0.7699029390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lim(1), historisch(1), homo(1), handicap(1)</text:p>
          </table:table-cell>
          <table:table-cell office:value-type="string" calcext:value-type="string">
            <text:p>('kennemer', 1), ('.obl', 1), ('bataaf', 1), ('ced', 1)</text:p>
          </table:table-cell>
          <table:table-cell office:value-type="string" calcext:value-type="string">
            <text:p>kennemer, .obl, bataaf, ced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1326" calcext:value-type="float">
            <text:p>341326</text:p>
          </table:table-cell>
          <table:table-cell office:value-type="float" office:value="53" calcext:value-type="float">
            <text:p>53</text:p>
          </table:table-cell>
          <table:table-cell office:value-type="float" office:value="0.226415094339623" calcext:value-type="float">
            <text:p>0.226415094339623</text:p>
          </table:table-cell>
          <table:table-cell office:value-type="float" office:value="0.254048032540732" calcext:value-type="float">
            <text:p>0.254048032540732</text:p>
          </table:table-cell>
          <table:table-cell office:value-type="float" office:value="0.735849056603773" calcext:value-type="float">
            <text:p>0.735849056603773</text:p>
          </table:table-cell>
          <table:table-cell office:value-type="float" office:value="0.773044514834876" calcext:value-type="float">
            <text:p>0.773044514834876</text:p>
          </table:table-cell>
          <table:table-cell office:value-type="float" office:value="0.0377358490566038" calcext:value-type="float">
            <text:p>0.0377358490566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landsche(1), achtergrond(5), metis(1), gemengd(3), wilde(1), boesman(1), aziatisch(2), moslims(1), eskimo's(1), dwerggroei(4), marron(3), kwinti(1), kaffer(1), ontdekken(2), indiaan(1), inheems(3), inheemschen(1), lilliputter(2), volbloed(1), primitief(1), historisch(1), misvormden(3), exotisch(1), mongool(1), moslim(1), wild(1), inlander(1), zwartje(1), moord(1), historische(2), marrons(1), blank(1), onbeschaafd(1), halfbloed(1)</text:p>
          </table:table-cell>
          <table:table-cell office:value-type="string" calcext:value-type="string">
            <text:p>('schinkel', 1), ('straat', 32), ('middenweg', 2), ('warande', 1), ('stationsweg', 1), ('hoek', 14), ('kleiweg', 3), ('dordtschen', 1), ('hoofdstraat', 1), ('dwarsstraat', 1)</text:p>
          </table:table-cell>
          <table:table-cell office:value-type="string" calcext:value-type="string">
            <text:p>schinkel, straat, middenweg, warande, stationsweg, hoek, kleiweg, dordtschen, hoofdstraat, dwarsstraat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1977" calcext:value-type="float">
            <text:p>341977</text:p>
          </table:table-cell>
          <table:table-cell office:value-type="float" office:value="49" calcext:value-type="float">
            <text:p>49</text:p>
          </table:table-cell>
          <table:table-cell office:value-type="float" office:value="0.26530612244898" calcext:value-type="float">
            <text:p>0.26530612244898</text:p>
          </table:table-cell>
          <table:table-cell office:value-type="float" office:value="0.0994603591793972" calcext:value-type="float">
            <text:p>0.099460359179397</text:p>
          </table:table-cell>
          <table:table-cell office:value-type="float" office:value="0.73469387755102" calcext:value-type="float">
            <text:p>0.73469387755102</text:p>
          </table:table-cell>
          <table:table-cell office:value-type="float" office:value="0.774266131817676" calcext:value-type="float">
            <text:p>0.77426613181767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ger(2), achtergrond(2), inheems(2), traditionele(4), metis(1), slaven(1), baboe(3), dwerggroei(1), aziatisch(1), inuit(1), hottentot(1), aboriginal(1), moslim(3), ontdekken(2), historisch(1), barbaarschheid(1), exotisch(1), moor(1), page(1), knecht(2), kaffer(1), inheemse(1), gemengd(2), onbeschaafd'to(1), wild(1), muzelmannen(1), aziatische(1), indo-europeaan(2), afgodisch(1), bedienden(1), queer(1), traditioneel(1), blank(1), ras(1), afkomst(1)</text:p>
          </table:table-cell>
          <table:table-cell office:value-type="string" calcext:value-type="string">
            <text:p>('centr', 1), ('spoor', 15), ('ond', 5), ('bez', 3), ('ino', 1), ('gert', 1), ('nat', 7), ('r.h', 1), ('germ', 1), ('ooste', 1), ('gem', 2), ('mon.', 1), ('a.nd', 1), ('yer', 1), ('cal.', 1), ('afg', 1), ('waco', 1), ('h.o', 1), ('sw.', 1), ('intd', 1), ('e.a', 1), ('s.p', 1), ('cron', 1)</text:p>
          </table:table-cell>
          <table:table-cell office:value-type="string" calcext:value-type="string">
            <text:p>centr, spoor, ond, bez, ino, gert, nat, r.h, germ, ooste, gem, mon., a.nd, yer, cal., afg, waco, h.o, sw., intd, e.a, s.p, cron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1698" calcext:value-type="float">
            <text:p>341698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office:value-type="float" office:value="0.443232937648019" calcext:value-type="float">
            <text:p>0.443232937648019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775959824073998" calcext:value-type="float">
            <text:p>0.775959824073998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htergrond(3), barbarlje(1), mulat(1), traditionele(3), gemengd(6), neger(1), inheemschen(2), kaffers(1), homo(1), wilde(1), barbaren(1), slaaf(2), dwerg(1), koelie(1), allochtoon(1), indo-europeaan(2), historischen(1), inuit(1), traditioneel(1), inheems(1), queer(2), marron(3), indo(1), inheems'che(2), moslim(1), muzelman(1), baboe(1), bosneger(1), medicijnman(1)</text:p>
          </table:table-cell>
          <table:table-cell office:value-type="string" calcext:value-type="string">
            <text:p>('stt', 1), ('isv', 2), ('pel', 2), ('lih', 1), ('snn', 2), ('win', 1), ('ijlt', 1), ('u-v', 1), ('sst', 1), ('irc', 1), ('jjg', 1), ('mti', 2), ('ifr', 1), ('jollen', 2), ('ust', 1), ('jsj', 2), ('tft', 1), ('jst', 1), ("i's", 1), ('rfl', 1), ('ntr', 1), ('m-j', 1), ('ltr', 1), ('-,r', 1), ('mtd', 1), ('mijj', 1), ('rss', 1), ('lli', 2), ('psi', 1), ('l&gt;-', 1), ('uul', 1), ('antie', 1), ('rji', 1), ('o.i', 1), ('ori', 1), ('jut', 2), ('fij', 1), ('jnl', 1)</text:p>
          </table:table-cell>
          <table:table-cell office:value-type="string" calcext:value-type="string">
            <text:p>stt, isv, pel, lih, snn, win, ijlt, u-v, sst, irc, jjg, mti, ifr, jollen, ust, jsj, tft, jst, i's, rfl, ntr, m-j, ltr, -,r, mtd, mijj, rss, lli, psi, l&gt;-, uul, antie, rji, o.i, ori, jut, fij, jnl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1507" calcext:value-type="float">
            <text:p>341507</text:p>
          </table:table-cell>
          <table:table-cell office:value-type="float" office:value="45" calcext:value-type="float">
            <text:p>45</text:p>
          </table:table-cell>
          <table:table-cell office:value-type="float" office:value="0.177777777777778" calcext:value-type="float">
            <text:p>0.177777777777778</text:p>
          </table:table-cell>
          <table:table-cell office:value-type="float" office:value="0.596475453731489" calcext:value-type="float">
            <text:p>0.596475453731489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775959824073998" calcext:value-type="float">
            <text:p>0.775959824073998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tis(2), inlander(1), homo(1), slaven(2), volbloed(3), inboorling(1), moslim(1), mulat(1), muzelman(2), blank(1), dwerggroei(2), moslimsche(1), wild(1), gay(1), mesties(1), indisch(1), inheems(1), marron(3), historisch(1), page(1), afkomst(1), kokkie(1), bedienden(1), aziatische(1), queer(2), slaaf(1), traditionele(2), achtergrond(1), negerslaven(1), aboriginal(1), knecht(1), slaven'(1), lesbische(1), handicap(1), westers(1)</text:p>
          </table:table-cell>
          <table:table-cell office:value-type="string" calcext:value-type="string">
            <text:p>('tela', 1), ('pomona', 1), ('henna', 2), ('hela', 1), ('levant', 2), ('river', 2), ('severn', 1), ('castle', 1), ('brush', 1), ('plymouth', 2), ('guiana', 2), ('barrow', 1), ('duinkerken', 1), ('buena', 1), ('caleta', 1), ('portland', 1), ('carthagena', 2), ('sfax', 1), ('mason', 1), ('delano', 1), ('ceres', 1), ('gemma', 1), ('almeria', 1), ('gane', 1), ('bordeaux', 2), ('kronprinz', 2), ('p.l.m.', 1), ('patna', 1), ('hesbaye', 1), ('clifton', 2), ('new-orieans', 1), ('annaberg', 1), ('bougie', 1), ('rosaria', 1), ('huon', 1), ('shropshire', 1), ('harrow', 1), ('catalina', 1)</text:p>
          </table:table-cell>
          <table:table-cell office:value-type="string" calcext:value-type="string">
            <text:p>tela, pomona, henna, hela, levant, river, severn, castle, brush, plymouth, guiana, barrow, duinkerken, buena, caleta, portland, carthagena, sfax, mason, delano, ceres, gemma, almeria, gane, bordeaux, kronprinz, p.l.m., patna, hesbaye, clifton, new-orieans, annaberg, bougie, rosaria, huon, shropshire, harrow, catalina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41543" calcext:value-type="float">
            <text:p>341543</text:p>
          </table:table-cell>
          <table:table-cell office:value-type="float" office:value="33" calcext:value-type="float">
            <text:p>33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246775149088182" calcext:value-type="float">
            <text:p>0.24677514908818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785286025055334" calcext:value-type="float">
            <text:p>0.785286025055334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ger(2), marron(8), zigeunerbende(1), koelie(1), gemengd(2), achtergrond(4), historisch(1), volbloed'(1), indostijl(1), dwerg(1), gekleurd(1), trans(1), queer(1), slaaf(1), primitief(1), roots(1), gemengde(1), traditionele(1), gay(1), indo-europeaan(1), berber(1)</text:p>
          </table:table-cell>
          <table:table-cell office:value-type="string" calcext:value-type="string">
            <text:p>('mad', 1), ('pret', 5), ('ij%', 1), ('ine', 2), ('cau', 1), ('lien', 2), ('geo', 1), ('income', 1), ('eren', 2), ('pan.', 1), ('zaid', 1), ('algoma', 1), ('trassen', 2), ('prat', 4), ('tex', 1), ('winona', 1), ('ika', 1), ('cyi', 1), ('ican', 1), ('mex', 1), ('coll', 1), ('ark', 1), ('adjustment', 1)</text:p>
          </table:table-cell>
          <table:table-cell office:value-type="string" calcext:value-type="string">
            <text:p>mad, pret, ij%, ine, cau, lien, geo, income, eren, pan., zaid, algoma, trassen, prat, tex, winona, ika, cyi, ican, mex, coll, ark, adjustment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1436" calcext:value-type="float">
            <text:p>341436</text:p>
          </table:table-cell>
          <table:table-cell office:value-type="float" office:value="84" calcext:value-type="float">
            <text:p>84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67847297292043" calcext:value-type="float">
            <text:p>0.267847297292043</text:p>
          </table:table-cell>
          <table:table-cell office:value-type="float" office:value="0.738095238095238" calcext:value-type="float">
            <text:p>0.738095238095238</text:p>
          </table:table-cell>
          <table:table-cell office:value-type="float" office:value="0.790991320841819" calcext:value-type="float">
            <text:p>0.790991320841819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ger(2), bediende(3), dwerggroei(1), gemengd(1), moslim(3), pygmee(4), ontdekken(1), zwartje(1), inheemseen(1), misvormden(1), historisch(7), inlandsche(3), muzelman(1), slaven(1), inlander(1), aziatisch(5), dwerg(1), inheems(1), metis(1), inboorling(2), moslims(1), traditionele(2), indo(4), kaukasisch(2), kokkie(1), slavenhandel(1), indo-europeaan(1), blank(2), afkomst(1), indische(2), achtergrond(1), volbloed(2), kaffer(1), slaaft(1), negerrijk(1), berber(1), lilliputter(1), marron(3), voorhistorische(1), blanke(1), kafferhoofdman(1), bosneger(1), negerjongen(1), zimbabwe(1), tovenaar(1), indisch(1), traditioneel(1), primitief(1), westers(1), roma(1), gay(1), gekleurd(1), roots(1)</text:p>
          </table:table-cell>
          <table:table-cell office:value-type="string" calcext:value-type="string">
            <text:p>('overste', 4), ('grenadier', 1), ('heutsz', 4), ('compagnie', 6), ('minderen', 2), ('adjudant', 3), ('gezondheid', 10), ('infanterie', 2), ('huzaar', 3), ('regiment', 7), ('terij', 1), ('staf', 5), ('veld-art', 1), ('korpe', 1), ('marinier', 1), ('rijschool', 1), ('bataljon', 3), ('-officier', 2), ('luitenant-kolonel', 1), ('gepensionneerd', 1), ('resident', 1), ('kolonel', 1), ('commandant', 6), ('militaire', 1), ('dienstdoend', 1), ('artillerie', 6), ('legerplaats', 2), ('genie', 2), ('loodswezen', 1), ('overplaatsing', 1), ('pensioneren', 1), ('veldartillerie', 1), ('overplaatsen', 1), ('sergeant', 2), ('schutterij', 1), ('vetter', 2), ('kommandant', 2), ('bronbeek', 1)</text:p>
          </table:table-cell>
          <table:table-cell office:value-type="string" calcext:value-type="string">
            <text:p>overste, grenadier, heutsz, compagnie, minderen, adjudant, gezondheid, infanterie, huzaar, regiment, terij, staf, veld-art, korpe, marinier, rijschool, bataljon, -officier, luitenant-kolonel, gepensionneerd, resident, kolonel, commandant, militaire, dienstdoend, artillerie, legerplaats, genie, loodswezen, overplaatsing, pensioneren, veldartillerie, overplaatsen, sergeant, schutterij, vetter, kommandant, bronbeek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1697" calcext:value-type="float">
            <text:p>341697</text:p>
          </table:table-cell>
          <table:table-cell office:value-type="float" office:value="558" calcext:value-type="float">
            <text:p>558</text:p>
          </table:table-cell>
          <table:table-cell office:value-type="float" office:value="0.202508960573477" calcext:value-type="float">
            <text:p>0.202508960573477</text:p>
          </table:table-cell>
          <table:table-cell office:value-type="float" office:value="0.128380876159533" calcext:value-type="float">
            <text:p>0.128380876159533</text:p>
          </table:table-cell>
          <table:table-cell office:value-type="float" office:value="0.754480286738351" calcext:value-type="float">
            <text:p>0.754480286738351</text:p>
          </table:table-cell>
          <table:table-cell office:value-type="float" office:value="0.806841588693655" calcext:value-type="float">
            <text:p>0.806841588693655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wergen(1), moslim(31), achtergrond(35), indo-europeaan(23), negerrijk(4), stam(4), indo(5), aziatisch(26), inboorlingen(1), islamiet(5), koelie(4), slaaf(6), afkomst(10), indisch(2), negerrestaurant(1), inuit(7), zigeuners(3), gemengd(14), mulat(3), ontdekken(6), zwartje(8), afgodsbeeldje(1), pygmee(6), traditionele(27), wilde(3), halfbloed(5), metis(3), bedienden(2), dwerg(4), historisch(23), moslims(5), barbaren(7), queer(2), slavenhandel(1), inlander(3), boesman(1), slavenschip(3), gemengde(3), marron(16), negerslaven(4), handicap(5), zigeuner(2), marrons(7), zigeunerbende(2), inlandsche(3), kaffer(5), inheemsche(4), berber(4), dwerggroei(9), aapman(3), historische(4), exotisch(7), moslimsch(1), wild(3), zigeunermuziek(1), eenhistorisch(1), volbloed(2), afgod(5), kaukasisch(7), homo(4), mesties(5), schildersknecht(1), inheems(13), negers(1), negercultuur(2), eskimo(1), onbeschaafdheid(1), mulattin(1), primitief(5), traditioneel(3), hottentot(5), mengras(2), lesbisch(5), koppensneller(4), baboe(5), aziatische(3), roots(1), mongool(4), indische(2), bediende(2), moslimscho(1), medicijnman(3), historischcn(1), knecht(5), halfbloedjes(1), neger(4), lilliputter(3), k'mesties(2), metis'nachts(1), inheemsch(1), galeislaven(1), koelies(2), mongoolse(1), misvormden(4), barbaar(4), indolonten(1), inheemschen(3), indonesi(1), indiaansch(1), exotische(1), transport(1), kaffers(3), volbloed'(1), moslimsohe(1), zigeunerin(2), indiaan(4), pygmeeen(1), gekleurd(4), gay(1), lilliputters(2), mongoolsche(1), onbeschaafd(2), traditioneelen(1), voorhistorische(1), moor'en(1), hottentottenstam(1), moord(1), hottentotten(2), muzelman'(1), inboorling(1), inheems'che(2), blank(3), tovenaar(2), slaven(2), kokkie(2), muzelman(1), bosneger(1), lesbische(1), winkelknechten(1), moor(1), islamieten(1), blanke(1), batavia(1), moslimsche(1), muzelmannen(1), eskimo's(1)</text:p>
          </table:table-cell>
          <table:table-cell office:value-type="string" calcext:value-type="string">
            <text:p>('oogenblik', 69), ('vernem', 2), ('kant', 47), ('eindelijk', 30), ('aanleiding', 38), ('daarover', 16), ('richting', 33), ('mee', 63), ('hooien', 5), ('diens', 18), ('ontlenen', 12), ('deelen', 16), ('hooren', 34), ('zijde', 40), ('horen', 58), ('dienaangaanen', 5), ('onlangs', 29), ('indertijd', 9), ('zijnen', 7), ('vrij', 22), ('wi', 7), ('bovenstaand', 3), ('hieromtrent', 1), ('zwak', 13), ('hieronder', 5), ('niaar', 2), ('hoeren', 2), ('hierover', 6), ('altyd', 3), ('vroegeren', 2), ('mededeelen', 5), ('.niet', 1), ('goeddoen', 1), ('toenmalig', 7), ('inen', 3), ('booren', 1), ('zyde', 2), ('zooais', 1), ('voormalig', 4), ('siechts', 1), ('bly', 1), ('meedcelen', 1), ('terk', 1), ('jdat', 1), ('.ware', 3), ('inlichten', 2), ('gehjk', 1), ('kortgeleden', 1), ('zocals', 1), ('ontleenen', 2), ('verdedig', 1), ('zijner', 2), ('informeren', 1), ('sproken', 1), ('sprek', 1), ('bekopen', 1), ('verklaar-', 2), ('erover', 1), ('kwame', 1), ('m;t', 1), ('.vroeger', 1), ('boffen', 1), ('zooil', 1), ('deelcn', 1), ('-dat', 1), ('oore', 1)</text:p>
          </table:table-cell>
          <table:table-cell office:value-type="string" calcext:value-type="string">
            <text:p>oogenblik, vernem, kant, eindelijk, aanleiding, daarover, richting, mee, hooien, diens, ontlenen, deelen, hooren, zijde, horen, dienaangaanen, onlangs, indertijd, zijnen, vrij, wi, bovenstaand, hieromtrent, zwak, hieronder, niaar, hoeren, hierover, altyd, vroegeren, mededeelen, .niet, goeddoen, toenmalig, inen, booren, zyde, zooais, voormalig, siechts, bly, meedcelen, terk, jdat, .ware, inlichten, gehjk, kortgeleden, zocals, ontleenen, verdedig, zijner, informeren, sproken, sprek, bekopen, verklaar-, erover, kwame, m;t, .vroeger, boffen, zooil, deelcn, -dat, oore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1743" calcext:value-type="float">
            <text:p>341743</text:p>
          </table:table-cell>
          <table:table-cell office:value-type="float" office:value="63" calcext:value-type="float">
            <text:p>63</text:p>
          </table:table-cell>
          <table:table-cell office:value-type="float" office:value="0.158730158730159" calcext:value-type="float">
            <text:p>0.158730158730159</text:p>
          </table:table-cell>
          <table:table-cell office:value-type="float" office:value="0.739166896604483" calcext:value-type="float">
            <text:p>0.739166896604483</text:p>
          </table:table-cell>
          <table:table-cell office:value-type="float" office:value="0.73015873015873" calcext:value-type="float">
            <text:p>0.73015873015873</text:p>
          </table:table-cell>
          <table:table-cell office:value-type="float" office:value="0.812561485745833" calcext:value-type="float">
            <text:p>0.812561485745833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laaf(2), gemengd'contract(1), achtergrond(2), aziatisch(5), gemengd(2), indo-europeaan(4), zigeuner(1), ras(2), aziatische(1), inheemsche(2), koelies(1), inheems(6), misvormden(1), lilliputter(1), halfbloed(2), dwerggroei(2), indisch(1), moslims(1), historisch(2), negerrijk(1), inboorling(1), volbloed(2), kaffer(1), moslim(2), inlandsche(1), aboriginal(1), marron(1), primitief(1), baboe(1), indiaan(1), slavenschip(1), metis(1), slaven(1), historischen(1), barbaar(1), wild(1), berber(1), negerin(1), knecht(1), gekleurd(1), dwerg(1)</text:p>
          </table:table-cell>
          <table:table-cell office:value-type="string" calcext:value-type="string">
            <text:p>('koloniaal', 23), ('n.v.', 2), ('patent', 3), ('app', 1), ('stokvis', 2), ('lnd', 1), ('hoeden-', 1), ('n.-i.', 1), ('javasche', 1), ('ind.', 5), ('houthandel', 1), ('ondern', 1), ('barge', 2), ('bierbrouwerij', 1), ('v/h', 1), ('unie', 4), ('surinaamsche', 3), ('~a.', 1), ('liquidatiekas', 1), ('bank-', 1), ('gruyter', 1), ('n.-i', 1), ('tramweg-maat', 1), ('zoutindustrie', 2), ('philips', 1), ('beynes', 1)</text:p>
          </table:table-cell>
          <table:table-cell office:value-type="string" calcext:value-type="string">
            <text:p>koloniaal, n.v., patent, app, stokvis, lnd, hoeden-, n.-i., javasche, ind., houthandel, ondern, barge, bierbrouwerij, v/h, unie, surinaamsche, ~a., liquidatiekas, bank-, gruyter, n.-i, tramweg-maat, zoutindustrie, philips, beynes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1503" calcext:value-type="float">
            <text:p>341503</text:p>
          </table:table-cell>
          <table:table-cell office:value-type="float" office:value="589" calcext:value-type="float">
            <text:p>589</text:p>
          </table:table-cell>
          <table:table-cell office:value-type="float" office:value="0.191850594227504" calcext:value-type="float">
            <text:p>0.191850594227504</text:p>
          </table:table-cell>
          <table:table-cell office:value-type="float" office:value="0.304819600844017" calcext:value-type="float">
            <text:p>0.304819600844017</text:p>
          </table:table-cell>
          <table:table-cell office:value-type="float" office:value="0.753820033955857" calcext:value-type="float">
            <text:p>0.753820033955857</text:p>
          </table:table-cell>
          <table:table-cell office:value-type="float" office:value="0.822345560929358" calcext:value-type="float">
            <text:p>0.822345560929358</text:p>
          </table:table-cell>
          <table:table-cell office:value-type="float" office:value="0.0543293718166384" calcext:value-type="float">
            <text:p>0.05432937181663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eger(6), achtergrond(58), bediende(5), dwerggroei(5), traditionele(24), exotisch(10), hottentotten(4), inheems(15), stam(3), aziatisch(17), gekleurd(5), barbaar(3), kokkie(7), historischen(2), medicijnmannen(1), afgod(3), afkomst(7), indisch(4), aapman(3), gemengd(10), inlander(5), historisch(19), pygmee(7), wilde(3), wild(7), halfbloed(7), metis(3), bedienden(1), volbloed(3), moslim(22), islamiet(5), kaukasisch(5), mulat(6), barbaren(7), slavenhandel(1), pages(1), boesman(3), marron(26), negerslaven(5), handicap(2), marrons(6), dwerg(5), slaaf(7), kaffer(5), indiaan(6), berber(5), ontdekken(5), roots(1), zigeunermuziek(1), indo(2), onbeschaafd(3), homo(3), mesties(9), inboorling(3), schildersknecht(1), koelie(1), misvormden(4), indo-europeaan(25), page(6), bosneger(2), medicijnman(6), zigeunerbende(1), primitief(4), barbaarschheid(1), historische(5), negervrees(1), mulattin(1), hottentot(5), mengras(1), ras(1), christelijkhistorisch'(1), traditioneel(6), slavenschip(2), aziatische(5), mongool(7), afgodendienst(2), westers(1), indone(1), zwartje(4), blank(3), volksstam(1), lilliputter(3), exotische(3), moslims(3), metis'nachts(1), lesbisch(2), zigeuner(3), galeislaven(1), slaven(4), inlandsche(2), knecht(6), koppensneller(4), indolonten(1), negerrijk(2), inuit(4), inlanders(2), indonesi(1), tovenaar(1), indiaansch(1), eskimo's(4), baboe(4), moslimcultuur(1), koelies(1), gay(1), baboes(1), boesmanbanelen(1), gemengde(2), etniciteit(1), volbloeden(1), muzelman(4), pygmeeen(1), lilliputters(3), mongoolsche(1), inboorlingen(2), aboriginal(2), inheemsche(3), traditioneelen(1), eskimo(4), moor'en(1), stamgenoot(1), moord(1), zigeuners(1), mongoolse(1), moor(1), muzelmansch(1), kaffers(1), traditionele'(1), indischen(1), en'marron(1), indiaans(1), lesbische(1), dwergjes(1), berbers(1), islamieten(1), negerjongen(1), westerse(1)</text:p>
          </table:table-cell>
          <table:table-cell office:value-type="string" calcext:value-type="string">
            <text:p>('beschijnen', 5), ('zichtbaar', 5), ('zon', 31), ('schitteren', 2), ('uitbarsting', 5), ('steken', 39), ('neus', 9), ('glinsteren', 4), ('puilen', 2), ('vallen', 127), ('neer', 19), ('schok', 2), ('aanraken', 6), ('lijf', 6), ('licht', 75), ('achtergrond', 14), ('rug', 21), ('spugen', 1), ('greep', 1), ('zacht', 16), ('afteekent', 1), ('wolk', 11), ('rusten', 12), ('maan', 13), ('ster', 6), ('drager', 7), ('maneschijn', 1), ('deerlijk', 1), ('aangezicht', 3), ('wiesch', 3), ('daglicht', 2), ('vliegen', 19), ('lucht', 20), ('reiken', 7), ('myriade', 1), ('haaien', 1), ('voortdrijven', 1), ('onzichtbaar', 7), ('schaduw', 5), ('geweer', 18), ('mist', 2), ('kwetsen', 5), ('donker', 33), ('ontglippen', 2), ('baard', 4), ('teen', 5), ('snoet', 1), ('storm', 8), ('hcht', 1), ('strijken', 7), ('druipen', 2), ('verkwikken', 1), ('waas', 1), ('krommen', 3), ('teugel', 1), ('vermissen', 1), ('tarzan', 2), ('duiken', 4), ('knappen', 3), ('stuwen', 1), ('zonneschijn', 2), ('gooien', 4), ('fladderen', 1), ('gapen', 1), ('stofwolk', 1), ('flikkeren', 3), ('geluidloos', 1), ('huizenhoog', 1), ('maanlicht', 5), ('tenger', 4), ('voorschijn', 7), ('dauw', 1), ('kapot', 1), ('zwa', 1), ('twinkelen', 1), ('blinken', 3), ('opsteken', 3), ('zwoel', 2), ('schemeren', 1), ('kastanjebruin', 3), ('sluik', 1), ('gutsen', 1), ('omhullen', 2), ('gekromd', 1), ('kil', 6), ('achtig', 2), ('patjol', 1), ('vastbinden', 1), ('beenig', 1), ('horizont', 2), ('stampen', 2), ('uitbraken', 2), ('krullen', 1), ('toewerpen', 1), ('ooghaar', 1), ('smijten', 3), ('doorboren', 3), ('kogel', 10), ('klauwen', 1), ('bewusteloos', 4), ('neerviel', 2), ('ondoordringbaar', 1), ('steek', 1), ('orkaan', 1), ('tevoorschijn', 1), ('rozig', 2), ('besnijden', 3), ('torsen', 3), ('klemmen', 1), ('sluier', 3), ('muurvast', 1), ('spierwit', 1), ('gloeien', 5), ('zweet', 3), ('achterover', 2), ('snor', 2), ('monocle', 2), ('horizon', 1), ('zonnestraal', 1), ('zomerdag', 1), ('azuren', 1), ('afgrond', 2), ('glans', 2), ('opblazen', 1), ('zonlicht', 2), ('fonkelen', 1), ('aveer', 1), ('wegbrengen', 1), ('contrasteerend', 1), ('doorzichtig', 1), ('grijzen', 1), ('stormvlaag', 1), ('wringen', 2), ('ragfijn', 1), ('wentelen', 1), ('gespierd', 2), ('avondschemering', 1), ('bruinen', 2), ('verwringen', 1), ('sneeu', 1), ('zwermen', 2), ('verregenen', 1), ('keel', 2), ('stormwind', 1), ('languit', 1), ('overschaduwen', 1), ('jukbeen', 1), ('gur', 1), ('kapmes', 1), ('vlijmscherp', 1), ('voorlaadgeweer', 1), ('ooglid', 1), ('tierig', 1), ('wereldbol', 1), ('helderblauw', 1), ('wiegelen', 1), ('parelen', 1), ('hanteren', 2), ('triestig', 1), ('bajonet', 1), ('nevel', 2), ('weerkaatsen', 1), ('getint', 1), ('katachtig', 1), ('rossig', 1), ('sabel', 1), ('heenzenden', 1), ('wegrukken', 1), ('bi.j', 1), ('vingeren', 1), ('tik', 1), ('haardos', 1), ('knevel', 1)</text:p>
          </table:table-cell>
          <table:table-cell office:value-type="string" calcext:value-type="string">
            <text:p>beschijnen, zichtbaar, zon, schitteren, uitbarsting, steken, neus, glinsteren, puilen, vallen, neer, schok, aanraken, lijf, licht, achtergrond, rug, spugen, greep, zacht, afteekent, wolk, rusten, maan, ster, drager, maneschijn, deerlijk, aangezicht, wiesch, daglicht, vliegen, lucht, reiken, myriade, haaien, voortdrijven, onzichtbaar, schaduw, geweer, mist, kwetsen, donker, ontglippen, baard, teen, snoet, storm, hcht, strijken, druipen, verkwikken, waas, krommen, teugel, vermissen, tarzan, duiken, knappen, stuwen, zonneschijn, gooien, fladderen, gapen, stofwolk, flikkeren, geluidloos, huizenhoog, maanlicht, tenger, voorschijn, dauw, kapot, zwa, twinkelen, blinken, opsteken, zwoel, schemeren, kastanjebruin, sluik, gutsen, omhullen, gekromd, kil, achtig, patjol, vastbinden, beenig, horizont, stampen, uitbraken, krullen, toewerpen, ooghaar, smijten, doorboren, kogel, klauwen, bewusteloos, neerviel, ondoordringbaar, steek, orkaan, tevoorschijn, rozig, besnijden, torsen, klemmen, sluier, muurvast, spierwit, gloeien, zweet, achterover, snor, monocle, horizon, zonnestraal, zomerdag, azuren, afgrond, glans, opblazen, zonlicht, fonkelen, aveer, wegbrengen, contrasteerend, doorzichtig, grijzen, stormvlaag, wringen, ragfijn, wentelen, gespierd, avondschemering, bruinen, verwringen, sneeu, zwermen, verregenen, keel, stormwind, languit, overschaduwen, jukbeen, gur, kapmes, vlijmscherp, voorlaadgeweer, ooglid, tierig, wereldbol, helderblauw, wiegelen, parelen, hanteren, triestig, bajonet, nevel, weerkaatsen, getint, katachtig, rossig, sabel, heenzenden, wegrukken, bi.j, vingeren, tik, haardos, knevel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1753" calcext:value-type="float">
            <text:p>341753</text:p>
          </table:table-cell>
          <table:table-cell office:value-type="float" office:value="189" calcext:value-type="float">
            <text:p>189</text:p>
          </table:table-cell>
          <table:table-cell office:value-type="float" office:value="0.211640211640212" calcext:value-type="float">
            <text:p>0.211640211640212</text:p>
          </table:table-cell>
          <table:table-cell office:value-type="float" office:value="0.176831865356489" calcext:value-type="float">
            <text:p>0.176831865356489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843319147969196" calcext:value-type="float">
            <text:p>0.843319147969196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wergen(1), moslim(26), traditionele(4), indo-europeaan(41), kokkie(3), mesties(2), moslimsche(1), inboorlingen(2), primitief(2), indische(2), inheemseen(1), islamiet(8), mongool(7), negers(1), aziatisch(3), inlander(4), koppensnellers(2), pygmee(1), inheemsche(2), inheems(6), inheemse(3), negerslaven(1), berber(1), koppensneller(6), blank(1), baboe(2), barbaren(2), indone(1), achtergrond(3), inboorling(2), zigeuners(1), berberoorlog(1), kaffer(1), inheems'che(1), afkomst(1), aziatische(2), indo(3), moslims(6), gemengd(3), knecht(1), inlanders(2), groothistorische(1), koelies(2), gemengde(1), koelie(3), zwartje(1), inheemsebe(1), ras(2), kafferhoofdman(1), indo-europeaans(1), muzelmansche(1), jakarta(1), onbeschaafd(1), muzelman(1), handicap(1), indo's(1), inheemschen(1), indisch(1), gekleurd(2), inlandsche(1), blanke(1), volbloed(1)</text:p>
          </table:table-cell>
          <table:table-cell office:value-type="string" calcext:value-type="string">
            <text:p>('inlander', 56), ('chinees', 22), ('ageerenen', 1), ('koelie', 12), ('mohammad', 1), ('abdul', 1), ('indonesia', 4), ('emin', 3), ('atjeher', 5), ('europeaan', 33), ('arabier', 9), ('bataks', 1), ('koppensneller', 4), ('aboe', 1), ('nja', 1), ('oelama', 2), ('tengkoe', 1), ('tiroe', 1), ('bendehoofd', 1), ('abdullah', 1), ('ali', 1), ('tuchtigen', 3), ('sarikat', 1), ('toekoe', 3), ('persatoean', 2), ('sarekat', 2), ('effendi', 4), ('zelfbestur', 2), ('atjehers', 2), ('mohamed', 1), ('sabil', 1), ('uitrukken', 1), ('dobbel', 1), ('dajaks', 2), ('sneltocht', 1), ('javaan', 12), ('imam', 2), ('ismael', 1), ('ibrahim', 3), ('amok', 1), ('amokmaker', 1), ('soemirat', 1), ('goeroe', 1), ('dajaksch', 2), ('aman', 1), ('hoofden', 1), ('oemar', 1), ('olim', 1), ('madoerees', 1), ('maleier', 2), ('vastenmaand', 1), ('huisbediende', 1), ('hadj', 1), ('kaoem', 1), ('eu-', 1), ('rasgenoot', 3), ('blokhuis', 1), ('negara', 1), ('hormat', 1), ('pang', 1), ('toean', 2), ('i.e.v.', 1), ('maharadja', 1), ('singa', 1), ('rijksgroot', 1), ('prauw', 2), ('teungkoe', 1), ('ambonees', 1), ('parindra', 1), ('moro', 1), ('bintara', 1), ('pradjoerit', 1), ('imeum', 1), ('dwangarbeider', 1)</text:p>
          </table:table-cell>
          <table:table-cell office:value-type="string" calcext:value-type="string">
            <text:p>inlander, chinees, ageerenen, koelie, mohammad, abdul, indonesia, emin, atjeher, europeaan, arabier, bataks, koppensneller, aboe, nja, oelama, tengkoe, tiroe, bendehoofd, abdullah, ali, tuchtigen, sarikat, toekoe, persatoean, sarekat, effendi, zelfbestur, atjehers, mohamed, sabil, uitrukken, dobbel, dajaks, sneltocht, javaan, imam, ismael, ibrahim, amok, amokmaker, soemirat, goeroe, dajaksch, aman, hoofden, oemar, olim, madoerees, maleier, vastenmaand, huisbediende, hadj, kaoem, eu-, rasgenoot, blokhuis, negara, hormat, pang, toean, i.e.v., maharadja, singa, rijksgroot, prauw, teungkoe, ambonees, parindra, moro, bintara, pradjoerit, imeum, dwangarbeider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2127" calcext:value-type="float">
            <text:p>342127</text:p>
          </table:table-cell>
          <table:table-cell office:value-type="float" office:value="530" calcext:value-type="float">
            <text:p>530</text:p>
          </table:table-cell>
          <table:table-cell office:value-type="float" office:value="0.20377358490566" calcext:value-type="float">
            <text:p>0.20377358490566</text:p>
          </table:table-cell>
          <table:table-cell office:value-type="float" office:value="0.119705335528024" calcext:value-type="float">
            <text:p>0.119705335528024</text:p>
          </table:table-cell>
          <table:table-cell office:value-type="float" office:value="0.750943396226415" calcext:value-type="float">
            <text:p>0.750943396226415</text:p>
          </table:table-cell>
          <table:table-cell office:value-type="float" office:value="0.850195163328389" calcext:value-type="float">
            <text:p>0.850195163328389</text:p>
          </table:table-cell>
          <table:table-cell office:value-type="float" office:value="0.0452830188679245" calcext:value-type="float">
            <text:p>0.0452830188679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wergen(1), neger(3), negerslaven(4), koppensneller(2), stam(4), inboorlingen(3), mesties(4), primitief(6), aziatisch(21), aziatischejgeit(2), negerrijk(4), marron(19), kokkie(5), dwerggroei(11), achtergrond(40), indisch(2), inuit(1), zigeuners(4), historisch(19), gemengd(11), kaffer(7), mengras(3), ras(5), zigeuner(8), mongool(3), medicijnman(5), inheems(12), lesbisch(1), aziatische(4), eskimo's(5), exotische(1), traditionele(23), slavenschip(3), kaukasisch(10), mulat(6), moslimsche(3), halfbloed(11), lilliputter(6), barbarlje(1), inlander(3), boesman(4), knecht(6), moslim(21), koppensnellers(1), volbloed(9), inlandsche(5), slaaf(5), homo(3), zigeunermuziek(3), indo(3), tovenaar(3), inboorling(3), negercultuur(3), blank(4), zwartje(7), zimbabwe(1), jakarta(1), indo-europeaan(19), onbeschaafd(2), wild(3), barbaar(2), afkomst(5), pygmee(6), bataviasche(1), gekleurd(8), gemengde(1), traditioneel(4), handicap(7), ontdekken(7), hottentotten(2), wereldhistorische(2), bosneger(1), knechts(1), historische(2), misvormden(3), moslims(5), volbloedpaard(1), slaven(3), zimbabwecultuur(2), mongoolse(1), afgodisch(1), moor(1), metis(2), grootst(1), eskimo(1), dwerg(1), page(5), gay(1), marrons(3), kaffers(1), baboes(1), berbers(1), boesmanbanelen(1), exotisch(3), bosnegers(1), moslimsohe(1), indische(1), indiaan(2), volbloeden(1), berber(2), barbaren(5), aapman(1), pygmeeen(1), bediende(3), baboe(3), mongoolsche(1), inheemsche(2), groothistorische(1), koelies(1), stammen(1), afgod(2), voorhistorische(1), gekleurde(1), moord(1), islamiet(2), roots(1), koelie(1), jachtwild(1), muzelman(2), wilde(1), inheemse(1), traditionele'(1), indischen(1), tovenaars(1), volbloedras(1), islamieten(1), blanke(1), muzelmannen(1), handicapper(1), bedienden(1), roots'(1)</text:p>
          </table:table-cell>
          <table:table-cell office:value-type="string" calcext:value-type="string">
            <text:p>('bestuurstafel', 2), ('posteren', 1), ('tijgen', 6), ('stappen', 8), ('kiekje', 1), ('spoeden', 3), ('moskee', 12), ('graf', 14), ('ras', 58), ('zestienjarig', 2), ('fokken', 4), ('afstam', 1), ('paard', 61), ('sneeuwlandschap', 1), ('schaarden', 2), ('begeven', 14), ('politie', 42), ('pas', 2), ('monument', 9), ('begrafenis', 1), ('volbloed', 13), ('wandelen', 7), ('beeldhouwwerk', 2), ('opgraven', 1), ('liefderijk', 1), ('bouwwerk', 5), ('bekleeden', 2), ('bezienswaardigheid', 2), ('halfbloed', 8), ('geschenk', 7), ('verzorging', 3), ('werwaarts', 1), ('vuurwerk', 3), ('heraut', 1), ('bekleden', 8), ('opstellen', 11), ('stationeren', 2), ('stadie', 1), ('vondst', 7), ('pittoresk', 1), ('burgerij', 4), ('alwaar', 6), ('opgraving', 3), ('ceramiek', 2), ('culinair', 1), ('vaandel', 4), ('waarheen', 3), ('type', 16), ('kiosk', 1), ('onderdak', 1), ('blazen', 2), ('plaat', 11), ('opname', 1), ('bewaker', 3), ('bewaken', 3), ('uitvinder', 1), ('model', 10), ('pony', 5), ('kapellen', 1), ('begraven', 4), ('graftombe', 1), ('aquarel', 1), ('afstappen', 1), ('tent', 8), ('hierheen', 3), ('kuieren', 1), ('kerkhof', 3), ('stakingsbeweging', 1), ('lakei', 2), ('berglandschap', 1), ('curiosum', 1), ('ruiter', 6), ('zesjarig', 2), ('onthulling', 1), ('schilderstuk', 1), ('merrieveulen', 1), ('foto', 9), ('souvenir', 1), ('opeengepakt', 1), ('stoet', 5), ('aanbieding', 4), ('schilderij', 9), ('album', 2), ('gestationneerd', 1), ('vanwaar', 4), ('gebeente', 2), ('rustplaats', 2), ('verzameling', 6), ('kijkje', 1), ('prent', 1), ('slenteren', 2), ('antiquiteit', 2), ('herbergen', 2), ('verminkt', 1), ('tentoonstellen', 1), ('beeltenis', 2), ('danshuis', 1), ('agent', 10), ('ornaat', 1), ('photo', 2), ('kopergravure', 1), ('afbeelding', 6), ('pakjesdrager', 1), ('defileeren', 1), ('drommen', 1), ('altaar', 2), ('toerist', 2), ('merri', 1), ('hengst', 2), ('tweejarig', 2), ('architectuur', 3), ('aanspannen', 1), ('teekening', 1), ('portret', 11), ('cadeau', 1), ('pastel', 1), ('rariteit', 3), ('ruiker', 1), ('politie-', 1), ('scharen', 3), ('politieagent', 3), ('sirene', 1), ('fotografisch', 1), ('fotografeeren', 1), ('paraderen', 1), ('bekleed', 1), ('huisvesting', 1), ('vreemdelingendienst', 1), ('politieman', 2), ('slotstuk', 1), ('politie-agent', 1), ('reproductie', 1), ('wacht', 3), ('proclameeren', 1), ('buste', 2), ('bediend', 2), ('grafkuil', 1), ('grafiek', 1), ('bloemenliefhebber', 1), ('kunstwerk', 2), ('collectie', 3), ('slaapstee', 1), ('kanonschot', 1), ('badplaats', 1), ('corbeill', 1), ('huisvesten', 2), ('bijzetten', 3), ('fokmateriaal', 1), ('fokpaard', 1), ('wereldstad', 1), ('wandschildering', 2), ('renpaard', 1), ('atelier', 1), ('gevankelijk', 1), ('gravure', 2), ('plaatwerk', 1), ('banier', 2), ('gedenksteen', 1), ('bouquett', 1), ('bloembollenveld', 1), ('schilderachtig', 3), ('onthullen', 1), ('gothischen', 1), ('crucifix', 1), ('praalgraf', 1), ('doop-', 1), ('doopvont', 1), ('kookkunst', 1), ('architectonisch', 1), ('curiositeit', 2), ('standbeeld', 2), ('fluiten', 1), ('levensgroot', 1), ('wandelend', 1), ('inschrift', 1), ('vaan', 3), ('groom', 1), ('opdelven', 2), ('krans', 3), ('borstbeeld', 1), ('tabernakel', 1), ('ronddragen', 1), ('gothisch', 1), ('vervaardiger', 1), ('zitje', 1), ('fossiel', 1), ('stampvol', 1), ('landauer', 1), ('arresled', 1), ('assisteeren', 1), ('woonachtig', 1), ('politie-corp', 1), ('natuurschoon', 1), ('ontbieden', 1), ('kanongebulder', 1), ('kramen', 1), ('kleurendruk', 1), ('politioneel', 1), ('vijfjarig', 1), ('bewaking', 3), ('politiedienst', 1), ('teekoning', 1), ('koudbloedig', 1), ('hoogaltaar', 1), ('grafmonument', 1), ('monumentaal', 1), ('geschaard', 1), ('groev', 1), ('doodenakk', 1), ('rijpaard', 1), ('stoomcaroussel', 1), ('baldakijn', 1), ('schenker', 1)</text:p>
          </table:table-cell>
          <table:table-cell office:value-type="string" calcext:value-type="string">
            <text:p>bestuurstafel, posteren, tijgen, stappen, kiekje, spoeden, moskee, graf, ras, zestienjarig, fokken, afstam, paard, sneeuwlandschap, schaarden, begeven, politie, pas, monument, begrafenis, volbloed, wandelen, beeldhouwwerk, opgraven, liefderijk, bouwwerk, bekleeden, bezienswaardigheid, halfbloed, geschenk, verzorging, werwaarts, vuurwerk, heraut, bekleden, opstellen, stationeren, stadie, vondst, pittoresk, burgerij, alwaar, opgraving, ceramiek, culinair, vaandel, waarheen, type, kiosk, onderdak, blazen, plaat, opname, bewaker, bewaken, uitvinder, model, pony, kapellen, begraven, graftombe, aquarel, afstappen, tent, hierheen, kuieren, kerkhof, stakingsbeweging, lakei, berglandschap, curiosum, ruiter, zesjarig, onthulling, schilderstuk, merrieveulen, foto, souvenir, opeengepakt, stoet, aanbieding, schilderij, album, gestationneerd, vanwaar, gebeente, rustplaats, verzameling, kijkje, prent, slenteren, antiquiteit, herbergen, verminkt, tentoonstellen, beeltenis, danshuis, agent, ornaat, photo, kopergravure, afbeelding, pakjesdrager, defileeren, drommen, altaar, toerist, merri, hengst, tweejarig, architectuur, aanspannen, teekening, portret, cadeau, pastel, rariteit, ruiker, politie-, scharen, politieagent, sirene, fotografisch, fotografeeren, paraderen, bekleed, huisvesting, vreemdelingendienst, politieman, slotstuk, politie-agent, reproductie, wacht, proclameeren, buste, bediend, grafkuil, grafiek, bloemenliefhebber, kunstwerk, collectie, slaapstee, kanonschot, badplaats, corbeill, huisvesten, bijzetten, fokmateriaal, fokpaard, wereldstad, wandschildering, renpaard, atelier, gevankelijk, gravure, plaatwerk, banier, gedenksteen, bouquett, bloembollenveld, schilderachtig, onthullen, gothischen, crucifix, praalgraf, doop-, doopvont, kookkunst, architectonisch, curiositeit, standbeeld, fluiten, levensgroot, wandelend, inschrift, vaan, groom, opdelven, krans, borstbeeld, tabernakel, ronddragen, gothisch, vervaardiger, zitje, fossiel, stampvol, landauer, arresled, assisteeren, woonachtig, politie-corp, natuurschoon, ontbieden, kanongebulder, kramen, kleurendruk, politioneel, vijfjarig, bewaking, politiedienst, teekoning, koudbloedig, hoogaltaar, grafmonument, monumentaal, geschaard, groev, doodenakk, rijpaard, stoomcaroussel, baldakijn, schenker</text:p>
          </table:table-cell>
          <table:table-cell table:number-columns-repeated="101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341570" calcext:value-type="float">
            <text:p>3415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0.21656050955414" calcext:value-type="float">
            <text:p>0.21656050955414</text:p>
          </table:table-cell>
          <table:table-cell table:style-name="ce2" office:value-type="float" office:value="0.036136797499834" calcext:value-type="float">
            <text:p>0.036136797499834</text:p>
          </table:table-cell>
          <table:table-cell table:style-name="ce2" office:value-type="float" office:value="0.749469214437367" calcext:value-type="float">
            <text:p>0.749469214437367</text:p>
          </table:table-cell>
          <table:table-cell table:style-name="ce2" office:value-type="float" office:value="0.855275789597154" calcext:value-type="float">
            <text:p>0.855275789597154</text:p>
          </table:table-cell>
          <table:table-cell table:style-name="ce2" office:value-type="float" office:value="0.0339702760084926" calcext:value-type="float">
            <text:p>0.03397027600849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neger(6), gemengd(11), achtergrond(31), negerslaven(4), meesterknecht(1), slaven(2), indo(6), inboorling(8), inboorlingen(1), queer(4), historisch(21), negers(1), gekleurd(4), negerrijk(2), ontdekken(5), moslim(20), marron(13), inuit(5), bosneger(2), aziatisch(20), zwartje(3), afgodsbeeldje(1), stamgenooten(1), dwerggroei(12), zigeuner(4), slavenschip(2), muzelman(4), indo-europeaan(21), inheems(26), mulat(2), lilliputter(5), barbaren(5), barbarlje(2), mengras(4), boesman(3), kaffer(1), baboe(5), wilde(1), aziatische(2), zigeunerbende(1), roots(3), exotisch(4), lilliputters(2), volbloed(1), onbeschaafd(5), afgod(3), inheemsche(5), mesties(8), zigeunermuziek(2), negercultuur(3), slaaf(8), koppensneller(4), inheemse(2), traditioneel(5), primitief(2), marron'(1), eskimo(4), kwinti(1), koelies(2), indisch(3), demooraten(1), afkomst(4), historische(3), lesbische(1), traditionele(16), islamiet(3), ras(1), barbaarsche(1), pygmee(6), gekleurde(2), afgodendienst(1), indiaan(1), mongool(5), westers(1), moor(2), indone(1), medicijnman(1), historischcn(1), koelie(2), moslims(4), traditioneelen(1), k'mesties(2), bediende(1), zimbabwecultuur(1), knecht(3), lesbisch(2), barbaar(4), page(1), homogeen(1), indolonten(1), inheemschen(2), tovenaar(2), dwerg(3), grootst(1), kokkie(2), homo(4), eskimo's(3), etniciteit(2), inlander(1), mongoolsche(1), zwartjes(1), wild(2), berber(2), halfbloed(4), dienstknecht(1), hottentot(1), muzelmannen(2), inheems'(1), blank(4), zigeuners(1), stam(2), inlandsche(2), metis(1), muzelmansch(1), wetshistorische(1), indischen(1), handicap(1), inheemsch(1), aboriginal(1), praehistorische(1), moslimsoh(1), blanke(1), jakarta(1), handicapper(1), misvormden(1)</text:p>
          </table:table-cell>
          <table:table-cell table:style-name="ce2" office:value-type="string" calcext:value-type="string">
            <text:p>('druk', 28), ('aijn', 4), ('nneer', 1), ('doen', 155), ('keiijk', 2), ('beven', 30), ('geren', 2), ('neb', 4), ('dal', 27), ('meor', 1), ('zun', 6), ('dees', 2), ('bun', 15), ('eena', 1), ('doei', 3), ('wyie', 1), ('hebbon', 5), ('golijk', 2), ('hobb', 2), ('niot', 7), ('helen', 24), ('meu', 4), ('maai', 5), ('ijn', 10), ('grootor', 1), ('reeda', 5), ('sijn', 5), ('hobben', 2), ('niel', 6), ('nkt', 1), ('kau', 2), ('gogoven', 1), ('oofc', 1), ('wildo', 1), ('ajjn', 1), ('mets', 2), ('xal', 1), ('eigei', 1), ('roeds', 1), ('ajs', 2), ('hebbeu', 4), ('wae', 2), ('gehool', 1), ('dut', 7), ('telve', 1), ('bebb', 1), ('tnan', 1), ('aelf', 2), ('tiij', 1), ('reven', 1), ('alleei', 1), ('moei', 5), ('dero', 1), ('tanig', 1), ('zija', 2), ('dia', 12), ('hoeven', 11), ('moe-t', 1), ('ee', 1), ('tegenwoor', 1), ('moot', 7), ('zya', 1), ('kunaea', 1), ('vrooger', 1), ('selfs', 1), ('/.ij', 4), ('doeli', 2), ('haddon', 3), ('weei', 1), ('geea', 1), ('tocb', 1), ('noo', 3), ('andera', 2), ('nist', 1), ('mitsen', 1), ('ign', 1), ('niat', 2), ('zijl', 4), ('hiei', 2), ('alle', 3), ('wikkeld', 1), ('-zijn', 1), ('iiem', 1), ('heefl', 1), ('kunn', 1), ('k*n', 1), ('geven-', 1), ('go', 2), ('oortaak', 1), ('meo', 1), ('.men', 1), ('sgn', 1), ('niei', 4), ('wa.s', 1), ('zijni', 1), ('-men', 2), ('btaat', 1), ('heboen', 1), ('wsl', 1), ('souden', 1), ('wordeo', 1), ('zoudan', 1), ('liad', 1), ('bren', 1), ('agn', 1), ('sommigo', 1), ('aiet', 1), ('bete', 1), ('groo.e', 1), ('gijnen', 1), ('uok', 1), ('slechto', 1), ('latten', 1), ('bobben', 2), ('heoft', 1), ('mooten', 1), ('teem', 1), ('bebben', 1), ('igden', 1), ('tocn', 2), ('wammen', 1), ('dai', 2), ('ek', 2), ('achen', 2), ('docb', 1), ('aoel', 1), ('eoed', 1), ('boewei', 1), ('hebber', 2), ('teder', 2), ('mair', 1), ('neigd', 1), ('moetan', 1), ('zulka', 1), ('volen', 1), ('wde', 2), ('komon', 1), ('z.n', 2), ('aat', 1), ('geon', 1), ('hua', 2), ('iots', 1), ('waro', 1), ('zieli', 1), ('zga', 1), ('wazen', 1), ('.waar', 1)</text:p>
          </table:table-cell>
          <table:table-cell table:style-name="ce2" office:value-type="string" calcext:value-type="string">
            <text:p>druk, aijn, nneer, doen, keiijk, beven, geren, neb, dal, meor, zun, dees, bun, eena, doei, wyie, hebbon, golijk, hobb, niot, helen, meu, maai, ijn, grootor, reeda, sijn, hobben, niel, nkt, kau, gogoven, oofc, wildo, ajjn, mets, xal, eigei, roeds, ajs, hebbeu, wae, gehool, dut, telve, bebb, tnan, aelf, tiij, reven, alleei, moei, dero, tanig, zija, dia, hoeven, moe-t, ee, tegenwoor, moot, zya, kunaea, vrooger, selfs, /.ij, doeli, haddon, weei, geea, tocb, noo, andera, nist, mitsen, ign, niat, zijl, hiei, alle, wikkeld, -zijn, iiem, heefl, kunn, k*n, geven-, go, oortaak, meo, .men, sgn, niei, wa.s, zijni, -men, btaat, heboen, wsl, souden, wordeo, zoudan, liad, bren, agn, sommigo, aiet, bete, groo.e, gijnen, uok, slechto, latten, bobben, heoft, mooten, teem, bebben, igden, tocn, wammen, dai, ek, achen, docb, aoel, eoed, boewei, hebber, teder, mair, neigd, moetan, zulka, volen, wde, komon, z.n, aat, geon, hua, iots, waro, zieli, zga, wazen, .waar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1689" calcext:value-type="float">
            <text:p>341689</text:p>
          </table:table-cell>
          <table:table-cell office:value-type="float" office:value="236" calcext:value-type="float">
            <text:p>236</text:p>
          </table:table-cell>
          <table:table-cell office:value-type="float" office:value="0.199152542372881" calcext:value-type="float">
            <text:p>0.199152542372881</text:p>
          </table:table-cell>
          <table:table-cell office:value-type="float" office:value="0.284438669173175" calcext:value-type="float">
            <text:p>0.284438669173175</text:p>
          </table:table-cell>
          <table:table-cell office:value-type="float" office:value="0.741525423728814" calcext:value-type="float">
            <text:p>0.741525423728814</text:p>
          </table:table-cell>
          <table:table-cell office:value-type="float" office:value="0.859221743978135" calcext:value-type="float">
            <text:p>0.859221743978135</text:p>
          </table:table-cell>
          <table:table-cell office:value-type="float" office:value="0.0593220338983051" calcext:value-type="float">
            <text:p>0.0593220338983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chtergrond(25), moortje(1), slavenschip(2), aziatisch(5), hottentot(2), meesterknecht(1), historisch(6), slaven(2), mesties(4), muzelman(2), westers(1), mulat(2), knecht(1), inheems(10), gemengd(12), negerslaven(2), kaukasisch(3), marron(14), negerrijk(1), barbaar(3), mengras(3), moslimsohe(1), mongool(5), stam(3), medicijnmannen(2), negerrestaurant(1), aapman(1), exotisch(3), zigeuner(1), moslim(11), indo-europeaan(4), bosneger(1), inuit(2), en'marron(1), wilde(1), pygmee(1), blank(3), traditionele(5), neger(2), gekleurd(4), inlander(1), roots(2), ras(3), dwerg(6), kaffer(2), bediende(2), kokkie(2), aziatische(2), trans(1), queer(2), zwartje(3), eskimo's(3), berber(2), baboe(2), koelie(2), halfbloed(3), exotische(1), misvormden(3), metis'nachts(1), indiaan(1), dwerggroei(4), lilliputter(2), wild(1), lilliputters(1), homo(1), indo(1), tovenaar(2), medicijnman(2), gekleurde(1), inboorling(1), christelijkhistorischen(1), hottentottenstam(1), blanke(1), slaaf(1), mongoolse(1), primitief(2), negerjongen(1), muzelmansche(1), traditioneel(1), onbeschaafd(1), gemengde(1), onbeschaafdheid(1), landbouwersknecht(1), rassen(1), muzelmansch(1), historische(1), ontdekken(1), gay(1), koppensneller(1), hottentotten(1), roots'(1)</text:p>
          </table:table-cell>
          <table:table-cell office:value-type="string" calcext:value-type="string">
            <text:p>('zwart', 51), ('wit', 49), ('wortel', 6), ('blauw', 28), ('groen', 18), ('grof', 9), ('salade', 1), ('krop', 7), ('ui', 6), ('kwets', 2), ('spruiten', 3), ('reus', 11), ('grauw', 1), ('prei', 2), ('kriel', 1), ('rood', 24), ('kin', 8), ('sla', 2), ('postelein', 3), ('rabarb', 1), ('kardoes', 1), ('bos', 11), ('sla-', 1), ('tomaat', 3), ('augurken', 1), ('cse', 1), ('geel', 12), ('biet', 3), ('kool', 7), ('boon', 5), ('perzik', 1), ('meloen', 3), ('bonken', 1), ('savoyekool', 1), ('druif', 3), ('pronkboon', 1), ('aalbes', 1), ('spruitkool', 1), ('spinazie', 1), ('appel', 3), ('peer', 5), ('roed', 1), ('nep', 1), ('knol', 1), ('bes', 2), ('wortelen', 1), ('spruit', 1), ('tafelper', 1), ('stoofpeer', 1), ('savoye', 1), ('kers', 2), ('snij-', 1), ('doperwten', 1), ('peul', 1), ('komkommer', 1), ('slaboon', 1), ('snijboon', 1), ('abrikoos', 1), ('framboos', 1), ('/and', 1), ('groon', 1), ('roodo', 1)</text:p>
          </table:table-cell>
          <table:table-cell office:value-type="string" calcext:value-type="string">
            <text:p>zwart, wit, wortel, blauw, groen, grof, salade, krop, ui, kwets, spruiten, reus, grauw, prei, kriel, rood, kin, sla, postelein, rabarb, kardoes, bos, sla-, tomaat, augurken, cse, geel, biet, kool, boon, perzik, meloen, bonken, savoyekool, druif, pronkboon, aalbes, spruitkool, spinazie, appel, peer, roed, nep, knol, bes, wortelen, spruit, tafelper, stoofpeer, savoye, kers, snij-, doperwten, peul, komkommer, slaboon, snijboon, abrikoos, framboos, /and, groon, roodo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40217" calcext:value-type="float">
            <text:p>340217</text:p>
          </table:table-cell>
          <table:table-cell office:value-type="float" office:value="23" calcext:value-type="float">
            <text:p>23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41560995873047" calcext:value-type="float">
            <text:p>0.41560995873047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859627591070317" calcext:value-type="float">
            <text:p>0.859627591070317</text:p>
          </table:table-cell>
          <table:table-cell office:value-type="float" office:value="0.0869565217391304" calcext:value-type="float">
            <text:p>0.086956521739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htergrond(1), baboe(1), koelie(1), slaven(1), aziatisch(2), pygmee(1), inheems(2), queer(1), moslimsche(1), gemengd(1), trans(1), page(1), berber(1), slavenschip(1), indo(1), inlander(1), zigeuner(1), halfbloed(1), kaukasisch(1), blank(1), barbaarsche(1)</text:p>
          </table:table-cell>
          <table:table-cell office:value-type="string" calcext:value-type="string">
            <text:p>('gros', 3), ('bau', 1), ('war', 4), ('name', 1), ('vor', 6), ('pflicht', 1), ('hervor', 2), ('welch', 1), ('offen', 1), ('milliarden', 1), ('.des', 1), ('seitdem', 1), ('etwa', 1), ('trupp', 1), ('italienischen', 1), ('italienisch', 1), ('besetzung', 1), ('ost', 1)</text:p>
          </table:table-cell>
          <table:table-cell office:value-type="string" calcext:value-type="string">
            <text:p>gros, bau, war, name, vor, pflicht, hervor, welch, offen, milliarden, .des, seitdem, etwa, trupp, italienischen, italienisch, besetzung, ost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41770" calcext:value-type="float">
            <text:p>341770</text:p>
          </table:table-cell>
          <table:table-cell office:value-type="float" office:value="60" calcext:value-type="float">
            <text:p>60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197011278320513" calcext:value-type="float">
            <text:p>0.197011278320513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866558560126676" calcext:value-type="float">
            <text:p>0.866558560126676</text:p>
          </table:table-cell>
          <table:table-cell office:value-type="float" office:value="0.05" calcext:value-type="float">
            <text:p>0.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eer(1), primitief(2), moslim(2), tovenaar(1), inlandsche(2), gemengd'contract(1), indo-europeaan(2), aziatisch(4), misvormden(1), onbeschaafd(1), inheems(4), mulat(1), homo(1), muzelman(1), volbloed(1), zwartje(1), wild(2), gemengd(11), medicijnman(1), inboorling(2), historisch(2), wilde(1), indisch(2), islamiet(1), marron(2), westers(2), blank(1), inheemsche(1), halfbloed(1), aboriginal(2), negerslaven(1), mongool(1), inlander(1)</text:p>
          </table:table-cell>
          <table:table-cell office:value-type="string" calcext:value-type="string">
            <text:p>('loco', 8), ('slam', 2), ('cash', 1), ('medium', 1), ('fair', 3), ('mnd.', 1), ('fr.', 7), ('user', 1), ('spot', 5), ('chroomerts', 1), ('wolframerts', 1), ('white', 2), ('ijz', 3), ('eif', 1), ('lood', 3), ('dadeljjk', 1), ('hiii', 1), ('fine', 1), ('straits', 5), ('/maart', 1), ('amerik', 2), ('spring', 3), ('ii.l', 1), ('triage', 1), ('katoenzaad', 1), ('mait', 1), ('fat', 1), ('/dec', 2), ('entr', 1), ('raapolie', 1), ('cawnpore', 1), ('bet.', 1), ('fully', 1), ('quality', 1), ('lev', 1)</text:p>
          </table:table-cell>
          <table:table-cell office:value-type="string" calcext:value-type="string">
            <text:p>loco, slam, cash, medium, fair, mnd., fr., user, spot, chroomerts, wolframerts, white, ijz, eif, lood, dadeljjk, hiii, fine, straits, /maart, amerik, spring, ii.l, triage, katoenzaad, mait, fat, /dec, entr, raapolie, cawnpore, bet., fully, quality, lev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1967" calcext:value-type="float">
            <text:p>341967</text:p>
          </table:table-cell>
          <table:table-cell office:value-type="float" office:value="610" calcext:value-type="float">
            <text:p>610</text:p>
          </table:table-cell>
          <table:table-cell office:value-type="float" office:value="0.20327868852459" calcext:value-type="float">
            <text:p>0.20327868852459</text:p>
          </table:table-cell>
          <table:table-cell office:value-type="float" office:value="0.107966622052669" calcext:value-type="float">
            <text:p>0.107966622052669</text:p>
          </table:table-cell>
          <table:table-cell office:value-type="float" office:value="0.750819672131148" calcext:value-type="float">
            <text:p>0.750819672131148</text:p>
          </table:table-cell>
          <table:table-cell office:value-type="float" office:value="0.866831327010096" calcext:value-type="float">
            <text:p>0.866831327010096</text:p>
          </table:table-cell>
          <table:table-cell office:value-type="float" office:value="0.0459016393442623" calcext:value-type="float">
            <text:p>0.04590163934426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wergen(1), neger(3), dwerggroei(8), traditionele(26), indo-europeaan(15), slaven(2), inboorling(7), inboorlingen(4), primitief(6), aziatisch(39), queer(6), zwartje(6), aziatischejgeit(2), negers(3), negerrijk(2), marron(27), moslim(20), medicijnmannen(1), gemengd(17), indiaan(7), jakarta(1), zigeuners(4), historisch(21), onbeschaafd(3), achtergrond(38), dwerg(7), afgodsbeeldje(1), indische(1), baboe(9), kaffer(6), mengras(3), ras(5), zigeuner(6), bedienden(1), kokkie(3), inheems(20), halfbloed(5), aziatische(8), mulat(6), moslims(9), exotische(2), inheems'che(1), kaukasisch(4), inlandsche(6), mongool(7), slavenhandel(1), pages(1), gekleurde(2), boesman(2), negerslaven(7), handicap(6), stam(3), slaaf(2), eskimo(4), berber(7), indo(5), eenhistorisch(1), volbloed(4), afgod(1), islamiet(5), homo(2), zigeunermuziek(2), koelie(3), blank(5), traditioneel(3), gekleurd(5), slavenschip(5), marron'(1), indisch(2), zimbabwe(2), kwinti(1), bosneger(1), medicijnman(5), knecht(4), muzelman(5), historische(5), hottentot(4), bataviasche(1), inheemse(3), birma(1), negercultuur(2), volkstammen(1), afkomst(5), bediende(4), mesties(5), rassenhaat(1), tovenaar(3), exotisch(5), pygmee(4), knechts(1), page(3), berberoorlog(1), historischcn(1), westers(2), volksstam(1), wilde(2), negerin(1), mongoolse(1), traditioneelen(1), lesbisch(1), galeislaven(1), moord(2), afkomstig(1), misvormden(5), ontdekken(7), barbaren(4), moor(2), lilliputter(4), barbaar(4), eskimo's(7), koelies(2), kaffers(3), boesmanbanelen(1), volbloed'(1), inlander(1), gemengde(1), koppensneller(4), pygmeeen(1), wild(3), inuit(1), groothistorische(1), inheemschen(1), christelijkhistorischen(1), muzelmansche(1), hottentotten(2), wetshistorische(1), lilliputters(3), allochtoon(1), indischen(1), en'marron(1), lesbische(1), zigeunerin(1), inheemsch(1), moslimsoh(1), roma(1), marrons(1), wilden(1)</text:p>
          </table:table-cell>
          <table:table-cell office:value-type="string" calcext:value-type="string">
            <text:p>('anderhalf', 6), ('vijf', 33), ('twee', 243), ('veertig', 5), ('vijfti', 12), ('drie', 108), ('acht', 26), ('tweetal', 5), ('veerti', 6), ('vijftig', 11), ('vi', 56), ('maal', 33), ('dertig', 11), ('zeventig', 4), ('tienmaal', 1), ('teruglopen', 1), ('tweemaal', 2), ('keer', 17), ('vijftiende', 3), ('zestien', 2), ('vijftien', 1), ('veertien', 1), ('zev', 16), ('ti', 35), ('tiental', 9), ('twintig', 19), ('neg', 13), ('twaalf', 10), ('zes', 31), ('zeven', 5), ('daags', 6), ('elf', 13), ('grooto', 6), ('kuim', 1), ('minstens', 12), ('vier-', 1), ('achtti', 3), ('zestal', 1), ('zestig', 3), ('vierd', 1), ('dozijn', 1), ('vyf', 2), ('tien', 3), ('viermaal', 2), ('stijgend', 1), ('driekwart', 5), ('derti', 4), ('achttal', 2), ('dozyn', 1), ('overhand', 2), ('dertigtal', 2), ('dr.e', 1), ('tachtig', 7), ('twintigtal', 1), ('vijf-en-zeventig', 1), ('dalen', 8), ('vijf-', 1), ('vijf-en-dertig', 1), ('drietal', 2), ('balv', 1), ('daling', 1), ('^e', 1), ('vijftal', 2), ('zoowat', 3), ('vgf', 1), ('vijl', 2), ('vijf-en-twintig', 1), ('viertal', 1), ('negentien', 1), ('zestigtal', 1), ('o.w', 1), ('vijfmaal', 1), ('achttien', 1), ('zeven-', 1), ('zesti', 1)</text:p>
          </table:table-cell>
          <table:table-cell office:value-type="string" calcext:value-type="string">
            <text:p>anderhalf, vijf, twee, veertig, vijfti, drie, acht, tweetal, veerti, vijftig, vi, maal, dertig, zeventig, tienmaal, teruglopen, tweemaal, keer, vijftiende, zestien, vijftien, veertien, zev, ti, tiental, twintig, neg, twaalf, zes, zeven, daags, elf, grooto, kuim, minstens, vier-, achtti, zestal, zestig, vierd, dozijn, vyf, tien, viermaal, stijgend, driekwart, derti, achttal, dozyn, overhand, dertigtal, dr.e, tachtig, twintigtal, vijf-en-zeventig, dalen, vijf-, vijf-en-dertig, drietal, balv, daling, ^e, vijftal, zoowat, vgf, vijl, vijf-en-twintig, viertal, negentien, zestigtal, o.w, vijfmaal, achttien, zeven-, zesti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1236" calcext:value-type="float">
            <text:p>341236</text:p>
          </table:table-cell>
          <table:table-cell office:value-type="float" office:value="610" calcext:value-type="float">
            <text:p>610</text:p>
          </table:table-cell>
          <table:table-cell office:value-type="float" office:value="0.195081967213115" calcext:value-type="float">
            <text:p>0.195081967213115</text:p>
          </table:table-cell>
          <table:table-cell office:value-type="float" office:value="0.234316940638529" calcext:value-type="float">
            <text:p>0.234316940638529</text:p>
          </table:table-cell>
          <table:table-cell office:value-type="float" office:value="0.750819672131148" calcext:value-type="float">
            <text:p>0.750819672131148</text:p>
          </table:table-cell>
          <table:table-cell office:value-type="float" office:value="0.866831327010096" calcext:value-type="float">
            <text:p>0.866831327010096</text:p>
          </table:table-cell>
          <table:table-cell office:value-type="float" office:value="0.0540983606557377" calcext:value-type="float">
            <text:p>0.05409836065573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oslim(41), traditionele(28), dwerggroei(8), hottentotten(2), halfbloed(5), stam(2), aziatisch(28), moslimsche(4), inboorlingen(3), indische(2), indo-europeaan(32), islamiet(9), rassen(2), negers(1), slaaf(7), ontdekken(6), ras(3), afgod(7), inheemse(7), negerrestaurant(1), zigeuners(2), mulat(3), historisch(28), hottentot(1), pygmee(8), gemengd(13), mongool(6), lesbisch(3), eskimo(3), volbloed(3), kokkie(2), slavenschip(3), inboorling(6), barbarlje(1), mengras(6), gekleurde(3), boesman(1), achtergrond(33), inheems(19), baboe(2), koppensnellers(2), aziatische(7), dwerg(2), inheemschen(4), barbaar(9), indiaan(4), homo(7), inheemsche(2), aapman(1), historische(5), lilliputters(3), zigeunermuziek(3), koppensneller(6), onbeschaafd(10), negerslaven(9), tovenaar(2), misvormden(8), negercultuur(4), exotisch(7), traditioneel(9), gekleurd(4), kaukasisch(1), primitief(5), stamhoofd(1), medicijnman(5), inlander(2), indisch(2), onbeschaafdheid(1), bataviasche(1), gemengde(1), afkomst(7), koelie(5), bediende(3), roots(2), wereldhistorische(1), mesties(6), westers(1), moor(4), indone(1), neger(3), marrons(3), lilliputter(6), wilden(1), knecht(3), halfbloedjes(1), dienstknechts(1), wilde(1), moslims(6), marron(6), lesbische(1), metis'nachts(1), zimbabwecultuur(1), page(3), indo(3), mongoolse(1), barbaren(8), inlandsche(2), grootst(1), medicijnmannen(1), zwartje(3), berber(2), muzelman(6), afstammelingen(1), kaffer(3), etniciteit(1), aboriginal(3), dienstknecht(1), groothistorische(1), slaaft(1), barbaar'sche(1), inuit(1), traditioneelen(1), marron'(1), muzelmansche(1), jachtwild(1), muzelman'(1), slaven'(1), kaffers(3), indischen(1), blank(4), zigeunerin(1), dwergjes(1), wild(2), slaven(2), handicap(1), moslimsoh(1), islamieten(1), inlanders(1), negerrijk(1), eskimo's(1), negerjongen(1), zimbabwe(1), westerse(1), dwergen(1), bedienden(1), blanke(1)</text:p>
          </table:table-cell>
          <table:table-cell office:value-type="string" calcext:value-type="string">
            <text:p>('leven', 180), ('uiting', 22), ('gematigdheid', 2), ('geest', 63), ('waan', 2), ('bloedig', 6), ('impuls', 1), ('moordlu', 1), ('haat', 9), ('teleurstelling', 10), ('voelen', 46), ('ridderlijkheid', 2), ('roeping', 7), ('bitter', 13), ('beschaving', 38), ('verbreid', 2), ('westersch', 14), ('zwakheid', 4), ('verspreiden', 20), ('laf', 1), ('groeiend', 1), ('resoluut', 1), ('beslistheid', 2), ('uitdrukking', 15), ('hoogmoed', 5), ('dwaling', 5), ('wreed', 5), ('vernieuwer', 2), ('hardnekkigheid', 1), ('menseh', 3), ('schande', 4), ('weerzin', 1), ('mijlpaal', 1), ('verspreiding', 5), ('gevoelen', 28), ('verbreiden', 4), ('onwrikbaar', 3), ('hebzucht', 1), ('taai', 4), ('mens', 20), ('aanstoot', 1), ('weerzinwekkend', 2), ('oneer', 3), ('welzijn', 3), ('voorzichtig', 9), ('bekromp', 3), ('idealisme', 2), ('energiek', 5), ('aziaat', 1), ('bloeddorstig', 2), ('inbeelden', 2), ('bescheidenheid', 3), ('onhandig', 4), ('zelfbewustzijn', 2), ('standvastigheid', 1), ('ondeugd', 6), ('nijd', 3), ('kleinzieligheid', 1), ('kleingeestigheid', 1), ('afgunst', 3), ('logica', 4), ('wreede', 2), ('afkeer', 4), ('argwaan', 1), ('huichelarij', 2), ('verdorvenheid', 1), ('snood', 1), ('bijgeloof', 3), ('bijgeloovigheid', 1), ('zonde', 7), ('onwaardig', 3), ('dienstbaarheid', 1), ('vernederen', 3), ('bedrieger', 2), ('edelmoedigheid', 2), ('wraakzucht', 1), ('ijdel', 6), ('rijkdommen', 1), ('offervaardig', 1), ('hoon', 3), ('ongepast', 2), ('verraad', 3), ('getob', 1), ('zelfbedwang', 1), ('ergernis', 2), ('vijandschap', 2), ('menschlievenen', 1), ('onbarmhartig', 3), ('zweem', 1), ('dweperij', 1), ('lichtzinnigheid', 1), ('heldhaftig', 4), ('wandaad', 2), ('levenswil', 1), ('plichtgevoel', 1), ('vooroordeel', 5), ('geestesrichting', 1), ('denkwijze', 1), ('volharden', 3), ('beleving', 1), ('dilettantisme', 1), ('plagerij', 1), ('kenschetsen', 2), ('onbuigzaam', 1), ('zelfzucht', 2), ('ganech', 1), ('zelfgenoegzaamheid', 1), ('verbitteren', 1), ('aanschouwing', 2), ('kleinheid', 1), ('dapperheid', 2), ('ijdelheid', 2), ('eerlijkheid', 2), ('beleedigd', 2), ('menschel', 1), ('ongerechtigheid', 2), ('godsgeloof', 1), ('fanatisme', 5), ('verdiensen', 1), ('argelooz', 1), ('beleedigend', 1), ('verdraagzaamheid', 3), ('begeerlijkheid', 1), ('behalven', 1), ('dwaalbegrip', 1), ('ingeven', 2), ('leert', 1), ('verderf', 2), ('domheid', 1), ('terechtwijzing', 1), ('schaamtegevoel', 1), ('verachting', 1), ('wantrouwen', 3), ('stoutmoedigheid', 1), ('levensbeschouwing', 3), ('onveranderlijk', 1), ('kras', 3), ('sterken', 1), ('doortastend', 2), ('geloofsleven', 1), ('volkskarakter', 2), ('lasteren', 1), ('schynen', 1), ('wraak', 4), ('dweepzucht', 1), ('fatalisme', 3), ('onbeschaafdheid', 1), ('zelfopoffering', 1), ('veel-', 1), ('ontevredenheid', 2), ('vaderlandsliefen', 1), ('ontrooven', 1), ('verspreid', 1), ('vadsigheid', 1), ('humaan', 1), ('volksgeest', 1), ('menschlievendheid', 1), ('tijdgeest', 1), ('boosheid', 1), ('onverdien', 1), ('zelfoverschatting', 1), ('weerloos', 1), ('patriarchaal', 1), ('willooz', 1), ('bedachtzaam', 1), ('degenereren', 1), ('vaderlandsliefde', 1), ('eigenwaarde', 1), ('vastberadenheid', 1), ('driest', 1), ('minachting', 1), ('civiliseren', 1), ('jaloezie', 1), ('onbeduidendheid', 1), ('verdierlijken', 1), ('brutaliteit', 1), ('verwoeden', 1), ('zeden', 1), ('antipathie', 1), ('cultuurvolk', 1), ('eerzucht', 1), ('gewilligheid', 1), ('wraakroepend', 1), ('afbeulen', 1), ('voorspoed', 1), ('bespotting', 1), ('hersenschim', 1), ('zelfverloochening', 1), ('goedgeloovig', 1)</text:p>
          </table:table-cell>
          <table:table-cell office:value-type="string" calcext:value-type="string">
            <text:p>leven, uiting, gematigdheid, geest, waan, bloedig, impuls, moordlu, haat, teleurstelling, voelen, ridderlijkheid, roeping, bitter, beschaving, verbreid, westersch, zwakheid, verspreiden, laf, groeiend, resoluut, beslistheid, uitdrukking, hoogmoed, dwaling, wreed, vernieuwer, hardnekkigheid, menseh, schande, weerzin, mijlpaal, verspreiding, gevoelen, verbreiden, onwrikbaar, hebzucht, taai, mens, aanstoot, weerzinwekkend, oneer, welzijn, voorzichtig, bekromp, idealisme, energiek, aziaat, bloeddorstig, inbeelden, bescheidenheid, onhandig, zelfbewustzijn, standvastigheid, ondeugd, nijd, kleinzieligheid, kleingeestigheid, afgunst, logica, wreede, afkeer, argwaan, huichelarij, verdorvenheid, snood, bijgeloof, bijgeloovigheid, zonde, onwaardig, dienstbaarheid, vernederen, bedrieger, edelmoedigheid, wraakzucht, ijdel, rijkdommen, offervaardig, hoon, ongepast, verraad, getob, zelfbedwang, ergernis, vijandschap, menschlievenen, onbarmhartig, zweem, dweperij, lichtzinnigheid, heldhaftig, wandaad, levenswil, plichtgevoel, vooroordeel, geestesrichting, denkwijze, volharden, beleving, dilettantisme, plagerij, kenschetsen, onbuigzaam, zelfzucht, ganech, zelfgenoegzaamheid, verbitteren, aanschouwing, kleinheid, dapperheid, ijdelheid, eerlijkheid, beleedigd, menschel, ongerechtigheid, godsgeloof, fanatisme, verdiensen, argelooz, beleedigend, verdraagzaamheid, begeerlijkheid, behalven, dwaalbegrip, ingeven, leert, verderf, domheid, terechtwijzing, schaamtegevoel, verachting, wantrouwen, stoutmoedigheid, levensbeschouwing, onveranderlijk, kras, sterken, doortastend, geloofsleven, volkskarakter, lasteren, schynen, wraak, dweepzucht, fatalisme, onbeschaafdheid, zelfopoffering, veel-, ontevredenheid, vaderlandsliefen, ontrooven, verspreid, vadsigheid, humaan, volksgeest, menschlievendheid, tijdgeest, boosheid, onverdien, zelfoverschatting, weerloos, patriarchaal, willooz, bedachtzaam, degenereren, vaderlandsliefde, eigenwaarde, vastberadenheid, driest, minachting, civiliseren, jaloezie, onbeduidendheid, verdierlijken, brutaliteit, verwoeden, zeden, antipathie, cultuurvolk, eerzucht, gewilligheid, wraakroepend, afbeulen, voorspoed, bespotting, hersenschim, zelfverloochening, goedgeloovig</text:p>
          </table:table-cell>
          <table:table-cell table:number-columns-repeated="1012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41626" calcext:value-type="float">
            <text:p>34162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.265060240963855" calcext:value-type="float">
            <text:p>0.265060240963855</text:p>
          </table:table-cell>
          <table:table-cell table:style-name="ce2" office:value-type="float" office:value="0.041124441125885" calcext:value-type="float">
            <text:p>0.041124441125885</text:p>
          </table:table-cell>
          <table:table-cell table:style-name="ce2" office:value-type="float" office:value="0.72289156626506" calcext:value-type="float">
            <text:p>0.72289156626506</text:p>
          </table:table-cell>
          <table:table-cell table:style-name="ce2" office:value-type="float" office:value="0.869093740129233" calcext:value-type="float">
            <text:p>0.869093740129233</text:p>
          </table:table-cell>
          <table:table-cell table:style-name="ce2" office:value-type="float" office:value="0.0120481927710843" calcext:value-type="float">
            <text:p>0.01204819277108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neger(2), historisch(5), wilde(1), dwerggroei(3), barbaren(2), indo-europeaan(2), metis(2), barbaar(1), eskimo's(2), zigeunerin(1), gekleurd(2), bosneger(2), afgod(1), aziatisch(2), marron(2), exotisch(1), afgodendienst(1), zigeunermuziek(1), berber(1), moslim(2), halfbloed(2), pygmeeen(1), inboorlingen(1), westers(1), mulat(1), wild(1), koelie(1), traditionele(4), blank(2), primitief(1), gemengd(2), k'mesties(2), kokkie(2), slaaf(2), hottentot(1), handicap(2), lilliputter(3), historische(1), verwilderd(1), traditioneel(1), inheems(1), ras(2), medicijnman(1), moor(2), achtergrond(1), stam(1), grootste(1), muzelman(1), kaukasisch(1), dwerg(1), dwergen(1), negerslaven(1), kaffers(1)</text:p>
          </table:table-cell>
          <table:table-cell table:style-name="ce2" office:value-type="string" calcext:value-type="string">
            <text:p>('rijn', 16), ('val', 14), ('cm.', 5), ('waterstand', 2), ('nul', 5), ('maas', 4), ('hoogte', 29), ('stadswater', 1), ('lek', 1), ('nap', 2), ('waal', 2), ('bijn', 1), ('lobith', 1), ('kijn', 1), ('moerdijk', 2), ('a.p.', 1), ('andries', 1)</text:p>
          </table:table-cell>
          <table:table-cell table:style-name="ce2" office:value-type="string" calcext:value-type="string">
            <text:p>rijn, val, cm., waterstand, nul, maas, hoogte, stadswater, lek, nap, waal, bijn, lobith, kijn, moerdijk, a.p., andries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1563" calcext:value-type="float">
            <text:p>341563</text:p>
          </table:table-cell>
          <table:table-cell office:value-type="float" office:value="19" calcext:value-type="float">
            <text:p>19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468686693208087" calcext:value-type="float">
            <text:p>0.468686693208087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872870000513468" calcext:value-type="float">
            <text:p>0.87287000051346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otisch(1), misvormden(1), inuit(1), gemengd(2), gay(1), mesties(1), slaaf(1), onbeschaafd(1), marron(1), knecht(1), ras(1), achtergrond(1), afgod(1), page(1), halfbloed(1), zigeuner(1), slaven(1), blank(1)</text:p>
          </table:table-cell>
          <table:table-cell office:value-type="string" calcext:value-type="string">
            <text:p>('fund', 1), ('ciu', 1), ('gce', 1), ('ree', 3), ('riw', 1), ('is/', 2), ('leun', 1), ('bkl', 1), ('cns', 1), ('do.l', 1), ('gee', 1), ('dominie', 1), ('daaropv', 1), ('or.', 1), ('rrw', 1), ('piv', 1)</text:p>
          </table:table-cell>
          <table:table-cell office:value-type="string" calcext:value-type="string">
            <text:p>fund, ciu, gce, ree, riw, is/, leun, bkl, cns, do.l, gee, dominie, daaropv, or., rrw, piv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1520" calcext:value-type="float">
            <text:p>341520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380967231727337" calcext:value-type="float">
            <text:p>0.38096723172733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79036536793276" calcext:value-type="float">
            <text:p>0.879036536793276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ron(2), blank(1), aziatisch(1), medicijnman(1), negers(1), ontdekken(1), stam(1), moslimsche(1), historisch(1), inboorling(1), demooraten(1)</text:p>
          </table:table-cell>
          <table:table-cell office:value-type="string" calcext:value-type="string">
            <text:p>('bod', 4), ('rvb', 1), ('sted', 1), ('terne', 1), ('nolthenius', 1), ('tutein', 1), ('ural', 1), ('zr.', 1), ('uitg', 1), ('bataafs', 1)</text:p>
          </table:table-cell>
          <table:table-cell office:value-type="string" calcext:value-type="string">
            <text:p>bod, rvb, sted, terne, nolthenius, tutein, ural, zr., uitg, bataafs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41091" calcext:value-type="float">
            <text:p>341091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380967231727337" calcext:value-type="float">
            <text:p>0.38096723172733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79036536793276" calcext:value-type="float">
            <text:p>0.879036536793276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htergrond(3), kokkie(1), afkomst(1), koelie(1), blank(1), lilliputters(1), baboe(1), mulatten(1), traditionele'(1), indiaan(1)</text:p>
          </table:table-cell>
          <table:table-cell office:value-type="string" calcext:value-type="string">
            <text:p>('spiegelgracht', 1), ('aaronstraat', 1), ('mozes-', 1), ('ouden', 6), ('molenpad', 1), ('vrijthof', 1), ('marktstraat', 1), ('kornis', 1), ('hofstraat', 1)</text:p>
          </table:table-cell>
          <table:table-cell office:value-type="string" calcext:value-type="string">
            <text:p>spiegelgracht, aaronstraat, mozes-, ouden, molenpad, vrijthof, marktstraat, kornis, hofstraat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1992" calcext:value-type="float">
            <text:p>341992</text:p>
          </table:table-cell>
          <table:table-cell office:value-type="float" office:value="117" calcext:value-type="float">
            <text:p>117</text:p>
          </table:table-cell>
          <table:table-cell office:value-type="float" office:value="0.213675213675214" calcext:value-type="float">
            <text:p>0.213675213675214</text:p>
          </table:table-cell>
          <table:table-cell office:value-type="float" office:value="0.226597822816969" calcext:value-type="float">
            <text:p>0.226597822816969</text:p>
          </table:table-cell>
          <table:table-cell office:value-type="float" office:value="0.726495726495726" calcext:value-type="float">
            <text:p>0.726495726495726</text:p>
          </table:table-cell>
          <table:table-cell office:value-type="float" office:value="0.883623677857281" calcext:value-type="float">
            <text:p>0.883623677857281</text:p>
          </table:table-cell>
          <table:table-cell office:value-type="float" office:value="0.0598290598290598" calcext:value-type="float">
            <text:p>0.0598290598290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emengde(1), indo(1), stammen(1), mesties(1), marron(11), indo-europeaan(2), moslimsohe(1), indische(1), gekleurd(1), pygmee(3), gemengd(4), achtergrond(8), halfbloed(2), negerslaven(2), eskimo's(5), indischen(1), primitief(2), mulat(3), berber(2), knecht(1), afkomst(3), barbaren(1), marrons(3), moslim(6), zigeunermuziek(1), wild(1), handicap(1), gay(1), afstammelingen(1), mongoolsche(1), aziatisch(4), bediende(1), slavenschip(3), blank(2), traditionele(5), eskimo(4), negerrijk(3), barbaar'sche(1), volbloed(1), afkomstig(1), koelie(2), queer(2), aziatische(1), roots(1), stam(1), moslimsche(1), zimbabwe(1), muzelman(1), dwerggroei(1), kaffer(1), senaatsbediende(1), westers(2), slaven'(1), homo(1), mulatten(1), hottentot(1), indiaan(1)</text:p>
          </table:table-cell>
          <table:table-cell office:value-type="string" calcext:value-type="string">
            <text:p>('macdonald', 2), ('halle', 3), ('antwerpen', 12), ('bir', 2), ('gent', 4), ('goorge', 1), ('curzon', 3), ('kleef', 1), ('nancy', 1), ('uitzenden', 4), ('riot', 1), ('chamberlain', 5), ('montpellier', 1), ('etterbeek', 1), ('latham', 1), ('expeditie', 10), ('menton', 1), ('essen', 1), ('ontdekkingsreiziger', 2), ('toulouse', 2), ('bootsman', 4), ('mendoza', 2), ('pedro', 3), ('moren', 2), ('balfour', 1), ('wiesbaden', 1), ('ville', 2), ('telefunken', 1), ('peary', 1), ('pooltocht', 1), ('chalet', 3), ('borgerhout', 2), ('poolreiziger', 2), ('kingsley', 1), ('florence', 2), ('ludlow', 1), ('rhodes', 2), ('poolexpeditie', 2), ('mechelen', 1), ('panne', 2), ('croix', 1), ('noordpool', 2), ('churchill', 2), ('plessis', 1), ('dusseldorp', 1), ('juan', 2), ('adolfo', 1), ('rodriguez', 1), ('castillo', 1), ('antonio', 2), ('amunds', 1), ('perez', 2), ('wilson', 2), ('lyon', 2), ('diego', 1), ('luik', 3), ('hoare', 1), ('duisburg', 1), ('belfort', 1), ('brescia', 1), ('salisbury', 1), ('savoie', 1), ('karlsruhe', 1), ('draadlooz', 1), ('strang', 1), ('turijn', 1)</text:p>
          </table:table-cell>
          <table:table-cell office:value-type="string" calcext:value-type="string">
            <text:p>macdonald, halle, antwerpen, bir, gent, goorge, curzon, kleef, nancy, uitzenden, riot, chamberlain, montpellier, etterbeek, latham, expeditie, menton, essen, ontdekkingsreiziger, toulouse, bootsman, mendoza, pedro, moren, balfour, wiesbaden, ville, telefunken, peary, pooltocht, chalet, borgerhout, poolreiziger, kingsley, florence, ludlow, rhodes, poolexpeditie, mechelen, panne, croix, noordpool, churchill, plessis, dusseldorp, juan, adolfo, rodriguez, castillo, antonio, amunds, perez, wilson, lyon, diego, luik, hoare, duisburg, belfort, brescia, salisbury, savoie, karlsruhe, draadlooz, strang, turijn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2035" calcext:value-type="float">
            <text:p>342035</text:p>
          </table:table-cell>
          <table:table-cell office:value-type="float" office:value="871" calcext:value-type="float">
            <text:p>871</text:p>
          </table:table-cell>
          <table:table-cell office:value-type="float" office:value="0.200918484500574" calcext:value-type="float">
            <text:p>0.200918484500574</text:p>
          </table:table-cell>
          <table:table-cell office:value-type="float" office:value="0.0938652860774821" calcext:value-type="float">
            <text:p>0.093865286077482</text:p>
          </table:table-cell>
          <table:table-cell office:value-type="float" office:value="0.752009184845006" calcext:value-type="float">
            <text:p>0.752009184845006</text:p>
          </table:table-cell>
          <table:table-cell office:value-type="float" office:value="0.889990496898585" calcext:value-type="float">
            <text:p>0.889990496898585</text:p>
          </table:table-cell>
          <table:table-cell office:value-type="float" office:value="0.0470723306544202" calcext:value-type="float">
            <text:p>0.0470723306544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wergen(2), bediende(8), hottentot(7), moslim(31), indo-europeaan(44), exotisch(7), negerrijk(6), indo(11), stam(4), moslimsche(1), inboorlingen(2), queer(3), homo(8), aziatisch(42), historisch(29), aziatischejgeit(2), negers(1), achtergrond(53), marron(34), slaaf(10), kokkie(10), inheems(34), historischen(2), barbaren(9), aziatische(7), afgod(8), inheemse(8), negerrestaurant(1), aapman(3), traditionele(36), hottentotten(4), mulat(7), boesman(5), ontdekken(12), inlander(7), zigeuners(3), wilde(4), gemengd(25), neger(5), wild(3), ras(5), lilliputter(9), kaffer(5), halfbloed(6), metis(2), zigeuner(7), bedienden(1), eskimo(6), islamiet(11), dwerggroei(8), mongool(8), mengras(6), slavenhandel(1), gekleurde(2), negerslaven(10), baboe(7), marrons(6), zigeunerbende(2), indiaan(9), inheemsche(3), berber(9), inlandsche(7), lilliputters(3), zigeunermuziek(3), onbeschaafd(8), tovenaar(2), moslims(5), mesties(5), inboorling(5), koelie(4), muzelman(8), historische(5), koppensneller(8), traditioneel(8), gekleurd(6), slavenschip(4), kaukasisch(7), indisch(3), barbarlje(1), zimbabwe(1), medicijnman(4), barbaar(10), barbaarschheid(1), onbeschaafdheid(1), indostijl(1), demooraten(1), negervrees(1), eskimo's(6), primitief(6), moor(5), bataviasche(1), kaffers(3), indische(3), stammen(1), roots(4), handicap(4), wereldhistorische(1), rassenhaat(1), pygmee(6), blank(5), afgodendienst(2), moslimscho(1), dwerg(4), zwartje(4), misvormden(6), dienstknechts(1), koppensnellers(2), k'mesties(2), metis'nachts(1), lesbisch(2), slaven(4), koelies(2), knecht(3), mongoolse(1), wereldmoord(1), afgodisch(1), homogeen(1), dienstknecht(1), mohemmedaan(1), indo-europeaans(1), indolonten(1), grootste(1), gay(2), negercultuur(2), bosneger(1), berbers(2), inheemsen(3), volbloed'(1), etniciteit(2), afkomst(5), moordenaar(1), mongoolsche(1), zwartjes(1), bediendepmijnneer(1), barbaar'sche(1), volbloed(3), moor'en(1), muzelmannen(1), stamgenoot(1), aboriginal(3), aziatischen(1), inheems'che(2), gemengde(1), allochtoon(1), traditionele'(1), inheemsch(1), winkelknechten(1), inuit(2), roma(1), page(1), inlanders(2), tovenaars(1), blanke(1), wilden(1)</text:p>
          </table:table-cell>
          <table:table-cell office:value-type="string" calcext:value-type="string">
            <text:p>('weien', 1), ('llij', 2), ('rich', 2), ('maken', 395), ('hii', 2), ('houden', 225), ('terug', 71), ('stoord', 1), ('hoofd', 95), ('keren', 25), ('baar', 29), ('daak', 1), ('zioh', 17), ('gomaakt', 3), ('regooring', 1), ('nipt', 1), ('gekken', 2), ('vwo', 1), ('hoc', 5), ('onzo', 3), ('keeren', 10), ('hsar', 1), ('oede', 1), ('hoor', 5), ('wjj', 8), ('hoold', 3), ('hi|', 1), ('makon', 1), ('soodra', 1), ('wii', 3), ('wiit', 2), ('lem', 1), ('-zich', 1), ('kun', 7), ('moeito', 1), ('jota', 1), ('zul', 4), ('.ons', 1), ('onza', 1), ('dart', 2), ('honk', 1), ('meege', 1), ('houdon', 1), ('zieh', 1), ('ma', 2), ('wfl', 4), ('.wij', 1), ('nijn', 1), ('bield', 1), ('zijno', 1), ('hjj', 7), ('hob', 3), ('snei', 1), ('-zoo', 2), ('merhand', 3), ('donkt', 1), ('goen', 2), ('onz', 1), ('lich', 2), ('terng', 1), ('zicli', 1), ('ona', 4), ('zi|', 1), ('terugge-', 1), ('geloovea', 1), ('wijte', 3), ('met', 1), ('wtf', 1), ('betge', 1), ('dabben', 1), ('uib', 1), ('rooier', 1), ('lijj', 1), ('zieb', 1), ('raderen', 1), ('zor', 1), ('htj', 3), ('om', 2), ('item', 1), ('neea', 1), ('aoms', 1), ('ouz', 1), ('gehou-', 2), ('h.er', 1), ("zoo'a", 1), ('haai', 2), ('mau', 4), ('waf', 1), ('wfj', 1), ('plaas', 1), ('apreken', 1), ('bem', 1), ('vroaw', 1), ('noen', 3), ('verliggen', 1), ('ocs', 2), ('bard', 1), ('klad', 1), ('woet', 1), ('hoven', 2), ('zloh', 2), ('onverrichterzake', 1), ('hou-', 1), ('keerd', 1), ('eggen', 1), ('zidh', 1), ('h|j', 1), ('hfj', 1), ('vronw', 1), ('volgeni', 1), ('-ge', 1)</text:p>
          </table:table-cell>
          <table:table-cell office:value-type="string" calcext:value-type="string">
            <text:p>weien, llij, rich, maken, hii, houden, terug, stoord, hoofd, keren, baar, daak, zioh, gomaakt, regooring, nipt, gekken, vwo, hoc, onzo, keeren, hsar, oede, hoor, wjj, hoold, hi|, makon, soodra, wii, wiit, lem, -zich, kun, moeito, jota, zul, .ons, onza, dart, honk, meege, houdon, zieh, ma, wfl, .wij, nijn, bield, zijno, hjj, hob, snei, -zoo, merhand, donkt, goen, onz, lich, terng, zicli, ona, zi|, terugge-, geloovea, wijte, met, wtf, betge, dabben, uib, rooier, lijj, zieb, raderen, zor, htj, om, item, neea, aoms, ouz, gehou-, h.er, zoo'a, haai, mau, waf, wfj, plaas, apreken, bem, vroaw, noen, verliggen, ocs, bard, klad, woet, hoven, zloh, onverrichterzake, hou-, keerd, eggen, zidh, h|j, hfj, vronw, volgeni, -ge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1993" calcext:value-type="float">
            <text:p>341993</text:p>
          </table:table-cell>
          <table:table-cell office:value-type="float" office:value="88" calcext:value-type="float">
            <text:p>88</text:p>
          </table:table-cell>
          <table:table-cell office:value-type="float" office:value="0.238636363636364" calcext:value-type="float">
            <text:p>0.238636363636364</text:p>
          </table:table-cell>
          <table:table-cell office:value-type="float" office:value="0.114828522747302" calcext:value-type="float">
            <text:p>0.114828522747302</text:p>
          </table:table-cell>
          <table:table-cell office:value-type="float" office:value="0.715909090909091" calcext:value-type="float">
            <text:p>0.715909090909091</text:p>
          </table:table-cell>
          <table:table-cell office:value-type="float" office:value="0.902298407047407" calcext:value-type="float">
            <text:p>0.902298407047407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ygmee(1), kaffers(1), stam(1), mesties(1), queer(1), historisch(3), zwartje(1), inheems(12), kokkie(2), eskimo's(1), marron(7), aapman(2), jakarta(1), halfbloed(1), wild(1), exotisch(1), islamiet(2), gemengd(1), inboorling(3), aziatische(1), indo-europeaan(3), negerrijk(1), aziatisch(4), helmlna'marron(2), kaffer(2), mongool(1), traditionele(2), achtergrond(3), zigeuner(2), primitief(2), baboe(1), aboriginal(1), moslim(2), homo(1), dwerggroei(1), moslimsch(1), medicijnman(1), gekleurde(1), zigeuners(1), barbaren(1), neger(1), kwinti(1), koelies(1), inheemschen(1), indisch(1), marrons(1), gekleurd(1), ras(1), slavenschip(1), misvormden(1), negercultuur(1)</text:p>
          </table:table-cell>
          <table:table-cell office:value-type="string" calcext:value-type="string">
            <text:p>('lop', 1), ('lea', 2), ('har-', 2), ('nel', 5), ('jon', 4), ('ute', 2), ('tillen', 4), ('moo', 2), ('beu', 3), ('elg', 1), ('jja', 1), ('l_n', 1), ('ama', 2), ('kl-', 1), ('illet', 1), ('v.m', 3), ('lij', 2), ('-he', 2), ('rai', 3), ('wag', 1), ('malei', 1), ('sa-', 1), ('lullen', 3), ('pa-', 1), ('tl', 1), ('paa', 3), ('.re', 1), ('ls', 1), ('rne', 1), ('f.n', 1), ('sus', 1), ('beo', 2), ('lollen', 1), ('wte', 1), ('wnd', 1), ('boo', 1), ('tarnen', 1), ('nnnr', 1), ('dimmen', 1), ('ort', 3), ('\\ve', 1), ('nuk', 1), ('ongo', 1), ('vrs', 1), ('ev', 1), ('warcn', 1), ('bea', 1), ('ilit', 2), ('gein', 1), ('g*-', 1), ('eerl', 1), ('liel', 1), ('tiras', 1), ('t*d', 2), ('maa', 1), ('bou', 1), ('hels', 1), ("j'n", 1), ('njn', 1), ('jog', 1), ('dos', 1)</text:p>
          </table:table-cell>
          <table:table-cell office:value-type="string" calcext:value-type="string">
            <text:p>lop, lea, har-, nel, jon, ute, tillen, moo, beu, elg, jja, l_n, ama, kl-, illet, v.m, lij, -he, rai, wag, malei, sa-, lullen, pa-, tl, paa, .re, ls, rne, f.n, sus, beo, lollen, wte, wnd, boo, tarnen, nnnr, dimmen, ort, \ve, nuk, ongo, vrs, ev, warcn, bea, ilit, gein, g*-, eerl, liel, tiras, t*d, maa, bou, hels, j'n, njn, jog, dos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1887" calcext:value-type="float">
            <text:p>341887</text:p>
          </table:table-cell>
          <table:table-cell office:value-type="float" office:value="61" calcext:value-type="float">
            <text:p>61</text:p>
          </table:table-cell>
          <table:table-cell office:value-type="float" office:value="0.245901639344262" calcext:value-type="float">
            <text:p>0.245901639344262</text:p>
          </table:table-cell>
          <table:table-cell office:value-type="float" office:value="0.13564232478133" calcext:value-type="float">
            <text:p>0.13564232478133</text:p>
          </table:table-cell>
          <table:table-cell office:value-type="float" office:value="0.704918032786885" calcext:value-type="float">
            <text:p>0.704918032786885</text:p>
          </table:table-cell>
          <table:table-cell office:value-type="float" office:value="0.906923458497956" calcext:value-type="float">
            <text:p>0.906923458497956</text:p>
          </table:table-cell>
          <table:table-cell office:value-type="float" office:value="0.0491803278688525" calcext:value-type="float">
            <text:p>0.0491803278688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rron(5), queer(4), halfbloed(1), negerrijk(2), page(1), onbeschaafd(2), inlander(1), barbarlje(1), negerslaven(4), volbloed(2), roots(3), achtergrond(1), muzelman(1), groothistorische(1), koppensneller(1), dwerggroei(5), inheems(1), bosneger(1), dwerg(1), inboorlingen(1), gay(1), historisch(2), rassen(1), moslim(2), gemengd(2), traditionele(1), zigeunermuziek(1), inlandsche(1), slavenhandel(1), primitief(2), neger(1), lesbisch(1), misvormden(2), aboriginal(1), aziatisch(1), slaven(1), gekleurd(1)</text:p>
          </table:table-cell>
          <table:table-cell office:value-type="string" calcext:value-type="string">
            <text:p>('sheffield', 1), ('wisconsin', 1), ('sevilla', 1), ('zuid-wales', 1), ('amazone', 6), ('brik', 2), ('lincoln', 3), ('nieuwediep', 1), ('hereford', 2), ('graafschap', 2), ('hector', 2), ('sands', 1), ('peak', 1), ('motorschip', 1), ('ijmuiden', 1), ('kaiser', 1), ('polk', 2), ('downshire', 1), ('barkschip', 1), ('volta', 2), ('herkules', 1), ('kent', 2), ('urnuiden', 1), ('arizona', 1), ('homestead', 1), ('surrey', 1), ('pullman', 1), ('woolwich', 1), ('nero', 1), ('motorschoener', 1), ('dayton', 1), ('scheepsbouw', 1), ('bark', 1), ('glasgow', 1), ('dorado', 1), ('alabama', 1), ('ottawa', 1), ('birmingham', 1), ('bay', 2), ('thos', 2), ('maya', 1), ('butt', 1), ('loch', 1), ('bolton', 1), ('sola', 1), ('thistle', 1), ('hasting', 1), ('dalton', 1), ('nevada', 1), ('willow', 1), ('buffalo', 1)</text:p>
          </table:table-cell>
          <table:table-cell office:value-type="string" calcext:value-type="string">
            <text:p>sheffield, wisconsin, sevilla, zuid-wales, amazone, brik, lincoln, nieuwediep, hereford, graafschap, hector, sands, peak, motorschip, ijmuiden, kaiser, polk, downshire, barkschip, volta, herkules, kent, urnuiden, arizona, homestead, surrey, pullman, woolwich, nero, motorschoener, dayton, scheepsbouw, bark, glasgow, dorado, alabama, ottawa, birmingham, bay, thos, maya, butt, loch, bolton, sola, thistle, hasting, dalton, nevada, willow, buffalo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39944" calcext:value-type="float">
            <text:p>339944</text:p>
          </table:table-cell>
          <table:table-cell office:value-type="float" office:value="11" calcext:value-type="float">
            <text:p>1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125570949563175" calcext:value-type="float">
            <text:p>0.125570949563175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913555537750269" calcext:value-type="float">
            <text:p>0.9135555377502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ties(1), marrons(1), primitief(1), indo-europeaan(1), blank(2), marron(3), roots(1), aziatisch(1)</text:p>
          </table:table-cell>
          <table:table-cell office:value-type="string" calcext:value-type="string">
            <text:p>('tata', 1), ('honor', 1), ('anja', 1), ('cara', 2), ('sali', 1), ('de', 2), ('cai', 1), ('lamar', 2)</text:p>
          </table:table-cell>
          <table:table-cell office:value-type="string" calcext:value-type="string">
            <text:p>tata, honor, anja, cara, sali, de, cai, lama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ime/date</text:p>
          </table:table-cell>
          <table:table-cell table:style-name="ce1" office:value-type="float" office:value="341982" calcext:value-type="float">
            <text:p>341982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0.21583850931677" calcext:value-type="float">
            <text:p>0.21583850931677</text:p>
          </table:table-cell>
          <table:table-cell table:style-name="ce1" office:value-type="float" office:value="0.0192056444540836" calcext:value-type="float">
            <text:p>0.019205644454084</text:p>
          </table:table-cell>
          <table:table-cell table:style-name="ce1" office:value-type="float" office:value="0.745341614906832" calcext:value-type="float">
            <text:p>0.745341614906832</text:p>
          </table:table-cell>
          <table:table-cell table:style-name="ce1" office:value-type="float" office:value="0.928145448862379" calcext:value-type="float">
            <text:p>0.928145448862379</text:p>
          </table:table-cell>
          <table:table-cell table:style-name="ce1" office:value-type="float" office:value="0.0388198757763975" calcext:value-type="float">
            <text:p>0.03881987577639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moslim(25), stam(3), aziatisch(39), zwartje(10), indo-europeaan(28), historisch(34), page(3), negerrijk(4), dwerggroei(10), ras(5), indiaan(5), afgod(4), marron(20), negerrestaurant(1), inheems(25), aapman(2), traditionele(28), zigeuners(6), hottentotten(4), onbeschaafd(5), gemengd(25), dwerg(6), afgodsbeeldje(1), primitief(4), pygmee(8), indische(2), stamgenooten(1), baboe(4), neger(4), achtergrond(32), zigeuner(5), slavenschip(8), muzelman(4), inboorlingen(1), inboorling(5), moslims(8), islamiet(3), inlander(2), kokkie(4), inlandsche(6), mongool(5), queer(2), barbarlje(2), slavenhandel(1), mengras(3), halfbloed(5), kaffer(3), knecht(4), slaven(5), bediende(7), zigeunerbende(1), homo(4), inheemsche(4), lilliputters(3), negerslaven(8), kaukasisch(5), wild(3), aziatische(5), negercultuur(3), traditioneel(6), marron'(1), indisch(2), mulat(4), kwinti(1), medicijnman(6), slaaf(5), dwergen(1), historische(4), mulattin(1), indo(6), gemengde(2), afkomst(7), birma(1), volkstammen(1), handicap(4), kaffers(1), ontdekken(6), berber(7), wereldhistorische(1), mesties(4), moslimsche(2), afgodendienst(1), westers(2), moor(4), knechts(1), wilde(2), zigeunermuziek(3), indone(1), misvormden(5), exotisch(3), volksstam(1), negerin(1), exotische(2), k'mesties(2), metis'nachts(1), zimbabwecultuur(1), lilliputter(5), boesman(3), mohemmedaan(1), inuit(4), blank(5), inlanders(1), grootste(1), barbaren(7), eskimo's(4), senaatsbediende(1), moslimcultuur(1), koelies(1), bosneger(1), boesmanbanelen(1), verraste(1), medicijnmannen(1), koppensneller(1), hottentot(4), afstammelingen(1), etniciteit(1), aboriginal(3), groothistorische(1), marrons(1), volbloed(3), negers(1), gekleurde(2), moord(1), roots(1), mongoolse(1), muzelmansche(1), inheemse(1), gekleurd(1), indiaans(1), zigeunerin(1), inheemsch(1), winkelknechten(1), praehistorische(1), islamieten(1), tovenaar(1), eskimo(1), koelie(1), historischen(1), bedienden(1), roots'(1)</text:p>
          </table:table-cell>
          <table:table-cell table:style-name="ce1" office:value-type="string" calcext:value-type="string">
            <text:p>('jaar', 274), ('dag', 212), ('afgeloopen', 10), ('maand', 64), ('vorig', 46), ('derde', 29), ('verleden', 40), ('atgeloopen', 1), ('vier', 10), ('week', 70), ('opening', 16), ('drlo', 1), ('tweei', 1), ('doge', 2), ('voorgaan', 3), ('weck', 1), ('jir', 1), ('bleten', 1), ('iar', 2), ('jtar', 1), ('weak', 1), ('tweeda', 1), ('dagea', 1), ('jur', 2), ('weef', 1), ('sedort', 1), ('jai', 1), ('tweo', 1), ('drio', 1), ('tegenstaand', 1), ('jarea', 1)</text:p>
          </table:table-cell>
          <table:table-cell table:style-name="ce1" office:value-type="string" calcext:value-type="string">
            <text:p>jaar, dag, afgeloopen, maand, vorig, derde, verleden, atgeloopen, vier, week, opening, drlo, tweei, doge, voorgaan, weck, jir, bleten, iar, jtar, weak, tweeda, dagea, jur, weef, sedort, jai, tweo, drio, tegenstaand, jarea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1771" calcext:value-type="float">
            <text:p>341771</text:p>
          </table:table-cell>
          <table:table-cell office:value-type="float" office:value="162" calcext:value-type="float">
            <text:p>162</text:p>
          </table:table-cell>
          <table:table-cell office:value-type="float" office:value="0.228395061728395" calcext:value-type="float">
            <text:p>0.228395061728395</text:p>
          </table:table-cell>
          <table:table-cell office:value-type="float" office:value="0.0845142458589817" calcext:value-type="float">
            <text:p>0.084514245858982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931532920832656" calcext:value-type="float">
            <text:p>0.931532920832656</text:p>
          </table:table-cell>
          <table:table-cell office:value-type="float" office:value="0.0493827160493827" calcext:value-type="float">
            <text:p>0.0493827160493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ger(3), tovenaar(4), knecht(2), inheemsen(1), onbeschaafd(2), inheemse(4), indisch(1), gemengd(5), rassen(1), historisch(9), marron(7), inheems(4), ontdekken(1), afgod(2), afkomst(1), dwerggroei(6), inlander(1), aziatisch(4), indo-europeaan(8), indische(2), slaven(2), indiaan(3), pygmee(1), indone(1), gekleurd(2), medicijnman(2), zigeuners(1), achtergrond(15), mulat(1), bediende(2), inboorling(1), barbaren(1), primitief(5), marrons(2), slavenschip(2), negerslaven(2), aziatische(2), indo(2), kokkie(1), berber(2), moslim(3), metis(1), zigeunermuziek(2), barbaar'sche(1), volbloed(1), inboorlingen(1), mongoolse(1), inheemschen(2), moslimsoh(1), moor'en(1), slaaf(1), traditionele(4), barbaar(2), blank(1), indo-europeaans(1), mesties(2), koelie(1), stamboek(1), zigeuner(1), kwinti(1), zwartje(1), bosneger(1), islamiet(1), halfbloed(1), koppensneller(1), eskimo(1), wild(1), inheems'che(2), inlandsche(1), page(1), historischen(1), misvormden(1), wereldhistorische(1), mulatten(1)</text:p>
          </table:table-cell>
          <table:table-cell office:value-type="string" calcext:value-type="string">
            <text:p>('overschot', 3), ('tehuis', 6), ('mijnwerker', 3), ('werkstaking', 2), ('sanitair', 1), ('hulp', 31), ('staker', 1), ('staking', 6), ('arbeider', 24), ('gezel', 2), ('krankzinnig', 5), ('personeel', 14), ('lunchroom', 1), ('stoffelijk', 10), ('krank', 2), ('zieke', 2), ('patroon', 10), ('spoorwegpersoneel', 2), ('pension', 1), ('mathematisch', 1), ('weldadigheid', 1), ('verpleging', 1), ('werkgever', 4), ('gesticht', 2), ('zorging', 1), ('patien', 1), ('muziektent', 2), ('zuigeling', 1), ('verplegen', 7), ('opricht', 1), ('ridderzaal', 1), ('lijder', 2), ('zenuwlijder', 1), ('ingezetenen', 2), ('zieken', 7), ('melaatschen', 1), ('reclasseering', 1), ('drankzuchtig', 1), ('werkkamp', 1), ('stadsbestuur', 1), ('specialiteit', 3), ('herkeuring', 1), ('moederschapszorg', 1), ('inroepen', 2), ('blinden', 1), ('driejarig', 3), ('kinderrechter', 1), ('strafgevangenis', 1), ('teraardebestelling', 1), ('meerenberg', 1), ('restaurant', 1), ('bewaarster', 1)</text:p>
          </table:table-cell>
          <table:table-cell office:value-type="string" calcext:value-type="string">
            <text:p>overschot, tehuis, mijnwerker, werkstaking, sanitair, hulp, staker, staking, arbeider, gezel, krankzinnig, personeel, lunchroom, stoffelijk, krank, zieke, patroon, spoorwegpersoneel, pension, mathematisch, weldadigheid, verpleging, werkgever, gesticht, zorging, patien, muziektent, zuigeling, verplegen, opricht, ridderzaal, lijder, zenuwlijder, ingezetenen, zieken, melaatschen, reclasseering, drankzuchtig, werkkamp, stadsbestuur, specialiteit, herkeuring, moederschapszorg, inroepen, blinden, driejarig, kinderrechter, strafgevangenis, teraardebestelling, meerenberg, restaurant, bewaarst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ames</text:p>
          </table:table-cell>
          <table:table-cell table:style-name="ce1" office:value-type="float" office:value="341933" calcext:value-type="float">
            <text:p>341933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0.230769230769231" calcext:value-type="float">
            <text:p>0.230769230769231</text:p>
          </table:table-cell>
          <table:table-cell table:style-name="ce1" office:value-type="float" office:value="0.0483367745340695" calcext:value-type="float">
            <text:p>0.04833677453407</text:p>
          </table:table-cell>
          <table:table-cell table:style-name="ce1" office:value-type="float" office:value="0.725961538461538" calcext:value-type="float">
            <text:p>0.725961538461538</text:p>
          </table:table-cell>
          <table:table-cell table:style-name="ce1" office:value-type="float" office:value="0.93778125270236" calcext:value-type="float">
            <text:p>0.93778125270236</text:p>
          </table:table-cell>
          <table:table-cell table:style-name="ce1" office:value-type="float" office:value="0.0432692307692308" calcext:value-type="float">
            <text:p>0.04326923076923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halfbloed(3), neger(4), bediende(4), moortje(1), achtergrond(14), page(4), gemengd(4), blank(5), muzelman(1), slaven(2), mongoolsche(1), zwartje(2), negerslaven(6), kaffers(1), exotische(1), marron(18), mesties(3), aziatisch(6), moslim(6), negers(1), berber(1), kwinti't(1), slaaf(4), verraste(1), historisch(6), afgod(3), indisch(1), negerrestaurant(1), tovenaar(2), islamiet(1), aapman(1), zigeuner(2), aziatische(1), afgodendienst(1), zigeunermuziek(3), inheems(1), inlander(1), queer(3), boesman(1), afkomst(3), lilliputter(2), marrons(2), hottentot(2), medicijnman(1), kaffer(3), mongool(3), mulat(1), aboriginal(3), helmlna'marron(2), dwerg(5), dwergeu(1), pygmee(4), traditionele(6), baboe(2), misvormden(1), indiaan(2), metis(1), koppensnellers(1), barbaren(2), homo(1), berbers(1), traditioneel(1), queertitle(1), volbloed(3), ontdekken(2), knecht(1), handicap(2), tovenaars(1), praehistorische(1), lilliputters(1), koppensneller(2), barbaar(1), hottentottenstam(1), roots(2), bosneger(1), primitief(2), onbeschaafd(1), dwerggroei(1), kokkie(1), eskimo's(1), bedienden(1), wild(1), inheems'che(2), historische(1), vermoord(1), westers(1), indo-europeaan(1), koelies(1), zigeuners(1), hottentotten(1)</text:p>
          </table:table-cell>
          <table:table-cell table:style-name="ce1" office:value-type="string" calcext:value-type="string">
            <text:p>('fairbanks', 2), ('alphons', 2), ('prins', 30), ('robert', 8), ('gable', 1), ('herbert', 1), ('gower', 1), ('berry', 2), ('harr', 1), ('mary', 2), ('prinses', 15), ('thomas', 8), ('armand', 2), ('fred', 3), ("d'arc", 1), ('ogilvie', 1), ('carlyle', 1), ('louis', 10), ('olive', 1), ('joan', 1), ('frederik', 4), ('walter', 2), ('laroche', 1), ('beecher', 1), ('miss', 16), ('jane', 2), ('joyce', 1), ('janet', 1), ('jules', 2), ('georges', 1), ('donna', 2), ('leslie', 1), ('marion', 5), ('charlie', 3), ('cesar', 1), ('jacques', 2), ('millionair', 1), ('sally', 2), ('chaplin', 2), ('kathleen', 1), ('wentworth', 1), ('laurent', 1), ('ruth', 2), ('petlt', 1), ('tone', 1), ('claude', 2), ('tom', 2), ('maude', 1), ('neal', 1), ('arthur', 3), ('jean', 4), ('christiaan', 2), ('jack', 3), ('hair', 1), ('eddy', 2), ('benedict', 1), ('grace', 3), ('saint', 1), ('lazare', 1), ('torn', 3), ('vidal', 1), ('harriet', 3), ('dick', 3), ('bob', 2), ('marguerite', 1), ('alfred', 2), ('picard', 1), ('henri', 1), ('livingston', 1), ('prius', 1), ('maurice', 2), ('charles', 2), ('emile', 1), ('fanny', 2), ('gladys', 1), ('julien', 1), ('martin', 2), ('edna', 1), ('bodenstein', 1), ('beatrice', 2), ('abel', 2), ('pierre', 1), ("o'neill", 1), ('michel', 5), ('katherine', 1), ('desmond', 2), ('beery', 1), ('baxter', 1), ('ulla', 1), ('lisette', 1), ('sauer', 1), ('frances', 1), ('philip', 1), ('angelo', 3), ('boucher', 1), ('edmond', 1), ('plato', 2), ('millionnair', 2), ('thorne', 1), ('place', 2), ('harry', 1), ('toni', 1), ('madeleine', 2), ('charley', 1), ('jephson', 1), ('darwin', 1), ('edmund', 1), ('mabel', 1), ('katie', 1), ('benny', 1), ('etienne', 1), ('daisy', 1), ('moran', 1), ('kichard', 1), ('dona', 1)</text:p>
          </table:table-cell>
          <table:table-cell table:style-name="ce1" office:value-type="string" calcext:value-type="string">
            <text:p>fairbanks, alphons, prins, robert, gable, herbert, gower, berry, harr, mary, prinses, thomas, armand, fred, d'arc, ogilvie, carlyle, louis, olive, joan, frederik, walter, laroche, beecher, miss, jane, joyce, janet, jules, georges, donna, leslie, marion, charlie, cesar, jacques, millionair, sally, chaplin, kathleen, wentworth, laurent, ruth, petlt, tone, claude, tom, maude, neal, arthur, jean, christiaan, jack, hair, eddy, benedict, grace, saint, lazare, torn, vidal, harriet, dick, bob, marguerite, alfred, picard, henri, livingston, prius, maurice, charles, emile, fanny, gladys, julien, martin, edna, bodenstein, beatrice, abel, pierre, o'neill, michel, katherine, desmond, beery, baxter, ulla, lisette, sauer, frances, philip, angelo, boucher, edmond, plato, millionnair, thorne, place, harry, toni, madeleine, charley, jephson, darwin, edmund, mabel, katie, benny, etienne, daisy, moran, kichard, dona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buildings, contruction, travel infrastructure </text:p>
            <text:p>(impure)</text:p>
          </table:table-cell>
          <table:table-cell table:style-name="ce1" office:value-type="float" office:value="341876" calcext:value-type="float">
            <text:p>34187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344340201762629" calcext:value-type="float">
            <text:p>0.034434020176263</text:p>
          </table:table-cell>
          <table:table-cell table:style-name="ce1" office:value-type="float" office:value="0.7375" calcext:value-type="float">
            <text:p>0.7375</text:p>
          </table:table-cell>
          <table:table-cell table:style-name="ce1" office:value-type="float" office:value="0.938253456710385" calcext:value-type="float">
            <text:p>0.938253456710385</text:p>
          </table:table-cell>
          <table:table-cell table:style-name="ce1" office:value-type="float" office:value="0.0425" calcext:value-type="float">
            <text:p>0.0425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dwergen(2), neger(4), bediende(7), hottentot(2), achtergrond(23), mesties(7), hottentotten(1), stam(4), indische(1), gekleurd(6), negerrijk(4), dwerggroei(5), ras(4), aziatisch(22), afgod(3), marron(10), indo-europeaan(13), aapman(1), historisch(18), moslim(15), ontdekken(6), inlander(5), zigeuner(4), traditionele(15), inheemse(2), inheems(7), lesbisch(1), eskimo's(4), moslims(4), kaukasisch(5), moslimsche(3), mongool(4), inboorling(5), slaaf(5), eskimo(3), berber(5), inlandsche(3), moslimsch(1), kaffer(2), schildersknecht(1), wild(2), zigeunermuziek(1), koelie(1), muzelman(5), historische(4), blank(8), barbaren(4), slavenschip(1), medicijnman(2), indisch(2), jakarta(1), inheemsche(1), kwinti(1), zigeunerbende(1), zigeuners(2), gemengd(7), barbaarschheid(1), indiaan(3), mulattin(1), pygmee(6), lesbische(2), primitief(8), misvormden(4), traditioneel(3), baboe(2), queer(3), stammen(1), koppensnellers(2), wereldhistorische(2), tovenaar(3), boesman(3), negerslaven(3), knechts(1), afgodendienst(1), zwartje(4), koelied(1), onbeschaafd'to(1), volbloed(2), afkomst(3), page(1), mulat(1), koppensneller(4), gekleurde(1), lilliputter(3), exotisch(5), kokkie(3), transport(1), mulatten(1), bosneger(1), berbers(1), boesmanbanelen(1), mengras(2), onbeschaafd(4), volbloed'(1), negercultuur(1), moslimsohe(1), aziatische(1), dwerg(2), etniciteit(2), knecht(4), groothistorische(1), roots(1), jachtwild(1), rassen(1), lilliputters(1), kaffers(1), halfbloed(1), en'marron(1), zigeunerin(1), praehistorische(1), volbloedras(1), islamieten(1), blanke(1), batavia(1), inlanders(1), slaven(1), historischen(1), bedienden(1), wilden(1)</text:p>
          </table:table-cell>
          <table:table-cell table:style-name="ce1" office:value-type="string" calcext:value-type="string">
            <text:p>('dorp', 33), ('waterleiding', 1), ('bewoner', 25), ('bewonen', 21), ('huis', 89), ('station', 8), ('gebouw', 21), ('restaureeren', 1), ('huls', 6), ('aanleggen', 18), ('trein', 15), ('afbranden', 3), ('terrein', 25), ('spoorweglijn', 1), ('bouwen', 34), ('woning', 36), ('traject', 1), ('voertuig', 4), ('verbinding', 9), ('ontwerpen', 9), ('aangrenzend', 3), ('spoorweg', 13), ('bouw', 10), ('waterweg', 2), ('tram', 4), ('aanbesteding', 1), ('verkeersweg', 3), ('verbreeden', 1), ('weg', 12), ('voetpad', 1), ('buizennet', 1), ('centraalstation', 1), ('grenzen', 5), ('smids', 1), ('bewoonde', 1), ('stremming', 1), ('kruising', 3), ('komenden', 2), ('stadsgedeelt', 1), ('liui', 1), ('onderhouden', 9), ('uitbreidingsplan', 1), ('ingebruikneming', 1), ('uitkopen', 1), ('watertoren', 1), ('route', 2), ('rijverkeer', 1), ('aanbouw', 1), ('arbeiderswoning', 1), ('krot', 1), ('gebruikneming', 1), ('rijksgebouw', 1), ('kade', 4), ('verkeer', 6), ('rij-', 1), ('bouwverordening', 1), ('bauwen', 1), ('aanbe', 1), ('stopplaats', 1), ('huizenblok', 1), ('gehucht', 1), ('spoorlijn', 1), ('tender', 1), ('landlijn', 1), ('bestek', 2), ('winkelruimte', 1), ('ontsporing', 1), ('nieuwbouw', 1), ('hoofdweg', 1), ('expres', 1), ('mailtrein', 1), ('opslagplaats', 1), ('emplacement', 1), ('sneldienst', 1), ('bijgebouw', 1), ('stremmen', 2), ('opslaan', 1), ('spoorwegnet', 2), ('zijlijn', 2), ('zijspoor', 1), ('locomotief', 3), ('complex', 1), ('verkeers-', 1), ('aanliggen', 1), ('bliksem', 1), ('bagagewagen', 1), ('restauratie', 1), ('asphalteeren', 1), ('geasphalteerd', 1), ('aangrenzen', 2), ('goederentrein', 1), ('spoorwegverkeer', 1), ('paardentram', 1), ('rangeerterrein', 1), ('spoorbaan', 1), ('truck', 2), ('woner', 1), ('stallen', 2), ('derailleren', 1), ('pont', 1), ('projecteren', 1), ('afbraak', 1), ('herbouwen', 1), ('zeeweg', 1), ('spoorwegverbinding', 1), ('buurten', 1)</text:p>
          </table:table-cell>
          <table:table-cell table:style-name="ce1" office:value-type="string" calcext:value-type="string">
            <text:p>dorp, waterleiding, bewoner, bewonen, huis, station, gebouw, restaureeren, huls, aanleggen, trein, afbranden, terrein, spoorweglijn, bouwen, woning, traject, voertuig, verbinding, ontwerpen, aangrenzend, spoorweg, bouw, waterweg, tram, aanbesteding, verkeersweg, verbreeden, weg, voetpad, buizennet, centraalstation, grenzen, smids, bewoonde, stremming, kruising, komenden, stadsgedeelt, liui, onderhouden, uitbreidingsplan, ingebruikneming, uitkopen, watertoren, route, rijverkeer, aanbouw, arbeiderswoning, krot, gebruikneming, rijksgebouw, kade, verkeer, rij-, bouwverordening, bauwen, aanbe, stopplaats, huizenblok, gehucht, spoorlijn, tender, landlijn, bestek, winkelruimte, ontsporing, nieuwbouw, hoofdweg, expres, mailtrein, opslagplaats, emplacement, sneldienst, bijgebouw, stremmen, opslaan, spoorwegnet, zijlijn, zijspoor, locomotief, complex, verkeers-, aanliggen, bliksem, bagagewagen, restauratie, asphalteeren, geasphalteerd, aangrenzen, goederentrein, spoorwegverkeer, paardentram, rangeerterrein, spoorbaan, truck, woner, stallen, derailleren, pont, projecteren, afbraak, herbouwen, zeeweg, spoorwegverbinding, buurten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41691" calcext:value-type="float">
            <text:p>341691</text:p>
          </table:table-cell>
          <table:table-cell office:value-type="float" office:value="118" calcext:value-type="float">
            <text:p>118</text:p>
          </table:table-cell>
          <table:table-cell office:value-type="float" office:value="0.203389830508475" calcext:value-type="float">
            <text:p>0.203389830508475</text:p>
          </table:table-cell>
          <table:table-cell office:value-type="float" office:value="0.317922569437567" calcext:value-type="float">
            <text:p>0.317922569437567</text:p>
          </table:table-cell>
          <table:table-cell office:value-type="float" office:value="0.711864406779661" calcext:value-type="float">
            <text:p>0.711864406779661</text:p>
          </table:table-cell>
          <table:table-cell office:value-type="float" office:value="0.940223715922778" calcext:value-type="float">
            <text:p>0.940223715922778</text:p>
          </table:table-cell>
          <table:table-cell office:value-type="float" office:value="0.0847457627118644" calcext:value-type="float">
            <text:p>0.08474576271186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werggroei(2), indo-europeaan(4), barbaar(2), slaven(2), inheems(11), berber(2), kokkie(2), homo(4), historisch(4), aziatisch(5), blank(2), gekleurd(1), mengras(1), barbaren(1), traditioneel(2), islamiet(1), achtergrond(4), inuit(1), gemengd(4), traditionele(2), mongoolsohc(1), inboorling(2), eskimo(3), aziatische(1), dwerg(2), slaaf(3), inheems'che(1), marron(7), afgod(1), trans(1), koelie(1), mongool(2), tovenaar(2), queer(2), moslim(3), knecht(1), medicijnman(1), k'mesties(2), zigeuner(1), neger(2), lesbische(1), roots(2), primitief(1), moslimsoh(1), volbloed(1), blanka(1), indo(2), negers(1), zwartje(1), ras(2), misvormden(1), kaffer(1), koelies(1), baboe(1), grootst(1), demooraten(1), marrons(1), bosneger(1), inlandsche(1)</text:p>
          </table:table-cell>
          <table:table-cell office:value-type="string" calcext:value-type="string">
            <text:p>('eell', 1), ('zll', 1), ('a.n', 1), ('lis', 5), ('b', 1), ('.ler', 1), ('tokken', 4), ('tnl', 1), ('-nn', 1), ('lii', 2), ('lei', 3), ('kan-', 1), ('titer', 1), ('oln', 1), ('tri', 3), ('hui', 1), ('jee', 1), ('tlo', 1), ('ldo', 1), ('ltt', 1), ('braad', 1), ('rea', 1), ('dii', 1), ('ooi', 7), ('hoi', 3), ('m.i', 6), ('aald', 1), ('tnd', 2), ('mui', 1), ('boa', 3), ('d--', 1), ('ion', 7), ('ncr', 1), ('kra', 2), ('ule', 2), ('pea', 1), ('aha', 1), ('gal', 1), ('fau', 1), ('itt', 1), ('w.j', 2), ('rui', 1), ('uing', 1), ('ena', 1), ('ale', 4), ('iti', 1), ('hir', 1), ('asa', 1), ('roe', 1), ('stol', 1), ('v-r', 1), ('hon', 1), ('-ing', 1), ('ho-', 1), ('koi', 1), ('eta', 1), ('keu', 1), ('uls', 1), ('pon', 2), ('-ai', 1), ('m.-t', 1), ('i.i', 1), ('.iit', 2), ('ret', 1), ('e*r', 1), ('nip', 1), ('bef', 1), ('oio', 1), ('koo', 1), ('fte', 1), ('-au', 1), ('iis', 1), ('ela', 1), ('.ui', 1), ('i.in', 1), ('ril', 2), ('raio', 1), ('tch', 1), ('tnt', 1), ('stan', 1), ('mirt', 1), ('i.e', 1)</text:p>
          </table:table-cell>
          <table:table-cell office:value-type="string" calcext:value-type="string">
            <text:p>eell, zll, a.n, lis, b, .ler, tokken, tnl, -nn, lii, lei, kan-, titer, oln, tri, hui, jee, tlo, ldo, ltt, braad, rea, dii, ooi, hoi, m.i, aald, tnd, mui, boa, d--, ion, ncr, kra, ule, pea, aha, gal, fau, itt, w.j, rui, uing, ena, ale, iti, hir, asa, roe, stol, v-r, hon, -ing, ho-, koi, eta, keu, uls, pon, -ai, m.-t, i.i, .iit, ret, e*r, nip, bef, oio, koo, fte, -au, iis, ela, .ui, i.in, ril, raio, tch, tnt, stan, mirt, i.e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1522" calcext:value-type="float">
            <text:p>341522</text:p>
          </table:table-cell>
          <table:table-cell office:value-type="float" office:value="33" calcext:value-type="float">
            <text:p>3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135171186245612" calcext:value-type="float">
            <text:p>0.13517118624561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40357468366668" calcext:value-type="float">
            <text:p>0.940357468366668</text:p>
          </table:table-cell>
          <table:table-cell office:value-type="float" office:value="0.0606060606060606" calcext:value-type="float">
            <text:p>0.0606060606060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ditionele(2), primitief(1), zigeunermuziek(1), gemengd(3), roots(1), exotisch(2), mesties(1), indiaan(1), dwerggroei(2), inlander(1), inboorlingen(1), kokkie(1), zwartje(1), blank(1), stam(1), dwerg(1), muzelmansch(1), hottentot(1), slavenschip(1), inuit(2), blanke(1), queer(1), zigeuner(1), page(1), transport(1), bediende(1), achtergrond(1)</text:p>
          </table:table-cell>
          <table:table-cell office:value-type="string" calcext:value-type="string">
            <text:p>('bruin', 19), ('twijfelaar', 1), ('srt', 3), ('aardappelen', 1), ('keur', 2), ('reuzen-', 2), ('oel', 1), ('boonen', 2), ('karweizaad', 1), ('erwt', 1), ('heot', 1)</text:p>
          </table:table-cell>
          <table:table-cell office:value-type="string" calcext:value-type="string">
            <text:p>bruin, twijfelaar, srt, aardappelen, keur, reuzen-, oel, boonen, karweizaad, erwt, heot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2072" calcext:value-type="float">
            <text:p>342072</text:p>
          </table:table-cell>
          <table:table-cell office:value-type="float" office:value="121" calcext:value-type="float">
            <text:p>121</text:p>
          </table:table-cell>
          <table:table-cell office:value-type="float" office:value="0.223140495867769" calcext:value-type="float">
            <text:p>0.223140495867769</text:p>
          </table:table-cell>
          <table:table-cell office:value-type="float" office:value="0.152872901369763" calcext:value-type="float">
            <text:p>0.152872901369763</text:p>
          </table:table-cell>
          <table:table-cell office:value-type="float" office:value="0.710743801652893" calcext:value-type="float">
            <text:p>0.710743801652893</text:p>
          </table:table-cell>
          <table:table-cell office:value-type="float" office:value="0.945308418713723" calcext:value-type="float">
            <text:p>0.945308418713723</text:p>
          </table:table-cell>
          <table:table-cell office:value-type="float" office:value="0.0661157024793388" calcext:value-type="float">
            <text:p>0.0661157024793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ditionele(11), inlander(3), negerslaven(2), exotisch(3), inboorling(1), aziatisch(5), negercultuur(2), wilde(2), gekleurd(2), slaaf(1), bediende(1), barbaar(1), indische(2), barbaren(3), afgod(2), marron(4), inheems(1), historisch(7), zigeuner(2), halfbloed(2), achtergrond(8), aziatische(2), boesman(3), neger(1), hottentot(2), berber(1), zwartje(2), koelied(1), gemengd(4), dwerggroei(4), kaffers(1), eskimo(1), eskimo's(1), afkomst(2), aapman(1), queer(1), indiaan(2), winkelknechten(1), indo-europeaan(3), metis(2), zigeunermuziek(1), homo(1), inlandsche(1), dwerg(1), inboorlingen(1), afkomstig(1), eenhistorisch(1), moslims(1), indo(1), page(1), moor(1), lilliputter(1), inlanders(1), tovenaar(1), kaffer(1), kaukasisch(1), indisch(1), moslim(2), negervrees(1), gemengde(1)</text:p>
          </table:table-cell>
          <table:table-cell office:value-type="string" calcext:value-type="string">
            <text:p>('bankier', 4), ('dame', 26), ('slagen', 31), ('makelaar', 3), ('directie', 5), ('candidaat', 4), ('geneeskunde', 3), ('teekenaar', 3), ('uitreiken', 2), ('failleren', 1), ('meentebestuur', 1), ('rijks', 2), ('firma', 9), ('rijks-', 1), ('uloschool', 1), ('failliet', 1), ('veldwachter', 2), ('onderwjj', 1), ('prop', 1), ('tolgaarder', 1), ('wiskunde', 2), ('middelbaar', 3), ('faillissement', 2), ('wijzer', 2), ('telegrafie', 3), ('kandidaat', 1), ('leeraren', 1), ('kassier', 1), ('commissionair', 1), ('coupeus', 1), ('posterijen', 3), ('hand-', 1), ('telegraaf', 1), ('toegelaten', 1), ('assistente', 1), ('telegraafkantoor', 1)</text:p>
          </table:table-cell>
          <table:table-cell office:value-type="string" calcext:value-type="string">
            <text:p>bankier, dame, slagen, makelaar, directie, candidaat, geneeskunde, teekenaar, uitreiken, failleren, meentebestuur, rijks, firma, rijks-, uloschool, failliet, veldwachter, onderwjj, prop, tolgaarder, wiskunde, middelbaar, faillissement, wijzer, telegrafie, kandidaat, leeraren, kassier, commissionair, coupeus, posterijen, hand-, telegraaf, toegelaten, assistente, telegraafkantoor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2033" calcext:value-type="float">
            <text:p>342033</text:p>
          </table:table-cell>
          <table:table-cell office:value-type="float" office:value="113" calcext:value-type="float">
            <text:p>113</text:p>
          </table:table-cell>
          <table:table-cell office:value-type="float" office:value="0.230088495575221" calcext:value-type="float">
            <text:p>0.230088495575221</text:p>
          </table:table-cell>
          <table:table-cell office:value-type="float" office:value="0.121951586305057" calcext:value-type="float">
            <text:p>0.121951586305057</text:p>
          </table:table-cell>
          <table:table-cell office:value-type="float" office:value="0.707964601769911" calcext:value-type="float">
            <text:p>0.707964601769911</text:p>
          </table:table-cell>
          <table:table-cell office:value-type="float" office:value="0.94756055695352" calcext:value-type="float">
            <text:p>0.94756055695352</text:p>
          </table:table-cell>
          <table:table-cell office:value-type="float" office:value="0.0619469026548673" calcext:value-type="float">
            <text:p>0.06194690265486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alfbloed(1), muzelman(1), primitief(1), lilliputters(2), traditionele(7), page(2), stammen(1), inboorling(2), kokkie(1), gemengd(2), rassen(1), mongool(2), marron(2), metis(1), exotisch(2), negercultuur(1), indo-europeaan(9), indo(1), medicijnman(2), afgod(1), neger(3), indischen(1), afkomst(1), historischen(1), wilde(1), volbloeden(1), roots(1), zigeuners(1), aziatisch(6), negerrijk(1), indiaan(1), mesties(3), liitlepage(1), historisch(3), lilliputter(1), baboe(2), slavenhandel(1), inlander(1), blank(2), achtergrond(6), inheems(2), negerslaven(1), marrons(1), bediende(2), volbloed(1), ontdekken(3), handicap(1), eskimoverhalen(1), moord(1), historische(1), gekleurde(1), moslim(1), homo(1), pygmee(1), muzelmansche(1), hottentotten(2), inheemsche(1), slaven(1), boesman(1), dwerg(1), moslims(2), exotische(1), hottentot(2), barbaren(1), westers(1), bosneger(1)</text:p>
          </table:table-cell>
          <table:table-cell office:value-type="string" calcext:value-type="string">
            <text:p>('schieten', 34), ('spil', 3), ('score', 1), ('schot', 16), ('veste', 1), ('glippen', 2), ('paffen', 1), ('hinnen', 1), ('bemachtigen', 4), ('rechterhoek', 1), ('pijl', 4), ('trappen', 2), ('scheidsrechter', 2), ('lost', 2), ('benutten', 4), ('schiet', 2), ('uitblinker', 1), ('bal', 13), ('back', 1), ('voorzet', 2), ('bovenlat', 1), ('opzetten', 6), ('koppen', 2), ('voorhoede', 1), ('dreef', 1), ('keeper', 2), ('doelpunt', 1), ('uitloop', 1), ('kempen', 3), ('afstormen', 1), ('rous', 1), ('bye', 2), ('belanden', 2), ('pareren', 1), ('pienter', 2), ('middenvoor', 1), ('terugspringen', 1), ('uitgeloop', 1), ('roller', 1), ('pender', 1), ('houb', 1), ('wel', 1), ('forceren', 1), ('was', 1), ('goal', 1), ('onhoudbaar', 1)</text:p>
          </table:table-cell>
          <table:table-cell office:value-type="string" calcext:value-type="string">
            <text:p>schieten, spil, score, schot, veste, glippen, paffen, hinnen, bemachtigen, rechterhoek, pijl, trappen, scheidsrechter, lost, benutten, schiet, uitblinker, bal, back, voorzet, bovenlat, opzetten, koppen, voorhoede, dreef, keeper, doelpunt, uitloop, kempen, afstormen, rous, bye, belanden, pareren, pienter, middenvoor, terugspringen, uitgeloop, roller, pender, houb, wel, forceren, was, goal, onhoudbaa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ney</text:p>
          </table:table-cell>
          <table:table-cell table:style-name="ce1" office:value-type="float" office:value="342081" calcext:value-type="float">
            <text:p>34208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.256880733944954" calcext:value-type="float">
            <text:p>0.256880733944954</text:p>
          </table:table-cell>
          <table:table-cell table:style-name="ce1" office:value-type="float" office:value="0.0346257688974875" calcext:value-type="float">
            <text:p>0.034625768897488</text:p>
          </table:table-cell>
          <table:table-cell table:style-name="ce1" office:value-type="float" office:value="0.706422018348624" calcext:value-type="float">
            <text:p>0.706422018348624</text:p>
          </table:table-cell>
          <table:table-cell table:style-name="ce1" office:value-type="float" office:value="0.948789703793027" calcext:value-type="float">
            <text:p>0.948789703793027</text:p>
          </table:table-cell>
          <table:table-cell table:style-name="ce1" office:value-type="float" office:value="0.036697247706422" calcext:value-type="float">
            <text:p>0.0366972477064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traditionele(4), indo-europeaan(7), exotisch(3), kokkie(2), moslim(1), slavenschip(2), aziatisch(4), slaaf(3), bediende(2), ontdekken(2), inheemse(1), slaven(4), inlander(3), medicijnmannen(1), ras(2), bosneger(1), moslimsche(1), dwerg(3), marron(3), zigeuner(2), historisch(5), mulat(3), achtergrond(2), historische(1), inuit(4), handicap(2), gemengd(7), mengras(1), inboorling(1), etniciteit(1), queer(1), winkelknechten(1), berber(3), moslims(2), onbeschaafd(1), primitief(4), knecht(2), dwerggroei(1), indische(2), lilliputter(1), afgod(3), zigeunermuziek(1), moor(1), inlanders(1), koelie(2), negerslaven(1), gekleurde(1), zigeuners(1), indiaan(1), pygmee(1)</text:p>
          </table:table-cell>
          <table:table-cell table:style-name="ce1" office:value-type="string" calcext:value-type="string">
            <text:p>('provisie', 1), ('belasting', 12), ('kas', 9), ('opbrengst', 9), ('accijns', 1), ('voorschot', 4), ('domein', 2), ('opbrengen', 7), ('uitvoerrecht', 1), ('bedrag', 13), ('kohier', 2), ('dagelijksch', 6), ('som', 6), ('schuldbekentenis', 1), ('receten', 1), ('premie', 2), ('uitbetalen', 4), ('tekort', 5), ('rouwgeld', 1), ('invoerrecht', 2), ('reserveren', 1), ('opcenten', 1), ('bouwkosten', 1), ('reserveeren', 1), ('successie', 2), ('aanlegkosten', 1), ('inkomst', 4), ('belezen', 1), ('wekelijksch', 1), ('papierengeld', 2), ('inventaris', 2), ('crediet', 2), ('jaarlijkschc', 2), ('werkkapitaal', 1), ('liquidatie', 1), ('entree', 1), ('sommen', 1), ('omslag', 1), ('belastingen', 1), ('ontvang', 2), ('onderpand', 1), ('achterstallig', 1), ('loodsgeld', 1), ('houder', 2), ('inleg', 1), ('registratie', 1), ('fboo', 1), ('uitkeren', 1), ('opvragen', 1), ('ponds', 1), ('jaariyksch', 1), ('crediteur', 1)</text:p>
          </table:table-cell>
          <table:table-cell table:style-name="ce1" office:value-type="string" calcext:value-type="string">
            <text:p>provisie, belasting, kas, opbrengst, accijns, voorschot, domein, opbrengen, uitvoerrecht, bedrag, kohier, dagelijksch, som, schuldbekentenis, receten, premie, uitbetalen, tekort, rouwgeld, invoerrecht, reserveren, opcenten, bouwkosten, reserveeren, successie, aanlegkosten, inkomst, belezen, wekelijksch, papierengeld, inventaris, crediet, jaarlijkschc, werkkapitaal, liquidatie, entree, sommen, omslag, belastingen, ontvang, onderpand, achterstallig, loodsgeld, houder, inleg, registratie, fboo, uitkeren, opvragen, ponds, jaariyksch, crediteu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ildings construction</text:p>
          </table:table-cell>
          <table:table-cell table:style-name="ce1" office:value-type="float" office:value="342074" calcext:value-type="float">
            <text:p>342074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0.235576923076923" calcext:value-type="float">
            <text:p>0.235576923076923</text:p>
          </table:table-cell>
          <table:table-cell table:style-name="ce1" office:value-type="float" office:value="0.0336125186038064" calcext:value-type="float">
            <text:p>0.033612518603806</text:p>
          </table:table-cell>
          <table:table-cell table:style-name="ce1" office:value-type="float" office:value="0.721153846153846" calcext:value-type="float">
            <text:p>0.721153846153846</text:p>
          </table:table-cell>
          <table:table-cell table:style-name="ce1" office:value-type="float" office:value="0.954865578301009" calcext:value-type="float">
            <text:p>0.954865578301009</text:p>
          </table:table-cell>
          <table:table-cell table:style-name="ce1" office:value-type="float" office:value="0.0432692307692308" calcext:value-type="float">
            <text:p>0.04326923076923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traditionele(9), bediende(2), achtergrond(14), marrons(8), hottentot(5), baboe(2), gemengd(7), kaukasisch(1), historisch(11), slaven(3), kokkie(1), stam(1), aziatisch(6), moslim(3), mesties(1), kaffers(1), dwerggroei(2), slaaf(2), bosnegers(1), volbloed'(1), jakarta(1), indo-europeaan(5), primitief(5), eskimo's(3), inheems(9), marron(9), inlander(4), zigeuners(1), boesman(1), traditioneel(1), blank(6), ontdekken(1), afgodsbeeldje(1), bosneger(2), moor(1), berber(3), kaffer(2), westers(2), medicijnman(3), roots(5), mulat(1), inboorlingen(1), inboorling(1), gay(2), afstammelingen(1), pygmee(1), aziatische(1), moslimsche(2), halfbloed(2), misvormden(2), queer(1), koelie(2), mongool(1), mengras(1), indo(2), winkelknechten(1), exotische(1), onbeschaafd(2), knecht(1), zigeuner(2), inlandsche(2), homo(2), groothistorische(1), lilliputter(1), koelies(1), afgod(1), volbloed(2), voorhistorische(1), moslims(2), eskimo(1), hottentottenstam(1), negers(1), historische(2), negerrijk(1), indisch(1), metis(1), negerslaven(1), handicap(1), gekleurd(2), dwerg(1), wild(1), barbaar(1), historischen(1), zwartje(1), hottentotten(1), wereldhistorische(1), tovenaar(1), barbaren(1)</text:p>
          </table:table-cell>
          <table:table-cell table:style-name="ce1" office:value-type="string" calcext:value-type="string">
            <text:p>('perc', 1), ('bosch', 18), ('molen', 6), ('visschershav', 1), ('mijnen', 2), ('stal', 10), ('are', 4), ('afsluiting', 2), ('aanleg', 12), ('onbebouwd', 3), ('hectare', 2), ('kanaal', 3), ('kom', 5), ('boerderij', 6), ('perceel', 5), ('woonhuis', 4), ('aren', 3), ('bossch', 5), ('schuur', 7), ('doorgraven', 1), ('irrigatie', 1), ('inzetten', 1), ('behuizing', 1), ('boerenplaats', 1), ('genaamd', 12), ('strook', 4), ('peel', 4), ('belenden', 1), ('riool', 1), ('pand', 2), ('erf', 5), ('groenland', 4), ('gracht', 5), ('erre', 1), ('bebouwen', 2), ('bosschen', 1), ('verpachting', 1), ('graven', 5), ('tuin', 7), ('beweegbaar', 1), ('stadsvuil', 1), ('rioleering', 1), ('verbreeding', 1), ('kooping', 1), ('pondernaat', 1), ('zeehaven', 2), ('staande', 1), ('wanica', 1), ('merwedekanaal', 1), ('watervoorziening', 1), ('koestal', 1), ('bouw-', 1), ('verharden', 1), ('communicatieweg', 1), ('bouwland', 1), ('boerenwoning', 2), ('uitwateren', 1), ('stalling', 1), ('aangeleg', 1), ('boomgaard', 1), ('spoorwegplan', 1), ('tuinen', 1), ('heien', 3), ('hoeve', 2), ('bijkomen', 2), ('vecht', 1), ('brug', 4), ('zuiderzee', 3), ('wagenschuur', 1), ('buitendijks', 1), ('polder', 2), ('wassen', 1), ('ingeland', 2), ('zeedijk', 1), ('vierk', 1), ('wegennet', 1), ('aanlegplaats', 1), ('schaapskooi', 1), ('zuidzijde', 1), ('heide', 2), ('ve', 1), ('bouwplaats', 1), ('uitdiepen', 1), ('ophogen', 1), ('terp', 1), ('beton', 1), ('afgraven', 1), ('kippenhok', 1), ('vernieuwen', 1), ('ceel', 1), ('spoorwegbrug', 1), ('schouw', 1), ('inpoldering', 1), ('omgeleg', 1), ('schie', 1), ('straatweg', 1), ('onderhonden', 1), ('ka', 1), ('dempen', 1), ('water-', 1), ('straten-', 1), ('westzijde', 1), ('sluis', 1), ('heerenhui', 1), ('glooiing', 1)</text:p>
          </table:table-cell>
          <table:table-cell table:style-name="ce1" office:value-type="string" calcext:value-type="string">
            <text:p>perc, bosch, molen, visschershav, mijnen, stal, are, afsluiting, aanleg, onbebouwd, hectare, kanaal, kom, boerderij, perceel, woonhuis, aren, bossch, schuur, doorgraven, irrigatie, inzetten, behuizing, boerenplaats, genaamd, strook, peel, belenden, riool, pand, erf, groenland, gracht, erre, bebouwen, bosschen, verpachting, graven, tuin, beweegbaar, stadsvuil, rioleering, verbreeding, kooping, pondernaat, zeehaven, staande, wanica, merwedekanaal, watervoorziening, koestal, bouw-, verharden, communicatieweg, bouwland, boerenwoning, uitwateren, stalling, aangeleg, boomgaard, spoorwegplan, tuinen, heien, hoeve, bijkomen, vecht, brug, zuiderzee, wagenschuur, buitendijks, polder, wassen, ingeland, zeedijk, vierk, wegennet, aanlegplaats, schaapskooi, zuidzijde, heide, ve, bouwplaats, uitdiepen, ophogen, terp, beton, afgraven, kippenhok, vernieuwen, ceel, spoorwegbrug, schouw, inpoldering, omgeleg, schie, straatweg, onderhonden, ka, dempen, water-, straten-, westzijde, sluis, heerenhui, glooiing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1519" calcext:value-type="float">
            <text:p>341519</text:p>
          </table:table-cell>
          <table:table-cell office:value-type="float" office:value="560" calcext:value-type="float">
            <text:p>560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0789725419933605" calcext:value-type="float">
            <text:p>0.078972541993361</text:p>
          </table:table-cell>
          <table:table-cell office:value-type="float" office:value="0.739285714285714" calcext:value-type="float">
            <text:p>0.739285714285714</text:p>
          </table:table-cell>
          <table:table-cell office:value-type="float" office:value="0.955643783899" calcext:value-type="float">
            <text:p>0.955643783899</text:p>
          </table:table-cell>
          <table:table-cell office:value-type="float" office:value="0.0535714285714286" calcext:value-type="float">
            <text:p>0.0535714285714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eger(3), achtergrond(53), bediende(5), slaven(2), exotisch(11), hottentotten(3), aziatisch(27), inboorling(4), negerslaven(5), primitief(5), wilde(5), zwartje(4), metis(6), negerrijk(2), barbaar(5), kokkie(9), moslim(25), indiaan(5), afgod(6), medicijnmannen(1), afkomst(4), indisch(3), inuit(2), traditionele(14), ontdekken(3), inlander(5), dwerg(6), pygmee(5), indo-europeaan(22), zigeuners(1), wild(5), rassen(1), historisch(12), eskimo(5), inboorlingen(3), islamiet(6), gemengden(1), mulat(5), moslimsche(2), mongool(9), pages(1), inheems(11), mengras(3), kaffer(5), marron(19), baboe(5), knecht(3), zigeuner(4), marrons(6), zigeunerbende(1), moslims(7), inheemsche(1), berber(4), dwerggroei(7), historische(3), roots(1), moslimsch(1), verwilderd(1), onbeschaafd(4), tovenaar(2), koelie(4), mesties(9), schildersknecht(1), negers(1), slaaf(5), misvormden(6), koppensneller(4), gekleurd(2), gemengd(9), medicijnman(6), barbarlje(1), dwergen(1), negervrees(1), mulattin(1), slavenschip(2), gemengde(2), ras(2), volbloed(2), traditioneel(3), kaffers(2), halfbloed(5), eskimo's(4), afgodendienst(2), bosneger(4), indo(3), halfbloedjes(1), stam(4), dienstknechts(1), zigeunermuziek(2), galeislaven(1), inlandsche(2), mongoolse(1), boesman(2), barbaren(5), wereldmoord(1), page(3), afgodisch(1), moor(3), lilliputter(1), koppensnellers(1), inlanders(1), indiaansch(1), homo(4), grootst(1), kaukasisch(3), koelies(2), transport(1), westers(1), exotische(1), bosnegers(1), blank(5), moslimsohe(1), indische(1), zigeunerin(2), hottentot(4), etniciteit(1), muzelman(5), aapman(1), pygmeeen(1), mongoolsche(1), queer(1), inheemsen(3), groothistorische(1), inheemschen(1), traditioneelen(1), stammen(1), aziatische(2), jachtwild(1), muzelmansch(1), handicap(1), indischen(1), dwergjes(1), aboriginal(1), tovenaars(1), volbloedras(1), blanke(1), negerjongen(1), muzelmannen(1), lilliputters(1)</text:p>
          </table:table-cell>
          <table:table-cell office:value-type="string" calcext:value-type="string">
            <text:p>('werpen', 34), ('waggelen', 1), ('zweven', 1), ('gelaat', 23), ('heen', 37), ('duisternis', 7), ('schouder', 10), ('vluchten', 15), ('vervolger', 2), ('terzij', 1), ('wang', 8), ('lippen', 1), ('gezicht', 25), ('gestalte', 14), ('vatten', 18), ('slank', 9), ('blond', 5), ('blos', 3), ('mond', 12), ('hemel', 26), ('diep', 38), ('rechtop', 2), ('bewegelijk', 1), ('ontkwamen', 1), ('verblind', 1), ('jagen', 9), ('achtervolgen', 6), ('tooveren', 3), ('strak', 3), ('maalstroom', 3), ('verbleeken', 2), ('stijf', 1), ('armoedig', 2), ('trek', 1), ('naderen', 15), ('wegtrekken', 1), ('lip', 10), ('schemerig', 1), ('terzijde', 2), ('verzeilen', 2), ('uitzien', 7), ('hazenpad', 1), ('kaak', 2), ('raken', 28), ('aantreffen', 11), ('bevinden', 43), ('forsch', 4), ('bchot', 1), ('binnendringen', 5), ('voorhoofd', 4), ('opduiken', 1), ('zwevend', 1), ('stralend', 1), ('buigen', 14), ('wankelen', 3), ('aanraking', 4), ('omringen', 7), ('snuiven', 1), ('snateren', 1), ('onheilspellend', 1), ('frissch', 5), ('vlucht', 9), ('stoot', 6), ('grijpen', 19), ('stralen', 2), ('overvallen', 5), ('vuist', 5), ('bespringen', 6), ('gedaante', 8), ('adem', 4), ('postuur', 1), ('ontbranden', 2), ('ontbloten', 4), ('tooverachtig', 1), ('woelen', 1), ('bleek', 3), ('onverhoeds', 1), ('rochelen', 1), ('aanwakkeren', 1), ('robuust', 1), ('stevig', 3), ('verbergen', 15), ('verdring', 2), ('voortjagen', 1), ('trillen', 2), ('borstelig', 1), ('verwilderen', 1), ('dronken', 3), ('gloed', 7), ('ongemerkt', 1), ('aanblazen', 1), ('slap', 6), ('ademhalen', 1), ('huidskleur', 2), ('droomenen', 1), ('leunen', 2), ('laaien', 1), ('frisch', 2), ('wemeling', 1), ('misvormd', 1), ('hanteeren', 2), ('toesteken', 1), ('gebrild', 1), ('inslaan', 2), ('ballen', 2), ('aangevallene', 1), ('statig', 7), ('schittering', 1), ('bukken', 2), ('voorthollen', 1), ('vol.', 1), ('vert', 1), ('woesteling', 1), ('kleurenspel', 1), ('gelaatskleur', 1), ('behaaglijk', 1), ('afwerken', 4), ('stuiptrekken', 1), ('onmerkbaar', 1), ('ooren', 2), ('haveloos', 1), ('opdoemen', 1), ('smettelooz', 1), ('draagster', 1), ('worgen', 2), ('doorkijken', 2), ('aansluipen', 1), ('tasten', 4), ('verte', 2), ('schuil', 2), ('gladgeschor', 1), ('zwijm', 2), ('zwieren', 1), ('wegvluchten', 2), ('spookachtig', 2), ('weelderig', 4), ('spuwen', 2), ('wegzinken', 2), ('wischen', 1), ('ontwaren', 1), ('geweerschot', 1), ('weerlichten', 1), ('rillen', 1), ('schim', 1), ('geweerkolf', 1), ('heenkomen', 1), ('gebruind', 1), ('vooroverbuigen', 1), ('flitsen', 1), ('losbarsten', 1), ('misvormen', 3), ('neerliggen', 1), ('halfdood', 1), ('gedrang', 1), ('medeslepen', 1), ('wanstaltig', 1), ('oogverblindend', 1), ('stormen', 1), ('sjofel', 1), ('dichtgeknep', 1), ('laaiend', 1), ('flikkering', 1), ('wenkbrauw', 1), ('stormachtig', 1), ('peilen', 1), ('gelaatstrek', 1), ('neerbuigen', 1), ('lenig', 1), ('schuilhoek', 1), ('armelijk', 1)</text:p>
          </table:table-cell>
          <table:table-cell office:value-type="string" calcext:value-type="string">
            <text:p>werpen, waggelen, zweven, gelaat, heen, duisternis, schouder, vluchten, vervolger, terzij, wang, lippen, gezicht, gestalte, vatten, slank, blond, blos, mond, hemel, diep, rechtop, bewegelijk, ontkwamen, verblind, jagen, achtervolgen, tooveren, strak, maalstroom, verbleeken, stijf, armoedig, trek, naderen, wegtrekken, lip, schemerig, terzijde, verzeilen, uitzien, hazenpad, kaak, raken, aantreffen, bevinden, forsch, bchot, binnendringen, voorhoofd, opduiken, zwevend, stralend, buigen, wankelen, aanraking, omringen, snuiven, snateren, onheilspellend, frissch, vlucht, stoot, grijpen, stralen, overvallen, vuist, bespringen, gedaante, adem, postuur, ontbranden, ontbloten, tooverachtig, woelen, bleek, onverhoeds, rochelen, aanwakkeren, robuust, stevig, verbergen, verdring, voortjagen, trillen, borstelig, verwilderen, dronken, gloed, ongemerkt, aanblazen, slap, ademhalen, huidskleur, droomenen, leunen, laaien, frisch, wemeling, misvormd, hanteeren, toesteken, gebrild, inslaan, ballen, aangevallene, statig, schittering, bukken, voorthollen, vol., vert, woesteling, kleurenspel, gelaatskleur, behaaglijk, afwerken, stuiptrekken, onmerkbaar, ooren, haveloos, opdoemen, smettelooz, draagster, worgen, doorkijken, aansluipen, tasten, verte, schuil, gladgeschor, zwijm, zwieren, wegvluchten, spookachtig, weelderig, spuwen, wegzinken, wischen, ontwaren, geweerschot, weerlichten, rillen, schim, geweerkolf, heenkomen, gebruind, vooroverbuigen, flitsen, losbarsten, misvormen, neerliggen, halfdood, gedrang, medeslepen, wanstaltig, oogverblindend, stormen, sjofel, dichtgeknep, laaiend, flikkering, wenkbrauw, stormachtig, peilen, gelaatstrek, neerbuigen, lenig, schuilhoek, armelijk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human body</text:p>
            <text:p>(impure)</text:p>
          </table:table-cell>
          <table:table-cell table:style-name="ce1" office:value-type="float" office:value="341818" calcext:value-type="float">
            <text:p>341818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0.215447154471545" calcext:value-type="float">
            <text:p>0.215447154471545</text:p>
          </table:table-cell>
          <table:table-cell table:style-name="ce1" office:value-type="float" office:value="0.0377254538841058" calcext:value-type="float">
            <text:p>0.037725453884106</text:p>
          </table:table-cell>
          <table:table-cell table:style-name="ce1" office:value-type="float" office:value="0.735772357723577" calcext:value-type="float">
            <text:p>0.735772357723577</text:p>
          </table:table-cell>
          <table:table-cell table:style-name="ce1" office:value-type="float" office:value="0.962653538108413" calcext:value-type="float">
            <text:p>0.962653538108413</text:p>
          </table:table-cell>
          <table:table-cell table:style-name="ce1" office:value-type="float" office:value="0.0487804878048781" calcext:value-type="float">
            <text:p>0.048780487804878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dwergen(3), bediende(5), dwerggroei(34), negerslaven(6), meesterknecht(1), inheems(9), aziatisch(17), inboorling(2), queer(2), kokkie(4), afkomst(3), inheemse(2), bosneger(3), inuit(3), zigeuners(2), mulat(6), traditionele(17), zwartje(5), pygmee(4), kaffer(6), wild(5), moslim(16), bedienden(2), indo-europeaan(16), inlander(2), eskimo(5), inboorlingen(2), aziatische(4), eskimo's(9), negerrijk(1), gemengden(1), dwergeu(1), boesman(3), aboriginal(1), handicap(4), slaven(2), wilde(2), marrons(3), exotisch(6), neger(4), barbaar(3), gemengd(10), indiaan(4), achtergrond(27), dwerg(9), roots(2), marron(16), verwilderd(1), indo(4), misvormden(3), negercultuur(2), koppensneller(6), mongool(4), zimbabwe(1), onbeschaafdheid(1), demooraten(1), historisch(11), negervrees(1), mulattin(1), primitief(4), hottentot(5), mengras(1), bataviasche(1), slavenschip(5), knecht(4), stammen(1), kaukasisch(4), hottentotten(1), koppensnellers(2), ontdekken(7), mesties(5), tovenaar(1), gekleurde(1), halfbloed(2), afgodendienst(1), eskimobediende(1), westers(1), knechts(1), page(5), berber(2), berberoorlog(1), historische(2), ras(2), medicijnman(2), trans(1), dienstknechts(1), lilliputter(4), zigeunermuziek(3), traditioneelen(1), zigeuner(5), galeislaven(1), slaaf(7), wereldmoord(1), barbaren(4), indiaansch(1), gekleurd(3), kaffers(2), koelie(2), littlepage(1), moslimsche(1), etniciteit(1), aapman(2), indisch(1), lilliputters(3), blank(4), groothistorische(1), koelies(1), volbloed(2), inheems'che(1), afgod(3), traditioneel(3), stamgenoot(1), hottentottenstam(1), islamiet(3), stam(2), moslims(4), muzelman(2), inlandsche(1), jachtwild(1), moor(4), metis(1), baboe(2), historischen(1), onbeschaafd(3), homo(3), indischen(1), en'marron(1), dwergjes(1), lesbisch(1), tovenaars(1), blanke(2), negerjongen(1), muzelmannen(1), handicapper(1), roots'(1)</text:p>
          </table:table-cell>
          <table:table-cell table:style-name="ce1" office:value-type="string" calcext:value-type="string">
            <text:p>('dragen', 73), ('vloeien', 8), ('been', 28), ('bar', 6), ('halen', 33), ('hersenschudding', 1), ('stopnaald', 1), ('hevig', 16), ('brandwond', 1), ('koud', 10), ('zwaar', 49), ('naakt', 4), ('revolver', 11), ('borst', 10), ('rondzwemmen', 1), ('tand', 15), ('dwerg', 29), ('inwendig', 8), ('buitenlucht', 1), ('bovenlijf', 2), ('warm', 21), ('waaien', 10), ('kneuzen', 1), ('invallen', 1), ('hartelust', 2), ('sneeuw', 11), ('aardbeving', 1), ('levensgevaarlijk', 2), ('vies', 1), ('lichaamslengte', 3), ('pols', 4), ('schedel', 4), ('meenemen', 9), ('hals', 10), ('kudde', 2), ('maagstreek', 1), ('hagel', 1), ('lichaamsdeel', 1), ('lente', 5), ('aanwaaien', 1), ('doorkomen', 2), ('sneeuwstorm', 2), ('wond', 3), ('regen', 5), ('woeden', 8), ('muf', 1), ('muil', 1), ('pooten', 4), ('snavel', 3), ('regenbui', 5), ('staart', 9), ('koude', 3), ('linkerhand', 2), ('warmte', 5), ('ader', 4), ('hitte', 3), ('linkerarm', 2), ('bijten', 6), ('bekomen', 4), ('wonde', 2), ('knie', 8), ('gore', 1), ('uitvliegen', 1), ('begunstigen', 2), ('besmeuren', 1), ('klis', 1), ('teer', 8), ('medenemen', 1), ('bekwamen', 3), ('kunstbeen', 1), ('vinger', 15), ('druilerig', 1), ('verscheuren', 1), ('opbergen', 1), ('letsel', 1), ('onderarm', 1), ('rechterarm', 1), ('litteeken', 1), ('nek', 9), ('ongebruikt', 3), ('verwond', 1), ('afknagen', 2), ('koel', 7), ('aderen', 1), ('voorpoot', 1), ('aannaaien', 1), ('wijsvinger', 1), ('rechterband', 1), ('verwonden', 7), ('slagader', 2), ('sleutelbeen', 1), ('achterhoofd', 1), ('bloeden', 3), ('kneuzing', 1), ('oplopen', 1), ('trekker', 1), ('ontlasten', 2), ('messteek', 2), ('toebracht', 1), ('onherkenbaar', 1), ('kouden', 2), ('dierenwereld', 2), ('indringen', 1), ('rechterhand', 4), ('linker', 1), ('snede', 1), ('zeldzaamheid', 2), ('regenen', 2), ('warmer', 1), ('paperassen', 1), ('jachtgeweer', 1), ('stropen', 1), ('planeet', 1), ('verwonding', 2), ('speling', 3), ('hitt', 1), ('zomerhitte', 1), ('prikken', 1), ('buik', 2), ('opensnijden', 1), ('stamp', 1), ('atmosfeer', 3), ('middelvinger', 1), ('rechtervoet', 1), ('betasten', 1), ('klauw', 3), ('warmen', 1), ('vriezen', 1), ('opgehoopt', 1), ('browning', 1), ('voorsten', 1), ('olifant', 4), ('eruit', 1), ('onderlijf', 1), ('schedelbreuk', 1), ('bebloed', 1), ('bui', 1), ('krekel', 1), ('kogelwond', 1), ('gezwoll', 2), ('deuk', 1), ('slagtand', 1), ('slurf', 1), ('kolf', 1), ('schuim', 1), ('bek', 1), ('prullemand', 1), ('bioed', 1), ('haakje', 1)</text:p>
          </table:table-cell>
          <table:table-cell table:style-name="ce1" office:value-type="string" calcext:value-type="string">
            <text:p>dragen, vloeien, been, bar, halen, hersenschudding, stopnaald, hevig, brandwond, koud, zwaar, naakt, revolver, borst, rondzwemmen, tand, dwerg, inwendig, buitenlucht, bovenlijf, warm, waaien, kneuzen, invallen, hartelust, sneeuw, aardbeving, levensgevaarlijk, vies, lichaamslengte, pols, schedel, meenemen, hals, kudde, maagstreek, hagel, lichaamsdeel, lente, aanwaaien, doorkomen, sneeuwstorm, wond, regen, woeden, muf, muil, pooten, snavel, regenbui, staart, koude, linkerhand, warmte, ader, hitte, linkerarm, bijten, bekomen, wonde, knie, gore, uitvliegen, begunstigen, besmeuren, klis, teer, medenemen, bekwamen, kunstbeen, vinger, druilerig, verscheuren, opbergen, letsel, onderarm, rechterarm, litteeken, nek, ongebruikt, verwond, afknagen, koel, aderen, voorpoot, aannaaien, wijsvinger, rechterband, verwonden, slagader, sleutelbeen, achterhoofd, bloeden, kneuzing, oplopen, trekker, ontlasten, messteek, toebracht, onherkenbaar, kouden, dierenwereld, indringen, rechterhand, linker, snede, zeldzaamheid, regenen, warmer, paperassen, jachtgeweer, stropen, planeet, verwonding, speling, hitt, zomerhitte, prikken, buik, opensnijden, stamp, atmosfeer, middelvinger, rechtervoet, betasten, klauw, warmen, vriezen, opgehoopt, browning, voorsten, olifant, eruit, onderlijf, schedelbreuk, bebloed, bui, krekel, kogelwond, gezwoll, deuk, slagtand, slurf, kolf, schuim, bek, prullemand, bioed, haakje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1807" calcext:value-type="float">
            <text:p>341807</text:p>
          </table:table-cell>
          <table:table-cell office:value-type="float" office:value="548" calcext:value-type="float">
            <text:p>548</text:p>
          </table:table-cell>
          <table:table-cell office:value-type="float" office:value="0.208029197080292" calcext:value-type="float">
            <text:p>0.208029197080292</text:p>
          </table:table-cell>
          <table:table-cell office:value-type="float" office:value="0.0738224610709114" calcext:value-type="float">
            <text:p>0.073822461070911</text:p>
          </table:table-cell>
          <table:table-cell office:value-type="float" office:value="0.737226277372263" calcext:value-type="float">
            <text:p>0.737226277372263</text:p>
          </table:table-cell>
          <table:table-cell office:value-type="float" office:value="0.963767574938911" calcext:value-type="float">
            <text:p>0.963767574938911</text:p>
          </table:table-cell>
          <table:table-cell office:value-type="float" office:value="0.0547445255474453" calcext:value-type="float">
            <text:p>0.05474452554744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eger(8), gemengd(17), achtergrond(47), moslim(12), indo-europeaan(22), dwerggroei(21), exotisch(9), stam(2), primitief(3), rassen(2), metis(4), slaaf(4), ontdekken(5), medicijnmannen(2), afgod(8), indisch(1), inheemse(2), inheems(10), traditionele(23), zigeuners(3), mulat(6), zwartje(6), dwerg(2), indische(2), pygmee(6), wild(3), kaffer(7), halfbloed(6), zigeuner(7), mongool(11), historisch(15), slavenschip(3), inlander(5), eskimo(3), inlandsche(3), islamiet(6), dwergeu(1), lilliputter(6), barbarlje(1), pages(1), negerslaven(7), marrons(5), moslims(4), barbaar(3), berber(3), marron(17), roots(4), verwilderd(1), lilliputters(2), zigeunermuziek(2), aziatisch(21), indo(3), homo(4), schildersknecht(1), ras(2), misvormden(8), jokjakarta(1), negercultuur(4), traditioneel(4), marron'(1), zimbabwe(1), koelie(4), stamhoofd(1), inheemsche(1), onbeschaafdheid(1), indostijl(1), negervrees(1), mulattin(1), kaukasisch(4), hottentot(2), moor(3), baboe(3), onbeschaafd(4), gekleurd(5), bediende(1), eskimo's(3), kokkie(6), wereldhistorische(2), mesties(6), afkomst(5), afgodendienst(1), westers(2), aziatische(1), exotische(2), historische(3), slaven(2), metis'nachts(1), lesbisch(3), galeislaven(1), koelies(1), barbaren(5), page(3), indolonten(1), inuit(1), indonesi(1), indiaansch(1), grootst(1), inboorling(4), muzelman(3), moslimcultuur(1), gay(2), kaffers(1), bosneger(1), mengras(2), volbloed'(1), verraste(1), moslimsohe(1), knecht(3), koppensneller(4), aapman(2), mongoolsche(1), inboorlingen(1), indiaan(2), inheemsen(1), zimbabwecultuur(1), aboriginal(2), slaaft(1), eskimoverhalen(1), medicijnman(2), inheems'(1), muzelmansche(1), hottentotten(2), volbloed(1), inheems'che(2), moortje(1), gemengde(1), tovenaar(1), wilde(1), allochtoon(1), negerrijk(1), indischen(1), blank(3), zigeunerin(1), dwergjes(1), moslimsche(1), inlanders(2), queer(1)</text:p>
          </table:table-cell>
          <table:table-cell office:value-type="string" calcext:value-type="string">
            <text:p>('verschijning', 4), ('ontwaken', 2), ('eenvoud', 4), ('typisch', 9), ('ingetog', 1), ('omgang', 7), ('kinderlijk', 7), ('flair', 2), ('merkwaardig', 22), ('afleiding', 2), ('eensklaps', 6), ('inspiratie', 2), ('opeens', 4), ('betooverd', 2), ('welsprekendheid', 2), ('gelijkenis', 5), ('weergeven', 9), ('plotseling', 21), ('symboliseren', 2), ('figuur', 22), ('jeugd', 18), ('blik', 26), ('traan', 9), ('tragisch', 6), ('echt', 33), ('edel', 12), ('bekoren', 3), ('aantrekkingskracht', 1), ('mystiek', 3), ('levenslustig', 2), ('groteske', 1), ('eenzaam', 6), ('luim', 3), ('opvoeder', 1), ('opmerkzaamheid', 1), ('hartverheffen', 1), ('onbezorgd', 1), ('zuiverheid', 2), ('toevalligheid', 2), ('gepeupel', 2), ('bekoring', 5), ('klaar', 1), ('opwinden', 3), ('intens', 1), ('geschiktheid', 2), ('lust', 8), ('woedend', 6), ('slapen', 15), ('verheffen', 17), ('popelen', 1), ('techniek', 2), ('reinheid', 2), ('blijheid', 2), ('alledaagsch', 4), ('karakteristiek', 4), ('deftig', 5), ('betoovering', 1), ('strelen', 4), ('scherpzinnig', 1), ('pikant', 1), ('opvoeden', 6), ('rondloop', 2), ('heugen', 3), ('ontroering', 3), ('heroiek', 1), ('milieu', 8), ('detail', 3), ('genot', 6), ('stokoud', 1), ('wonderbaar', 4), ('huishouding', 1), ('vreugd', 1), ('bewonderen', 11), ('gave', 3), ('wakker', 10), ('bekijken', 11), ('roerend', 2), ('voorbij', 1), ('realistisch', 3), ('sentiment', 3), ('aandoenlijk', 1), ('veelzijdigheid', 1), ('talent', 7), ('tevredenheid', 3), ('sober', 4), ('benaming', 4), ('originaliteit', 3), ('wenen', 5), ('spook', 1), ('wedijveren', 1), ('begeerig', 5), ('opwerken', 2), ('bespieden', 1), ('eensklap', 3), ('inspireeren', 3), ('visioen', 3), ('eenzaamheid', 3), ('karaktervol', 1), ('voldoening', 6), ('slordige', 1), ('verschrikken', 4), ('conventioneel', 1), ('paradoxaal', 1), ('bekwaamheid', 2), ('gevoelig', 3), ('bewondering', 5), ('rondzwerven', 2), ('schreien', 3), ('studeerd', 1), ('angstig', 3), ('symbool', 5), ('finesse', 5), ('verbluffen', 3), ('tersluik', 1), ('vizio', 1), ('intiem', 3), ('onguur', 1), ('peinzen', 1), ('volksmond', 2), ('welbehagen', 1), ('gade', 1), ('opgeteeken', 2), ('verwensching', 1), ('weemoedig', 3), ('welbespraakt', 2), ('waardeer', 2), ('tisch', 2), ('harten', 2), ('genialiteit', 1), ('sodom', 1), ('geniaal', 3), ('saai', 1), ('blikken', 3), ('intimiteit', 2), ('losheid', 1), ('aartsvaderlijk', 1), ('inspireren', 3), ('ingenomenheid', 1), ('welgedaan', 1), ('mijmering', 1), ('diepzinnig', 1), ('humanen', 1), ('verrass', 1), ('bovennatuurlijk', 4), ('bekoorlijkheid', 1), ('treffend', 2), ('subtiel', 1), ('onaangenaam', 6), ('schrik', 2), ('landerig', 1), ('bootsen', 1), ('pretentie', 1), ('knaleffect', 1), ('zedigheid', 1), ('verzuchting', 1), ('mild', 2), ('droom', 3), ('gelukzaligheid', 1), ('vreeze', 1), ('uitvoerigheid', 1), ('intelligent', 2), ('snikken', 1), ('evenaren', 2), ('verfijnen', 1), ('natuurlijkheid', 1), ('verzinnebeelden', 1), ('karakteriseering', 1), ('millieu', 1), ('blijdschap', 5), ('vlugheid', 1), ('krijgsgeschreeuw', 2), ('statuur', 1), ('oneigenlijk', 1), ('gaen', 1), ('allure', 1), ('bijkomstigheid', 1), ('idealiseren', 1), ('dwaal', 1), ('griezel', 1), ('bedelaar', 2), ('smuk', 1), ('toets', 1), ('misstaan', 1), ('aanjagen', 1), ('.werk', 1), ('charme', 1), ('hoogstaand', 1), ('verrukking', 1), ('verdienstelijk', 2), ('kunstopvatting', 1), ('oudere', 1), ('curieus', 1), ('gemor', 1), ('voorgevoel', 1), ('zwerven', 2), ('onthutsen', 1), ('binnenstormen', 1), ('vaardigheid', 2), ('natuurkind', 1), ('fijngevoelig', 1), ('smachten', 1), ('wellust', 2), ('vredig', 1), ('tragiek', 1), ('voornaamheid', 1), ('verluchting', 1), ('terugzien', 2), ('passenden', 1), ('vergetelheid', 1), ('verbastering', 2), ('sluimeren', 1), ('koketterie', 1), ('fantazie', 1), ('humor', 1), ('vreesachtig', 1), ('volleerd', 1), ('frivool', 1), ('liefkozen', 1), ('gad', 1), ('aanroepen', 1), ('rouw', 1)</text:p>
          </table:table-cell>
          <table:table-cell office:value-type="string" calcext:value-type="string">
            <text:p>verschijning, ontwaken, eenvoud, typisch, ingetog, omgang, kinderlijk, flair, merkwaardig, afleiding, eensklaps, inspiratie, opeens, betooverd, welsprekendheid, gelijkenis, weergeven, plotseling, symboliseren, figuur, jeugd, blik, traan, tragisch, echt, edel, bekoren, aantrekkingskracht, mystiek, levenslustig, groteske, eenzaam, luim, opvoeder, opmerkzaamheid, hartverheffen, onbezorgd, zuiverheid, toevalligheid, gepeupel, bekoring, klaar, opwinden, intens, geschiktheid, lust, woedend, slapen, verheffen, popelen, techniek, reinheid, blijheid, alledaagsch, karakteristiek, deftig, betoovering, strelen, scherpzinnig, pikant, opvoeden, rondloop, heugen, ontroering, heroiek, milieu, detail, genot, stokoud, wonderbaar, huishouding, vreugd, bewonderen, gave, wakker, bekijken, roerend, voorbij, realistisch, sentiment, aandoenlijk, veelzijdigheid, talent, tevredenheid, sober, benaming, originaliteit, wenen, spook, wedijveren, begeerig, opwerken, bespieden, eensklap, inspireeren, visioen, eenzaamheid, karaktervol, voldoening, slordige, verschrikken, conventioneel, paradoxaal, bekwaamheid, gevoelig, bewondering, rondzwerven, schreien, studeerd, angstig, symbool, finesse, verbluffen, tersluik, vizio, intiem, onguur, peinzen, volksmond, welbehagen, gade, opgeteeken, verwensching, weemoedig, welbespraakt, waardeer, tisch, harten, genialiteit, sodom, geniaal, saai, blikken, intimiteit, losheid, aartsvaderlijk, inspireren, ingenomenheid, welgedaan, mijmering, diepzinnig, humanen, verrass, bovennatuurlijk, bekoorlijkheid, treffend, subtiel, onaangenaam, schrik, landerig, bootsen, pretentie, knaleffect, zedigheid, verzuchting, mild, droom, gelukzaligheid, vreeze, uitvoerigheid, intelligent, snikken, evenaren, verfijnen, natuurlijkheid, verzinnebeelden, karakteriseering, millieu, blijdschap, vlugheid, krijgsgeschreeuw, statuur, oneigenlijk, gaen, allure, bijkomstigheid, idealiseren, dwaal, griezel, bedelaar, smuk, toets, misstaan, aanjagen, .werk, charme, hoogstaand, verrukking, verdienstelijk, kunstopvatting, oudere, curieus, gemor, voorgevoel, zwerven, onthutsen, binnenstormen, vaardigheid, natuurkind, fijngevoelig, smachten, wellust, vredig, tragiek, voornaamheid, verluchting, terugzien, passenden, vergetelheid, verbastering, sluimeren, koketterie, fantazie, humor, vreesachtig, volleerd, frivool, liefkozen, gad, aanroepen, rouw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41702" calcext:value-type="float">
            <text:p>341702</text:p>
          </table:table-cell>
          <table:table-cell office:value-type="float" office:value="9" calcext:value-type="float">
            <text:p>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17951267813833" calcext:value-type="float">
            <text:p>0.217951267813833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964408275782593" calcext:value-type="float">
            <text:p>0.964408275782593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htergrond(1), lilliputter(1), queer(1), gekleurde(2), berber(1), historisch(1), mengras(1), aziatisch(1)</text:p>
          </table:table-cell>
          <table:table-cell office:value-type="string" calcext:value-type="string">
            <text:p>('wlt', 1), ('munt', 5), ('rek', 2), ('interest', 1)</text:p>
          </table:table-cell>
          <table:table-cell office:value-type="string" calcext:value-type="string">
            <text:p>wlt, munt, rek, interest</text:p>
          </table:table-cell>
          <table:table-cell table:number-columns-repeated="1012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341147" calcext:value-type="float">
            <text:p>34114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.294117647058823" calcext:value-type="float">
            <text:p>0.294117647058823</text:p>
          </table:table-cell>
          <table:table-cell table:style-name="ce2" office:value-type="float" office:value="0.0173048597321687" calcext:value-type="float">
            <text:p>0.017304859732169</text:p>
          </table:table-cell>
          <table:table-cell table:style-name="ce2" office:value-type="float" office:value="0.676470588235294" calcext:value-type="float">
            <text:p>0.676470588235294</text:p>
          </table:table-cell>
          <table:table-cell table:style-name="ce2" office:value-type="float" office:value="0.971024473321802" calcext:value-type="float">
            <text:p>0.971024473321802</text:p>
          </table:table-cell>
          <table:table-cell table:style-name="ce2" office:value-type="float" office:value="0.0294117647058823" calcext:value-type="float">
            <text:p>0.02941176470588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en'marron(1), gekleurd(2), achtergrond(4), mulat(2), traditionele(3), meesterknecht(1), dwerg(1), westers(1), stam(1), koelie(1), zigeuners(1), hottentot(2), ontdekken(2), baboe(1), kaffer(2), gay(1), tovenaars(1), barbaren(2), marron(3), handicapper(1), wild(1), koppensneller(1), onbeschaafd(2), zwartje(3), barbaar(2), afgod(1), halfbloedjes(1), page(1), inlandsche(1), indisch(1), bediende(3), negerrestaurant(1), islamiet(1), indiaan(2), zigeuner(1), primitief(1), traditioneel(1), knecht(1), koelies(1), negerslaven(2), slaaf(1), ras(1), inuit(1), mongool(2), afgodsbeeldje(1), wilde(1)</text:p>
          </table:table-cell>
          <table:table-cell table:style-name="ce2" office:value-type="string" calcext:value-type="string">
            <text:p>('asjeblief', 1), ('boos', 6), ('mompelen', 7), ('vrind', 1), ('julle', 1), ('-had', 3), ('welnemen', 1), ('reuze', 1), ('vervolgen', 12), ('durfde', 2), ('heml', 1), ('binnensmonds', 1), ('vertell', 1), ('zeii', 1), ('weggaan', 3), ('.gij', 1), ('snauwen', 4), ('strakje', 1), ('maarte', 1), ('stamelen', 1), ('smoel', 1), ('hardop', 1), ('gaaft', 1), ('jwe', 2), ('welnee', 1), ('haha', 1), ('daareven', 1), ('tnij', 1), ('saturnin', 1), ('moederen', 1), ('henj', 1), ('eens', 1), ('.heb', 1), ('afspreken', 1), ('datje', 1), ('ditje', 1), ('moncourt', 1), ('stotteren', 1)</text:p>
          </table:table-cell>
          <table:table-cell table:style-name="ce2" office:value-type="string" calcext:value-type="string">
            <text:p>asjeblief, boos, mompelen, vrind, julle, -had, welnemen, reuze, vervolgen, durfde, heml, binnensmonds, vertell, zeii, weggaan, .gij, snauwen, strakje, maarte, stamelen, smoel, hardop, gaaft, jwe, welnee, haha, daareven, tnij, saturnin, moederen, henj, eens, .heb, afspreken, datje, ditje, moncourt, stotteren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2051" calcext:value-type="float">
            <text:p>342051</text:p>
          </table:table-cell>
          <table:table-cell office:value-type="float" office:value="221" calcext:value-type="float">
            <text:p>221</text:p>
          </table:table-cell>
          <table:table-cell office:value-type="float" office:value="0.221719457013575" calcext:value-type="float">
            <text:p>0.221719457013575</text:p>
          </table:table-cell>
          <table:table-cell office:value-type="float" office:value="0.0828618372724214" calcext:value-type="float">
            <text:p>0.082861837272421</text:p>
          </table:table-cell>
          <table:table-cell office:value-type="float" office:value="0.714932126696833" calcext:value-type="float">
            <text:p>0.714932126696833</text:p>
          </table:table-cell>
          <table:table-cell office:value-type="float" office:value="0.974402349717696" calcext:value-type="float">
            <text:p>0.974402349717696</text:p>
          </table:table-cell>
          <table:table-cell office:value-type="float" office:value="0.0633484162895928" calcext:value-type="float">
            <text:p>0.06334841628959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alfbloed(4), bediende(4), gemengde(1), littlepage(1), tovenaar(2), page(7), slaven(3), blank(4), queer(10), knecht(2), kokkie(3), indo(1), inboorling(2), onbeschaafd(3), homo(4), indische(2), ontdekken(7), zwartje(1), rassen(1), mongool(3), achtergrond(8), negers(1), marron(14), indiaan(3), mesties(2), historisch(2), traditioneel(1), handicap(2), muzelman(2), indisch(1), negerrestaurant(1), traditionele(2), aapman(2), inuit(1), neger(4), zigeuner(3), hottentot(2), wild(3), mulat(5), indischen(1), moor(1), pygmee(2), berber(2), inlander(2), boesman(2), afkomst(3), medicijnman(4), zigeunermuziek(1), eskimo(3), gekleurd(2), helmlna'marron(2), kaffer(2), liitlepage(1), volbloed(5), aziatisch(9), afgod(2), misvormden(2), lesbische(1), aboriginal(1), exotische(1), zimbabwecultuur(1), ras(3), zigeunerbende(1), metis'nachts(1), roots(3), grootsch(1), moord(2), slaaf(2), inheems(1), metis'(1), barbaar'sche(1), verrast(1), afkomstig(1), gemengd(2), blanka(1), slavenschip(3), blanke(1), islamiet(1), stam(1), inlanders(1), aziatische(1), negerslaven(2), negerrijk(1), marron'(1), moslimsche(1), negerjongen(1), kaukasisch(1), gekleurde(1), dwerggroei(1), eskimo's(1), mulattin(1), metis(1), historische(1), vermoord(1), moslim(1), zigeuners(1), moslims(1), kaffers(1)</text:p>
          </table:table-cell>
          <table:table-cell office:value-type="string" calcext:value-type="string">
            <text:p>('pepper', 2), ('peck', 1), ('baily', 1), ('livingstone', 3), ('bue', 2), ('jesse', 2), ('green', 1), ('cottage', 1), ('jone', 1), ('william', 1), ('foster', 1), ('james', 5), ('sam', 4), ('cook', 3), ('court', 5), ('andrew', 1), ('vernon', 1), ('padre', 1), ('clark', 6), ('taylor', 1), ('douglas', 2), ('keith', 1), ('bule', 1), ('square', 2), ('wales', 3), ('enid', 1), ('lord', 10), ('amerikaan', 7), ('henry', 8), ('hanover', 1), ('john', 14), ('wood', 1), ('joe', 2), ('gardner', 2), ('sir', 11), ('house', 4), ('sandy', 1), ('stirling', 1), ('stanley', 2), ('raleigh', 1), ('mac', 2), ('lawrence', 1), ('goodwin', 1), ('brown', 3), ('clayton', 2), ('kennedy', 1), ('lean', 1), ('davie', 1), ('williams', 3), ('patrick', 2), ('spencer', 1), ('currie', 1), ('carter', 3), ("o'brien", 1), ('huilen', 6), ('cavendish', 1), ('giles', 1), ('morton', 1), ('carlo', 2), ('mayor', 2), ('street', 3), ('jones', 2), ('bird', 1), ("john's", 1), ('barman', 1), ('wiggen', 1), ('harvey', 1), ('edwards', 1), ('sabine', 2), ('dean', 2), ('marco', 2), ('deer', 1), ('kid', 1), ('galloway', 1), ('young', 1), ('tipperary', 1), ('butterworth', 1), ('cecil', 1), ('theodore', 1), ('tower', 1), ('donald', 2), ('kirby', 1), ('innes', 1), ('pair', 1), ('sheriff', 3), ('giovanni', 1), ('manning', 4), ('postmeester', 3), ('dome', 1), ('fisher', 1), ('briggs', 1), ('mick', 1), ('lewis', 1), ('smith', 3), ('willard', 1), ('wallace', 2), ('george', 7), ('ernesto', 1), ('abby', 1), ('fergus', 1), ('ranch', 1), ('townsend', 1), ('warner', 2), ('johnson', 3), ('heath', 1), ('weir', 1), ('brook', 1), ('simmons', 1), ('ridley', 1), ('johnston', 1), ('burley', 2), ("paul's", 1), ('pine', 1), ('westminster', 1), ('ely', 1), ('bennett', 2), ('gordon', 2), ('barton', 1), ('maclean', 1), ('booker', 2), ('davies', 1), ('powell', 1), ('granville', 1), ('wachtel', 1), ('temple', 1), ('maggiore', 1), ('baker', 1), ('ellis', 2), ('gipsy', 1), ('hamilton', 1), ('field', 2), ('collins', 1), ('matthews', 1), ('gallo', 1), ('griffith', 2), ('clarence', 1), ('hooper', 1), ('garfield', 1), ('bentley', 1), ('oliver', 1), ('sinclair', 1), ('archibald', 1), ('terrace', 1), ('windsor', 1), ('thornton', 1), ('bell', 1), ('steven', 1), ('webber', 1), ('norman', 1), ('jackson', 1), ('armathwaite', 1), ('payne', 1), ('randall', 2), ('edward', 1), ('massey', 1), ('morgan', 1), ('fox', 1), ('montagu', 1)</text:p>
          </table:table-cell>
          <table:table-cell office:value-type="string" calcext:value-type="string">
            <text:p>pepper, peck, baily, livingstone, bue, jesse, green, cottage, jone, william, foster, james, sam, cook, court, andrew, vernon, padre, clark, taylor, douglas, keith, bule, square, wales, enid, lord, amerikaan, henry, hanover, john, wood, joe, gardner, sir, house, sandy, stirling, stanley, raleigh, mac, lawrence, goodwin, brown, clayton, kennedy, lean, davie, williams, patrick, spencer, currie, carter, o'brien, huilen, cavendish, giles, morton, carlo, mayor, street, jones, bird, john's, barman, wiggen, harvey, edwards, sabine, dean, marco, deer, kid, galloway, young, tipperary, butterworth, cecil, theodore, tower, donald, kirby, innes, pair, sheriff, giovanni, manning, postmeester, dome, fisher, briggs, mick, lewis, smith, willard, wallace, george, ernesto, abby, fergus, ranch, townsend, warner, johnson, heath, weir, brook, simmons, ridley, johnston, burley, paul's, pine, westminster, ely, bennett, gordon, barton, maclean, booker, davies, powell, granville, wachtel, temple, maggiore, baker, ellis, gipsy, hamilton, field, collins, matthews, gallo, griffith, clarence, hooper, garfield, bentley, oliver, sinclair, archibald, terrace, windsor, thornton, bell, steven, webber, norman, jackson, armathwaite, payne, randall, edward, massey, morgan, fox, montagu</text:p>
          </table:table-cell>
          <table:table-cell table:number-columns-repeated="101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41811" calcext:value-type="float">
            <text:p>341811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0.235772357723577" calcext:value-type="float">
            <text:p>0.235772357723577</text:p>
          </table:table-cell>
          <table:table-cell table:style-name="ce2" office:value-type="float" office:value="0.00646980874812411" calcext:value-type="float">
            <text:p>0.006469808748124</text:p>
          </table:table-cell>
          <table:table-cell table:style-name="ce2" office:value-type="float" office:value="0.726287262872629" calcext:value-type="float">
            <text:p>0.726287262872629</text:p>
          </table:table-cell>
          <table:table-cell table:style-name="ce2" office:value-type="float" office:value="0.97604405745144" calcext:value-type="float">
            <text:p>0.97604405745144</text:p>
          </table:table-cell>
          <table:table-cell table:style-name="ce2" office:value-type="float" office:value="0.037940379403794" calcext:value-type="float">
            <text:p>0.03794037940379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dwergen(2), bediende(2), hottentot(4), achtergrond(23), slaven(1), negerrijk(4), marron(16), indisch(1), bosneger(1), aapman(2), hottentotten(2), knecht(7), moslim(14), dwerggroei(6), zigeuners(3), rassen(2), bedienden(1), inboorlingen(3), historisch(12), inlandsche(3), traditionele(10), zwartje(2), mulat(4), mongool(6), mengras(3), kaffer(3), islamiet(6), negerslaven(2), handicap(2), zigeuner(6), neger(5), stam(2), gemengd(14), lilliputters(3), zigeunermuziek(2), volbloed(2), onbeschaafd(5), tovenaar(1), mesties(2), wild(3), aziatisch(19), historische(5), negercultuur(3), indo-europeaan(12), kaukasisch(4), zigeunerbende(1), inlander(2), eskimo's(4), primitief(7), bataviasche(1), slavenschip(2), barbaarsche(1), inheems(9), baboe(3), slaaf(3), ontdekken(2), boesman(3), afgod(3), halfbloed(3), moor(2), knechts(1), afgodendienst(1), page(3), gekleurd(3), lilliputter(4), koelie(2), moslims(4), mongoolse(1), traditioneelen(1), metis'nachts(1), misvormden(5), kafferhoofdman(1), pygmee(2), eskimo(3), barbaar(2), indonesi(1), muzelman(4), moslimcultuur(1), koelies(1), wereldhistorische(1), kaffers(2), baboes(1), berbers(1), indische(1), exotisch(4), kokkie(2), berber(1), dwerg(3), afkomst(2), slaaft(1), barbaar'sche(1), stammen(1), blank(4), barbaren(3), muzelmannen(2), traditioneel(4), roots(1), homo(1), mongoolsche(1), wilde(1), indischen(1), moslimsche(1), ras(1), indiaan(1), praehistorische(1), islamieten(1), batavia(1), zimbabwe(1), indo(1)</text:p>
          </table:table-cell>
          <table:table-cell table:style-name="ce2" office:value-type="string" calcext:value-type="string">
            <text:p>('botsing', 9), ('werkkamer', 1), ('rijden', 42), ('afgeleg', 1), ('stad', 73), ('buurt', 15), ('onbeheerd', 1), ('strand', 6), ('inrichten', 6), ('salon', 2), ('wagen', 28), ('ongeluk', 12), ('ongeval', 3), ('auto', 15), ('stadsdeel', 1), ('fiets', 3), ('stoppen', 8), ('poort', 9), ('nabijheid', 14), ('beladen', 2), ('omliggen', 1), ('bevolkt', 1), ('etaleren', 2), ('omgeving', 21), ('bevolken', 3), ('kar', 3), ('vestibule', 5), ('hal', 6), ('omtrek', 9), ('voorstad', 3), ('besturen', 10), ('omnibus', 2), ('huiskamer', 1), ('hoofdman', 5), ('taxi', 1), ('bluschten', 1), ('overbevolkt', 1), ('overkomen', 4), ('wegnaar', 1), ('inhalen', 1), ('voltooien', 7), ('rijtuig', 6), ('bespannen', 2), ('span', 1), ('veranda', 4), ('naburig', 3), ('stadswijk', 1), ('toegang', 6), ('ontvangkamer', 1), ('verrijzen', 2), ('oversteken', 3), ('automobiel', 3), ('aanreed', 1), ('bestuurder', 4), ('heenrijden', 1), ('binnenplein', 1), ('bordes', 1), ('fietser', 1), ('fietsen', 1), ('vaart', 5), ('scheepsbrand', 2), ('gemak', 2), ('doorrijden', 1), ('terras', 1), ('uitstallen', 1), ('bewoonbaar', 3), ('gelagkamer', 1), ('trekdier', 1), ('landhoev', 1), ('voltooiing', 3), ('buffet', 1), ('garderobe', 3), ('tweewielig', 1), ('eetzaal', 2), ('uitstappen', 1), ('uitwijken', 2), ('spoorwegramp', 1), ('binnenstad', 1), ('gerief', 2), ('vertraging', 3), ('passeeren', 2), ('slippen', 1), ('botsen', 1), ('aangelegd', 1), ('binnentreden', 4), ('luxueus', 2), ('kinderkamer', 1), ('volkrijk', 1), ('spoorwegongeluk', 1), ('vitrine', 1), ('balkon', 1), ('brandweer', 3), ('achtergalerij', 1), ('afladen', 1), ('wegrijden', 1), ('studeerkamer', 1), ('vervoermiddel', 1), ('boerenwagen', 1), ('rijwiel', 1), ('steppen', 1), ('motorrijtuig', 1), ('uitstalling', 1), ('motorrijwiel', 1), ('rooksalon', 1), ('verfraaien', 1), ('afgelegen', 1), ('afliggen', 1), ('voorvertrek', 1), ('achterop', 1), ('oponthoud', 1), ('wachtkamer', 1)</text:p>
          </table:table-cell>
          <table:table-cell table:style-name="ce2" office:value-type="string" calcext:value-type="string">
            <text:p>botsing, werkkamer, rijden, afgeleg, stad, buurt, onbeheerd, strand, inrichten, salon, wagen, ongeluk, ongeval, auto, stadsdeel, fiets, stoppen, poort, nabijheid, beladen, omliggen, bevolkt, etaleren, omgeving, bevolken, kar, vestibule, hal, omtrek, voorstad, besturen, omnibus, huiskamer, hoofdman, taxi, bluschten, overbevolkt, overkomen, wegnaar, inhalen, voltooien, rijtuig, bespannen, span, veranda, naburig, stadswijk, toegang, ontvangkamer, verrijzen, oversteken, automobiel, aanreed, bestuurder, heenrijden, binnenplein, bordes, fietser, fietsen, vaart, scheepsbrand, gemak, doorrijden, terras, uitstallen, bewoonbaar, gelagkamer, trekdier, landhoev, voltooiing, buffet, garderobe, tweewielig, eetzaal, uitstappen, uitwijken, spoorwegramp, binnenstad, gerief, vertraging, passeeren, slippen, botsen, aangelegd, binnentreden, luxueus, kinderkamer, volkrijk, spoorwegongeluk, vitrine, balkon, brandweer, achtergalerij, afladen, wegrijden, studeerkamer, vervoermiddel, boerenwagen, rijwiel, steppen, motorrijtuig, uitstalling, motorrijwiel, rooksalon, verfraaien, afgelegen, afliggen, voorvertrek, achterop, oponthoud, wachtkam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tail and goods delivery</text:p>
          </table:table-cell>
          <table:table-cell table:style-name="ce1" office:value-type="float" office:value="341935" calcext:value-type="float">
            <text:p>34193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0.239795918367347" calcext:value-type="float">
            <text:p>0.239795918367347</text:p>
          </table:table-cell>
          <table:table-cell table:style-name="ce1" office:value-type="float" office:value="0.027688695704416" calcext:value-type="float">
            <text:p>0.027688695704416</text:p>
          </table:table-cell>
          <table:table-cell table:style-name="ce1" office:value-type="float" office:value="0.709183673469388" calcext:value-type="float">
            <text:p>0.709183673469388</text:p>
          </table:table-cell>
          <table:table-cell table:style-name="ce1" office:value-type="float" office:value="0.978732061271542" calcext:value-type="float">
            <text:p>0.978732061271542</text:p>
          </table:table-cell>
          <table:table-cell table:style-name="ce1" office:value-type="float" office:value="0.0510204081632653" calcext:value-type="float">
            <text:p>0.05102040816326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handicap(1), negerslaven(6), traditionele(6), slaven(2), negerrijk(1), inheems(17), aziatisch(12), mengras(3), knecht(1), slavenschip(3), mesties(2), inheemse(1), historisch(5), slaaf(4), aziatischejgeit(2), indo-europeaan(5), dwerggroei(1), bediende(4), ontdekken(3), marron(5), achtergrond(8), primitief(2), queer(1), indiaan(2), inlander(1), kokkie(1), mulat(1), kaffer(3), moslim(5), berber(1), halfbloed(2), afkomst(2), zigeuner(2), lilliputter(4), gemengd(12), koelied(1), zwartje(3), wild(1), indo(1), dwerg(2), baboe(1), kaukasisch(1), barbaren(4), pygmee(1), medicijnman(2), zigeunermuziek(1), aziatische(1), stam(1), page(1), afgod(3), bediendepmijnneer(1), zimbabwecultuur(1), mongoolse(1), volbloedpaard(1), inheemsch(1), slaaft(1), volbloedras(1), inheems'che(1), moslims(1), eskimoverhalen(1), jokjakarta(1), historische(1), kafferhoofdman(1), blanke(1), barbaar(1), blank(2), indo-europeaans(1), misvormden(1), grootste(1), volbloed(2), muzelman(1), onbeschaafd(1), aboriginal(1), kwinti(1), bosneger(3), zigeuners(1), gekleurd(2), eskimo's(1), bedienden(2), tovenaar(1), koelie(1), hottentotten(1), transport(1), kaffers(1), mongool(1)</text:p>
          </table:table-cell>
          <table:table-cell table:style-name="ce1" office:value-type="string" calcext:value-type="string">
            <text:p>('waardeloos', 8), ('brief', 23), ('postzegel', 3), ('bestelling', 1), ('kaart', 11), ('looier', 1), ('product', 12), ('ducten', 1), ('leveren', 40), ('vertoon', 4), ('produceren', 4), ('voortbrengsel', 4), ('exporteur', 1), ('overbreng', 2), ('schaffen', 3), ('koop', 7), ('verkrijgbaar', 2), ('koopen', 9), ('import', 2), ('kopergeld', 1), ('importeren', 7), ('toebehoorenen', 1), ('consent', 1), ('enveloppe', 1), ('kopen', 10), ('goedkooper', 1), ('houdster', 1), ('kleinhandelaar', 2), ('verkopen', 19), ('opdrachtgever', 2), ('opkopen', 1), ('zegel', 2), ('aankopen', 5), ('franco', 4), ('kleinhandel', 2), ('naamkaart', 1), ('verbruiken', 1), ('trouwboekje', 1), ('gratis', 4), ('verzending', 1), ('goedkoop', 5), ('bestellen', 1), ('verkoopen', 6), ('afnemer', 1), ('leverancier', 1), ('goedkoopte', 1), ('produceeren', 1), ('adresseren', 1), ('afhalen', 1), ('opkooper', 1), ('briefkaart', 1), ('verruilen', 1), ('kosteloos', 1), ('goedkoopen', 1)</text:p>
          </table:table-cell>
          <table:table-cell table:style-name="ce1" office:value-type="string" calcext:value-type="string">
            <text:p>waardeloos, brief, postzegel, bestelling, kaart, looier, product, ducten, leveren, vertoon, produceren, voortbrengsel, exporteur, overbreng, schaffen, koop, verkrijgbaar, koopen, import, kopergeld, importeren, toebehoorenen, consent, enveloppe, kopen, goedkooper, houdster, kleinhandelaar, verkopen, opdrachtgever, opkopen, zegel, aankopen, franco, kleinhandel, naamkaart, verbruiken, trouwboekje, gratis, verzending, goedkoop, bestellen, verkoopen, afnemer, leverancier, goedkoopte, produceeren, adresseren, afhalen, opkooper, briefkaart, verruilen, kosteloos, goedkoopen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1850" calcext:value-type="float">
            <text:p>341850</text:p>
          </table:table-cell>
          <table:table-cell office:value-type="float" office:value="171" calcext:value-type="float">
            <text:p>171</text:p>
          </table:table-cell>
          <table:table-cell office:value-type="float" office:value="0.204678362573099" calcext:value-type="float">
            <text:p>0.204678362573099</text:p>
          </table:table-cell>
          <table:table-cell office:value-type="float" office:value="0.258930938327807" calcext:value-type="float">
            <text:p>0.258930938327807</text:p>
          </table:table-cell>
          <table:table-cell office:value-type="float" office:value="0.701754385964912" calcext:value-type="float">
            <text:p>0.701754385964912</text:p>
          </table:table-cell>
          <table:table-cell office:value-type="float" office:value="0.983209385830605" calcext:value-type="float">
            <text:p>0.983209385830605</text:p>
          </table:table-cell>
          <table:table-cell office:value-type="float" office:value="0.0935672514619883" calcext:value-type="float">
            <text:p>0.09356725146198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alfbloed(3), slavenschip(5), bediende(1), historische(3), lilliputter(4), koelie(1), traditioneel(2), negercultuur(2), slaven(1), queer(1), koppensneller(4), mengras(1), inboorlingen(1), marron(3), gemengd(8), onbeschaafd(3), achtergrond(17), inlander(2), ras(1), traditionele(12), inheems(3), medicijnmannen(1), historisch(12), traditionele'(1), indiaan(2), jakarta(1), zigeuners(2), aziatisch(6), indischen(1), primitief(1), dwerggroei(2), moor(2), neger(1), aapman(1), negerslaven(4), lesbische(3), lesbisch(2), indo(1), gay(2), eskimo's(1), lilliputters(4), zigeunermuziek(1), kokkie(1), halfbloedjes(1), stam(1), barbaar(1), baboe(1), exotisch(3), barbaren(1), ontdekken(2), misvormden(2), traditioneelen(1), moslim(3), negers(1), knecht(1), homo(2), volbloed(2), medicijnman(1), slaaf(2), indo-europeaan(3), koppensnellers(1), bosneger(2), indolonten(1), gekleurde(1), stamhoofd(1), hottentot(1), marrons(1), page(1), bataviasche(1), moslimcultuur(1), birma(1), dwerg(1)</text:p>
          </table:table-cell>
          <table:table-cell office:value-type="string" calcext:value-type="string">
            <text:p>('tooneel', 19), ('ernst', 10), ('toneel', 2), ('film', 17), ('filmfabriek', 1), ('polygoon', 1), ('filmopname', 1), ('operateur', 1), ('lied', 16), ('danseres', 3), ('gezelschap', 21), ('afwisseling', 1), ('dolle', 1), ('jongeheer', 1), ('opnamen', 4), ('figurant', 1), ('corso', 1), ('missa', 1), ('messe', 1), ('cinema', 2), ('avondvoorstelling', 1), ('voorstelling', 18), ('theater', 2), ('journaal', 2), ('wust', 1), ('middagvoorstelling', 1), ('lilliputter', 4), ('komedie', 1), ("goethe's", 1), ('goethe', 1), ('wonderkind', 1), ('revue', 4), ('treurspel', 1), ('volw', 1), ('cineac', 1), ('actualiteit', 3), ('r-en', 1), ('bioscoop', 4), ('lessing', 1), ('circus', 4), ('pauze', 5), ('kloris', 1), ('camera', 1), ('cinematografisch', 1), ('vertooning', 4), ('acrobaat', 1), ('artisten', 1), ('liedereu', 1), ('bioscope', 1), ('quichot', 1), ('xhi', 1), ('pianospelen', 1), ('kerstliederen', 1), ('jongleur', 1), ('chantant', 1), ('danser', 1), ('palace', 2), ("e's", 1), ('hoofdfilm', 2), ('bijprogramma', 1), ('schlager', 1), ('sanctus', 1), ('primas', 1), ('genre', 1), ('artist', 2), ('clown', 2), ('rolprent', 3), ('actrice', 1), ('couperus', 1), ('hoofdschotel', 1), ('oud-nederlandsch', 1), ('tooneelspeler', 1), ('cinema-palace', 1), ('filmen', 1), ('ecce', 1), ('loveling', 1)</text:p>
          </table:table-cell>
          <table:table-cell office:value-type="string" calcext:value-type="string">
            <text:p>tooneel, ernst, toneel, film, filmfabriek, polygoon, filmopname, operateur, lied, danseres, gezelschap, afwisseling, dolle, jongeheer, opnamen, figurant, corso, missa, messe, cinema, avondvoorstelling, voorstelling, theater, journaal, wust, middagvoorstelling, lilliputter, komedie, goethe's, goethe, wonderkind, revue, treurspel, volw, cineac, actualiteit, r-en, bioscoop, lessing, circus, pauze, kloris, camera, cinematografisch, vertooning, acrobaat, artisten, liedereu, bioscope, quichot, xhi, pianospelen, kerstliederen, jongleur, chantant, danser, palace, e's, hoofdfilm, bijprogramma, schlager, sanctus, primas, genre, artist, clown, rolprent, actrice, couperus, hoofdschotel, oud-nederlandsch, tooneelspeler, cinema-palace, filmen, ecce, loveling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dible fish and birds</text:p>
          </table:table-cell>
          <table:table-cell table:style-name="ce1" office:value-type="float" office:value="341334" calcext:value-type="float">
            <text:p>341334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0.25615763546798" calcext:value-type="float">
            <text:p>0.25615763546798</text:p>
          </table:table-cell>
          <table:table-cell table:style-name="ce1" office:value-type="float" office:value="0.00600643505394278" calcext:value-type="float">
            <text:p>0.006006435053943</text:p>
          </table:table-cell>
          <table:table-cell table:style-name="ce1" office:value-type="float" office:value="0.704433497536946" calcext:value-type="float">
            <text:p>0.704433497536946</text:p>
          </table:table-cell>
          <table:table-cell table:style-name="ce1" office:value-type="float" office:value="0.986541200740422" calcext:value-type="float">
            <text:p>0.986541200740422</text:p>
          </table:table-cell>
          <table:table-cell table:style-name="ce1" office:value-type="float" office:value="0.0394088669950739" calcext:value-type="float">
            <text:p>0.03940886699507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traditionele(7), page(2), exotisch(4), negerrijk(2), westers(1), knecht(4), dwerggroei(10), queer(2), slaaf(3), marron(4), inheems(12), koelie(2), bediende(1), kokkie(3), primitief(3), gemengd(7), achtergrond(11), aziatisch(8), pygmee(4), mongool(3), kaffer(3), gekleurde(1), indiaan(3), zigeuner(3), zigeuners(1), traditioneel(4), afkomst(2), indo-europeaan(12), afgodsbeeldje(1), moslim(5), dwerg(4), en'marron(1), inlander(2), koppensneller(4), aapman(1), pygmeeen(1), indisch(2), wild(1), lilliputter(4), kaffers(1), eskimo's(3), barbaar(2), zwartje(3), lilliputters(2), volksstam(1), slaven(2), dwergeu(1), dienstknechts(1), inboorling(1), mengras(2), mongoolsche(1), boesman(2), indo(3), kaukasisch(1), inboorlingen(1), inheemsche(1), historisch(3), inlanders(2), galeislaven(1), hottentot(1), roots(1), eskimoverhalen(1), misvormden(2), wereldmoord(1), islamieten(1), mesties(1), blank(1), afgod(1), indo-europeaans(1), eskimo(2), inuit(1), muzelmannen(1), barbaren(2), dwergen(1), zigeunermuziek(1), marrons(1), ontdekken(1)</text:p>
          </table:table-cell>
          <table:table-cell table:style-name="ce1" office:value-type="string" calcext:value-type="string">
            <text:p>('klein', 146), ('haring', 2), ('visch', 4), ('rog', 1), ('versch', 6), ('ei', 7), ('kooi', 3), ('bot', 6), ('kleins', 2), ('tong', 6), ('mand', 7), ('kleine', 3), ("k'eine", 1), ('steur', 1), ('gul', 2), ('bog', 1), ('mid', 1), ('paling', 2), ('kooien', 1), ('spiering', 1), ('zalm', 1), ('klelno', 1), ('geep', 1), ('baars', 1), ('uitlegger', 1), ('blei', 1), ('hake', 1), ('kleiae', 1)</text:p>
          </table:table-cell>
          <table:table-cell table:style-name="ce1" office:value-type="string" calcext:value-type="string">
            <text:p>klein, haring, visch, rog, versch, ei, kooi, bot, kleins, tong, mand, kleine, k'eine, steur, gul, bog, mid, paling, kooien, spiering, zalm, klelno, geep, baars, uitlegger, blei, hake, kleiae</text:p>
          </table:table-cell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1936" calcext:value-type="float">
            <text:p>34193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0.209054593874834" calcext:value-type="float">
            <text:p>0.209054593874834</text:p>
          </table:table-cell>
          <table:table-cell table:style-name="ce2" office:value-type="float" office:value="0.0376465714691181" calcext:value-type="float">
            <text:p>0.037646571469118</text:p>
          </table:table-cell>
          <table:table-cell table:style-name="ce2" office:value-type="float" office:value="0.735019973368842" calcext:value-type="float">
            <text:p>0.735019973368842</text:p>
          </table:table-cell>
          <table:table-cell table:style-name="ce2" office:value-type="float" office:value="0.986907954892243" calcext:value-type="float">
            <text:p>0.986907954892243</text:p>
          </table:table-cell>
          <table:table-cell table:style-name="ce2" office:value-type="float" office:value="0.0559254327563249" calcext:value-type="float">
            <text:p>0.05592543275632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dwergen(1), neger(9), bediende(6), hottentot(5), negerslaven(9), dwerggroei(21), exotisch(10), stam(4), moslimsche(3), inboorling(5), historisch(41), indo-europeaan(23), gekleurd(9), koelie(5), slaaf(8), barbaar(8), moslim(29), afgod(9), marron(20), afkomst(9), indiaan(6), traditionele(26), inheemse(8), zigeuners(5), gemengd(28), knecht(7), dwerg(7), indische(4), mengras(4), achtergrond(44), zigeuner(9), medicijnman(8), bedienden(2), lesbisch(3), halfbloed(11), inlander(7), eskimo(2), roots(3), eskimo's(6), volbloed(5), inlandsche(4), islamiet(6), kokkie(4), slavenschip(7), kaukasisch(2), mulat(7), dwergeu(1), lilliputter(10), pages(1), gekleurde(2), inheems(22), marrons(2), aziatische(4), zigeunerbende(2), moslims(6), inheemschen(1), kaffer(7), indo(5), aziatisch(17), historische(11), verwilderd(1), lilliputters(4), zigeunermuziek(4), homo(4), mesties(3), schildersknecht(1), negercultuur(4), misvormden(9), jokjakarta(1), koppensneller(8), blank(5), inheemsche(5), barbaren(12), traditioneel(5), ras(3), onbeschaafd(5), koelies(2), inboorlingen(1), negervrees(1), metis(1), baboe(7), slaven(4), birma(1), barbaarsche(1), christelijkhistorisch'(1), queer(2), ontdekken(7), berber(7), pygmee(6), moor(3), bosneger(1), knechts(1), historischen(1), boesman(3), page(2), historischcn(1), primitief(3), wilde(1), negerin(1), zwartje(5), traditioneelen(1), metis'nachts(1), galeislaven(1), inuit(3), mongoolse(1), mohemmedaan(1), indolonten(1), negerrijk(2), indo's(1), mongool(2), indiaansch(1), grootst(1), muzelman(5), senaatsbediende(1), moslimcultuur(1), indisch(1), gay(2), berbers(1), boesmanbanelen(1), verraste(1), moslimsohe(1), aapman(1), pygmeeen(1), moordenaar(1), zwartjes(1), tovenaar(2), zimbabwecultuur(1), negers(1), muzelmannen(1), inheems'(1), aboriginal(3), muzelman'(1), inheems'che(2), mongoolsche(1), kaffers(1), traditionele'(1), indischen(1), indiaans(1), lesbische(1), zigeunerin(1), handicap(1), wild(1), roma(1), verrast(1), islamieten(1), blanke(2), inlanders(1), zimbabwe(1), westerse(1), roots'(1)</text:p>
          </table:table-cell>
          <table:table-cell table:style-name="ce2" office:value-type="string" calcext:value-type="string">
            <text:p>('begroeten', 10), ('zet-', 1), ('prediken', 12), ('vrouw', 148), ('jongen', 39), ('historisch', 24), ('betuigen', 5), ('dank', 11), ('zegetocht', 1), ('danken', 26), ('kerkgenootschap', 2), ('meisje', 67), ('taal', 53), ('geschiedenis', 39), ('hullen', 4), ('philosoph', 1), ('leeftijd', 18), ('geboren', 17), ('boek', 44), ('wijden', 20), ('publiek', 38), ('belangstelling', 26), ('jongeman', 8), ('rondreizen', 2), ('romeinsch', 7), ('interessant', 17), ('geloovig', 12), ('schiedeni', 1), ('herinnering', 16), ('gehoor', 6), ('kerkelijk', 6), ('aanheffen', 2), ('triomftocht', 1), ('interesse', 1), ('redenaar', 2), ('knaap', 20), ('proeve', 1), ('samenzijn', 2), ('belangstellen', 4), ('ouderdom', 5), ('kalender', 3), ('groeten', 6), ('hartelijk', 16), ('personage', 2), ('denker', 1), ('hulde', 11), ('toehoorder', 6), ('huldigen', 6), ('nagedachtenis', 2), ('moedertaal', 3), ('sculptuur', 1), ('hartelgk', 1), ('dagteekent', 1), ('jubelen', 3), ('eere', 4), ('gebodene', 1), ('zigeuners', 1), ('zigeuner', 13), ('gedachtenis', 2), ('handdruk', 1), ('reeks', 10), ('handschrift', 3), ('tempel', 9), ('schets', 4), ('achtbaar', 1), ('groet', 1), ('gezellig', 4), ('neerknielen', 1), ('lichtbeeld', 4), ('tolk', 4), ('geestdriftig', 5), ('schoolboek', 1), ('uitroepen', 4), ('wel-', 2), ('verluchten', 2), ('opgang', 2), ('dopen', 5), ('wereldlijk', 1), ('residentiestad', 1), ('kernachtig', 1), ('encyclopedie', 2), ('gedenken', 2), ('belletrie', 1), ('huide', 1), ('romeinschen', 1), ('hebreeuwsch', 3), ('harmonica', 1), ('bewoording', 2), ('historie', 9), ('filosoof', 2), ('oudheid', 5), ('ongehuwd', 1), ('jongeling', 1), ('latijn', 1), ('catechismus', 1), ('hoorder', 2), ('schap', 1), ('opkomst', 4), ('sprookje', 4), ('taalkundig', 2), ('talrijken', 2), ('annalen', 3), ('lectuur', 3), ('komisch', 2), ('handboek', 2), ('meis', 1), ('geillustreeren', 1), ('lustig', 2), ('formaat', 1), ('schoolmeisje', 1), ('betuig', 1), ('leerzaam', 2), ('deun', 1), ('bybel', 3), ('jodg', 1), ('woerd', 1), ('klassiek', 3), ('hernhutter', 1), ('ouderlijk', 2), ('allerhartelijk', 1), ('jongmensch', 1), ('gastronomisch', 1), ('stichtelijk', 1), ('tractaatje', 1), ('gehoon', 1), ('dateerenen', 1), ('langstelling', 1), ('aanhoren', 2), ('godsdienstplicht', 1), ('aartsengel', 1), ('geachten', 1), ('levensjaar', 1), ('poeriem', 1), ('marskramer', 1), ('boerenjongen', 1), ('rituaal', 1), ('aanwinst', 2), ('bejaard', 1), ('hoera', 1), ('boerin', 2), ('kunat', 1), ('formeren', 1), ('dateeren', 1), ('kleuter', 1), ('wijsgeer', 1), ('wonderdokter', 1), ('illustratie', 2), ('liturgie', 1), ('betuiging', 1), ('doopen', 1), ('samenwonen', 1), ('woordenboek', 1), ('grammatica', 1), ('bijval', 1), ('dateren', 2), ('gestr', 1), ('marseillaise', 1), ('onvergetelijk', 1), ('beluisteren', 1), ('amusant', 1), ('geloovigen', 1)</text:p>
          </table:table-cell>
          <table:table-cell table:style-name="ce2" office:value-type="string" calcext:value-type="string">
            <text:p>begroeten, zet-, prediken, vrouw, jongen, historisch, betuigen, dank, zegetocht, danken, kerkgenootschap, meisje, taal, geschiedenis, hullen, philosoph, leeftijd, geboren, boek, wijden, publiek, belangstelling, jongeman, rondreizen, romeinsch, interessant, geloovig, schiedeni, herinnering, gehoor, kerkelijk, aanheffen, triomftocht, interesse, redenaar, knaap, proeve, samenzijn, belangstellen, ouderdom, kalender, groeten, hartelijk, personage, denker, hulde, toehoorder, huldigen, nagedachtenis, moedertaal, sculptuur, hartelgk, dagteekent, jubelen, eere, gebodene, zigeuners, zigeuner, gedachtenis, handdruk, reeks, handschrift, tempel, schets, achtbaar, groet, gezellig, neerknielen, lichtbeeld, tolk, geestdriftig, schoolboek, uitroepen, wel-, verluchten, opgang, dopen, wereldlijk, residentiestad, kernachtig, encyclopedie, gedenken, belletrie, huide, romeinschen, hebreeuwsch, harmonica, bewoording, historie, filosoof, oudheid, ongehuwd, jongeling, latijn, catechismus, hoorder, schap, opkomst, sprookje, taalkundig, talrijken, annalen, lectuur, komisch, handboek, meis, geillustreeren, lustig, formaat, schoolmeisje, betuig, leerzaam, deun, bybel, jodg, woerd, klassiek, hernhutter, ouderlijk, allerhartelijk, jongmensch, gastronomisch, stichtelijk, tractaatje, gehoon, dateerenen, langstelling, aanhoren, godsdienstplicht, aartsengel, geachten, levensjaar, poeriem, marskramer, boerenjongen, rituaal, aanwinst, bejaard, hoera, boerin, kunat, formeren, dateeren, kleuter, wijsgeer, wonderdokter, illustratie, liturgie, betuiging, doopen, samenwonen, woordenboek, grammatica, bijval, dateren, gestr, marseillaise, onvergetelijk, beluisteren, amusant, geloovigen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41660" calcext:value-type="float">
            <text:p>341660</text:p>
          </table:table-cell>
          <table:table-cell office:value-type="float" office:value="21" calcext:value-type="float">
            <text:p>2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§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988166852772912" calcext:value-type="float">
            <text:p>0.988166852772912</text:p>
          </table:table-cell>
          <table:table-cell office:value-type="float" office:value="0.0952380952380952" calcext:value-type="float">
            <text:p>0.0952380952380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o(3), koelie(2), aboriginal(1), koppensneller(1), roots(1), indo-europeaan(1), negerrijk(1), blank(2), achtergrond(2), aziatisch(1), mongool(1), traditionele(2), inlandsche(1), negerslaven(1), moslim(1)</text:p>
          </table:table-cell>
          <table:table-cell office:value-type="string" calcext:value-type="string">
            <text:p>('probolingo', 1), ('heli', 1), ('dcli', 3), ('amar', 1), ('deli', 1), ('sum', 4), ('suni', 1), ('rubber', 4), ('dali', 1), ('bangak', 1), ('probollngo', 1), ('rabb', 1), ('koelit', 1), ('ueli', 1)</text:p>
          </table:table-cell>
          <table:table-cell office:value-type="string" calcext:value-type="string">
            <text:p>probolingo, heli, dcli, amar, deli, sum, suni, rubber, dali, bangak, probollngo, rabb, koelit, ueli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ix of family/professional positions (impure)</text:p>
          </table:table-cell>
          <table:table-cell table:style-name="ce1" office:value-type="float" office:value="342032" calcext:value-type="float">
            <text:p>342032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0.247126436781609" calcext:value-type="float">
            <text:p>0.247126436781609</text:p>
          </table:table-cell>
          <table:table-cell table:style-name="ce1" office:value-type="float" office:value="0.0211651860785907" calcext:value-type="float">
            <text:p>0.021165186078591</text:p>
          </table:table-cell>
          <table:table-cell table:style-name="ce1" office:value-type="float" office:value="0.695402298850575" calcext:value-type="float">
            <text:p>0.695402298850575</text:p>
          </table:table-cell>
          <table:table-cell table:style-name="ce1" office:value-type="float" office:value="0.990064165042345" calcext:value-type="float">
            <text:p>0.990064165042345</text:p>
          </table:table-cell>
          <table:table-cell table:style-name="ce1" office:value-type="float" office:value="0.0574712643678161" calcext:value-type="float">
            <text:p>0.05747126436781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halfbloed(4), bediende(2), moortje(1), slavenschip(2), historische(1), tovenaar(1), slaven(1), kokkie(7), hottentotten(1), negerrijk(1), muzelman(2), indische(2), aziatisch(8), inboorling(2), mesties(4), zwartje(4), indo-europeaan(8), bosnegers(1), exotisch(3), inlander(2), wereldhistorische(1), eskimo's(2), slaaf(4), mongool(1), kaffer(2), traditionele(7), neger(2), islamiet(2), achtergrond(10), queer(1), moor(1), pygmee(1), berber(1), baboe(5), wild(1), koppensneller(2), marron(10), lilliputter(2), indiaans(1), mulat(2), indiaan(3), afkomst(1), barbarlje(1), zigeuner(2), bediendepmijnneer(1), zimbabwecultuur(1), zigeunermuziek(1), zigeunerbende(1), historisch(6), eskimo(2), moslim(7), lesbisch(1), groothistorische(1), hottentot(1), barbaar'sche(1), aapman(2), handicap(1), traditioneel(2), homo(2), traditioneelen(1), gemengd(3), blank(1), misvormden(2), zigeuners(1), knecht(1), gekleurd(1), medicijnman(2), kaukasisch(1), dwerggroei(1), negerslaven(1), inheems'che(2), afgod(1), koelie(1), baboes(1), ontdekken(1), barbaren(1)</text:p>
          </table:table-cell>
          <table:table-cell table:style-name="ce1" office:value-type="string" calcext:value-type="string">
            <text:p>('prospectus', 1), ('vriend', 36), ('ontmoeten', 16), ('groenteboer', 1), ('minnaar', 1), ('jiier', 1), ('pres.', 1), ('familiair', 1), ('doodkalm', 1), ('thuis', 21), ('halfluid', 1), ('opzoeken', 2), ('meemaken', 3), ('vreemdelinge', 1), ('weerzien', 1), ('dokteres', 1), ('metgezel', 4), ('meid', 5), ('nonna', 1), ('papa', 2), ('weekblad', 3), ('goedendag', 1), ('neem', 1), ('troon', 3), ('aangekomene', 2), ('poes', 2), ('compagnon', 2), ('berucht', 3), ('koningshuis', 2), ('verliefd', 2), ('weerbaar', 6), ('kokkie', 6), ('hallo', 1), ('squaw', 2), ('juf', 2), ('melkmeisje', 1), ('vlaams', 1), ('gezelsohap', 1), ('nini', 1), ('//het', 2), ("dick's", 1), ('zionist', 3), ('doodbedaard', 1), ('manlief', 2), ('vrouwlief', 1), ('medeminnaar', 1), ('kuchen', 1), ('kus', 2), ('vlaamsen', 1), ('omhelzen', 2), ('onmin', 1), ('hoveling', 1), ('dienstmaagd', 1), ('oogenbli', 1), ('gryce', 1), ('lieveling', 1), ('guest', 2), ('scheik', 1), ('campagna', 1), ('vaarwel', 3), ('lorrimer', 1), ('vorstengeslacht', 1), ('mama', 1), ('wees', 1), ('ordway', 2), ('edelen', 1), ('zoenen', 1), ('silas', 1), ('beteekenisvol', 1), ('vergeef', 1), ('praatgraag', 1), ('loek', 1), ('trouwbelofte', 1), ('aanzoek', 1), ('ontroostbaar', 1)</text:p>
          </table:table-cell>
          <table:table-cell table:style-name="ce1" office:value-type="string" calcext:value-type="string">
            <text:p>prospectus, vriend, ontmoeten, groenteboer, minnaar, jiier, pres., familiair, doodkalm, thuis, halfluid, opzoeken, meemaken, vreemdelinge, weerzien, dokteres, metgezel, meid, nonna, papa, weekblad, goedendag, neem, troon, aangekomene, poes, compagnon, berucht, koningshuis, verliefd, weerbaar, kokkie, hallo, squaw, juf, melkmeisje, vlaams, gezelsohap, nini, //het, dick's, zionist, doodbedaard, manlief, vrouwlief, medeminnaar, kuchen, kus, vlaamsen, omhelzen, onmin, hoveling, dienstmaagd, oogenbli, gryce, lieveling, guest, scheik, campagna, vaarwel, lorrimer, vorstengeslacht, mama, wees, ordway, edelen, zoenen, silas, beteekenisvol, vergeef, praatgraag, loek, trouwbelofte, aanzoek, ontroostbaar</text:p>
          </table:table-cell>
          <table:table-cell table:number-columns-repeated="101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2015" calcext:value-type="float">
            <text:p>342015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0.217977528089888" calcext:value-type="float">
            <text:p>0.217977528089888</text:p>
          </table:table-cell>
          <table:table-cell table:style-name="ce2" office:value-type="float" office:value="0.00459892359632208" calcext:value-type="float">
            <text:p>0.004598923596322</text:p>
          </table:table-cell>
          <table:table-cell table:style-name="ce2" office:value-type="float" office:value="0.735955056179775" calcext:value-type="float">
            <text:p>0.735955056179775</text:p>
          </table:table-cell>
          <table:table-cell table:style-name="ce2" office:value-type="float" office:value="0.990562396203962" calcext:value-type="float">
            <text:p>0.990562396203962</text:p>
          </table:table-cell>
          <table:table-cell table:style-name="ce2" office:value-type="float" office:value="0.0460674157303371" calcext:value-type="float">
            <text:p>0.046067415730337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dwergen(2), neger(11), achtergrond(74), bediende(6), moslim(39), meesterknecht(1), negerrijk(4), slaven(9), indo(3), stam(2), inboorling(6), primitief(8), indische(3), homo(6), aziatisch(41), koelie(6), traditionele(42), dwerggroei(13), ontdekken(8), marron(19), afgod(7), medicijnmannen(1), afkomst(10), indisch(2), bosneger(4), aapman(5), hottentotten(4), jakarta(1), gemengd(21), knecht(7), queer(1), zwartje(5), inlander(5), dwerg(9), historisch(34), pygmee(9), kaffer(10), wild(4), halfbloed(7), zigeuner(9), zigeuners(3), inheemse(3), bedienden(2), inheems(21), indo-europeaan(29), eskimo(6), inboorlingen(3), volbloed(4), kokkie(9), mulat(11), islamiet(6), dwergeu(1), mongool(12), slavenhandel(1), pages(1), gekleurde(2), boesman(5), negerslaven(10), marrons(8), metis(5), exotisch(9), barbaar(6), slaaf(7), zigeunermuziek(3), tovenaar(5), kaukasisch(7), mesties(7), negers(2), misvormden(6), koppensneller(4), blank(14), slavenschip(4), medicijnman(11), marron'(1), stamhoofd(1), page(7), onbeschaafd(7), kwinti(1), onbeschaafdheid(1), barbaarschheid(1), indiaan(7), negervrees(1), mulattin(1), traditioneel(8), hottentot(7), baboe(10), gekleurd(4), berber(6), birma(1), barbaarsche(1), ras(4), negercultuur(3), handicap(5), eskimo's(6), stammen(1), koppensnellers(3), wereldhistorische(2), moslimscho(1), westers(2), knechts(1), wilde(3), afgodendienst(1), berberoorlog(1), koelied(1), roots(3), liitlepage(1), halfbloedjes(1), moslims(7), volbloedpaard(1), galeislaven(1), koelies(3), zimbabwecultuur(1), homogeen(1), lilliputter(5), indo-europeaans(1), indiaansch(1), historische(4), grootst(1), inheemsche(1), muzelman(4), mulatten(1), bosnegers(1), verraste(1), etniciteit(1), lesbisch(1), barbaren(8), moor(4), afstammelingen(1), moordenaar(1), helmlna'marron(2), inuit(3), mongoolsche(2), inheemsen(1), dienstknecht(1), groothistorische(1), barbaar'sche(1), eskimoverhalen(1), moor'en(1), blanka(1), muzelmannen(1), moord(1), aboriginal(2), aziatischen(1), aziatische(4), inlandsche(2), jachtwild(1), rassen(1), inheems'che(2), kaffers(3), traditionele'(1), indischen(1), mengras(2), gay(1), dwergjes(1), moslimsche(1), inheemsch(1), winkelknechten(1), berbers(1), praehistorische(1), islamieten(1), blanke(2), inlanders(2), batavia(1), zimbabwe(1), handicapper(1)</text:p>
          </table:table-cell>
          <table:table-cell table:style-name="ce2" office:value-type="string" calcext:value-type="string">
            <text:p>('omhangen', 1), ('kleurig', 7), ('staan', 292), ('verbranden', 8), ('lopen', 43), ('naast', 59), ('rij', 22), ('hinken', 2), ('rechts', 8), ('dicht', 33), ('zitten', 83), ('rennen', 12), ('sprong', 4), ('gang', 20), ('opengaan', 2), ('midden', 47), ('achterdeur', 1), ('buur', 9), ('redden', 28), ('verdrinken', 7), ('klimmen', 5), ('springen', 13), ('verhevenheid', 2), ('draaien', 8), ('afdalen', 3), ('sierlijk', 5), ('deur', 35), ('overblijfsel', 13), ('pronken', 3), ('embleem', 2), ('vlammen', 3), ('gestyleeren', 1), ('neerlaten', 1), ('gloeienden', 1), ('verwoesten', 6), ('betreden', 7), ('vuur', 22), ('gereed', 7), ("door't", 1), ('buurman', 2), ('smaakvol', 2), ('kerkdeur', 1), ('middenin', 1), ('levensgeest', 1), ('afsteken', 7), ('vlak', 16), ('snoeperig', 2), ('decoratie', 1), ('reddingswerk', 1), ('explosie', 1), ('torenklok', 1), ('doorkruisen', 3), ('vlag', 13), ('uitzetten', 1), ('binnenlaten', 1), ('galop', 2), ('beeldhouwen', 3), ('tronen', 3), ('klok', 2), ('redder', 3), ('stofferen', 1), ('afzetting', 1), ('kleederdracht', 3), ('versiering', 5), ('houtsnijwerk', 1), ('terugweg', 4), ('wapperen', 6), ('tooien', 8), ('fluk', 2), ('open', 26), ('hierhe', 2), ('duwen', 3), ('stoffeering', 1), ('miniatuur', 5), ('loopen', 16), ('versieren', 18), ('veelkleurig', 3), ('voorover', 2), ('ontploffing', 3), ('versie', 1), ('neerzetten', 2), ('uitspannen', 1), ('nederzetten', 1), ('constructie', 2), ('drempel', 6), ('doodvriezen', 1), ('redding', 6), ('links', 7), ('huisbel', 1), ('klauteren', 2), ('link', 2), ('bollenveld', 1), ('kleurrijk', 1), ('uitsteken', 4), ('dichtbij', 3), ('voetstap', 2), ('kruipen', 9), ('bloemwerk', 1), ('pyramiden', 1), ('karavaan', 4), ('landschap', 7), ('afzakken', 2), ('modelleren', 1), ('verongelukken', 2), ('staanden', 1), ('voorbijganger', 1), ('geleider', 1), ('glijden', 5), ('stoten', 4), ('puinhoop', 1), ('onveilig', 2), ('volksdracht', 2), ('jungle', 2), ('herscheppen', 2), ('schild', 4), ('oord', 4), ('schichtig', 2), ('vooraan', 3), ('trede', 2), ('muildier', 2), ('zig-zag', 1), ('beklimmen', 3), ('verdronk', 1), ('omkomen', 4), ('omgekomenen', 1), ('toren', 1), ('torens', 2), ('medevoeren', 1), ('uitrichten', 2), ('levensgevaar', 1), ('ornament', 3), ('misstap', 2), ('mummie', 1), ('voorbijsnellen', 1), ('flankeren', 3), ('verschuilen', 3), ('hol', 7), ('sluipen', 3), ('prijken', 3), ('woestijn', 7), ('onderaardsch', 1), ('luster', 1), ('verlicht', 3), ('hurken', 1), ('pardoe', 1), ('afvuren', 1), ('verwijderen', 14), ('gewelf', 2), ('platform', 1), ('achteraan', 1), ('ontvolken', 1), ('huisbewoner', 1), ('harem', 4), ('uitgedoscht', 1), ('tuig', 6), ('uithangen', 1), ('zindelijk', 2), ('vlaggen', 1), ('jachten', 1), ('loopeu', 1), ('afbrengen', 1), ('stoud', 1), ('wildernis', 2), ('vakwerk', 1), ('klotsen', 1), ('slede', 2), ('samenpakken', 1), ('meevoeren', 1), ('regelrecht', 1), ('tuimelen', 1), ('gereedheid', 1), ('oerwoud', 4), ('stadsplein', 1), ('illuminatie', 1), ('omdraaien', 3), ('dakloos', 1), ('imitatie', 3), ('draai', 3), ('.weg', 1), ('driekleur', 1), ('verlichten', 3), ('construeeren', 1), ('ongedeerd', 2), ('hollen', 1), ('banen', 1), ('klederdracht', 1), ('neerstorten', 1), ('dorisch', 1), ('sieren', 2), ('openrukken', 1), ('onderweg', 3), ('beschilderen', 3), ('ontsluiten', 1), ('afjagen', 1), ('grot', 1), ('torenspits', 2), ('jaartal', 1), ('zittend', 1), ('venetiaansch', 1), ('ophalen', 1), ('gobelin', 1), ('relief', 1), ('drenkeling', 2), ('wandversiering', 1), ('geruischloos', 1), ('omge', 1), ('verren', 1), ('galopperen', 1), ('zwenken', 1), ('vermiste', 2), ('alarm', 2), ('scherm', 1), ('draven', 2), ('onherbergzaam', 1), ('onraad', 2), ('plons', 1), ('bliksemstraal', 1), ('bouwval', 1), ('geloop', 1), ('stemmig', 2), ('bengaalsch', 1), ('toevluchtsoord', 2), ('ossenwagen', 1), ('stilstaan', 1), ('eindweeg', 2), ('draagbaar', 1), ('ontploffen', 2), ('polychromeren', 2), ('minaret', 1), ('graveren', 1), ('vijgenboom', 1), ('elegant', 1), ('pagode', 1), ('kinderlij', 1), ('alarmeeren', 1), ('grendel', 1), ('silhouet', 1), ('deuropening', 1)</text:p>
          </table:table-cell>
          <table:table-cell table:style-name="ce2" office:value-type="string" calcext:value-type="string">
            <text:p>omhangen, kleurig, staan, verbranden, lopen, naast, rij, hinken, rechts, dicht, zitten, rennen, sprong, gang, opengaan, midden, achterdeur, buur, redden, verdrinken, klimmen, springen, verhevenheid, draaien, afdalen, sierlijk, deur, overblijfsel, pronken, embleem, vlammen, gestyleeren, neerlaten, gloeienden, verwoesten, betreden, vuur, gereed, door't, buurman, smaakvol, kerkdeur, middenin, levensgeest, afsteken, vlak, snoeperig, decoratie, reddingswerk, explosie, torenklok, doorkruisen, vlag, uitzetten, binnenlaten, galop, beeldhouwen, tronen, klok, redder, stofferen, afzetting, kleederdracht, versiering, houtsnijwerk, terugweg, wapperen, tooien, fluk, open, hierhe, duwen, stoffeering, miniatuur, loopen, versieren, veelkleurig, voorover, ontploffing, versie, neerzetten, uitspannen, nederzetten, constructie, drempel, doodvriezen, redding, links, huisbel, klauteren, link, bollenveld, kleurrijk, uitsteken, dichtbij, voetstap, kruipen, bloemwerk, pyramiden, karavaan, landschap, afzakken, modelleren, verongelukken, staanden, voorbijganger, geleider, glijden, stoten, puinhoop, onveilig, volksdracht, jungle, herscheppen, schild, oord, schichtig, vooraan, trede, muildier, zig-zag, beklimmen, verdronk, omkomen, omgekomenen, toren, torens, medevoeren, uitrichten, levensgevaar, ornament, misstap, mummie, voorbijsnellen, flankeren, verschuilen, hol, sluipen, prijken, woestijn, onderaardsch, luster, verlicht, hurken, pardoe, afvuren, verwijderen, gewelf, platform, achteraan, ontvolken, huisbewoner, harem, uitgedoscht, tuig, uithangen, zindelijk, vlaggen, jachten, loopeu, afbrengen, stoud, wildernis, vakwerk, klotsen, slede, samenpakken, meevoeren, regelrecht, tuimelen, gereedheid, oerwoud, stadsplein, illuminatie, omdraaien, dakloos, imitatie, draai, .weg, driekleur, verlichten, construeeren, ongedeerd, hollen, banen, klederdracht, neerstorten, dorisch, sieren, openrukken, onderweg, beschilderen, ontsluiten, afjagen, grot, torenspits, jaartal, zittend, venetiaansch, ophalen, gobelin, relief, drenkeling, wandversiering, geruischloos, omge, verren, galopperen, zwenken, vermiste, alarm, scherm, draven, onherbergzaam, onraad, plons, bliksemstraal, bouwval, geloop, stemmig, bengaalsch, toevluchtsoord, ossenwagen, stilstaan, eindweeg, draagbaar, ontploffen, polychromeren, minaret, graveren, vijgenboom, elegant, pagode, kinderlij, alarmeeren, grendel, silhouet, deuropening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hviours</text:p>
          </table:table-cell>
          <table:table-cell table:style-name="ce1" office:value-type="float" office:value="341670" calcext:value-type="float">
            <text:p>341670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0.219367588932806" calcext:value-type="float">
            <text:p>0.219367588932806</text:p>
          </table:table-cell>
          <table:table-cell table:style-name="ce1" office:value-type="float" office:value="0.0215610559141749" calcext:value-type="float">
            <text:p>0.021561055914175</text:p>
          </table:table-cell>
          <table:table-cell table:style-name="ce1" office:value-type="float" office:value="0.723320158102767" calcext:value-type="float">
            <text:p>0.723320158102767</text:p>
          </table:table-cell>
          <table:table-cell table:style-name="ce1" office:value-type="float" office:value="0.99278454103283" calcext:value-type="float">
            <text:p>0.99278454103283</text:p>
          </table:table-cell>
          <table:table-cell table:style-name="ce1" office:value-type="float" office:value="0.0573122529644269" calcext:value-type="float">
            <text:p>0.05731225296442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neger(8), moslim(30), slaven(9), traditionele(22), meesterknecht(1), indo(4), stam(2), moslimsche(2), aziatisch(26), mesties(5), negerslaven(10), queer(1), islamiet(7), rassen(2), negerrijk(4), slaaf(10), achtergrond(28), marron(12), afgod(7), historischen(2), ontdekken(7), stamgenooten(1), zigeuners(2), hottentot(5), wilde(3), wild(2), lilliputter(8), kaffer(4), zigeuner(3), medicijnman(7), lesbisch(3), halfbloed(3), inlander(2), eskimo(2), volbloed(3), indo-europeaan(18), barbaren(9), inboorling(5), historisch(18), gekleurde(3), inheems(15), baboe(2), aziatische(6), inheemsche(4), historische(3), exotisch(6), zigeunermuziek(3), onbeschaafd(6), tovenaar(3), homo(5), schildersknecht(1), negers(2), misvormden(3), negercultuur(1), slavenschip(5), marron'(1), barbaar(7), primitief(3), gemengd(11), barbaarschheid(1), indiaan(1), ras(4), mengras(3), moor(3), gemengde(2), barbaarsche(1), marrons(2), volkstammen(1), kaffers(2), stammen(2), afkomst(4), traditioneel(3), bediende(3), pygmee(7), rassenhaat(1), afgodendienst(2), moslimscho(1), dienstknechts(1), negerin(1), zwartje(3), knecht(2), k'mesties(2), roots(1), zimbabwecultuur(2), page(3), mongoolse(2), wereldmoord(1), kafferhoofdman(1), lilliputters(1), indolonten(1), koelie(4), grootst(1), eskimo's(2), exotische(1), kokkie(3), moslims(4), kaukasisch(3), indische(1), mulat(2), aapman(1), dwerg(2), mongool(3), dienstknecht(1), groothistorische(1), barbaar'sche(1), inuit(1), hottentottenstam(1), aboriginal(2), aziatischen(1), gekleurd(2), inlandsche(2), berber(2), inheemse(2), koppensneller(1), indiaans(1), lesbische(1), blank(2), muzelman(2), moslimsoh(1), volbloedras(1), metis(1), dwergen(1), blanke(1)</text:p>
          </table:table-cell>
          <table:table-cell table:style-name="ce1" office:value-type="string" calcext:value-type="string">
            <text:p>('vergeten', 40), ('onverschillig', 8), ('leer', 32), ('verdrukking', 4), ('opkomen', 12), ('leugenachtig', 1), ('verrader', 2), ('gewillig', 3), ('bres', 3), ('omgaan', 7), ('voorvechter', 2), ('waard', 19), ('beleedigt', 1), ('lankmoedig', 1), ('machtig', 34), ('beetje', 18), ('eerlijk', 13), ('wereld', 78), ('zelfverheerlijking', 1), ('verwijten', 2), ('slaven', 25), ('belooven', 1), ('verwerven', 13), ('bekennen', 6), ('berispen', 1), ('juk', 5), ('anti-semitisme', 3), ('ontstemmen', 1), ('godsdien', 1), ('verdrukken', 2), ('hooghartig', 1), ('creatuur', 3), ('dwaasheid', 7), ('wreedheid', 6), ('slavernij', 10), ('loyauteit', 1), ('groot-nederlandsch', 1), ('onverdraagzaam', 4), ('ergens', 8), ('gehoorzamen', 8), ('despoot', 5), ('toornen', 2), ('vaderlandslievende', 1), ('belasteren', 1), ('jegens', 5), ('beschimping', 1), ('redeneer', 1), ('kortzichtig', 2), ('onbescheidenheid', 1), ('vergoelijken', 1), ('gehoorzaamheid', 4), ('volks', 4), ('verdraaien', 2), ('ongeloovig', 7), ('wereldgeschiedenis', 1), ('niert', 1), ('geweldenarij', 1), ('recalcitrant', 1), ('geduldig', 3), ('catholicisme', 1), ('verontschuldiging', 1), ('vastbeslotenheid', 1), ('nmar', 1), ('verleid', 1), ('onbeschroomd', 1), ('onkiesch', 1), ('uitlekken', 2), ('dwaas', 5), ('stoutweg', 2), ('kieskeurig', 2), ('onzinnig', 2), ('verstandig', 10), ('strijder', 2), ('ophitsen', 1), ('wraakgierig', 1), ('overweldigen', 8), ('verdraagzaam', 1), ('overweldig', 1), ('machtswellust', 1), ('overheerscher', 2), ('logika', 1), ('beseff', 1), ('uitvlucht', 2), ('ignobel', 1), ('isme', 2), ('gewaagd', 1), ('hervormer', 3), ('onbehoorlijk', 2), ('geweten', 3), ('inpalmen', 1), ('theoreticus', 1), ('kinderachtig', 1), ('wordenl', 1), ('beschamen', 1), ('drogreden', 1), ('lasteraar', 1), ('lastering', 1), ('voorwendsel', 3), ('bezondigen', 1), ('afrekenen', 1), ('dweper', 2), ('inscherpen', 1), ('verongelijkte', 1), ('veront', 1), ('proefkonijn', 1), ('calvinistisch', 3), ('leugen', 5), ('waardering', 1), ('betitelen', 4), ('barbarisme', 2), ('bedriegen', 3), ('belachelijk', 2), ('hatelijkheid', 1), ('strijdlustig', 1), ('spijt', 3), ('onverdraagzaamheid', 1), ('list', 2), ('gruwel', 7), ('schyn', 2), ('ijveraar', 3), ('naar', 1), ('luchthartig', 1), ('kuituur', 2), ('slavin', 3), ('duisterling', 1), ('uitdagen', 1), ('onderworpenheid', 2), ('blijk', 2), ('bespottelijk', 2), ('strijdvaardig', 1), ('onbeschaamd', 1), ('staatsleer', 1), ('weerstaan', 1), ('tolerantie', 1), ('antipathiek', 1), ('vrijmetselarij', 1), ('verzinnen', 2), ("were'd", 1), ('welgezind', 1), ('mohammedanisme', 1), ('zovele', 1), ('broederlijk', 1), ('gehate', 4), ('cynisch', 1), ('onwillig', 1), ('patriotisch', 1), ('uittarten', 1), ('verloochenen', 2), ('demagogisch', 1), ('gemeene', 2), ('afrikaans', 1), ('chauvinisme', 1), ('afzweren', 1), ('heeleinaal', 1), ('individualisme', 1), ('slavenjuk', 1), ('waagstuk', 2), ('medestrijder', 1), ('bemoeizucht', 1), ('lijfeigenschap', 1), ('blameren', 1), ('studentenwereld', 1), ('dwaze', 1), ('minacht', 1), ('geringschatten', 1), ('onbekeerd', 1), ('schijnt', 1), ('inblazing', 1), ('waarachtig', 1), ('verloochening', 2), ('terwille', 1), ('revolutiejaar', 1), ('hatelijk', 1), ('kaste', 1), ('vrijmetselaar', 1), ('egoist', 1), ('proseliet', 1), ('gedragen', 1), ('wereldtooneel', 1), ('dweeper', 1), ('overwint', 1)</text:p>
          </table:table-cell>
          <table:table-cell table:style-name="ce1" office:value-type="string" calcext:value-type="string">
            <text:p>vergeten, onverschillig, leer, verdrukking, opkomen, leugenachtig, verrader, gewillig, bres, omgaan, voorvechter, waard, beleedigt, lankmoedig, machtig, beetje, eerlijk, wereld, zelfverheerlijking, verwijten, slaven, belooven, verwerven, bekennen, berispen, juk, anti-semitisme, ontstemmen, godsdien, verdrukken, hooghartig, creatuur, dwaasheid, wreedheid, slavernij, loyauteit, groot-nederlandsch, onverdraagzaam, ergens, gehoorzamen, despoot, toornen, vaderlandslievende, belasteren, jegens, beschimping, redeneer, kortzichtig, onbescheidenheid, vergoelijken, gehoorzaamheid, volks, verdraaien, ongeloovig, wereldgeschiedenis, niert, geweldenarij, recalcitrant, geduldig, catholicisme, verontschuldiging, vastbeslotenheid, nmar, verleid, onbeschroomd, onkiesch, uitlekken, dwaas, stoutweg, kieskeurig, onzinnig, verstandig, strijder, ophitsen, wraakgierig, overweldigen, verdraagzaam, overweldig, machtswellust, overheerscher, logika, beseff, uitvlucht, ignobel, isme, gewaagd, hervormer, onbehoorlijk, geweten, inpalmen, theoreticus, kinderachtig, wordenl, beschamen, drogreden, lasteraar, lastering, voorwendsel, bezondigen, afrekenen, dweper, inscherpen, verongelijkte, veront, proefkonijn, calvinistisch, leugen, waardering, betitelen, barbarisme, bedriegen, belachelijk, hatelijkheid, strijdlustig, spijt, onverdraagzaamheid, list, gruwel, schyn, ijveraar, naar, luchthartig, kuituur, slavin, duisterling, uitdagen, onderworpenheid, blijk, bespottelijk, strijdvaardig, onbeschaamd, staatsleer, weerstaan, tolerantie, antipathiek, vrijmetselarij, verzinnen, were'd, welgezind, mohammedanisme, zovele, broederlijk, gehate, cynisch, onwillig, patriotisch, uittarten, verloochenen, demagogisch, gemeene, afrikaans, chauvinisme, afzweren, heeleinaal, individualisme, slavenjuk, waagstuk, medestrijder, bemoeizucht, lijfeigenschap, blameren, studentenwereld, dwaze, minacht, geringschatten, onbekeerd, schijnt, inblazing, waarachtig, verloochening, terwille, revolutiejaar, hatelijk, kaste, vrijmetselaar, egoist, proseliet, gedragen, wereldtooneel, dweeper, overwint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8870" calcext:value-type="float">
            <text:p>338870</text:p>
          </table:table-cell>
          <table:table-cell office:value-type="float" office:value="41" calcext:value-type="float">
            <text:p>41</text:p>
          </table:table-cell>
          <table:table-cell office:value-type="float" office:value="0.219512195121951" calcext:value-type="float">
            <text:p>0.219512195121951</text:p>
          </table:table-cell>
          <table:table-cell office:value-type="float" office:value="0.330688385087735" calcext:value-type="float">
            <text:p>0.330688385087735</text:p>
          </table:table-cell>
          <table:table-cell office:value-type="float" office:value="0.609756097560976" calcext:value-type="float">
            <text:p>0.609756097560976</text:p>
          </table:table-cell>
          <table:table-cell office:value-type="float" office:value="0.993205161418497" calcext:value-type="float">
            <text:p>0.993205161418497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slim(4), traditionele(2), k'mesties(2), hottentot(1), dwerggroei(2), neger(1), galeislaven(1), achtergrond(1), inheems(4), barbaar'sche(1), gay(1), moslims(1), dwerg(1), inlandsche(1), mengras(1), koelie(1), inboorlingen(1), page(1), muzelman(1), boesman(1), inheemse(1), bosneger(1), bediende(1), indo-europeaan(1), stam(1), knecht(1), berber(1), metis(1), marron(1), exotisch(1), koppensneller(1), indolonten(1)</text:p>
          </table:table-cell>
          <table:table-cell office:value-type="string" calcext:value-type="string">
            <text:p>('hing', 1), ('ping', 1), ('njo', 1), ('oei', 3), ('gan', 1), ('kie', 1), ('sian', 2), ('lim', 3), ('soe', 4), ('joen', 1), ('han', 3), ('gouw', 2), ('koei', 2), ('tjo', 2), ('lie', 1), ('djie', 2), ('kwan', 1), ('sien', 1), ('nio', 2), ('liem', 1), ('tjon', 1), ('poen', 1), ('pin', 1), ('dey', 1), ('bab', 1), ('sin', 1), ('sing', 1)</text:p>
          </table:table-cell>
          <table:table-cell office:value-type="string" calcext:value-type="string">
            <text:p>hing, ping, njo, oei, gan, kie, sian, lim, soe, joen, han, gouw, koei, tjo, lie, djie, kwan, sien, nio, liem, tjon, poen, pin, dey, bab, sin, sing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41564" calcext:value-type="float">
            <text:p>341564</text:p>
          </table:table-cell>
          <table:table-cell office:value-type="float" office:value="22" calcext:value-type="float">
            <text:p>22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0.0916959499796103" calcext:value-type="float">
            <text:p>0.09169594997961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994693062665611" calcext:value-type="float">
            <text:p>0.994693062665611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rrons(3), aziatisch(3), inlander(1), kaukasisch(1), ras(1), indiaan(1), zwartje(1), tovenaar(1), inheems(1), barbarlje(1), homo(1), landbouwersknecht(1), queer(1), inuit(2), etniciteit(1), page(1), traditionele(1)</text:p>
          </table:table-cell>
          <table:table-cell office:value-type="string" calcext:value-type="string">
            <text:p>('beek', 4), ('rijen', 1), ('frissen', 1), ('vissers', 1), ('broos', 3), ('provisioneel', 1), ('brede', 1), ('not.', 1), ('achtmaal', 1), ('ketelaars', 1), ('denderen', 1), ('eozendaal', 1), ('middelaar', 1), ('moors', 1), ('kallen', 2), ('nunen', 1), ('schonk', 1)</text:p>
          </table:table-cell>
          <table:table-cell office:value-type="string" calcext:value-type="string">
            <text:p>beek, rijen, frissen, vissers, broos, provisioneel, brede, not., achtmaal, ketelaars, denderen, eozendaal, middelaar, moors, kallen, nunen, schonk</text:p>
          </table:table-cell>
          <table:table-cell table:number-columns-repeated="1012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341813" calcext:value-type="float">
            <text:p>34181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0.338028169014084" calcext:value-type="float">
            <text:p>0.338028169014084</text:p>
          </table:table-cell>
          <table:table-cell table:style-name="ce2" office:value-type="float" office:value="0.00132911087985601" calcext:value-type="float">
            <text:p>0.001329110879856</text:p>
          </table:table-cell>
          <table:table-cell table:style-name="ce2" office:value-type="float" office:value="0.619718309859155" calcext:value-type="float">
            <text:p>0.619718309859155</text:p>
          </table:table-cell>
          <table:table-cell table:style-name="ce2" office:value-type="float" office:value="0.998474755168" calcext:value-type="float">
            <text:p>0.998474755168</text:p>
          </table:table-cell>
          <table:table-cell table:style-name="ce2" office:value-type="float" office:value="0.0422535211267606" calcext:value-type="float">
            <text:p>0.04225352112676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arbaren(2), ras(1), baboe(1), traditionele(3), historisch(3), marron(5), aziatisch(2), achtergrond(4), gemengd(3), homo(1), stam(2), bediende(1), pygmee(1), galeislaven(1), lilliputter(1), negerslaven(3), kwinti(1), mesties(3), gekleurd(1), onbeschaafd(2), historische(1), exotisch(1), roots(1), indo-europeaan(2), koelie(1), negers(1), kokkie(1), berber(1), metis(1), kaukasisch(1), slavenschip(2), knechts(1), bosneger(3), queer(1), inheems(1), indiaan(1), mulat(3), zwartje(2), mongool(1), dwergen(1), afkomst(1), volbloed(1), misvormden(1)</text:p>
          </table:table-cell>
          <table:table-cell table:style-name="ce2" office:value-type="string" calcext:value-type="string">
            <text:p>('regentes', 6), ('madame', 1), ('lodewijk', 2), ('karel', 6), ('libretto', 1), ('madam', 1), ('hollywood', 1), ('eberhard', 1), ('mina', 5), ('mirabeau', 2), ('nederlanden', 1), ('coba', 1), ('brentano', 1), ('negerhut', 2), ('konin-', 1), ('blanch', 1), ('novellist', 2), ('frans', 6), ('upsala', 1), ('tine', 1), ('tagore', 1), ('bergson', 1), ('michaelis', 1), ("zola's", 1), ('toontje', 1), ('helmut', 1), ('myra', 1), ('selma', 1), ('lodewyk', 1), ('leroy-beaulieu', 1), ('chesterton', 1), ('havard', 1), ('h.m', 1), ('kipling', 1), ('rudyard', 1), ('veuillot', 1), ('joop', 2), ('raoul', 1), ('karei', 1), ('bram', 1), ('koningin-moeder', 1), ('virchow', 1), ('tijs', 1), ('introduceren', 1), ('loo', 1), ('bodewijk', 1), ('cicero', 1), ('rosamunde', 1), ('filmster', 1), ('filips', 1), ('dumas', 1), ('gelre', 1), ('rafael', 1)</text:p>
          </table:table-cell>
          <table:table-cell table:style-name="ce2" office:value-type="string" calcext:value-type="string">
            <text:p>regentes, madame, lodewijk, karel, libretto, madam, hollywood, eberhard, mina, mirabeau, nederlanden, coba, brentano, negerhut, konin-, blanch, novellist, frans, upsala, tine, tagore, bergson, michaelis, zola's, toontje, helmut, myra, selma, lodewyk, leroy-beaulieu, chesterton, havard, h.m, kipling, rudyard, veuillot, joop, raoul, karei, bram, koningin-moeder, virchow, tijs, introduceren, loo, bodewijk, cicero, rosamunde, filmster, filips, dumas, gelre, rafae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motional states</text:p>
          </table:table-cell>
          <table:table-cell table:style-name="ce1" office:value-type="float" office:value="341764" calcext:value-type="float">
            <text:p>341764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0.266435986159169" calcext:value-type="float">
            <text:p>0.266435986159169</text:p>
          </table:table-cell>
          <table:table-cell table:style-name="ce1" office:value-type="float" office:value="0.000297037002783736" calcext:value-type="float">
            <text:p>0.000297037002784</text:p>
          </table:table-cell>
          <table:table-cell table:style-name="ce1" office:value-type="float" office:value="0.692041522491349" calcext:value-type="float">
            <text:p>0.692041522491349</text:p>
          </table:table-cell>
          <table:table-cell table:style-name="ce1" office:value-type="float" office:value="0.998956627853051" calcext:value-type="float">
            <text:p>0.998956627853051</text:p>
          </table:table-cell>
          <table:table-cell table:style-name="ce1" office:value-type="float" office:value="0.041522491349481" calcext:value-type="float">
            <text:p>0.04152249134948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halfbloed(5), neger(3), traditionele(6), moortje(1), traditioneel(2), boesmanbanelen(1), lilliputter(6), aziatisch(7), historisch(14), slaven(2), queer(1), negerrijk(1), mengras(3), mulat(3), stam(1), stammen(1), kokkie(1), zwartje(8), kaffers(1), onbeschaafd(3), pygmee(5), ontdekken(4), muzelman(2), achtergrond(20), exotisch(1), moslimsohe(1), indische(1), knecht(3), gekleurd(1), eskimo's(1), slaaf(6), inheemsche(2), marron(4), ras(2), mesties(3), aapman(2), gemengd(7), hottentot(4), afkomst(6), bosneger(1), afgodsbeeldje(1), afgod(5), koppensneller(2), barbaren(3), mongool(3), tovenaar(1), lesbisch(2), indone(1), indo-europeaan(11), inboorling(1), marrons(2), moslim(13), berberoorlog(1), bedienden(2), medicijnman(4), roots(4), gay(1), dwergjes(1), homo(3), baboe(2), barbaar(5), wild(2), inheems'che(1), slavenschip(1), zigeunermuziek(2), halfbloedjes(1), dwergeu(1), koelie(1), inheems(3), barbarlje(2), blank(2), moslimsche(1), indiaan(2), kaffer(1), inuit(2), negerslaven(4), roma(1), koppensnellers(2), misvormden(5), metis'nachts(1), eskimo(3), zigeuner(3), aziatische(1), koelies(1), indo(2), historische(2), verwilderd(1), praehistorische(1), page(2), lilliputters(1), primitief(1), kaukasisch(1), moor(3), muzelmannen(1), gekleurde(1), negers(1), metis(1), negercultuur(1), blanke(2), zimbabwe(1), indo's(1), barbaarschheid(1), dwergen(1), zigeuners(1), muzelman'(1), moslims(2), mulattin(1), aboriginal(1), mulatten(1)</text:p>
          </table:table-cell>
          <table:table-cell table:style-name="ce1" office:value-type="string" calcext:value-type="string">
            <text:p>('bozen', 1), ('christen', 35), ('knikken', 3), ('verhaal', 29), ('opstaan', 6), ('wijf', 1), ('scherts', 5), ('knipoog', 2), ('verlegen', 4), ('toon', 19), ('lief', 17), ('bid', 1), ('beheksen', 1), ('wrevelig', 1), ('blz.', 5), ('vergiffenis', 1), ('aristocraat', 1), ('argeloos', 1), ('gebaar', 5), ('ongemakkelijk', 1), ('strijdmakker', 1), ('zuid-nederland', 1), ('help', 4), ('vaderland', 17), ('zwartje', 5), ('egil', 1), ('fronsen', 2), ('zuchten', 4), ('gewaardigen', 1), ('jood', 11), ('poos', 4), ('knorrig', 1), ('uiets', 1), ('glimlachen', 8), ('vriendelijk', 7), ('opluchten', 1), ('nann', 1), ('spotten', 2), ('scepter', 3), ('vervelen', 1), ('fluisteren', 4), ('.zij', 1), ('hiaar', 1), ('brommen', 2), ('wildvreemd', 1), ('heengaan', 8), ('pappot', 2), ('troosten', 2), ('meisje-', 1), ('stelt', 1), ('smeken', 3), ('vizier', 2), ('heimelijk', 3), ('calvinist', 1), ('onderwijl', 1), ('vleien', 2), ('onwillekeurig', 4), ('lamme', 1), ('klagend', 1), ('keuvelen', 2), ('parmantig', 3), ('vergenoegen', 2), ('ongekroonde', 1), ('spoken', 2), ('grinniken', 1), ('pakkie', 1), ('hoeder', 1), ('bpel', 1), ('struikroover', 1), ('henl', 3), ('minzaam', 2), ('nikker', 1), ('vlaanderenland', 1), ('rommel', 2), ('afluisteren', 1), ('fideel', 1), ('bedeesd', 1), ('meerl', 1), ('kindsch', 1), ('eigenwij', 2), ('verwaardigen', 1), ('ondertusschen', 2), ('eerbiediglijk', 1), ('buiging', 1), ('gebieder', 1), ('niij', 1), ('verstoppertje', 1), ('verbouwereerd', 1), ('gevleid', 3), ('aangesprokene', 1), ('vent', 2), ('stamtafel', 1), ('bochel', 1), ('tovenaar', 1), ('bijdehand', 1), ('gekrabbel', 1), ('quasi', 1), ('neerbuigend', 1), ('aanhalig', 1), ('werktuigelijk', 1), ('arme', 1), ('tusschenbeien', 1), ('schuchter', 2), ('babbel', 1), ('galant', 1), ('flappen', 1), ('hoofdschudden', 1), ('vriendelgk', 1), ('wapenbroeder', 1)</text:p>
          </table:table-cell>
          <table:table-cell table:style-name="ce1" office:value-type="string" calcext:value-type="string">
            <text:p>bozen, christen, knikken, verhaal, opstaan, wijf, scherts, knipoog, verlegen, toon, lief, bid, beheksen, wrevelig, blz., vergiffenis, aristocraat, argeloos, gebaar, ongemakkelijk, strijdmakker, zuid-nederland, help, vaderland, zwartje, egil, fronsen, zuchten, gewaardigen, jood, poos, knorrig, uiets, glimlachen, vriendelijk, opluchten, nann, spotten, scepter, vervelen, fluisteren, .zij, hiaar, brommen, wildvreemd, heengaan, pappot, troosten, meisje-, stelt, smeken, vizier, heimelijk, calvinist, onderwijl, vleien, onwillekeurig, lamme, klagend, keuvelen, parmantig, vergenoegen, ongekroonde, spoken, grinniken, pakkie, hoeder, bpel, struikroover, henl, minzaam, nikker, vlaanderenland, rommel, afluisteren, fideel, bedeesd, meerl, kindsch, eigenwij, verwaardigen, ondertusschen, eerbiediglijk, buiging, gebieder, niij, verstoppertje, verbouwereerd, gevleid, aangesprokene, vent, stamtafel, bochel, tovenaar, bijdehand, gekrabbel, quasi, neerbuigend, aanhalig, werktuigelijk, arme, tusschenbeien, schuchter, babbel, galant, flappen, hoofdschudden, vriendelgk, wapenbroeder</text:p>
          </table:table-cell>
          <table:table-cell table:number-columns-repeated="101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41162" calcext:value-type="float">
            <text:p>34116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357142857142857" calcext:value-type="float">
            <text:p>0.357142857142857</text:p>
          </table:table-cell>
          <table:table-cell table:style-name="ce2" office:value-type="float" office:value="0.0221659457734309" calcext:value-type="float">
            <text:p>0.02216594577343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99541989802825" calcext:value-type="float">
            <text:p>0.999541989802825</text:p>
          </table:table-cell>
          <table:table-cell table:style-name="ce2" office:value-type="float" office:value="0.142857142857143" calcext:value-type="float">
            <text:p>0.14285714285714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arron(4), eskimo(2), kaffers(1), aziatisch(1), homo(1), mulat(1), westers(1), historisch(1), bosnegers(1), misvormden(2), indisch(1), barbaarschheid(1), slaaf(2), barbaar(1), blank(1), barbaren(2), inuit(1), metis(1), mesties(1), afgodsbeeldje(1), achtergrond(1)</text:p>
          </table:table-cell>
          <table:table-cell table:style-name="ce2" office:value-type="string" calcext:value-type="string">
            <text:p>('niw', 1), ('dew', 1), ('onr', 1), ('gol', 1), ('ou-', 1), ('omw', 1), ('n--', 1), ('bcl', 1), ('ilj', 2), ('bina', 2), ('muu', 1), ('ilk', 1), ('ije', 1), ('orr', 1), ('i).-', 3), ('rls', 1), ('-as', 1), ('vig', 1), ('lpn', 1), ('tua', 1), ('lro', 1), ('iff', 1), ('k*t', 1), ('iiv', 1), ('s_n', 1), ('lig', 1)</text:p>
          </table:table-cell>
          <table:table-cell table:style-name="ce2" office:value-type="string" calcext:value-type="string">
            <text:p>niw, dew, onr, gol, ou-, omw, n--, bcl, ilj, bina, muu, ilk, ije, orr, i).-, rls, -as, vig, lpn, tua, lro, iff, k*t, iiv, s_n, lig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tats_14.A1:stats_14.L203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14:35:17.769655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1T14:35:52.270330177</dc:date>
    <meta:editing-duration>PT56M45S</meta:editing-duration>
    <meta:editing-cycles>6</meta:editing-cycles>
    <meta:generator>LibreOffice/7.0.4.2$Linux_X86_64 LibreOffice_project/00$Build-2</meta:generator>
    <meta:document-statistic meta:table-count="1" meta:cell-count="2435" meta:object-count="0"/>
  </office:meta>
</office:document-meta>
</file>